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ce_score_results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raTS2021_00607.nii.gz</text:p>
          </table:table-cell>
          <table:table-cell office:value-type="float" office:value="0.797278761863709" calcext:value-type="float">
            <text:p>0.797278761863709</text:p>
          </table:table-cell>
          <table:table-cell office:value-type="float" office:value="0.79833048582077" calcext:value-type="float">
            <text:p>0.79833048582077</text:p>
          </table:table-cell>
          <table:table-cell office:value-type="float" office:value="0.80088210105896" calcext:value-type="float">
            <text:p>0.80088210105896</text:p>
          </table:table-cell>
          <table:table-cell office:value-type="float" office:value="0.802076637744904" calcext:value-type="float">
            <text:p>0.802076637744904</text:p>
          </table:table-cell>
          <table:table-cell office:value-type="float" office:value="0.803809702396393" calcext:value-type="float">
            <text:p>0.803809702396393</text:p>
          </table:table-cell>
          <table:table-cell office:value-type="float" office:value="0.806137979030609" calcext:value-type="float">
            <text:p>0.806137979030609</text:p>
          </table:table-cell>
          <table:table-cell office:value-type="float" office:value="0.805988073348999" calcext:value-type="float">
            <text:p>0.805988073348999</text:p>
          </table:table-cell>
          <table:table-cell office:value-type="float" office:value="0.806271076202393" calcext:value-type="float">
            <text:p>0.806271076202393</text:p>
          </table:table-cell>
          <table:table-cell office:value-type="float" office:value="0.807996690273285" calcext:value-type="float">
            <text:p>0.807996690273285</text:p>
          </table:table-cell>
          <table:table-cell office:value-type="float" office:value="0.80942440032959" calcext:value-type="float">
            <text:p>0.80942440032959</text:p>
          </table:table-cell>
          <table:table-cell office:value-type="float" office:value="0.811059057712555" calcext:value-type="float">
            <text:p>0.811059057712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6.nii.gz</text:p>
          </table:table-cell>
          <table:table-cell office:value-type="float" office:value="0.675516843795776" calcext:value-type="float">
            <text:p>0.675516843795776</text:p>
          </table:table-cell>
          <table:table-cell office:value-type="float" office:value="0.680925607681274" calcext:value-type="float">
            <text:p>0.680925607681274</text:p>
          </table:table-cell>
          <table:table-cell office:value-type="float" office:value="0.68490743637085" calcext:value-type="float">
            <text:p>0.68490743637085</text:p>
          </table:table-cell>
          <table:table-cell office:value-type="float" office:value="0.687921404838562" calcext:value-type="float">
            <text:p>0.687921404838562</text:p>
          </table:table-cell>
          <table:table-cell office:value-type="float" office:value="0.690308392047882" calcext:value-type="float">
            <text:p>0.690308392047882</text:p>
          </table:table-cell>
          <table:table-cell office:value-type="float" office:value="0.695035457611084" calcext:value-type="float">
            <text:p>0.695035457611084</text:p>
          </table:table-cell>
          <table:table-cell office:value-type="float" office:value="0.697681307792664" calcext:value-type="float">
            <text:p>0.697681307792664</text:p>
          </table:table-cell>
          <table:table-cell office:value-type="float" office:value="0.704244136810303" calcext:value-type="float">
            <text:p>0.704244136810303</text:p>
          </table:table-cell>
          <table:table-cell office:value-type="float" office:value="0.70673006772995" calcext:value-type="float">
            <text:p>0.70673006772995</text:p>
          </table:table-cell>
          <table:table-cell office:value-type="float" office:value="0.708760976791382" calcext:value-type="float">
            <text:p>0.708760976791382</text:p>
          </table:table-cell>
          <table:table-cell office:value-type="float" office:value="0.712179839611053" calcext:value-type="float">
            <text:p>0.712179839611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23.nii.gz</text:p>
          </table:table-cell>
          <table:table-cell office:value-type="float" office:value="0.929776728153229" calcext:value-type="float">
            <text:p>0.929776728153229</text:p>
          </table:table-cell>
          <table:table-cell office:value-type="float" office:value="0.93457680940628" calcext:value-type="float">
            <text:p>0.93457680940628</text:p>
          </table:table-cell>
          <table:table-cell office:value-type="float" office:value="0.937345683574676" calcext:value-type="float">
            <text:p>0.937345683574676</text:p>
          </table:table-cell>
          <table:table-cell office:value-type="float" office:value="0.938427865505218" calcext:value-type="float">
            <text:p>0.938427865505218</text:p>
          </table:table-cell>
          <table:table-cell office:value-type="float" office:value="0.938817262649536" calcext:value-type="float">
            <text:p>0.938817262649536</text:p>
          </table:table-cell>
          <table:table-cell office:value-type="float" office:value="0.941972196102142" calcext:value-type="float">
            <text:p>0.941972196102142</text:p>
          </table:table-cell>
          <table:table-cell office:value-type="float" office:value="0.943078815937042" calcext:value-type="float">
            <text:p>0.943078815937042</text:p>
          </table:table-cell>
          <table:table-cell office:value-type="float" office:value="0.943616569042206" calcext:value-type="float">
            <text:p>0.943616569042206</text:p>
          </table:table-cell>
          <table:table-cell office:value-type="float" office:value="0.944800794124603" calcext:value-type="float">
            <text:p>0.944800794124603</text:p>
          </table:table-cell>
          <table:table-cell office:value-type="float" office:value="0.946094274520874" calcext:value-type="float">
            <text:p>0.946094274520874</text:p>
          </table:table-cell>
          <table:table-cell office:value-type="float" office:value="0.947967112064362" calcext:value-type="float">
            <text:p>0.947967112064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03.nii.gz</text:p>
          </table:table-cell>
          <table:table-cell office:value-type="float" office:value="0.933673858642578" calcext:value-type="float">
            <text:p>0.933673858642578</text:p>
          </table:table-cell>
          <table:table-cell office:value-type="float" office:value="0.933597922325134" calcext:value-type="float">
            <text:p>0.933597922325134</text:p>
          </table:table-cell>
          <table:table-cell office:value-type="float" office:value="0.934502482414246" calcext:value-type="float">
            <text:p>0.934502482414246</text:p>
          </table:table-cell>
          <table:table-cell office:value-type="float" office:value="0.934884607791901" calcext:value-type="float">
            <text:p>0.934884607791901</text:p>
          </table:table-cell>
          <table:table-cell office:value-type="float" office:value="0.93604052066803" calcext:value-type="float">
            <text:p>0.93604052066803</text:p>
          </table:table-cell>
          <table:table-cell office:value-type="float" office:value="0.936487972736358" calcext:value-type="float">
            <text:p>0.936487972736358</text:p>
          </table:table-cell>
          <table:table-cell office:value-type="float" office:value="0.936451017856598" calcext:value-type="float">
            <text:p>0.936451017856598</text:p>
          </table:table-cell>
          <table:table-cell office:value-type="float" office:value="0.937466621398926" calcext:value-type="float">
            <text:p>0.937466621398926</text:p>
          </table:table-cell>
          <table:table-cell office:value-type="float" office:value="0.938066601753235" calcext:value-type="float">
            <text:p>0.938066601753235</text:p>
          </table:table-cell>
          <table:table-cell office:value-type="float" office:value="0.938478529453278" calcext:value-type="float">
            <text:p>0.938478529453278</text:p>
          </table:table-cell>
          <table:table-cell office:value-type="float" office:value="0.937142431735992" calcext:value-type="float">
            <text:p>0.937142431735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88.nii.gz</text:p>
          </table:table-cell>
          <table:table-cell office:value-type="float" office:value="0.898159086704254" calcext:value-type="float">
            <text:p>0.898159086704254</text:p>
          </table:table-cell>
          <table:table-cell office:value-type="float" office:value="0.897606253623962" calcext:value-type="float">
            <text:p>0.897606253623962</text:p>
          </table:table-cell>
          <table:table-cell office:value-type="float" office:value="0.898376226425171" calcext:value-type="float">
            <text:p>0.898376226425171</text:p>
          </table:table-cell>
          <table:table-cell office:value-type="float" office:value="0.900456607341766" calcext:value-type="float">
            <text:p>0.900456607341766</text:p>
          </table:table-cell>
          <table:table-cell office:value-type="float" office:value="0.900366306304931" calcext:value-type="float">
            <text:p>0.900366306304931</text:p>
          </table:table-cell>
          <table:table-cell office:value-type="float" office:value="0.901155352592468" calcext:value-type="float">
            <text:p>0.901155352592468</text:p>
          </table:table-cell>
          <table:table-cell office:value-type="float" office:value="0.899963140487671" calcext:value-type="float">
            <text:p>0.899963140487671</text:p>
          </table:table-cell>
          <table:table-cell office:value-type="float" office:value="0.900608539581299" calcext:value-type="float">
            <text:p>0.900608539581299</text:p>
          </table:table-cell>
          <table:table-cell office:value-type="float" office:value="0.899030029773712" calcext:value-type="float">
            <text:p>0.899030029773712</text:p>
          </table:table-cell>
          <table:table-cell office:value-type="float" office:value="0.897898733615875" calcext:value-type="float">
            <text:p>0.897898733615875</text:p>
          </table:table-cell>
          <table:table-cell office:value-type="float" office:value="0.89794784784317" calcext:value-type="float">
            <text:p>0.89794784784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6.nii.gz</text:p>
          </table:table-cell>
          <table:table-cell office:value-type="float" office:value="0.889044761657715" calcext:value-type="float">
            <text:p>0.889044761657715</text:p>
          </table:table-cell>
          <table:table-cell office:value-type="float" office:value="0.894594252109528" calcext:value-type="float">
            <text:p>0.894594252109528</text:p>
          </table:table-cell>
          <table:table-cell office:value-type="float" office:value="0.898233234882355" calcext:value-type="float">
            <text:p>0.898233234882355</text:p>
          </table:table-cell>
          <table:table-cell office:value-type="float" office:value="0.900637269020081" calcext:value-type="float">
            <text:p>0.900637269020081</text:p>
          </table:table-cell>
          <table:table-cell office:value-type="float" office:value="0.90533035993576" calcext:value-type="float">
            <text:p>0.90533035993576</text:p>
          </table:table-cell>
          <table:table-cell office:value-type="float" office:value="0.907138645648956" calcext:value-type="float">
            <text:p>0.907138645648956</text:p>
          </table:table-cell>
          <table:table-cell office:value-type="float" office:value="0.908081293106079" calcext:value-type="float">
            <text:p>0.908081293106079</text:p>
          </table:table-cell>
          <table:table-cell office:value-type="float" office:value="0.910421311855316" calcext:value-type="float">
            <text:p>0.910421311855316</text:p>
          </table:table-cell>
          <table:table-cell office:value-type="float" office:value="0.912255764007568" calcext:value-type="float">
            <text:p>0.912255764007568</text:p>
          </table:table-cell>
          <table:table-cell office:value-type="float" office:value="0.914482295513153" calcext:value-type="float">
            <text:p>0.914482295513153</text:p>
          </table:table-cell>
          <table:table-cell office:value-type="float" office:value="0.914454996585846" calcext:value-type="float">
            <text:p>0.914454996585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99.nii.gz</text:p>
          </table:table-cell>
          <table:table-cell office:value-type="float" office:value="0.860267341136932" calcext:value-type="float">
            <text:p>0.860267341136932</text:p>
          </table:table-cell>
          <table:table-cell office:value-type="float" office:value="0.859626412391663" calcext:value-type="float">
            <text:p>0.859626412391663</text:p>
          </table:table-cell>
          <table:table-cell office:value-type="float" office:value="0.860610067844391" calcext:value-type="float">
            <text:p>0.860610067844391</text:p>
          </table:table-cell>
          <table:table-cell office:value-type="float" office:value="0.861524164676666" calcext:value-type="float">
            <text:p>0.861524164676666</text:p>
          </table:table-cell>
          <table:table-cell office:value-type="float" office:value="0.863493800163269" calcext:value-type="float">
            <text:p>0.863493800163269</text:p>
          </table:table-cell>
          <table:table-cell office:value-type="float" office:value="0.864586174488068" calcext:value-type="float">
            <text:p>0.864586174488068</text:p>
          </table:table-cell>
          <table:table-cell office:value-type="float" office:value="0.865109086036682" calcext:value-type="float">
            <text:p>0.865109086036682</text:p>
          </table:table-cell>
          <table:table-cell office:value-type="float" office:value="0.866193354129791" calcext:value-type="float">
            <text:p>0.866193354129791</text:p>
          </table:table-cell>
          <table:table-cell office:value-type="float" office:value="0.866934478282928" calcext:value-type="float">
            <text:p>0.866934478282928</text:p>
          </table:table-cell>
          <table:table-cell office:value-type="float" office:value="0.866493284702301" calcext:value-type="float">
            <text:p>0.866493284702301</text:p>
          </table:table-cell>
          <table:table-cell office:value-type="float" office:value="0.867694437503815" calcext:value-type="float">
            <text:p>0.867694437503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37.nii.gz</text:p>
          </table:table-cell>
          <table:table-cell office:value-type="float" office:value="0.835993051528931" calcext:value-type="float">
            <text:p>0.835993051528931</text:p>
          </table:table-cell>
          <table:table-cell office:value-type="float" office:value="0.844684541225433" calcext:value-type="float">
            <text:p>0.844684541225433</text:p>
          </table:table-cell>
          <table:table-cell office:value-type="float" office:value="0.850155293941498" calcext:value-type="float">
            <text:p>0.850155293941498</text:p>
          </table:table-cell>
          <table:table-cell office:value-type="float" office:value="0.858499705791473" calcext:value-type="float">
            <text:p>0.858499705791473</text:p>
          </table:table-cell>
          <table:table-cell office:value-type="float" office:value="0.865973353385925" calcext:value-type="float">
            <text:p>0.865973353385925</text:p>
          </table:table-cell>
          <table:table-cell office:value-type="float" office:value="0.873014330863953" calcext:value-type="float">
            <text:p>0.873014330863953</text:p>
          </table:table-cell>
          <table:table-cell office:value-type="float" office:value="0.878139019012451" calcext:value-type="float">
            <text:p>0.878139019012451</text:p>
          </table:table-cell>
          <table:table-cell office:value-type="float" office:value="0.882856607437134" calcext:value-type="float">
            <text:p>0.882856607437134</text:p>
          </table:table-cell>
          <table:table-cell office:value-type="float" office:value="0.887264907360077" calcext:value-type="float">
            <text:p>0.887264907360077</text:p>
          </table:table-cell>
          <table:table-cell office:value-type="float" office:value="0.889753043651581" calcext:value-type="float">
            <text:p>0.889753043651581</text:p>
          </table:table-cell>
          <table:table-cell office:value-type="float" office:value="0.89083993434906" calcext:value-type="float">
            <text:p>0.89083993434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2.nii.gz</text:p>
          </table:table-cell>
          <table:table-cell office:value-type="float" office:value="0.931906878948212" calcext:value-type="float">
            <text:p>0.931906878948212</text:p>
          </table:table-cell>
          <table:table-cell office:value-type="float" office:value="0.932188391685486" calcext:value-type="float">
            <text:p>0.932188391685486</text:p>
          </table:table-cell>
          <table:table-cell office:value-type="float" office:value="0.931506872177124" calcext:value-type="float">
            <text:p>0.931506872177124</text:p>
          </table:table-cell>
          <table:table-cell office:value-type="float" office:value="0.932495176792145" calcext:value-type="float">
            <text:p>0.932495176792145</text:p>
          </table:table-cell>
          <table:table-cell office:value-type="float" office:value="0.932780921459198" calcext:value-type="float">
            <text:p>0.932780921459198</text:p>
          </table:table-cell>
          <table:table-cell office:value-type="float" office:value="0.933310806751251" calcext:value-type="float">
            <text:p>0.933310806751251</text:p>
          </table:table-cell>
          <table:table-cell office:value-type="float" office:value="0.933869242668152" calcext:value-type="float">
            <text:p>0.933869242668152</text:p>
          </table:table-cell>
          <table:table-cell office:value-type="float" office:value="0.934658467769623" calcext:value-type="float">
            <text:p>0.934658467769623</text:p>
          </table:table-cell>
          <table:table-cell office:value-type="float" office:value="0.93513423204422" calcext:value-type="float">
            <text:p>0.93513423204422</text:p>
          </table:table-cell>
          <table:table-cell office:value-type="float" office:value="0.93569678068161" calcext:value-type="float">
            <text:p>0.93569678068161</text:p>
          </table:table-cell>
          <table:table-cell office:value-type="float" office:value="0.93680202960968" calcext:value-type="float">
            <text:p>0.93680202960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91.nii.gz</text:p>
          </table:table-cell>
          <table:table-cell office:value-type="float" office:value="0.952020764350891" calcext:value-type="float">
            <text:p>0.952020764350891</text:p>
          </table:table-cell>
          <table:table-cell office:value-type="float" office:value="0.953192710876465" calcext:value-type="float">
            <text:p>0.953192710876465</text:p>
          </table:table-cell>
          <table:table-cell office:value-type="float" office:value="0.953278064727783" calcext:value-type="float">
            <text:p>0.953278064727783</text:p>
          </table:table-cell>
          <table:table-cell office:value-type="float" office:value="0.953573822975159" calcext:value-type="float">
            <text:p>0.953573822975159</text:p>
          </table:table-cell>
          <table:table-cell office:value-type="float" office:value="0.954145431518555" calcext:value-type="float">
            <text:p>0.954145431518555</text:p>
          </table:table-cell>
          <table:table-cell office:value-type="float" office:value="0.954899609088898" calcext:value-type="float">
            <text:p>0.954899609088898</text:p>
          </table:table-cell>
          <table:table-cell office:value-type="float" office:value="0.954824864864349" calcext:value-type="float">
            <text:p>0.954824864864349</text:p>
          </table:table-cell>
          <table:table-cell office:value-type="float" office:value="0.956493973731995" calcext:value-type="float">
            <text:p>0.956493973731995</text:p>
          </table:table-cell>
          <table:table-cell office:value-type="float" office:value="0.95634251832962" calcext:value-type="float">
            <text:p>0.95634251832962</text:p>
          </table:table-cell>
          <table:table-cell office:value-type="float" office:value="0.957037389278412" calcext:value-type="float">
            <text:p>0.957037389278412</text:p>
          </table:table-cell>
          <table:table-cell office:value-type="float" office:value="0.957234144210815" calcext:value-type="float">
            <text:p>0.957234144210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0.nii.gz</text:p>
          </table:table-cell>
          <table:table-cell office:value-type="float" office:value="0.935278713703156" calcext:value-type="float">
            <text:p>0.935278713703156</text:p>
          </table:table-cell>
          <table:table-cell office:value-type="float" office:value="0.936090409755707" calcext:value-type="float">
            <text:p>0.936090409755707</text:p>
          </table:table-cell>
          <table:table-cell office:value-type="float" office:value="0.936609923839569" calcext:value-type="float">
            <text:p>0.936609923839569</text:p>
          </table:table-cell>
          <table:table-cell office:value-type="float" office:value="0.93650621175766" calcext:value-type="float">
            <text:p>0.93650621175766</text:p>
          </table:table-cell>
          <table:table-cell office:value-type="float" office:value="0.936851739883423" calcext:value-type="float">
            <text:p>0.936851739883423</text:p>
          </table:table-cell>
          <table:table-cell office:value-type="float" office:value="0.937563836574554" calcext:value-type="float">
            <text:p>0.937563836574554</text:p>
          </table:table-cell>
          <table:table-cell office:value-type="float" office:value="0.937153339385986" calcext:value-type="float">
            <text:p>0.937153339385986</text:p>
          </table:table-cell>
          <table:table-cell office:value-type="float" office:value="0.938502967357636" calcext:value-type="float">
            <text:p>0.938502967357636</text:p>
          </table:table-cell>
          <table:table-cell office:value-type="float" office:value="0.938169300556183" calcext:value-type="float">
            <text:p>0.938169300556183</text:p>
          </table:table-cell>
          <table:table-cell office:value-type="float" office:value="0.938233077526092" calcext:value-type="float">
            <text:p>0.938233077526092</text:p>
          </table:table-cell>
          <table:table-cell office:value-type="float" office:value="0.937705278396606" calcext:value-type="float">
            <text:p>0.937705278396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82.nii.gz</text:p>
          </table:table-cell>
          <table:table-cell office:value-type="float" office:value="0.927643418312073" calcext:value-type="float">
            <text:p>0.927643418312073</text:p>
          </table:table-cell>
          <table:table-cell office:value-type="float" office:value="0.931795358657837" calcext:value-type="float">
            <text:p>0.931795358657837</text:p>
          </table:table-cell>
          <table:table-cell office:value-type="float" office:value="0.933306515216827" calcext:value-type="float">
            <text:p>0.933306515216827</text:p>
          </table:table-cell>
          <table:table-cell office:value-type="float" office:value="0.933911800384522" calcext:value-type="float">
            <text:p>0.933911800384522</text:p>
          </table:table-cell>
          <table:table-cell office:value-type="float" office:value="0.933831691741943" calcext:value-type="float">
            <text:p>0.933831691741943</text:p>
          </table:table-cell>
          <table:table-cell office:value-type="float" office:value="0.933670401573181" calcext:value-type="float">
            <text:p>0.933670401573181</text:p>
          </table:table-cell>
          <table:table-cell office:value-type="float" office:value="0.93552953004837" calcext:value-type="float">
            <text:p>0.93552953004837</text:p>
          </table:table-cell>
          <table:table-cell office:value-type="float" office:value="0.935248911380768" calcext:value-type="float">
            <text:p>0.935248911380768</text:p>
          </table:table-cell>
          <table:table-cell office:value-type="float" office:value="0.936742126941681" calcext:value-type="float">
            <text:p>0.936742126941681</text:p>
          </table:table-cell>
          <table:table-cell office:value-type="float" office:value="0.938042402267456" calcext:value-type="float">
            <text:p>0.938042402267456</text:p>
          </table:table-cell>
          <table:table-cell office:value-type="float" office:value="0.93757575750351" calcext:value-type="float">
            <text:p>0.93757575750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92.nii.gz</text:p>
          </table:table-cell>
          <table:table-cell office:value-type="float" office:value="0.808354079723358" calcext:value-type="float">
            <text:p>0.808354079723358</text:p>
          </table:table-cell>
          <table:table-cell office:value-type="float" office:value="0.815630376338959" calcext:value-type="float">
            <text:p>0.815630376338959</text:p>
          </table:table-cell>
          <table:table-cell office:value-type="float" office:value="0.81623375415802" calcext:value-type="float">
            <text:p>0.81623375415802</text:p>
          </table:table-cell>
          <table:table-cell office:value-type="float" office:value="0.812445819377899" calcext:value-type="float">
            <text:p>0.812445819377899</text:p>
          </table:table-cell>
          <table:table-cell office:value-type="float" office:value="0.813101291656494" calcext:value-type="float">
            <text:p>0.813101291656494</text:p>
          </table:table-cell>
          <table:table-cell office:value-type="float" office:value="0.812859773635864" calcext:value-type="float">
            <text:p>0.812859773635864</text:p>
          </table:table-cell>
          <table:table-cell office:value-type="float" office:value="0.812302350997925" calcext:value-type="float">
            <text:p>0.812302350997925</text:p>
          </table:table-cell>
          <table:table-cell office:value-type="float" office:value="0.813114762306213" calcext:value-type="float">
            <text:p>0.813114762306213</text:p>
          </table:table-cell>
          <table:table-cell office:value-type="float" office:value="0.813767373561859" calcext:value-type="float">
            <text:p>0.813767373561859</text:p>
          </table:table-cell>
          <table:table-cell office:value-type="float" office:value="0.812493145465851" calcext:value-type="float">
            <text:p>0.812493145465851</text:p>
          </table:table-cell>
          <table:table-cell office:value-type="float" office:value="0.810804843902588" calcext:value-type="float">
            <text:p>0.810804843902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81.nii.gz</text:p>
          </table:table-cell>
          <table:table-cell office:value-type="float" office:value="0.941783726215362" calcext:value-type="float">
            <text:p>0.941783726215362</text:p>
          </table:table-cell>
          <table:table-cell office:value-type="float" office:value="0.94773656129837" calcext:value-type="float">
            <text:p>0.94773656129837</text:p>
          </table:table-cell>
          <table:table-cell office:value-type="float" office:value="0.950441420078278" calcext:value-type="float">
            <text:p>0.950441420078278</text:p>
          </table:table-cell>
          <table:table-cell office:value-type="float" office:value="0.952150940895081" calcext:value-type="float">
            <text:p>0.952150940895081</text:p>
          </table:table-cell>
          <table:table-cell office:value-type="float" office:value="0.954320847988129" calcext:value-type="float">
            <text:p>0.954320847988129</text:p>
          </table:table-cell>
          <table:table-cell office:value-type="float" office:value="0.955261588096619" calcext:value-type="float">
            <text:p>0.955261588096619</text:p>
          </table:table-cell>
          <table:table-cell office:value-type="float" office:value="0.955208778381348" calcext:value-type="float">
            <text:p>0.955208778381348</text:p>
          </table:table-cell>
          <table:table-cell office:value-type="float" office:value="0.95624840259552" calcext:value-type="float">
            <text:p>0.95624840259552</text:p>
          </table:table-cell>
          <table:table-cell office:value-type="float" office:value="0.95641154050827" calcext:value-type="float">
            <text:p>0.95641154050827</text:p>
          </table:table-cell>
          <table:table-cell office:value-type="float" office:value="0.956971764564514" calcext:value-type="float">
            <text:p>0.956971764564514</text:p>
          </table:table-cell>
          <table:table-cell office:value-type="float" office:value="0.956649899482727" calcext:value-type="float">
            <text:p>0.956649899482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1.nii.gz</text:p>
          </table:table-cell>
          <table:table-cell office:value-type="float" office:value="0.865779995918274" calcext:value-type="float">
            <text:p>0.865779995918274</text:p>
          </table:table-cell>
          <table:table-cell office:value-type="float" office:value="0.86678808927536" calcext:value-type="float">
            <text:p>0.86678808927536</text:p>
          </table:table-cell>
          <table:table-cell office:value-type="float" office:value="0.870796740055084" calcext:value-type="float">
            <text:p>0.870796740055084</text:p>
          </table:table-cell>
          <table:table-cell office:value-type="float" office:value="0.8717902302742" calcext:value-type="float">
            <text:p>0.8717902302742</text:p>
          </table:table-cell>
          <table:table-cell office:value-type="float" office:value="0.876848220825195" calcext:value-type="float">
            <text:p>0.876848220825195</text:p>
          </table:table-cell>
          <table:table-cell office:value-type="float" office:value="0.877399265766144" calcext:value-type="float">
            <text:p>0.877399265766144</text:p>
          </table:table-cell>
          <table:table-cell office:value-type="float" office:value="0.87904167175293" calcext:value-type="float">
            <text:p>0.87904167175293</text:p>
          </table:table-cell>
          <table:table-cell office:value-type="float" office:value="0.878807306289673" calcext:value-type="float">
            <text:p>0.878807306289673</text:p>
          </table:table-cell>
          <table:table-cell office:value-type="float" office:value="0.877972781658173" calcext:value-type="float">
            <text:p>0.877972781658173</text:p>
          </table:table-cell>
          <table:table-cell office:value-type="float" office:value="0.877815425395966" calcext:value-type="float">
            <text:p>0.877815425395966</text:p>
          </table:table-cell>
          <table:table-cell office:value-type="float" office:value="0.87572979927063" calcext:value-type="float">
            <text:p>0.87572979927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68.nii.gz</text:p>
          </table:table-cell>
          <table:table-cell office:value-type="float" office:value="0.923377156257629" calcext:value-type="float">
            <text:p>0.923377156257629</text:p>
          </table:table-cell>
          <table:table-cell office:value-type="float" office:value="0.92546421289444" calcext:value-type="float">
            <text:p>0.92546421289444</text:p>
          </table:table-cell>
          <table:table-cell office:value-type="float" office:value="0.928817093372345" calcext:value-type="float">
            <text:p>0.928817093372345</text:p>
          </table:table-cell>
          <table:table-cell office:value-type="float" office:value="0.928992927074432" calcext:value-type="float">
            <text:p>0.928992927074432</text:p>
          </table:table-cell>
          <table:table-cell office:value-type="float" office:value="0.929140985012054" calcext:value-type="float">
            <text:p>0.929140985012054</text:p>
          </table:table-cell>
          <table:table-cell office:value-type="float" office:value="0.928543567657471" calcext:value-type="float">
            <text:p>0.928543567657471</text:p>
          </table:table-cell>
          <table:table-cell office:value-type="float" office:value="0.929782390594482" calcext:value-type="float">
            <text:p>0.929782390594482</text:p>
          </table:table-cell>
          <table:table-cell office:value-type="float" office:value="0.931227266788483" calcext:value-type="float">
            <text:p>0.931227266788483</text:p>
          </table:table-cell>
          <table:table-cell office:value-type="float" office:value="0.932059049606323" calcext:value-type="float">
            <text:p>0.932059049606323</text:p>
          </table:table-cell>
          <table:table-cell office:value-type="float" office:value="0.933047592639923" calcext:value-type="float">
            <text:p>0.933047592639923</text:p>
          </table:table-cell>
          <table:table-cell office:value-type="float" office:value="0.934362411499023" calcext:value-type="float">
            <text:p>0.934362411499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80.nii.gz</text:p>
          </table:table-cell>
          <table:table-cell office:value-type="float" office:value="0.69705605506897" calcext:value-type="float">
            <text:p>0.69705605506897</text:p>
          </table:table-cell>
          <table:table-cell office:value-type="float" office:value="0.710472881793976" calcext:value-type="float">
            <text:p>0.710472881793976</text:p>
          </table:table-cell>
          <table:table-cell office:value-type="float" office:value="0.69392865896225" calcext:value-type="float">
            <text:p>0.69392865896225</text:p>
          </table:table-cell>
          <table:table-cell office:value-type="float" office:value="0.685201644897461" calcext:value-type="float">
            <text:p>0.685201644897461</text:p>
          </table:table-cell>
          <table:table-cell office:value-type="float" office:value="0.676446378231049" calcext:value-type="float">
            <text:p>0.676446378231049</text:p>
          </table:table-cell>
          <table:table-cell office:value-type="float" office:value="0.679605841636658" calcext:value-type="float">
            <text:p>0.679605841636658</text:p>
          </table:table-cell>
          <table:table-cell office:value-type="float" office:value="0.672683537006378" calcext:value-type="float">
            <text:p>0.672683537006378</text:p>
          </table:table-cell>
          <table:table-cell office:value-type="float" office:value="0.67254102230072" calcext:value-type="float">
            <text:p>0.67254102230072</text:p>
          </table:table-cell>
          <table:table-cell office:value-type="float" office:value="0.684445798397064" calcext:value-type="float">
            <text:p>0.684445798397064</text:p>
          </table:table-cell>
          <table:table-cell office:value-type="float" office:value="0.681055128574371" calcext:value-type="float">
            <text:p>0.681055128574371</text:p>
          </table:table-cell>
          <table:table-cell office:value-type="float" office:value="0.68170577287674" calcext:value-type="float">
            <text:p>0.68170577287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69.nii.gz</text:p>
          </table:table-cell>
          <table:table-cell office:value-type="float" office:value="0.931740283966064" calcext:value-type="float">
            <text:p>0.931740283966064</text:p>
          </table:table-cell>
          <table:table-cell office:value-type="float" office:value="0.93319183588028" calcext:value-type="float">
            <text:p>0.93319183588028</text:p>
          </table:table-cell>
          <table:table-cell office:value-type="float" office:value="0.934068739414215" calcext:value-type="float">
            <text:p>0.934068739414215</text:p>
          </table:table-cell>
          <table:table-cell office:value-type="float" office:value="0.934198498725891" calcext:value-type="float">
            <text:p>0.934198498725891</text:p>
          </table:table-cell>
          <table:table-cell office:value-type="float" office:value="0.934125661849976" calcext:value-type="float">
            <text:p>0.934125661849976</text:p>
          </table:table-cell>
          <table:table-cell office:value-type="float" office:value="0.93439120054245" calcext:value-type="float">
            <text:p>0.93439120054245</text:p>
          </table:table-cell>
          <table:table-cell office:value-type="float" office:value="0.936492621898651" calcext:value-type="float">
            <text:p>0.936492621898651</text:p>
          </table:table-cell>
          <table:table-cell office:value-type="float" office:value="0.935418128967285" calcext:value-type="float">
            <text:p>0.935418128967285</text:p>
          </table:table-cell>
          <table:table-cell office:value-type="float" office:value="0.936135590076446" calcext:value-type="float">
            <text:p>0.936135590076446</text:p>
          </table:table-cell>
          <table:table-cell office:value-type="float" office:value="0.936341404914856" calcext:value-type="float">
            <text:p>0.936341404914856</text:p>
          </table:table-cell>
          <table:table-cell office:value-type="float" office:value="0.9369295835495" calcext:value-type="float">
            <text:p>0.9369295835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6.nii.gz</text:p>
          </table:table-cell>
          <table:table-cell office:value-type="float" office:value="0.83049875497818" calcext:value-type="float">
            <text:p>0.83049875497818</text:p>
          </table:table-cell>
          <table:table-cell office:value-type="float" office:value="0.830998301506043" calcext:value-type="float">
            <text:p>0.830998301506043</text:p>
          </table:table-cell>
          <table:table-cell office:value-type="float" office:value="0.831306934356689" calcext:value-type="float">
            <text:p>0.831306934356689</text:p>
          </table:table-cell>
          <table:table-cell office:value-type="float" office:value="0.829991519451141" calcext:value-type="float">
            <text:p>0.829991519451141</text:p>
          </table:table-cell>
          <table:table-cell office:value-type="float" office:value="0.829722225666046" calcext:value-type="float">
            <text:p>0.829722225666046</text:p>
          </table:table-cell>
          <table:table-cell office:value-type="float" office:value="0.829672932624817" calcext:value-type="float">
            <text:p>0.829672932624817</text:p>
          </table:table-cell>
          <table:table-cell office:value-type="float" office:value="0.830177128314972" calcext:value-type="float">
            <text:p>0.830177128314972</text:p>
          </table:table-cell>
          <table:table-cell office:value-type="float" office:value="0.830727398395538" calcext:value-type="float">
            <text:p>0.830727398395538</text:p>
          </table:table-cell>
          <table:table-cell office:value-type="float" office:value="0.831407189369202" calcext:value-type="float">
            <text:p>0.831407189369202</text:p>
          </table:table-cell>
          <table:table-cell office:value-type="float" office:value="0.8311847448349" calcext:value-type="float">
            <text:p>0.8311847448349</text:p>
          </table:table-cell>
          <table:table-cell office:value-type="float" office:value="0.831638038158417" calcext:value-type="float">
            <text:p>0.831638038158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7.nii.gz</text:p>
          </table:table-cell>
          <table:table-cell office:value-type="float" office:value="0.950192391872406" calcext:value-type="float">
            <text:p>0.950192391872406</text:p>
          </table:table-cell>
          <table:table-cell office:value-type="float" office:value="0.95185399055481" calcext:value-type="float">
            <text:p>0.95185399055481</text:p>
          </table:table-cell>
          <table:table-cell office:value-type="float" office:value="0.952368259429931" calcext:value-type="float">
            <text:p>0.952368259429931</text:p>
          </table:table-cell>
          <table:table-cell office:value-type="float" office:value="0.9532590508461" calcext:value-type="float">
            <text:p>0.9532590508461</text:p>
          </table:table-cell>
          <table:table-cell office:value-type="float" office:value="0.954111278057098" calcext:value-type="float">
            <text:p>0.954111278057098</text:p>
          </table:table-cell>
          <table:table-cell office:value-type="float" office:value="0.955120325088501" calcext:value-type="float">
            <text:p>0.955120325088501</text:p>
          </table:table-cell>
          <table:table-cell office:value-type="float" office:value="0.955086767673492" calcext:value-type="float">
            <text:p>0.955086767673492</text:p>
          </table:table-cell>
          <table:table-cell office:value-type="float" office:value="0.955227851867676" calcext:value-type="float">
            <text:p>0.955227851867676</text:p>
          </table:table-cell>
          <table:table-cell office:value-type="float" office:value="0.955515146255493" calcext:value-type="float">
            <text:p>0.955515146255493</text:p>
          </table:table-cell>
          <table:table-cell office:value-type="float" office:value="0.955761194229126" calcext:value-type="float">
            <text:p>0.955761194229126</text:p>
          </table:table-cell>
          <table:table-cell office:value-type="float" office:value="0.956363439559936" calcext:value-type="float">
            <text:p>0.956363439559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3.nii.gz</text:p>
          </table:table-cell>
          <table:table-cell office:value-type="float" office:value="0.92025762796402" calcext:value-type="float">
            <text:p>0.92025762796402</text:p>
          </table:table-cell>
          <table:table-cell office:value-type="float" office:value="0.920415222644806" calcext:value-type="float">
            <text:p>0.920415222644806</text:p>
          </table:table-cell>
          <table:table-cell office:value-type="float" office:value="0.92111474275589" calcext:value-type="float">
            <text:p>0.92111474275589</text:p>
          </table:table-cell>
          <table:table-cell office:value-type="float" office:value="0.920882880687714" calcext:value-type="float">
            <text:p>0.920882880687714</text:p>
          </table:table-cell>
          <table:table-cell office:value-type="float" office:value="0.922330319881439" calcext:value-type="float">
            <text:p>0.922330319881439</text:p>
          </table:table-cell>
          <table:table-cell office:value-type="float" office:value="0.922641456127167" calcext:value-type="float">
            <text:p>0.922641456127167</text:p>
          </table:table-cell>
          <table:table-cell office:value-type="float" office:value="0.922595083713532" calcext:value-type="float">
            <text:p>0.922595083713532</text:p>
          </table:table-cell>
          <table:table-cell office:value-type="float" office:value="0.922683358192444" calcext:value-type="float">
            <text:p>0.922683358192444</text:p>
          </table:table-cell>
          <table:table-cell office:value-type="float" office:value="0.923542678356171" calcext:value-type="float">
            <text:p>0.923542678356171</text:p>
          </table:table-cell>
          <table:table-cell office:value-type="float" office:value="0.924139678478241" calcext:value-type="float">
            <text:p>0.924139678478241</text:p>
          </table:table-cell>
          <table:table-cell office:value-type="float" office:value="0.924135565757751" calcext:value-type="float">
            <text:p>0.924135565757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63.nii.gz</text:p>
          </table:table-cell>
          <table:table-cell office:value-type="float" office:value="0.927563369274139" calcext:value-type="float">
            <text:p>0.927563369274139</text:p>
          </table:table-cell>
          <table:table-cell office:value-type="float" office:value="0.930756866931915" calcext:value-type="float">
            <text:p>0.930756866931915</text:p>
          </table:table-cell>
          <table:table-cell office:value-type="float" office:value="0.931292593479156" calcext:value-type="float">
            <text:p>0.931292593479156</text:p>
          </table:table-cell>
          <table:table-cell office:value-type="float" office:value="0.932185173034668" calcext:value-type="float">
            <text:p>0.932185173034668</text:p>
          </table:table-cell>
          <table:table-cell office:value-type="float" office:value="0.93290650844574" calcext:value-type="float">
            <text:p>0.93290650844574</text:p>
          </table:table-cell>
          <table:table-cell office:value-type="float" office:value="0.93494725227356" calcext:value-type="float">
            <text:p>0.93494725227356</text:p>
          </table:table-cell>
          <table:table-cell office:value-type="float" office:value="0.935360431671143" calcext:value-type="float">
            <text:p>0.935360431671143</text:p>
          </table:table-cell>
          <table:table-cell office:value-type="float" office:value="0.935309886932373" calcext:value-type="float">
            <text:p>0.935309886932373</text:p>
          </table:table-cell>
          <table:table-cell office:value-type="float" office:value="0.934966266155243" calcext:value-type="float">
            <text:p>0.934966266155243</text:p>
          </table:table-cell>
          <table:table-cell office:value-type="float" office:value="0.935283541679382" calcext:value-type="float">
            <text:p>0.935283541679382</text:p>
          </table:table-cell>
          <table:table-cell office:value-type="float" office:value="0.93580287694931" calcext:value-type="float">
            <text:p>0.93580287694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60.nii.gz</text:p>
          </table:table-cell>
          <table:table-cell office:value-type="float" office:value="0.947021067142487" calcext:value-type="float">
            <text:p>0.947021067142487</text:p>
          </table:table-cell>
          <table:table-cell office:value-type="float" office:value="0.950957417488098" calcext:value-type="float">
            <text:p>0.950957417488098</text:p>
          </table:table-cell>
          <table:table-cell office:value-type="float" office:value="0.952766954898834" calcext:value-type="float">
            <text:p>0.952766954898834</text:p>
          </table:table-cell>
          <table:table-cell office:value-type="float" office:value="0.954959392547607" calcext:value-type="float">
            <text:p>0.954959392547607</text:p>
          </table:table-cell>
          <table:table-cell office:value-type="float" office:value="0.955530524253845" calcext:value-type="float">
            <text:p>0.955530524253845</text:p>
          </table:table-cell>
          <table:table-cell office:value-type="float" office:value="0.957379519939423" calcext:value-type="float">
            <text:p>0.957379519939423</text:p>
          </table:table-cell>
          <table:table-cell office:value-type="float" office:value="0.957227289676666" calcext:value-type="float">
            <text:p>0.957227289676666</text:p>
          </table:table-cell>
          <table:table-cell office:value-type="float" office:value="0.957377076148987" calcext:value-type="float">
            <text:p>0.957377076148987</text:p>
          </table:table-cell>
          <table:table-cell office:value-type="float" office:value="0.957927525043488" calcext:value-type="float">
            <text:p>0.957927525043488</text:p>
          </table:table-cell>
          <table:table-cell office:value-type="float" office:value="0.958566725254059" calcext:value-type="float">
            <text:p>0.958566725254059</text:p>
          </table:table-cell>
          <table:table-cell office:value-type="float" office:value="0.958453595638275" calcext:value-type="float">
            <text:p>0.958453595638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07.nii.gz</text:p>
          </table:table-cell>
          <table:table-cell office:value-type="float" office:value="0.882818818092346" calcext:value-type="float">
            <text:p>0.882818818092346</text:p>
          </table:table-cell>
          <table:table-cell office:value-type="float" office:value="0.88300746679306" calcext:value-type="float">
            <text:p>0.88300746679306</text:p>
          </table:table-cell>
          <table:table-cell office:value-type="float" office:value="0.883257329463959" calcext:value-type="float">
            <text:p>0.883257329463959</text:p>
          </table:table-cell>
          <table:table-cell office:value-type="float" office:value="0.883799970149994" calcext:value-type="float">
            <text:p>0.883799970149994</text:p>
          </table:table-cell>
          <table:table-cell office:value-type="float" office:value="0.884047865867615" calcext:value-type="float">
            <text:p>0.884047865867615</text:p>
          </table:table-cell>
          <table:table-cell office:value-type="float" office:value="0.883564531803131" calcext:value-type="float">
            <text:p>0.883564531803131</text:p>
          </table:table-cell>
          <table:table-cell office:value-type="float" office:value="0.883884429931641" calcext:value-type="float">
            <text:p>0.883884429931641</text:p>
          </table:table-cell>
          <table:table-cell office:value-type="float" office:value="0.883954405784607" calcext:value-type="float">
            <text:p>0.883954405784607</text:p>
          </table:table-cell>
          <table:table-cell office:value-type="float" office:value="0.884557485580444" calcext:value-type="float">
            <text:p>0.884557485580444</text:p>
          </table:table-cell>
          <table:table-cell office:value-type="float" office:value="0.884978950023651" calcext:value-type="float">
            <text:p>0.884978950023651</text:p>
          </table:table-cell>
          <table:table-cell office:value-type="float" office:value="0.88497006893158" calcext:value-type="float">
            <text:p>0.88497006893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06.nii.gz</text:p>
          </table:table-cell>
          <table:table-cell office:value-type="float" office:value="0.846696257591248" calcext:value-type="float">
            <text:p>0.846696257591248</text:p>
          </table:table-cell>
          <table:table-cell office:value-type="float" office:value="0.862011075019836" calcext:value-type="float">
            <text:p>0.862011075019836</text:p>
          </table:table-cell>
          <table:table-cell office:value-type="float" office:value="0.846355557441711" calcext:value-type="float">
            <text:p>0.846355557441711</text:p>
          </table:table-cell>
          <table:table-cell office:value-type="float" office:value="0.859842121601105" calcext:value-type="float">
            <text:p>0.859842121601105</text:p>
          </table:table-cell>
          <table:table-cell office:value-type="float" office:value="0.845930993556976" calcext:value-type="float">
            <text:p>0.845930993556976</text:p>
          </table:table-cell>
          <table:table-cell office:value-type="float" office:value="0.845382571220398" calcext:value-type="float">
            <text:p>0.845382571220398</text:p>
          </table:table-cell>
          <table:table-cell office:value-type="float" office:value="0.846092939376831" calcext:value-type="float">
            <text:p>0.846092939376831</text:p>
          </table:table-cell>
          <table:table-cell office:value-type="float" office:value="0.845010638237" calcext:value-type="float">
            <text:p>0.845010638237</text:p>
          </table:table-cell>
          <table:table-cell office:value-type="float" office:value="0.86743551492691" calcext:value-type="float">
            <text:p>0.86743551492691</text:p>
          </table:table-cell>
          <table:table-cell office:value-type="float" office:value="0.864519476890564" calcext:value-type="float">
            <text:p>0.864519476890564</text:p>
          </table:table-cell>
          <table:table-cell office:value-type="float" office:value="0.861952006816864" calcext:value-type="float">
            <text:p>0.861952006816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35.nii.gz</text:p>
          </table:table-cell>
          <table:table-cell office:value-type="float" office:value="0.934269368648529" calcext:value-type="float">
            <text:p>0.934269368648529</text:p>
          </table:table-cell>
          <table:table-cell office:value-type="float" office:value="0.935975730419159" calcext:value-type="float">
            <text:p>0.935975730419159</text:p>
          </table:table-cell>
          <table:table-cell office:value-type="float" office:value="0.936745226383209" calcext:value-type="float">
            <text:p>0.936745226383209</text:p>
          </table:table-cell>
          <table:table-cell office:value-type="float" office:value="0.937012732028961" calcext:value-type="float">
            <text:p>0.937012732028961</text:p>
          </table:table-cell>
          <table:table-cell office:value-type="float" office:value="0.937277793884277" calcext:value-type="float">
            <text:p>0.937277793884277</text:p>
          </table:table-cell>
          <table:table-cell office:value-type="float" office:value="0.937836527824402" calcext:value-type="float">
            <text:p>0.937836527824402</text:p>
          </table:table-cell>
          <table:table-cell office:value-type="float" office:value="0.938465535640717" calcext:value-type="float">
            <text:p>0.938465535640717</text:p>
          </table:table-cell>
          <table:table-cell office:value-type="float" office:value="0.938717007637024" calcext:value-type="float">
            <text:p>0.938717007637024</text:p>
          </table:table-cell>
          <table:table-cell office:value-type="float" office:value="0.939049422740936" calcext:value-type="float">
            <text:p>0.939049422740936</text:p>
          </table:table-cell>
          <table:table-cell office:value-type="float" office:value="0.939126491546631" calcext:value-type="float">
            <text:p>0.939126491546631</text:p>
          </table:table-cell>
          <table:table-cell office:value-type="float" office:value="0.939459085464478" calcext:value-type="float">
            <text:p>0.939459085464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44.nii.gz</text:p>
          </table:table-cell>
          <table:table-cell office:value-type="float" office:value="0.950970888137817" calcext:value-type="float">
            <text:p>0.950970888137817</text:p>
          </table:table-cell>
          <table:table-cell office:value-type="float" office:value="0.953130066394806" calcext:value-type="float">
            <text:p>0.953130066394806</text:p>
          </table:table-cell>
          <table:table-cell office:value-type="float" office:value="0.955327749252319" calcext:value-type="float">
            <text:p>0.955327749252319</text:p>
          </table:table-cell>
          <table:table-cell office:value-type="float" office:value="0.956105709075928" calcext:value-type="float">
            <text:p>0.956105709075928</text:p>
          </table:table-cell>
          <table:table-cell office:value-type="float" office:value="0.958032488822937" calcext:value-type="float">
            <text:p>0.958032488822937</text:p>
          </table:table-cell>
          <table:table-cell office:value-type="float" office:value="0.959320783615112" calcext:value-type="float">
            <text:p>0.959320783615112</text:p>
          </table:table-cell>
          <table:table-cell office:value-type="float" office:value="0.9599289894104" calcext:value-type="float">
            <text:p>0.9599289894104</text:p>
          </table:table-cell>
          <table:table-cell office:value-type="float" office:value="0.960812747478485" calcext:value-type="float">
            <text:p>0.960812747478485</text:p>
          </table:table-cell>
          <table:table-cell office:value-type="float" office:value="0.961570918560028" calcext:value-type="float">
            <text:p>0.961570918560028</text:p>
          </table:table-cell>
          <table:table-cell office:value-type="float" office:value="0.962218999862671" calcext:value-type="float">
            <text:p>0.962218999862671</text:p>
          </table:table-cell>
          <table:table-cell office:value-type="float" office:value="0.963572263717651" calcext:value-type="float">
            <text:p>0.9635722637176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95.nii.gz</text:p>
          </table:table-cell>
          <table:table-cell office:value-type="float" office:value="0.966422915458679" calcext:value-type="float">
            <text:p>0.966422915458679</text:p>
          </table:table-cell>
          <table:table-cell office:value-type="float" office:value="0.967505037784576" calcext:value-type="float">
            <text:p>0.967505037784576</text:p>
          </table:table-cell>
          <table:table-cell office:value-type="float" office:value="0.967662453651428" calcext:value-type="float">
            <text:p>0.967662453651428</text:p>
          </table:table-cell>
          <table:table-cell office:value-type="float" office:value="0.96790885925293" calcext:value-type="float">
            <text:p>0.96790885925293</text:p>
          </table:table-cell>
          <table:table-cell office:value-type="float" office:value="0.96829104423523" calcext:value-type="float">
            <text:p>0.96829104423523</text:p>
          </table:table-cell>
          <table:table-cell office:value-type="float" office:value="0.968080580234528" calcext:value-type="float">
            <text:p>0.968080580234528</text:p>
          </table:table-cell>
          <table:table-cell office:value-type="float" office:value="0.968525528907776" calcext:value-type="float">
            <text:p>0.968525528907776</text:p>
          </table:table-cell>
          <table:table-cell office:value-type="float" office:value="0.968987226486206" calcext:value-type="float">
            <text:p>0.968987226486206</text:p>
          </table:table-cell>
          <table:table-cell office:value-type="float" office:value="0.968966841697693" calcext:value-type="float">
            <text:p>0.968966841697693</text:p>
          </table:table-cell>
          <table:table-cell office:value-type="float" office:value="0.969094932079315" calcext:value-type="float">
            <text:p>0.969094932079315</text:p>
          </table:table-cell>
          <table:table-cell office:value-type="float" office:value="0.968919396400452" calcext:value-type="float">
            <text:p>0.968919396400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48.nii.gz</text:p>
          </table:table-cell>
          <table:table-cell office:value-type="float" office:value="0.800627708435059" calcext:value-type="float">
            <text:p>0.800627708435059</text:p>
          </table:table-cell>
          <table:table-cell office:value-type="float" office:value="0.800754547119141" calcext:value-type="float">
            <text:p>0.800754547119141</text:p>
          </table:table-cell>
          <table:table-cell office:value-type="float" office:value="0.801261842250824" calcext:value-type="float">
            <text:p>0.801261842250824</text:p>
          </table:table-cell>
          <table:table-cell office:value-type="float" office:value="0.803031504154205" calcext:value-type="float">
            <text:p>0.803031504154205</text:p>
          </table:table-cell>
          <table:table-cell office:value-type="float" office:value="0.803389012813568" calcext:value-type="float">
            <text:p>0.803389012813568</text:p>
          </table:table-cell>
          <table:table-cell office:value-type="float" office:value="0.803741276264191" calcext:value-type="float">
            <text:p>0.803741276264191</text:p>
          </table:table-cell>
          <table:table-cell office:value-type="float" office:value="0.80412369966507" calcext:value-type="float">
            <text:p>0.80412369966507</text:p>
          </table:table-cell>
          <table:table-cell office:value-type="float" office:value="0.803308665752411" calcext:value-type="float">
            <text:p>0.803308665752411</text:p>
          </table:table-cell>
          <table:table-cell office:value-type="float" office:value="0.802487850189209" calcext:value-type="float">
            <text:p>0.802487850189209</text:p>
          </table:table-cell>
          <table:table-cell office:value-type="float" office:value="0.802651524543762" calcext:value-type="float">
            <text:p>0.802651524543762</text:p>
          </table:table-cell>
          <table:table-cell office:value-type="float" office:value="0.805391609668732" calcext:value-type="float">
            <text:p>0.805391609668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2.nii.gz</text:p>
          </table:table-cell>
          <table:table-cell office:value-type="float" office:value="0.883862614631653" calcext:value-type="float">
            <text:p>0.883862614631653</text:p>
          </table:table-cell>
          <table:table-cell office:value-type="float" office:value="0.88548356294632" calcext:value-type="float">
            <text:p>0.88548356294632</text:p>
          </table:table-cell>
          <table:table-cell office:value-type="float" office:value="0.88778156042099" calcext:value-type="float">
            <text:p>0.88778156042099</text:p>
          </table:table-cell>
          <table:table-cell office:value-type="float" office:value="0.88858824968338" calcext:value-type="float">
            <text:p>0.88858824968338</text:p>
          </table:table-cell>
          <table:table-cell office:value-type="float" office:value="0.88943362236023" calcext:value-type="float">
            <text:p>0.88943362236023</text:p>
          </table:table-cell>
          <table:table-cell office:value-type="float" office:value="0.88983142375946" calcext:value-type="float">
            <text:p>0.88983142375946</text:p>
          </table:table-cell>
          <table:table-cell office:value-type="float" office:value="0.891258656978607" calcext:value-type="float">
            <text:p>0.891258656978607</text:p>
          </table:table-cell>
          <table:table-cell office:value-type="float" office:value="0.891964435577393" calcext:value-type="float">
            <text:p>0.891964435577393</text:p>
          </table:table-cell>
          <table:table-cell office:value-type="float" office:value="0.892333626747131" calcext:value-type="float">
            <text:p>0.892333626747131</text:p>
          </table:table-cell>
          <table:table-cell office:value-type="float" office:value="0.892666697502136" calcext:value-type="float">
            <text:p>0.892666697502136</text:p>
          </table:table-cell>
          <table:table-cell office:value-type="float" office:value="0.893839955329895" calcext:value-type="float">
            <text:p>0.893839955329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7.nii.gz</text:p>
          </table:table-cell>
          <table:table-cell office:value-type="float" office:value="0.939628422260284" calcext:value-type="float">
            <text:p>0.939628422260284</text:p>
          </table:table-cell>
          <table:table-cell office:value-type="float" office:value="0.941478312015533" calcext:value-type="float">
            <text:p>0.941478312015533</text:p>
          </table:table-cell>
          <table:table-cell office:value-type="float" office:value="0.942371189594269" calcext:value-type="float">
            <text:p>0.942371189594269</text:p>
          </table:table-cell>
          <table:table-cell office:value-type="float" office:value="0.943683564662933" calcext:value-type="float">
            <text:p>0.943683564662933</text:p>
          </table:table-cell>
          <table:table-cell office:value-type="float" office:value="0.944884240627289" calcext:value-type="float">
            <text:p>0.944884240627289</text:p>
          </table:table-cell>
          <table:table-cell office:value-type="float" office:value="0.945900499820709" calcext:value-type="float">
            <text:p>0.945900499820709</text:p>
          </table:table-cell>
          <table:table-cell office:value-type="float" office:value="0.945790886878967" calcext:value-type="float">
            <text:p>0.945790886878967</text:p>
          </table:table-cell>
          <table:table-cell office:value-type="float" office:value="0.945817649364471" calcext:value-type="float">
            <text:p>0.945817649364471</text:p>
          </table:table-cell>
          <table:table-cell office:value-type="float" office:value="0.946498394012451" calcext:value-type="float">
            <text:p>0.946498394012451</text:p>
          </table:table-cell>
          <table:table-cell office:value-type="float" office:value="0.946247220039368" calcext:value-type="float">
            <text:p>0.946247220039368</text:p>
          </table:table-cell>
          <table:table-cell office:value-type="float" office:value="0.947295367717743" calcext:value-type="float">
            <text:p>0.947295367717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90.nii.gz</text:p>
          </table:table-cell>
          <table:table-cell office:value-type="float" office:value="0.948634922504425" calcext:value-type="float">
            <text:p>0.948634922504425</text:p>
          </table:table-cell>
          <table:table-cell office:value-type="float" office:value="0.949844002723694" calcext:value-type="float">
            <text:p>0.949844002723694</text:p>
          </table:table-cell>
          <table:table-cell office:value-type="float" office:value="0.952915251255035" calcext:value-type="float">
            <text:p>0.952915251255035</text:p>
          </table:table-cell>
          <table:table-cell office:value-type="float" office:value="0.953981578350067" calcext:value-type="float">
            <text:p>0.953981578350067</text:p>
          </table:table-cell>
          <table:table-cell office:value-type="float" office:value="0.954024374485016" calcext:value-type="float">
            <text:p>0.954024374485016</text:p>
          </table:table-cell>
          <table:table-cell office:value-type="float" office:value="0.957523703575134" calcext:value-type="float">
            <text:p>0.957523703575134</text:p>
          </table:table-cell>
          <table:table-cell office:value-type="float" office:value="0.961338460445404" calcext:value-type="float">
            <text:p>0.961338460445404</text:p>
          </table:table-cell>
          <table:table-cell office:value-type="float" office:value="0.961104154586792" calcext:value-type="float">
            <text:p>0.961104154586792</text:p>
          </table:table-cell>
          <table:table-cell office:value-type="float" office:value="0.962116599082947" calcext:value-type="float">
            <text:p>0.962116599082947</text:p>
          </table:table-cell>
          <table:table-cell office:value-type="float" office:value="0.963572919368744" calcext:value-type="float">
            <text:p>0.963572919368744</text:p>
          </table:table-cell>
          <table:table-cell office:value-type="float" office:value="0.963211536407471" calcext:value-type="float">
            <text:p>0.963211536407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21.nii.gz</text:p>
          </table:table-cell>
          <table:table-cell office:value-type="float" office:value="0.796091914176941" calcext:value-type="float">
            <text:p>0.796091914176941</text:p>
          </table:table-cell>
          <table:table-cell office:value-type="float" office:value="0.798846423625946" calcext:value-type="float">
            <text:p>0.798846423625946</text:p>
          </table:table-cell>
          <table:table-cell office:value-type="float" office:value="0.799713373184204" calcext:value-type="float">
            <text:p>0.799713373184204</text:p>
          </table:table-cell>
          <table:table-cell office:value-type="float" office:value="0.80207771062851" calcext:value-type="float">
            <text:p>0.80207771062851</text:p>
          </table:table-cell>
          <table:table-cell office:value-type="float" office:value="0.80244255065918" calcext:value-type="float">
            <text:p>0.80244255065918</text:p>
          </table:table-cell>
          <table:table-cell office:value-type="float" office:value="0.805078685283661" calcext:value-type="float">
            <text:p>0.805078685283661</text:p>
          </table:table-cell>
          <table:table-cell office:value-type="float" office:value="0.805575430393219" calcext:value-type="float">
            <text:p>0.805575430393219</text:p>
          </table:table-cell>
          <table:table-cell office:value-type="float" office:value="0.807183027267456" calcext:value-type="float">
            <text:p>0.807183027267456</text:p>
          </table:table-cell>
          <table:table-cell office:value-type="float" office:value="0.810514807701111" calcext:value-type="float">
            <text:p>0.810514807701111</text:p>
          </table:table-cell>
          <table:table-cell office:value-type="float" office:value="0.818248152732849" calcext:value-type="float">
            <text:p>0.818248152732849</text:p>
          </table:table-cell>
          <table:table-cell office:value-type="float" office:value="0.819654226303101" calcext:value-type="float">
            <text:p>0.819654226303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24.nii.gz</text:p>
          </table:table-cell>
          <table:table-cell office:value-type="float" office:value="0.897688746452331" calcext:value-type="float">
            <text:p>0.897688746452331</text:p>
          </table:table-cell>
          <table:table-cell office:value-type="float" office:value="0.899974584579468" calcext:value-type="float">
            <text:p>0.899974584579468</text:p>
          </table:table-cell>
          <table:table-cell office:value-type="float" office:value="0.898818016052246" calcext:value-type="float">
            <text:p>0.898818016052246</text:p>
          </table:table-cell>
          <table:table-cell office:value-type="float" office:value="0.896364569664001" calcext:value-type="float">
            <text:p>0.896364569664001</text:p>
          </table:table-cell>
          <table:table-cell office:value-type="float" office:value="0.896544635295868" calcext:value-type="float">
            <text:p>0.896544635295868</text:p>
          </table:table-cell>
          <table:table-cell office:value-type="float" office:value="0.896675765514374" calcext:value-type="float">
            <text:p>0.896675765514374</text:p>
          </table:table-cell>
          <table:table-cell office:value-type="float" office:value="0.898604273796081" calcext:value-type="float">
            <text:p>0.898604273796081</text:p>
          </table:table-cell>
          <table:table-cell office:value-type="float" office:value="0.897424042224884" calcext:value-type="float">
            <text:p>0.897424042224884</text:p>
          </table:table-cell>
          <table:table-cell office:value-type="float" office:value="0.897724330425262" calcext:value-type="float">
            <text:p>0.897724330425262</text:p>
          </table:table-cell>
          <table:table-cell office:value-type="float" office:value="0.899337112903595" calcext:value-type="float">
            <text:p>0.899337112903595</text:p>
          </table:table-cell>
          <table:table-cell office:value-type="float" office:value="0.89977890253067" calcext:value-type="float">
            <text:p>0.89977890253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66.nii.gz</text:p>
          </table:table-cell>
          <table:table-cell office:value-type="float" office:value="0.918425440788269" calcext:value-type="float">
            <text:p>0.918425440788269</text:p>
          </table:table-cell>
          <table:table-cell office:value-type="float" office:value="0.919206976890564" calcext:value-type="float">
            <text:p>0.919206976890564</text:p>
          </table:table-cell>
          <table:table-cell office:value-type="float" office:value="0.920705854892731" calcext:value-type="float">
            <text:p>0.920705854892731</text:p>
          </table:table-cell>
          <table:table-cell office:value-type="float" office:value="0.922714054584503" calcext:value-type="float">
            <text:p>0.922714054584503</text:p>
          </table:table-cell>
          <table:table-cell office:value-type="float" office:value="0.924228131771088" calcext:value-type="float">
            <text:p>0.924228131771088</text:p>
          </table:table-cell>
          <table:table-cell office:value-type="float" office:value="0.925376653671265" calcext:value-type="float">
            <text:p>0.925376653671265</text:p>
          </table:table-cell>
          <table:table-cell office:value-type="float" office:value="0.92608505487442" calcext:value-type="float">
            <text:p>0.92608505487442</text:p>
          </table:table-cell>
          <table:table-cell office:value-type="float" office:value="0.926555931568146" calcext:value-type="float">
            <text:p>0.926555931568146</text:p>
          </table:table-cell>
          <table:table-cell office:value-type="float" office:value="0.927814781665802" calcext:value-type="float">
            <text:p>0.927814781665802</text:p>
          </table:table-cell>
          <table:table-cell office:value-type="float" office:value="0.930089771747589" calcext:value-type="float">
            <text:p>0.930089771747589</text:p>
          </table:table-cell>
          <table:table-cell office:value-type="float" office:value="0.930897057056427" calcext:value-type="float">
            <text:p>0.930897057056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28.nii.gz</text:p>
          </table:table-cell>
          <table:table-cell office:value-type="float" office:value="0.890890300273895" calcext:value-type="float">
            <text:p>0.890890300273895</text:p>
          </table:table-cell>
          <table:table-cell office:value-type="float" office:value="0.89378696680069" calcext:value-type="float">
            <text:p>0.89378696680069</text:p>
          </table:table-cell>
          <table:table-cell office:value-type="float" office:value="0.893793523311615" calcext:value-type="float">
            <text:p>0.893793523311615</text:p>
          </table:table-cell>
          <table:table-cell office:value-type="float" office:value="0.89537638425827" calcext:value-type="float">
            <text:p>0.89537638425827</text:p>
          </table:table-cell>
          <table:table-cell office:value-type="float" office:value="0.897637784481049" calcext:value-type="float">
            <text:p>0.897637784481049</text:p>
          </table:table-cell>
          <table:table-cell office:value-type="float" office:value="0.900536060333252" calcext:value-type="float">
            <text:p>0.900536060333252</text:p>
          </table:table-cell>
          <table:table-cell office:value-type="float" office:value="0.902947306632996" calcext:value-type="float">
            <text:p>0.902947306632996</text:p>
          </table:table-cell>
          <table:table-cell office:value-type="float" office:value="0.902783989906311" calcext:value-type="float">
            <text:p>0.902783989906311</text:p>
          </table:table-cell>
          <table:table-cell office:value-type="float" office:value="0.903206586837769" calcext:value-type="float">
            <text:p>0.903206586837769</text:p>
          </table:table-cell>
          <table:table-cell office:value-type="float" office:value="0.905468165874481" calcext:value-type="float">
            <text:p>0.905468165874481</text:p>
          </table:table-cell>
          <table:table-cell office:value-type="float" office:value="0.906582713127136" calcext:value-type="float">
            <text:p>0.906582713127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5.nii.gz</text:p>
          </table:table-cell>
          <table:table-cell office:value-type="float" office:value="0.8635293841362" calcext:value-type="float">
            <text:p>0.8635293841362</text:p>
          </table:table-cell>
          <table:table-cell office:value-type="float" office:value="0.870350241661072" calcext:value-type="float">
            <text:p>0.870350241661072</text:p>
          </table:table-cell>
          <table:table-cell office:value-type="float" office:value="0.877175986766815" calcext:value-type="float">
            <text:p>0.877175986766815</text:p>
          </table:table-cell>
          <table:table-cell office:value-type="float" office:value="0.880473911762237" calcext:value-type="float">
            <text:p>0.880473911762237</text:p>
          </table:table-cell>
          <table:table-cell office:value-type="float" office:value="0.87902694940567" calcext:value-type="float">
            <text:p>0.87902694940567</text:p>
          </table:table-cell>
          <table:table-cell office:value-type="float" office:value="0.879789769649506" calcext:value-type="float">
            <text:p>0.879789769649506</text:p>
          </table:table-cell>
          <table:table-cell office:value-type="float" office:value="0.880812525749206" calcext:value-type="float">
            <text:p>0.880812525749206</text:p>
          </table:table-cell>
          <table:table-cell office:value-type="float" office:value="0.878762602806091" calcext:value-type="float">
            <text:p>0.878762602806091</text:p>
          </table:table-cell>
          <table:table-cell office:value-type="float" office:value="0.88029670715332" calcext:value-type="float">
            <text:p>0.88029670715332</text:p>
          </table:table-cell>
          <table:table-cell office:value-type="float" office:value="0.879786849021912" calcext:value-type="float">
            <text:p>0.879786849021912</text:p>
          </table:table-cell>
          <table:table-cell office:value-type="float" office:value="0.879996955394745" calcext:value-type="float">
            <text:p>0.879996955394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90.nii.gz</text:p>
          </table:table-cell>
          <table:table-cell office:value-type="float" office:value="0.910779178142548" calcext:value-type="float">
            <text:p>0.910779178142548</text:p>
          </table:table-cell>
          <table:table-cell office:value-type="float" office:value="0.913278937339783" calcext:value-type="float">
            <text:p>0.913278937339783</text:p>
          </table:table-cell>
          <table:table-cell office:value-type="float" office:value="0.914123833179474" calcext:value-type="float">
            <text:p>0.914123833179474</text:p>
          </table:table-cell>
          <table:table-cell office:value-type="float" office:value="0.912138640880585" calcext:value-type="float">
            <text:p>0.912138640880585</text:p>
          </table:table-cell>
          <table:table-cell office:value-type="float" office:value="0.911891043186188" calcext:value-type="float">
            <text:p>0.911891043186188</text:p>
          </table:table-cell>
          <table:table-cell office:value-type="float" office:value="0.910419881343842" calcext:value-type="float">
            <text:p>0.910419881343842</text:p>
          </table:table-cell>
          <table:table-cell office:value-type="float" office:value="0.910480499267578" calcext:value-type="float">
            <text:p>0.910480499267578</text:p>
          </table:table-cell>
          <table:table-cell office:value-type="float" office:value="0.911750376224518" calcext:value-type="float">
            <text:p>0.911750376224518</text:p>
          </table:table-cell>
          <table:table-cell office:value-type="float" office:value="0.912665545940399" calcext:value-type="float">
            <text:p>0.912665545940399</text:p>
          </table:table-cell>
          <table:table-cell office:value-type="float" office:value="0.913050532341003" calcext:value-type="float">
            <text:p>0.913050532341003</text:p>
          </table:table-cell>
          <table:table-cell office:value-type="float" office:value="0.913933098316193" calcext:value-type="float">
            <text:p>0.913933098316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59.nii.gz</text:p>
          </table:table-cell>
          <table:table-cell office:value-type="float" office:value="0.789770603179931" calcext:value-type="float">
            <text:p>0.789770603179931</text:p>
          </table:table-cell>
          <table:table-cell office:value-type="float" office:value="0.791802108287811" calcext:value-type="float">
            <text:p>0.791802108287811</text:p>
          </table:table-cell>
          <table:table-cell office:value-type="float" office:value="0.795022964477539" calcext:value-type="float">
            <text:p>0.795022964477539</text:p>
          </table:table-cell>
          <table:table-cell office:value-type="float" office:value="0.799351334571838" calcext:value-type="float">
            <text:p>0.799351334571838</text:p>
          </table:table-cell>
          <table:table-cell office:value-type="float" office:value="0.797721803188324" calcext:value-type="float">
            <text:p>0.797721803188324</text:p>
          </table:table-cell>
          <table:table-cell office:value-type="float" office:value="0.797223150730133" calcext:value-type="float">
            <text:p>0.797223150730133</text:p>
          </table:table-cell>
          <table:table-cell office:value-type="float" office:value="0.796001791954041" calcext:value-type="float">
            <text:p>0.796001791954041</text:p>
          </table:table-cell>
          <table:table-cell office:value-type="float" office:value="0.794815123081207" calcext:value-type="float">
            <text:p>0.794815123081207</text:p>
          </table:table-cell>
          <table:table-cell office:value-type="float" office:value="0.794792175292969" calcext:value-type="float">
            <text:p>0.794792175292969</text:p>
          </table:table-cell>
          <table:table-cell office:value-type="float" office:value="0.791873633861542" calcext:value-type="float">
            <text:p>0.791873633861542</text:p>
          </table:table-cell>
          <table:table-cell office:value-type="float" office:value="0.793678283691406" calcext:value-type="float">
            <text:p>0.793678283691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51.nii.gz</text:p>
          </table:table-cell>
          <table:table-cell office:value-type="float" office:value="0.83490526676178" calcext:value-type="float">
            <text:p>0.83490526676178</text:p>
          </table:table-cell>
          <table:table-cell office:value-type="float" office:value="0.833151519298553" calcext:value-type="float">
            <text:p>0.833151519298553</text:p>
          </table:table-cell>
          <table:table-cell office:value-type="float" office:value="0.831215083599091" calcext:value-type="float">
            <text:p>0.831215083599091</text:p>
          </table:table-cell>
          <table:table-cell office:value-type="float" office:value="0.830294191837311" calcext:value-type="float">
            <text:p>0.830294191837311</text:p>
          </table:table-cell>
          <table:table-cell office:value-type="float" office:value="0.829622447490692" calcext:value-type="float">
            <text:p>0.829622447490692</text:p>
          </table:table-cell>
          <table:table-cell office:value-type="float" office:value="0.827140390872955" calcext:value-type="float">
            <text:p>0.827140390872955</text:p>
          </table:table-cell>
          <table:table-cell office:value-type="float" office:value="0.828348517417908" calcext:value-type="float">
            <text:p>0.828348517417908</text:p>
          </table:table-cell>
          <table:table-cell office:value-type="float" office:value="0.829299986362457" calcext:value-type="float">
            <text:p>0.829299986362457</text:p>
          </table:table-cell>
          <table:table-cell office:value-type="float" office:value="0.830311119556427" calcext:value-type="float">
            <text:p>0.830311119556427</text:p>
          </table:table-cell>
          <table:table-cell office:value-type="float" office:value="0.831123530864716" calcext:value-type="float">
            <text:p>0.831123530864716</text:p>
          </table:table-cell>
          <table:table-cell office:value-type="float" office:value="0.832246840000153" calcext:value-type="float">
            <text:p>0.832246840000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4.nii.gz</text:p>
          </table:table-cell>
          <table:table-cell office:value-type="float" office:value="0.936747491359711" calcext:value-type="float">
            <text:p>0.936747491359711</text:p>
          </table:table-cell>
          <table:table-cell office:value-type="float" office:value="0.937625646591186" calcext:value-type="float">
            <text:p>0.937625646591186</text:p>
          </table:table-cell>
          <table:table-cell office:value-type="float" office:value="0.938501298427582" calcext:value-type="float">
            <text:p>0.938501298427582</text:p>
          </table:table-cell>
          <table:table-cell office:value-type="float" office:value="0.939835488796234" calcext:value-type="float">
            <text:p>0.939835488796234</text:p>
          </table:table-cell>
          <table:table-cell office:value-type="float" office:value="0.939929008483887" calcext:value-type="float">
            <text:p>0.939929008483887</text:p>
          </table:table-cell>
          <table:table-cell office:value-type="float" office:value="0.939621150493622" calcext:value-type="float">
            <text:p>0.939621150493622</text:p>
          </table:table-cell>
          <table:table-cell office:value-type="float" office:value="0.939943432807922" calcext:value-type="float">
            <text:p>0.939943432807922</text:p>
          </table:table-cell>
          <table:table-cell office:value-type="float" office:value="0.94084620475769" calcext:value-type="float">
            <text:p>0.94084620475769</text:p>
          </table:table-cell>
          <table:table-cell office:value-type="float" office:value="0.941677093505859" calcext:value-type="float">
            <text:p>0.941677093505859</text:p>
          </table:table-cell>
          <table:table-cell office:value-type="float" office:value="0.941840052604675" calcext:value-type="float">
            <text:p>0.941840052604675</text:p>
          </table:table-cell>
          <table:table-cell office:value-type="float" office:value="0.94212406873703" calcext:value-type="float">
            <text:p>0.94212406873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12.nii.gz</text:p>
          </table:table-cell>
          <table:table-cell office:value-type="float" office:value="0.963361442089081" calcext:value-type="float">
            <text:p>0.963361442089081</text:p>
          </table:table-cell>
          <table:table-cell office:value-type="float" office:value="0.964149236679077" calcext:value-type="float">
            <text:p>0.964149236679077</text:p>
          </table:table-cell>
          <table:table-cell office:value-type="float" office:value="0.96635091304779" calcext:value-type="float">
            <text:p>0.96635091304779</text:p>
          </table:table-cell>
          <table:table-cell office:value-type="float" office:value="0.966424584388733" calcext:value-type="float">
            <text:p>0.966424584388733</text:p>
          </table:table-cell>
          <table:table-cell office:value-type="float" office:value="0.966691076755524" calcext:value-type="float">
            <text:p>0.966691076755524</text:p>
          </table:table-cell>
          <table:table-cell office:value-type="float" office:value="0.967012584209442" calcext:value-type="float">
            <text:p>0.967012584209442</text:p>
          </table:table-cell>
          <table:table-cell office:value-type="float" office:value="0.968381345272064" calcext:value-type="float">
            <text:p>0.968381345272064</text:p>
          </table:table-cell>
          <table:table-cell office:value-type="float" office:value="0.968549013137817" calcext:value-type="float">
            <text:p>0.968549013137817</text:p>
          </table:table-cell>
          <table:table-cell office:value-type="float" office:value="0.96832549571991" calcext:value-type="float">
            <text:p>0.96832549571991</text:p>
          </table:table-cell>
          <table:table-cell office:value-type="float" office:value="0.968730032444" calcext:value-type="float">
            <text:p>0.968730032444</text:p>
          </table:table-cell>
          <table:table-cell office:value-type="float" office:value="0.968489050865173" calcext:value-type="float">
            <text:p>0.968489050865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8.nii.gz</text:p>
          </table:table-cell>
          <table:table-cell office:value-type="float" office:value="0.855889856815338" calcext:value-type="float">
            <text:p>0.855889856815338</text:p>
          </table:table-cell>
          <table:table-cell office:value-type="float" office:value="0.855728685855866" calcext:value-type="float">
            <text:p>0.855728685855866</text:p>
          </table:table-cell>
          <table:table-cell office:value-type="float" office:value="0.854793190956116" calcext:value-type="float">
            <text:p>0.854793190956116</text:p>
          </table:table-cell>
          <table:table-cell office:value-type="float" office:value="0.858858108520508" calcext:value-type="float">
            <text:p>0.858858108520508</text:p>
          </table:table-cell>
          <table:table-cell office:value-type="float" office:value="0.857300877571106" calcext:value-type="float">
            <text:p>0.857300877571106</text:p>
          </table:table-cell>
          <table:table-cell office:value-type="float" office:value="0.856421291828156" calcext:value-type="float">
            <text:p>0.856421291828156</text:p>
          </table:table-cell>
          <table:table-cell office:value-type="float" office:value="0.856843411922455" calcext:value-type="float">
            <text:p>0.856843411922455</text:p>
          </table:table-cell>
          <table:table-cell office:value-type="float" office:value="0.856225669384003" calcext:value-type="float">
            <text:p>0.856225669384003</text:p>
          </table:table-cell>
          <table:table-cell office:value-type="float" office:value="0.856013357639313" calcext:value-type="float">
            <text:p>0.856013357639313</text:p>
          </table:table-cell>
          <table:table-cell office:value-type="float" office:value="0.858129382133484" calcext:value-type="float">
            <text:p>0.858129382133484</text:p>
          </table:table-cell>
          <table:table-cell office:value-type="float" office:value="0.860642611980438" calcext:value-type="float">
            <text:p>0.860642611980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45.nii.gz</text:p>
          </table:table-cell>
          <table:table-cell office:value-type="float" office:value="0.941762566566467" calcext:value-type="float">
            <text:p>0.941762566566467</text:p>
          </table:table-cell>
          <table:table-cell office:value-type="float" office:value="0.942897915840149" calcext:value-type="float">
            <text:p>0.942897915840149</text:p>
          </table:table-cell>
          <table:table-cell office:value-type="float" office:value="0.944906175136566" calcext:value-type="float">
            <text:p>0.944906175136566</text:p>
          </table:table-cell>
          <table:table-cell office:value-type="float" office:value="0.944649457931519" calcext:value-type="float">
            <text:p>0.944649457931519</text:p>
          </table:table-cell>
          <table:table-cell office:value-type="float" office:value="0.943198084831238" calcext:value-type="float">
            <text:p>0.943198084831238</text:p>
          </table:table-cell>
          <table:table-cell office:value-type="float" office:value="0.94515472650528" calcext:value-type="float">
            <text:p>0.94515472650528</text:p>
          </table:table-cell>
          <table:table-cell office:value-type="float" office:value="0.944404482841492" calcext:value-type="float">
            <text:p>0.944404482841492</text:p>
          </table:table-cell>
          <table:table-cell office:value-type="float" office:value="0.946282982826233" calcext:value-type="float">
            <text:p>0.946282982826233</text:p>
          </table:table-cell>
          <table:table-cell office:value-type="float" office:value="0.949010193347931" calcext:value-type="float">
            <text:p>0.949010193347931</text:p>
          </table:table-cell>
          <table:table-cell office:value-type="float" office:value="0.948483407497406" calcext:value-type="float">
            <text:p>0.948483407497406</text:p>
          </table:table-cell>
          <table:table-cell office:value-type="float" office:value="0.949397563934326" calcext:value-type="float">
            <text:p>0.949397563934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38.nii.gz</text:p>
          </table:table-cell>
          <table:table-cell office:value-type="float" office:value="0.928345620632172" calcext:value-type="float">
            <text:p>0.928345620632172</text:p>
          </table:table-cell>
          <table:table-cell office:value-type="float" office:value="0.929364085197449" calcext:value-type="float">
            <text:p>0.929364085197449</text:p>
          </table:table-cell>
          <table:table-cell office:value-type="float" office:value="0.929945290088654" calcext:value-type="float">
            <text:p>0.929945290088654</text:p>
          </table:table-cell>
          <table:table-cell office:value-type="float" office:value="0.929557502269745" calcext:value-type="float">
            <text:p>0.929557502269745</text:p>
          </table:table-cell>
          <table:table-cell office:value-type="float" office:value="0.927747189998627" calcext:value-type="float">
            <text:p>0.927747189998627</text:p>
          </table:table-cell>
          <table:table-cell office:value-type="float" office:value="0.927168846130371" calcext:value-type="float">
            <text:p>0.927168846130371</text:p>
          </table:table-cell>
          <table:table-cell office:value-type="float" office:value="0.928048551082611" calcext:value-type="float">
            <text:p>0.928048551082611</text:p>
          </table:table-cell>
          <table:table-cell office:value-type="float" office:value="0.928074240684509" calcext:value-type="float">
            <text:p>0.928074240684509</text:p>
          </table:table-cell>
          <table:table-cell office:value-type="float" office:value="0.928239941596985" calcext:value-type="float">
            <text:p>0.928239941596985</text:p>
          </table:table-cell>
          <table:table-cell office:value-type="float" office:value="0.928571403026581" calcext:value-type="float">
            <text:p>0.928571403026581</text:p>
          </table:table-cell>
          <table:table-cell office:value-type="float" office:value="0.92808586359024" calcext:value-type="float">
            <text:p>0.92808586359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71.nii.gz</text:p>
          </table:table-cell>
          <table:table-cell office:value-type="float" office:value="0.941826462745666" calcext:value-type="float">
            <text:p>0.941826462745666</text:p>
          </table:table-cell>
          <table:table-cell office:value-type="float" office:value="0.942107200622559" calcext:value-type="float">
            <text:p>0.942107200622559</text:p>
          </table:table-cell>
          <table:table-cell office:value-type="float" office:value="0.941781997680664" calcext:value-type="float">
            <text:p>0.941781997680664</text:p>
          </table:table-cell>
          <table:table-cell office:value-type="float" office:value="0.941082239151001" calcext:value-type="float">
            <text:p>0.941082239151001</text:p>
          </table:table-cell>
          <table:table-cell office:value-type="float" office:value="0.940605640411377" calcext:value-type="float">
            <text:p>0.940605640411377</text:p>
          </table:table-cell>
          <table:table-cell office:value-type="float" office:value="0.939948558807373" calcext:value-type="float">
            <text:p>0.939948558807373</text:p>
          </table:table-cell>
          <table:table-cell office:value-type="float" office:value="0.941149830818176" calcext:value-type="float">
            <text:p>0.941149830818176</text:p>
          </table:table-cell>
          <table:table-cell office:value-type="float" office:value="0.940941452980042" calcext:value-type="float">
            <text:p>0.940941452980042</text:p>
          </table:table-cell>
          <table:table-cell office:value-type="float" office:value="0.941875994205475" calcext:value-type="float">
            <text:p>0.941875994205475</text:p>
          </table:table-cell>
          <table:table-cell office:value-type="float" office:value="0.941820740699768" calcext:value-type="float">
            <text:p>0.941820740699768</text:p>
          </table:table-cell>
          <table:table-cell office:value-type="float" office:value="0.940676391124725" calcext:value-type="float">
            <text:p>0.940676391124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24.nii.gz</text:p>
          </table:table-cell>
          <table:table-cell office:value-type="float" office:value="0.931170105934143" calcext:value-type="float">
            <text:p>0.931170105934143</text:p>
          </table:table-cell>
          <table:table-cell office:value-type="float" office:value="0.933484077453613" calcext:value-type="float">
            <text:p>0.933484077453613</text:p>
          </table:table-cell>
          <table:table-cell office:value-type="float" office:value="0.93453449010849" calcext:value-type="float">
            <text:p>0.93453449010849</text:p>
          </table:table-cell>
          <table:table-cell office:value-type="float" office:value="0.934910595417023" calcext:value-type="float">
            <text:p>0.934910595417023</text:p>
          </table:table-cell>
          <table:table-cell office:value-type="float" office:value="0.936622619628906" calcext:value-type="float">
            <text:p>0.936622619628906</text:p>
          </table:table-cell>
          <table:table-cell office:value-type="float" office:value="0.937701106071472" calcext:value-type="float">
            <text:p>0.937701106071472</text:p>
          </table:table-cell>
          <table:table-cell office:value-type="float" office:value="0.938135147094727" calcext:value-type="float">
            <text:p>0.938135147094727</text:p>
          </table:table-cell>
          <table:table-cell office:value-type="float" office:value="0.939093232154846" calcext:value-type="float">
            <text:p>0.939093232154846</text:p>
          </table:table-cell>
          <table:table-cell office:value-type="float" office:value="0.94129091501236" calcext:value-type="float">
            <text:p>0.94129091501236</text:p>
          </table:table-cell>
          <table:table-cell office:value-type="float" office:value="0.941399157047272" calcext:value-type="float">
            <text:p>0.941399157047272</text:p>
          </table:table-cell>
          <table:table-cell office:value-type="float" office:value="0.94147127866745" calcext:value-type="float">
            <text:p>0.94147127866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55.nii.gz</text:p>
          </table:table-cell>
          <table:table-cell office:value-type="float" office:value="0.968088805675507" calcext:value-type="float">
            <text:p>0.968088805675507</text:p>
          </table:table-cell>
          <table:table-cell office:value-type="float" office:value="0.970539808273315" calcext:value-type="float">
            <text:p>0.970539808273315</text:p>
          </table:table-cell>
          <table:table-cell office:value-type="float" office:value="0.971314191818237" calcext:value-type="float">
            <text:p>0.971314191818237</text:p>
          </table:table-cell>
          <table:table-cell office:value-type="float" office:value="0.972393155097961" calcext:value-type="float">
            <text:p>0.972393155097961</text:p>
          </table:table-cell>
          <table:table-cell office:value-type="float" office:value="0.973186314105988" calcext:value-type="float">
            <text:p>0.973186314105988</text:p>
          </table:table-cell>
          <table:table-cell office:value-type="float" office:value="0.972869992256165" calcext:value-type="float">
            <text:p>0.972869992256165</text:p>
          </table:table-cell>
          <table:table-cell office:value-type="float" office:value="0.971122860908508" calcext:value-type="float">
            <text:p>0.971122860908508</text:p>
          </table:table-cell>
          <table:table-cell office:value-type="float" office:value="0.970895171165466" calcext:value-type="float">
            <text:p>0.970895171165466</text:p>
          </table:table-cell>
          <table:table-cell office:value-type="float" office:value="0.971501588821411" calcext:value-type="float">
            <text:p>0.971501588821411</text:p>
          </table:table-cell>
          <table:table-cell office:value-type="float" office:value="0.971720516681671" calcext:value-type="float">
            <text:p>0.971720516681671</text:p>
          </table:table-cell>
          <table:table-cell office:value-type="float" office:value="0.972080111503601" calcext:value-type="float">
            <text:p>0.972080111503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6.nii.gz</text:p>
          </table:table-cell>
          <table:table-cell office:value-type="float" office:value="0.850773513317108" calcext:value-type="float">
            <text:p>0.850773513317108</text:p>
          </table:table-cell>
          <table:table-cell office:value-type="float" office:value="0.852949857711792" calcext:value-type="float">
            <text:p>0.852949857711792</text:p>
          </table:table-cell>
          <table:table-cell office:value-type="float" office:value="0.854834914207459" calcext:value-type="float">
            <text:p>0.854834914207459</text:p>
          </table:table-cell>
          <table:table-cell office:value-type="float" office:value="0.857117593288422" calcext:value-type="float">
            <text:p>0.857117593288422</text:p>
          </table:table-cell>
          <table:table-cell office:value-type="float" office:value="0.857092201709747" calcext:value-type="float">
            <text:p>0.857092201709747</text:p>
          </table:table-cell>
          <table:table-cell office:value-type="float" office:value="0.858063161373138" calcext:value-type="float">
            <text:p>0.858063161373138</text:p>
          </table:table-cell>
          <table:table-cell office:value-type="float" office:value="0.858765065670013" calcext:value-type="float">
            <text:p>0.858765065670013</text:p>
          </table:table-cell>
          <table:table-cell office:value-type="float" office:value="0.859537899494171" calcext:value-type="float">
            <text:p>0.859537899494171</text:p>
          </table:table-cell>
          <table:table-cell office:value-type="float" office:value="0.859121978282928" calcext:value-type="float">
            <text:p>0.859121978282928</text:p>
          </table:table-cell>
          <table:table-cell office:value-type="float" office:value="0.859644949436188" calcext:value-type="float">
            <text:p>0.859644949436188</text:p>
          </table:table-cell>
          <table:table-cell office:value-type="float" office:value="0.860069870948792" calcext:value-type="float">
            <text:p>0.860069870948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54.nii.gz</text:p>
          </table:table-cell>
          <table:table-cell office:value-type="float" office:value="0.82925808429718" calcext:value-type="float">
            <text:p>0.82925808429718</text:p>
          </table:table-cell>
          <table:table-cell office:value-type="float" office:value="0.830913364887237" calcext:value-type="float">
            <text:p>0.830913364887237</text:p>
          </table:table-cell>
          <table:table-cell office:value-type="float" office:value="0.8281289935112" calcext:value-type="float">
            <text:p>0.8281289935112</text:p>
          </table:table-cell>
          <table:table-cell office:value-type="float" office:value="0.827700674533844" calcext:value-type="float">
            <text:p>0.827700674533844</text:p>
          </table:table-cell>
          <table:table-cell office:value-type="float" office:value="0.826652944087982" calcext:value-type="float">
            <text:p>0.826652944087982</text:p>
          </table:table-cell>
          <table:table-cell office:value-type="float" office:value="0.826824247837067" calcext:value-type="float">
            <text:p>0.826824247837067</text:p>
          </table:table-cell>
          <table:table-cell office:value-type="float" office:value="0.827837586402893" calcext:value-type="float">
            <text:p>0.827837586402893</text:p>
          </table:table-cell>
          <table:table-cell office:value-type="float" office:value="0.826174795627594" calcext:value-type="float">
            <text:p>0.826174795627594</text:p>
          </table:table-cell>
          <table:table-cell office:value-type="float" office:value="0.827241361141205" calcext:value-type="float">
            <text:p>0.827241361141205</text:p>
          </table:table-cell>
          <table:table-cell office:value-type="float" office:value="0.833118498325348" calcext:value-type="float">
            <text:p>0.833118498325348</text:p>
          </table:table-cell>
          <table:table-cell office:value-type="float" office:value="0.833627343177795" calcext:value-type="float">
            <text:p>0.833627343177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2.nii.gz</text:p>
          </table:table-cell>
          <table:table-cell office:value-type="float" office:value="0.905261397361755" calcext:value-type="float">
            <text:p>0.905261397361755</text:p>
          </table:table-cell>
          <table:table-cell office:value-type="float" office:value="0.90851366519928" calcext:value-type="float">
            <text:p>0.90851366519928</text:p>
          </table:table-cell>
          <table:table-cell office:value-type="float" office:value="0.910369098186493" calcext:value-type="float">
            <text:p>0.910369098186493</text:p>
          </table:table-cell>
          <table:table-cell office:value-type="float" office:value="0.9106724858284" calcext:value-type="float">
            <text:p>0.9106724858284</text:p>
          </table:table-cell>
          <table:table-cell office:value-type="float" office:value="0.91377717256546" calcext:value-type="float">
            <text:p>0.91377717256546</text:p>
          </table:table-cell>
          <table:table-cell office:value-type="float" office:value="0.915642380714416" calcext:value-type="float">
            <text:p>0.915642380714416</text:p>
          </table:table-cell>
          <table:table-cell office:value-type="float" office:value="0.918143451213837" calcext:value-type="float">
            <text:p>0.918143451213837</text:p>
          </table:table-cell>
          <table:table-cell office:value-type="float" office:value="0.920382440090179" calcext:value-type="float">
            <text:p>0.920382440090179</text:p>
          </table:table-cell>
          <table:table-cell office:value-type="float" office:value="0.92314225435257" calcext:value-type="float">
            <text:p>0.92314225435257</text:p>
          </table:table-cell>
          <table:table-cell office:value-type="float" office:value="0.92456841468811" calcext:value-type="float">
            <text:p>0.92456841468811</text:p>
          </table:table-cell>
          <table:table-cell office:value-type="float" office:value="0.924908578395844" calcext:value-type="float">
            <text:p>0.924908578395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99.nii.gz</text:p>
          </table:table-cell>
          <table:table-cell office:value-type="float" office:value="0.92535263299942" calcext:value-type="float">
            <text:p>0.92535263299942</text:p>
          </table:table-cell>
          <table:table-cell office:value-type="float" office:value="0.927359700202942" calcext:value-type="float">
            <text:p>0.927359700202942</text:p>
          </table:table-cell>
          <table:table-cell office:value-type="float" office:value="0.928025484085083" calcext:value-type="float">
            <text:p>0.928025484085083</text:p>
          </table:table-cell>
          <table:table-cell office:value-type="float" office:value="0.930955588817596" calcext:value-type="float">
            <text:p>0.930955588817596</text:p>
          </table:table-cell>
          <table:table-cell office:value-type="float" office:value="0.931849598884582" calcext:value-type="float">
            <text:p>0.931849598884582</text:p>
          </table:table-cell>
          <table:table-cell office:value-type="float" office:value="0.933056235313416" calcext:value-type="float">
            <text:p>0.933056235313416</text:p>
          </table:table-cell>
          <table:table-cell office:value-type="float" office:value="0.934287369251251" calcext:value-type="float">
            <text:p>0.934287369251251</text:p>
          </table:table-cell>
          <table:table-cell office:value-type="float" office:value="0.933941960334778" calcext:value-type="float">
            <text:p>0.933941960334778</text:p>
          </table:table-cell>
          <table:table-cell office:value-type="float" office:value="0.934009790420532" calcext:value-type="float">
            <text:p>0.934009790420532</text:p>
          </table:table-cell>
          <table:table-cell office:value-type="float" office:value="0.934077978134155" calcext:value-type="float">
            <text:p>0.934077978134155</text:p>
          </table:table-cell>
          <table:table-cell office:value-type="float" office:value="0.935545146465302" calcext:value-type="float">
            <text:p>0.935545146465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58.nii.gz</text:p>
          </table:table-cell>
          <table:table-cell office:value-type="float" office:value="0.940777063369751" calcext:value-type="float">
            <text:p>0.940777063369751</text:p>
          </table:table-cell>
          <table:table-cell office:value-type="float" office:value="0.94207364320755" calcext:value-type="float">
            <text:p>0.94207364320755</text:p>
          </table:table-cell>
          <table:table-cell office:value-type="float" office:value="0.94312709569931" calcext:value-type="float">
            <text:p>0.94312709569931</text:p>
          </table:table-cell>
          <table:table-cell office:value-type="float" office:value="0.944357216358185" calcext:value-type="float">
            <text:p>0.944357216358185</text:p>
          </table:table-cell>
          <table:table-cell office:value-type="float" office:value="0.945091247558594" calcext:value-type="float">
            <text:p>0.945091247558594</text:p>
          </table:table-cell>
          <table:table-cell office:value-type="float" office:value="0.946020066738129" calcext:value-type="float">
            <text:p>0.946020066738129</text:p>
          </table:table-cell>
          <table:table-cell office:value-type="float" office:value="0.945533990859985" calcext:value-type="float">
            <text:p>0.945533990859985</text:p>
          </table:table-cell>
          <table:table-cell office:value-type="float" office:value="0.945533096790314" calcext:value-type="float">
            <text:p>0.945533096790314</text:p>
          </table:table-cell>
          <table:table-cell office:value-type="float" office:value="0.946731388568878" calcext:value-type="float">
            <text:p>0.946731388568878</text:p>
          </table:table-cell>
          <table:table-cell office:value-type="float" office:value="0.946312308311462" calcext:value-type="float">
            <text:p>0.946312308311462</text:p>
          </table:table-cell>
          <table:table-cell office:value-type="float" office:value="0.946289360523224" calcext:value-type="float">
            <text:p>0.946289360523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2.nii.gz</text:p>
          </table:table-cell>
          <table:table-cell office:value-type="float" office:value="0.83401757478714" calcext:value-type="float">
            <text:p>0.83401757478714</text:p>
          </table:table-cell>
          <table:table-cell office:value-type="float" office:value="0.838805079460144" calcext:value-type="float">
            <text:p>0.838805079460144</text:p>
          </table:table-cell>
          <table:table-cell office:value-type="float" office:value="0.848251342773438" calcext:value-type="float">
            <text:p>0.848251342773438</text:p>
          </table:table-cell>
          <table:table-cell office:value-type="float" office:value="0.84986674785614" calcext:value-type="float">
            <text:p>0.84986674785614</text:p>
          </table:table-cell>
          <table:table-cell office:value-type="float" office:value="0.853615522384644" calcext:value-type="float">
            <text:p>0.853615522384644</text:p>
          </table:table-cell>
          <table:table-cell office:value-type="float" office:value="0.866527318954468" calcext:value-type="float">
            <text:p>0.866527318954468</text:p>
          </table:table-cell>
          <table:table-cell office:value-type="float" office:value="0.880194127559662" calcext:value-type="float">
            <text:p>0.880194127559662</text:p>
          </table:table-cell>
          <table:table-cell office:value-type="float" office:value="0.880756318569183" calcext:value-type="float">
            <text:p>0.880756318569183</text:p>
          </table:table-cell>
          <table:table-cell office:value-type="float" office:value="0.883635222911835" calcext:value-type="float">
            <text:p>0.883635222911835</text:p>
          </table:table-cell>
          <table:table-cell office:value-type="float" office:value="0.884022235870361" calcext:value-type="float">
            <text:p>0.884022235870361</text:p>
          </table:table-cell>
          <table:table-cell office:value-type="float" office:value="0.893179714679718" calcext:value-type="float">
            <text:p>0.893179714679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68.nii.gz</text:p>
          </table:table-cell>
          <table:table-cell office:value-type="float" office:value="0.787339448928833" calcext:value-type="float">
            <text:p>0.787339448928833</text:p>
          </table:table-cell>
          <table:table-cell office:value-type="float" office:value="0.78812450170517" calcext:value-type="float">
            <text:p>0.78812450170517</text:p>
          </table:table-cell>
          <table:table-cell office:value-type="float" office:value="0.790505647659302" calcext:value-type="float">
            <text:p>0.790505647659302</text:p>
          </table:table-cell>
          <table:table-cell office:value-type="float" office:value="0.791592001914978" calcext:value-type="float">
            <text:p>0.791592001914978</text:p>
          </table:table-cell>
          <table:table-cell office:value-type="float" office:value="0.795473635196686" calcext:value-type="float">
            <text:p>0.795473635196686</text:p>
          </table:table-cell>
          <table:table-cell office:value-type="float" office:value="0.796046018600464" calcext:value-type="float">
            <text:p>0.796046018600464</text:p>
          </table:table-cell>
          <table:table-cell office:value-type="float" office:value="0.795673251152039" calcext:value-type="float">
            <text:p>0.795673251152039</text:p>
          </table:table-cell>
          <table:table-cell office:value-type="float" office:value="0.794973373413086" calcext:value-type="float">
            <text:p>0.794973373413086</text:p>
          </table:table-cell>
          <table:table-cell office:value-type="float" office:value="0.792127192020416" calcext:value-type="float">
            <text:p>0.792127192020416</text:p>
          </table:table-cell>
          <table:table-cell office:value-type="float" office:value="0.794773578643799" calcext:value-type="float">
            <text:p>0.794773578643799</text:p>
          </table:table-cell>
          <table:table-cell office:value-type="float" office:value="0.795130968093872" calcext:value-type="float">
            <text:p>0.795130968093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1.nii.gz</text:p>
          </table:table-cell>
          <table:table-cell office:value-type="float" office:value="0.896011292934418" calcext:value-type="float">
            <text:p>0.896011292934418</text:p>
          </table:table-cell>
          <table:table-cell office:value-type="float" office:value="0.896400153636932" calcext:value-type="float">
            <text:p>0.896400153636932</text:p>
          </table:table-cell>
          <table:table-cell office:value-type="float" office:value="0.898101210594177" calcext:value-type="float">
            <text:p>0.898101210594177</text:p>
          </table:table-cell>
          <table:table-cell office:value-type="float" office:value="0.898788273334503" calcext:value-type="float">
            <text:p>0.898788273334503</text:p>
          </table:table-cell>
          <table:table-cell office:value-type="float" office:value="0.903112649917602" calcext:value-type="float">
            <text:p>0.903112649917602</text:p>
          </table:table-cell>
          <table:table-cell office:value-type="float" office:value="0.904003858566284" calcext:value-type="float">
            <text:p>0.904003858566284</text:p>
          </table:table-cell>
          <table:table-cell office:value-type="float" office:value="0.905345439910889" calcext:value-type="float">
            <text:p>0.905345439910889</text:p>
          </table:table-cell>
          <table:table-cell office:value-type="float" office:value="0.907871067523956" calcext:value-type="float">
            <text:p>0.907871067523956</text:p>
          </table:table-cell>
          <table:table-cell office:value-type="float" office:value="0.907795786857605" calcext:value-type="float">
            <text:p>0.907795786857605</text:p>
          </table:table-cell>
          <table:table-cell office:value-type="float" office:value="0.910574078559876" calcext:value-type="float">
            <text:p>0.910574078559876</text:p>
          </table:table-cell>
          <table:table-cell office:value-type="float" office:value="0.910988807678223" calcext:value-type="float">
            <text:p>0.910988807678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6.nii.gz</text:p>
          </table:table-cell>
          <table:table-cell office:value-type="float" office:value="0.816958844661713" calcext:value-type="float">
            <text:p>0.816958844661713</text:p>
          </table:table-cell>
          <table:table-cell office:value-type="float" office:value="0.818219065666199" calcext:value-type="float">
            <text:p>0.818219065666199</text:p>
          </table:table-cell>
          <table:table-cell office:value-type="float" office:value="0.819182872772217" calcext:value-type="float">
            <text:p>0.819182872772217</text:p>
          </table:table-cell>
          <table:table-cell office:value-type="float" office:value="0.81983745098114" calcext:value-type="float">
            <text:p>0.81983745098114</text:p>
          </table:table-cell>
          <table:table-cell office:value-type="float" office:value="0.819016218185425" calcext:value-type="float">
            <text:p>0.819016218185425</text:p>
          </table:table-cell>
          <table:table-cell office:value-type="float" office:value="0.819035828113556" calcext:value-type="float">
            <text:p>0.819035828113556</text:p>
          </table:table-cell>
          <table:table-cell office:value-type="float" office:value="0.819675505161285" calcext:value-type="float">
            <text:p>0.819675505161285</text:p>
          </table:table-cell>
          <table:table-cell office:value-type="float" office:value="0.822178542613983" calcext:value-type="float">
            <text:p>0.822178542613983</text:p>
          </table:table-cell>
          <table:table-cell office:value-type="float" office:value="0.820033252239227" calcext:value-type="float">
            <text:p>0.820033252239227</text:p>
          </table:table-cell>
          <table:table-cell office:value-type="float" office:value="0.818579435348511" calcext:value-type="float">
            <text:p>0.818579435348511</text:p>
          </table:table-cell>
          <table:table-cell office:value-type="float" office:value="0.818172335624695" calcext:value-type="float">
            <text:p>0.818172335624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5.nii.gz</text:p>
          </table:table-cell>
          <table:table-cell office:value-type="float" office:value="0.902793765068054" calcext:value-type="float">
            <text:p>0.902793765068054</text:p>
          </table:table-cell>
          <table:table-cell office:value-type="float" office:value="0.903387546539306" calcext:value-type="float">
            <text:p>0.903387546539306</text:p>
          </table:table-cell>
          <table:table-cell office:value-type="float" office:value="0.903059124946594" calcext:value-type="float">
            <text:p>0.903059124946594</text:p>
          </table:table-cell>
          <table:table-cell office:value-type="float" office:value="0.903458595275879" calcext:value-type="float">
            <text:p>0.903458595275879</text:p>
          </table:table-cell>
          <table:table-cell office:value-type="float" office:value="0.903753161430359" calcext:value-type="float">
            <text:p>0.903753161430359</text:p>
          </table:table-cell>
          <table:table-cell office:value-type="float" office:value="0.903829097747803" calcext:value-type="float">
            <text:p>0.903829097747803</text:p>
          </table:table-cell>
          <table:table-cell office:value-type="float" office:value="0.904686987400055" calcext:value-type="float">
            <text:p>0.904686987400055</text:p>
          </table:table-cell>
          <table:table-cell office:value-type="float" office:value="0.905173599720001" calcext:value-type="float">
            <text:p>0.905173599720001</text:p>
          </table:table-cell>
          <table:table-cell office:value-type="float" office:value="0.906002879142761" calcext:value-type="float">
            <text:p>0.906002879142761</text:p>
          </table:table-cell>
          <table:table-cell office:value-type="float" office:value="0.905961751937866" calcext:value-type="float">
            <text:p>0.905961751937866</text:p>
          </table:table-cell>
          <table:table-cell office:value-type="float" office:value="0.906512439250946" calcext:value-type="float">
            <text:p>0.906512439250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20.nii.gz</text:p>
          </table:table-cell>
          <table:table-cell office:value-type="float" office:value="0.908644378185272" calcext:value-type="float">
            <text:p>0.908644378185272</text:p>
          </table:table-cell>
          <table:table-cell office:value-type="float" office:value="0.910837411880493" calcext:value-type="float">
            <text:p>0.910837411880493</text:p>
          </table:table-cell>
          <table:table-cell office:value-type="float" office:value="0.909627437591553" calcext:value-type="float">
            <text:p>0.909627437591553</text:p>
          </table:table-cell>
          <table:table-cell office:value-type="float" office:value="0.912968456745148" calcext:value-type="float">
            <text:p>0.912968456745148</text:p>
          </table:table-cell>
          <table:table-cell office:value-type="float" office:value="0.913790941238403" calcext:value-type="float">
            <text:p>0.913790941238403</text:p>
          </table:table-cell>
          <table:table-cell office:value-type="float" office:value="0.914596438407898" calcext:value-type="float">
            <text:p>0.914596438407898</text:p>
          </table:table-cell>
          <table:table-cell office:value-type="float" office:value="0.915954947471619" calcext:value-type="float">
            <text:p>0.915954947471619</text:p>
          </table:table-cell>
          <table:table-cell office:value-type="float" office:value="0.91599452495575" calcext:value-type="float">
            <text:p>0.91599452495575</text:p>
          </table:table-cell>
          <table:table-cell office:value-type="float" office:value="0.916076064109802" calcext:value-type="float">
            <text:p>0.916076064109802</text:p>
          </table:table-cell>
          <table:table-cell office:value-type="float" office:value="0.915806472301483" calcext:value-type="float">
            <text:p>0.915806472301483</text:p>
          </table:table-cell>
          <table:table-cell office:value-type="float" office:value="0.915334641933441" calcext:value-type="float">
            <text:p>0.91533464193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38.nii.gz</text:p>
          </table:table-cell>
          <table:table-cell office:value-type="float" office:value="0.932465195655823" calcext:value-type="float">
            <text:p>0.932465195655823</text:p>
          </table:table-cell>
          <table:table-cell office:value-type="float" office:value="0.933989405632019" calcext:value-type="float">
            <text:p>0.933989405632019</text:p>
          </table:table-cell>
          <table:table-cell office:value-type="float" office:value="0.936938107013702" calcext:value-type="float">
            <text:p>0.936938107013702</text:p>
          </table:table-cell>
          <table:table-cell office:value-type="float" office:value="0.939436435699463" calcext:value-type="float">
            <text:p>0.939436435699463</text:p>
          </table:table-cell>
          <table:table-cell office:value-type="float" office:value="0.939789712429047" calcext:value-type="float">
            <text:p>0.939789712429047</text:p>
          </table:table-cell>
          <table:table-cell office:value-type="float" office:value="0.941319227218628" calcext:value-type="float">
            <text:p>0.941319227218628</text:p>
          </table:table-cell>
          <table:table-cell office:value-type="float" office:value="0.942387640476227" calcext:value-type="float">
            <text:p>0.942387640476227</text:p>
          </table:table-cell>
          <table:table-cell office:value-type="float" office:value="0.944647073745728" calcext:value-type="float">
            <text:p>0.944647073745728</text:p>
          </table:table-cell>
          <table:table-cell office:value-type="float" office:value="0.945449888706207" calcext:value-type="float">
            <text:p>0.945449888706207</text:p>
          </table:table-cell>
          <table:table-cell office:value-type="float" office:value="0.944565892219543" calcext:value-type="float">
            <text:p>0.944565892219543</text:p>
          </table:table-cell>
          <table:table-cell office:value-type="float" office:value="0.945356249809265" calcext:value-type="float">
            <text:p>0.945356249809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4.nii.gz</text:p>
          </table:table-cell>
          <table:table-cell office:value-type="float" office:value="0.937772452831268" calcext:value-type="float">
            <text:p>0.937772452831268</text:p>
          </table:table-cell>
          <table:table-cell office:value-type="float" office:value="0.936868846416473" calcext:value-type="float">
            <text:p>0.936868846416473</text:p>
          </table:table-cell>
          <table:table-cell office:value-type="float" office:value="0.938184142112732" calcext:value-type="float">
            <text:p>0.938184142112732</text:p>
          </table:table-cell>
          <table:table-cell office:value-type="float" office:value="0.938636600971222" calcext:value-type="float">
            <text:p>0.938636600971222</text:p>
          </table:table-cell>
          <table:table-cell office:value-type="float" office:value="0.938053071498871" calcext:value-type="float">
            <text:p>0.938053071498871</text:p>
          </table:table-cell>
          <table:table-cell office:value-type="float" office:value="0.938451707363129" calcext:value-type="float">
            <text:p>0.938451707363129</text:p>
          </table:table-cell>
          <table:table-cell office:value-type="float" office:value="0.93919974565506" calcext:value-type="float">
            <text:p>0.93919974565506</text:p>
          </table:table-cell>
          <table:table-cell office:value-type="float" office:value="0.939094424247742" calcext:value-type="float">
            <text:p>0.939094424247742</text:p>
          </table:table-cell>
          <table:table-cell office:value-type="float" office:value="0.939080119132996" calcext:value-type="float">
            <text:p>0.939080119132996</text:p>
          </table:table-cell>
          <table:table-cell office:value-type="float" office:value="0.939112424850464" calcext:value-type="float">
            <text:p>0.939112424850464</text:p>
          </table:table-cell>
          <table:table-cell office:value-type="float" office:value="0.938512742519379" calcext:value-type="float">
            <text:p>0.938512742519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54.nii.gz</text:p>
          </table:table-cell>
          <table:table-cell office:value-type="float" office:value="0.876174986362457" calcext:value-type="float">
            <text:p>0.876174986362457</text:p>
          </table:table-cell>
          <table:table-cell office:value-type="float" office:value="0.876716375350952" calcext:value-type="float">
            <text:p>0.876716375350952</text:p>
          </table:table-cell>
          <table:table-cell office:value-type="float" office:value="0.877493977546692" calcext:value-type="float">
            <text:p>0.877493977546692</text:p>
          </table:table-cell>
          <table:table-cell office:value-type="float" office:value="0.878933548927307" calcext:value-type="float">
            <text:p>0.878933548927307</text:p>
          </table:table-cell>
          <table:table-cell office:value-type="float" office:value="0.879841387271881" calcext:value-type="float">
            <text:p>0.879841387271881</text:p>
          </table:table-cell>
          <table:table-cell office:value-type="float" office:value="0.880732595920563" calcext:value-type="float">
            <text:p>0.880732595920563</text:p>
          </table:table-cell>
          <table:table-cell office:value-type="float" office:value="0.881730556488037" calcext:value-type="float">
            <text:p>0.881730556488037</text:p>
          </table:table-cell>
          <table:table-cell office:value-type="float" office:value="0.882664322853088" calcext:value-type="float">
            <text:p>0.882664322853088</text:p>
          </table:table-cell>
          <table:table-cell office:value-type="float" office:value="0.882854640483856" calcext:value-type="float">
            <text:p>0.882854640483856</text:p>
          </table:table-cell>
          <table:table-cell office:value-type="float" office:value="0.883196949958801" calcext:value-type="float">
            <text:p>0.883196949958801</text:p>
          </table:table-cell>
          <table:table-cell office:value-type="float" office:value="0.884248793125153" calcext:value-type="float">
            <text:p>0.884248793125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18.nii.gz</text:p>
          </table:table-cell>
          <table:table-cell office:value-type="float" office:value="0.925324738025665" calcext:value-type="float">
            <text:p>0.925324738025665</text:p>
          </table:table-cell>
          <table:table-cell office:value-type="float" office:value="0.925744235515594" calcext:value-type="float">
            <text:p>0.925744235515594</text:p>
          </table:table-cell>
          <table:table-cell office:value-type="float" office:value="0.926154553890228" calcext:value-type="float">
            <text:p>0.926154553890228</text:p>
          </table:table-cell>
          <table:table-cell office:value-type="float" office:value="0.926822543144226" calcext:value-type="float">
            <text:p>0.926822543144226</text:p>
          </table:table-cell>
          <table:table-cell office:value-type="float" office:value="0.926765918731689" calcext:value-type="float">
            <text:p>0.926765918731689</text:p>
          </table:table-cell>
          <table:table-cell office:value-type="float" office:value="0.928055763244629" calcext:value-type="float">
            <text:p>0.928055763244629</text:p>
          </table:table-cell>
          <table:table-cell office:value-type="float" office:value="0.929437816143036" calcext:value-type="float">
            <text:p>0.929437816143036</text:p>
          </table:table-cell>
          <table:table-cell office:value-type="float" office:value="0.930600225925446" calcext:value-type="float">
            <text:p>0.930600225925446</text:p>
          </table:table-cell>
          <table:table-cell office:value-type="float" office:value="0.931172490119934" calcext:value-type="float">
            <text:p>0.931172490119934</text:p>
          </table:table-cell>
          <table:table-cell office:value-type="float" office:value="0.932164251804352" calcext:value-type="float">
            <text:p>0.932164251804352</text:p>
          </table:table-cell>
          <table:table-cell office:value-type="float" office:value="0.933403849601746" calcext:value-type="float">
            <text:p>0.933403849601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54.nii.gz</text:p>
          </table:table-cell>
          <table:table-cell office:value-type="float" office:value="0.931025087833404" calcext:value-type="float">
            <text:p>0.931025087833404</text:p>
          </table:table-cell>
          <table:table-cell office:value-type="float" office:value="0.932447671890259" calcext:value-type="float">
            <text:p>0.932447671890259</text:p>
          </table:table-cell>
          <table:table-cell office:value-type="float" office:value="0.932778358459473" calcext:value-type="float">
            <text:p>0.932778358459473</text:p>
          </table:table-cell>
          <table:table-cell office:value-type="float" office:value="0.933566987514496" calcext:value-type="float">
            <text:p>0.933566987514496</text:p>
          </table:table-cell>
          <table:table-cell office:value-type="float" office:value="0.933203637599945" calcext:value-type="float">
            <text:p>0.933203637599945</text:p>
          </table:table-cell>
          <table:table-cell office:value-type="float" office:value="0.934527039527893" calcext:value-type="float">
            <text:p>0.934527039527893</text:p>
          </table:table-cell>
          <table:table-cell office:value-type="float" office:value="0.935581862926483" calcext:value-type="float">
            <text:p>0.935581862926483</text:p>
          </table:table-cell>
          <table:table-cell office:value-type="float" office:value="0.93583345413208" calcext:value-type="float">
            <text:p>0.93583345413208</text:p>
          </table:table-cell>
          <table:table-cell office:value-type="float" office:value="0.935460031032562" calcext:value-type="float">
            <text:p>0.935460031032562</text:p>
          </table:table-cell>
          <table:table-cell office:value-type="float" office:value="0.935640692710876" calcext:value-type="float">
            <text:p>0.935640692710876</text:p>
          </table:table-cell>
          <table:table-cell office:value-type="float" office:value="0.937436759471893" calcext:value-type="float">
            <text:p>0.937436759471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0.nii.gz</text:p>
          </table:table-cell>
          <table:table-cell office:value-type="float" office:value="0.945111513137817" calcext:value-type="float">
            <text:p>0.945111513137817</text:p>
          </table:table-cell>
          <table:table-cell office:value-type="float" office:value="0.947792053222656" calcext:value-type="float">
            <text:p>0.947792053222656</text:p>
          </table:table-cell>
          <table:table-cell office:value-type="float" office:value="0.948713839054108" calcext:value-type="float">
            <text:p>0.948713839054108</text:p>
          </table:table-cell>
          <table:table-cell office:value-type="float" office:value="0.949771702289581" calcext:value-type="float">
            <text:p>0.949771702289581</text:p>
          </table:table-cell>
          <table:table-cell office:value-type="float" office:value="0.951254904270172" calcext:value-type="float">
            <text:p>0.951254904270172</text:p>
          </table:table-cell>
          <table:table-cell office:value-type="float" office:value="0.952893078327179" calcext:value-type="float">
            <text:p>0.952893078327179</text:p>
          </table:table-cell>
          <table:table-cell office:value-type="float" office:value="0.955609381198883" calcext:value-type="float">
            <text:p>0.955609381198883</text:p>
          </table:table-cell>
          <table:table-cell office:value-type="float" office:value="0.956217348575592" calcext:value-type="float">
            <text:p>0.956217348575592</text:p>
          </table:table-cell>
          <table:table-cell office:value-type="float" office:value="0.956002593040466" calcext:value-type="float">
            <text:p>0.956002593040466</text:p>
          </table:table-cell>
          <table:table-cell office:value-type="float" office:value="0.957284271717072" calcext:value-type="float">
            <text:p>0.957284271717072</text:p>
          </table:table-cell>
          <table:table-cell office:value-type="float" office:value="0.958154022693634" calcext:value-type="float">
            <text:p>0.958154022693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08.nii.gz</text:p>
          </table:table-cell>
          <table:table-cell office:value-type="float" office:value="0.904282033443451" calcext:value-type="float">
            <text:p>0.904282033443451</text:p>
          </table:table-cell>
          <table:table-cell office:value-type="float" office:value="0.907082498073578" calcext:value-type="float">
            <text:p>0.907082498073578</text:p>
          </table:table-cell>
          <table:table-cell office:value-type="float" office:value="0.907724916934967" calcext:value-type="float">
            <text:p>0.907724916934967</text:p>
          </table:table-cell>
          <table:table-cell office:value-type="float" office:value="0.90893828868866" calcext:value-type="float">
            <text:p>0.90893828868866</text:p>
          </table:table-cell>
          <table:table-cell office:value-type="float" office:value="0.909170925617218" calcext:value-type="float">
            <text:p>0.909170925617218</text:p>
          </table:table-cell>
          <table:table-cell office:value-type="float" office:value="0.909462213516235" calcext:value-type="float">
            <text:p>0.909462213516235</text:p>
          </table:table-cell>
          <table:table-cell office:value-type="float" office:value="0.909841001033783" calcext:value-type="float">
            <text:p>0.909841001033783</text:p>
          </table:table-cell>
          <table:table-cell office:value-type="float" office:value="0.909360706806183" calcext:value-type="float">
            <text:p>0.909360706806183</text:p>
          </table:table-cell>
          <table:table-cell office:value-type="float" office:value="0.910731494426727" calcext:value-type="float">
            <text:p>0.910731494426727</text:p>
          </table:table-cell>
          <table:table-cell office:value-type="float" office:value="0.910645484924316" calcext:value-type="float">
            <text:p>0.910645484924316</text:p>
          </table:table-cell>
          <table:table-cell office:value-type="float" office:value="0.910851299762726" calcext:value-type="float">
            <text:p>0.910851299762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2.nii.gz</text:p>
          </table:table-cell>
          <table:table-cell office:value-type="float" office:value="0.958984851837158" calcext:value-type="float">
            <text:p>0.958984851837158</text:p>
          </table:table-cell>
          <table:table-cell office:value-type="float" office:value="0.95933723449707" calcext:value-type="float">
            <text:p>0.95933723449707</text:p>
          </table:table-cell>
          <table:table-cell office:value-type="float" office:value="0.959389865398407" calcext:value-type="float">
            <text:p>0.959389865398407</text:p>
          </table:table-cell>
          <table:table-cell office:value-type="float" office:value="0.959831893444061" calcext:value-type="float">
            <text:p>0.959831893444061</text:p>
          </table:table-cell>
          <table:table-cell office:value-type="float" office:value="0.960744976997376" calcext:value-type="float">
            <text:p>0.960744976997376</text:p>
          </table:table-cell>
          <table:table-cell office:value-type="float" office:value="0.961032748222351" calcext:value-type="float">
            <text:p>0.961032748222351</text:p>
          </table:table-cell>
          <table:table-cell office:value-type="float" office:value="0.96076089143753" calcext:value-type="float">
            <text:p>0.96076089143753</text:p>
          </table:table-cell>
          <table:table-cell office:value-type="float" office:value="0.96075052022934" calcext:value-type="float">
            <text:p>0.96075052022934</text:p>
          </table:table-cell>
          <table:table-cell office:value-type="float" office:value="0.961507141590118" calcext:value-type="float">
            <text:p>0.961507141590118</text:p>
          </table:table-cell>
          <table:table-cell office:value-type="float" office:value="0.961490452289581" calcext:value-type="float">
            <text:p>0.961490452289581</text:p>
          </table:table-cell>
          <table:table-cell office:value-type="float" office:value="0.961743414402008" calcext:value-type="float">
            <text:p>0.961743414402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78.nii.gz</text:p>
          </table:table-cell>
          <table:table-cell office:value-type="float" office:value="0.85575133562088" calcext:value-type="float">
            <text:p>0.85575133562088</text:p>
          </table:table-cell>
          <table:table-cell office:value-type="float" office:value="0.858456492424011" calcext:value-type="float">
            <text:p>0.858456492424011</text:p>
          </table:table-cell>
          <table:table-cell office:value-type="float" office:value="0.859697341918945" calcext:value-type="float">
            <text:p>0.859697341918945</text:p>
          </table:table-cell>
          <table:table-cell office:value-type="float" office:value="0.860262393951416" calcext:value-type="float">
            <text:p>0.860262393951416</text:p>
          </table:table-cell>
          <table:table-cell office:value-type="float" office:value="0.860354483127594" calcext:value-type="float">
            <text:p>0.860354483127594</text:p>
          </table:table-cell>
          <table:table-cell office:value-type="float" office:value="0.86126846075058" calcext:value-type="float">
            <text:p>0.86126846075058</text:p>
          </table:table-cell>
          <table:table-cell office:value-type="float" office:value="0.861228823661804" calcext:value-type="float">
            <text:p>0.861228823661804</text:p>
          </table:table-cell>
          <table:table-cell office:value-type="float" office:value="0.861678183078766" calcext:value-type="float">
            <text:p>0.861678183078766</text:p>
          </table:table-cell>
          <table:table-cell office:value-type="float" office:value="0.861577749252319" calcext:value-type="float">
            <text:p>0.861577749252319</text:p>
          </table:table-cell>
          <table:table-cell office:value-type="float" office:value="0.861717045307159" calcext:value-type="float">
            <text:p>0.861717045307159</text:p>
          </table:table-cell>
          <table:table-cell office:value-type="float" office:value="0.861847937107086" calcext:value-type="float">
            <text:p>0.861847937107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44.nii.gz</text:p>
          </table:table-cell>
          <table:table-cell office:value-type="float" office:value="0.808785200119019" calcext:value-type="float">
            <text:p>0.808785200119019</text:p>
          </table:table-cell>
          <table:table-cell office:value-type="float" office:value="0.806037187576294" calcext:value-type="float">
            <text:p>0.806037187576294</text:p>
          </table:table-cell>
          <table:table-cell office:value-type="float" office:value="0.808574259281158" calcext:value-type="float">
            <text:p>0.808574259281158</text:p>
          </table:table-cell>
          <table:table-cell office:value-type="float" office:value="0.810817539691925" calcext:value-type="float">
            <text:p>0.810817539691925</text:p>
          </table:table-cell>
          <table:table-cell office:value-type="float" office:value="0.807817578315735" calcext:value-type="float">
            <text:p>0.807817578315735</text:p>
          </table:table-cell>
          <table:table-cell office:value-type="float" office:value="0.808622658252716" calcext:value-type="float">
            <text:p>0.808622658252716</text:p>
          </table:table-cell>
          <table:table-cell office:value-type="float" office:value="0.80894923210144" calcext:value-type="float">
            <text:p>0.80894923210144</text:p>
          </table:table-cell>
          <table:table-cell office:value-type="float" office:value="0.810431301593781" calcext:value-type="float">
            <text:p>0.810431301593781</text:p>
          </table:table-cell>
          <table:table-cell office:value-type="float" office:value="0.807498753070831" calcext:value-type="float">
            <text:p>0.807498753070831</text:p>
          </table:table-cell>
          <table:table-cell office:value-type="float" office:value="0.806553244590759" calcext:value-type="float">
            <text:p>0.806553244590759</text:p>
          </table:table-cell>
          <table:table-cell office:value-type="float" office:value="0.807517647743225" calcext:value-type="float">
            <text:p>0.807517647743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58.nii.gz</text:p>
          </table:table-cell>
          <table:table-cell office:value-type="float" office:value="0.88272088766098" calcext:value-type="float">
            <text:p>0.88272088766098</text:p>
          </table:table-cell>
          <table:table-cell office:value-type="float" office:value="0.886895596981049" calcext:value-type="float">
            <text:p>0.886895596981049</text:p>
          </table:table-cell>
          <table:table-cell office:value-type="float" office:value="0.889207482337952" calcext:value-type="float">
            <text:p>0.889207482337952</text:p>
          </table:table-cell>
          <table:table-cell office:value-type="float" office:value="0.889318704605102" calcext:value-type="float">
            <text:p>0.889318704605102</text:p>
          </table:table-cell>
          <table:table-cell office:value-type="float" office:value="0.889716923236847" calcext:value-type="float">
            <text:p>0.889716923236847</text:p>
          </table:table-cell>
          <table:table-cell office:value-type="float" office:value="0.890851616859436" calcext:value-type="float">
            <text:p>0.890851616859436</text:p>
          </table:table-cell>
          <table:table-cell office:value-type="float" office:value="0.892932951450348" calcext:value-type="float">
            <text:p>0.892932951450348</text:p>
          </table:table-cell>
          <table:table-cell office:value-type="float" office:value="0.894216179847717" calcext:value-type="float">
            <text:p>0.894216179847717</text:p>
          </table:table-cell>
          <table:table-cell office:value-type="float" office:value="0.895773828029633" calcext:value-type="float">
            <text:p>0.895773828029633</text:p>
          </table:table-cell>
          <table:table-cell office:value-type="float" office:value="0.898155868053436" calcext:value-type="float">
            <text:p>0.898155868053436</text:p>
          </table:table-cell>
          <table:table-cell office:value-type="float" office:value="0.898847103118897" calcext:value-type="float">
            <text:p>0.898847103118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8.nii.gz</text:p>
          </table:table-cell>
          <table:table-cell office:value-type="float" office:value="0.884437620639801" calcext:value-type="float">
            <text:p>0.884437620639801</text:p>
          </table:table-cell>
          <table:table-cell office:value-type="float" office:value="0.888237237930298" calcext:value-type="float">
            <text:p>0.888237237930298</text:p>
          </table:table-cell>
          <table:table-cell office:value-type="float" office:value="0.891501367092133" calcext:value-type="float">
            <text:p>0.891501367092133</text:p>
          </table:table-cell>
          <table:table-cell office:value-type="float" office:value="0.89456033706665" calcext:value-type="float">
            <text:p>0.89456033706665</text:p>
          </table:table-cell>
          <table:table-cell office:value-type="float" office:value="0.89631998538971" calcext:value-type="float">
            <text:p>0.89631998538971</text:p>
          </table:table-cell>
          <table:table-cell office:value-type="float" office:value="0.899876415729523" calcext:value-type="float">
            <text:p>0.899876415729523</text:p>
          </table:table-cell>
          <table:table-cell office:value-type="float" office:value="0.900214076042175" calcext:value-type="float">
            <text:p>0.900214076042175</text:p>
          </table:table-cell>
          <table:table-cell office:value-type="float" office:value="0.903513848781586" calcext:value-type="float">
            <text:p>0.903513848781586</text:p>
          </table:table-cell>
          <table:table-cell office:value-type="float" office:value="0.906001329421997" calcext:value-type="float">
            <text:p>0.906001329421997</text:p>
          </table:table-cell>
          <table:table-cell office:value-type="float" office:value="0.907627165317535" calcext:value-type="float">
            <text:p>0.907627165317535</text:p>
          </table:table-cell>
          <table:table-cell office:value-type="float" office:value="0.911135196685791" calcext:value-type="float">
            <text:p>0.911135196685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74.nii.gz</text:p>
          </table:table-cell>
          <table:table-cell office:value-type="float" office:value="0.928614675998688" calcext:value-type="float">
            <text:p>0.928614675998688</text:p>
          </table:table-cell>
          <table:table-cell office:value-type="float" office:value="0.929648041725159" calcext:value-type="float">
            <text:p>0.929648041725159</text:p>
          </table:table-cell>
          <table:table-cell office:value-type="float" office:value="0.930590450763702" calcext:value-type="float">
            <text:p>0.930590450763702</text:p>
          </table:table-cell>
          <table:table-cell office:value-type="float" office:value="0.931065201759338" calcext:value-type="float">
            <text:p>0.931065201759338</text:p>
          </table:table-cell>
          <table:table-cell office:value-type="float" office:value="0.932440102100372" calcext:value-type="float">
            <text:p>0.932440102100372</text:p>
          </table:table-cell>
          <table:table-cell office:value-type="float" office:value="0.936012387275696" calcext:value-type="float">
            <text:p>0.936012387275696</text:p>
          </table:table-cell>
          <table:table-cell office:value-type="float" office:value="0.935977458953857" calcext:value-type="float">
            <text:p>0.935977458953857</text:p>
          </table:table-cell>
          <table:table-cell office:value-type="float" office:value="0.935926795005798" calcext:value-type="float">
            <text:p>0.935926795005798</text:p>
          </table:table-cell>
          <table:table-cell office:value-type="float" office:value="0.938016891479492" calcext:value-type="float">
            <text:p>0.938016891479492</text:p>
          </table:table-cell>
          <table:table-cell office:value-type="float" office:value="0.939367830753326" calcext:value-type="float">
            <text:p>0.939367830753326</text:p>
          </table:table-cell>
          <table:table-cell office:value-type="float" office:value="0.940123200416565" calcext:value-type="float">
            <text:p>0.940123200416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06.nii.gz</text:p>
          </table:table-cell>
          <table:table-cell office:value-type="float" office:value="0.90934818983078" calcext:value-type="float">
            <text:p>0.90934818983078</text:p>
          </table:table-cell>
          <table:table-cell office:value-type="float" office:value="0.913282155990601" calcext:value-type="float">
            <text:p>0.913282155990601</text:p>
          </table:table-cell>
          <table:table-cell office:value-type="float" office:value="0.914615273475647" calcext:value-type="float">
            <text:p>0.914615273475647</text:p>
          </table:table-cell>
          <table:table-cell office:value-type="float" office:value="0.914778292179108" calcext:value-type="float">
            <text:p>0.914778292179108</text:p>
          </table:table-cell>
          <table:table-cell office:value-type="float" office:value="0.915428578853607" calcext:value-type="float">
            <text:p>0.915428578853607</text:p>
          </table:table-cell>
          <table:table-cell office:value-type="float" office:value="0.916373074054718" calcext:value-type="float">
            <text:p>0.916373074054718</text:p>
          </table:table-cell>
          <table:table-cell office:value-type="float" office:value="0.916876435279846" calcext:value-type="float">
            <text:p>0.916876435279846</text:p>
          </table:table-cell>
          <table:table-cell office:value-type="float" office:value="0.917632937431335" calcext:value-type="float">
            <text:p>0.917632937431335</text:p>
          </table:table-cell>
          <table:table-cell office:value-type="float" office:value="0.917824685573578" calcext:value-type="float">
            <text:p>0.917824685573578</text:p>
          </table:table-cell>
          <table:table-cell office:value-type="float" office:value="0.918798983097076" calcext:value-type="float">
            <text:p>0.918798983097076</text:p>
          </table:table-cell>
          <table:table-cell office:value-type="float" office:value="0.91939103603363" calcext:value-type="float">
            <text:p>0.9193910360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42.nii.gz</text:p>
          </table:table-cell>
          <table:table-cell office:value-type="float" office:value="0.71559476852417" calcext:value-type="float">
            <text:p>0.71559476852417</text:p>
          </table:table-cell>
          <table:table-cell office:value-type="float" office:value="0.707332730293274" calcext:value-type="float">
            <text:p>0.707332730293274</text:p>
          </table:table-cell>
          <table:table-cell office:value-type="float" office:value="0.712018966674805" calcext:value-type="float">
            <text:p>0.712018966674805</text:p>
          </table:table-cell>
          <table:table-cell office:value-type="float" office:value="0.711434066295624" calcext:value-type="float">
            <text:p>0.711434066295624</text:p>
          </table:table-cell>
          <table:table-cell office:value-type="float" office:value="0.709796667098999" calcext:value-type="float">
            <text:p>0.709796667098999</text:p>
          </table:table-cell>
          <table:table-cell office:value-type="float" office:value="0.708634614944458" calcext:value-type="float">
            <text:p>0.708634614944458</text:p>
          </table:table-cell>
          <table:table-cell office:value-type="float" office:value="0.708576202392578" calcext:value-type="float">
            <text:p>0.708576202392578</text:p>
          </table:table-cell>
          <table:table-cell office:value-type="float" office:value="0.708791851997376" calcext:value-type="float">
            <text:p>0.708791851997376</text:p>
          </table:table-cell>
          <table:table-cell office:value-type="float" office:value="0.708791017532349" calcext:value-type="float">
            <text:p>0.708791017532349</text:p>
          </table:table-cell>
          <table:table-cell office:value-type="float" office:value="0.709835708141327" calcext:value-type="float">
            <text:p>0.709835708141327</text:p>
          </table:table-cell>
          <table:table-cell office:value-type="float" office:value="0.710716128349304" calcext:value-type="float">
            <text:p>0.710716128349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98.nii.gz</text:p>
          </table:table-cell>
          <table:table-cell office:value-type="float" office:value="0.87739908695221" calcext:value-type="float">
            <text:p>0.87739908695221</text:p>
          </table:table-cell>
          <table:table-cell office:value-type="float" office:value="0.883512556552887" calcext:value-type="float">
            <text:p>0.883512556552887</text:p>
          </table:table-cell>
          <table:table-cell office:value-type="float" office:value="0.885382056236267" calcext:value-type="float">
            <text:p>0.885382056236267</text:p>
          </table:table-cell>
          <table:table-cell office:value-type="float" office:value="0.887255609035492" calcext:value-type="float">
            <text:p>0.887255609035492</text:p>
          </table:table-cell>
          <table:table-cell office:value-type="float" office:value="0.88696676492691" calcext:value-type="float">
            <text:p>0.88696676492691</text:p>
          </table:table-cell>
          <table:table-cell office:value-type="float" office:value="0.889777719974518" calcext:value-type="float">
            <text:p>0.889777719974518</text:p>
          </table:table-cell>
          <table:table-cell office:value-type="float" office:value="0.894608378410339" calcext:value-type="float">
            <text:p>0.894608378410339</text:p>
          </table:table-cell>
          <table:table-cell office:value-type="float" office:value="0.896720707416534" calcext:value-type="float">
            <text:p>0.896720707416534</text:p>
          </table:table-cell>
          <table:table-cell office:value-type="float" office:value="0.898068130016327" calcext:value-type="float">
            <text:p>0.898068130016327</text:p>
          </table:table-cell>
          <table:table-cell office:value-type="float" office:value="0.899166464805603" calcext:value-type="float">
            <text:p>0.899166464805603</text:p>
          </table:table-cell>
          <table:table-cell office:value-type="float" office:value="0.900711715221405" calcext:value-type="float">
            <text:p>0.900711715221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0.nii.gz</text:p>
          </table:table-cell>
          <table:table-cell office:value-type="float" office:value="0.835609912872314" calcext:value-type="float">
            <text:p>0.835609912872314</text:p>
          </table:table-cell>
          <table:table-cell office:value-type="float" office:value="0.840136706829071" calcext:value-type="float">
            <text:p>0.840136706829071</text:p>
          </table:table-cell>
          <table:table-cell office:value-type="float" office:value="0.841756284236908" calcext:value-type="float">
            <text:p>0.841756284236908</text:p>
          </table:table-cell>
          <table:table-cell office:value-type="float" office:value="0.844851136207581" calcext:value-type="float">
            <text:p>0.844851136207581</text:p>
          </table:table-cell>
          <table:table-cell office:value-type="float" office:value="0.84721451997757" calcext:value-type="float">
            <text:p>0.84721451997757</text:p>
          </table:table-cell>
          <table:table-cell office:value-type="float" office:value="0.850622415542602" calcext:value-type="float">
            <text:p>0.850622415542602</text:p>
          </table:table-cell>
          <table:table-cell office:value-type="float" office:value="0.851516723632813" calcext:value-type="float">
            <text:p>0.851516723632813</text:p>
          </table:table-cell>
          <table:table-cell office:value-type="float" office:value="0.853527307510376" calcext:value-type="float">
            <text:p>0.853527307510376</text:p>
          </table:table-cell>
          <table:table-cell office:value-type="float" office:value="0.855715453624725" calcext:value-type="float">
            <text:p>0.855715453624725</text:p>
          </table:table-cell>
          <table:table-cell office:value-type="float" office:value="0.858286559581757" calcext:value-type="float">
            <text:p>0.858286559581757</text:p>
          </table:table-cell>
          <table:table-cell office:value-type="float" office:value="0.860640108585358" calcext:value-type="float">
            <text:p>0.860640108585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1.nii.gz</text:p>
          </table:table-cell>
          <table:table-cell office:value-type="float" office:value="0.94051194190979" calcext:value-type="float">
            <text:p>0.94051194190979</text:p>
          </table:table-cell>
          <table:table-cell office:value-type="float" office:value="0.942617952823639" calcext:value-type="float">
            <text:p>0.942617952823639</text:p>
          </table:table-cell>
          <table:table-cell office:value-type="float" office:value="0.944777131080627" calcext:value-type="float">
            <text:p>0.944777131080627</text:p>
          </table:table-cell>
          <table:table-cell office:value-type="float" office:value="0.946460664272308" calcext:value-type="float">
            <text:p>0.946460664272308</text:p>
          </table:table-cell>
          <table:table-cell office:value-type="float" office:value="0.947244048118591" calcext:value-type="float">
            <text:p>0.947244048118591</text:p>
          </table:table-cell>
          <table:table-cell office:value-type="float" office:value="0.949002683162689" calcext:value-type="float">
            <text:p>0.949002683162689</text:p>
          </table:table-cell>
          <table:table-cell office:value-type="float" office:value="0.949984550476074" calcext:value-type="float">
            <text:p>0.949984550476074</text:p>
          </table:table-cell>
          <table:table-cell office:value-type="float" office:value="0.950620472431183" calcext:value-type="float">
            <text:p>0.950620472431183</text:p>
          </table:table-cell>
          <table:table-cell office:value-type="float" office:value="0.950758755207062" calcext:value-type="float">
            <text:p>0.950758755207062</text:p>
          </table:table-cell>
          <table:table-cell office:value-type="float" office:value="0.952474355697632" calcext:value-type="float">
            <text:p>0.952474355697632</text:p>
          </table:table-cell>
          <table:table-cell office:value-type="float" office:value="0.952272713184357" calcext:value-type="float">
            <text:p>0.952272713184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14.nii.gz</text:p>
          </table:table-cell>
          <table:table-cell office:value-type="float" office:value="0.83062219619751" calcext:value-type="float">
            <text:p>0.83062219619751</text:p>
          </table:table-cell>
          <table:table-cell office:value-type="float" office:value="0.827263534069061" calcext:value-type="float">
            <text:p>0.827263534069061</text:p>
          </table:table-cell>
          <table:table-cell office:value-type="float" office:value="0.830352365970612" calcext:value-type="float">
            <text:p>0.830352365970612</text:p>
          </table:table-cell>
          <table:table-cell office:value-type="float" office:value="0.830301940441132" calcext:value-type="float">
            <text:p>0.830301940441132</text:p>
          </table:table-cell>
          <table:table-cell office:value-type="float" office:value="0.83111560344696" calcext:value-type="float">
            <text:p>0.83111560344696</text:p>
          </table:table-cell>
          <table:table-cell office:value-type="float" office:value="0.830554306507111" calcext:value-type="float">
            <text:p>0.830554306507111</text:p>
          </table:table-cell>
          <table:table-cell office:value-type="float" office:value="0.830344676971435" calcext:value-type="float">
            <text:p>0.830344676971435</text:p>
          </table:table-cell>
          <table:table-cell office:value-type="float" office:value="0.830822288990021" calcext:value-type="float">
            <text:p>0.830822288990021</text:p>
          </table:table-cell>
          <table:table-cell office:value-type="float" office:value="0.829261004924774" calcext:value-type="float">
            <text:p>0.829261004924774</text:p>
          </table:table-cell>
          <table:table-cell office:value-type="float" office:value="0.829361200332642" calcext:value-type="float">
            <text:p>0.829361200332642</text:p>
          </table:table-cell>
          <table:table-cell office:value-type="float" office:value="0.828703284263611" calcext:value-type="float">
            <text:p>0.828703284263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71.nii.gz</text:p>
          </table:table-cell>
          <table:table-cell office:value-type="float" office:value="0.951044261455536" calcext:value-type="float">
            <text:p>0.951044261455536</text:p>
          </table:table-cell>
          <table:table-cell office:value-type="float" office:value="0.95384293794632" calcext:value-type="float">
            <text:p>0.95384293794632</text:p>
          </table:table-cell>
          <table:table-cell office:value-type="float" office:value="0.955871641635895" calcext:value-type="float">
            <text:p>0.955871641635895</text:p>
          </table:table-cell>
          <table:table-cell office:value-type="float" office:value="0.956973612308502" calcext:value-type="float">
            <text:p>0.956973612308502</text:p>
          </table:table-cell>
          <table:table-cell office:value-type="float" office:value="0.957903206348419" calcext:value-type="float">
            <text:p>0.957903206348419</text:p>
          </table:table-cell>
          <table:table-cell office:value-type="float" office:value="0.958257436752319" calcext:value-type="float">
            <text:p>0.958257436752319</text:p>
          </table:table-cell>
          <table:table-cell office:value-type="float" office:value="0.95829427242279" calcext:value-type="float">
            <text:p>0.95829427242279</text:p>
          </table:table-cell>
          <table:table-cell office:value-type="float" office:value="0.9585080742836" calcext:value-type="float">
            <text:p>0.9585080742836</text:p>
          </table:table-cell>
          <table:table-cell office:value-type="float" office:value="0.959093272686004" calcext:value-type="float">
            <text:p>0.959093272686004</text:p>
          </table:table-cell>
          <table:table-cell office:value-type="float" office:value="0.959069788455963" calcext:value-type="float">
            <text:p>0.959069788455963</text:p>
          </table:table-cell>
          <table:table-cell office:value-type="float" office:value="0.959392845630646" calcext:value-type="float">
            <text:p>0.959392845630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40.nii.gz</text:p>
          </table:table-cell>
          <table:table-cell office:value-type="float" office:value="0.769194781780243" calcext:value-type="float">
            <text:p>0.769194781780243</text:p>
          </table:table-cell>
          <table:table-cell office:value-type="float" office:value="0.77860814332962" calcext:value-type="float">
            <text:p>0.77860814332962</text:p>
          </table:table-cell>
          <table:table-cell office:value-type="float" office:value="0.782261848449707" calcext:value-type="float">
            <text:p>0.782261848449707</text:p>
          </table:table-cell>
          <table:table-cell office:value-type="float" office:value="0.786272168159485" calcext:value-type="float">
            <text:p>0.786272168159485</text:p>
          </table:table-cell>
          <table:table-cell office:value-type="float" office:value="0.785527229309082" calcext:value-type="float">
            <text:p>0.785527229309082</text:p>
          </table:table-cell>
          <table:table-cell office:value-type="float" office:value="0.787589490413666" calcext:value-type="float">
            <text:p>0.787589490413666</text:p>
          </table:table-cell>
          <table:table-cell office:value-type="float" office:value="0.778988122940064" calcext:value-type="float">
            <text:p>0.778988122940064</text:p>
          </table:table-cell>
          <table:table-cell office:value-type="float" office:value="0.778581738471985" calcext:value-type="float">
            <text:p>0.778581738471985</text:p>
          </table:table-cell>
          <table:table-cell office:value-type="float" office:value="0.781936705112457" calcext:value-type="float">
            <text:p>0.781936705112457</text:p>
          </table:table-cell>
          <table:table-cell office:value-type="float" office:value="0.796158492565155" calcext:value-type="float">
            <text:p>0.796158492565155</text:p>
          </table:table-cell>
          <table:table-cell office:value-type="float" office:value="0.797303795814514" calcext:value-type="float">
            <text:p>0.797303795814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63.nii.gz</text:p>
          </table:table-cell>
          <table:table-cell office:value-type="float" office:value="0.880976259708404" calcext:value-type="float">
            <text:p>0.880976259708404</text:p>
          </table:table-cell>
          <table:table-cell office:value-type="float" office:value="0.889826238155365" calcext:value-type="float">
            <text:p>0.889826238155365</text:p>
          </table:table-cell>
          <table:table-cell office:value-type="float" office:value="0.893970191478729" calcext:value-type="float">
            <text:p>0.893970191478729</text:p>
          </table:table-cell>
          <table:table-cell office:value-type="float" office:value="0.90357381105423" calcext:value-type="float">
            <text:p>0.90357381105423</text:p>
          </table:table-cell>
          <table:table-cell office:value-type="float" office:value="0.908016860485077" calcext:value-type="float">
            <text:p>0.908016860485077</text:p>
          </table:table-cell>
          <table:table-cell office:value-type="float" office:value="0.90791928768158" calcext:value-type="float">
            <text:p>0.90791928768158</text:p>
          </table:table-cell>
          <table:table-cell office:value-type="float" office:value="0.907234013080597" calcext:value-type="float">
            <text:p>0.907234013080597</text:p>
          </table:table-cell>
          <table:table-cell office:value-type="float" office:value="0.905886352062225" calcext:value-type="float">
            <text:p>0.905886352062225</text:p>
          </table:table-cell>
          <table:table-cell office:value-type="float" office:value="0.911288976669312" calcext:value-type="float">
            <text:p>0.911288976669312</text:p>
          </table:table-cell>
          <table:table-cell office:value-type="float" office:value="0.912763059139252" calcext:value-type="float">
            <text:p>0.912763059139252</text:p>
          </table:table-cell>
          <table:table-cell office:value-type="float" office:value="0.913731515407562" calcext:value-type="float">
            <text:p>0.913731515407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20.nii.gz</text:p>
          </table:table-cell>
          <table:table-cell office:value-type="float" office:value="0.838685512542725" calcext:value-type="float">
            <text:p>0.838685512542725</text:p>
          </table:table-cell>
          <table:table-cell office:value-type="float" office:value="0.840408563613892" calcext:value-type="float">
            <text:p>0.840408563613892</text:p>
          </table:table-cell>
          <table:table-cell office:value-type="float" office:value="0.840962290763855" calcext:value-type="float">
            <text:p>0.840962290763855</text:p>
          </table:table-cell>
          <table:table-cell office:value-type="float" office:value="0.841423332691193" calcext:value-type="float">
            <text:p>0.841423332691193</text:p>
          </table:table-cell>
          <table:table-cell office:value-type="float" office:value="0.843708872795105" calcext:value-type="float">
            <text:p>0.843708872795105</text:p>
          </table:table-cell>
          <table:table-cell office:value-type="float" office:value="0.845144867897034" calcext:value-type="float">
            <text:p>0.845144867897034</text:p>
          </table:table-cell>
          <table:table-cell office:value-type="float" office:value="0.845259487628937" calcext:value-type="float">
            <text:p>0.845259487628937</text:p>
          </table:table-cell>
          <table:table-cell office:value-type="float" office:value="0.845267355442047" calcext:value-type="float">
            <text:p>0.845267355442047</text:p>
          </table:table-cell>
          <table:table-cell office:value-type="float" office:value="0.846880912780762" calcext:value-type="float">
            <text:p>0.846880912780762</text:p>
          </table:table-cell>
          <table:table-cell office:value-type="float" office:value="0.847274780273438" calcext:value-type="float">
            <text:p>0.847274780273438</text:p>
          </table:table-cell>
          <table:table-cell office:value-type="float" office:value="0.847618162631989" calcext:value-type="float">
            <text:p>0.847618162631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1.nii.gz</text:p>
          </table:table-cell>
          <table:table-cell office:value-type="float" office:value="0.960351407527924" calcext:value-type="float">
            <text:p>0.960351407527924</text:p>
          </table:table-cell>
          <table:table-cell office:value-type="float" office:value="0.962889015674591" calcext:value-type="float">
            <text:p>0.962889015674591</text:p>
          </table:table-cell>
          <table:table-cell office:value-type="float" office:value="0.964489459991455" calcext:value-type="float">
            <text:p>0.964489459991455</text:p>
          </table:table-cell>
          <table:table-cell office:value-type="float" office:value="0.965110301971436" calcext:value-type="float">
            <text:p>0.965110301971436</text:p>
          </table:table-cell>
          <table:table-cell office:value-type="float" office:value="0.96636301279068" calcext:value-type="float">
            <text:p>0.96636301279068</text:p>
          </table:table-cell>
          <table:table-cell office:value-type="float" office:value="0.96719890832901" calcext:value-type="float">
            <text:p>0.96719890832901</text:p>
          </table:table-cell>
          <table:table-cell office:value-type="float" office:value="0.96818333864212" calcext:value-type="float">
            <text:p>0.96818333864212</text:p>
          </table:table-cell>
          <table:table-cell office:value-type="float" office:value="0.968252837657928" calcext:value-type="float">
            <text:p>0.968252837657928</text:p>
          </table:table-cell>
          <table:table-cell office:value-type="float" office:value="0.968580007553101" calcext:value-type="float">
            <text:p>0.968580007553101</text:p>
          </table:table-cell>
          <table:table-cell office:value-type="float" office:value="0.969065368175507" calcext:value-type="float">
            <text:p>0.969065368175507</text:p>
          </table:table-cell>
          <table:table-cell office:value-type="float" office:value="0.969214141368866" calcext:value-type="float">
            <text:p>0.969214141368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54.nii.gz</text:p>
          </table:table-cell>
          <table:table-cell office:value-type="float" office:value="0.82744550704956" calcext:value-type="float">
            <text:p>0.82744550704956</text:p>
          </table:table-cell>
          <table:table-cell office:value-type="float" office:value="0.827832400798798" calcext:value-type="float">
            <text:p>0.827832400798798</text:p>
          </table:table-cell>
          <table:table-cell office:value-type="float" office:value="0.828120648860931" calcext:value-type="float">
            <text:p>0.828120648860931</text:p>
          </table:table-cell>
          <table:table-cell office:value-type="float" office:value="0.828384220600128" calcext:value-type="float">
            <text:p>0.828384220600128</text:p>
          </table:table-cell>
          <table:table-cell office:value-type="float" office:value="0.826789617538452" calcext:value-type="float">
            <text:p>0.826789617538452</text:p>
          </table:table-cell>
          <table:table-cell office:value-type="float" office:value="0.826474010944366" calcext:value-type="float">
            <text:p>0.826474010944366</text:p>
          </table:table-cell>
          <table:table-cell office:value-type="float" office:value="0.827676117420197" calcext:value-type="float">
            <text:p>0.827676117420197</text:p>
          </table:table-cell>
          <table:table-cell office:value-type="float" office:value="0.828058063983917" calcext:value-type="float">
            <text:p>0.828058063983917</text:p>
          </table:table-cell>
          <table:table-cell office:value-type="float" office:value="0.828805387020111" calcext:value-type="float">
            <text:p>0.828805387020111</text:p>
          </table:table-cell>
          <table:table-cell office:value-type="float" office:value="0.829513251781464" calcext:value-type="float">
            <text:p>0.829513251781464</text:p>
          </table:table-cell>
          <table:table-cell office:value-type="float" office:value="0.828966379165649" calcext:value-type="float">
            <text:p>0.828966379165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17.nii.gz</text:p>
          </table:table-cell>
          <table:table-cell office:value-type="float" office:value="0.920259177684784" calcext:value-type="float">
            <text:p>0.920259177684784</text:p>
          </table:table-cell>
          <table:table-cell office:value-type="float" office:value="0.924734592437744" calcext:value-type="float">
            <text:p>0.924734592437744</text:p>
          </table:table-cell>
          <table:table-cell office:value-type="float" office:value="0.926523089408874" calcext:value-type="float">
            <text:p>0.926523089408874</text:p>
          </table:table-cell>
          <table:table-cell office:value-type="float" office:value="0.928094983100891" calcext:value-type="float">
            <text:p>0.928094983100891</text:p>
          </table:table-cell>
          <table:table-cell office:value-type="float" office:value="0.930683135986328" calcext:value-type="float">
            <text:p>0.930683135986328</text:p>
          </table:table-cell>
          <table:table-cell office:value-type="float" office:value="0.932212352752686" calcext:value-type="float">
            <text:p>0.932212352752686</text:p>
          </table:table-cell>
          <table:table-cell office:value-type="float" office:value="0.934115588665008" calcext:value-type="float">
            <text:p>0.934115588665008</text:p>
          </table:table-cell>
          <table:table-cell office:value-type="float" office:value="0.93553763628006" calcext:value-type="float">
            <text:p>0.93553763628006</text:p>
          </table:table-cell>
          <table:table-cell office:value-type="float" office:value="0.935336291790008" calcext:value-type="float">
            <text:p>0.935336291790008</text:p>
          </table:table-cell>
          <table:table-cell office:value-type="float" office:value="0.936933577060699" calcext:value-type="float">
            <text:p>0.936933577060699</text:p>
          </table:table-cell>
          <table:table-cell office:value-type="float" office:value="0.9383385181427" calcext:value-type="float">
            <text:p>0.9383385181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85.nii.gz</text:p>
          </table:table-cell>
          <table:table-cell office:value-type="float" office:value="0.856009066104889" calcext:value-type="float">
            <text:p>0.856009066104889</text:p>
          </table:table-cell>
          <table:table-cell office:value-type="float" office:value="0.864406764507294" calcext:value-type="float">
            <text:p>0.864406764507294</text:p>
          </table:table-cell>
          <table:table-cell office:value-type="float" office:value="0.870005607604981" calcext:value-type="float">
            <text:p>0.870005607604981</text:p>
          </table:table-cell>
          <table:table-cell office:value-type="float" office:value="0.876975178718567" calcext:value-type="float">
            <text:p>0.876975178718567</text:p>
          </table:table-cell>
          <table:table-cell office:value-type="float" office:value="0.884174287319183" calcext:value-type="float">
            <text:p>0.884174287319183</text:p>
          </table:table-cell>
          <table:table-cell office:value-type="float" office:value="0.8897864818573" calcext:value-type="float">
            <text:p>0.8897864818573</text:p>
          </table:table-cell>
          <table:table-cell office:value-type="float" office:value="0.893371760845184" calcext:value-type="float">
            <text:p>0.893371760845184</text:p>
          </table:table-cell>
          <table:table-cell office:value-type="float" office:value="0.907611846923828" calcext:value-type="float">
            <text:p>0.907611846923828</text:p>
          </table:table-cell>
          <table:table-cell office:value-type="float" office:value="0.912404477596283" calcext:value-type="float">
            <text:p>0.912404477596283</text:p>
          </table:table-cell>
          <table:table-cell office:value-type="float" office:value="0.9077929854393" calcext:value-type="float">
            <text:p>0.9077929854393</text:p>
          </table:table-cell>
          <table:table-cell office:value-type="float" office:value="0.908874332904816" calcext:value-type="float">
            <text:p>0.908874332904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47.nii.gz</text:p>
          </table:table-cell>
          <table:table-cell office:value-type="float" office:value="0.941209197044373" calcext:value-type="float">
            <text:p>0.941209197044373</text:p>
          </table:table-cell>
          <table:table-cell office:value-type="float" office:value="0.941861808300018" calcext:value-type="float">
            <text:p>0.941861808300018</text:p>
          </table:table-cell>
          <table:table-cell office:value-type="float" office:value="0.943036198616028" calcext:value-type="float">
            <text:p>0.943036198616028</text:p>
          </table:table-cell>
          <table:table-cell office:value-type="float" office:value="0.942750334739685" calcext:value-type="float">
            <text:p>0.942750334739685</text:p>
          </table:table-cell>
          <table:table-cell office:value-type="float" office:value="0.942629218101501" calcext:value-type="float">
            <text:p>0.942629218101501</text:p>
          </table:table-cell>
          <table:table-cell office:value-type="float" office:value="0.942708313465118" calcext:value-type="float">
            <text:p>0.942708313465118</text:p>
          </table:table-cell>
          <table:table-cell office:value-type="float" office:value="0.943422496318817" calcext:value-type="float">
            <text:p>0.943422496318817</text:p>
          </table:table-cell>
          <table:table-cell office:value-type="float" office:value="0.943162024021149" calcext:value-type="float">
            <text:p>0.943162024021149</text:p>
          </table:table-cell>
          <table:table-cell office:value-type="float" office:value="0.943576872348785" calcext:value-type="float">
            <text:p>0.943576872348785</text:p>
          </table:table-cell>
          <table:table-cell office:value-type="float" office:value="0.944191455841064" calcext:value-type="float">
            <text:p>0.944191455841064</text:p>
          </table:table-cell>
          <table:table-cell office:value-type="float" office:value="0.945179998874664" calcext:value-type="float">
            <text:p>0.945179998874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3.nii.gz</text:p>
          </table:table-cell>
          <table:table-cell office:value-type="float" office:value="0.816592454910278" calcext:value-type="float">
            <text:p>0.816592454910278</text:p>
          </table:table-cell>
          <table:table-cell office:value-type="float" office:value="0.817829132080078" calcext:value-type="float">
            <text:p>0.817829132080078</text:p>
          </table:table-cell>
          <table:table-cell office:value-type="float" office:value="0.819408774375916" calcext:value-type="float">
            <text:p>0.819408774375916</text:p>
          </table:table-cell>
          <table:table-cell office:value-type="float" office:value="0.819541394710541" calcext:value-type="float">
            <text:p>0.819541394710541</text:p>
          </table:table-cell>
          <table:table-cell office:value-type="float" office:value="0.821769833564758" calcext:value-type="float">
            <text:p>0.821769833564758</text:p>
          </table:table-cell>
          <table:table-cell office:value-type="float" office:value="0.821726083755493" calcext:value-type="float">
            <text:p>0.821726083755493</text:p>
          </table:table-cell>
          <table:table-cell office:value-type="float" office:value="0.820405781269074" calcext:value-type="float">
            <text:p>0.820405781269074</text:p>
          </table:table-cell>
          <table:table-cell office:value-type="float" office:value="0.820315778255463" calcext:value-type="float">
            <text:p>0.820315778255463</text:p>
          </table:table-cell>
          <table:table-cell office:value-type="float" office:value="0.819057166576386" calcext:value-type="float">
            <text:p>0.819057166576386</text:p>
          </table:table-cell>
          <table:table-cell office:value-type="float" office:value="0.818128526210785" calcext:value-type="float">
            <text:p>0.818128526210785</text:p>
          </table:table-cell>
          <table:table-cell office:value-type="float" office:value="0.819125771522522" calcext:value-type="float">
            <text:p>0.819125771522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6.nii.gz</text:p>
          </table:table-cell>
          <table:table-cell office:value-type="float" office:value="0.892249763011932" calcext:value-type="float">
            <text:p>0.892249763011932</text:p>
          </table:table-cell>
          <table:table-cell office:value-type="float" office:value="0.892892897129059" calcext:value-type="float">
            <text:p>0.892892897129059</text:p>
          </table:table-cell>
          <table:table-cell office:value-type="float" office:value="0.894871532917023" calcext:value-type="float">
            <text:p>0.894871532917023</text:p>
          </table:table-cell>
          <table:table-cell office:value-type="float" office:value="0.896102428436279" calcext:value-type="float">
            <text:p>0.896102428436279</text:p>
          </table:table-cell>
          <table:table-cell office:value-type="float" office:value="0.896709442138672" calcext:value-type="float">
            <text:p>0.896709442138672</text:p>
          </table:table-cell>
          <table:table-cell office:value-type="float" office:value="0.897643089294434" calcext:value-type="float">
            <text:p>0.897643089294434</text:p>
          </table:table-cell>
          <table:table-cell office:value-type="float" office:value="0.896640241146088" calcext:value-type="float">
            <text:p>0.896640241146088</text:p>
          </table:table-cell>
          <table:table-cell office:value-type="float" office:value="0.896644175052643" calcext:value-type="float">
            <text:p>0.896644175052643</text:p>
          </table:table-cell>
          <table:table-cell office:value-type="float" office:value="0.897886335849762" calcext:value-type="float">
            <text:p>0.897886335849762</text:p>
          </table:table-cell>
          <table:table-cell office:value-type="float" office:value="0.901168584823608" calcext:value-type="float">
            <text:p>0.901168584823608</text:p>
          </table:table-cell>
          <table:table-cell office:value-type="float" office:value="0.903433740139008" calcext:value-type="float">
            <text:p>0.903433740139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1.nii.gz</text:p>
          </table:table-cell>
          <table:table-cell office:value-type="float" office:value="0.437547534704208" calcext:value-type="float">
            <text:p>0.437547534704208</text:p>
          </table:table-cell>
          <table:table-cell office:value-type="float" office:value="0.44620156288147" calcext:value-type="float">
            <text:p>0.44620156288147</text:p>
          </table:table-cell>
          <table:table-cell office:value-type="float" office:value="0.449406623840332" calcext:value-type="float">
            <text:p>0.449406623840332</text:p>
          </table:table-cell>
          <table:table-cell office:value-type="float" office:value="0.452089220285416" calcext:value-type="float">
            <text:p>0.452089220285416</text:p>
          </table:table-cell>
          <table:table-cell office:value-type="float" office:value="0.455812484025955" calcext:value-type="float">
            <text:p>0.455812484025955</text:p>
          </table:table-cell>
          <table:table-cell office:value-type="float" office:value="0.459964841604233" calcext:value-type="float">
            <text:p>0.459964841604233</text:p>
          </table:table-cell>
          <table:table-cell office:value-type="float" office:value="0.46107017993927" calcext:value-type="float">
            <text:p>0.46107017993927</text:p>
          </table:table-cell>
          <table:table-cell office:value-type="float" office:value="0.462552219629288" calcext:value-type="float">
            <text:p>0.462552219629288</text:p>
          </table:table-cell>
          <table:table-cell office:value-type="float" office:value="0.463894248008728" calcext:value-type="float">
            <text:p>0.463894248008728</text:p>
          </table:table-cell>
          <table:table-cell office:value-type="float" office:value="0.465394556522369" calcext:value-type="float">
            <text:p>0.465394556522369</text:p>
          </table:table-cell>
          <table:table-cell office:value-type="float" office:value="0.46735954284668" calcext:value-type="float">
            <text:p>0.46735954284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08.nii.gz</text:p>
          </table:table-cell>
          <table:table-cell office:value-type="float" office:value="0.938339710235596" calcext:value-type="float">
            <text:p>0.938339710235596</text:p>
          </table:table-cell>
          <table:table-cell office:value-type="float" office:value="0.940190732479095" calcext:value-type="float">
            <text:p>0.940190732479095</text:p>
          </table:table-cell>
          <table:table-cell office:value-type="float" office:value="0.942069113254547" calcext:value-type="float">
            <text:p>0.942069113254547</text:p>
          </table:table-cell>
          <table:table-cell office:value-type="float" office:value="0.944935321807861" calcext:value-type="float">
            <text:p>0.944935321807861</text:p>
          </table:table-cell>
          <table:table-cell office:value-type="float" office:value="0.944633603096008" calcext:value-type="float">
            <text:p>0.944633603096008</text:p>
          </table:table-cell>
          <table:table-cell office:value-type="float" office:value="0.943640470504761" calcext:value-type="float">
            <text:p>0.943640470504761</text:p>
          </table:table-cell>
          <table:table-cell office:value-type="float" office:value="0.944979727268219" calcext:value-type="float">
            <text:p>0.944979727268219</text:p>
          </table:table-cell>
          <table:table-cell office:value-type="float" office:value="0.945251166820526" calcext:value-type="float">
            <text:p>0.945251166820526</text:p>
          </table:table-cell>
          <table:table-cell office:value-type="float" office:value="0.946046113967896" calcext:value-type="float">
            <text:p>0.946046113967896</text:p>
          </table:table-cell>
          <table:table-cell office:value-type="float" office:value="0.944716334342956" calcext:value-type="float">
            <text:p>0.944716334342956</text:p>
          </table:table-cell>
          <table:table-cell office:value-type="float" office:value="0.945204257965088" calcext:value-type="float">
            <text:p>0.945204257965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6.nii.gz</text:p>
          </table:table-cell>
          <table:table-cell office:value-type="float" office:value="0.966425001621246" calcext:value-type="float">
            <text:p>0.966425001621246</text:p>
          </table:table-cell>
          <table:table-cell office:value-type="float" office:value="0.966677308082581" calcext:value-type="float">
            <text:p>0.966677308082581</text:p>
          </table:table-cell>
          <table:table-cell office:value-type="float" office:value="0.966960072517395" calcext:value-type="float">
            <text:p>0.966960072517395</text:p>
          </table:table-cell>
          <table:table-cell office:value-type="float" office:value="0.968059301376343" calcext:value-type="float">
            <text:p>0.968059301376343</text:p>
          </table:table-cell>
          <table:table-cell office:value-type="float" office:value="0.968476235866547" calcext:value-type="float">
            <text:p>0.968476235866547</text:p>
          </table:table-cell>
          <table:table-cell office:value-type="float" office:value="0.9687539935112" calcext:value-type="float">
            <text:p>0.9687539935112</text:p>
          </table:table-cell>
          <table:table-cell office:value-type="float" office:value="0.969557166099548" calcext:value-type="float">
            <text:p>0.969557166099548</text:p>
          </table:table-cell>
          <table:table-cell office:value-type="float" office:value="0.970182776451111" calcext:value-type="float">
            <text:p>0.970182776451111</text:p>
          </table:table-cell>
          <table:table-cell office:value-type="float" office:value="0.97125256061554" calcext:value-type="float">
            <text:p>0.97125256061554</text:p>
          </table:table-cell>
          <table:table-cell office:value-type="float" office:value="0.970771491527557" calcext:value-type="float">
            <text:p>0.970771491527557</text:p>
          </table:table-cell>
          <table:table-cell office:value-type="float" office:value="0.970922410488129" calcext:value-type="float">
            <text:p>0.970922410488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75.nii.gz</text:p>
          </table:table-cell>
          <table:table-cell office:value-type="float" office:value="0.918490707874298" calcext:value-type="float">
            <text:p>0.918490707874298</text:p>
          </table:table-cell>
          <table:table-cell office:value-type="float" office:value="0.92003333568573" calcext:value-type="float">
            <text:p>0.92003333568573</text:p>
          </table:table-cell>
          <table:table-cell office:value-type="float" office:value="0.921982824802399" calcext:value-type="float">
            <text:p>0.921982824802399</text:p>
          </table:table-cell>
          <table:table-cell office:value-type="float" office:value="0.918474853038788" calcext:value-type="float">
            <text:p>0.918474853038788</text:p>
          </table:table-cell>
          <table:table-cell office:value-type="float" office:value="0.91624367237091" calcext:value-type="float">
            <text:p>0.91624367237091</text:p>
          </table:table-cell>
          <table:table-cell office:value-type="float" office:value="0.917091846466064" calcext:value-type="float">
            <text:p>0.917091846466064</text:p>
          </table:table-cell>
          <table:table-cell office:value-type="float" office:value="0.917466402053833" calcext:value-type="float">
            <text:p>0.917466402053833</text:p>
          </table:table-cell>
          <table:table-cell office:value-type="float" office:value="0.918584823608398" calcext:value-type="float">
            <text:p>0.918584823608398</text:p>
          </table:table-cell>
          <table:table-cell office:value-type="float" office:value="0.917857885360718" calcext:value-type="float">
            <text:p>0.917857885360718</text:p>
          </table:table-cell>
          <table:table-cell office:value-type="float" office:value="0.917325377464294" calcext:value-type="float">
            <text:p>0.917325377464294</text:p>
          </table:table-cell>
          <table:table-cell office:value-type="float" office:value="0.91659539937973" calcext:value-type="float">
            <text:p>0.91659539937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4.nii.gz</text:p>
          </table:table-cell>
          <table:table-cell office:value-type="float" office:value="0.870404541492462" calcext:value-type="float">
            <text:p>0.870404541492462</text:p>
          </table:table-cell>
          <table:table-cell office:value-type="float" office:value="0.870302796363831" calcext:value-type="float">
            <text:p>0.870302796363831</text:p>
          </table:table-cell>
          <table:table-cell office:value-type="float" office:value="0.873002290725708" calcext:value-type="float">
            <text:p>0.873002290725708</text:p>
          </table:table-cell>
          <table:table-cell office:value-type="float" office:value="0.873235404491425" calcext:value-type="float">
            <text:p>0.873235404491425</text:p>
          </table:table-cell>
          <table:table-cell office:value-type="float" office:value="0.876062273979187" calcext:value-type="float">
            <text:p>0.876062273979187</text:p>
          </table:table-cell>
          <table:table-cell office:value-type="float" office:value="0.878516316413879" calcext:value-type="float">
            <text:p>0.878516316413879</text:p>
          </table:table-cell>
          <table:table-cell office:value-type="float" office:value="0.881243407726288" calcext:value-type="float">
            <text:p>0.881243407726288</text:p>
          </table:table-cell>
          <table:table-cell office:value-type="float" office:value="0.888673305511475" calcext:value-type="float">
            <text:p>0.888673305511475</text:p>
          </table:table-cell>
          <table:table-cell office:value-type="float" office:value="0.889894843101501" calcext:value-type="float">
            <text:p>0.889894843101501</text:p>
          </table:table-cell>
          <table:table-cell office:value-type="float" office:value="0.890197038650513" calcext:value-type="float">
            <text:p>0.890197038650513</text:p>
          </table:table-cell>
          <table:table-cell office:value-type="float" office:value="0.892324209213257" calcext:value-type="float">
            <text:p>0.892324209213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53.nii.gz</text:p>
          </table:table-cell>
          <table:table-cell office:value-type="float" office:value="0.912330627441406" calcext:value-type="float">
            <text:p>0.912330627441406</text:p>
          </table:table-cell>
          <table:table-cell office:value-type="float" office:value="0.913248062133789" calcext:value-type="float">
            <text:p>0.913248062133789</text:p>
          </table:table-cell>
          <table:table-cell office:value-type="float" office:value="0.916724383831024" calcext:value-type="float">
            <text:p>0.916724383831024</text:p>
          </table:table-cell>
          <table:table-cell office:value-type="float" office:value="0.917806148529053" calcext:value-type="float">
            <text:p>0.917806148529053</text:p>
          </table:table-cell>
          <table:table-cell office:value-type="float" office:value="0.918214857578278" calcext:value-type="float">
            <text:p>0.918214857578278</text:p>
          </table:table-cell>
          <table:table-cell office:value-type="float" office:value="0.919612407684326" calcext:value-type="float">
            <text:p>0.919612407684326</text:p>
          </table:table-cell>
          <table:table-cell office:value-type="float" office:value="0.921583771705627" calcext:value-type="float">
            <text:p>0.921583771705627</text:p>
          </table:table-cell>
          <table:table-cell office:value-type="float" office:value="0.921851217746735" calcext:value-type="float">
            <text:p>0.921851217746735</text:p>
          </table:table-cell>
          <table:table-cell office:value-type="float" office:value="0.922300755977631" calcext:value-type="float">
            <text:p>0.922300755977631</text:p>
          </table:table-cell>
          <table:table-cell office:value-type="float" office:value="0.922984719276428" calcext:value-type="float">
            <text:p>0.922984719276428</text:p>
          </table:table-cell>
          <table:table-cell office:value-type="float" office:value="0.92284619808197" calcext:value-type="float">
            <text:p>0.92284619808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67.nii.gz</text:p>
          </table:table-cell>
          <table:table-cell office:value-type="float" office:value="0.94758152961731" calcext:value-type="float">
            <text:p>0.94758152961731</text:p>
          </table:table-cell>
          <table:table-cell office:value-type="float" office:value="0.949103713035584" calcext:value-type="float">
            <text:p>0.949103713035584</text:p>
          </table:table-cell>
          <table:table-cell office:value-type="float" office:value="0.949797213077545" calcext:value-type="float">
            <text:p>0.949797213077545</text:p>
          </table:table-cell>
          <table:table-cell office:value-type="float" office:value="0.951373815536499" calcext:value-type="float">
            <text:p>0.951373815536499</text:p>
          </table:table-cell>
          <table:table-cell office:value-type="float" office:value="0.95130443572998" calcext:value-type="float">
            <text:p>0.95130443572998</text:p>
          </table:table-cell>
          <table:table-cell office:value-type="float" office:value="0.951523900032043" calcext:value-type="float">
            <text:p>0.951523900032043</text:p>
          </table:table-cell>
          <table:table-cell office:value-type="float" office:value="0.954959034919739" calcext:value-type="float">
            <text:p>0.954959034919739</text:p>
          </table:table-cell>
          <table:table-cell office:value-type="float" office:value="0.954533100128174" calcext:value-type="float">
            <text:p>0.954533100128174</text:p>
          </table:table-cell>
          <table:table-cell office:value-type="float" office:value="0.954514563083649" calcext:value-type="float">
            <text:p>0.954514563083649</text:p>
          </table:table-cell>
          <table:table-cell office:value-type="float" office:value="0.955720901489258" calcext:value-type="float">
            <text:p>0.955720901489258</text:p>
          </table:table-cell>
          <table:table-cell office:value-type="float" office:value="0.957129895687103" calcext:value-type="float">
            <text:p>0.957129895687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72.nii.gz</text:p>
          </table:table-cell>
          <table:table-cell office:value-type="float" office:value="0.861801326274872" calcext:value-type="float">
            <text:p>0.861801326274872</text:p>
          </table:table-cell>
          <table:table-cell office:value-type="float" office:value="0.876739263534546" calcext:value-type="float">
            <text:p>0.876739263534546</text:p>
          </table:table-cell>
          <table:table-cell office:value-type="float" office:value="0.878628492355347" calcext:value-type="float">
            <text:p>0.878628492355347</text:p>
          </table:table-cell>
          <table:table-cell office:value-type="float" office:value="0.882326126098633" calcext:value-type="float">
            <text:p>0.882326126098633</text:p>
          </table:table-cell>
          <table:table-cell office:value-type="float" office:value="0.877388119697571" calcext:value-type="float">
            <text:p>0.877388119697571</text:p>
          </table:table-cell>
          <table:table-cell office:value-type="float" office:value="0.877067863941193" calcext:value-type="float">
            <text:p>0.877067863941193</text:p>
          </table:table-cell>
          <table:table-cell office:value-type="float" office:value="0.882379949092865" calcext:value-type="float">
            <text:p>0.882379949092865</text:p>
          </table:table-cell>
          <table:table-cell office:value-type="float" office:value="0.876947641372681" calcext:value-type="float">
            <text:p>0.876947641372681</text:p>
          </table:table-cell>
          <table:table-cell office:value-type="float" office:value="0.878979444503784" calcext:value-type="float">
            <text:p>0.878979444503784</text:p>
          </table:table-cell>
          <table:table-cell office:value-type="float" office:value="0.882263004779816" calcext:value-type="float">
            <text:p>0.882263004779816</text:p>
          </table:table-cell>
          <table:table-cell office:value-type="float" office:value="0.885064959526062" calcext:value-type="float">
            <text:p>0.885064959526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14.nii.gz</text:p>
          </table:table-cell>
          <table:table-cell office:value-type="float" office:value="0.942680895328522" calcext:value-type="float">
            <text:p>0.942680895328522</text:p>
          </table:table-cell>
          <table:table-cell office:value-type="float" office:value="0.942773759365082" calcext:value-type="float">
            <text:p>0.942773759365082</text:p>
          </table:table-cell>
          <table:table-cell office:value-type="float" office:value="0.94370573759079" calcext:value-type="float">
            <text:p>0.94370573759079</text:p>
          </table:table-cell>
          <table:table-cell office:value-type="float" office:value="0.944542348384857" calcext:value-type="float">
            <text:p>0.944542348384857</text:p>
          </table:table-cell>
          <table:table-cell office:value-type="float" office:value="0.943914711475372" calcext:value-type="float">
            <text:p>0.943914711475372</text:p>
          </table:table-cell>
          <table:table-cell office:value-type="float" office:value="0.944383919239044" calcext:value-type="float">
            <text:p>0.944383919239044</text:p>
          </table:table-cell>
          <table:table-cell office:value-type="float" office:value="0.944193720817566" calcext:value-type="float">
            <text:p>0.944193720817566</text:p>
          </table:table-cell>
          <table:table-cell office:value-type="float" office:value="0.944538474082947" calcext:value-type="float">
            <text:p>0.944538474082947</text:p>
          </table:table-cell>
          <table:table-cell office:value-type="float" office:value="0.944208264350891" calcext:value-type="float">
            <text:p>0.944208264350891</text:p>
          </table:table-cell>
          <table:table-cell office:value-type="float" office:value="0.944323241710663" calcext:value-type="float">
            <text:p>0.944323241710663</text:p>
          </table:table-cell>
          <table:table-cell office:value-type="float" office:value="0.944281280040741" calcext:value-type="float">
            <text:p>0.944281280040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71.nii.gz</text:p>
          </table:table-cell>
          <table:table-cell office:value-type="float" office:value="0.942409098148346" calcext:value-type="float">
            <text:p>0.942409098148346</text:p>
          </table:table-cell>
          <table:table-cell office:value-type="float" office:value="0.943231642246246" calcext:value-type="float">
            <text:p>0.943231642246246</text:p>
          </table:table-cell>
          <table:table-cell office:value-type="float" office:value="0.94431734085083" calcext:value-type="float">
            <text:p>0.94431734085083</text:p>
          </table:table-cell>
          <table:table-cell office:value-type="float" office:value="0.944983959197998" calcext:value-type="float">
            <text:p>0.944983959197998</text:p>
          </table:table-cell>
          <table:table-cell office:value-type="float" office:value="0.944883704185486" calcext:value-type="float">
            <text:p>0.944883704185486</text:p>
          </table:table-cell>
          <table:table-cell office:value-type="float" office:value="0.945498764514923" calcext:value-type="float">
            <text:p>0.945498764514923</text:p>
          </table:table-cell>
          <table:table-cell office:value-type="float" office:value="0.946094870567322" calcext:value-type="float">
            <text:p>0.946094870567322</text:p>
          </table:table-cell>
          <table:table-cell office:value-type="float" office:value="0.946809709072113" calcext:value-type="float">
            <text:p>0.946809709072113</text:p>
          </table:table-cell>
          <table:table-cell office:value-type="float" office:value="0.947157859802246" calcext:value-type="float">
            <text:p>0.947157859802246</text:p>
          </table:table-cell>
          <table:table-cell office:value-type="float" office:value="0.94687682390213" calcext:value-type="float">
            <text:p>0.94687682390213</text:p>
          </table:table-cell>
          <table:table-cell office:value-type="float" office:value="0.947857677936554" calcext:value-type="float">
            <text:p>0.947857677936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27.nii.gz</text:p>
          </table:table-cell>
          <table:table-cell office:value-type="float" office:value="0.94721108675003" calcext:value-type="float">
            <text:p>0.94721108675003</text:p>
          </table:table-cell>
          <table:table-cell office:value-type="float" office:value="0.94858855009079" calcext:value-type="float">
            <text:p>0.94858855009079</text:p>
          </table:table-cell>
          <table:table-cell office:value-type="float" office:value="0.948690712451935" calcext:value-type="float">
            <text:p>0.948690712451935</text:p>
          </table:table-cell>
          <table:table-cell office:value-type="float" office:value="0.95004403591156" calcext:value-type="float">
            <text:p>0.95004403591156</text:p>
          </table:table-cell>
          <table:table-cell office:value-type="float" office:value="0.950613677501678" calcext:value-type="float">
            <text:p>0.950613677501678</text:p>
          </table:table-cell>
          <table:table-cell office:value-type="float" office:value="0.950930655002594" calcext:value-type="float">
            <text:p>0.950930655002594</text:p>
          </table:table-cell>
          <table:table-cell office:value-type="float" office:value="0.951483488082886" calcext:value-type="float">
            <text:p>0.951483488082886</text:p>
          </table:table-cell>
          <table:table-cell office:value-type="float" office:value="0.952092945575714" calcext:value-type="float">
            <text:p>0.952092945575714</text:p>
          </table:table-cell>
          <table:table-cell office:value-type="float" office:value="0.951684415340424" calcext:value-type="float">
            <text:p>0.951684415340424</text:p>
          </table:table-cell>
          <table:table-cell office:value-type="float" office:value="0.952261328697205" calcext:value-type="float">
            <text:p>0.952261328697205</text:p>
          </table:table-cell>
          <table:table-cell office:value-type="float" office:value="0.953131377696991" calcext:value-type="float">
            <text:p>0.953131377696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57.nii.gz</text:p>
          </table:table-cell>
          <table:table-cell office:value-type="float" office:value="0.890076875686646" calcext:value-type="float">
            <text:p>0.890076875686646</text:p>
          </table:table-cell>
          <table:table-cell office:value-type="float" office:value="0.893967390060425" calcext:value-type="float">
            <text:p>0.893967390060425</text:p>
          </table:table-cell>
          <table:table-cell office:value-type="float" office:value="0.89793848991394" calcext:value-type="float">
            <text:p>0.89793848991394</text:p>
          </table:table-cell>
          <table:table-cell office:value-type="float" office:value="0.899119853973389" calcext:value-type="float">
            <text:p>0.899119853973389</text:p>
          </table:table-cell>
          <table:table-cell office:value-type="float" office:value="0.903908491134644" calcext:value-type="float">
            <text:p>0.903908491134644</text:p>
          </table:table-cell>
          <table:table-cell office:value-type="float" office:value="0.905634522438049" calcext:value-type="float">
            <text:p>0.905634522438049</text:p>
          </table:table-cell>
          <table:table-cell office:value-type="float" office:value="0.909872710704803" calcext:value-type="float">
            <text:p>0.909872710704803</text:p>
          </table:table-cell>
          <table:table-cell office:value-type="float" office:value="0.91326093673706" calcext:value-type="float">
            <text:p>0.91326093673706</text:p>
          </table:table-cell>
          <table:table-cell office:value-type="float" office:value="0.915988206863403" calcext:value-type="float">
            <text:p>0.915988206863403</text:p>
          </table:table-cell>
          <table:table-cell office:value-type="float" office:value="0.917463064193726" calcext:value-type="float">
            <text:p>0.917463064193726</text:p>
          </table:table-cell>
          <table:table-cell office:value-type="float" office:value="0.920020937919617" calcext:value-type="float">
            <text:p>0.920020937919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16.nii.gz</text:p>
          </table:table-cell>
          <table:table-cell office:value-type="float" office:value="0.443299651145935" calcext:value-type="float">
            <text:p>0.443299651145935</text:p>
          </table:table-cell>
          <table:table-cell office:value-type="float" office:value="0.446061939001083" calcext:value-type="float">
            <text:p>0.446061939001083</text:p>
          </table:table-cell>
          <table:table-cell office:value-type="float" office:value="0.44636258482933" calcext:value-type="float">
            <text:p>0.44636258482933</text:p>
          </table:table-cell>
          <table:table-cell office:value-type="float" office:value="0.448584675788879" calcext:value-type="float">
            <text:p>0.448584675788879</text:p>
          </table:table-cell>
          <table:table-cell office:value-type="float" office:value="0.448411136865616" calcext:value-type="float">
            <text:p>0.448411136865616</text:p>
          </table:table-cell>
          <table:table-cell office:value-type="float" office:value="0.450571089982986" calcext:value-type="float">
            <text:p>0.450571089982986</text:p>
          </table:table-cell>
          <table:table-cell office:value-type="float" office:value="0.451530367136002" calcext:value-type="float">
            <text:p>0.451530367136002</text:p>
          </table:table-cell>
          <table:table-cell office:value-type="float" office:value="0.449734926223755" calcext:value-type="float">
            <text:p>0.449734926223755</text:p>
          </table:table-cell>
          <table:table-cell office:value-type="float" office:value="0.450409412384033" calcext:value-type="float">
            <text:p>0.450409412384033</text:p>
          </table:table-cell>
          <table:table-cell office:value-type="float" office:value="0.453294515609741" calcext:value-type="float">
            <text:p>0.453294515609741</text:p>
          </table:table-cell>
          <table:table-cell office:value-type="float" office:value="0.45320588350296" calcext:value-type="float">
            <text:p>0.45320588350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5.nii.gz</text:p>
          </table:table-cell>
          <table:table-cell office:value-type="float" office:value="0.809185147285461" calcext:value-type="float">
            <text:p>0.809185147285461</text:p>
          </table:table-cell>
          <table:table-cell office:value-type="float" office:value="0.814046263694763" calcext:value-type="float">
            <text:p>0.814046263694763</text:p>
          </table:table-cell>
          <table:table-cell office:value-type="float" office:value="0.817759990692139" calcext:value-type="float">
            <text:p>0.817759990692139</text:p>
          </table:table-cell>
          <table:table-cell office:value-type="float" office:value="0.82085132598877" calcext:value-type="float">
            <text:p>0.82085132598877</text:p>
          </table:table-cell>
          <table:table-cell office:value-type="float" office:value="0.824790298938751" calcext:value-type="float">
            <text:p>0.824790298938751</text:p>
          </table:table-cell>
          <table:table-cell office:value-type="float" office:value="0.826852023601532" calcext:value-type="float">
            <text:p>0.826852023601532</text:p>
          </table:table-cell>
          <table:table-cell office:value-type="float" office:value="0.830640316009522" calcext:value-type="float">
            <text:p>0.830640316009522</text:p>
          </table:table-cell>
          <table:table-cell office:value-type="float" office:value="0.832109153270721" calcext:value-type="float">
            <text:p>0.832109153270721</text:p>
          </table:table-cell>
          <table:table-cell office:value-type="float" office:value="0.833299517631531" calcext:value-type="float">
            <text:p>0.833299517631531</text:p>
          </table:table-cell>
          <table:table-cell office:value-type="float" office:value="0.83543998003006" calcext:value-type="float">
            <text:p>0.83543998003006</text:p>
          </table:table-cell>
          <table:table-cell office:value-type="float" office:value="0.837606847286224" calcext:value-type="float">
            <text:p>0.837606847286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2.nii.gz</text:p>
          </table:table-cell>
          <table:table-cell office:value-type="float" office:value="0.512198328971863" calcext:value-type="float">
            <text:p>0.512198328971863</text:p>
          </table:table-cell>
          <table:table-cell office:value-type="float" office:value="0.519251048564911" calcext:value-type="float">
            <text:p>0.519251048564911</text:p>
          </table:table-cell>
          <table:table-cell office:value-type="float" office:value="0.528181195259094" calcext:value-type="float">
            <text:p>0.528181195259094</text:p>
          </table:table-cell>
          <table:table-cell office:value-type="float" office:value="0.533922135829926" calcext:value-type="float">
            <text:p>0.533922135829926</text:p>
          </table:table-cell>
          <table:table-cell office:value-type="float" office:value="0.535030126571655" calcext:value-type="float">
            <text:p>0.535030126571655</text:p>
          </table:table-cell>
          <table:table-cell office:value-type="float" office:value="0.539537370204926" calcext:value-type="float">
            <text:p>0.539537370204926</text:p>
          </table:table-cell>
          <table:table-cell office:value-type="float" office:value="0.546663045883179" calcext:value-type="float">
            <text:p>0.546663045883179</text:p>
          </table:table-cell>
          <table:table-cell office:value-type="float" office:value="0.550823211669922" calcext:value-type="float">
            <text:p>0.550823211669922</text:p>
          </table:table-cell>
          <table:table-cell office:value-type="float" office:value="0.559933841228485" calcext:value-type="float">
            <text:p>0.559933841228485</text:p>
          </table:table-cell>
          <table:table-cell office:value-type="float" office:value="0.569200754165649" calcext:value-type="float">
            <text:p>0.569200754165649</text:p>
          </table:table-cell>
          <table:table-cell office:value-type="float" office:value="0.575600147247314" calcext:value-type="float">
            <text:p>0.575600147247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9.nii.gz</text:p>
          </table:table-cell>
          <table:table-cell office:value-type="float" office:value="0.910211086273193" calcext:value-type="float">
            <text:p>0.910211086273193</text:p>
          </table:table-cell>
          <table:table-cell office:value-type="float" office:value="0.910472750663757" calcext:value-type="float">
            <text:p>0.910472750663757</text:p>
          </table:table-cell>
          <table:table-cell office:value-type="float" office:value="0.91123753786087" calcext:value-type="float">
            <text:p>0.91123753786087</text:p>
          </table:table-cell>
          <table:table-cell office:value-type="float" office:value="0.91295200586319" calcext:value-type="float">
            <text:p>0.91295200586319</text:p>
          </table:table-cell>
          <table:table-cell office:value-type="float" office:value="0.914102494716644" calcext:value-type="float">
            <text:p>0.914102494716644</text:p>
          </table:table-cell>
          <table:table-cell office:value-type="float" office:value="0.915580689907074" calcext:value-type="float">
            <text:p>0.915580689907074</text:p>
          </table:table-cell>
          <table:table-cell office:value-type="float" office:value="0.917309045791626" calcext:value-type="float">
            <text:p>0.917309045791626</text:p>
          </table:table-cell>
          <table:table-cell office:value-type="float" office:value="0.919369518756866" calcext:value-type="float">
            <text:p>0.919369518756866</text:p>
          </table:table-cell>
          <table:table-cell office:value-type="float" office:value="0.921220242977142" calcext:value-type="float">
            <text:p>0.921220242977142</text:p>
          </table:table-cell>
          <table:table-cell office:value-type="float" office:value="0.921617448329926" calcext:value-type="float">
            <text:p>0.921617448329926</text:p>
          </table:table-cell>
          <table:table-cell office:value-type="float" office:value="0.923231840133667" calcext:value-type="float">
            <text:p>0.923231840133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83.nii.gz</text:p>
          </table:table-cell>
          <table:table-cell office:value-type="float" office:value="0.946702599525452" calcext:value-type="float">
            <text:p>0.946702599525452</text:p>
          </table:table-cell>
          <table:table-cell office:value-type="float" office:value="0.947534501552582" calcext:value-type="float">
            <text:p>0.947534501552582</text:p>
          </table:table-cell>
          <table:table-cell office:value-type="float" office:value="0.948680698871612" calcext:value-type="float">
            <text:p>0.948680698871612</text:p>
          </table:table-cell>
          <table:table-cell office:value-type="float" office:value="0.948768258094788" calcext:value-type="float">
            <text:p>0.948768258094788</text:p>
          </table:table-cell>
          <table:table-cell office:value-type="float" office:value="0.949232876300812" calcext:value-type="float">
            <text:p>0.949232876300812</text:p>
          </table:table-cell>
          <table:table-cell office:value-type="float" office:value="0.949631452560425" calcext:value-type="float">
            <text:p>0.949631452560425</text:p>
          </table:table-cell>
          <table:table-cell office:value-type="float" office:value="0.949917078018188" calcext:value-type="float">
            <text:p>0.949917078018188</text:p>
          </table:table-cell>
          <table:table-cell office:value-type="float" office:value="0.950552701950073" calcext:value-type="float">
            <text:p>0.950552701950073</text:p>
          </table:table-cell>
          <table:table-cell office:value-type="float" office:value="0.951594352722168" calcext:value-type="float">
            <text:p>0.951594352722168</text:p>
          </table:table-cell>
          <table:table-cell office:value-type="float" office:value="0.951659917831421" calcext:value-type="float">
            <text:p>0.951659917831421</text:p>
          </table:table-cell>
          <table:table-cell office:value-type="float" office:value="0.951969087123871" calcext:value-type="float">
            <text:p>0.951969087123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30.nii.gz</text:p>
          </table:table-cell>
          <table:table-cell office:value-type="float" office:value="0.910145580768585" calcext:value-type="float">
            <text:p>0.910145580768585</text:p>
          </table:table-cell>
          <table:table-cell office:value-type="float" office:value="0.90997052192688" calcext:value-type="float">
            <text:p>0.90997052192688</text:p>
          </table:table-cell>
          <table:table-cell office:value-type="float" office:value="0.910359442234039" calcext:value-type="float">
            <text:p>0.910359442234039</text:p>
          </table:table-cell>
          <table:table-cell office:value-type="float" office:value="0.910358369350433" calcext:value-type="float">
            <text:p>0.910358369350433</text:p>
          </table:table-cell>
          <table:table-cell office:value-type="float" office:value="0.910601854324341" calcext:value-type="float">
            <text:p>0.910601854324341</text:p>
          </table:table-cell>
          <table:table-cell office:value-type="float" office:value="0.911603212356567" calcext:value-type="float">
            <text:p>0.911603212356567</text:p>
          </table:table-cell>
          <table:table-cell office:value-type="float" office:value="0.910970628261566" calcext:value-type="float">
            <text:p>0.910970628261566</text:p>
          </table:table-cell>
          <table:table-cell office:value-type="float" office:value="0.911141574382782" calcext:value-type="float">
            <text:p>0.911141574382782</text:p>
          </table:table-cell>
          <table:table-cell office:value-type="float" office:value="0.910843789577484" calcext:value-type="float">
            <text:p>0.910843789577484</text:p>
          </table:table-cell>
          <table:table-cell office:value-type="float" office:value="0.910685122013092" calcext:value-type="float">
            <text:p>0.910685122013092</text:p>
          </table:table-cell>
          <table:table-cell office:value-type="float" office:value="0.91036069393158" calcext:value-type="float">
            <text:p>0.91036069393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5.nii.gz</text:p>
          </table:table-cell>
          <table:table-cell office:value-type="float" office:value="0.809781312942505" calcext:value-type="float">
            <text:p>0.809781312942505</text:p>
          </table:table-cell>
          <table:table-cell office:value-type="float" office:value="0.815777063369751" calcext:value-type="float">
            <text:p>0.815777063369751</text:p>
          </table:table-cell>
          <table:table-cell office:value-type="float" office:value="0.818746984004974" calcext:value-type="float">
            <text:p>0.818746984004974</text:p>
          </table:table-cell>
          <table:table-cell office:value-type="float" office:value="0.822569012641907" calcext:value-type="float">
            <text:p>0.822569012641907</text:p>
          </table:table-cell>
          <table:table-cell office:value-type="float" office:value="0.824347019195556" calcext:value-type="float">
            <text:p>0.824347019195556</text:p>
          </table:table-cell>
          <table:table-cell office:value-type="float" office:value="0.826045155525208" calcext:value-type="float">
            <text:p>0.826045155525208</text:p>
          </table:table-cell>
          <table:table-cell office:value-type="float" office:value="0.825889647006989" calcext:value-type="float">
            <text:p>0.825889647006989</text:p>
          </table:table-cell>
          <table:table-cell office:value-type="float" office:value="0.828646957874298" calcext:value-type="float">
            <text:p>0.828646957874298</text:p>
          </table:table-cell>
          <table:table-cell office:value-type="float" office:value="0.828053176403046" calcext:value-type="float">
            <text:p>0.828053176403046</text:p>
          </table:table-cell>
          <table:table-cell office:value-type="float" office:value="0.830821573734283" calcext:value-type="float">
            <text:p>0.830821573734283</text:p>
          </table:table-cell>
          <table:table-cell office:value-type="float" office:value="0.833495140075684" calcext:value-type="float">
            <text:p>0.833495140075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0.nii.gz</text:p>
          </table:table-cell>
          <table:table-cell office:value-type="float" office:value="0.893117189407349" calcext:value-type="float">
            <text:p>0.893117189407349</text:p>
          </table:table-cell>
          <table:table-cell office:value-type="float" office:value="0.908377945423126" calcext:value-type="float">
            <text:p>0.908377945423126</text:p>
          </table:table-cell>
          <table:table-cell office:value-type="float" office:value="0.923866868019104" calcext:value-type="float">
            <text:p>0.923866868019104</text:p>
          </table:table-cell>
          <table:table-cell office:value-type="float" office:value="0.944408476352692" calcext:value-type="float">
            <text:p>0.944408476352692</text:p>
          </table:table-cell>
          <table:table-cell office:value-type="float" office:value="0.946957886219025" calcext:value-type="float">
            <text:p>0.946957886219025</text:p>
          </table:table-cell>
          <table:table-cell office:value-type="float" office:value="0.948170363903046" calcext:value-type="float">
            <text:p>0.948170363903046</text:p>
          </table:table-cell>
          <table:table-cell office:value-type="float" office:value="0.949367105960846" calcext:value-type="float">
            <text:p>0.949367105960846</text:p>
          </table:table-cell>
          <table:table-cell office:value-type="float" office:value="0.951241850852966" calcext:value-type="float">
            <text:p>0.951241850852966</text:p>
          </table:table-cell>
          <table:table-cell office:value-type="float" office:value="0.951134979724884" calcext:value-type="float">
            <text:p>0.951134979724884</text:p>
          </table:table-cell>
          <table:table-cell office:value-type="float" office:value="0.951334357261658" calcext:value-type="float">
            <text:p>0.951334357261658</text:p>
          </table:table-cell>
          <table:table-cell office:value-type="float" office:value="0.951527416706085" calcext:value-type="float">
            <text:p>0.951527416706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68.nii.gz</text:p>
          </table:table-cell>
          <table:table-cell office:value-type="float" office:value="0.940762639045715" calcext:value-type="float">
            <text:p>0.940762639045715</text:p>
          </table:table-cell>
          <table:table-cell office:value-type="float" office:value="0.941370069980621" calcext:value-type="float">
            <text:p>0.941370069980621</text:p>
          </table:table-cell>
          <table:table-cell office:value-type="float" office:value="0.941602647304535" calcext:value-type="float">
            <text:p>0.941602647304535</text:p>
          </table:table-cell>
          <table:table-cell office:value-type="float" office:value="0.940951466560364" calcext:value-type="float">
            <text:p>0.940951466560364</text:p>
          </table:table-cell>
          <table:table-cell office:value-type="float" office:value="0.942161321640015" calcext:value-type="float">
            <text:p>0.942161321640015</text:p>
          </table:table-cell>
          <table:table-cell office:value-type="float" office:value="0.942249119281769" calcext:value-type="float">
            <text:p>0.942249119281769</text:p>
          </table:table-cell>
          <table:table-cell office:value-type="float" office:value="0.94345611333847" calcext:value-type="float">
            <text:p>0.94345611333847</text:p>
          </table:table-cell>
          <table:table-cell office:value-type="float" office:value="0.9420485496521" calcext:value-type="float">
            <text:p>0.9420485496521</text:p>
          </table:table-cell>
          <table:table-cell office:value-type="float" office:value="0.941861987113952" calcext:value-type="float">
            <text:p>0.941861987113952</text:p>
          </table:table-cell>
          <table:table-cell office:value-type="float" office:value="0.942503154277802" calcext:value-type="float">
            <text:p>0.942503154277802</text:p>
          </table:table-cell>
          <table:table-cell office:value-type="float" office:value="0.941628813743591" calcext:value-type="float">
            <text:p>0.941628813743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91.nii.gz</text:p>
          </table:table-cell>
          <table:table-cell office:value-type="float" office:value="0.90858805179596" calcext:value-type="float">
            <text:p>0.90858805179596</text:p>
          </table:table-cell>
          <table:table-cell office:value-type="float" office:value="0.909865319728851" calcext:value-type="float">
            <text:p>0.909865319728851</text:p>
          </table:table-cell>
          <table:table-cell office:value-type="float" office:value="0.91056102514267" calcext:value-type="float">
            <text:p>0.91056102514267</text:p>
          </table:table-cell>
          <table:table-cell office:value-type="float" office:value="0.911944389343262" calcext:value-type="float">
            <text:p>0.911944389343262</text:p>
          </table:table-cell>
          <table:table-cell office:value-type="float" office:value="0.912198781967163" calcext:value-type="float">
            <text:p>0.912198781967163</text:p>
          </table:table-cell>
          <table:table-cell office:value-type="float" office:value="0.913013160228729" calcext:value-type="float">
            <text:p>0.913013160228729</text:p>
          </table:table-cell>
          <table:table-cell office:value-type="float" office:value="0.914311468601227" calcext:value-type="float">
            <text:p>0.914311468601227</text:p>
          </table:table-cell>
          <table:table-cell office:value-type="float" office:value="0.914958655834198" calcext:value-type="float">
            <text:p>0.914958655834198</text:p>
          </table:table-cell>
          <table:table-cell office:value-type="float" office:value="0.916073381900787" calcext:value-type="float">
            <text:p>0.916073381900787</text:p>
          </table:table-cell>
          <table:table-cell office:value-type="float" office:value="0.916904866695404" calcext:value-type="float">
            <text:p>0.916904866695404</text:p>
          </table:table-cell>
          <table:table-cell office:value-type="float" office:value="0.917106509208679" calcext:value-type="float">
            <text:p>0.9171065092086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81.nii.gz</text:p>
          </table:table-cell>
          <table:table-cell office:value-type="float" office:value="0.946666657924652" calcext:value-type="float">
            <text:p>0.946666657924652</text:p>
          </table:table-cell>
          <table:table-cell office:value-type="float" office:value="0.947877585887909" calcext:value-type="float">
            <text:p>0.947877585887909</text:p>
          </table:table-cell>
          <table:table-cell office:value-type="float" office:value="0.948703587055206" calcext:value-type="float">
            <text:p>0.948703587055206</text:p>
          </table:table-cell>
          <table:table-cell office:value-type="float" office:value="0.948887765407562" calcext:value-type="float">
            <text:p>0.948887765407562</text:p>
          </table:table-cell>
          <table:table-cell office:value-type="float" office:value="0.949313640594482" calcext:value-type="float">
            <text:p>0.949313640594482</text:p>
          </table:table-cell>
          <table:table-cell office:value-type="float" office:value="0.949981868267059" calcext:value-type="float">
            <text:p>0.949981868267059</text:p>
          </table:table-cell>
          <table:table-cell office:value-type="float" office:value="0.950898766517639" calcext:value-type="float">
            <text:p>0.950898766517639</text:p>
          </table:table-cell>
          <table:table-cell office:value-type="float" office:value="0.952009260654449" calcext:value-type="float">
            <text:p>0.952009260654449</text:p>
          </table:table-cell>
          <table:table-cell office:value-type="float" office:value="0.952431380748749" calcext:value-type="float">
            <text:p>0.952431380748749</text:p>
          </table:table-cell>
          <table:table-cell office:value-type="float" office:value="0.952434480190277" calcext:value-type="float">
            <text:p>0.952434480190277</text:p>
          </table:table-cell>
          <table:table-cell office:value-type="float" office:value="0.953780949115753" calcext:value-type="float">
            <text:p>0.953780949115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03.nii.gz</text:p>
          </table:table-cell>
          <table:table-cell office:value-type="float" office:value="0.951638996601105" calcext:value-type="float">
            <text:p>0.951638996601105</text:p>
          </table:table-cell>
          <table:table-cell office:value-type="float" office:value="0.951743602752686" calcext:value-type="float">
            <text:p>0.951743602752686</text:p>
          </table:table-cell>
          <table:table-cell office:value-type="float" office:value="0.952975451946258" calcext:value-type="float">
            <text:p>0.952975451946258</text:p>
          </table:table-cell>
          <table:table-cell office:value-type="float" office:value="0.952043354511261" calcext:value-type="float">
            <text:p>0.952043354511261</text:p>
          </table:table-cell>
          <table:table-cell office:value-type="float" office:value="0.953076124191284" calcext:value-type="float">
            <text:p>0.953076124191284</text:p>
          </table:table-cell>
          <table:table-cell office:value-type="float" office:value="0.953734576702118" calcext:value-type="float">
            <text:p>0.953734576702118</text:p>
          </table:table-cell>
          <table:table-cell office:value-type="float" office:value="0.954517006874084" calcext:value-type="float">
            <text:p>0.954517006874084</text:p>
          </table:table-cell>
          <table:table-cell office:value-type="float" office:value="0.954253256320953" calcext:value-type="float">
            <text:p>0.954253256320953</text:p>
          </table:table-cell>
          <table:table-cell office:value-type="float" office:value="0.954957187175751" calcext:value-type="float">
            <text:p>0.954957187175751</text:p>
          </table:table-cell>
          <table:table-cell office:value-type="float" office:value="0.954475164413452" calcext:value-type="float">
            <text:p>0.954475164413452</text:p>
          </table:table-cell>
          <table:table-cell office:value-type="float" office:value="0.953632414340973" calcext:value-type="float">
            <text:p>0.953632414340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33.nii.gz</text:p>
          </table:table-cell>
          <table:table-cell office:value-type="float" office:value="0.87689071893692" calcext:value-type="float">
            <text:p>0.87689071893692</text:p>
          </table:table-cell>
          <table:table-cell office:value-type="float" office:value="0.877869963645935" calcext:value-type="float">
            <text:p>0.877869963645935</text:p>
          </table:table-cell>
          <table:table-cell office:value-type="float" office:value="0.879179537296295" calcext:value-type="float">
            <text:p>0.879179537296295</text:p>
          </table:table-cell>
          <table:table-cell office:value-type="float" office:value="0.8815598487854" calcext:value-type="float">
            <text:p>0.8815598487854</text:p>
          </table:table-cell>
          <table:table-cell office:value-type="float" office:value="0.883415639400482" calcext:value-type="float">
            <text:p>0.883415639400482</text:p>
          </table:table-cell>
          <table:table-cell office:value-type="float" office:value="0.886638581752777" calcext:value-type="float">
            <text:p>0.886638581752777</text:p>
          </table:table-cell>
          <table:table-cell office:value-type="float" office:value="0.88679701089859" calcext:value-type="float">
            <text:p>0.88679701089859</text:p>
          </table:table-cell>
          <table:table-cell office:value-type="float" office:value="0.887664198875427" calcext:value-type="float">
            <text:p>0.887664198875427</text:p>
          </table:table-cell>
          <table:table-cell office:value-type="float" office:value="0.889019668102264" calcext:value-type="float">
            <text:p>0.889019668102264</text:p>
          </table:table-cell>
          <table:table-cell office:value-type="float" office:value="0.892029523849487" calcext:value-type="float">
            <text:p>0.892029523849487</text:p>
          </table:table-cell>
          <table:table-cell office:value-type="float" office:value="0.891653954982758" calcext:value-type="float">
            <text:p>0.891653954982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46.nii.gz</text:p>
          </table:table-cell>
          <table:table-cell office:value-type="float" office:value="0.954775094985962" calcext:value-type="float">
            <text:p>0.954775094985962</text:p>
          </table:table-cell>
          <table:table-cell office:value-type="float" office:value="0.956384539604187" calcext:value-type="float">
            <text:p>0.956384539604187</text:p>
          </table:table-cell>
          <table:table-cell office:value-type="float" office:value="0.957194328308106" calcext:value-type="float">
            <text:p>0.957194328308106</text:p>
          </table:table-cell>
          <table:table-cell office:value-type="float" office:value="0.958189725875854" calcext:value-type="float">
            <text:p>0.958189725875854</text:p>
          </table:table-cell>
          <table:table-cell office:value-type="float" office:value="0.959418892860413" calcext:value-type="float">
            <text:p>0.959418892860413</text:p>
          </table:table-cell>
          <table:table-cell office:value-type="float" office:value="0.959727466106415" calcext:value-type="float">
            <text:p>0.959727466106415</text:p>
          </table:table-cell>
          <table:table-cell office:value-type="float" office:value="0.959662020206451" calcext:value-type="float">
            <text:p>0.959662020206451</text:p>
          </table:table-cell>
          <table:table-cell office:value-type="float" office:value="0.960403263568878" calcext:value-type="float">
            <text:p>0.960403263568878</text:p>
          </table:table-cell>
          <table:table-cell office:value-type="float" office:value="0.961372315883636" calcext:value-type="float">
            <text:p>0.961372315883636</text:p>
          </table:table-cell>
          <table:table-cell office:value-type="float" office:value="0.962319552898407" calcext:value-type="float">
            <text:p>0.962319552898407</text:p>
          </table:table-cell>
          <table:table-cell office:value-type="float" office:value="0.962802827358246" calcext:value-type="float">
            <text:p>0.962802827358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2.nii.gz</text:p>
          </table:table-cell>
          <table:table-cell office:value-type="float" office:value="0.909423530101776" calcext:value-type="float">
            <text:p>0.909423530101776</text:p>
          </table:table-cell>
          <table:table-cell office:value-type="float" office:value="0.910887181758881" calcext:value-type="float">
            <text:p>0.910887181758881</text:p>
          </table:table-cell>
          <table:table-cell office:value-type="float" office:value="0.912245810031891" calcext:value-type="float">
            <text:p>0.912245810031891</text:p>
          </table:table-cell>
          <table:table-cell office:value-type="float" office:value="0.913930356502533" calcext:value-type="float">
            <text:p>0.913930356502533</text:p>
          </table:table-cell>
          <table:table-cell office:value-type="float" office:value="0.914064049720764" calcext:value-type="float">
            <text:p>0.914064049720764</text:p>
          </table:table-cell>
          <table:table-cell office:value-type="float" office:value="0.914086639881134" calcext:value-type="float">
            <text:p>0.914086639881134</text:p>
          </table:table-cell>
          <table:table-cell office:value-type="float" office:value="0.915250837802887" calcext:value-type="float">
            <text:p>0.915250837802887</text:p>
          </table:table-cell>
          <table:table-cell office:value-type="float" office:value="0.914790570735931" calcext:value-type="float">
            <text:p>0.914790570735931</text:p>
          </table:table-cell>
          <table:table-cell office:value-type="float" office:value="0.915973961353302" calcext:value-type="float">
            <text:p>0.915973961353302</text:p>
          </table:table-cell>
          <table:table-cell office:value-type="float" office:value="0.915562272071838" calcext:value-type="float">
            <text:p>0.915562272071838</text:p>
          </table:table-cell>
          <table:table-cell office:value-type="float" office:value="0.916142642498016" calcext:value-type="float">
            <text:p>0.916142642498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91.nii.gz</text:p>
          </table:table-cell>
          <table:table-cell office:value-type="float" office:value="0.858656525611877" calcext:value-type="float">
            <text:p>0.858656525611877</text:p>
          </table:table-cell>
          <table:table-cell office:value-type="float" office:value="0.859341979026794" calcext:value-type="float">
            <text:p>0.859341979026794</text:p>
          </table:table-cell>
          <table:table-cell office:value-type="float" office:value="0.858511209487915" calcext:value-type="float">
            <text:p>0.858511209487915</text:p>
          </table:table-cell>
          <table:table-cell office:value-type="float" office:value="0.858221769332886" calcext:value-type="float">
            <text:p>0.858221769332886</text:p>
          </table:table-cell>
          <table:table-cell office:value-type="float" office:value="0.854915499687195" calcext:value-type="float">
            <text:p>0.854915499687195</text:p>
          </table:table-cell>
          <table:table-cell office:value-type="float" office:value="0.857614755630493" calcext:value-type="float">
            <text:p>0.857614755630493</text:p>
          </table:table-cell>
          <table:table-cell office:value-type="float" office:value="0.859127819538116" calcext:value-type="float">
            <text:p>0.859127819538116</text:p>
          </table:table-cell>
          <table:table-cell office:value-type="float" office:value="0.856984913349152" calcext:value-type="float">
            <text:p>0.856984913349152</text:p>
          </table:table-cell>
          <table:table-cell office:value-type="float" office:value="0.857379674911499" calcext:value-type="float">
            <text:p>0.857379674911499</text:p>
          </table:table-cell>
          <table:table-cell office:value-type="float" office:value="0.852779924869537" calcext:value-type="float">
            <text:p>0.852779924869537</text:p>
          </table:table-cell>
          <table:table-cell office:value-type="float" office:value="0.850100934505463" calcext:value-type="float">
            <text:p>0.850100934505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9.nii.gz</text:p>
          </table:table-cell>
          <table:table-cell office:value-type="float" office:value="0.82649952173233" calcext:value-type="float">
            <text:p>0.82649952173233</text:p>
          </table:table-cell>
          <table:table-cell office:value-type="float" office:value="0.839364945888519" calcext:value-type="float">
            <text:p>0.839364945888519</text:p>
          </table:table-cell>
          <table:table-cell office:value-type="float" office:value="0.843479812145233" calcext:value-type="float">
            <text:p>0.843479812145233</text:p>
          </table:table-cell>
          <table:table-cell office:value-type="float" office:value="0.845196664333344" calcext:value-type="float">
            <text:p>0.845196664333344</text:p>
          </table:table-cell>
          <table:table-cell office:value-type="float" office:value="0.846349716186523" calcext:value-type="float">
            <text:p>0.846349716186523</text:p>
          </table:table-cell>
          <table:table-cell office:value-type="float" office:value="0.850716948509216" calcext:value-type="float">
            <text:p>0.850716948509216</text:p>
          </table:table-cell>
          <table:table-cell office:value-type="float" office:value="0.852122306823731" calcext:value-type="float">
            <text:p>0.852122306823731</text:p>
          </table:table-cell>
          <table:table-cell office:value-type="float" office:value="0.853799104690552" calcext:value-type="float">
            <text:p>0.853799104690552</text:p>
          </table:table-cell>
          <table:table-cell office:value-type="float" office:value="0.855696499347687" calcext:value-type="float">
            <text:p>0.855696499347687</text:p>
          </table:table-cell>
          <table:table-cell office:value-type="float" office:value="0.857569754123688" calcext:value-type="float">
            <text:p>0.857569754123688</text:p>
          </table:table-cell>
          <table:table-cell office:value-type="float" office:value="0.862251043319702" calcext:value-type="float">
            <text:p>0.862251043319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50.nii.gz</text:p>
          </table:table-cell>
          <table:table-cell office:value-type="float" office:value="0.901110231876373" calcext:value-type="float">
            <text:p>0.901110231876373</text:p>
          </table:table-cell>
          <table:table-cell office:value-type="float" office:value="0.903189837932587" calcext:value-type="float">
            <text:p>0.903189837932587</text:p>
          </table:table-cell>
          <table:table-cell office:value-type="float" office:value="0.903429269790649" calcext:value-type="float">
            <text:p>0.903429269790649</text:p>
          </table:table-cell>
          <table:table-cell office:value-type="float" office:value="0.903130233287811" calcext:value-type="float">
            <text:p>0.903130233287811</text:p>
          </table:table-cell>
          <table:table-cell office:value-type="float" office:value="0.90401953458786" calcext:value-type="float">
            <text:p>0.90401953458786</text:p>
          </table:table-cell>
          <table:table-cell office:value-type="float" office:value="0.904905140399933" calcext:value-type="float">
            <text:p>0.904905140399933</text:p>
          </table:table-cell>
          <table:table-cell office:value-type="float" office:value="0.906531929969788" calcext:value-type="float">
            <text:p>0.906531929969788</text:p>
          </table:table-cell>
          <table:table-cell office:value-type="float" office:value="0.905925869941711" calcext:value-type="float">
            <text:p>0.905925869941711</text:p>
          </table:table-cell>
          <table:table-cell office:value-type="float" office:value="0.906047582626343" calcext:value-type="float">
            <text:p>0.906047582626343</text:p>
          </table:table-cell>
          <table:table-cell office:value-type="float" office:value="0.906640946865082" calcext:value-type="float">
            <text:p>0.906640946865082</text:p>
          </table:table-cell>
          <table:table-cell office:value-type="float" office:value="0.906724691390991" calcext:value-type="float">
            <text:p>0.906724691390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07.nii.gz</text:p>
          </table:table-cell>
          <table:table-cell office:value-type="float" office:value="0.962901949882507" calcext:value-type="float">
            <text:p>0.962901949882507</text:p>
          </table:table-cell>
          <table:table-cell office:value-type="float" office:value="0.964156568050384" calcext:value-type="float">
            <text:p>0.964156568050384</text:p>
          </table:table-cell>
          <table:table-cell office:value-type="float" office:value="0.96452796459198" calcext:value-type="float">
            <text:p>0.96452796459198</text:p>
          </table:table-cell>
          <table:table-cell office:value-type="float" office:value="0.96410608291626" calcext:value-type="float">
            <text:p>0.96410608291626</text:p>
          </table:table-cell>
          <table:table-cell office:value-type="float" office:value="0.964091002941132" calcext:value-type="float">
            <text:p>0.964091002941132</text:p>
          </table:table-cell>
          <table:table-cell office:value-type="float" office:value="0.963576912879944" calcext:value-type="float">
            <text:p>0.963576912879944</text:p>
          </table:table-cell>
          <table:table-cell office:value-type="float" office:value="0.963540375232696" calcext:value-type="float">
            <text:p>0.963540375232696</text:p>
          </table:table-cell>
          <table:table-cell office:value-type="float" office:value="0.963978052139282" calcext:value-type="float">
            <text:p>0.963978052139282</text:p>
          </table:table-cell>
          <table:table-cell office:value-type="float" office:value="0.963378071784973" calcext:value-type="float">
            <text:p>0.963378071784973</text:p>
          </table:table-cell>
          <table:table-cell office:value-type="float" office:value="0.963156223297119" calcext:value-type="float">
            <text:p>0.963156223297119</text:p>
          </table:table-cell>
          <table:table-cell office:value-type="float" office:value="0.964048743247986" calcext:value-type="float">
            <text:p>0.964048743247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1.nii.gz</text:p>
          </table:table-cell>
          <table:table-cell office:value-type="float" office:value="0.916594803333282" calcext:value-type="float">
            <text:p>0.916594803333282</text:p>
          </table:table-cell>
          <table:table-cell office:value-type="float" office:value="0.917830228805542" calcext:value-type="float">
            <text:p>0.917830228805542</text:p>
          </table:table-cell>
          <table:table-cell office:value-type="float" office:value="0.919420719146728" calcext:value-type="float">
            <text:p>0.919420719146728</text:p>
          </table:table-cell>
          <table:table-cell office:value-type="float" office:value="0.918691098690033" calcext:value-type="float">
            <text:p>0.918691098690033</text:p>
          </table:table-cell>
          <table:table-cell office:value-type="float" office:value="0.920248448848724" calcext:value-type="float">
            <text:p>0.920248448848724</text:p>
          </table:table-cell>
          <table:table-cell office:value-type="float" office:value="0.92137622833252" calcext:value-type="float">
            <text:p>0.92137622833252</text:p>
          </table:table-cell>
          <table:table-cell office:value-type="float" office:value="0.921010076999664" calcext:value-type="float">
            <text:p>0.921010076999664</text:p>
          </table:table-cell>
          <table:table-cell office:value-type="float" office:value="0.920453131198883" calcext:value-type="float">
            <text:p>0.920453131198883</text:p>
          </table:table-cell>
          <table:table-cell office:value-type="float" office:value="0.92072182893753" calcext:value-type="float">
            <text:p>0.92072182893753</text:p>
          </table:table-cell>
          <table:table-cell office:value-type="float" office:value="0.920892000198364" calcext:value-type="float">
            <text:p>0.920892000198364</text:p>
          </table:table-cell>
          <table:table-cell office:value-type="float" office:value="0.922176539897919" calcext:value-type="float">
            <text:p>0.922176539897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13.nii.gz</text:p>
          </table:table-cell>
          <table:table-cell office:value-type="float" office:value="0.740900993347168" calcext:value-type="float">
            <text:p>0.740900993347168</text:p>
          </table:table-cell>
          <table:table-cell office:value-type="float" office:value="0.737878978252411" calcext:value-type="float">
            <text:p>0.737878978252411</text:p>
          </table:table-cell>
          <table:table-cell office:value-type="float" office:value="0.734893262386322" calcext:value-type="float">
            <text:p>0.734893262386322</text:p>
          </table:table-cell>
          <table:table-cell office:value-type="float" office:value="0.728567719459534" calcext:value-type="float">
            <text:p>0.728567719459534</text:p>
          </table:table-cell>
          <table:table-cell office:value-type="float" office:value="0.728569567203522" calcext:value-type="float">
            <text:p>0.728569567203522</text:p>
          </table:table-cell>
          <table:table-cell office:value-type="float" office:value="0.729231595993042" calcext:value-type="float">
            <text:p>0.729231595993042</text:p>
          </table:table-cell>
          <table:table-cell office:value-type="float" office:value="0.729782521724701" calcext:value-type="float">
            <text:p>0.729782521724701</text:p>
          </table:table-cell>
          <table:table-cell office:value-type="float" office:value="0.728127419948578" calcext:value-type="float">
            <text:p>0.728127419948578</text:p>
          </table:table-cell>
          <table:table-cell office:value-type="float" office:value="0.729288995265961" calcext:value-type="float">
            <text:p>0.729288995265961</text:p>
          </table:table-cell>
          <table:table-cell office:value-type="float" office:value="0.726868212223053" calcext:value-type="float">
            <text:p>0.726868212223053</text:p>
          </table:table-cell>
          <table:table-cell office:value-type="float" office:value="0.726438581943512" calcext:value-type="float">
            <text:p>0.726438581943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56.nii.gz</text:p>
          </table:table-cell>
          <table:table-cell office:value-type="float" office:value="0.957111239433289" calcext:value-type="float">
            <text:p>0.957111239433289</text:p>
          </table:table-cell>
          <table:table-cell office:value-type="float" office:value="0.958743870258331" calcext:value-type="float">
            <text:p>0.958743870258331</text:p>
          </table:table-cell>
          <table:table-cell office:value-type="float" office:value="0.959403097629547" calcext:value-type="float">
            <text:p>0.959403097629547</text:p>
          </table:table-cell>
          <table:table-cell office:value-type="float" office:value="0.959596991539001" calcext:value-type="float">
            <text:p>0.959596991539001</text:p>
          </table:table-cell>
          <table:table-cell office:value-type="float" office:value="0.961254358291626" calcext:value-type="float">
            <text:p>0.961254358291626</text:p>
          </table:table-cell>
          <table:table-cell office:value-type="float" office:value="0.961736500263214" calcext:value-type="float">
            <text:p>0.961736500263214</text:p>
          </table:table-cell>
          <table:table-cell office:value-type="float" office:value="0.962167739868164" calcext:value-type="float">
            <text:p>0.962167739868164</text:p>
          </table:table-cell>
          <table:table-cell office:value-type="float" office:value="0.962956845760345" calcext:value-type="float">
            <text:p>0.962956845760345</text:p>
          </table:table-cell>
          <table:table-cell office:value-type="float" office:value="0.96319055557251" calcext:value-type="float">
            <text:p>0.96319055557251</text:p>
          </table:table-cell>
          <table:table-cell office:value-type="float" office:value="0.963346481323242" calcext:value-type="float">
            <text:p>0.963346481323242</text:p>
          </table:table-cell>
          <table:table-cell office:value-type="float" office:value="0.964097917079926" calcext:value-type="float">
            <text:p>0.964097917079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9.nii.gz</text:p>
          </table:table-cell>
          <table:table-cell office:value-type="float" office:value="0.931778371334076" calcext:value-type="float">
            <text:p>0.931778371334076</text:p>
          </table:table-cell>
          <table:table-cell office:value-type="float" office:value="0.93323290348053" calcext:value-type="float">
            <text:p>0.93323290348053</text:p>
          </table:table-cell>
          <table:table-cell office:value-type="float" office:value="0.934876680374146" calcext:value-type="float">
            <text:p>0.934876680374146</text:p>
          </table:table-cell>
          <table:table-cell office:value-type="float" office:value="0.936148762702942" calcext:value-type="float">
            <text:p>0.936148762702942</text:p>
          </table:table-cell>
          <table:table-cell office:value-type="float" office:value="0.9377081990242" calcext:value-type="float">
            <text:p>0.9377081990242</text:p>
          </table:table-cell>
          <table:table-cell office:value-type="float" office:value="0.939279019832611" calcext:value-type="float">
            <text:p>0.939279019832611</text:p>
          </table:table-cell>
          <table:table-cell office:value-type="float" office:value="0.940450310707092" calcext:value-type="float">
            <text:p>0.940450310707092</text:p>
          </table:table-cell>
          <table:table-cell office:value-type="float" office:value="0.9415163397789" calcext:value-type="float">
            <text:p>0.9415163397789</text:p>
          </table:table-cell>
          <table:table-cell office:value-type="float" office:value="0.94207751750946" calcext:value-type="float">
            <text:p>0.94207751750946</text:p>
          </table:table-cell>
          <table:table-cell office:value-type="float" office:value="0.942012786865234" calcext:value-type="float">
            <text:p>0.942012786865234</text:p>
          </table:table-cell>
          <table:table-cell office:value-type="float" office:value="0.943173706531525" calcext:value-type="float">
            <text:p>0.943173706531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44.nii.gz</text:p>
          </table:table-cell>
          <table:table-cell office:value-type="float" office:value="0.879526793956757" calcext:value-type="float">
            <text:p>0.879526793956757</text:p>
          </table:table-cell>
          <table:table-cell office:value-type="float" office:value="0.881268918514252" calcext:value-type="float">
            <text:p>0.881268918514252</text:p>
          </table:table-cell>
          <table:table-cell office:value-type="float" office:value="0.881007313728333" calcext:value-type="float">
            <text:p>0.881007313728333</text:p>
          </table:table-cell>
          <table:table-cell office:value-type="float" office:value="0.882022857666016" calcext:value-type="float">
            <text:p>0.882022857666016</text:p>
          </table:table-cell>
          <table:table-cell office:value-type="float" office:value="0.882628500461578" calcext:value-type="float">
            <text:p>0.882628500461578</text:p>
          </table:table-cell>
          <table:table-cell office:value-type="float" office:value="0.880212128162384" calcext:value-type="float">
            <text:p>0.880212128162384</text:p>
          </table:table-cell>
          <table:table-cell office:value-type="float" office:value="0.880478084087372" calcext:value-type="float">
            <text:p>0.880478084087372</text:p>
          </table:table-cell>
          <table:table-cell office:value-type="float" office:value="0.881446063518524" calcext:value-type="float">
            <text:p>0.881446063518524</text:p>
          </table:table-cell>
          <table:table-cell office:value-type="float" office:value="0.879305720329285" calcext:value-type="float">
            <text:p>0.879305720329285</text:p>
          </table:table-cell>
          <table:table-cell office:value-type="float" office:value="0.879726946353912" calcext:value-type="float">
            <text:p>0.879726946353912</text:p>
          </table:table-cell>
          <table:table-cell office:value-type="float" office:value="0.880992293357849" calcext:value-type="float">
            <text:p>0.880992293357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07.nii.gz</text:p>
          </table:table-cell>
          <table:table-cell office:value-type="float" office:value="0.913326799869537" calcext:value-type="float">
            <text:p>0.913326799869537</text:p>
          </table:table-cell>
          <table:table-cell office:value-type="float" office:value="0.915530443191528" calcext:value-type="float">
            <text:p>0.915530443191528</text:p>
          </table:table-cell>
          <table:table-cell office:value-type="float" office:value="0.915031254291534" calcext:value-type="float">
            <text:p>0.915031254291534</text:p>
          </table:table-cell>
          <table:table-cell office:value-type="float" office:value="0.915946781635284" calcext:value-type="float">
            <text:p>0.915946781635284</text:p>
          </table:table-cell>
          <table:table-cell office:value-type="float" office:value="0.916884243488312" calcext:value-type="float">
            <text:p>0.916884243488312</text:p>
          </table:table-cell>
          <table:table-cell office:value-type="float" office:value="0.917574048042297" calcext:value-type="float">
            <text:p>0.917574048042297</text:p>
          </table:table-cell>
          <table:table-cell office:value-type="float" office:value="0.919160544872284" calcext:value-type="float">
            <text:p>0.919160544872284</text:p>
          </table:table-cell>
          <table:table-cell office:value-type="float" office:value="0.920527637004852" calcext:value-type="float">
            <text:p>0.920527637004852</text:p>
          </table:table-cell>
          <table:table-cell office:value-type="float" office:value="0.920351088047028" calcext:value-type="float">
            <text:p>0.920351088047028</text:p>
          </table:table-cell>
          <table:table-cell office:value-type="float" office:value="0.920818567276001" calcext:value-type="float">
            <text:p>0.920818567276001</text:p>
          </table:table-cell>
          <table:table-cell office:value-type="float" office:value="0.922362446784973" calcext:value-type="float">
            <text:p>0.922362446784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93.nii.gz</text:p>
          </table:table-cell>
          <table:table-cell office:value-type="float" office:value="0.954587161540985" calcext:value-type="float">
            <text:p>0.954587161540985</text:p>
          </table:table-cell>
          <table:table-cell office:value-type="float" office:value="0.954257726669312" calcext:value-type="float">
            <text:p>0.954257726669312</text:p>
          </table:table-cell>
          <table:table-cell office:value-type="float" office:value="0.954087615013123" calcext:value-type="float">
            <text:p>0.954087615013123</text:p>
          </table:table-cell>
          <table:table-cell office:value-type="float" office:value="0.95409232378006" calcext:value-type="float">
            <text:p>0.95409232378006</text:p>
          </table:table-cell>
          <table:table-cell office:value-type="float" office:value="0.95398473739624" calcext:value-type="float">
            <text:p>0.95398473739624</text:p>
          </table:table-cell>
          <table:table-cell office:value-type="float" office:value="0.954420864582062" calcext:value-type="float">
            <text:p>0.954420864582062</text:p>
          </table:table-cell>
          <table:table-cell office:value-type="float" office:value="0.955164194107056" calcext:value-type="float">
            <text:p>0.955164194107056</text:p>
          </table:table-cell>
          <table:table-cell office:value-type="float" office:value="0.955344080924988" calcext:value-type="float">
            <text:p>0.955344080924988</text:p>
          </table:table-cell>
          <table:table-cell office:value-type="float" office:value="0.955381631851196" calcext:value-type="float">
            <text:p>0.955381631851196</text:p>
          </table:table-cell>
          <table:table-cell office:value-type="float" office:value="0.955524802207947" calcext:value-type="float">
            <text:p>0.955524802207947</text:p>
          </table:table-cell>
          <table:table-cell office:value-type="float" office:value="0.955844938755035" calcext:value-type="float">
            <text:p>0.955844938755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77.nii.gz</text:p>
          </table:table-cell>
          <table:table-cell office:value-type="float" office:value="0.933148860931396" calcext:value-type="float">
            <text:p>0.933148860931396</text:p>
          </table:table-cell>
          <table:table-cell office:value-type="float" office:value="0.935067057609558" calcext:value-type="float">
            <text:p>0.935067057609558</text:p>
          </table:table-cell>
          <table:table-cell office:value-type="float" office:value="0.936923682689667" calcext:value-type="float">
            <text:p>0.936923682689667</text:p>
          </table:table-cell>
          <table:table-cell office:value-type="float" office:value="0.939270913600922" calcext:value-type="float">
            <text:p>0.939270913600922</text:p>
          </table:table-cell>
          <table:table-cell office:value-type="float" office:value="0.939288198947906" calcext:value-type="float">
            <text:p>0.939288198947906</text:p>
          </table:table-cell>
          <table:table-cell office:value-type="float" office:value="0.939866006374359" calcext:value-type="float">
            <text:p>0.939866006374359</text:p>
          </table:table-cell>
          <table:table-cell office:value-type="float" office:value="0.939815580844879" calcext:value-type="float">
            <text:p>0.939815580844879</text:p>
          </table:table-cell>
          <table:table-cell office:value-type="float" office:value="0.93929922580719" calcext:value-type="float">
            <text:p>0.93929922580719</text:p>
          </table:table-cell>
          <table:table-cell office:value-type="float" office:value="0.939897894859314" calcext:value-type="float">
            <text:p>0.939897894859314</text:p>
          </table:table-cell>
          <table:table-cell office:value-type="float" office:value="0.940890371799469" calcext:value-type="float">
            <text:p>0.940890371799469</text:p>
          </table:table-cell>
          <table:table-cell office:value-type="float" office:value="0.941093981266022" calcext:value-type="float">
            <text:p>0.941093981266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3.nii.gz</text:p>
          </table:table-cell>
          <table:table-cell office:value-type="float" office:value="0.890257179737091" calcext:value-type="float">
            <text:p>0.890257179737091</text:p>
          </table:table-cell>
          <table:table-cell office:value-type="float" office:value="0.895621180534363" calcext:value-type="float">
            <text:p>0.895621180534363</text:p>
          </table:table-cell>
          <table:table-cell office:value-type="float" office:value="0.897187530994415" calcext:value-type="float">
            <text:p>0.897187530994415</text:p>
          </table:table-cell>
          <table:table-cell office:value-type="float" office:value="0.901588261127472" calcext:value-type="float">
            <text:p>0.901588261127472</text:p>
          </table:table-cell>
          <table:table-cell office:value-type="float" office:value="0.9034064412117" calcext:value-type="float">
            <text:p>0.9034064412117</text:p>
          </table:table-cell>
          <table:table-cell office:value-type="float" office:value="0.905856132507324" calcext:value-type="float">
            <text:p>0.905856132507324</text:p>
          </table:table-cell>
          <table:table-cell office:value-type="float" office:value="0.907885193824768" calcext:value-type="float">
            <text:p>0.907885193824768</text:p>
          </table:table-cell>
          <table:table-cell office:value-type="float" office:value="0.908289670944214" calcext:value-type="float">
            <text:p>0.908289670944214</text:p>
          </table:table-cell>
          <table:table-cell office:value-type="float" office:value="0.910135626792908" calcext:value-type="float">
            <text:p>0.910135626792908</text:p>
          </table:table-cell>
          <table:table-cell office:value-type="float" office:value="0.910879790782928" calcext:value-type="float">
            <text:p>0.910879790782928</text:p>
          </table:table-cell>
          <table:table-cell office:value-type="float" office:value="0.911489307880402" calcext:value-type="float">
            <text:p>0.911489307880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71.nii.gz</text:p>
          </table:table-cell>
          <table:table-cell office:value-type="float" office:value="0.885980248451233" calcext:value-type="float">
            <text:p>0.885980248451233</text:p>
          </table:table-cell>
          <table:table-cell office:value-type="float" office:value="0.885109543800354" calcext:value-type="float">
            <text:p>0.885109543800354</text:p>
          </table:table-cell>
          <table:table-cell office:value-type="float" office:value="0.887387812137604" calcext:value-type="float">
            <text:p>0.887387812137604</text:p>
          </table:table-cell>
          <table:table-cell office:value-type="float" office:value="0.888929963111877" calcext:value-type="float">
            <text:p>0.888929963111877</text:p>
          </table:table-cell>
          <table:table-cell office:value-type="float" office:value="0.891461372375488" calcext:value-type="float">
            <text:p>0.891461372375488</text:p>
          </table:table-cell>
          <table:table-cell office:value-type="float" office:value="0.893838167190552" calcext:value-type="float">
            <text:p>0.893838167190552</text:p>
          </table:table-cell>
          <table:table-cell office:value-type="float" office:value="0.896211504936218" calcext:value-type="float">
            <text:p>0.896211504936218</text:p>
          </table:table-cell>
          <table:table-cell office:value-type="float" office:value="0.896854281425476" calcext:value-type="float">
            <text:p>0.896854281425476</text:p>
          </table:table-cell>
          <table:table-cell office:value-type="float" office:value="0.899391651153564" calcext:value-type="float">
            <text:p>0.899391651153564</text:p>
          </table:table-cell>
          <table:table-cell office:value-type="float" office:value="0.901039242744446" calcext:value-type="float">
            <text:p>0.901039242744446</text:p>
          </table:table-cell>
          <table:table-cell office:value-type="float" office:value="0.901861727237701" calcext:value-type="float">
            <text:p>0.901861727237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82.nii.gz</text:p>
          </table:table-cell>
          <table:table-cell office:value-type="float" office:value="0.919047951698303" calcext:value-type="float">
            <text:p>0.919047951698303</text:p>
          </table:table-cell>
          <table:table-cell office:value-type="float" office:value="0.923261225223541" calcext:value-type="float">
            <text:p>0.923261225223541</text:p>
          </table:table-cell>
          <table:table-cell office:value-type="float" office:value="0.927060604095459" calcext:value-type="float">
            <text:p>0.927060604095459</text:p>
          </table:table-cell>
          <table:table-cell office:value-type="float" office:value="0.926939606666565" calcext:value-type="float">
            <text:p>0.926939606666565</text:p>
          </table:table-cell>
          <table:table-cell office:value-type="float" office:value="0.928873479366302" calcext:value-type="float">
            <text:p>0.928873479366302</text:p>
          </table:table-cell>
          <table:table-cell office:value-type="float" office:value="0.930440068244934" calcext:value-type="float">
            <text:p>0.930440068244934</text:p>
          </table:table-cell>
          <table:table-cell office:value-type="float" office:value="0.932060897350311" calcext:value-type="float">
            <text:p>0.932060897350311</text:p>
          </table:table-cell>
          <table:table-cell office:value-type="float" office:value="0.932047665119171" calcext:value-type="float">
            <text:p>0.932047665119171</text:p>
          </table:table-cell>
          <table:table-cell office:value-type="float" office:value="0.93256288766861" calcext:value-type="float">
            <text:p>0.93256288766861</text:p>
          </table:table-cell>
          <table:table-cell office:value-type="float" office:value="0.931168556213379" calcext:value-type="float">
            <text:p>0.931168556213379</text:p>
          </table:table-cell>
          <table:table-cell office:value-type="float" office:value="0.931034505367279" calcext:value-type="float">
            <text:p>0.931034505367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13.nii.gz</text:p>
          </table:table-cell>
          <table:table-cell office:value-type="float" office:value="0.94193822145462" calcext:value-type="float">
            <text:p>0.94193822145462</text:p>
          </table:table-cell>
          <table:table-cell office:value-type="float" office:value="0.943225502967834" calcext:value-type="float">
            <text:p>0.943225502967834</text:p>
          </table:table-cell>
          <table:table-cell office:value-type="float" office:value="0.944399356842041" calcext:value-type="float">
            <text:p>0.944399356842041</text:p>
          </table:table-cell>
          <table:table-cell office:value-type="float" office:value="0.944953322410584" calcext:value-type="float">
            <text:p>0.944953322410584</text:p>
          </table:table-cell>
          <table:table-cell office:value-type="float" office:value="0.94564288854599" calcext:value-type="float">
            <text:p>0.94564288854599</text:p>
          </table:table-cell>
          <table:table-cell office:value-type="float" office:value="0.946425497531891" calcext:value-type="float">
            <text:p>0.946425497531891</text:p>
          </table:table-cell>
          <table:table-cell office:value-type="float" office:value="0.946695804595947" calcext:value-type="float">
            <text:p>0.946695804595947</text:p>
          </table:table-cell>
          <table:table-cell office:value-type="float" office:value="0.947092890739441" calcext:value-type="float">
            <text:p>0.947092890739441</text:p>
          </table:table-cell>
          <table:table-cell office:value-type="float" office:value="0.948259532451629" calcext:value-type="float">
            <text:p>0.948259532451629</text:p>
          </table:table-cell>
          <table:table-cell office:value-type="float" office:value="0.94810551404953" calcext:value-type="float">
            <text:p>0.94810551404953</text:p>
          </table:table-cell>
          <table:table-cell office:value-type="float" office:value="0.948667228221893" calcext:value-type="float">
            <text:p>0.948667228221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71.nii.gz</text:p>
          </table:table-cell>
          <table:table-cell office:value-type="float" office:value="0.941753506660461" calcext:value-type="float">
            <text:p>0.941753506660461</text:p>
          </table:table-cell>
          <table:table-cell office:value-type="float" office:value="0.944876372814178" calcext:value-type="float">
            <text:p>0.944876372814178</text:p>
          </table:table-cell>
          <table:table-cell office:value-type="float" office:value="0.942913472652435" calcext:value-type="float">
            <text:p>0.942913472652435</text:p>
          </table:table-cell>
          <table:table-cell office:value-type="float" office:value="0.944720566272736" calcext:value-type="float">
            <text:p>0.944720566272736</text:p>
          </table:table-cell>
          <table:table-cell office:value-type="float" office:value="0.94694197177887" calcext:value-type="float">
            <text:p>0.94694197177887</text:p>
          </table:table-cell>
          <table:table-cell office:value-type="float" office:value="0.949616432189941" calcext:value-type="float">
            <text:p>0.949616432189941</text:p>
          </table:table-cell>
          <table:table-cell office:value-type="float" office:value="0.949081540107727" calcext:value-type="float">
            <text:p>0.949081540107727</text:p>
          </table:table-cell>
          <table:table-cell office:value-type="float" office:value="0.949514329433441" calcext:value-type="float">
            <text:p>0.949514329433441</text:p>
          </table:table-cell>
          <table:table-cell office:value-type="float" office:value="0.950139701366425" calcext:value-type="float">
            <text:p>0.950139701366425</text:p>
          </table:table-cell>
          <table:table-cell office:value-type="float" office:value="0.951161980628967" calcext:value-type="float">
            <text:p>0.951161980628967</text:p>
          </table:table-cell>
          <table:table-cell office:value-type="float" office:value="0.952276706695556" calcext:value-type="float">
            <text:p>0.95227670669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62.nii.gz</text:p>
          </table:table-cell>
          <table:table-cell office:value-type="float" office:value="0.607678830623627" calcext:value-type="float">
            <text:p>0.607678830623627</text:p>
          </table:table-cell>
          <table:table-cell office:value-type="float" office:value="0.60184246301651" calcext:value-type="float">
            <text:p>0.60184246301651</text:p>
          </table:table-cell>
          <table:table-cell office:value-type="float" office:value="0.600528419017792" calcext:value-type="float">
            <text:p>0.600528419017792</text:p>
          </table:table-cell>
          <table:table-cell office:value-type="float" office:value="0.598968982696533" calcext:value-type="float">
            <text:p>0.598968982696533</text:p>
          </table:table-cell>
          <table:table-cell office:value-type="float" office:value="0.598583340644836" calcext:value-type="float">
            <text:p>0.598583340644836</text:p>
          </table:table-cell>
          <table:table-cell office:value-type="float" office:value="0.597098529338837" calcext:value-type="float">
            <text:p>0.597098529338837</text:p>
          </table:table-cell>
          <table:table-cell office:value-type="float" office:value="0.597652077674866" calcext:value-type="float">
            <text:p>0.597652077674866</text:p>
          </table:table-cell>
          <table:table-cell office:value-type="float" office:value="0.597486197948456" calcext:value-type="float">
            <text:p>0.597486197948456</text:p>
          </table:table-cell>
          <table:table-cell office:value-type="float" office:value="0.596909642219543" calcext:value-type="float">
            <text:p>0.596909642219543</text:p>
          </table:table-cell>
          <table:table-cell office:value-type="float" office:value="0.598385989665985" calcext:value-type="float">
            <text:p>0.598385989665985</text:p>
          </table:table-cell>
          <table:table-cell office:value-type="float" office:value="0.597858309745789" calcext:value-type="float">
            <text:p>0.597858309745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4.nii.gz</text:p>
          </table:table-cell>
          <table:table-cell office:value-type="float" office:value="0.896794080734253" calcext:value-type="float">
            <text:p>0.896794080734253</text:p>
          </table:table-cell>
          <table:table-cell office:value-type="float" office:value="0.901525497436523" calcext:value-type="float">
            <text:p>0.901525497436523</text:p>
          </table:table-cell>
          <table:table-cell office:value-type="float" office:value="0.906440734863281" calcext:value-type="float">
            <text:p>0.906440734863281</text:p>
          </table:table-cell>
          <table:table-cell office:value-type="float" office:value="0.909340500831604" calcext:value-type="float">
            <text:p>0.909340500831604</text:p>
          </table:table-cell>
          <table:table-cell office:value-type="float" office:value="0.911482810974121" calcext:value-type="float">
            <text:p>0.911482810974121</text:p>
          </table:table-cell>
          <table:table-cell office:value-type="float" office:value="0.913471817970276" calcext:value-type="float">
            <text:p>0.913471817970276</text:p>
          </table:table-cell>
          <table:table-cell office:value-type="float" office:value="0.91438639163971" calcext:value-type="float">
            <text:p>0.91438639163971</text:p>
          </table:table-cell>
          <table:table-cell office:value-type="float" office:value="0.91610461473465" calcext:value-type="float">
            <text:p>0.91610461473465</text:p>
          </table:table-cell>
          <table:table-cell office:value-type="float" office:value="0.91641491651535" calcext:value-type="float">
            <text:p>0.91641491651535</text:p>
          </table:table-cell>
          <table:table-cell office:value-type="float" office:value="0.917076230049133" calcext:value-type="float">
            <text:p>0.917076230049133</text:p>
          </table:table-cell>
          <table:table-cell office:value-type="float" office:value="0.918264389038086" calcext:value-type="float">
            <text:p>0.918264389038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64.nii.gz</text:p>
          </table:table-cell>
          <table:table-cell office:value-type="float" office:value="0.957012295722961" calcext:value-type="float">
            <text:p>0.957012295722961</text:p>
          </table:table-cell>
          <table:table-cell office:value-type="float" office:value="0.958719193935394" calcext:value-type="float">
            <text:p>0.958719193935394</text:p>
          </table:table-cell>
          <table:table-cell office:value-type="float" office:value="0.95950973033905" calcext:value-type="float">
            <text:p>0.95950973033905</text:p>
          </table:table-cell>
          <table:table-cell office:value-type="float" office:value="0.960226356983185" calcext:value-type="float">
            <text:p>0.960226356983185</text:p>
          </table:table-cell>
          <table:table-cell office:value-type="float" office:value="0.961137056350708" calcext:value-type="float">
            <text:p>0.961137056350708</text:p>
          </table:table-cell>
          <table:table-cell office:value-type="float" office:value="0.961994767189026" calcext:value-type="float">
            <text:p>0.961994767189026</text:p>
          </table:table-cell>
          <table:table-cell office:value-type="float" office:value="0.963005840778351" calcext:value-type="float">
            <text:p>0.963005840778351</text:p>
          </table:table-cell>
          <table:table-cell office:value-type="float" office:value="0.963165938854218" calcext:value-type="float">
            <text:p>0.963165938854218</text:p>
          </table:table-cell>
          <table:table-cell office:value-type="float" office:value="0.963924050331116" calcext:value-type="float">
            <text:p>0.963924050331116</text:p>
          </table:table-cell>
          <table:table-cell office:value-type="float" office:value="0.964492678642273" calcext:value-type="float">
            <text:p>0.964492678642273</text:p>
          </table:table-cell>
          <table:table-cell office:value-type="float" office:value="0.965390086174011" calcext:value-type="float">
            <text:p>0.965390086174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03.nii.gz</text:p>
          </table:table-cell>
          <table:table-cell office:value-type="float" office:value="0.894124209880829" calcext:value-type="float">
            <text:p>0.894124209880829</text:p>
          </table:table-cell>
          <table:table-cell office:value-type="float" office:value="0.896027505397797" calcext:value-type="float">
            <text:p>0.896027505397797</text:p>
          </table:table-cell>
          <table:table-cell office:value-type="float" office:value="0.8978151679039" calcext:value-type="float">
            <text:p>0.8978151679039</text:p>
          </table:table-cell>
          <table:table-cell office:value-type="float" office:value="0.901521861553192" calcext:value-type="float">
            <text:p>0.901521861553192</text:p>
          </table:table-cell>
          <table:table-cell office:value-type="float" office:value="0.903442144393921" calcext:value-type="float">
            <text:p>0.903442144393921</text:p>
          </table:table-cell>
          <table:table-cell office:value-type="float" office:value="0.905095338821411" calcext:value-type="float">
            <text:p>0.905095338821411</text:p>
          </table:table-cell>
          <table:table-cell office:value-type="float" office:value="0.908059477806091" calcext:value-type="float">
            <text:p>0.908059477806091</text:p>
          </table:table-cell>
          <table:table-cell office:value-type="float" office:value="0.90907621383667" calcext:value-type="float">
            <text:p>0.90907621383667</text:p>
          </table:table-cell>
          <table:table-cell office:value-type="float" office:value="0.908818304538727" calcext:value-type="float">
            <text:p>0.908818304538727</text:p>
          </table:table-cell>
          <table:table-cell office:value-type="float" office:value="0.909467220306396" calcext:value-type="float">
            <text:p>0.909467220306396</text:p>
          </table:table-cell>
          <table:table-cell office:value-type="float" office:value="0.91061270236969" calcext:value-type="float">
            <text:p>0.91061270236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05.nii.gz</text:p>
          </table:table-cell>
          <table:table-cell office:value-type="float" office:value="0.548089563846588" calcext:value-type="float">
            <text:p>0.548089563846588</text:p>
          </table:table-cell>
          <table:table-cell office:value-type="float" office:value="0.546416282653809" calcext:value-type="float">
            <text:p>0.546416282653809</text:p>
          </table:table-cell>
          <table:table-cell office:value-type="float" office:value="0.586357772350311" calcext:value-type="float">
            <text:p>0.586357772350311</text:p>
          </table:table-cell>
          <table:table-cell office:value-type="float" office:value="0.582795143127441" calcext:value-type="float">
            <text:p>0.582795143127441</text:p>
          </table:table-cell>
          <table:table-cell office:value-type="float" office:value="0.594774603843689" calcext:value-type="float">
            <text:p>0.594774603843689</text:p>
          </table:table-cell>
          <table:table-cell office:value-type="float" office:value="0.596311450004578" calcext:value-type="float">
            <text:p>0.596311450004578</text:p>
          </table:table-cell>
          <table:table-cell office:value-type="float" office:value="0.596203207969666" calcext:value-type="float">
            <text:p>0.596203207969666</text:p>
          </table:table-cell>
          <table:table-cell office:value-type="float" office:value="0.599078357219696" calcext:value-type="float">
            <text:p>0.599078357219696</text:p>
          </table:table-cell>
          <table:table-cell office:value-type="float" office:value="0.605102062225342" calcext:value-type="float">
            <text:p>0.605102062225342</text:p>
          </table:table-cell>
          <table:table-cell office:value-type="float" office:value="0.608651399612427" calcext:value-type="float">
            <text:p>0.608651399612427</text:p>
          </table:table-cell>
          <table:table-cell office:value-type="float" office:value="0.61041933298111" calcext:value-type="float">
            <text:p>0.61041933298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72.nii.gz</text:p>
          </table:table-cell>
          <table:table-cell office:value-type="float" office:value="0.932709991931915" calcext:value-type="float">
            <text:p>0.932709991931915</text:p>
          </table:table-cell>
          <table:table-cell office:value-type="float" office:value="0.933031499385834" calcext:value-type="float">
            <text:p>0.933031499385834</text:p>
          </table:table-cell>
          <table:table-cell office:value-type="float" office:value="0.934838533401489" calcext:value-type="float">
            <text:p>0.934838533401489</text:p>
          </table:table-cell>
          <table:table-cell office:value-type="float" office:value="0.935439705848694" calcext:value-type="float">
            <text:p>0.935439705848694</text:p>
          </table:table-cell>
          <table:table-cell office:value-type="float" office:value="0.939882636070251" calcext:value-type="float">
            <text:p>0.939882636070251</text:p>
          </table:table-cell>
          <table:table-cell office:value-type="float" office:value="0.940445840358734" calcext:value-type="float">
            <text:p>0.940445840358734</text:p>
          </table:table-cell>
          <table:table-cell office:value-type="float" office:value="0.941720724105835" calcext:value-type="float">
            <text:p>0.941720724105835</text:p>
          </table:table-cell>
          <table:table-cell office:value-type="float" office:value="0.945335924625397" calcext:value-type="float">
            <text:p>0.945335924625397</text:p>
          </table:table-cell>
          <table:table-cell office:value-type="float" office:value="0.945668458938599" calcext:value-type="float">
            <text:p>0.945668458938599</text:p>
          </table:table-cell>
          <table:table-cell office:value-type="float" office:value="0.947216272354126" calcext:value-type="float">
            <text:p>0.947216272354126</text:p>
          </table:table-cell>
          <table:table-cell office:value-type="float" office:value="0.948236167430878" calcext:value-type="float">
            <text:p>0.948236167430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52.nii.gz</text:p>
          </table:table-cell>
          <table:table-cell office:value-type="float" office:value="0.908572494983673" calcext:value-type="float">
            <text:p>0.908572494983673</text:p>
          </table:table-cell>
          <table:table-cell office:value-type="float" office:value="0.910383343696594" calcext:value-type="float">
            <text:p>0.910383343696594</text:p>
          </table:table-cell>
          <table:table-cell office:value-type="float" office:value="0.911762833595276" calcext:value-type="float">
            <text:p>0.911762833595276</text:p>
          </table:table-cell>
          <table:table-cell office:value-type="float" office:value="0.912327527999878" calcext:value-type="float">
            <text:p>0.912327527999878</text:p>
          </table:table-cell>
          <table:table-cell office:value-type="float" office:value="0.914693176746368" calcext:value-type="float">
            <text:p>0.914693176746368</text:p>
          </table:table-cell>
          <table:table-cell office:value-type="float" office:value="0.916576504707336" calcext:value-type="float">
            <text:p>0.916576504707336</text:p>
          </table:table-cell>
          <table:table-cell office:value-type="float" office:value="0.917208015918732" calcext:value-type="float">
            <text:p>0.917208015918732</text:p>
          </table:table-cell>
          <table:table-cell office:value-type="float" office:value="0.918181240558624" calcext:value-type="float">
            <text:p>0.918181240558624</text:p>
          </table:table-cell>
          <table:table-cell office:value-type="float" office:value="0.91937130689621" calcext:value-type="float">
            <text:p>0.91937130689621</text:p>
          </table:table-cell>
          <table:table-cell office:value-type="float" office:value="0.921325325965881" calcext:value-type="float">
            <text:p>0.921325325965881</text:p>
          </table:table-cell>
          <table:table-cell office:value-type="float" office:value="0.92159241437912" calcext:value-type="float">
            <text:p>0.92159241437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69.nii.gz</text:p>
          </table:table-cell>
          <table:table-cell office:value-type="float" office:value="0.931325256824493" calcext:value-type="float">
            <text:p>0.931325256824493</text:p>
          </table:table-cell>
          <table:table-cell office:value-type="float" office:value="0.933711469173431" calcext:value-type="float">
            <text:p>0.933711469173431</text:p>
          </table:table-cell>
          <table:table-cell office:value-type="float" office:value="0.935333609580994" calcext:value-type="float">
            <text:p>0.935333609580994</text:p>
          </table:table-cell>
          <table:table-cell office:value-type="float" office:value="0.9352126121521" calcext:value-type="float">
            <text:p>0.9352126121521</text:p>
          </table:table-cell>
          <table:table-cell office:value-type="float" office:value="0.93663477897644" calcext:value-type="float">
            <text:p>0.93663477897644</text:p>
          </table:table-cell>
          <table:table-cell office:value-type="float" office:value="0.936985433101654" calcext:value-type="float">
            <text:p>0.936985433101654</text:p>
          </table:table-cell>
          <table:table-cell office:value-type="float" office:value="0.936899185180664" calcext:value-type="float">
            <text:p>0.936899185180664</text:p>
          </table:table-cell>
          <table:table-cell office:value-type="float" office:value="0.937747478485107" calcext:value-type="float">
            <text:p>0.937747478485107</text:p>
          </table:table-cell>
          <table:table-cell office:value-type="float" office:value="0.938167989253998" calcext:value-type="float">
            <text:p>0.938167989253998</text:p>
          </table:table-cell>
          <table:table-cell office:value-type="float" office:value="0.939332783222198" calcext:value-type="float">
            <text:p>0.939332783222198</text:p>
          </table:table-cell>
          <table:table-cell office:value-type="float" office:value="0.940267741680145" calcext:value-type="float">
            <text:p>0.940267741680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1.nii.gz</text:p>
          </table:table-cell>
          <table:table-cell office:value-type="float" office:value="0.901398718357086" calcext:value-type="float">
            <text:p>0.901398718357086</text:p>
          </table:table-cell>
          <table:table-cell office:value-type="float" office:value="0.900485455989838" calcext:value-type="float">
            <text:p>0.900485455989838</text:p>
          </table:table-cell>
          <table:table-cell office:value-type="float" office:value="0.903192043304443" calcext:value-type="float">
            <text:p>0.903192043304443</text:p>
          </table:table-cell>
          <table:table-cell office:value-type="float" office:value="0.904186367988586" calcext:value-type="float">
            <text:p>0.904186367988586</text:p>
          </table:table-cell>
          <table:table-cell office:value-type="float" office:value="0.905752778053284" calcext:value-type="float">
            <text:p>0.905752778053284</text:p>
          </table:table-cell>
          <table:table-cell office:value-type="float" office:value="0.906282901763916" calcext:value-type="float">
            <text:p>0.906282901763916</text:p>
          </table:table-cell>
          <table:table-cell office:value-type="float" office:value="0.908451914787292" calcext:value-type="float">
            <text:p>0.908451914787292</text:p>
          </table:table-cell>
          <table:table-cell office:value-type="float" office:value="0.906685471534729" calcext:value-type="float">
            <text:p>0.906685471534729</text:p>
          </table:table-cell>
          <table:table-cell office:value-type="float" office:value="0.90780645608902" calcext:value-type="float">
            <text:p>0.90780645608902</text:p>
          </table:table-cell>
          <table:table-cell office:value-type="float" office:value="0.909219622612" calcext:value-type="float">
            <text:p>0.909219622612</text:p>
          </table:table-cell>
          <table:table-cell office:value-type="float" office:value="0.909960985183716" calcext:value-type="float">
            <text:p>0.909960985183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99.nii.gz</text:p>
          </table:table-cell>
          <table:table-cell office:value-type="float" office:value="0.916172444820404" calcext:value-type="float">
            <text:p>0.916172444820404</text:p>
          </table:table-cell>
          <table:table-cell office:value-type="float" office:value="0.920224010944366" calcext:value-type="float">
            <text:p>0.920224010944366</text:p>
          </table:table-cell>
          <table:table-cell office:value-type="float" office:value="0.920979201793671" calcext:value-type="float">
            <text:p>0.920979201793671</text:p>
          </table:table-cell>
          <table:table-cell office:value-type="float" office:value="0.921536862850189" calcext:value-type="float">
            <text:p>0.921536862850189</text:p>
          </table:table-cell>
          <table:table-cell office:value-type="float" office:value="0.922738373279572" calcext:value-type="float">
            <text:p>0.922738373279572</text:p>
          </table:table-cell>
          <table:table-cell office:value-type="float" office:value="0.923988580703735" calcext:value-type="float">
            <text:p>0.923988580703735</text:p>
          </table:table-cell>
          <table:table-cell office:value-type="float" office:value="0.926402151584625" calcext:value-type="float">
            <text:p>0.926402151584625</text:p>
          </table:table-cell>
          <table:table-cell office:value-type="float" office:value="0.927534699440002" calcext:value-type="float">
            <text:p>0.927534699440002</text:p>
          </table:table-cell>
          <table:table-cell office:value-type="float" office:value="0.930252194404602" calcext:value-type="float">
            <text:p>0.930252194404602</text:p>
          </table:table-cell>
          <table:table-cell office:value-type="float" office:value="0.931025385856628" calcext:value-type="float">
            <text:p>0.931025385856628</text:p>
          </table:table-cell>
          <table:table-cell office:value-type="float" office:value="0.932769119739532" calcext:value-type="float">
            <text:p>0.932769119739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23.nii.gz</text:p>
          </table:table-cell>
          <table:table-cell office:value-type="float" office:value="0.948745608329773" calcext:value-type="float">
            <text:p>0.948745608329773</text:p>
          </table:table-cell>
          <table:table-cell office:value-type="float" office:value="0.947932839393616" calcext:value-type="float">
            <text:p>0.947932839393616</text:p>
          </table:table-cell>
          <table:table-cell office:value-type="float" office:value="0.948608040809631" calcext:value-type="float">
            <text:p>0.948608040809631</text:p>
          </table:table-cell>
          <table:table-cell office:value-type="float" office:value="0.948015093803406" calcext:value-type="float">
            <text:p>0.948015093803406</text:p>
          </table:table-cell>
          <table:table-cell office:value-type="float" office:value="0.948050737380981" calcext:value-type="float">
            <text:p>0.948050737380981</text:p>
          </table:table-cell>
          <table:table-cell office:value-type="float" office:value="0.948186039924622" calcext:value-type="float">
            <text:p>0.948186039924622</text:p>
          </table:table-cell>
          <table:table-cell office:value-type="float" office:value="0.948380351066589" calcext:value-type="float">
            <text:p>0.948380351066589</text:p>
          </table:table-cell>
          <table:table-cell office:value-type="float" office:value="0.949539959430695" calcext:value-type="float">
            <text:p>0.949539959430695</text:p>
          </table:table-cell>
          <table:table-cell office:value-type="float" office:value="0.949750900268555" calcext:value-type="float">
            <text:p>0.949750900268555</text:p>
          </table:table-cell>
          <table:table-cell office:value-type="float" office:value="0.949748277664185" calcext:value-type="float">
            <text:p>0.949748277664185</text:p>
          </table:table-cell>
          <table:table-cell office:value-type="float" office:value="0.950344502925873" calcext:value-type="float">
            <text:p>0.950344502925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3.nii.gz</text:p>
          </table:table-cell>
          <table:table-cell office:value-type="float" office:value="0.949825167655945" calcext:value-type="float">
            <text:p>0.949825167655945</text:p>
          </table:table-cell>
          <table:table-cell office:value-type="float" office:value="0.95196133852005" calcext:value-type="float">
            <text:p>0.95196133852005</text:p>
          </table:table-cell>
          <table:table-cell office:value-type="float" office:value="0.954472005367279" calcext:value-type="float">
            <text:p>0.954472005367279</text:p>
          </table:table-cell>
          <table:table-cell office:value-type="float" office:value="0.954806804656982" calcext:value-type="float">
            <text:p>0.954806804656982</text:p>
          </table:table-cell>
          <table:table-cell office:value-type="float" office:value="0.956629395484924" calcext:value-type="float">
            <text:p>0.956629395484924</text:p>
          </table:table-cell>
          <table:table-cell office:value-type="float" office:value="0.957429587841034" calcext:value-type="float">
            <text:p>0.957429587841034</text:p>
          </table:table-cell>
          <table:table-cell office:value-type="float" office:value="0.957344174385071" calcext:value-type="float">
            <text:p>0.957344174385071</text:p>
          </table:table-cell>
          <table:table-cell office:value-type="float" office:value="0.957743763923645" calcext:value-type="float">
            <text:p>0.957743763923645</text:p>
          </table:table-cell>
          <table:table-cell office:value-type="float" office:value="0.958177804946899" calcext:value-type="float">
            <text:p>0.958177804946899</text:p>
          </table:table-cell>
          <table:table-cell office:value-type="float" office:value="0.958854258060455" calcext:value-type="float">
            <text:p>0.958854258060455</text:p>
          </table:table-cell>
          <table:table-cell office:value-type="float" office:value="0.959203243255615" calcext:value-type="float">
            <text:p>0.959203243255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45.nii.gz</text:p>
          </table:table-cell>
          <table:table-cell office:value-type="float" office:value="0.898678421974182" calcext:value-type="float">
            <text:p>0.898678421974182</text:p>
          </table:table-cell>
          <table:table-cell office:value-type="float" office:value="0.901415228843689" calcext:value-type="float">
            <text:p>0.901415228843689</text:p>
          </table:table-cell>
          <table:table-cell office:value-type="float" office:value="0.901823461055756" calcext:value-type="float">
            <text:p>0.901823461055756</text:p>
          </table:table-cell>
          <table:table-cell office:value-type="float" office:value="0.904537796974182" calcext:value-type="float">
            <text:p>0.904537796974182</text:p>
          </table:table-cell>
          <table:table-cell office:value-type="float" office:value="0.909267365932465" calcext:value-type="float">
            <text:p>0.909267365932465</text:p>
          </table:table-cell>
          <table:table-cell office:value-type="float" office:value="0.912125766277313" calcext:value-type="float">
            <text:p>0.912125766277313</text:p>
          </table:table-cell>
          <table:table-cell office:value-type="float" office:value="0.914551615715027" calcext:value-type="float">
            <text:p>0.914551615715027</text:p>
          </table:table-cell>
          <table:table-cell office:value-type="float" office:value="0.903958320617676" calcext:value-type="float">
            <text:p>0.903958320617676</text:p>
          </table:table-cell>
          <table:table-cell office:value-type="float" office:value="0.914082467556" calcext:value-type="float">
            <text:p>0.914082467556</text:p>
          </table:table-cell>
          <table:table-cell office:value-type="float" office:value="0.915235161781311" calcext:value-type="float">
            <text:p>0.915235161781311</text:p>
          </table:table-cell>
          <table:table-cell office:value-type="float" office:value="0.921667575836181" calcext:value-type="float">
            <text:p>0.921667575836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3.nii.gz</text:p>
          </table:table-cell>
          <table:table-cell office:value-type="float" office:value="0.946807563304901" calcext:value-type="float">
            <text:p>0.946807563304901</text:p>
          </table:table-cell>
          <table:table-cell office:value-type="float" office:value="0.948256194591522" calcext:value-type="float">
            <text:p>0.948256194591522</text:p>
          </table:table-cell>
          <table:table-cell office:value-type="float" office:value="0.951011300086975" calcext:value-type="float">
            <text:p>0.951011300086975</text:p>
          </table:table-cell>
          <table:table-cell office:value-type="float" office:value="0.953239381313324" calcext:value-type="float">
            <text:p>0.953239381313324</text:p>
          </table:table-cell>
          <table:table-cell office:value-type="float" office:value="0.952380955219269" calcext:value-type="float">
            <text:p>0.952380955219269</text:p>
          </table:table-cell>
          <table:table-cell office:value-type="float" office:value="0.953104972839356" calcext:value-type="float">
            <text:p>0.953104972839356</text:p>
          </table:table-cell>
          <table:table-cell office:value-type="float" office:value="0.954349637031555" calcext:value-type="float">
            <text:p>0.954349637031555</text:p>
          </table:table-cell>
          <table:table-cell office:value-type="float" office:value="0.954880654811859" calcext:value-type="float">
            <text:p>0.954880654811859</text:p>
          </table:table-cell>
          <table:table-cell office:value-type="float" office:value="0.955230712890625" calcext:value-type="float">
            <text:p>0.955230712890625</text:p>
          </table:table-cell>
          <table:table-cell office:value-type="float" office:value="0.956278383731842" calcext:value-type="float">
            <text:p>0.956278383731842</text:p>
          </table:table-cell>
          <table:table-cell office:value-type="float" office:value="0.956078290939331" calcext:value-type="float">
            <text:p>0.956078290939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07.nii.gz</text:p>
          </table:table-cell>
          <table:table-cell office:value-type="float" office:value="0.900407373905182" calcext:value-type="float">
            <text:p>0.900407373905182</text:p>
          </table:table-cell>
          <table:table-cell office:value-type="float" office:value="0.903815031051636" calcext:value-type="float">
            <text:p>0.903815031051636</text:p>
          </table:table-cell>
          <table:table-cell office:value-type="float" office:value="0.905673086643219" calcext:value-type="float">
            <text:p>0.905673086643219</text:p>
          </table:table-cell>
          <table:table-cell office:value-type="float" office:value="0.907350599765778" calcext:value-type="float">
            <text:p>0.907350599765778</text:p>
          </table:table-cell>
          <table:table-cell office:value-type="float" office:value="0.907679080963135" calcext:value-type="float">
            <text:p>0.907679080963135</text:p>
          </table:table-cell>
          <table:table-cell office:value-type="float" office:value="0.908626973628998" calcext:value-type="float">
            <text:p>0.908626973628998</text:p>
          </table:table-cell>
          <table:table-cell office:value-type="float" office:value="0.909673273563385" calcext:value-type="float">
            <text:p>0.909673273563385</text:p>
          </table:table-cell>
          <table:table-cell office:value-type="float" office:value="0.91112756729126" calcext:value-type="float">
            <text:p>0.91112756729126</text:p>
          </table:table-cell>
          <table:table-cell office:value-type="float" office:value="0.911519169807434" calcext:value-type="float">
            <text:p>0.911519169807434</text:p>
          </table:table-cell>
          <table:table-cell office:value-type="float" office:value="0.91295999288559" calcext:value-type="float">
            <text:p>0.91295999288559</text:p>
          </table:table-cell>
          <table:table-cell office:value-type="float" office:value="0.913453221321106" calcext:value-type="float">
            <text:p>0.913453221321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98.nii.gz</text:p>
          </table:table-cell>
          <table:table-cell office:value-type="float" office:value="0.885495007038116" calcext:value-type="float">
            <text:p>0.885495007038116</text:p>
          </table:table-cell>
          <table:table-cell office:value-type="float" office:value="0.886448562145233" calcext:value-type="float">
            <text:p>0.886448562145233</text:p>
          </table:table-cell>
          <table:table-cell office:value-type="float" office:value="0.88699734210968" calcext:value-type="float">
            <text:p>0.88699734210968</text:p>
          </table:table-cell>
          <table:table-cell office:value-type="float" office:value="0.888197243213654" calcext:value-type="float">
            <text:p>0.888197243213654</text:p>
          </table:table-cell>
          <table:table-cell office:value-type="float" office:value="0.888931334018707" calcext:value-type="float">
            <text:p>0.888931334018707</text:p>
          </table:table-cell>
          <table:table-cell office:value-type="float" office:value="0.889488101005554" calcext:value-type="float">
            <text:p>0.889488101005554</text:p>
          </table:table-cell>
          <table:table-cell office:value-type="float" office:value="0.889552593231201" calcext:value-type="float">
            <text:p>0.889552593231201</text:p>
          </table:table-cell>
          <table:table-cell office:value-type="float" office:value="0.890951991081238" calcext:value-type="float">
            <text:p>0.890951991081238</text:p>
          </table:table-cell>
          <table:table-cell office:value-type="float" office:value="0.891495943069458" calcext:value-type="float">
            <text:p>0.891495943069458</text:p>
          </table:table-cell>
          <table:table-cell office:value-type="float" office:value="0.892572820186615" calcext:value-type="float">
            <text:p>0.892572820186615</text:p>
          </table:table-cell>
          <table:table-cell office:value-type="float" office:value="0.892512381076813" calcext:value-type="float">
            <text:p>0.892512381076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2.nii.gz</text:p>
          </table:table-cell>
          <table:table-cell office:value-type="float" office:value="0.94028890132904" calcext:value-type="float">
            <text:p>0.94028890132904</text:p>
          </table:table-cell>
          <table:table-cell office:value-type="float" office:value="0.94085043668747" calcext:value-type="float">
            <text:p>0.94085043668747</text:p>
          </table:table-cell>
          <table:table-cell office:value-type="float" office:value="0.940672516822815" calcext:value-type="float">
            <text:p>0.940672516822815</text:p>
          </table:table-cell>
          <table:table-cell office:value-type="float" office:value="0.941268682479858" calcext:value-type="float">
            <text:p>0.941268682479858</text:p>
          </table:table-cell>
          <table:table-cell office:value-type="float" office:value="0.941694498062134" calcext:value-type="float">
            <text:p>0.941694498062134</text:p>
          </table:table-cell>
          <table:table-cell office:value-type="float" office:value="0.942519724369049" calcext:value-type="float">
            <text:p>0.942519724369049</text:p>
          </table:table-cell>
          <table:table-cell office:value-type="float" office:value="0.942578494548798" calcext:value-type="float">
            <text:p>0.942578494548798</text:p>
          </table:table-cell>
          <table:table-cell office:value-type="float" office:value="0.943608522415161" calcext:value-type="float">
            <text:p>0.943608522415161</text:p>
          </table:table-cell>
          <table:table-cell office:value-type="float" office:value="0.943284749984741" calcext:value-type="float">
            <text:p>0.943284749984741</text:p>
          </table:table-cell>
          <table:table-cell office:value-type="float" office:value="0.942872405052185" calcext:value-type="float">
            <text:p>0.942872405052185</text:p>
          </table:table-cell>
          <table:table-cell office:value-type="float" office:value="0.943916857242584" calcext:value-type="float">
            <text:p>0.943916857242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5.nii.gz</text:p>
          </table:table-cell>
          <table:table-cell office:value-type="float" office:value="0.938190579414368" calcext:value-type="float">
            <text:p>0.938190579414368</text:p>
          </table:table-cell>
          <table:table-cell office:value-type="float" office:value="0.941990911960602" calcext:value-type="float">
            <text:p>0.941990911960602</text:p>
          </table:table-cell>
          <table:table-cell office:value-type="float" office:value="0.945263862609863" calcext:value-type="float">
            <text:p>0.945263862609863</text:p>
          </table:table-cell>
          <table:table-cell office:value-type="float" office:value="0.946478307247162" calcext:value-type="float">
            <text:p>0.946478307247162</text:p>
          </table:table-cell>
          <table:table-cell office:value-type="float" office:value="0.947778940200806" calcext:value-type="float">
            <text:p>0.947778940200806</text:p>
          </table:table-cell>
          <table:table-cell office:value-type="float" office:value="0.948672115802765" calcext:value-type="float">
            <text:p>0.948672115802765</text:p>
          </table:table-cell>
          <table:table-cell office:value-type="float" office:value="0.950720846652985" calcext:value-type="float">
            <text:p>0.950720846652985</text:p>
          </table:table-cell>
          <table:table-cell office:value-type="float" office:value="0.951648533344269" calcext:value-type="float">
            <text:p>0.951648533344269</text:p>
          </table:table-cell>
          <table:table-cell office:value-type="float" office:value="0.952978193759918" calcext:value-type="float">
            <text:p>0.952978193759918</text:p>
          </table:table-cell>
          <table:table-cell office:value-type="float" office:value="0.954090654850006" calcext:value-type="float">
            <text:p>0.954090654850006</text:p>
          </table:table-cell>
          <table:table-cell office:value-type="float" office:value="0.954560875892639" calcext:value-type="float">
            <text:p>0.954560875892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1.nii.gz</text:p>
          </table:table-cell>
          <table:table-cell office:value-type="float" office:value="0.826004385948181" calcext:value-type="float">
            <text:p>0.826004385948181</text:p>
          </table:table-cell>
          <table:table-cell office:value-type="float" office:value="0.827119588851929" calcext:value-type="float">
            <text:p>0.827119588851929</text:p>
          </table:table-cell>
          <table:table-cell office:value-type="float" office:value="0.828537225723267" calcext:value-type="float">
            <text:p>0.828537225723267</text:p>
          </table:table-cell>
          <table:table-cell office:value-type="float" office:value="0.831108629703522" calcext:value-type="float">
            <text:p>0.831108629703522</text:p>
          </table:table-cell>
          <table:table-cell office:value-type="float" office:value="0.829832255840302" calcext:value-type="float">
            <text:p>0.829832255840302</text:p>
          </table:table-cell>
          <table:table-cell office:value-type="float" office:value="0.829940617084503" calcext:value-type="float">
            <text:p>0.829940617084503</text:p>
          </table:table-cell>
          <table:table-cell office:value-type="float" office:value="0.832366645336151" calcext:value-type="float">
            <text:p>0.832366645336151</text:p>
          </table:table-cell>
          <table:table-cell office:value-type="float" office:value="0.831514835357666" calcext:value-type="float">
            <text:p>0.831514835357666</text:p>
          </table:table-cell>
          <table:table-cell office:value-type="float" office:value="0.831360340118408" calcext:value-type="float">
            <text:p>0.831360340118408</text:p>
          </table:table-cell>
          <table:table-cell office:value-type="float" office:value="0.832409381866455" calcext:value-type="float">
            <text:p>0.832409381866455</text:p>
          </table:table-cell>
          <table:table-cell office:value-type="float" office:value="0.832561135292053" calcext:value-type="float">
            <text:p>0.83256113529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62.nii.gz</text:p>
          </table:table-cell>
          <table:table-cell office:value-type="float" office:value="0.906009912490845" calcext:value-type="float">
            <text:p>0.906009912490845</text:p>
          </table:table-cell>
          <table:table-cell office:value-type="float" office:value="0.907350480556488" calcext:value-type="float">
            <text:p>0.907350480556488</text:p>
          </table:table-cell>
          <table:table-cell office:value-type="float" office:value="0.908162355422974" calcext:value-type="float">
            <text:p>0.908162355422974</text:p>
          </table:table-cell>
          <table:table-cell office:value-type="float" office:value="0.909538865089416" calcext:value-type="float">
            <text:p>0.909538865089416</text:p>
          </table:table-cell>
          <table:table-cell office:value-type="float" office:value="0.909267008304596" calcext:value-type="float">
            <text:p>0.909267008304596</text:p>
          </table:table-cell>
          <table:table-cell office:value-type="float" office:value="0.910362422466278" calcext:value-type="float">
            <text:p>0.910362422466278</text:p>
          </table:table-cell>
          <table:table-cell office:value-type="float" office:value="0.909555494785309" calcext:value-type="float">
            <text:p>0.909555494785309</text:p>
          </table:table-cell>
          <table:table-cell office:value-type="float" office:value="0.910395205020904" calcext:value-type="float">
            <text:p>0.910395205020904</text:p>
          </table:table-cell>
          <table:table-cell office:value-type="float" office:value="0.911305546760559" calcext:value-type="float">
            <text:p>0.911305546760559</text:p>
          </table:table-cell>
          <table:table-cell office:value-type="float" office:value="0.912112534046173" calcext:value-type="float">
            <text:p>0.912112534046173</text:p>
          </table:table-cell>
          <table:table-cell office:value-type="float" office:value="0.913250029087067" calcext:value-type="float">
            <text:p>0.913250029087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61.nii.gz</text:p>
          </table:table-cell>
          <table:table-cell office:value-type="float" office:value="0.767719209194183" calcext:value-type="float">
            <text:p>0.767719209194183</text:p>
          </table:table-cell>
          <table:table-cell office:value-type="float" office:value="0.86625599861145" calcext:value-type="float">
            <text:p>0.86625599861145</text:p>
          </table:table-cell>
          <table:table-cell office:value-type="float" office:value="0.871407985687256" calcext:value-type="float">
            <text:p>0.871407985687256</text:p>
          </table:table-cell>
          <table:table-cell office:value-type="float" office:value="0.874362468719482" calcext:value-type="float">
            <text:p>0.874362468719482</text:p>
          </table:table-cell>
          <table:table-cell office:value-type="float" office:value="0.876174211502075" calcext:value-type="float">
            <text:p>0.876174211502075</text:p>
          </table:table-cell>
          <table:table-cell office:value-type="float" office:value="0.876504242420197" calcext:value-type="float">
            <text:p>0.876504242420197</text:p>
          </table:table-cell>
          <table:table-cell office:value-type="float" office:value="0.880191802978516" calcext:value-type="float">
            <text:p>0.880191802978516</text:p>
          </table:table-cell>
          <table:table-cell office:value-type="float" office:value="0.879026710987091" calcext:value-type="float">
            <text:p>0.879026710987091</text:p>
          </table:table-cell>
          <table:table-cell office:value-type="float" office:value="0.881207644939423" calcext:value-type="float">
            <text:p>0.881207644939423</text:p>
          </table:table-cell>
          <table:table-cell office:value-type="float" office:value="0.87958836555481" calcext:value-type="float">
            <text:p>0.87958836555481</text:p>
          </table:table-cell>
          <table:table-cell office:value-type="float" office:value="0.881762862205505" calcext:value-type="float">
            <text:p>0.881762862205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38.nii.gz</text:p>
          </table:table-cell>
          <table:table-cell office:value-type="float" office:value="0.949168086051941" calcext:value-type="float">
            <text:p>0.949168086051941</text:p>
          </table:table-cell>
          <table:table-cell office:value-type="float" office:value="0.949915587902069" calcext:value-type="float">
            <text:p>0.949915587902069</text:p>
          </table:table-cell>
          <table:table-cell office:value-type="float" office:value="0.95103108882904" calcext:value-type="float">
            <text:p>0.95103108882904</text:p>
          </table:table-cell>
          <table:table-cell office:value-type="float" office:value="0.950997471809387" calcext:value-type="float">
            <text:p>0.950997471809387</text:p>
          </table:table-cell>
          <table:table-cell office:value-type="float" office:value="0.951373994350433" calcext:value-type="float">
            <text:p>0.951373994350433</text:p>
          </table:table-cell>
          <table:table-cell office:value-type="float" office:value="0.952273905277252" calcext:value-type="float">
            <text:p>0.952273905277252</text:p>
          </table:table-cell>
          <table:table-cell office:value-type="float" office:value="0.953238487243652" calcext:value-type="float">
            <text:p>0.953238487243652</text:p>
          </table:table-cell>
          <table:table-cell office:value-type="float" office:value="0.953073799610138" calcext:value-type="float">
            <text:p>0.953073799610138</text:p>
          </table:table-cell>
          <table:table-cell office:value-type="float" office:value="0.953869819641113" calcext:value-type="float">
            <text:p>0.953869819641113</text:p>
          </table:table-cell>
          <table:table-cell office:value-type="float" office:value="0.953805208206177" calcext:value-type="float">
            <text:p>0.953805208206177</text:p>
          </table:table-cell>
          <table:table-cell office:value-type="float" office:value="0.954165160655975" calcext:value-type="float">
            <text:p>0.954165160655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54.nii.gz</text:p>
          </table:table-cell>
          <table:table-cell office:value-type="float" office:value="0.89769846200943" calcext:value-type="float">
            <text:p>0.89769846200943</text:p>
          </table:table-cell>
          <table:table-cell office:value-type="float" office:value="0.897911608219147" calcext:value-type="float">
            <text:p>0.897911608219147</text:p>
          </table:table-cell>
          <table:table-cell office:value-type="float" office:value="0.897824585437775" calcext:value-type="float">
            <text:p>0.897824585437775</text:p>
          </table:table-cell>
          <table:table-cell office:value-type="float" office:value="0.897791981697083" calcext:value-type="float">
            <text:p>0.897791981697083</text:p>
          </table:table-cell>
          <table:table-cell office:value-type="float" office:value="0.898113608360291" calcext:value-type="float">
            <text:p>0.898113608360291</text:p>
          </table:table-cell>
          <table:table-cell office:value-type="float" office:value="0.898980736732483" calcext:value-type="float">
            <text:p>0.898980736732483</text:p>
          </table:table-cell>
          <table:table-cell office:value-type="float" office:value="0.900016009807587" calcext:value-type="float">
            <text:p>0.900016009807587</text:p>
          </table:table-cell>
          <table:table-cell office:value-type="float" office:value="0.900545418262482" calcext:value-type="float">
            <text:p>0.900545418262482</text:p>
          </table:table-cell>
          <table:table-cell office:value-type="float" office:value="0.900299847126007" calcext:value-type="float">
            <text:p>0.900299847126007</text:p>
          </table:table-cell>
          <table:table-cell office:value-type="float" office:value="0.899710714817047" calcext:value-type="float">
            <text:p>0.899710714817047</text:p>
          </table:table-cell>
          <table:table-cell office:value-type="float" office:value="0.899259746074677" calcext:value-type="float">
            <text:p>0.899259746074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04.nii.gz</text:p>
          </table:table-cell>
          <table:table-cell office:value-type="float" office:value="0.950498580932617" calcext:value-type="float">
            <text:p>0.950498580932617</text:p>
          </table:table-cell>
          <table:table-cell office:value-type="float" office:value="0.952631950378418" calcext:value-type="float">
            <text:p>0.952631950378418</text:p>
          </table:table-cell>
          <table:table-cell office:value-type="float" office:value="0.954624950885773" calcext:value-type="float">
            <text:p>0.954624950885773</text:p>
          </table:table-cell>
          <table:table-cell office:value-type="float" office:value="0.955421328544617" calcext:value-type="float">
            <text:p>0.955421328544617</text:p>
          </table:table-cell>
          <table:table-cell office:value-type="float" office:value="0.956403493881226" calcext:value-type="float">
            <text:p>0.956403493881226</text:p>
          </table:table-cell>
          <table:table-cell office:value-type="float" office:value="0.957563579082489" calcext:value-type="float">
            <text:p>0.957563579082489</text:p>
          </table:table-cell>
          <table:table-cell office:value-type="float" office:value="0.958282470703125" calcext:value-type="float">
            <text:p>0.958282470703125</text:p>
          </table:table-cell>
          <table:table-cell office:value-type="float" office:value="0.958812534809112" calcext:value-type="float">
            <text:p>0.958812534809112</text:p>
          </table:table-cell>
          <table:table-cell office:value-type="float" office:value="0.960048973560333" calcext:value-type="float">
            <text:p>0.960048973560333</text:p>
          </table:table-cell>
          <table:table-cell office:value-type="float" office:value="0.960792064666748" calcext:value-type="float">
            <text:p>0.960792064666748</text:p>
          </table:table-cell>
          <table:table-cell office:value-type="float" office:value="0.96145111322403" calcext:value-type="float">
            <text:p>0.96145111322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82.nii.gz</text:p>
          </table:table-cell>
          <table:table-cell office:value-type="float" office:value="0.649826288223267" calcext:value-type="float">
            <text:p>0.649826288223267</text:p>
          </table:table-cell>
          <table:table-cell office:value-type="float" office:value="0.647993803024292" calcext:value-type="float">
            <text:p>0.647993803024292</text:p>
          </table:table-cell>
          <table:table-cell office:value-type="float" office:value="0.646182954311371" calcext:value-type="float">
            <text:p>0.646182954311371</text:p>
          </table:table-cell>
          <table:table-cell office:value-type="float" office:value="0.64348578453064" calcext:value-type="float">
            <text:p>0.64348578453064</text:p>
          </table:table-cell>
          <table:table-cell office:value-type="float" office:value="0.642539381980896" calcext:value-type="float">
            <text:p>0.642539381980896</text:p>
          </table:table-cell>
          <table:table-cell office:value-type="float" office:value="0.641303896903992" calcext:value-type="float">
            <text:p>0.641303896903992</text:p>
          </table:table-cell>
          <table:table-cell office:value-type="float" office:value="0.641414821147919" calcext:value-type="float">
            <text:p>0.641414821147919</text:p>
          </table:table-cell>
          <table:table-cell office:value-type="float" office:value="0.64006233215332" calcext:value-type="float">
            <text:p>0.64006233215332</text:p>
          </table:table-cell>
          <table:table-cell office:value-type="float" office:value="0.640176594257355" calcext:value-type="float">
            <text:p>0.640176594257355</text:p>
          </table:table-cell>
          <table:table-cell office:value-type="float" office:value="0.639085054397583" calcext:value-type="float">
            <text:p>0.639085054397583</text:p>
          </table:table-cell>
          <table:table-cell office:value-type="float" office:value="0.639379739761353" calcext:value-type="float">
            <text:p>0.639379739761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80.nii.gz</text:p>
          </table:table-cell>
          <table:table-cell office:value-type="float" office:value="0.912940502166748" calcext:value-type="float">
            <text:p>0.912940502166748</text:p>
          </table:table-cell>
          <table:table-cell office:value-type="float" office:value="0.912644028663635" calcext:value-type="float">
            <text:p>0.912644028663635</text:p>
          </table:table-cell>
          <table:table-cell office:value-type="float" office:value="0.912504851818085" calcext:value-type="float">
            <text:p>0.912504851818085</text:p>
          </table:table-cell>
          <table:table-cell office:value-type="float" office:value="0.91400945186615" calcext:value-type="float">
            <text:p>0.91400945186615</text:p>
          </table:table-cell>
          <table:table-cell office:value-type="float" office:value="0.914092719554901" calcext:value-type="float">
            <text:p>0.914092719554901</text:p>
          </table:table-cell>
          <table:table-cell office:value-type="float" office:value="0.915830850601196" calcext:value-type="float">
            <text:p>0.915830850601196</text:p>
          </table:table-cell>
          <table:table-cell office:value-type="float" office:value="0.917410373687744" calcext:value-type="float">
            <text:p>0.917410373687744</text:p>
          </table:table-cell>
          <table:table-cell office:value-type="float" office:value="0.917455613613129" calcext:value-type="float">
            <text:p>0.917455613613129</text:p>
          </table:table-cell>
          <table:table-cell office:value-type="float" office:value="0.917121648788452" calcext:value-type="float">
            <text:p>0.917121648788452</text:p>
          </table:table-cell>
          <table:table-cell office:value-type="float" office:value="0.917405903339386" calcext:value-type="float">
            <text:p>0.917405903339386</text:p>
          </table:table-cell>
          <table:table-cell office:value-type="float" office:value="0.918401598930359" calcext:value-type="float">
            <text:p>0.918401598930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26.nii.gz</text:p>
          </table:table-cell>
          <table:table-cell office:value-type="float" office:value="0.94816505908966" calcext:value-type="float">
            <text:p>0.94816505908966</text:p>
          </table:table-cell>
          <table:table-cell office:value-type="float" office:value="0.949804306030273" calcext:value-type="float">
            <text:p>0.949804306030273</text:p>
          </table:table-cell>
          <table:table-cell office:value-type="float" office:value="0.951547503471374" calcext:value-type="float">
            <text:p>0.951547503471374</text:p>
          </table:table-cell>
          <table:table-cell office:value-type="float" office:value="0.952164888381958" calcext:value-type="float">
            <text:p>0.952164888381958</text:p>
          </table:table-cell>
          <table:table-cell office:value-type="float" office:value="0.953341007232666" calcext:value-type="float">
            <text:p>0.953341007232666</text:p>
          </table:table-cell>
          <table:table-cell office:value-type="float" office:value="0.954474925994873" calcext:value-type="float">
            <text:p>0.954474925994873</text:p>
          </table:table-cell>
          <table:table-cell office:value-type="float" office:value="0.954826593399048" calcext:value-type="float">
            <text:p>0.954826593399048</text:p>
          </table:table-cell>
          <table:table-cell office:value-type="float" office:value="0.95528382062912" calcext:value-type="float">
            <text:p>0.95528382062912</text:p>
          </table:table-cell>
          <table:table-cell office:value-type="float" office:value="0.955491840839386" calcext:value-type="float">
            <text:p>0.955491840839386</text:p>
          </table:table-cell>
          <table:table-cell office:value-type="float" office:value="0.955793976783752" calcext:value-type="float">
            <text:p>0.955793976783752</text:p>
          </table:table-cell>
          <table:table-cell office:value-type="float" office:value="0.956444799900055" calcext:value-type="float">
            <text:p>0.956444799900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95.nii.gz</text:p>
          </table:table-cell>
          <table:table-cell office:value-type="float" office:value="0.931487381458282" calcext:value-type="float">
            <text:p>0.931487381458282</text:p>
          </table:table-cell>
          <table:table-cell office:value-type="float" office:value="0.932125091552734" calcext:value-type="float">
            <text:p>0.932125091552734</text:p>
          </table:table-cell>
          <table:table-cell office:value-type="float" office:value="0.933262526988983" calcext:value-type="float">
            <text:p>0.933262526988983</text:p>
          </table:table-cell>
          <table:table-cell office:value-type="float" office:value="0.933546543121338" calcext:value-type="float">
            <text:p>0.933546543121338</text:p>
          </table:table-cell>
          <table:table-cell office:value-type="float" office:value="0.936885416507721" calcext:value-type="float">
            <text:p>0.936885416507721</text:p>
          </table:table-cell>
          <table:table-cell office:value-type="float" office:value="0.9399533867836" calcext:value-type="float">
            <text:p>0.9399533867836</text:p>
          </table:table-cell>
          <table:table-cell office:value-type="float" office:value="0.942805767059326" calcext:value-type="float">
            <text:p>0.942805767059326</text:p>
          </table:table-cell>
          <table:table-cell office:value-type="float" office:value="0.943273901939392" calcext:value-type="float">
            <text:p>0.943273901939392</text:p>
          </table:table-cell>
          <table:table-cell office:value-type="float" office:value="0.940730035305023" calcext:value-type="float">
            <text:p>0.940730035305023</text:p>
          </table:table-cell>
          <table:table-cell office:value-type="float" office:value="0.943327903747559" calcext:value-type="float">
            <text:p>0.943327903747559</text:p>
          </table:table-cell>
          <table:table-cell office:value-type="float" office:value="0.944696307182312" calcext:value-type="float">
            <text:p>0.944696307182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6.nii.gz</text:p>
          </table:table-cell>
          <table:table-cell office:value-type="float" office:value="0.934867084026337" calcext:value-type="float">
            <text:p>0.934867084026337</text:p>
          </table:table-cell>
          <table:table-cell office:value-type="float" office:value="0.936545073986053" calcext:value-type="float">
            <text:p>0.936545073986053</text:p>
          </table:table-cell>
          <table:table-cell office:value-type="float" office:value="0.938036501407623" calcext:value-type="float">
            <text:p>0.938036501407623</text:p>
          </table:table-cell>
          <table:table-cell office:value-type="float" office:value="0.939455568790436" calcext:value-type="float">
            <text:p>0.939455568790436</text:p>
          </table:table-cell>
          <table:table-cell office:value-type="float" office:value="0.939787328243256" calcext:value-type="float">
            <text:p>0.939787328243256</text:p>
          </table:table-cell>
          <table:table-cell office:value-type="float" office:value="0.942294120788574" calcext:value-type="float">
            <text:p>0.942294120788574</text:p>
          </table:table-cell>
          <table:table-cell office:value-type="float" office:value="0.944606423377991" calcext:value-type="float">
            <text:p>0.944606423377991</text:p>
          </table:table-cell>
          <table:table-cell office:value-type="float" office:value="0.946552813053131" calcext:value-type="float">
            <text:p>0.946552813053131</text:p>
          </table:table-cell>
          <table:table-cell office:value-type="float" office:value="0.946650803089142" calcext:value-type="float">
            <text:p>0.946650803089142</text:p>
          </table:table-cell>
          <table:table-cell office:value-type="float" office:value="0.947126448154449" calcext:value-type="float">
            <text:p>0.947126448154449</text:p>
          </table:table-cell>
          <table:table-cell office:value-type="float" office:value="0.947100877761841" calcext:value-type="float">
            <text:p>0.947100877761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80.nii.gz</text:p>
          </table:table-cell>
          <table:table-cell office:value-type="float" office:value="0.870464384555817" calcext:value-type="float">
            <text:p>0.870464384555817</text:p>
          </table:table-cell>
          <table:table-cell office:value-type="float" office:value="0.875521183013916" calcext:value-type="float">
            <text:p>0.875521183013916</text:p>
          </table:table-cell>
          <table:table-cell office:value-type="float" office:value="0.877407133579254" calcext:value-type="float">
            <text:p>0.877407133579254</text:p>
          </table:table-cell>
          <table:table-cell office:value-type="float" office:value="0.879027307033539" calcext:value-type="float">
            <text:p>0.879027307033539</text:p>
          </table:table-cell>
          <table:table-cell office:value-type="float" office:value="0.882096469402313" calcext:value-type="float">
            <text:p>0.882096469402313</text:p>
          </table:table-cell>
          <table:table-cell office:value-type="float" office:value="0.884514808654785" calcext:value-type="float">
            <text:p>0.884514808654785</text:p>
          </table:table-cell>
          <table:table-cell office:value-type="float" office:value="0.887851357460022" calcext:value-type="float">
            <text:p>0.887851357460022</text:p>
          </table:table-cell>
          <table:table-cell office:value-type="float" office:value="0.888910114765167" calcext:value-type="float">
            <text:p>0.888910114765167</text:p>
          </table:table-cell>
          <table:table-cell office:value-type="float" office:value="0.890088379383087" calcext:value-type="float">
            <text:p>0.890088379383087</text:p>
          </table:table-cell>
          <table:table-cell office:value-type="float" office:value="0.891330420970917" calcext:value-type="float">
            <text:p>0.891330420970917</text:p>
          </table:table-cell>
          <table:table-cell office:value-type="float" office:value="0.89238440990448" calcext:value-type="float">
            <text:p>0.89238440990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6.nii.gz</text:p>
          </table:table-cell>
          <table:table-cell office:value-type="float" office:value="0.935826897621155" calcext:value-type="float">
            <text:p>0.935826897621155</text:p>
          </table:table-cell>
          <table:table-cell office:value-type="float" office:value="0.938009679317474" calcext:value-type="float">
            <text:p>0.938009679317474</text:p>
          </table:table-cell>
          <table:table-cell office:value-type="float" office:value="0.938264012336731" calcext:value-type="float">
            <text:p>0.938264012336731</text:p>
          </table:table-cell>
          <table:table-cell office:value-type="float" office:value="0.93918377161026" calcext:value-type="float">
            <text:p>0.93918377161026</text:p>
          </table:table-cell>
          <table:table-cell office:value-type="float" office:value="0.939412534236908" calcext:value-type="float">
            <text:p>0.939412534236908</text:p>
          </table:table-cell>
          <table:table-cell office:value-type="float" office:value="0.940207719802856" calcext:value-type="float">
            <text:p>0.940207719802856</text:p>
          </table:table-cell>
          <table:table-cell office:value-type="float" office:value="0.939479649066925" calcext:value-type="float">
            <text:p>0.939479649066925</text:p>
          </table:table-cell>
          <table:table-cell office:value-type="float" office:value="0.93964272737503" calcext:value-type="float">
            <text:p>0.93964272737503</text:p>
          </table:table-cell>
          <table:table-cell office:value-type="float" office:value="0.940712928771973" calcext:value-type="float">
            <text:p>0.940712928771973</text:p>
          </table:table-cell>
          <table:table-cell office:value-type="float" office:value="0.941114783287048" calcext:value-type="float">
            <text:p>0.941114783287048</text:p>
          </table:table-cell>
          <table:table-cell office:value-type="float" office:value="0.941499531269074" calcext:value-type="float">
            <text:p>0.941499531269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53.nii.gz</text:p>
          </table:table-cell>
          <table:table-cell office:value-type="float" office:value="0.840690612792969" calcext:value-type="float">
            <text:p>0.840690612792969</text:p>
          </table:table-cell>
          <table:table-cell office:value-type="float" office:value="0.845651090145111" calcext:value-type="float">
            <text:p>0.845651090145111</text:p>
          </table:table-cell>
          <table:table-cell office:value-type="float" office:value="0.848180890083313" calcext:value-type="float">
            <text:p>0.848180890083313</text:p>
          </table:table-cell>
          <table:table-cell office:value-type="float" office:value="0.847096502780914" calcext:value-type="float">
            <text:p>0.847096502780914</text:p>
          </table:table-cell>
          <table:table-cell office:value-type="float" office:value="0.848979592323303" calcext:value-type="float">
            <text:p>0.848979592323303</text:p>
          </table:table-cell>
          <table:table-cell office:value-type="float" office:value="0.851817786693573" calcext:value-type="float">
            <text:p>0.851817786693573</text:p>
          </table:table-cell>
          <table:table-cell office:value-type="float" office:value="0.852109730243683" calcext:value-type="float">
            <text:p>0.852109730243683</text:p>
          </table:table-cell>
          <table:table-cell office:value-type="float" office:value="0.850979328155518" calcext:value-type="float">
            <text:p>0.850979328155518</text:p>
          </table:table-cell>
          <table:table-cell office:value-type="float" office:value="0.851718425750732" calcext:value-type="float">
            <text:p>0.851718425750732</text:p>
          </table:table-cell>
          <table:table-cell office:value-type="float" office:value="0.851476907730102" calcext:value-type="float">
            <text:p>0.851476907730102</text:p>
          </table:table-cell>
          <table:table-cell office:value-type="float" office:value="0.856615960597992" calcext:value-type="float">
            <text:p>0.856615960597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3.nii.gz</text:p>
          </table:table-cell>
          <table:table-cell office:value-type="float" office:value="0.88515967130661" calcext:value-type="float">
            <text:p>0.88515967130661</text:p>
          </table:table-cell>
          <table:table-cell office:value-type="float" office:value="0.886923134326935" calcext:value-type="float">
            <text:p>0.886923134326935</text:p>
          </table:table-cell>
          <table:table-cell office:value-type="float" office:value="0.887341380119324" calcext:value-type="float">
            <text:p>0.887341380119324</text:p>
          </table:table-cell>
          <table:table-cell office:value-type="float" office:value="0.888744056224823" calcext:value-type="float">
            <text:p>0.888744056224823</text:p>
          </table:table-cell>
          <table:table-cell office:value-type="float" office:value="0.889708518981934" calcext:value-type="float">
            <text:p>0.889708518981934</text:p>
          </table:table-cell>
          <table:table-cell office:value-type="float" office:value="0.891277372837067" calcext:value-type="float">
            <text:p>0.891277372837067</text:p>
          </table:table-cell>
          <table:table-cell office:value-type="float" office:value="0.891805231571198" calcext:value-type="float">
            <text:p>0.891805231571198</text:p>
          </table:table-cell>
          <table:table-cell office:value-type="float" office:value="0.893051266670227" calcext:value-type="float">
            <text:p>0.893051266670227</text:p>
          </table:table-cell>
          <table:table-cell office:value-type="float" office:value="0.894451916217804" calcext:value-type="float">
            <text:p>0.894451916217804</text:p>
          </table:table-cell>
          <table:table-cell office:value-type="float" office:value="0.895645916461945" calcext:value-type="float">
            <text:p>0.895645916461945</text:p>
          </table:table-cell>
          <table:table-cell office:value-type="float" office:value="0.895392000675201" calcext:value-type="float">
            <text:p>0.895392000675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91.nii.gz</text:p>
          </table:table-cell>
          <table:table-cell office:value-type="float" office:value="0.8867227435112" calcext:value-type="float">
            <text:p>0.8867227435112</text:p>
          </table:table-cell>
          <table:table-cell office:value-type="float" office:value="0.893869638442993" calcext:value-type="float">
            <text:p>0.893869638442993</text:p>
          </table:table-cell>
          <table:table-cell office:value-type="float" office:value="0.892798364162445" calcext:value-type="float">
            <text:p>0.892798364162445</text:p>
          </table:table-cell>
          <table:table-cell office:value-type="float" office:value="0.898479223251343" calcext:value-type="float">
            <text:p>0.898479223251343</text:p>
          </table:table-cell>
          <table:table-cell office:value-type="float" office:value="0.903120517730713" calcext:value-type="float">
            <text:p>0.903120517730713</text:p>
          </table:table-cell>
          <table:table-cell office:value-type="float" office:value="0.905207514762878" calcext:value-type="float">
            <text:p>0.905207514762878</text:p>
          </table:table-cell>
          <table:table-cell office:value-type="float" office:value="0.906737327575684" calcext:value-type="float">
            <text:p>0.906737327575684</text:p>
          </table:table-cell>
          <table:table-cell office:value-type="float" office:value="0.903994262218475" calcext:value-type="float">
            <text:p>0.903994262218475</text:p>
          </table:table-cell>
          <table:table-cell office:value-type="float" office:value="0.90800940990448" calcext:value-type="float">
            <text:p>0.90800940990448</text:p>
          </table:table-cell>
          <table:table-cell office:value-type="float" office:value="0.909986674785614" calcext:value-type="float">
            <text:p>0.909986674785614</text:p>
          </table:table-cell>
          <table:table-cell office:value-type="float" office:value="0.912136495113373" calcext:value-type="float">
            <text:p>0.912136495113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33.nii.gz</text:p>
          </table:table-cell>
          <table:table-cell office:value-type="float" office:value="0.880077838897705" calcext:value-type="float">
            <text:p>0.880077838897705</text:p>
          </table:table-cell>
          <table:table-cell office:value-type="float" office:value="0.884205102920532" calcext:value-type="float">
            <text:p>0.884205102920532</text:p>
          </table:table-cell>
          <table:table-cell office:value-type="float" office:value="0.886475384235382" calcext:value-type="float">
            <text:p>0.886475384235382</text:p>
          </table:table-cell>
          <table:table-cell office:value-type="float" office:value="0.892459332942963" calcext:value-type="float">
            <text:p>0.892459332942963</text:p>
          </table:table-cell>
          <table:table-cell office:value-type="float" office:value="0.897235631942749" calcext:value-type="float">
            <text:p>0.897235631942749</text:p>
          </table:table-cell>
          <table:table-cell office:value-type="float" office:value="0.899974346160889" calcext:value-type="float">
            <text:p>0.899974346160889</text:p>
          </table:table-cell>
          <table:table-cell office:value-type="float" office:value="0.903318464756012" calcext:value-type="float">
            <text:p>0.903318464756012</text:p>
          </table:table-cell>
          <table:table-cell office:value-type="float" office:value="0.906347513198852" calcext:value-type="float">
            <text:p>0.906347513198852</text:p>
          </table:table-cell>
          <table:table-cell office:value-type="float" office:value="0.90955650806427" calcext:value-type="float">
            <text:p>0.90955650806427</text:p>
          </table:table-cell>
          <table:table-cell office:value-type="float" office:value="0.910509824752808" calcext:value-type="float">
            <text:p>0.910509824752808</text:p>
          </table:table-cell>
          <table:table-cell office:value-type="float" office:value="0.912325799465179" calcext:value-type="float">
            <text:p>0.912325799465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83.nii.gz</text:p>
          </table:table-cell>
          <table:table-cell office:value-type="float" office:value="0.93830144405365" calcext:value-type="float">
            <text:p>0.93830144405365</text:p>
          </table:table-cell>
          <table:table-cell office:value-type="float" office:value="0.939925253391266" calcext:value-type="float">
            <text:p>0.939925253391266</text:p>
          </table:table-cell>
          <table:table-cell office:value-type="float" office:value="0.941337823867798" calcext:value-type="float">
            <text:p>0.941337823867798</text:p>
          </table:table-cell>
          <table:table-cell office:value-type="float" office:value="0.944709241390228" calcext:value-type="float">
            <text:p>0.944709241390228</text:p>
          </table:table-cell>
          <table:table-cell office:value-type="float" office:value="0.945483446121216" calcext:value-type="float">
            <text:p>0.945483446121216</text:p>
          </table:table-cell>
          <table:table-cell office:value-type="float" office:value="0.946457922458649" calcext:value-type="float">
            <text:p>0.946457922458649</text:p>
          </table:table-cell>
          <table:table-cell office:value-type="float" office:value="0.948224544525146" calcext:value-type="float">
            <text:p>0.948224544525146</text:p>
          </table:table-cell>
          <table:table-cell office:value-type="float" office:value="0.949864149093628" calcext:value-type="float">
            <text:p>0.949864149093628</text:p>
          </table:table-cell>
          <table:table-cell office:value-type="float" office:value="0.950933337211609" calcext:value-type="float">
            <text:p>0.950933337211609</text:p>
          </table:table-cell>
          <table:table-cell office:value-type="float" office:value="0.95226401090622" calcext:value-type="float">
            <text:p>0.95226401090622</text:p>
          </table:table-cell>
          <table:table-cell office:value-type="float" office:value="0.953368961811066" calcext:value-type="float">
            <text:p>0.953368961811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22.nii.gz</text:p>
          </table:table-cell>
          <table:table-cell office:value-type="float" office:value="0.89312732219696" calcext:value-type="float">
            <text:p>0.89312732219696</text:p>
          </table:table-cell>
          <table:table-cell office:value-type="float" office:value="0.896942496299744" calcext:value-type="float">
            <text:p>0.896942496299744</text:p>
          </table:table-cell>
          <table:table-cell office:value-type="float" office:value="0.900557219982147" calcext:value-type="float">
            <text:p>0.900557219982147</text:p>
          </table:table-cell>
          <table:table-cell office:value-type="float" office:value="0.901939749717712" calcext:value-type="float">
            <text:p>0.901939749717712</text:p>
          </table:table-cell>
          <table:table-cell office:value-type="float" office:value="0.906801521778107" calcext:value-type="float">
            <text:p>0.906801521778107</text:p>
          </table:table-cell>
          <table:table-cell office:value-type="float" office:value="0.907019257545471" calcext:value-type="float">
            <text:p>0.907019257545471</text:p>
          </table:table-cell>
          <table:table-cell office:value-type="float" office:value="0.910952985286713" calcext:value-type="float">
            <text:p>0.910952985286713</text:p>
          </table:table-cell>
          <table:table-cell office:value-type="float" office:value="0.9112668633461" calcext:value-type="float">
            <text:p>0.9112668633461</text:p>
          </table:table-cell>
          <table:table-cell office:value-type="float" office:value="0.91632342338562" calcext:value-type="float">
            <text:p>0.91632342338562</text:p>
          </table:table-cell>
          <table:table-cell office:value-type="float" office:value="0.916440308094025" calcext:value-type="float">
            <text:p>0.916440308094025</text:p>
          </table:table-cell>
          <table:table-cell office:value-type="float" office:value="0.918948411941528" calcext:value-type="float">
            <text:p>0.918948411941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7.nii.gz</text:p>
          </table:table-cell>
          <table:table-cell office:value-type="float" office:value="0.92625617980957" calcext:value-type="float">
            <text:p>0.92625617980957</text:p>
          </table:table-cell>
          <table:table-cell office:value-type="float" office:value="0.930098235607147" calcext:value-type="float">
            <text:p>0.930098235607147</text:p>
          </table:table-cell>
          <table:table-cell office:value-type="float" office:value="0.933233737945556" calcext:value-type="float">
            <text:p>0.933233737945556</text:p>
          </table:table-cell>
          <table:table-cell office:value-type="float" office:value="0.933757483959198" calcext:value-type="float">
            <text:p>0.933757483959198</text:p>
          </table:table-cell>
          <table:table-cell office:value-type="float" office:value="0.935940742492676" calcext:value-type="float">
            <text:p>0.935940742492676</text:p>
          </table:table-cell>
          <table:table-cell office:value-type="float" office:value="0.937297463417053" calcext:value-type="float">
            <text:p>0.937297463417053</text:p>
          </table:table-cell>
          <table:table-cell office:value-type="float" office:value="0.938458621501923" calcext:value-type="float">
            <text:p>0.938458621501923</text:p>
          </table:table-cell>
          <table:table-cell office:value-type="float" office:value="0.939913332462311" calcext:value-type="float">
            <text:p>0.939913332462311</text:p>
          </table:table-cell>
          <table:table-cell office:value-type="float" office:value="0.940455973148346" calcext:value-type="float">
            <text:p>0.940455973148346</text:p>
          </table:table-cell>
          <table:table-cell office:value-type="float" office:value="0.94395923614502" calcext:value-type="float">
            <text:p>0.94395923614502</text:p>
          </table:table-cell>
          <table:table-cell office:value-type="float" office:value="0.944363176822662" calcext:value-type="float">
            <text:p>0.944363176822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86.nii.gz</text:p>
          </table:table-cell>
          <table:table-cell office:value-type="float" office:value="0.90797758102417" calcext:value-type="float">
            <text:p>0.90797758102417</text:p>
          </table:table-cell>
          <table:table-cell office:value-type="float" office:value="0.909138679504394" calcext:value-type="float">
            <text:p>0.909138679504394</text:p>
          </table:table-cell>
          <table:table-cell office:value-type="float" office:value="0.90925532579422" calcext:value-type="float">
            <text:p>0.90925532579422</text:p>
          </table:table-cell>
          <table:table-cell office:value-type="float" office:value="0.911224663257599" calcext:value-type="float">
            <text:p>0.911224663257599</text:p>
          </table:table-cell>
          <table:table-cell office:value-type="float" office:value="0.911638498306274" calcext:value-type="float">
            <text:p>0.911638498306274</text:p>
          </table:table-cell>
          <table:table-cell office:value-type="float" office:value="0.912007033824921" calcext:value-type="float">
            <text:p>0.912007033824921</text:p>
          </table:table-cell>
          <table:table-cell office:value-type="float" office:value="0.913855493068695" calcext:value-type="float">
            <text:p>0.913855493068695</text:p>
          </table:table-cell>
          <table:table-cell office:value-type="float" office:value="0.91425234079361" calcext:value-type="float">
            <text:p>0.91425234079361</text:p>
          </table:table-cell>
          <table:table-cell office:value-type="float" office:value="0.914432883262634" calcext:value-type="float">
            <text:p>0.914432883262634</text:p>
          </table:table-cell>
          <table:table-cell office:value-type="float" office:value="0.914822638034821" calcext:value-type="float">
            <text:p>0.914822638034821</text:p>
          </table:table-cell>
          <table:table-cell office:value-type="float" office:value="0.915139079093933" calcext:value-type="float">
            <text:p>0.915139079093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27.nii.gz</text:p>
          </table:table-cell>
          <table:table-cell office:value-type="float" office:value="0.848546981811523" calcext:value-type="float">
            <text:p>0.848546981811523</text:p>
          </table:table-cell>
          <table:table-cell office:value-type="float" office:value="0.861072897911072" calcext:value-type="float">
            <text:p>0.861072897911072</text:p>
          </table:table-cell>
          <table:table-cell office:value-type="float" office:value="0.864827573299408" calcext:value-type="float">
            <text:p>0.864827573299408</text:p>
          </table:table-cell>
          <table:table-cell office:value-type="float" office:value="0.871830523014069" calcext:value-type="float">
            <text:p>0.871830523014069</text:p>
          </table:table-cell>
          <table:table-cell office:value-type="float" office:value="0.87966513633728" calcext:value-type="float">
            <text:p>0.87966513633728</text:p>
          </table:table-cell>
          <table:table-cell office:value-type="float" office:value="0.883508801460266" calcext:value-type="float">
            <text:p>0.883508801460266</text:p>
          </table:table-cell>
          <table:table-cell office:value-type="float" office:value="0.8875572681427" calcext:value-type="float">
            <text:p>0.8875572681427</text:p>
          </table:table-cell>
          <table:table-cell office:value-type="float" office:value="0.89078015089035" calcext:value-type="float">
            <text:p>0.89078015089035</text:p>
          </table:table-cell>
          <table:table-cell office:value-type="float" office:value="0.887776970863342" calcext:value-type="float">
            <text:p>0.887776970863342</text:p>
          </table:table-cell>
          <table:table-cell office:value-type="float" office:value="0.891358911991119" calcext:value-type="float">
            <text:p>0.891358911991119</text:p>
          </table:table-cell>
          <table:table-cell office:value-type="float" office:value="0.89473682641983" calcext:value-type="float">
            <text:p>0.89473682641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80.nii.gz</text:p>
          </table:table-cell>
          <table:table-cell office:value-type="float" office:value="0.947618246078491" calcext:value-type="float">
            <text:p>0.947618246078491</text:p>
          </table:table-cell>
          <table:table-cell office:value-type="float" office:value="0.947913944721222" calcext:value-type="float">
            <text:p>0.947913944721222</text:p>
          </table:table-cell>
          <table:table-cell office:value-type="float" office:value="0.94710373878479" calcext:value-type="float">
            <text:p>0.94710373878479</text:p>
          </table:table-cell>
          <table:table-cell office:value-type="float" office:value="0.94725501537323" calcext:value-type="float">
            <text:p>0.94725501537323</text:p>
          </table:table-cell>
          <table:table-cell office:value-type="float" office:value="0.947660744190216" calcext:value-type="float">
            <text:p>0.947660744190216</text:p>
          </table:table-cell>
          <table:table-cell office:value-type="float" office:value="0.947905778884888" calcext:value-type="float">
            <text:p>0.947905778884888</text:p>
          </table:table-cell>
          <table:table-cell office:value-type="float" office:value="0.948092818260193" calcext:value-type="float">
            <text:p>0.948092818260193</text:p>
          </table:table-cell>
          <table:table-cell office:value-type="float" office:value="0.947934448719025" calcext:value-type="float">
            <text:p>0.947934448719025</text:p>
          </table:table-cell>
          <table:table-cell office:value-type="float" office:value="0.948224425315857" calcext:value-type="float">
            <text:p>0.948224425315857</text:p>
          </table:table-cell>
          <table:table-cell office:value-type="float" office:value="0.948885440826416" calcext:value-type="float">
            <text:p>0.948885440826416</text:p>
          </table:table-cell>
          <table:table-cell office:value-type="float" office:value="0.949418663978577" calcext:value-type="float">
            <text:p>0.949418663978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0.nii.gz</text:p>
          </table:table-cell>
          <table:table-cell office:value-type="float" office:value="0.899661302566528" calcext:value-type="float">
            <text:p>0.899661302566528</text:p>
          </table:table-cell>
          <table:table-cell office:value-type="float" office:value="0.90544718503952" calcext:value-type="float">
            <text:p>0.90544718503952</text:p>
          </table:table-cell>
          <table:table-cell office:value-type="float" office:value="0.909535467624664" calcext:value-type="float">
            <text:p>0.909535467624664</text:p>
          </table:table-cell>
          <table:table-cell office:value-type="float" office:value="0.909090936183929" calcext:value-type="float">
            <text:p>0.909090936183929</text:p>
          </table:table-cell>
          <table:table-cell office:value-type="float" office:value="0.911893784999847" calcext:value-type="float">
            <text:p>0.911893784999847</text:p>
          </table:table-cell>
          <table:table-cell office:value-type="float" office:value="0.91291743516922" calcext:value-type="float">
            <text:p>0.91291743516922</text:p>
          </table:table-cell>
          <table:table-cell office:value-type="float" office:value="0.915634095668793" calcext:value-type="float">
            <text:p>0.915634095668793</text:p>
          </table:table-cell>
          <table:table-cell office:value-type="float" office:value="0.916864633560181" calcext:value-type="float">
            <text:p>0.916864633560181</text:p>
          </table:table-cell>
          <table:table-cell office:value-type="float" office:value="0.917855620384216" calcext:value-type="float">
            <text:p>0.917855620384216</text:p>
          </table:table-cell>
          <table:table-cell office:value-type="float" office:value="0.918924748897552" calcext:value-type="float">
            <text:p>0.918924748897552</text:p>
          </table:table-cell>
          <table:table-cell office:value-type="float" office:value="0.919831216335297" calcext:value-type="float">
            <text:p>0.919831216335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0.nii.gz</text:p>
          </table:table-cell>
          <table:table-cell office:value-type="float" office:value="0.910210251808166" calcext:value-type="float">
            <text:p>0.910210251808166</text:p>
          </table:table-cell>
          <table:table-cell office:value-type="float" office:value="0.913747310638428" calcext:value-type="float">
            <text:p>0.913747310638428</text:p>
          </table:table-cell>
          <table:table-cell office:value-type="float" office:value="0.917777419090271" calcext:value-type="float">
            <text:p>0.917777419090271</text:p>
          </table:table-cell>
          <table:table-cell office:value-type="float" office:value="0.919894814491272" calcext:value-type="float">
            <text:p>0.919894814491272</text:p>
          </table:table-cell>
          <table:table-cell office:value-type="float" office:value="0.921094417572022" calcext:value-type="float">
            <text:p>0.921094417572022</text:p>
          </table:table-cell>
          <table:table-cell office:value-type="float" office:value="0.92282223701477" calcext:value-type="float">
            <text:p>0.92282223701477</text:p>
          </table:table-cell>
          <table:table-cell office:value-type="float" office:value="0.924352586269379" calcext:value-type="float">
            <text:p>0.924352586269379</text:p>
          </table:table-cell>
          <table:table-cell office:value-type="float" office:value="0.923219442367554" calcext:value-type="float">
            <text:p>0.923219442367554</text:p>
          </table:table-cell>
          <table:table-cell office:value-type="float" office:value="0.924798548221588" calcext:value-type="float">
            <text:p>0.924798548221588</text:p>
          </table:table-cell>
          <table:table-cell office:value-type="float" office:value="0.926093220710754" calcext:value-type="float">
            <text:p>0.926093220710754</text:p>
          </table:table-cell>
          <table:table-cell office:value-type="float" office:value="0.928191304206848" calcext:value-type="float">
            <text:p>0.928191304206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24.nii.gz</text:p>
          </table:table-cell>
          <table:table-cell office:value-type="float" office:value="0.78022313117981" calcext:value-type="float">
            <text:p>0.78022313117981</text:p>
          </table:table-cell>
          <table:table-cell office:value-type="float" office:value="0.786429405212402" calcext:value-type="float">
            <text:p>0.786429405212402</text:p>
          </table:table-cell>
          <table:table-cell office:value-type="float" office:value="0.792264997959137" calcext:value-type="float">
            <text:p>0.792264997959137</text:p>
          </table:table-cell>
          <table:table-cell office:value-type="float" office:value="0.792512655258179" calcext:value-type="float">
            <text:p>0.792512655258179</text:p>
          </table:table-cell>
          <table:table-cell office:value-type="float" office:value="0.795130789279938" calcext:value-type="float">
            <text:p>0.795130789279938</text:p>
          </table:table-cell>
          <table:table-cell office:value-type="float" office:value="0.798760235309601" calcext:value-type="float">
            <text:p>0.798760235309601</text:p>
          </table:table-cell>
          <table:table-cell office:value-type="float" office:value="0.800727665424347" calcext:value-type="float">
            <text:p>0.800727665424347</text:p>
          </table:table-cell>
          <table:table-cell office:value-type="float" office:value="0.802895724773407" calcext:value-type="float">
            <text:p>0.802895724773407</text:p>
          </table:table-cell>
          <table:table-cell office:value-type="float" office:value="0.802825033664703" calcext:value-type="float">
            <text:p>0.802825033664703</text:p>
          </table:table-cell>
          <table:table-cell office:value-type="float" office:value="0.805650889873504" calcext:value-type="float">
            <text:p>0.805650889873504</text:p>
          </table:table-cell>
          <table:table-cell office:value-type="float" office:value="0.806638717651367" calcext:value-type="float">
            <text:p>0.806638717651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36.nii.gz</text:p>
          </table:table-cell>
          <table:table-cell office:value-type="float" office:value="0.903129875659943" calcext:value-type="float">
            <text:p>0.903129875659943</text:p>
          </table:table-cell>
          <table:table-cell office:value-type="float" office:value="0.908954977989197" calcext:value-type="float">
            <text:p>0.908954977989197</text:p>
          </table:table-cell>
          <table:table-cell office:value-type="float" office:value="0.909457325935364" calcext:value-type="float">
            <text:p>0.909457325935364</text:p>
          </table:table-cell>
          <table:table-cell office:value-type="float" office:value="0.909172475337982" calcext:value-type="float">
            <text:p>0.909172475337982</text:p>
          </table:table-cell>
          <table:table-cell office:value-type="float" office:value="0.91162371635437" calcext:value-type="float">
            <text:p>0.91162371635437</text:p>
          </table:table-cell>
          <table:table-cell office:value-type="float" office:value="0.914204299449921" calcext:value-type="float">
            <text:p>0.914204299449921</text:p>
          </table:table-cell>
          <table:table-cell office:value-type="float" office:value="0.914470255374908" calcext:value-type="float">
            <text:p>0.914470255374908</text:p>
          </table:table-cell>
          <table:table-cell office:value-type="float" office:value="0.915707945823669" calcext:value-type="float">
            <text:p>0.915707945823669</text:p>
          </table:table-cell>
          <table:table-cell office:value-type="float" office:value="0.917476832866669" calcext:value-type="float">
            <text:p>0.917476832866669</text:p>
          </table:table-cell>
          <table:table-cell office:value-type="float" office:value="0.918633580207825" calcext:value-type="float">
            <text:p>0.918633580207825</text:p>
          </table:table-cell>
          <table:table-cell office:value-type="float" office:value="0.920798063278198" calcext:value-type="float">
            <text:p>0.920798063278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40.nii.gz</text:p>
          </table:table-cell>
          <table:table-cell office:value-type="float" office:value="0.905152320861816" calcext:value-type="float">
            <text:p>0.905152320861816</text:p>
          </table:table-cell>
          <table:table-cell office:value-type="float" office:value="0.906132817268372" calcext:value-type="float">
            <text:p>0.906132817268372</text:p>
          </table:table-cell>
          <table:table-cell office:value-type="float" office:value="0.906057834625244" calcext:value-type="float">
            <text:p>0.906057834625244</text:p>
          </table:table-cell>
          <table:table-cell office:value-type="float" office:value="0.906290829181671" calcext:value-type="float">
            <text:p>0.906290829181671</text:p>
          </table:table-cell>
          <table:table-cell office:value-type="float" office:value="0.907266020774841" calcext:value-type="float">
            <text:p>0.907266020774841</text:p>
          </table:table-cell>
          <table:table-cell office:value-type="float" office:value="0.907798409461975" calcext:value-type="float">
            <text:p>0.907798409461975</text:p>
          </table:table-cell>
          <table:table-cell office:value-type="float" office:value="0.908975064754486" calcext:value-type="float">
            <text:p>0.908975064754486</text:p>
          </table:table-cell>
          <table:table-cell office:value-type="float" office:value="0.910147786140442" calcext:value-type="float">
            <text:p>0.910147786140442</text:p>
          </table:table-cell>
          <table:table-cell office:value-type="float" office:value="0.911569476127624" calcext:value-type="float">
            <text:p>0.911569476127624</text:p>
          </table:table-cell>
          <table:table-cell office:value-type="float" office:value="0.912879586219788" calcext:value-type="float">
            <text:p>0.912879586219788</text:p>
          </table:table-cell>
          <table:table-cell office:value-type="float" office:value="0.913787603378296" calcext:value-type="float">
            <text:p>0.913787603378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9.nii.gz</text:p>
          </table:table-cell>
          <table:table-cell office:value-type="float" office:value="0.904445230960846" calcext:value-type="float">
            <text:p>0.904445230960846</text:p>
          </table:table-cell>
          <table:table-cell office:value-type="float" office:value="0.908003509044647" calcext:value-type="float">
            <text:p>0.908003509044647</text:p>
          </table:table-cell>
          <table:table-cell office:value-type="float" office:value="0.909475922584534" calcext:value-type="float">
            <text:p>0.909475922584534</text:p>
          </table:table-cell>
          <table:table-cell office:value-type="float" office:value="0.910442471504211" calcext:value-type="float">
            <text:p>0.910442471504211</text:p>
          </table:table-cell>
          <table:table-cell office:value-type="float" office:value="0.912688553333282" calcext:value-type="float">
            <text:p>0.912688553333282</text:p>
          </table:table-cell>
          <table:table-cell office:value-type="float" office:value="0.914687275886535" calcext:value-type="float">
            <text:p>0.914687275886535</text:p>
          </table:table-cell>
          <table:table-cell office:value-type="float" office:value="0.915157437324524" calcext:value-type="float">
            <text:p>0.915157437324524</text:p>
          </table:table-cell>
          <table:table-cell office:value-type="float" office:value="0.915024518966675" calcext:value-type="float">
            <text:p>0.915024518966675</text:p>
          </table:table-cell>
          <table:table-cell office:value-type="float" office:value="0.917449235916138" calcext:value-type="float">
            <text:p>0.917449235916138</text:p>
          </table:table-cell>
          <table:table-cell office:value-type="float" office:value="0.917885661125183" calcext:value-type="float">
            <text:p>0.917885661125183</text:p>
          </table:table-cell>
          <table:table-cell office:value-type="float" office:value="0.918782651424408" calcext:value-type="float">
            <text:p>0.918782651424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0.nii.gz</text:p>
          </table:table-cell>
          <table:table-cell office:value-type="float" office:value="0.865858733654022" calcext:value-type="float">
            <text:p>0.865858733654022</text:p>
          </table:table-cell>
          <table:table-cell office:value-type="float" office:value="0.887088537216187" calcext:value-type="float">
            <text:p>0.887088537216187</text:p>
          </table:table-cell>
          <table:table-cell office:value-type="float" office:value="0.897133529186249" calcext:value-type="float">
            <text:p>0.897133529186249</text:p>
          </table:table-cell>
          <table:table-cell office:value-type="float" office:value="0.901450037956238" calcext:value-type="float">
            <text:p>0.901450037956238</text:p>
          </table:table-cell>
          <table:table-cell office:value-type="float" office:value="0.903897881507874" calcext:value-type="float">
            <text:p>0.903897881507874</text:p>
          </table:table-cell>
          <table:table-cell office:value-type="float" office:value="0.906054258346558" calcext:value-type="float">
            <text:p>0.906054258346558</text:p>
          </table:table-cell>
          <table:table-cell office:value-type="float" office:value="0.905988872051239" calcext:value-type="float">
            <text:p>0.905988872051239</text:p>
          </table:table-cell>
          <table:table-cell office:value-type="float" office:value="0.906585276126862" calcext:value-type="float">
            <text:p>0.906585276126862</text:p>
          </table:table-cell>
          <table:table-cell office:value-type="float" office:value="0.90932959318161" calcext:value-type="float">
            <text:p>0.90932959318161</text:p>
          </table:table-cell>
          <table:table-cell office:value-type="float" office:value="0.910335123538971" calcext:value-type="float">
            <text:p>0.910335123538971</text:p>
          </table:table-cell>
          <table:table-cell office:value-type="float" office:value="0.90697056055069" calcext:value-type="float">
            <text:p>0.90697056055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99.nii.gz</text:p>
          </table:table-cell>
          <table:table-cell office:value-type="float" office:value="0.830939710140228" calcext:value-type="float">
            <text:p>0.830939710140228</text:p>
          </table:table-cell>
          <table:table-cell office:value-type="float" office:value="0.831601083278656" calcext:value-type="float">
            <text:p>0.831601083278656</text:p>
          </table:table-cell>
          <table:table-cell office:value-type="float" office:value="0.830550014972687" calcext:value-type="float">
            <text:p>0.830550014972687</text:p>
          </table:table-cell>
          <table:table-cell office:value-type="float" office:value="0.834158837795258" calcext:value-type="float">
            <text:p>0.834158837795258</text:p>
          </table:table-cell>
          <table:table-cell office:value-type="float" office:value="0.832519054412842" calcext:value-type="float">
            <text:p>0.832519054412842</text:p>
          </table:table-cell>
          <table:table-cell office:value-type="float" office:value="0.835048019886017" calcext:value-type="float">
            <text:p>0.835048019886017</text:p>
          </table:table-cell>
          <table:table-cell office:value-type="float" office:value="0.840749800205231" calcext:value-type="float">
            <text:p>0.840749800205231</text:p>
          </table:table-cell>
          <table:table-cell office:value-type="float" office:value="0.84077525138855" calcext:value-type="float">
            <text:p>0.84077525138855</text:p>
          </table:table-cell>
          <table:table-cell office:value-type="float" office:value="0.840813994407654" calcext:value-type="float">
            <text:p>0.840813994407654</text:p>
          </table:table-cell>
          <table:table-cell office:value-type="float" office:value="0.854580521583557" calcext:value-type="float">
            <text:p>0.854580521583557</text:p>
          </table:table-cell>
          <table:table-cell office:value-type="float" office:value="0.853961944580078" calcext:value-type="float">
            <text:p>0.853961944580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46.nii.gz</text:p>
          </table:table-cell>
          <table:table-cell office:value-type="float" office:value="0.9404616355896" calcext:value-type="float">
            <text:p>0.9404616355896</text:p>
          </table:table-cell>
          <table:table-cell office:value-type="float" office:value="0.946292638778686" calcext:value-type="float">
            <text:p>0.946292638778686</text:p>
          </table:table-cell>
          <table:table-cell office:value-type="float" office:value="0.946054697036743" calcext:value-type="float">
            <text:p>0.946054697036743</text:p>
          </table:table-cell>
          <table:table-cell office:value-type="float" office:value="0.947219729423523" calcext:value-type="float">
            <text:p>0.947219729423523</text:p>
          </table:table-cell>
          <table:table-cell office:value-type="float" office:value="0.947077691555023" calcext:value-type="float">
            <text:p>0.947077691555023</text:p>
          </table:table-cell>
          <table:table-cell office:value-type="float" office:value="0.945316016674041" calcext:value-type="float">
            <text:p>0.945316016674041</text:p>
          </table:table-cell>
          <table:table-cell office:value-type="float" office:value="0.945238769054413" calcext:value-type="float">
            <text:p>0.945238769054413</text:p>
          </table:table-cell>
          <table:table-cell office:value-type="float" office:value="0.944811284542084" calcext:value-type="float">
            <text:p>0.944811284542084</text:p>
          </table:table-cell>
          <table:table-cell office:value-type="float" office:value="0.945195496082306" calcext:value-type="float">
            <text:p>0.945195496082306</text:p>
          </table:table-cell>
          <table:table-cell office:value-type="float" office:value="0.945520281791687" calcext:value-type="float">
            <text:p>0.945520281791687</text:p>
          </table:table-cell>
          <table:table-cell office:value-type="float" office:value="0.944831430912018" calcext:value-type="float">
            <text:p>0.94483143091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31.nii.gz</text:p>
          </table:table-cell>
          <table:table-cell office:value-type="float" office:value="0.955053687095642" calcext:value-type="float">
            <text:p>0.955053687095642</text:p>
          </table:table-cell>
          <table:table-cell office:value-type="float" office:value="0.956170797348022" calcext:value-type="float">
            <text:p>0.956170797348022</text:p>
          </table:table-cell>
          <table:table-cell office:value-type="float" office:value="0.957669973373413" calcext:value-type="float">
            <text:p>0.957669973373413</text:p>
          </table:table-cell>
          <table:table-cell office:value-type="float" office:value="0.958512246608734" calcext:value-type="float">
            <text:p>0.958512246608734</text:p>
          </table:table-cell>
          <table:table-cell office:value-type="float" office:value="0.959281742572784" calcext:value-type="float">
            <text:p>0.959281742572784</text:p>
          </table:table-cell>
          <table:table-cell office:value-type="float" office:value="0.959496259689331" calcext:value-type="float">
            <text:p>0.959496259689331</text:p>
          </table:table-cell>
          <table:table-cell office:value-type="float" office:value="0.960116565227508" calcext:value-type="float">
            <text:p>0.960116565227508</text:p>
          </table:table-cell>
          <table:table-cell office:value-type="float" office:value="0.960743248462677" calcext:value-type="float">
            <text:p>0.960743248462677</text:p>
          </table:table-cell>
          <table:table-cell office:value-type="float" office:value="0.961040616035461" calcext:value-type="float">
            <text:p>0.961040616035461</text:p>
          </table:table-cell>
          <table:table-cell office:value-type="float" office:value="0.961321055889129" calcext:value-type="float">
            <text:p>0.961321055889129</text:p>
          </table:table-cell>
          <table:table-cell office:value-type="float" office:value="0.96130633354187" calcext:value-type="float">
            <text:p>0.96130633354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4.nii.gz</text:p>
          </table:table-cell>
          <table:table-cell office:value-type="float" office:value="0.894484281539917" calcext:value-type="float">
            <text:p>0.894484281539917</text:p>
          </table:table-cell>
          <table:table-cell office:value-type="float" office:value="0.9101442694664" calcext:value-type="float">
            <text:p>0.9101442694664</text:p>
          </table:table-cell>
          <table:table-cell office:value-type="float" office:value="0.909509181976318" calcext:value-type="float">
            <text:p>0.909509181976318</text:p>
          </table:table-cell>
          <table:table-cell office:value-type="float" office:value="0.912490427494049" calcext:value-type="float">
            <text:p>0.912490427494049</text:p>
          </table:table-cell>
          <table:table-cell office:value-type="float" office:value="0.912213325500488" calcext:value-type="float">
            <text:p>0.912213325500488</text:p>
          </table:table-cell>
          <table:table-cell office:value-type="float" office:value="0.914216756820679" calcext:value-type="float">
            <text:p>0.914216756820679</text:p>
          </table:table-cell>
          <table:table-cell office:value-type="float" office:value="0.916415452957153" calcext:value-type="float">
            <text:p>0.916415452957153</text:p>
          </table:table-cell>
          <table:table-cell office:value-type="float" office:value="0.916323721408844" calcext:value-type="float">
            <text:p>0.916323721408844</text:p>
          </table:table-cell>
          <table:table-cell office:value-type="float" office:value="0.919173657894134" calcext:value-type="float">
            <text:p>0.919173657894134</text:p>
          </table:table-cell>
          <table:table-cell office:value-type="float" office:value="0.920600175857544" calcext:value-type="float">
            <text:p>0.920600175857544</text:p>
          </table:table-cell>
          <table:table-cell office:value-type="float" office:value="0.920065760612488" calcext:value-type="float">
            <text:p>0.920065760612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4.nii.gz</text:p>
          </table:table-cell>
          <table:table-cell office:value-type="float" office:value="0.927634716033936" calcext:value-type="float">
            <text:p>0.927634716033936</text:p>
          </table:table-cell>
          <table:table-cell office:value-type="float" office:value="0.930397808551788" calcext:value-type="float">
            <text:p>0.930397808551788</text:p>
          </table:table-cell>
          <table:table-cell office:value-type="float" office:value="0.93123459815979" calcext:value-type="float">
            <text:p>0.93123459815979</text:p>
          </table:table-cell>
          <table:table-cell office:value-type="float" office:value="0.931730091571808" calcext:value-type="float">
            <text:p>0.931730091571808</text:p>
          </table:table-cell>
          <table:table-cell office:value-type="float" office:value="0.931637108325958" calcext:value-type="float">
            <text:p>0.931637108325958</text:p>
          </table:table-cell>
          <table:table-cell office:value-type="float" office:value="0.931730091571808" calcext:value-type="float">
            <text:p>0.931730091571808</text:p>
          </table:table-cell>
          <table:table-cell office:value-type="float" office:value="0.932128667831421" calcext:value-type="float">
            <text:p>0.932128667831421</text:p>
          </table:table-cell>
          <table:table-cell office:value-type="float" office:value="0.932075619697571" calcext:value-type="float">
            <text:p>0.932075619697571</text:p>
          </table:table-cell>
          <table:table-cell office:value-type="float" office:value="0.931941330432892" calcext:value-type="float">
            <text:p>0.931941330432892</text:p>
          </table:table-cell>
          <table:table-cell office:value-type="float" office:value="0.932710528373718" calcext:value-type="float">
            <text:p>0.932710528373718</text:p>
          </table:table-cell>
          <table:table-cell office:value-type="float" office:value="0.933203995227814" calcext:value-type="float">
            <text:p>0.933203995227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3.nii.gz</text:p>
          </table:table-cell>
          <table:table-cell office:value-type="float" office:value="0.932012856006622" calcext:value-type="float">
            <text:p>0.932012856006622</text:p>
          </table:table-cell>
          <table:table-cell office:value-type="float" office:value="0.934458076953888" calcext:value-type="float">
            <text:p>0.934458076953888</text:p>
          </table:table-cell>
          <table:table-cell office:value-type="float" office:value="0.935979068279266" calcext:value-type="float">
            <text:p>0.935979068279266</text:p>
          </table:table-cell>
          <table:table-cell office:value-type="float" office:value="0.937986552715302" calcext:value-type="float">
            <text:p>0.937986552715302</text:p>
          </table:table-cell>
          <table:table-cell office:value-type="float" office:value="0.938465654850006" calcext:value-type="float">
            <text:p>0.938465654850006</text:p>
          </table:table-cell>
          <table:table-cell office:value-type="float" office:value="0.938170611858368" calcext:value-type="float">
            <text:p>0.938170611858368</text:p>
          </table:table-cell>
          <table:table-cell office:value-type="float" office:value="0.939998626708984" calcext:value-type="float">
            <text:p>0.939998626708984</text:p>
          </table:table-cell>
          <table:table-cell office:value-type="float" office:value="0.940488994121552" calcext:value-type="float">
            <text:p>0.940488994121552</text:p>
          </table:table-cell>
          <table:table-cell office:value-type="float" office:value="0.940971076488495" calcext:value-type="float">
            <text:p>0.940971076488495</text:p>
          </table:table-cell>
          <table:table-cell office:value-type="float" office:value="0.940061807632446" calcext:value-type="float">
            <text:p>0.940061807632446</text:p>
          </table:table-cell>
          <table:table-cell office:value-type="float" office:value="0.941476881504059" calcext:value-type="float">
            <text:p>0.941476881504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03.nii.gz</text:p>
          </table:table-cell>
          <table:table-cell office:value-type="float" office:value="0.83119136095047" calcext:value-type="float">
            <text:p>0.83119136095047</text:p>
          </table:table-cell>
          <table:table-cell office:value-type="float" office:value="0.83227950334549" calcext:value-type="float">
            <text:p>0.83227950334549</text:p>
          </table:table-cell>
          <table:table-cell office:value-type="float" office:value="0.835955440998077" calcext:value-type="float">
            <text:p>0.835955440998077</text:p>
          </table:table-cell>
          <table:table-cell office:value-type="float" office:value="0.836987614631653" calcext:value-type="float">
            <text:p>0.836987614631653</text:p>
          </table:table-cell>
          <table:table-cell office:value-type="float" office:value="0.838232934474945" calcext:value-type="float">
            <text:p>0.838232934474945</text:p>
          </table:table-cell>
          <table:table-cell office:value-type="float" office:value="0.839244425296783" calcext:value-type="float">
            <text:p>0.839244425296783</text:p>
          </table:table-cell>
          <table:table-cell office:value-type="float" office:value="0.842482686042785" calcext:value-type="float">
            <text:p>0.842482686042785</text:p>
          </table:table-cell>
          <table:table-cell office:value-type="float" office:value="0.842761278152466" calcext:value-type="float">
            <text:p>0.842761278152466</text:p>
          </table:table-cell>
          <table:table-cell office:value-type="float" office:value="0.843212246894836" calcext:value-type="float">
            <text:p>0.843212246894836</text:p>
          </table:table-cell>
          <table:table-cell office:value-type="float" office:value="0.845354259014129" calcext:value-type="float">
            <text:p>0.845354259014129</text:p>
          </table:table-cell>
          <table:table-cell office:value-type="float" office:value="0.846337974071503" calcext:value-type="float">
            <text:p>0.846337974071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47.nii.gz</text:p>
          </table:table-cell>
          <table:table-cell office:value-type="float" office:value="0.856424987316132" calcext:value-type="float">
            <text:p>0.856424987316132</text:p>
          </table:table-cell>
          <table:table-cell office:value-type="float" office:value="0.860307276248932" calcext:value-type="float">
            <text:p>0.860307276248932</text:p>
          </table:table-cell>
          <table:table-cell office:value-type="float" office:value="0.867262959480285" calcext:value-type="float">
            <text:p>0.867262959480285</text:p>
          </table:table-cell>
          <table:table-cell office:value-type="float" office:value="0.867897212505341" calcext:value-type="float">
            <text:p>0.867897212505341</text:p>
          </table:table-cell>
          <table:table-cell office:value-type="float" office:value="0.865180850028992" calcext:value-type="float">
            <text:p>0.865180850028992</text:p>
          </table:table-cell>
          <table:table-cell office:value-type="float" office:value="0.884068250656128" calcext:value-type="float">
            <text:p>0.884068250656128</text:p>
          </table:table-cell>
          <table:table-cell office:value-type="float" office:value="0.870397627353668" calcext:value-type="float">
            <text:p>0.870397627353668</text:p>
          </table:table-cell>
          <table:table-cell office:value-type="float" office:value="0.874074101448059" calcext:value-type="float">
            <text:p>0.874074101448059</text:p>
          </table:table-cell>
          <table:table-cell office:value-type="float" office:value="0.875370919704437" calcext:value-type="float">
            <text:p>0.875370919704437</text:p>
          </table:table-cell>
          <table:table-cell office:value-type="float" office:value="0.877868235111237" calcext:value-type="float">
            <text:p>0.877868235111237</text:p>
          </table:table-cell>
          <table:table-cell office:value-type="float" office:value="0.881982982158661" calcext:value-type="float">
            <text:p>0.881982982158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52.nii.gz</text:p>
          </table:table-cell>
          <table:table-cell office:value-type="float" office:value="0.941857039928436" calcext:value-type="float">
            <text:p>0.941857039928436</text:p>
          </table:table-cell>
          <table:table-cell office:value-type="float" office:value="0.948209881782532" calcext:value-type="float">
            <text:p>0.948209881782532</text:p>
          </table:table-cell>
          <table:table-cell office:value-type="float" office:value="0.951742589473724" calcext:value-type="float">
            <text:p>0.951742589473724</text:p>
          </table:table-cell>
          <table:table-cell office:value-type="float" office:value="0.953467190265656" calcext:value-type="float">
            <text:p>0.953467190265656</text:p>
          </table:table-cell>
          <table:table-cell office:value-type="float" office:value="0.954244196414948" calcext:value-type="float">
            <text:p>0.954244196414948</text:p>
          </table:table-cell>
          <table:table-cell office:value-type="float" office:value="0.955679893493652" calcext:value-type="float">
            <text:p>0.955679893493652</text:p>
          </table:table-cell>
          <table:table-cell office:value-type="float" office:value="0.956947565078735" calcext:value-type="float">
            <text:p>0.956947565078735</text:p>
          </table:table-cell>
          <table:table-cell office:value-type="float" office:value="0.958335101604462" calcext:value-type="float">
            <text:p>0.958335101604462</text:p>
          </table:table-cell>
          <table:table-cell office:value-type="float" office:value="0.957915425300598" calcext:value-type="float">
            <text:p>0.957915425300598</text:p>
          </table:table-cell>
          <table:table-cell office:value-type="float" office:value="0.958264827728272" calcext:value-type="float">
            <text:p>0.958264827728272</text:p>
          </table:table-cell>
          <table:table-cell office:value-type="float" office:value="0.958673119544983" calcext:value-type="float">
            <text:p>0.958673119544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16.nii.gz</text:p>
          </table:table-cell>
          <table:table-cell office:value-type="float" office:value="0.945853233337402" calcext:value-type="float">
            <text:p>0.945853233337402</text:p>
          </table:table-cell>
          <table:table-cell office:value-type="float" office:value="0.946184813976288" calcext:value-type="float">
            <text:p>0.946184813976288</text:p>
          </table:table-cell>
          <table:table-cell office:value-type="float" office:value="0.947390079498291" calcext:value-type="float">
            <text:p>0.947390079498291</text:p>
          </table:table-cell>
          <table:table-cell office:value-type="float" office:value="0.948149025440216" calcext:value-type="float">
            <text:p>0.948149025440216</text:p>
          </table:table-cell>
          <table:table-cell office:value-type="float" office:value="0.949373066425324" calcext:value-type="float">
            <text:p>0.949373066425324</text:p>
          </table:table-cell>
          <table:table-cell office:value-type="float" office:value="0.949162542819977" calcext:value-type="float">
            <text:p>0.949162542819977</text:p>
          </table:table-cell>
          <table:table-cell office:value-type="float" office:value="0.949771702289581" calcext:value-type="float">
            <text:p>0.949771702289581</text:p>
          </table:table-cell>
          <table:table-cell office:value-type="float" office:value="0.950667858123779" calcext:value-type="float">
            <text:p>0.950667858123779</text:p>
          </table:table-cell>
          <table:table-cell office:value-type="float" office:value="0.951192140579224" calcext:value-type="float">
            <text:p>0.951192140579224</text:p>
          </table:table-cell>
          <table:table-cell office:value-type="float" office:value="0.951256930828094" calcext:value-type="float">
            <text:p>0.951256930828094</text:p>
          </table:table-cell>
          <table:table-cell office:value-type="float" office:value="0.952032327651978" calcext:value-type="float">
            <text:p>0.952032327651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59.nii.gz</text:p>
          </table:table-cell>
          <table:table-cell office:value-type="float" office:value="0.808806478977203" calcext:value-type="float">
            <text:p>0.808806478977203</text:p>
          </table:table-cell>
          <table:table-cell office:value-type="float" office:value="0.811904191970825" calcext:value-type="float">
            <text:p>0.811904191970825</text:p>
          </table:table-cell>
          <table:table-cell office:value-type="float" office:value="0.821285605430603" calcext:value-type="float">
            <text:p>0.821285605430603</text:p>
          </table:table-cell>
          <table:table-cell office:value-type="float" office:value="0.827373921871185" calcext:value-type="float">
            <text:p>0.827373921871185</text:p>
          </table:table-cell>
          <table:table-cell office:value-type="float" office:value="0.833094894886017" calcext:value-type="float">
            <text:p>0.833094894886017</text:p>
          </table:table-cell>
          <table:table-cell office:value-type="float" office:value="0.838631987571716" calcext:value-type="float">
            <text:p>0.838631987571716</text:p>
          </table:table-cell>
          <table:table-cell office:value-type="float" office:value="0.84684681892395" calcext:value-type="float">
            <text:p>0.84684681892395</text:p>
          </table:table-cell>
          <table:table-cell office:value-type="float" office:value="0.849194705486298" calcext:value-type="float">
            <text:p>0.849194705486298</text:p>
          </table:table-cell>
          <table:table-cell office:value-type="float" office:value="0.852724611759186" calcext:value-type="float">
            <text:p>0.852724611759186</text:p>
          </table:table-cell>
          <table:table-cell office:value-type="float" office:value="0.85566246509552" calcext:value-type="float">
            <text:p>0.85566246509552</text:p>
          </table:table-cell>
          <table:table-cell office:value-type="float" office:value="0.85545140504837" calcext:value-type="float">
            <text:p>0.85545140504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61.nii.gz</text:p>
          </table:table-cell>
          <table:table-cell office:value-type="float" office:value="0.930874645709991" calcext:value-type="float">
            <text:p>0.930874645709991</text:p>
          </table:table-cell>
          <table:table-cell office:value-type="float" office:value="0.930767476558685" calcext:value-type="float">
            <text:p>0.930767476558685</text:p>
          </table:table-cell>
          <table:table-cell office:value-type="float" office:value="0.932269871234894" calcext:value-type="float">
            <text:p>0.932269871234894</text:p>
          </table:table-cell>
          <table:table-cell office:value-type="float" office:value="0.932630598545074" calcext:value-type="float">
            <text:p>0.932630598545074</text:p>
          </table:table-cell>
          <table:table-cell office:value-type="float" office:value="0.933114886283874" calcext:value-type="float">
            <text:p>0.933114886283874</text:p>
          </table:table-cell>
          <table:table-cell office:value-type="float" office:value="0.933704912662506" calcext:value-type="float">
            <text:p>0.933704912662506</text:p>
          </table:table-cell>
          <table:table-cell office:value-type="float" office:value="0.934158802032471" calcext:value-type="float">
            <text:p>0.934158802032471</text:p>
          </table:table-cell>
          <table:table-cell office:value-type="float" office:value="0.934518754482269" calcext:value-type="float">
            <text:p>0.934518754482269</text:p>
          </table:table-cell>
          <table:table-cell office:value-type="float" office:value="0.93505471944809" calcext:value-type="float">
            <text:p>0.93505471944809</text:p>
          </table:table-cell>
          <table:table-cell office:value-type="float" office:value="0.936087608337402" calcext:value-type="float">
            <text:p>0.936087608337402</text:p>
          </table:table-cell>
          <table:table-cell office:value-type="float" office:value="0.936544954776764" calcext:value-type="float">
            <text:p>0.936544954776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46.nii.gz</text:p>
          </table:table-cell>
          <table:table-cell office:value-type="float" office:value="0.937246561050415" calcext:value-type="float">
            <text:p>0.937246561050415</text:p>
          </table:table-cell>
          <table:table-cell office:value-type="float" office:value="0.938728094100952" calcext:value-type="float">
            <text:p>0.938728094100952</text:p>
          </table:table-cell>
          <table:table-cell office:value-type="float" office:value="0.938795268535614" calcext:value-type="float">
            <text:p>0.938795268535614</text:p>
          </table:table-cell>
          <table:table-cell office:value-type="float" office:value="0.94017094373703" calcext:value-type="float">
            <text:p>0.94017094373703</text:p>
          </table:table-cell>
          <table:table-cell office:value-type="float" office:value="0.942185819149017" calcext:value-type="float">
            <text:p>0.942185819149017</text:p>
          </table:table-cell>
          <table:table-cell office:value-type="float" office:value="0.943554699420929" calcext:value-type="float">
            <text:p>0.943554699420929</text:p>
          </table:table-cell>
          <table:table-cell office:value-type="float" office:value="0.944835662841797" calcext:value-type="float">
            <text:p>0.944835662841797</text:p>
          </table:table-cell>
          <table:table-cell office:value-type="float" office:value="0.945810854434967" calcext:value-type="float">
            <text:p>0.945810854434967</text:p>
          </table:table-cell>
          <table:table-cell office:value-type="float" office:value="0.949679970741272" calcext:value-type="float">
            <text:p>0.949679970741272</text:p>
          </table:table-cell>
          <table:table-cell office:value-type="float" office:value="0.951091766357422" calcext:value-type="float">
            <text:p>0.951091766357422</text:p>
          </table:table-cell>
          <table:table-cell office:value-type="float" office:value="0.951871633529663" calcext:value-type="float">
            <text:p>0.951871633529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1.nii.gz</text:p>
          </table:table-cell>
          <table:table-cell office:value-type="float" office:value="0.793724417686462" calcext:value-type="float">
            <text:p>0.793724417686462</text:p>
          </table:table-cell>
          <table:table-cell office:value-type="float" office:value="0.792957723140717" calcext:value-type="float">
            <text:p>0.792957723140717</text:p>
          </table:table-cell>
          <table:table-cell office:value-type="float" office:value="0.793552577495575" calcext:value-type="float">
            <text:p>0.793552577495575</text:p>
          </table:table-cell>
          <table:table-cell office:value-type="float" office:value="0.793509066104889" calcext:value-type="float">
            <text:p>0.793509066104889</text:p>
          </table:table-cell>
          <table:table-cell office:value-type="float" office:value="0.792588949203491" calcext:value-type="float">
            <text:p>0.792588949203491</text:p>
          </table:table-cell>
          <table:table-cell office:value-type="float" office:value="0.792059659957886" calcext:value-type="float">
            <text:p>0.792059659957886</text:p>
          </table:table-cell>
          <table:table-cell office:value-type="float" office:value="0.795885801315308" calcext:value-type="float">
            <text:p>0.795885801315308</text:p>
          </table:table-cell>
          <table:table-cell office:value-type="float" office:value="0.793103456497192" calcext:value-type="float">
            <text:p>0.793103456497192</text:p>
          </table:table-cell>
          <table:table-cell office:value-type="float" office:value="0.792864680290222" calcext:value-type="float">
            <text:p>0.792864680290222</text:p>
          </table:table-cell>
          <table:table-cell office:value-type="float" office:value="0.794948816299439" calcext:value-type="float">
            <text:p>0.794948816299439</text:p>
          </table:table-cell>
          <table:table-cell office:value-type="float" office:value="0.793328523635864" calcext:value-type="float">
            <text:p>0.793328523635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18.nii.gz</text:p>
          </table:table-cell>
          <table:table-cell office:value-type="float" office:value="0.92191606760025" calcext:value-type="float">
            <text:p>0.92191606760025</text:p>
          </table:table-cell>
          <table:table-cell office:value-type="float" office:value="0.926344752311706" calcext:value-type="float">
            <text:p>0.926344752311706</text:p>
          </table:table-cell>
          <table:table-cell office:value-type="float" office:value="0.929271340370178" calcext:value-type="float">
            <text:p>0.929271340370178</text:p>
          </table:table-cell>
          <table:table-cell office:value-type="float" office:value="0.930536389350891" calcext:value-type="float">
            <text:p>0.930536389350891</text:p>
          </table:table-cell>
          <table:table-cell office:value-type="float" office:value="0.931340754032135" calcext:value-type="float">
            <text:p>0.931340754032135</text:p>
          </table:table-cell>
          <table:table-cell office:value-type="float" office:value="0.933596611022949" calcext:value-type="float">
            <text:p>0.933596611022949</text:p>
          </table:table-cell>
          <table:table-cell office:value-type="float" office:value="0.93645316362381" calcext:value-type="float">
            <text:p>0.93645316362381</text:p>
          </table:table-cell>
          <table:table-cell office:value-type="float" office:value="0.936320900917053" calcext:value-type="float">
            <text:p>0.936320900917053</text:p>
          </table:table-cell>
          <table:table-cell office:value-type="float" office:value="0.938708305358887" calcext:value-type="float">
            <text:p>0.938708305358887</text:p>
          </table:table-cell>
          <table:table-cell office:value-type="float" office:value="0.939733743667602" calcext:value-type="float">
            <text:p>0.939733743667602</text:p>
          </table:table-cell>
          <table:table-cell office:value-type="float" office:value="0.93868887424469" calcext:value-type="float">
            <text:p>0.93868887424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13.nii.gz</text:p>
          </table:table-cell>
          <table:table-cell office:value-type="float" office:value="0.874209046363831" calcext:value-type="float">
            <text:p>0.874209046363831</text:p>
          </table:table-cell>
          <table:table-cell office:value-type="float" office:value="0.875611841678619" calcext:value-type="float">
            <text:p>0.875611841678619</text:p>
          </table:table-cell>
          <table:table-cell office:value-type="float" office:value="0.876434862613678" calcext:value-type="float">
            <text:p>0.876434862613678</text:p>
          </table:table-cell>
          <table:table-cell office:value-type="float" office:value="0.879327893257141" calcext:value-type="float">
            <text:p>0.879327893257141</text:p>
          </table:table-cell>
          <table:table-cell office:value-type="float" office:value="0.879518091678619" calcext:value-type="float">
            <text:p>0.879518091678619</text:p>
          </table:table-cell>
          <table:table-cell office:value-type="float" office:value="0.88037383556366" calcext:value-type="float">
            <text:p>0.88037383556366</text:p>
          </table:table-cell>
          <table:table-cell office:value-type="float" office:value="0.879870414733887" calcext:value-type="float">
            <text:p>0.879870414733887</text:p>
          </table:table-cell>
          <table:table-cell office:value-type="float" office:value="0.879938721656799" calcext:value-type="float">
            <text:p>0.879938721656799</text:p>
          </table:table-cell>
          <table:table-cell office:value-type="float" office:value="0.878578126430512" calcext:value-type="float">
            <text:p>0.878578126430512</text:p>
          </table:table-cell>
          <table:table-cell office:value-type="float" office:value="0.878808617591858" calcext:value-type="float">
            <text:p>0.878808617591858</text:p>
          </table:table-cell>
          <table:table-cell office:value-type="float" office:value="0.877767264842987" calcext:value-type="float">
            <text:p>0.877767264842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52.nii.gz</text:p>
          </table:table-cell>
          <table:table-cell office:value-type="float" office:value="0.849838554859161" calcext:value-type="float">
            <text:p>0.849838554859161</text:p>
          </table:table-cell>
          <table:table-cell office:value-type="float" office:value="0.85346907377243" calcext:value-type="float">
            <text:p>0.85346907377243</text:p>
          </table:table-cell>
          <table:table-cell office:value-type="float" office:value="0.854700863361358" calcext:value-type="float">
            <text:p>0.854700863361358</text:p>
          </table:table-cell>
          <table:table-cell office:value-type="float" office:value="0.859967947006226" calcext:value-type="float">
            <text:p>0.859967947006226</text:p>
          </table:table-cell>
          <table:table-cell office:value-type="float" office:value="0.866666674613953" calcext:value-type="float">
            <text:p>0.866666674613953</text:p>
          </table:table-cell>
          <table:table-cell office:value-type="float" office:value="0.873644232749939" calcext:value-type="float">
            <text:p>0.873644232749939</text:p>
          </table:table-cell>
          <table:table-cell office:value-type="float" office:value="0.880984961986542" calcext:value-type="float">
            <text:p>0.880984961986542</text:p>
          </table:table-cell>
          <table:table-cell office:value-type="float" office:value="0.883580446243286" calcext:value-type="float">
            <text:p>0.883580446243286</text:p>
          </table:table-cell>
          <table:table-cell office:value-type="float" office:value="0.886880278587341" calcext:value-type="float">
            <text:p>0.886880278587341</text:p>
          </table:table-cell>
          <table:table-cell office:value-type="float" office:value="0.890301167964935" calcext:value-type="float">
            <text:p>0.890301167964935</text:p>
          </table:table-cell>
          <table:table-cell office:value-type="float" office:value="0.896283984184265" calcext:value-type="float">
            <text:p>0.896283984184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10.nii.gz</text:p>
          </table:table-cell>
          <table:table-cell office:value-type="float" office:value="0.880008161067963" calcext:value-type="float">
            <text:p>0.880008161067963</text:p>
          </table:table-cell>
          <table:table-cell office:value-type="float" office:value="0.880043625831604" calcext:value-type="float">
            <text:p>0.880043625831604</text:p>
          </table:table-cell>
          <table:table-cell office:value-type="float" office:value="0.880409181118012" calcext:value-type="float">
            <text:p>0.880409181118012</text:p>
          </table:table-cell>
          <table:table-cell office:value-type="float" office:value="0.881463527679443" calcext:value-type="float">
            <text:p>0.881463527679443</text:p>
          </table:table-cell>
          <table:table-cell office:value-type="float" office:value="0.881987571716309" calcext:value-type="float">
            <text:p>0.881987571716309</text:p>
          </table:table-cell>
          <table:table-cell office:value-type="float" office:value="0.88081556558609" calcext:value-type="float">
            <text:p>0.88081556558609</text:p>
          </table:table-cell>
          <table:table-cell office:value-type="float" office:value="0.881168127059937" calcext:value-type="float">
            <text:p>0.881168127059937</text:p>
          </table:table-cell>
          <table:table-cell office:value-type="float" office:value="0.881615877151489" calcext:value-type="float">
            <text:p>0.881615877151489</text:p>
          </table:table-cell>
          <table:table-cell office:value-type="float" office:value="0.882230043411255" calcext:value-type="float">
            <text:p>0.882230043411255</text:p>
          </table:table-cell>
          <table:table-cell office:value-type="float" office:value="0.882314682006836" calcext:value-type="float">
            <text:p>0.882314682006836</text:p>
          </table:table-cell>
          <table:table-cell office:value-type="float" office:value="0.880908250808716" calcext:value-type="float">
            <text:p>0.880908250808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82.nii.gz</text:p>
          </table:table-cell>
          <table:table-cell office:value-type="float" office:value="0.887078762054443" calcext:value-type="float">
            <text:p>0.887078762054443</text:p>
          </table:table-cell>
          <table:table-cell office:value-type="float" office:value="0.901308357715607" calcext:value-type="float">
            <text:p>0.901308357715607</text:p>
          </table:table-cell>
          <table:table-cell office:value-type="float" office:value="0.90290242433548" calcext:value-type="float">
            <text:p>0.90290242433548</text:p>
          </table:table-cell>
          <table:table-cell office:value-type="float" office:value="0.903565645217896" calcext:value-type="float">
            <text:p>0.903565645217896</text:p>
          </table:table-cell>
          <table:table-cell office:value-type="float" office:value="0.903832137584686" calcext:value-type="float">
            <text:p>0.903832137584686</text:p>
          </table:table-cell>
          <table:table-cell office:value-type="float" office:value="0.903346002101898" calcext:value-type="float">
            <text:p>0.903346002101898</text:p>
          </table:table-cell>
          <table:table-cell office:value-type="float" office:value="0.90329384803772" calcext:value-type="float">
            <text:p>0.90329384803772</text:p>
          </table:table-cell>
          <table:table-cell office:value-type="float" office:value="0.903367519378662" calcext:value-type="float">
            <text:p>0.903367519378662</text:p>
          </table:table-cell>
          <table:table-cell office:value-type="float" office:value="0.903157532215118" calcext:value-type="float">
            <text:p>0.903157532215118</text:p>
          </table:table-cell>
          <table:table-cell office:value-type="float" office:value="0.903398931026459" calcext:value-type="float">
            <text:p>0.903398931026459</text:p>
          </table:table-cell>
          <table:table-cell office:value-type="float" office:value="0.90266352891922" calcext:value-type="float">
            <text:p>0.902663528919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07.nii.gz</text:p>
          </table:table-cell>
          <table:table-cell office:value-type="float" office:value="0.798833549022675" calcext:value-type="float">
            <text:p>0.798833549022675</text:p>
          </table:table-cell>
          <table:table-cell office:value-type="float" office:value="0.803093373775482" calcext:value-type="float">
            <text:p>0.803093373775482</text:p>
          </table:table-cell>
          <table:table-cell office:value-type="float" office:value="0.806639432907105" calcext:value-type="float">
            <text:p>0.806639432907105</text:p>
          </table:table-cell>
          <table:table-cell office:value-type="float" office:value="0.805522322654724" calcext:value-type="float">
            <text:p>0.805522322654724</text:p>
          </table:table-cell>
          <table:table-cell office:value-type="float" office:value="0.809197545051575" calcext:value-type="float">
            <text:p>0.809197545051575</text:p>
          </table:table-cell>
          <table:table-cell office:value-type="float" office:value="0.8115074634552" calcext:value-type="float">
            <text:p>0.8115074634552</text:p>
          </table:table-cell>
          <table:table-cell office:value-type="float" office:value="0.8135826587677" calcext:value-type="float">
            <text:p>0.8135826587677</text:p>
          </table:table-cell>
          <table:table-cell office:value-type="float" office:value="0.810429811477661" calcext:value-type="float">
            <text:p>0.810429811477661</text:p>
          </table:table-cell>
          <table:table-cell office:value-type="float" office:value="0.809418082237244" calcext:value-type="float">
            <text:p>0.809418082237244</text:p>
          </table:table-cell>
          <table:table-cell office:value-type="float" office:value="0.812765955924988" calcext:value-type="float">
            <text:p>0.812765955924988</text:p>
          </table:table-cell>
          <table:table-cell office:value-type="float" office:value="0.812189817428589" calcext:value-type="float">
            <text:p>0.812189817428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6.nii.gz</text:p>
          </table:table-cell>
          <table:table-cell office:value-type="float" office:value="0.685443937778473" calcext:value-type="float">
            <text:p>0.685443937778473</text:p>
          </table:table-cell>
          <table:table-cell office:value-type="float" office:value="0.69601583480835" calcext:value-type="float">
            <text:p>0.69601583480835</text:p>
          </table:table-cell>
          <table:table-cell office:value-type="float" office:value="0.700131893157959" calcext:value-type="float">
            <text:p>0.700131893157959</text:p>
          </table:table-cell>
          <table:table-cell office:value-type="float" office:value="0.704250156879425" calcext:value-type="float">
            <text:p>0.704250156879425</text:p>
          </table:table-cell>
          <table:table-cell office:value-type="float" office:value="0.707980275154114" calcext:value-type="float">
            <text:p>0.707980275154114</text:p>
          </table:table-cell>
          <table:table-cell office:value-type="float" office:value="0.714929461479187" calcext:value-type="float">
            <text:p>0.714929461479187</text:p>
          </table:table-cell>
          <table:table-cell office:value-type="float" office:value="0.71647310256958" calcext:value-type="float">
            <text:p>0.71647310256958</text:p>
          </table:table-cell>
          <table:table-cell office:value-type="float" office:value="0.715464055538178" calcext:value-type="float">
            <text:p>0.715464055538178</text:p>
          </table:table-cell>
          <table:table-cell office:value-type="float" office:value="0.718117296695709" calcext:value-type="float">
            <text:p>0.718117296695709</text:p>
          </table:table-cell>
          <table:table-cell office:value-type="float" office:value="0.722974479198456" calcext:value-type="float">
            <text:p>0.722974479198456</text:p>
          </table:table-cell>
          <table:table-cell office:value-type="float" office:value="0.725315809249878" calcext:value-type="float">
            <text:p>0.725315809249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23.nii.gz</text:p>
          </table:table-cell>
          <table:table-cell office:value-type="float" office:value="0.928967833518982" calcext:value-type="float">
            <text:p>0.928967833518982</text:p>
          </table:table-cell>
          <table:table-cell office:value-type="float" office:value="0.934960126876831" calcext:value-type="float">
            <text:p>0.934960126876831</text:p>
          </table:table-cell>
          <table:table-cell office:value-type="float" office:value="0.937435984611511" calcext:value-type="float">
            <text:p>0.937435984611511</text:p>
          </table:table-cell>
          <table:table-cell office:value-type="float" office:value="0.941044688224792" calcext:value-type="float">
            <text:p>0.941044688224792</text:p>
          </table:table-cell>
          <table:table-cell office:value-type="float" office:value="0.943383872509003" calcext:value-type="float">
            <text:p>0.943383872509003</text:p>
          </table:table-cell>
          <table:table-cell office:value-type="float" office:value="0.944460093975067" calcext:value-type="float">
            <text:p>0.944460093975067</text:p>
          </table:table-cell>
          <table:table-cell office:value-type="float" office:value="0.945627152919769" calcext:value-type="float">
            <text:p>0.945627152919769</text:p>
          </table:table-cell>
          <table:table-cell office:value-type="float" office:value="0.9459268450737" calcext:value-type="float">
            <text:p>0.9459268450737</text:p>
          </table:table-cell>
          <table:table-cell office:value-type="float" office:value="0.947685658931732" calcext:value-type="float">
            <text:p>0.947685658931732</text:p>
          </table:table-cell>
          <table:table-cell office:value-type="float" office:value="0.949045479297638" calcext:value-type="float">
            <text:p>0.949045479297638</text:p>
          </table:table-cell>
          <table:table-cell office:value-type="float" office:value="0.950753092765808" calcext:value-type="float">
            <text:p>0.950753092765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03.nii.gz</text:p>
          </table:table-cell>
          <table:table-cell office:value-type="float" office:value="0.933160483837128" calcext:value-type="float">
            <text:p>0.933160483837128</text:p>
          </table:table-cell>
          <table:table-cell office:value-type="float" office:value="0.934334933757782" calcext:value-type="float">
            <text:p>0.934334933757782</text:p>
          </table:table-cell>
          <table:table-cell office:value-type="float" office:value="0.933226346969604" calcext:value-type="float">
            <text:p>0.933226346969604</text:p>
          </table:table-cell>
          <table:table-cell office:value-type="float" office:value="0.934671461582184" calcext:value-type="float">
            <text:p>0.934671461582184</text:p>
          </table:table-cell>
          <table:table-cell office:value-type="float" office:value="0.935104608535767" calcext:value-type="float">
            <text:p>0.935104608535767</text:p>
          </table:table-cell>
          <table:table-cell office:value-type="float" office:value="0.935741305351257" calcext:value-type="float">
            <text:p>0.935741305351257</text:p>
          </table:table-cell>
          <table:table-cell office:value-type="float" office:value="0.937013268470764" calcext:value-type="float">
            <text:p>0.937013268470764</text:p>
          </table:table-cell>
          <table:table-cell office:value-type="float" office:value="0.937144577503204" calcext:value-type="float">
            <text:p>0.937144577503204</text:p>
          </table:table-cell>
          <table:table-cell office:value-type="float" office:value="0.93728768825531" calcext:value-type="float">
            <text:p>0.93728768825531</text:p>
          </table:table-cell>
          <table:table-cell office:value-type="float" office:value="0.937621772289276" calcext:value-type="float">
            <text:p>0.937621772289276</text:p>
          </table:table-cell>
          <table:table-cell office:value-type="float" office:value="0.939211368560791" calcext:value-type="float">
            <text:p>0.939211368560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88.nii.gz</text:p>
          </table:table-cell>
          <table:table-cell office:value-type="float" office:value="0.899800717830658" calcext:value-type="float">
            <text:p>0.899800717830658</text:p>
          </table:table-cell>
          <table:table-cell office:value-type="float" office:value="0.901646792888641" calcext:value-type="float">
            <text:p>0.901646792888641</text:p>
          </table:table-cell>
          <table:table-cell office:value-type="float" office:value="0.90151858329773" calcext:value-type="float">
            <text:p>0.90151858329773</text:p>
          </table:table-cell>
          <table:table-cell office:value-type="float" office:value="0.902217388153076" calcext:value-type="float">
            <text:p>0.902217388153076</text:p>
          </table:table-cell>
          <table:table-cell office:value-type="float" office:value="0.903783202171326" calcext:value-type="float">
            <text:p>0.903783202171326</text:p>
          </table:table-cell>
          <table:table-cell office:value-type="float" office:value="0.903989791870117" calcext:value-type="float">
            <text:p>0.903989791870117</text:p>
          </table:table-cell>
          <table:table-cell office:value-type="float" office:value="0.905460834503174" calcext:value-type="float">
            <text:p>0.905460834503174</text:p>
          </table:table-cell>
          <table:table-cell office:value-type="float" office:value="0.906338334083557" calcext:value-type="float">
            <text:p>0.906338334083557</text:p>
          </table:table-cell>
          <table:table-cell office:value-type="float" office:value="0.906118750572205" calcext:value-type="float">
            <text:p>0.906118750572205</text:p>
          </table:table-cell>
          <table:table-cell office:value-type="float" office:value="0.90691077709198" calcext:value-type="float">
            <text:p>0.90691077709198</text:p>
          </table:table-cell>
          <table:table-cell office:value-type="float" office:value="0.907161831855774" calcext:value-type="float">
            <text:p>0.907161831855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6.nii.gz</text:p>
          </table:table-cell>
          <table:table-cell office:value-type="float" office:value="0.887805998325348" calcext:value-type="float">
            <text:p>0.887805998325348</text:p>
          </table:table-cell>
          <table:table-cell office:value-type="float" office:value="0.893869042396545" calcext:value-type="float">
            <text:p>0.893869042396545</text:p>
          </table:table-cell>
          <table:table-cell office:value-type="float" office:value="0.897698223590851" calcext:value-type="float">
            <text:p>0.897698223590851</text:p>
          </table:table-cell>
          <table:table-cell office:value-type="float" office:value="0.901198625564575" calcext:value-type="float">
            <text:p>0.901198625564575</text:p>
          </table:table-cell>
          <table:table-cell office:value-type="float" office:value="0.903624296188354" calcext:value-type="float">
            <text:p>0.903624296188354</text:p>
          </table:table-cell>
          <table:table-cell office:value-type="float" office:value="0.906906187534332" calcext:value-type="float">
            <text:p>0.906906187534332</text:p>
          </table:table-cell>
          <table:table-cell office:value-type="float" office:value="0.908665657043457" calcext:value-type="float">
            <text:p>0.908665657043457</text:p>
          </table:table-cell>
          <table:table-cell office:value-type="float" office:value="0.913395047187805" calcext:value-type="float">
            <text:p>0.913395047187805</text:p>
          </table:table-cell>
          <table:table-cell office:value-type="float" office:value="0.915716469287872" calcext:value-type="float">
            <text:p>0.915716469287872</text:p>
          </table:table-cell>
          <table:table-cell office:value-type="float" office:value="0.91628509759903" calcext:value-type="float">
            <text:p>0.91628509759903</text:p>
          </table:table-cell>
          <table:table-cell office:value-type="float" office:value="0.917890310287476" calcext:value-type="float">
            <text:p>0.917890310287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99.nii.gz</text:p>
          </table:table-cell>
          <table:table-cell office:value-type="float" office:value="0.858927965164185" calcext:value-type="float">
            <text:p>0.858927965164185</text:p>
          </table:table-cell>
          <table:table-cell office:value-type="float" office:value="0.859404385089874" calcext:value-type="float">
            <text:p>0.859404385089874</text:p>
          </table:table-cell>
          <table:table-cell office:value-type="float" office:value="0.859320044517517" calcext:value-type="float">
            <text:p>0.859320044517517</text:p>
          </table:table-cell>
          <table:table-cell office:value-type="float" office:value="0.860529839992523" calcext:value-type="float">
            <text:p>0.860529839992523</text:p>
          </table:table-cell>
          <table:table-cell office:value-type="float" office:value="0.860611259937286" calcext:value-type="float">
            <text:p>0.860611259937286</text:p>
          </table:table-cell>
          <table:table-cell office:value-type="float" office:value="0.862319707870483" calcext:value-type="float">
            <text:p>0.862319707870483</text:p>
          </table:table-cell>
          <table:table-cell office:value-type="float" office:value="0.862835109233856" calcext:value-type="float">
            <text:p>0.862835109233856</text:p>
          </table:table-cell>
          <table:table-cell office:value-type="float" office:value="0.863374590873718" calcext:value-type="float">
            <text:p>0.863374590873718</text:p>
          </table:table-cell>
          <table:table-cell office:value-type="float" office:value="0.863815069198608" calcext:value-type="float">
            <text:p>0.863815069198608</text:p>
          </table:table-cell>
          <table:table-cell office:value-type="float" office:value="0.86431497335434" calcext:value-type="float">
            <text:p>0.86431497335434</text:p>
          </table:table-cell>
          <table:table-cell office:value-type="float" office:value="0.864917576313019" calcext:value-type="float">
            <text:p>0.864917576313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37.nii.gz</text:p>
          </table:table-cell>
          <table:table-cell office:value-type="float" office:value="0.835815191268921" calcext:value-type="float">
            <text:p>0.835815191268921</text:p>
          </table:table-cell>
          <table:table-cell office:value-type="float" office:value="0.848942875862122" calcext:value-type="float">
            <text:p>0.848942875862122</text:p>
          </table:table-cell>
          <table:table-cell office:value-type="float" office:value="0.858104228973389" calcext:value-type="float">
            <text:p>0.858104228973389</text:p>
          </table:table-cell>
          <table:table-cell office:value-type="float" office:value="0.865432798862457" calcext:value-type="float">
            <text:p>0.865432798862457</text:p>
          </table:table-cell>
          <table:table-cell office:value-type="float" office:value="0.870697140693665" calcext:value-type="float">
            <text:p>0.870697140693665</text:p>
          </table:table-cell>
          <table:table-cell office:value-type="float" office:value="0.87458872795105" calcext:value-type="float">
            <text:p>0.87458872795105</text:p>
          </table:table-cell>
          <table:table-cell office:value-type="float" office:value="0.877618312835693" calcext:value-type="float">
            <text:p>0.877618312835693</text:p>
          </table:table-cell>
          <table:table-cell office:value-type="float" office:value="0.882830083370209" calcext:value-type="float">
            <text:p>0.882830083370209</text:p>
          </table:table-cell>
          <table:table-cell office:value-type="float" office:value="0.884274125099182" calcext:value-type="float">
            <text:p>0.884274125099182</text:p>
          </table:table-cell>
          <table:table-cell office:value-type="float" office:value="0.890951752662659" calcext:value-type="float">
            <text:p>0.890951752662659</text:p>
          </table:table-cell>
          <table:table-cell office:value-type="float" office:value="0.894587457180023" calcext:value-type="float">
            <text:p>0.894587457180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2.nii.gz</text:p>
          </table:table-cell>
          <table:table-cell office:value-type="float" office:value="0.93209981918335" calcext:value-type="float">
            <text:p>0.93209981918335</text:p>
          </table:table-cell>
          <table:table-cell office:value-type="float" office:value="0.933769583702087" calcext:value-type="float">
            <text:p>0.933769583702087</text:p>
          </table:table-cell>
          <table:table-cell office:value-type="float" office:value="0.934373319149017" calcext:value-type="float">
            <text:p>0.934373319149017</text:p>
          </table:table-cell>
          <table:table-cell office:value-type="float" office:value="0.933803737163544" calcext:value-type="float">
            <text:p>0.933803737163544</text:p>
          </table:table-cell>
          <table:table-cell office:value-type="float" office:value="0.935026705265045" calcext:value-type="float">
            <text:p>0.935026705265045</text:p>
          </table:table-cell>
          <table:table-cell office:value-type="float" office:value="0.935890972614288" calcext:value-type="float">
            <text:p>0.935890972614288</text:p>
          </table:table-cell>
          <table:table-cell office:value-type="float" office:value="0.936526656150818" calcext:value-type="float">
            <text:p>0.936526656150818</text:p>
          </table:table-cell>
          <table:table-cell office:value-type="float" office:value="0.93605363368988" calcext:value-type="float">
            <text:p>0.93605363368988</text:p>
          </table:table-cell>
          <table:table-cell office:value-type="float" office:value="0.935466170310974" calcext:value-type="float">
            <text:p>0.935466170310974</text:p>
          </table:table-cell>
          <table:table-cell office:value-type="float" office:value="0.936030089855194" calcext:value-type="float">
            <text:p>0.936030089855194</text:p>
          </table:table-cell>
          <table:table-cell office:value-type="float" office:value="0.935104489326477" calcext:value-type="float">
            <text:p>0.935104489326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91.nii.gz</text:p>
          </table:table-cell>
          <table:table-cell office:value-type="float" office:value="0.952282071113586" calcext:value-type="float">
            <text:p>0.952282071113586</text:p>
          </table:table-cell>
          <table:table-cell office:value-type="float" office:value="0.952853322029114" calcext:value-type="float">
            <text:p>0.952853322029114</text:p>
          </table:table-cell>
          <table:table-cell office:value-type="float" office:value="0.953537344932556" calcext:value-type="float">
            <text:p>0.953537344932556</text:p>
          </table:table-cell>
          <table:table-cell office:value-type="float" office:value="0.954701602458954" calcext:value-type="float">
            <text:p>0.954701602458954</text:p>
          </table:table-cell>
          <table:table-cell office:value-type="float" office:value="0.954527080059052" calcext:value-type="float">
            <text:p>0.954527080059052</text:p>
          </table:table-cell>
          <table:table-cell office:value-type="float" office:value="0.954981982707977" calcext:value-type="float">
            <text:p>0.954981982707977</text:p>
          </table:table-cell>
          <table:table-cell office:value-type="float" office:value="0.955067217350006" calcext:value-type="float">
            <text:p>0.955067217350006</text:p>
          </table:table-cell>
          <table:table-cell office:value-type="float" office:value="0.955723583698273" calcext:value-type="float">
            <text:p>0.955723583698273</text:p>
          </table:table-cell>
          <table:table-cell office:value-type="float" office:value="0.955369532108307" calcext:value-type="float">
            <text:p>0.955369532108307</text:p>
          </table:table-cell>
          <table:table-cell office:value-type="float" office:value="0.955454111099243" calcext:value-type="float">
            <text:p>0.955454111099243</text:p>
          </table:table-cell>
          <table:table-cell office:value-type="float" office:value="0.956084311008453" calcext:value-type="float">
            <text:p>0.956084311008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0.nii.gz</text:p>
          </table:table-cell>
          <table:table-cell office:value-type="float" office:value="0.935135722160339" calcext:value-type="float">
            <text:p>0.935135722160339</text:p>
          </table:table-cell>
          <table:table-cell office:value-type="float" office:value="0.936748087406158" calcext:value-type="float">
            <text:p>0.936748087406158</text:p>
          </table:table-cell>
          <table:table-cell office:value-type="float" office:value="0.936126887798309" calcext:value-type="float">
            <text:p>0.936126887798309</text:p>
          </table:table-cell>
          <table:table-cell office:value-type="float" office:value="0.935585975646973" calcext:value-type="float">
            <text:p>0.935585975646973</text:p>
          </table:table-cell>
          <table:table-cell office:value-type="float" office:value="0.935471773147583" calcext:value-type="float">
            <text:p>0.935471773147583</text:p>
          </table:table-cell>
          <table:table-cell office:value-type="float" office:value="0.935326039791107" calcext:value-type="float">
            <text:p>0.935326039791107</text:p>
          </table:table-cell>
          <table:table-cell office:value-type="float" office:value="0.935110986232758" calcext:value-type="float">
            <text:p>0.935110986232758</text:p>
          </table:table-cell>
          <table:table-cell office:value-type="float" office:value="0.936181664466858" calcext:value-type="float">
            <text:p>0.936181664466858</text:p>
          </table:table-cell>
          <table:table-cell office:value-type="float" office:value="0.935659289360046" calcext:value-type="float">
            <text:p>0.935659289360046</text:p>
          </table:table-cell>
          <table:table-cell office:value-type="float" office:value="0.936014235019684" calcext:value-type="float">
            <text:p>0.936014235019684</text:p>
          </table:table-cell>
          <table:table-cell office:value-type="float" office:value="0.936654269695282" calcext:value-type="float">
            <text:p>0.93665426969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82.nii.gz</text:p>
          </table:table-cell>
          <table:table-cell office:value-type="float" office:value="0.927547872066498" calcext:value-type="float">
            <text:p>0.927547872066498</text:p>
          </table:table-cell>
          <table:table-cell office:value-type="float" office:value="0.930335283279419" calcext:value-type="float">
            <text:p>0.930335283279419</text:p>
          </table:table-cell>
          <table:table-cell office:value-type="float" office:value="0.930629432201386" calcext:value-type="float">
            <text:p>0.930629432201386</text:p>
          </table:table-cell>
          <table:table-cell office:value-type="float" office:value="0.929792821407318" calcext:value-type="float">
            <text:p>0.929792821407318</text:p>
          </table:table-cell>
          <table:table-cell office:value-type="float" office:value="0.928852558135986" calcext:value-type="float">
            <text:p>0.928852558135986</text:p>
          </table:table-cell>
          <table:table-cell office:value-type="float" office:value="0.928788185119629" calcext:value-type="float">
            <text:p>0.928788185119629</text:p>
          </table:table-cell>
          <table:table-cell office:value-type="float" office:value="0.929831683635712" calcext:value-type="float">
            <text:p>0.929831683635712</text:p>
          </table:table-cell>
          <table:table-cell office:value-type="float" office:value="0.928897440433502" calcext:value-type="float">
            <text:p>0.928897440433502</text:p>
          </table:table-cell>
          <table:table-cell office:value-type="float" office:value="0.930803596973419" calcext:value-type="float">
            <text:p>0.930803596973419</text:p>
          </table:table-cell>
          <table:table-cell office:value-type="float" office:value="0.932277381420136" calcext:value-type="float">
            <text:p>0.932277381420136</text:p>
          </table:table-cell>
          <table:table-cell office:value-type="float" office:value="0.932859301567077" calcext:value-type="float">
            <text:p>0.932859301567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92.nii.gz</text:p>
          </table:table-cell>
          <table:table-cell office:value-type="float" office:value="0.809498012065887" calcext:value-type="float">
            <text:p>0.809498012065887</text:p>
          </table:table-cell>
          <table:table-cell office:value-type="float" office:value="0.81186181306839" calcext:value-type="float">
            <text:p>0.81186181306839</text:p>
          </table:table-cell>
          <table:table-cell office:value-type="float" office:value="0.810521721839905" calcext:value-type="float">
            <text:p>0.810521721839905</text:p>
          </table:table-cell>
          <table:table-cell office:value-type="float" office:value="0.812397301197052" calcext:value-type="float">
            <text:p>0.812397301197052</text:p>
          </table:table-cell>
          <table:table-cell office:value-type="float" office:value="0.813607513904572" calcext:value-type="float">
            <text:p>0.813607513904572</text:p>
          </table:table-cell>
          <table:table-cell office:value-type="float" office:value="0.814579010009766" calcext:value-type="float">
            <text:p>0.814579010009766</text:p>
          </table:table-cell>
          <table:table-cell office:value-type="float" office:value="0.816536903381348" calcext:value-type="float">
            <text:p>0.816536903381348</text:p>
          </table:table-cell>
          <table:table-cell office:value-type="float" office:value="0.815595805644989" calcext:value-type="float">
            <text:p>0.815595805644989</text:p>
          </table:table-cell>
          <table:table-cell office:value-type="float" office:value="0.816129744052887" calcext:value-type="float">
            <text:p>0.816129744052887</text:p>
          </table:table-cell>
          <table:table-cell office:value-type="float" office:value="0.815757691860199" calcext:value-type="float">
            <text:p>0.815757691860199</text:p>
          </table:table-cell>
          <table:table-cell office:value-type="float" office:value="0.816672146320343" calcext:value-type="float">
            <text:p>0.816672146320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81.nii.gz</text:p>
          </table:table-cell>
          <table:table-cell office:value-type="float" office:value="0.942033290863037" calcext:value-type="float">
            <text:p>0.942033290863037</text:p>
          </table:table-cell>
          <table:table-cell office:value-type="float" office:value="0.945248425006866" calcext:value-type="float">
            <text:p>0.945248425006866</text:p>
          </table:table-cell>
          <table:table-cell office:value-type="float" office:value="0.948282718658447" calcext:value-type="float">
            <text:p>0.948282718658447</text:p>
          </table:table-cell>
          <table:table-cell office:value-type="float" office:value="0.951168179512024" calcext:value-type="float">
            <text:p>0.951168179512024</text:p>
          </table:table-cell>
          <table:table-cell office:value-type="float" office:value="0.953334987163544" calcext:value-type="float">
            <text:p>0.953334987163544</text:p>
          </table:table-cell>
          <table:table-cell office:value-type="float" office:value="0.953912854194641" calcext:value-type="float">
            <text:p>0.953912854194641</text:p>
          </table:table-cell>
          <table:table-cell office:value-type="float" office:value="0.955371558666229" calcext:value-type="float">
            <text:p>0.955371558666229</text:p>
          </table:table-cell>
          <table:table-cell office:value-type="float" office:value="0.956152737140656" calcext:value-type="float">
            <text:p>0.956152737140656</text:p>
          </table:table-cell>
          <table:table-cell office:value-type="float" office:value="0.956614077091217" calcext:value-type="float">
            <text:p>0.956614077091217</text:p>
          </table:table-cell>
          <table:table-cell office:value-type="float" office:value="0.956917941570282" calcext:value-type="float">
            <text:p>0.956917941570282</text:p>
          </table:table-cell>
          <table:table-cell office:value-type="float" office:value="0.956874668598175" calcext:value-type="float">
            <text:p>0.956874668598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1.nii.gz</text:p>
          </table:table-cell>
          <table:table-cell office:value-type="float" office:value="0.863471925258637" calcext:value-type="float">
            <text:p>0.863471925258637</text:p>
          </table:table-cell>
          <table:table-cell office:value-type="float" office:value="0.863877654075623" calcext:value-type="float">
            <text:p>0.863877654075623</text:p>
          </table:table-cell>
          <table:table-cell office:value-type="float" office:value="0.864177405834198" calcext:value-type="float">
            <text:p>0.864177405834198</text:p>
          </table:table-cell>
          <table:table-cell office:value-type="float" office:value="0.872591137886047" calcext:value-type="float">
            <text:p>0.872591137886047</text:p>
          </table:table-cell>
          <table:table-cell office:value-type="float" office:value="0.874259412288666" calcext:value-type="float">
            <text:p>0.874259412288666</text:p>
          </table:table-cell>
          <table:table-cell office:value-type="float" office:value="0.877326965332031" calcext:value-type="float">
            <text:p>0.877326965332031</text:p>
          </table:table-cell>
          <table:table-cell office:value-type="float" office:value="0.87837815284729" calcext:value-type="float">
            <text:p>0.87837815284729</text:p>
          </table:table-cell>
          <table:table-cell office:value-type="float" office:value="0.880563855171204" calcext:value-type="float">
            <text:p>0.880563855171204</text:p>
          </table:table-cell>
          <table:table-cell office:value-type="float" office:value="0.880229413509369" calcext:value-type="float">
            <text:p>0.880229413509369</text:p>
          </table:table-cell>
          <table:table-cell office:value-type="float" office:value="0.877919316291809" calcext:value-type="float">
            <text:p>0.877919316291809</text:p>
          </table:table-cell>
          <table:table-cell office:value-type="float" office:value="0.880010306835175" calcext:value-type="float">
            <text:p>0.880010306835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68.nii.gz</text:p>
          </table:table-cell>
          <table:table-cell office:value-type="float" office:value="0.924257218837738" calcext:value-type="float">
            <text:p>0.924257218837738</text:p>
          </table:table-cell>
          <table:table-cell office:value-type="float" office:value="0.926873743534088" calcext:value-type="float">
            <text:p>0.926873743534088</text:p>
          </table:table-cell>
          <table:table-cell office:value-type="float" office:value="0.926013052463532" calcext:value-type="float">
            <text:p>0.926013052463532</text:p>
          </table:table-cell>
          <table:table-cell office:value-type="float" office:value="0.926532983779907" calcext:value-type="float">
            <text:p>0.926532983779907</text:p>
          </table:table-cell>
          <table:table-cell office:value-type="float" office:value="0.927610099315643" calcext:value-type="float">
            <text:p>0.927610099315643</text:p>
          </table:table-cell>
          <table:table-cell office:value-type="float" office:value="0.926755785942077" calcext:value-type="float">
            <text:p>0.926755785942077</text:p>
          </table:table-cell>
          <table:table-cell office:value-type="float" office:value="0.927589356899262" calcext:value-type="float">
            <text:p>0.927589356899262</text:p>
          </table:table-cell>
          <table:table-cell office:value-type="float" office:value="0.926538109779358" calcext:value-type="float">
            <text:p>0.926538109779358</text:p>
          </table:table-cell>
          <table:table-cell office:value-type="float" office:value="0.928548038005829" calcext:value-type="float">
            <text:p>0.928548038005829</text:p>
          </table:table-cell>
          <table:table-cell office:value-type="float" office:value="0.927925586700439" calcext:value-type="float">
            <text:p>0.927925586700439</text:p>
          </table:table-cell>
          <table:table-cell office:value-type="float" office:value="0.927469670772552" calcext:value-type="float">
            <text:p>0.927469670772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80.nii.gz</text:p>
          </table:table-cell>
          <table:table-cell office:value-type="float" office:value="0.692595601081848" calcext:value-type="float">
            <text:p>0.692595601081848</text:p>
          </table:table-cell>
          <table:table-cell office:value-type="float" office:value="0.692505717277527" calcext:value-type="float">
            <text:p>0.692505717277527</text:p>
          </table:table-cell>
          <table:table-cell office:value-type="float" office:value="0.70257306098938" calcext:value-type="float">
            <text:p>0.70257306098938</text:p>
          </table:table-cell>
          <table:table-cell office:value-type="float" office:value="0.702986180782318" calcext:value-type="float">
            <text:p>0.702986180782318</text:p>
          </table:table-cell>
          <table:table-cell office:value-type="float" office:value="0.700563311576843" calcext:value-type="float">
            <text:p>0.700563311576843</text:p>
          </table:table-cell>
          <table:table-cell office:value-type="float" office:value="0.701618194580078" calcext:value-type="float">
            <text:p>0.701618194580078</text:p>
          </table:table-cell>
          <table:table-cell office:value-type="float" office:value="0.711056172847748" calcext:value-type="float">
            <text:p>0.711056172847748</text:p>
          </table:table-cell>
          <table:table-cell office:value-type="float" office:value="0.721176743507385" calcext:value-type="float">
            <text:p>0.721176743507385</text:p>
          </table:table-cell>
          <table:table-cell office:value-type="float" office:value="0.70004415512085" calcext:value-type="float">
            <text:p>0.70004415512085</text:p>
          </table:table-cell>
          <table:table-cell office:value-type="float" office:value="0.705736219882965" calcext:value-type="float">
            <text:p>0.705736219882965</text:p>
          </table:table-cell>
          <table:table-cell office:value-type="float" office:value="0.704856812953949" calcext:value-type="float">
            <text:p>0.704856812953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69.nii.gz</text:p>
          </table:table-cell>
          <table:table-cell office:value-type="float" office:value="0.934158265590668" calcext:value-type="float">
            <text:p>0.934158265590668</text:p>
          </table:table-cell>
          <table:table-cell office:value-type="float" office:value="0.935500144958496" calcext:value-type="float">
            <text:p>0.935500144958496</text:p>
          </table:table-cell>
          <table:table-cell office:value-type="float" office:value="0.934987366199493" calcext:value-type="float">
            <text:p>0.934987366199493</text:p>
          </table:table-cell>
          <table:table-cell office:value-type="float" office:value="0.93555748462677" calcext:value-type="float">
            <text:p>0.93555748462677</text:p>
          </table:table-cell>
          <table:table-cell office:value-type="float" office:value="0.936526477336884" calcext:value-type="float">
            <text:p>0.936526477336884</text:p>
          </table:table-cell>
          <table:table-cell office:value-type="float" office:value="0.937592029571533" calcext:value-type="float">
            <text:p>0.937592029571533</text:p>
          </table:table-cell>
          <table:table-cell office:value-type="float" office:value="0.936670243740082" calcext:value-type="float">
            <text:p>0.936670243740082</text:p>
          </table:table-cell>
          <table:table-cell office:value-type="float" office:value="0.935907900333404" calcext:value-type="float">
            <text:p>0.935907900333404</text:p>
          </table:table-cell>
          <table:table-cell office:value-type="float" office:value="0.935605645179748" calcext:value-type="float">
            <text:p>0.935605645179748</text:p>
          </table:table-cell>
          <table:table-cell office:value-type="float" office:value="0.935633718967438" calcext:value-type="float">
            <text:p>0.935633718967438</text:p>
          </table:table-cell>
          <table:table-cell office:value-type="float" office:value="0.935366690158844" calcext:value-type="float">
            <text:p>0.935366690158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6.nii.gz</text:p>
          </table:table-cell>
          <table:table-cell office:value-type="float" office:value="0.833653688430786" calcext:value-type="float">
            <text:p>0.833653688430786</text:p>
          </table:table-cell>
          <table:table-cell office:value-type="float" office:value="0.832838237285614" calcext:value-type="float">
            <text:p>0.832838237285614</text:p>
          </table:table-cell>
          <table:table-cell office:value-type="float" office:value="0.833957314491272" calcext:value-type="float">
            <text:p>0.833957314491272</text:p>
          </table:table-cell>
          <table:table-cell office:value-type="float" office:value="0.833372712135315" calcext:value-type="float">
            <text:p>0.833372712135315</text:p>
          </table:table-cell>
          <table:table-cell office:value-type="float" office:value="0.833429098129272" calcext:value-type="float">
            <text:p>0.833429098129272</text:p>
          </table:table-cell>
          <table:table-cell office:value-type="float" office:value="0.835579872131348" calcext:value-type="float">
            <text:p>0.835579872131348</text:p>
          </table:table-cell>
          <table:table-cell office:value-type="float" office:value="0.835355758666992" calcext:value-type="float">
            <text:p>0.835355758666992</text:p>
          </table:table-cell>
          <table:table-cell office:value-type="float" office:value="0.837027013301849" calcext:value-type="float">
            <text:p>0.837027013301849</text:p>
          </table:table-cell>
          <table:table-cell office:value-type="float" office:value="0.836033940315247" calcext:value-type="float">
            <text:p>0.836033940315247</text:p>
          </table:table-cell>
          <table:table-cell office:value-type="float" office:value="0.835629880428314" calcext:value-type="float">
            <text:p>0.835629880428314</text:p>
          </table:table-cell>
          <table:table-cell office:value-type="float" office:value="0.835860311985016" calcext:value-type="float">
            <text:p>0.835860311985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7.nii.gz</text:p>
          </table:table-cell>
          <table:table-cell office:value-type="float" office:value="0.949153423309326" calcext:value-type="float">
            <text:p>0.949153423309326</text:p>
          </table:table-cell>
          <table:table-cell office:value-type="float" office:value="0.95118772983551" calcext:value-type="float">
            <text:p>0.95118772983551</text:p>
          </table:table-cell>
          <table:table-cell office:value-type="float" office:value="0.951680779457092" calcext:value-type="float">
            <text:p>0.951680779457092</text:p>
          </table:table-cell>
          <table:table-cell office:value-type="float" office:value="0.951868534088135" calcext:value-type="float">
            <text:p>0.951868534088135</text:p>
          </table:table-cell>
          <table:table-cell office:value-type="float" office:value="0.952718555927277" calcext:value-type="float">
            <text:p>0.952718555927277</text:p>
          </table:table-cell>
          <table:table-cell office:value-type="float" office:value="0.954136788845062" calcext:value-type="float">
            <text:p>0.954136788845062</text:p>
          </table:table-cell>
          <table:table-cell office:value-type="float" office:value="0.95468020439148" calcext:value-type="float">
            <text:p>0.95468020439148</text:p>
          </table:table-cell>
          <table:table-cell office:value-type="float" office:value="0.954864919185638" calcext:value-type="float">
            <text:p>0.954864919185638</text:p>
          </table:table-cell>
          <table:table-cell office:value-type="float" office:value="0.955028235912323" calcext:value-type="float">
            <text:p>0.955028235912323</text:p>
          </table:table-cell>
          <table:table-cell office:value-type="float" office:value="0.955456256866455" calcext:value-type="float">
            <text:p>0.955456256866455</text:p>
          </table:table-cell>
          <table:table-cell office:value-type="float" office:value="0.95492547750473" calcext:value-type="float">
            <text:p>0.95492547750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3.nii.gz</text:p>
          </table:table-cell>
          <table:table-cell office:value-type="float" office:value="0.919812142848968" calcext:value-type="float">
            <text:p>0.919812142848968</text:p>
          </table:table-cell>
          <table:table-cell office:value-type="float" office:value="0.92035698890686" calcext:value-type="float">
            <text:p>0.92035698890686</text:p>
          </table:table-cell>
          <table:table-cell office:value-type="float" office:value="0.92156195640564" calcext:value-type="float">
            <text:p>0.92156195640564</text:p>
          </table:table-cell>
          <table:table-cell office:value-type="float" office:value="0.922178328037262" calcext:value-type="float">
            <text:p>0.922178328037262</text:p>
          </table:table-cell>
          <table:table-cell office:value-type="float" office:value="0.922246754169464" calcext:value-type="float">
            <text:p>0.922246754169464</text:p>
          </table:table-cell>
          <table:table-cell office:value-type="float" office:value="0.924002468585968" calcext:value-type="float">
            <text:p>0.924002468585968</text:p>
          </table:table-cell>
          <table:table-cell office:value-type="float" office:value="0.924552381038666" calcext:value-type="float">
            <text:p>0.924552381038666</text:p>
          </table:table-cell>
          <table:table-cell office:value-type="float" office:value="0.924668908119202" calcext:value-type="float">
            <text:p>0.924668908119202</text:p>
          </table:table-cell>
          <table:table-cell office:value-type="float" office:value="0.924977123737335" calcext:value-type="float">
            <text:p>0.924977123737335</text:p>
          </table:table-cell>
          <table:table-cell office:value-type="float" office:value="0.924804508686066" calcext:value-type="float">
            <text:p>0.924804508686066</text:p>
          </table:table-cell>
          <table:table-cell office:value-type="float" office:value="0.92562335729599" calcext:value-type="float">
            <text:p>0.92562335729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63.nii.gz</text:p>
          </table:table-cell>
          <table:table-cell office:value-type="float" office:value="0.927553653717041" calcext:value-type="float">
            <text:p>0.927553653717041</text:p>
          </table:table-cell>
          <table:table-cell office:value-type="float" office:value="0.929529190063477" calcext:value-type="float">
            <text:p>0.929529190063477</text:p>
          </table:table-cell>
          <table:table-cell office:value-type="float" office:value="0.929578423500061" calcext:value-type="float">
            <text:p>0.929578423500061</text:p>
          </table:table-cell>
          <table:table-cell office:value-type="float" office:value="0.93058830499649" calcext:value-type="float">
            <text:p>0.93058830499649</text:p>
          </table:table-cell>
          <table:table-cell office:value-type="float" office:value="0.933490633964539" calcext:value-type="float">
            <text:p>0.933490633964539</text:p>
          </table:table-cell>
          <table:table-cell office:value-type="float" office:value="0.933653116226196" calcext:value-type="float">
            <text:p>0.933653116226196</text:p>
          </table:table-cell>
          <table:table-cell office:value-type="float" office:value="0.934154033660889" calcext:value-type="float">
            <text:p>0.934154033660889</text:p>
          </table:table-cell>
          <table:table-cell office:value-type="float" office:value="0.935245931148529" calcext:value-type="float">
            <text:p>0.935245931148529</text:p>
          </table:table-cell>
          <table:table-cell office:value-type="float" office:value="0.936277031898498" calcext:value-type="float">
            <text:p>0.936277031898498</text:p>
          </table:table-cell>
          <table:table-cell office:value-type="float" office:value="0.936624705791473" calcext:value-type="float">
            <text:p>0.936624705791473</text:p>
          </table:table-cell>
          <table:table-cell office:value-type="float" office:value="0.937026858329773" calcext:value-type="float">
            <text:p>0.937026858329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60.nii.gz</text:p>
          </table:table-cell>
          <table:table-cell office:value-type="float" office:value="0.945085406303406" calcext:value-type="float">
            <text:p>0.945085406303406</text:p>
          </table:table-cell>
          <table:table-cell office:value-type="float" office:value="0.950727462768555" calcext:value-type="float">
            <text:p>0.950727462768555</text:p>
          </table:table-cell>
          <table:table-cell office:value-type="float" office:value="0.954305052757263" calcext:value-type="float">
            <text:p>0.954305052757263</text:p>
          </table:table-cell>
          <table:table-cell office:value-type="float" office:value="0.95608925819397" calcext:value-type="float">
            <text:p>0.95608925819397</text:p>
          </table:table-cell>
          <table:table-cell office:value-type="float" office:value="0.955934226512909" calcext:value-type="float">
            <text:p>0.955934226512909</text:p>
          </table:table-cell>
          <table:table-cell office:value-type="float" office:value="0.955833852291107" calcext:value-type="float">
            <text:p>0.955833852291107</text:p>
          </table:table-cell>
          <table:table-cell office:value-type="float" office:value="0.956271886825562" calcext:value-type="float">
            <text:p>0.956271886825562</text:p>
          </table:table-cell>
          <table:table-cell office:value-type="float" office:value="0.957139074802399" calcext:value-type="float">
            <text:p>0.957139074802399</text:p>
          </table:table-cell>
          <table:table-cell office:value-type="float" office:value="0.957144975662231" calcext:value-type="float">
            <text:p>0.957144975662231</text:p>
          </table:table-cell>
          <table:table-cell office:value-type="float" office:value="0.95757657289505" calcext:value-type="float">
            <text:p>0.95757657289505</text:p>
          </table:table-cell>
          <table:table-cell office:value-type="float" office:value="0.958867490291595" calcext:value-type="float">
            <text:p>0.958867490291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07.nii.gz</text:p>
          </table:table-cell>
          <table:table-cell office:value-type="float" office:value="0.882043778896332" calcext:value-type="float">
            <text:p>0.882043778896332</text:p>
          </table:table-cell>
          <table:table-cell office:value-type="float" office:value="0.882359743118286" calcext:value-type="float">
            <text:p>0.882359743118286</text:p>
          </table:table-cell>
          <table:table-cell office:value-type="float" office:value="0.882537245750427" calcext:value-type="float">
            <text:p>0.882537245750427</text:p>
          </table:table-cell>
          <table:table-cell office:value-type="float" office:value="0.882691919803619" calcext:value-type="float">
            <text:p>0.882691919803619</text:p>
          </table:table-cell>
          <table:table-cell office:value-type="float" office:value="0.88250994682312" calcext:value-type="float">
            <text:p>0.88250994682312</text:p>
          </table:table-cell>
          <table:table-cell office:value-type="float" office:value="0.882605493068695" calcext:value-type="float">
            <text:p>0.882605493068695</text:p>
          </table:table-cell>
          <table:table-cell office:value-type="float" office:value="0.882942080497742" calcext:value-type="float">
            <text:p>0.882942080497742</text:p>
          </table:table-cell>
          <table:table-cell office:value-type="float" office:value="0.883010387420654" calcext:value-type="float">
            <text:p>0.883010387420654</text:p>
          </table:table-cell>
          <table:table-cell office:value-type="float" office:value="0.882421255111694" calcext:value-type="float">
            <text:p>0.882421255111694</text:p>
          </table:table-cell>
          <table:table-cell office:value-type="float" office:value="0.882412135601044" calcext:value-type="float">
            <text:p>0.882412135601044</text:p>
          </table:table-cell>
          <table:table-cell office:value-type="float" office:value="0.882828533649445" calcext:value-type="float">
            <text:p>0.882828533649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06.nii.gz</text:p>
          </table:table-cell>
          <table:table-cell office:value-type="float" office:value="0.844427049160004" calcext:value-type="float">
            <text:p>0.844427049160004</text:p>
          </table:table-cell>
          <table:table-cell office:value-type="float" office:value="0.84322202205658" calcext:value-type="float">
            <text:p>0.84322202205658</text:p>
          </table:table-cell>
          <table:table-cell office:value-type="float" office:value="0.854698657989502" calcext:value-type="float">
            <text:p>0.854698657989502</text:p>
          </table:table-cell>
          <table:table-cell office:value-type="float" office:value="0.856587648391724" calcext:value-type="float">
            <text:p>0.856587648391724</text:p>
          </table:table-cell>
          <table:table-cell office:value-type="float" office:value="0.862527430057526" calcext:value-type="float">
            <text:p>0.862527430057526</text:p>
          </table:table-cell>
          <table:table-cell office:value-type="float" office:value="0.863783061504364" calcext:value-type="float">
            <text:p>0.863783061504364</text:p>
          </table:table-cell>
          <table:table-cell office:value-type="float" office:value="0.865883588790894" calcext:value-type="float">
            <text:p>0.865883588790894</text:p>
          </table:table-cell>
          <table:table-cell office:value-type="float" office:value="0.869576394557953" calcext:value-type="float">
            <text:p>0.869576394557953</text:p>
          </table:table-cell>
          <table:table-cell office:value-type="float" office:value="0.866666674613953" calcext:value-type="float">
            <text:p>0.866666674613953</text:p>
          </table:table-cell>
          <table:table-cell office:value-type="float" office:value="0.842203080654144" calcext:value-type="float">
            <text:p>0.842203080654144</text:p>
          </table:table-cell>
          <table:table-cell office:value-type="float" office:value="0.845287024974823" calcext:value-type="float">
            <text:p>0.845287024974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35.nii.gz</text:p>
          </table:table-cell>
          <table:table-cell office:value-type="float" office:value="0.93383002281189" calcext:value-type="float">
            <text:p>0.93383002281189</text:p>
          </table:table-cell>
          <table:table-cell office:value-type="float" office:value="0.934715092182159" calcext:value-type="float">
            <text:p>0.934715092182159</text:p>
          </table:table-cell>
          <table:table-cell office:value-type="float" office:value="0.935815751552582" calcext:value-type="float">
            <text:p>0.935815751552582</text:p>
          </table:table-cell>
          <table:table-cell office:value-type="float" office:value="0.935889482498169" calcext:value-type="float">
            <text:p>0.935889482498169</text:p>
          </table:table-cell>
          <table:table-cell office:value-type="float" office:value="0.936665058135986" calcext:value-type="float">
            <text:p>0.936665058135986</text:p>
          </table:table-cell>
          <table:table-cell office:value-type="float" office:value="0.936759293079376" calcext:value-type="float">
            <text:p>0.936759293079376</text:p>
          </table:table-cell>
          <table:table-cell office:value-type="float" office:value="0.93709808588028" calcext:value-type="float">
            <text:p>0.93709808588028</text:p>
          </table:table-cell>
          <table:table-cell office:value-type="float" office:value="0.937891840934753" calcext:value-type="float">
            <text:p>0.937891840934753</text:p>
          </table:table-cell>
          <table:table-cell office:value-type="float" office:value="0.938335359096527" calcext:value-type="float">
            <text:p>0.938335359096527</text:p>
          </table:table-cell>
          <table:table-cell office:value-type="float" office:value="0.938143312931061" calcext:value-type="float">
            <text:p>0.938143312931061</text:p>
          </table:table-cell>
          <table:table-cell office:value-type="float" office:value="0.938112020492554" calcext:value-type="float">
            <text:p>0.938112020492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44.nii.gz</text:p>
          </table:table-cell>
          <table:table-cell office:value-type="float" office:value="0.950843870639801" calcext:value-type="float">
            <text:p>0.950843870639801</text:p>
          </table:table-cell>
          <table:table-cell office:value-type="float" office:value="0.955010890960693" calcext:value-type="float">
            <text:p>0.955010890960693</text:p>
          </table:table-cell>
          <table:table-cell office:value-type="float" office:value="0.955781817436218" calcext:value-type="float">
            <text:p>0.955781817436218</text:p>
          </table:table-cell>
          <table:table-cell office:value-type="float" office:value="0.957704484462738" calcext:value-type="float">
            <text:p>0.957704484462738</text:p>
          </table:table-cell>
          <table:table-cell office:value-type="float" office:value="0.958807110786438" calcext:value-type="float">
            <text:p>0.958807110786438</text:p>
          </table:table-cell>
          <table:table-cell office:value-type="float" office:value="0.959996283054352" calcext:value-type="float">
            <text:p>0.959996283054352</text:p>
          </table:table-cell>
          <table:table-cell office:value-type="float" office:value="0.961581587791443" calcext:value-type="float">
            <text:p>0.961581587791443</text:p>
          </table:table-cell>
          <table:table-cell office:value-type="float" office:value="0.96238774061203" calcext:value-type="float">
            <text:p>0.96238774061203</text:p>
          </table:table-cell>
          <table:table-cell office:value-type="float" office:value="0.963500261306763" calcext:value-type="float">
            <text:p>0.963500261306763</text:p>
          </table:table-cell>
          <table:table-cell office:value-type="float" office:value="0.963590443134308" calcext:value-type="float">
            <text:p>0.963590443134308</text:p>
          </table:table-cell>
          <table:table-cell office:value-type="float" office:value="0.963549494743347" calcext:value-type="float">
            <text:p>0.963549494743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95.nii.gz</text:p>
          </table:table-cell>
          <table:table-cell office:value-type="float" office:value="0.966480553150177" calcext:value-type="float">
            <text:p>0.966480553150177</text:p>
          </table:table-cell>
          <table:table-cell office:value-type="float" office:value="0.968298554420471" calcext:value-type="float">
            <text:p>0.968298554420471</text:p>
          </table:table-cell>
          <table:table-cell office:value-type="float" office:value="0.968928396701813" calcext:value-type="float">
            <text:p>0.968928396701813</text:p>
          </table:table-cell>
          <table:table-cell office:value-type="float" office:value="0.969056844711304" calcext:value-type="float">
            <text:p>0.969056844711304</text:p>
          </table:table-cell>
          <table:table-cell office:value-type="float" office:value="0.969153940677643" calcext:value-type="float">
            <text:p>0.969153940677643</text:p>
          </table:table-cell>
          <table:table-cell office:value-type="float" office:value="0.969316244125366" calcext:value-type="float">
            <text:p>0.969316244125366</text:p>
          </table:table-cell>
          <table:table-cell office:value-type="float" office:value="0.968992352485657" calcext:value-type="float">
            <text:p>0.968992352485657</text:p>
          </table:table-cell>
          <table:table-cell office:value-type="float" office:value="0.969555497169495" calcext:value-type="float">
            <text:p>0.969555497169495</text:p>
          </table:table-cell>
          <table:table-cell office:value-type="float" office:value="0.96976774930954" calcext:value-type="float">
            <text:p>0.96976774930954</text:p>
          </table:table-cell>
          <table:table-cell office:value-type="float" office:value="0.969891846179962" calcext:value-type="float">
            <text:p>0.969891846179962</text:p>
          </table:table-cell>
          <table:table-cell office:value-type="float" office:value="0.969623029232025" calcext:value-type="float">
            <text:p>0.96962302923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48.nii.gz</text:p>
          </table:table-cell>
          <table:table-cell office:value-type="float" office:value="0.799343407154083" calcext:value-type="float">
            <text:p>0.799343407154083</text:p>
          </table:table-cell>
          <table:table-cell office:value-type="float" office:value="0.800094127655029" calcext:value-type="float">
            <text:p>0.800094127655029</text:p>
          </table:table-cell>
          <table:table-cell office:value-type="float" office:value="0.800848126411438" calcext:value-type="float">
            <text:p>0.800848126411438</text:p>
          </table:table-cell>
          <table:table-cell office:value-type="float" office:value="0.803183078765869" calcext:value-type="float">
            <text:p>0.803183078765869</text:p>
          </table:table-cell>
          <table:table-cell office:value-type="float" office:value="0.803378343582153" calcext:value-type="float">
            <text:p>0.803378343582153</text:p>
          </table:table-cell>
          <table:table-cell office:value-type="float" office:value="0.804516017436981" calcext:value-type="float">
            <text:p>0.804516017436981</text:p>
          </table:table-cell>
          <table:table-cell office:value-type="float" office:value="0.803203284740448" calcext:value-type="float">
            <text:p>0.803203284740448</text:p>
          </table:table-cell>
          <table:table-cell office:value-type="float" office:value="0.803910672664642" calcext:value-type="float">
            <text:p>0.803910672664642</text:p>
          </table:table-cell>
          <table:table-cell office:value-type="float" office:value="0.804304480552673" calcext:value-type="float">
            <text:p>0.804304480552673</text:p>
          </table:table-cell>
          <table:table-cell office:value-type="float" office:value="0.804621517658233" calcext:value-type="float">
            <text:p>0.804621517658233</text:p>
          </table:table-cell>
          <table:table-cell office:value-type="float" office:value="0.804870307445526" calcext:value-type="float">
            <text:p>0.804870307445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2.nii.gz</text:p>
          </table:table-cell>
          <table:table-cell office:value-type="float" office:value="0.881081938743591" calcext:value-type="float">
            <text:p>0.881081938743591</text:p>
          </table:table-cell>
          <table:table-cell office:value-type="float" office:value="0.884665310382843" calcext:value-type="float">
            <text:p>0.884665310382843</text:p>
          </table:table-cell>
          <table:table-cell office:value-type="float" office:value="0.887789130210876" calcext:value-type="float">
            <text:p>0.887789130210876</text:p>
          </table:table-cell>
          <table:table-cell office:value-type="float" office:value="0.889341056346893" calcext:value-type="float">
            <text:p>0.889341056346893</text:p>
          </table:table-cell>
          <table:table-cell office:value-type="float" office:value="0.890269994735718" calcext:value-type="float">
            <text:p>0.890269994735718</text:p>
          </table:table-cell>
          <table:table-cell office:value-type="float" office:value="0.893407940864563" calcext:value-type="float">
            <text:p>0.893407940864563</text:p>
          </table:table-cell>
          <table:table-cell office:value-type="float" office:value="0.893659353256226" calcext:value-type="float">
            <text:p>0.893659353256226</text:p>
          </table:table-cell>
          <table:table-cell office:value-type="float" office:value="0.894038677215576" calcext:value-type="float">
            <text:p>0.894038677215576</text:p>
          </table:table-cell>
          <table:table-cell office:value-type="float" office:value="0.89408802986145" calcext:value-type="float">
            <text:p>0.89408802986145</text:p>
          </table:table-cell>
          <table:table-cell office:value-type="float" office:value="0.893102884292602" calcext:value-type="float">
            <text:p>0.893102884292602</text:p>
          </table:table-cell>
          <table:table-cell office:value-type="float" office:value="0.894626140594482" calcext:value-type="float">
            <text:p>0.894626140594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7.nii.gz</text:p>
          </table:table-cell>
          <table:table-cell office:value-type="float" office:value="0.940103530883789" calcext:value-type="float">
            <text:p>0.940103530883789</text:p>
          </table:table-cell>
          <table:table-cell office:value-type="float" office:value="0.941902339458466" calcext:value-type="float">
            <text:p>0.941902339458466</text:p>
          </table:table-cell>
          <table:table-cell office:value-type="float" office:value="0.942756950855255" calcext:value-type="float">
            <text:p>0.942756950855255</text:p>
          </table:table-cell>
          <table:table-cell office:value-type="float" office:value="0.943148732185364" calcext:value-type="float">
            <text:p>0.943148732185364</text:p>
          </table:table-cell>
          <table:table-cell office:value-type="float" office:value="0.944334805011749" calcext:value-type="float">
            <text:p>0.944334805011749</text:p>
          </table:table-cell>
          <table:table-cell office:value-type="float" office:value="0.944598078727722" calcext:value-type="float">
            <text:p>0.944598078727722</text:p>
          </table:table-cell>
          <table:table-cell office:value-type="float" office:value="0.945860505104065" calcext:value-type="float">
            <text:p>0.945860505104065</text:p>
          </table:table-cell>
          <table:table-cell office:value-type="float" office:value="0.946681201457977" calcext:value-type="float">
            <text:p>0.946681201457977</text:p>
          </table:table-cell>
          <table:table-cell office:value-type="float" office:value="0.946774840354919" calcext:value-type="float">
            <text:p>0.946774840354919</text:p>
          </table:table-cell>
          <table:table-cell office:value-type="float" office:value="0.948494434356689" calcext:value-type="float">
            <text:p>0.948494434356689</text:p>
          </table:table-cell>
          <table:table-cell office:value-type="float" office:value="0.949648141860962" calcext:value-type="float">
            <text:p>0.949648141860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90.nii.gz</text:p>
          </table:table-cell>
          <table:table-cell office:value-type="float" office:value="0.949014246463776" calcext:value-type="float">
            <text:p>0.949014246463776</text:p>
          </table:table-cell>
          <table:table-cell office:value-type="float" office:value="0.952564537525177" calcext:value-type="float">
            <text:p>0.952564537525177</text:p>
          </table:table-cell>
          <table:table-cell office:value-type="float" office:value="0.954300403594971" calcext:value-type="float">
            <text:p>0.954300403594971</text:p>
          </table:table-cell>
          <table:table-cell office:value-type="float" office:value="0.9556964635849" calcext:value-type="float">
            <text:p>0.9556964635849</text:p>
          </table:table-cell>
          <table:table-cell office:value-type="float" office:value="0.954631149768829" calcext:value-type="float">
            <text:p>0.954631149768829</text:p>
          </table:table-cell>
          <table:table-cell office:value-type="float" office:value="0.955981969833374" calcext:value-type="float">
            <text:p>0.955981969833374</text:p>
          </table:table-cell>
          <table:table-cell office:value-type="float" office:value="0.957765817642212" calcext:value-type="float">
            <text:p>0.957765817642212</text:p>
          </table:table-cell>
          <table:table-cell office:value-type="float" office:value="0.957911789417267" calcext:value-type="float">
            <text:p>0.957911789417267</text:p>
          </table:table-cell>
          <table:table-cell office:value-type="float" office:value="0.960064888000488" calcext:value-type="float">
            <text:p>0.960064888000488</text:p>
          </table:table-cell>
          <table:table-cell office:value-type="float" office:value="0.958553850650787" calcext:value-type="float">
            <text:p>0.958553850650787</text:p>
          </table:table-cell>
          <table:table-cell office:value-type="float" office:value="0.959109604358673" calcext:value-type="float">
            <text:p>0.959109604358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21.nii.gz</text:p>
          </table:table-cell>
          <table:table-cell office:value-type="float" office:value="0.793103456497192" calcext:value-type="float">
            <text:p>0.793103456497192</text:p>
          </table:table-cell>
          <table:table-cell office:value-type="float" office:value="0.797826111316681" calcext:value-type="float">
            <text:p>0.797826111316681</text:p>
          </table:table-cell>
          <table:table-cell office:value-type="float" office:value="0.80102413892746" calcext:value-type="float">
            <text:p>0.80102413892746</text:p>
          </table:table-cell>
          <table:table-cell office:value-type="float" office:value="0.803281664848328" calcext:value-type="float">
            <text:p>0.803281664848328</text:p>
          </table:table-cell>
          <table:table-cell office:value-type="float" office:value="0.810422301292419" calcext:value-type="float">
            <text:p>0.810422301292419</text:p>
          </table:table-cell>
          <table:table-cell office:value-type="float" office:value="0.812668681144714" calcext:value-type="float">
            <text:p>0.812668681144714</text:p>
          </table:table-cell>
          <table:table-cell office:value-type="float" office:value="0.812409818172455" calcext:value-type="float">
            <text:p>0.812409818172455</text:p>
          </table:table-cell>
          <table:table-cell office:value-type="float" office:value="0.814442276954651" calcext:value-type="float">
            <text:p>0.814442276954651</text:p>
          </table:table-cell>
          <table:table-cell office:value-type="float" office:value="0.818394958972931" calcext:value-type="float">
            <text:p>0.818394958972931</text:p>
          </table:table-cell>
          <table:table-cell office:value-type="float" office:value="0.820429503917694" calcext:value-type="float">
            <text:p>0.820429503917694</text:p>
          </table:table-cell>
          <table:table-cell office:value-type="float" office:value="0.824873089790344" calcext:value-type="float">
            <text:p>0.824873089790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24.nii.gz</text:p>
          </table:table-cell>
          <table:table-cell office:value-type="float" office:value="0.897833466529846" calcext:value-type="float">
            <text:p>0.897833466529846</text:p>
          </table:table-cell>
          <table:table-cell office:value-type="float" office:value="0.897861778736115" calcext:value-type="float">
            <text:p>0.897861778736115</text:p>
          </table:table-cell>
          <table:table-cell office:value-type="float" office:value="0.898354291915894" calcext:value-type="float">
            <text:p>0.898354291915894</text:p>
          </table:table-cell>
          <table:table-cell office:value-type="float" office:value="0.90152907371521" calcext:value-type="float">
            <text:p>0.90152907371521</text:p>
          </table:table-cell>
          <table:table-cell office:value-type="float" office:value="0.898741960525513" calcext:value-type="float">
            <text:p>0.898741960525513</text:p>
          </table:table-cell>
          <table:table-cell office:value-type="float" office:value="0.897154033184052" calcext:value-type="float">
            <text:p>0.897154033184052</text:p>
          </table:table-cell>
          <table:table-cell office:value-type="float" office:value="0.89445161819458" calcext:value-type="float">
            <text:p>0.89445161819458</text:p>
          </table:table-cell>
          <table:table-cell office:value-type="float" office:value="0.895158350467682" calcext:value-type="float">
            <text:p>0.895158350467682</text:p>
          </table:table-cell>
          <table:table-cell office:value-type="float" office:value="0.895003616809845" calcext:value-type="float">
            <text:p>0.895003616809845</text:p>
          </table:table-cell>
          <table:table-cell office:value-type="float" office:value="0.896872580051422" calcext:value-type="float">
            <text:p>0.896872580051422</text:p>
          </table:table-cell>
          <table:table-cell office:value-type="float" office:value="0.898854374885559" calcext:value-type="float">
            <text:p>0.898854374885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66.nii.gz</text:p>
          </table:table-cell>
          <table:table-cell office:value-type="float" office:value="0.918522536754608" calcext:value-type="float">
            <text:p>0.918522536754608</text:p>
          </table:table-cell>
          <table:table-cell office:value-type="float" office:value="0.920816540718079" calcext:value-type="float">
            <text:p>0.920816540718079</text:p>
          </table:table-cell>
          <table:table-cell office:value-type="float" office:value="0.921670198440552" calcext:value-type="float">
            <text:p>0.921670198440552</text:p>
          </table:table-cell>
          <table:table-cell office:value-type="float" office:value="0.922315239906311" calcext:value-type="float">
            <text:p>0.922315239906311</text:p>
          </table:table-cell>
          <table:table-cell office:value-type="float" office:value="0.9234219789505" calcext:value-type="float">
            <text:p>0.9234219789505</text:p>
          </table:table-cell>
          <table:table-cell office:value-type="float" office:value="0.923748791217804" calcext:value-type="float">
            <text:p>0.923748791217804</text:p>
          </table:table-cell>
          <table:table-cell office:value-type="float" office:value="0.924695611000061" calcext:value-type="float">
            <text:p>0.924695611000061</text:p>
          </table:table-cell>
          <table:table-cell office:value-type="float" office:value="0.926337361335754" calcext:value-type="float">
            <text:p>0.926337361335754</text:p>
          </table:table-cell>
          <table:table-cell office:value-type="float" office:value="0.927636742591858" calcext:value-type="float">
            <text:p>0.927636742591858</text:p>
          </table:table-cell>
          <table:table-cell office:value-type="float" office:value="0.928014516830444" calcext:value-type="float">
            <text:p>0.928014516830444</text:p>
          </table:table-cell>
          <table:table-cell office:value-type="float" office:value="0.929678559303284" calcext:value-type="float">
            <text:p>0.929678559303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28.nii.gz</text:p>
          </table:table-cell>
          <table:table-cell office:value-type="float" office:value="0.887770235538483" calcext:value-type="float">
            <text:p>0.887770235538483</text:p>
          </table:table-cell>
          <table:table-cell office:value-type="float" office:value="0.893521964550018" calcext:value-type="float">
            <text:p>0.893521964550018</text:p>
          </table:table-cell>
          <table:table-cell office:value-type="float" office:value="0.893821239471435" calcext:value-type="float">
            <text:p>0.893821239471435</text:p>
          </table:table-cell>
          <table:table-cell office:value-type="float" office:value="0.894752621650696" calcext:value-type="float">
            <text:p>0.894752621650696</text:p>
          </table:table-cell>
          <table:table-cell office:value-type="float" office:value="0.895235240459442" calcext:value-type="float">
            <text:p>0.895235240459442</text:p>
          </table:table-cell>
          <table:table-cell office:value-type="float" office:value="0.896562099456787" calcext:value-type="float">
            <text:p>0.896562099456787</text:p>
          </table:table-cell>
          <table:table-cell office:value-type="float" office:value="0.896781027317047" calcext:value-type="float">
            <text:p>0.896781027317047</text:p>
          </table:table-cell>
          <table:table-cell office:value-type="float" office:value="0.898659825325012" calcext:value-type="float">
            <text:p>0.898659825325012</text:p>
          </table:table-cell>
          <table:table-cell office:value-type="float" office:value="0.900376796722412" calcext:value-type="float">
            <text:p>0.900376796722412</text:p>
          </table:table-cell>
          <table:table-cell office:value-type="float" office:value="0.902710855007172" calcext:value-type="float">
            <text:p>0.902710855007172</text:p>
          </table:table-cell>
          <table:table-cell office:value-type="float" office:value="0.90375941991806" calcext:value-type="float">
            <text:p>0.90375941991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5.nii.gz</text:p>
          </table:table-cell>
          <table:table-cell office:value-type="float" office:value="0.862823724746704" calcext:value-type="float">
            <text:p>0.862823724746704</text:p>
          </table:table-cell>
          <table:table-cell office:value-type="float" office:value="0.872324228286743" calcext:value-type="float">
            <text:p>0.872324228286743</text:p>
          </table:table-cell>
          <table:table-cell office:value-type="float" office:value="0.874366998672485" calcext:value-type="float">
            <text:p>0.874366998672485</text:p>
          </table:table-cell>
          <table:table-cell office:value-type="float" office:value="0.876215875148773" calcext:value-type="float">
            <text:p>0.876215875148773</text:p>
          </table:table-cell>
          <table:table-cell office:value-type="float" office:value="0.87768942117691" calcext:value-type="float">
            <text:p>0.87768942117691</text:p>
          </table:table-cell>
          <table:table-cell office:value-type="float" office:value="0.881136417388916" calcext:value-type="float">
            <text:p>0.881136417388916</text:p>
          </table:table-cell>
          <table:table-cell office:value-type="float" office:value="0.882322728633881" calcext:value-type="float">
            <text:p>0.882322728633881</text:p>
          </table:table-cell>
          <table:table-cell office:value-type="float" office:value="0.882799208164215" calcext:value-type="float">
            <text:p>0.882799208164215</text:p>
          </table:table-cell>
          <table:table-cell office:value-type="float" office:value="0.883466839790344" calcext:value-type="float">
            <text:p>0.883466839790344</text:p>
          </table:table-cell>
          <table:table-cell office:value-type="float" office:value="0.881965577602387" calcext:value-type="float">
            <text:p>0.881965577602387</text:p>
          </table:table-cell>
          <table:table-cell office:value-type="float" office:value="0.882066130638123" calcext:value-type="float">
            <text:p>0.882066130638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90.nii.gz</text:p>
          </table:table-cell>
          <table:table-cell office:value-type="float" office:value="0.911216855049133" calcext:value-type="float">
            <text:p>0.911216855049133</text:p>
          </table:table-cell>
          <table:table-cell office:value-type="float" office:value="0.911615133285522" calcext:value-type="float">
            <text:p>0.911615133285522</text:p>
          </table:table-cell>
          <table:table-cell office:value-type="float" office:value="0.910562515258789" calcext:value-type="float">
            <text:p>0.910562515258789</text:p>
          </table:table-cell>
          <table:table-cell office:value-type="float" office:value="0.909930348396301" calcext:value-type="float">
            <text:p>0.909930348396301</text:p>
          </table:table-cell>
          <table:table-cell office:value-type="float" office:value="0.910093247890472" calcext:value-type="float">
            <text:p>0.910093247890472</text:p>
          </table:table-cell>
          <table:table-cell office:value-type="float" office:value="0.910079538822174" calcext:value-type="float">
            <text:p>0.910079538822174</text:p>
          </table:table-cell>
          <table:table-cell office:value-type="float" office:value="0.909947991371155" calcext:value-type="float">
            <text:p>0.909947991371155</text:p>
          </table:table-cell>
          <table:table-cell office:value-type="float" office:value="0.910526752471924" calcext:value-type="float">
            <text:p>0.910526752471924</text:p>
          </table:table-cell>
          <table:table-cell office:value-type="float" office:value="0.909328103065491" calcext:value-type="float">
            <text:p>0.909328103065491</text:p>
          </table:table-cell>
          <table:table-cell office:value-type="float" office:value="0.911254167556763" calcext:value-type="float">
            <text:p>0.911254167556763</text:p>
          </table:table-cell>
          <table:table-cell office:value-type="float" office:value="0.912332117557526" calcext:value-type="float">
            <text:p>0.912332117557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59.nii.gz</text:p>
          </table:table-cell>
          <table:table-cell office:value-type="float" office:value="0.795668065547943" calcext:value-type="float">
            <text:p>0.795668065547943</text:p>
          </table:table-cell>
          <table:table-cell office:value-type="float" office:value="0.80120986700058" calcext:value-type="float">
            <text:p>0.80120986700058</text:p>
          </table:table-cell>
          <table:table-cell office:value-type="float" office:value="0.805068850517273" calcext:value-type="float">
            <text:p>0.805068850517273</text:p>
          </table:table-cell>
          <table:table-cell office:value-type="float" office:value="0.80551290512085" calcext:value-type="float">
            <text:p>0.80551290512085</text:p>
          </table:table-cell>
          <table:table-cell office:value-type="float" office:value="0.806138694286346" calcext:value-type="float">
            <text:p>0.806138694286346</text:p>
          </table:table-cell>
          <table:table-cell office:value-type="float" office:value="0.8052858710289" calcext:value-type="float">
            <text:p>0.8052858710289</text:p>
          </table:table-cell>
          <table:table-cell office:value-type="float" office:value="0.807751595973969" calcext:value-type="float">
            <text:p>0.807751595973969</text:p>
          </table:table-cell>
          <table:table-cell office:value-type="float" office:value="0.801395773887634" calcext:value-type="float">
            <text:p>0.801395773887634</text:p>
          </table:table-cell>
          <table:table-cell office:value-type="float" office:value="0.801549315452576" calcext:value-type="float">
            <text:p>0.801549315452576</text:p>
          </table:table-cell>
          <table:table-cell office:value-type="float" office:value="0.804319858551025" calcext:value-type="float">
            <text:p>0.804319858551025</text:p>
          </table:table-cell>
          <table:table-cell office:value-type="float" office:value="0.807561159133911" calcext:value-type="float">
            <text:p>0.80756115913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51.nii.gz</text:p>
          </table:table-cell>
          <table:table-cell office:value-type="float" office:value="0.832929611206055" calcext:value-type="float">
            <text:p>0.832929611206055</text:p>
          </table:table-cell>
          <table:table-cell office:value-type="float" office:value="0.831095278263092" calcext:value-type="float">
            <text:p>0.831095278263092</text:p>
          </table:table-cell>
          <table:table-cell office:value-type="float" office:value="0.830811560153961" calcext:value-type="float">
            <text:p>0.830811560153961</text:p>
          </table:table-cell>
          <table:table-cell office:value-type="float" office:value="0.830797851085663" calcext:value-type="float">
            <text:p>0.830797851085663</text:p>
          </table:table-cell>
          <table:table-cell office:value-type="float" office:value="0.82987517118454" calcext:value-type="float">
            <text:p>0.82987517118454</text:p>
          </table:table-cell>
          <table:table-cell office:value-type="float" office:value="0.82895165681839" calcext:value-type="float">
            <text:p>0.82895165681839</text:p>
          </table:table-cell>
          <table:table-cell office:value-type="float" office:value="0.829052567481995" calcext:value-type="float">
            <text:p>0.829052567481995</text:p>
          </table:table-cell>
          <table:table-cell office:value-type="float" office:value="0.827765583992004" calcext:value-type="float">
            <text:p>0.827765583992004</text:p>
          </table:table-cell>
          <table:table-cell office:value-type="float" office:value="0.828222095966339" calcext:value-type="float">
            <text:p>0.828222095966339</text:p>
          </table:table-cell>
          <table:table-cell office:value-type="float" office:value="0.828555166721344" calcext:value-type="float">
            <text:p>0.828555166721344</text:p>
          </table:table-cell>
          <table:table-cell office:value-type="float" office:value="0.828616678714752" calcext:value-type="float">
            <text:p>0.828616678714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4.nii.gz</text:p>
          </table:table-cell>
          <table:table-cell office:value-type="float" office:value="0.937505424022675" calcext:value-type="float">
            <text:p>0.937505424022675</text:p>
          </table:table-cell>
          <table:table-cell office:value-type="float" office:value="0.938296377658844" calcext:value-type="float">
            <text:p>0.938296377658844</text:p>
          </table:table-cell>
          <table:table-cell office:value-type="float" office:value="0.939375400543213" calcext:value-type="float">
            <text:p>0.939375400543213</text:p>
          </table:table-cell>
          <table:table-cell office:value-type="float" office:value="0.940104842185974" calcext:value-type="float">
            <text:p>0.940104842185974</text:p>
          </table:table-cell>
          <table:table-cell office:value-type="float" office:value="0.939429700374603" calcext:value-type="float">
            <text:p>0.939429700374603</text:p>
          </table:table-cell>
          <table:table-cell office:value-type="float" office:value="0.939264714717865" calcext:value-type="float">
            <text:p>0.939264714717865</text:p>
          </table:table-cell>
          <table:table-cell office:value-type="float" office:value="0.938332736492157" calcext:value-type="float">
            <text:p>0.938332736492157</text:p>
          </table:table-cell>
          <table:table-cell office:value-type="float" office:value="0.938438296318054" calcext:value-type="float">
            <text:p>0.938438296318054</text:p>
          </table:table-cell>
          <table:table-cell office:value-type="float" office:value="0.939439117908478" calcext:value-type="float">
            <text:p>0.939439117908478</text:p>
          </table:table-cell>
          <table:table-cell office:value-type="float" office:value="0.939373314380646" calcext:value-type="float">
            <text:p>0.939373314380646</text:p>
          </table:table-cell>
          <table:table-cell office:value-type="float" office:value="0.939039945602417" calcext:value-type="float">
            <text:p>0.939039945602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12.nii.gz</text:p>
          </table:table-cell>
          <table:table-cell office:value-type="float" office:value="0.961703479290008" calcext:value-type="float">
            <text:p>0.961703479290008</text:p>
          </table:table-cell>
          <table:table-cell office:value-type="float" office:value="0.963920652866364" calcext:value-type="float">
            <text:p>0.963920652866364</text:p>
          </table:table-cell>
          <table:table-cell office:value-type="float" office:value="0.965041637420654" calcext:value-type="float">
            <text:p>0.965041637420654</text:p>
          </table:table-cell>
          <table:table-cell office:value-type="float" office:value="0.966428399085998" calcext:value-type="float">
            <text:p>0.966428399085998</text:p>
          </table:table-cell>
          <table:table-cell office:value-type="float" office:value="0.966965615749359" calcext:value-type="float">
            <text:p>0.966965615749359</text:p>
          </table:table-cell>
          <table:table-cell office:value-type="float" office:value="0.967636942863464" calcext:value-type="float">
            <text:p>0.967636942863464</text:p>
          </table:table-cell>
          <table:table-cell office:value-type="float" office:value="0.968086123466492" calcext:value-type="float">
            <text:p>0.968086123466492</text:p>
          </table:table-cell>
          <table:table-cell office:value-type="float" office:value="0.968464136123657" calcext:value-type="float">
            <text:p>0.968464136123657</text:p>
          </table:table-cell>
          <table:table-cell office:value-type="float" office:value="0.968322575092316" calcext:value-type="float">
            <text:p>0.968322575092316</text:p>
          </table:table-cell>
          <table:table-cell office:value-type="float" office:value="0.968883216381073" calcext:value-type="float">
            <text:p>0.968883216381073</text:p>
          </table:table-cell>
          <table:table-cell office:value-type="float" office:value="0.968974351882935" calcext:value-type="float">
            <text:p>0.968974351882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8.nii.gz</text:p>
          </table:table-cell>
          <table:table-cell office:value-type="float" office:value="0.860527276992798" calcext:value-type="float">
            <text:p>0.860527276992798</text:p>
          </table:table-cell>
          <table:table-cell office:value-type="float" office:value="0.865114033222199" calcext:value-type="float">
            <text:p>0.865114033222199</text:p>
          </table:table-cell>
          <table:table-cell office:value-type="float" office:value="0.86599189043045" calcext:value-type="float">
            <text:p>0.86599189043045</text:p>
          </table:table-cell>
          <table:table-cell office:value-type="float" office:value="0.865954339504242" calcext:value-type="float">
            <text:p>0.865954339504242</text:p>
          </table:table-cell>
          <table:table-cell office:value-type="float" office:value="0.868171870708466" calcext:value-type="float">
            <text:p>0.868171870708466</text:p>
          </table:table-cell>
          <table:table-cell office:value-type="float" office:value="0.866362273693085" calcext:value-type="float">
            <text:p>0.866362273693085</text:p>
          </table:table-cell>
          <table:table-cell office:value-type="float" office:value="0.864508271217346" calcext:value-type="float">
            <text:p>0.864508271217346</text:p>
          </table:table-cell>
          <table:table-cell office:value-type="float" office:value="0.862879514694214" calcext:value-type="float">
            <text:p>0.862879514694214</text:p>
          </table:table-cell>
          <table:table-cell office:value-type="float" office:value="0.862326860427856" calcext:value-type="float">
            <text:p>0.862326860427856</text:p>
          </table:table-cell>
          <table:table-cell office:value-type="float" office:value="0.864265561103821" calcext:value-type="float">
            <text:p>0.864265561103821</text:p>
          </table:table-cell>
          <table:table-cell office:value-type="float" office:value="0.865212619304657" calcext:value-type="float">
            <text:p>0.865212619304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45.nii.gz</text:p>
          </table:table-cell>
          <table:table-cell office:value-type="float" office:value="0.940938770771027" calcext:value-type="float">
            <text:p>0.940938770771027</text:p>
          </table:table-cell>
          <table:table-cell office:value-type="float" office:value="0.940223872661591" calcext:value-type="float">
            <text:p>0.940223872661591</text:p>
          </table:table-cell>
          <table:table-cell office:value-type="float" office:value="0.942891299724579" calcext:value-type="float">
            <text:p>0.942891299724579</text:p>
          </table:table-cell>
          <table:table-cell office:value-type="float" office:value="0.944132089614868" calcext:value-type="float">
            <text:p>0.944132089614868</text:p>
          </table:table-cell>
          <table:table-cell office:value-type="float" office:value="0.944444417953491" calcext:value-type="float">
            <text:p>0.944444417953491</text:p>
          </table:table-cell>
          <table:table-cell office:value-type="float" office:value="0.945550501346588" calcext:value-type="float">
            <text:p>0.945550501346588</text:p>
          </table:table-cell>
          <table:table-cell office:value-type="float" office:value="0.946874976158142" calcext:value-type="float">
            <text:p>0.946874976158142</text:p>
          </table:table-cell>
          <table:table-cell office:value-type="float" office:value="0.947051763534546" calcext:value-type="float">
            <text:p>0.947051763534546</text:p>
          </table:table-cell>
          <table:table-cell office:value-type="float" office:value="0.947748601436615" calcext:value-type="float">
            <text:p>0.947748601436615</text:p>
          </table:table-cell>
          <table:table-cell office:value-type="float" office:value="0.947190761566162" calcext:value-type="float">
            <text:p>0.947190761566162</text:p>
          </table:table-cell>
          <table:table-cell office:value-type="float" office:value="0.946732699871063" calcext:value-type="float">
            <text:p>0.946732699871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38.nii.gz</text:p>
          </table:table-cell>
          <table:table-cell office:value-type="float" office:value="0.927449226379394" calcext:value-type="float">
            <text:p>0.927449226379394</text:p>
          </table:table-cell>
          <table:table-cell office:value-type="float" office:value="0.928039729595184" calcext:value-type="float">
            <text:p>0.928039729595184</text:p>
          </table:table-cell>
          <table:table-cell office:value-type="float" office:value="0.9261434674263" calcext:value-type="float">
            <text:p>0.9261434674263</text:p>
          </table:table-cell>
          <table:table-cell office:value-type="float" office:value="0.926803231239319" calcext:value-type="float">
            <text:p>0.926803231239319</text:p>
          </table:table-cell>
          <table:table-cell office:value-type="float" office:value="0.926368355751038" calcext:value-type="float">
            <text:p>0.926368355751038</text:p>
          </table:table-cell>
          <table:table-cell office:value-type="float" office:value="0.926620244979858" calcext:value-type="float">
            <text:p>0.926620244979858</text:p>
          </table:table-cell>
          <table:table-cell office:value-type="float" office:value="0.926263153553009" calcext:value-type="float">
            <text:p>0.926263153553009</text:p>
          </table:table-cell>
          <table:table-cell office:value-type="float" office:value="0.926323294639587" calcext:value-type="float">
            <text:p>0.926323294639587</text:p>
          </table:table-cell>
          <table:table-cell office:value-type="float" office:value="0.925886154174805" calcext:value-type="float">
            <text:p>0.925886154174805</text:p>
          </table:table-cell>
          <table:table-cell office:value-type="float" office:value="0.926078379154205" calcext:value-type="float">
            <text:p>0.926078379154205</text:p>
          </table:table-cell>
          <table:table-cell office:value-type="float" office:value="0.926820516586304" calcext:value-type="float">
            <text:p>0.926820516586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71.nii.gz</text:p>
          </table:table-cell>
          <table:table-cell office:value-type="float" office:value="0.941985368728638" calcext:value-type="float">
            <text:p>0.941985368728638</text:p>
          </table:table-cell>
          <table:table-cell office:value-type="float" office:value="0.941876173019409" calcext:value-type="float">
            <text:p>0.941876173019409</text:p>
          </table:table-cell>
          <table:table-cell office:value-type="float" office:value="0.94219982624054" calcext:value-type="float">
            <text:p>0.94219982624054</text:p>
          </table:table-cell>
          <table:table-cell office:value-type="float" office:value="0.941176474094391" calcext:value-type="float">
            <text:p>0.941176474094391</text:p>
          </table:table-cell>
          <table:table-cell office:value-type="float" office:value="0.93992555141449" calcext:value-type="float">
            <text:p>0.93992555141449</text:p>
          </table:table-cell>
          <table:table-cell office:value-type="float" office:value="0.938233435153961" calcext:value-type="float">
            <text:p>0.938233435153961</text:p>
          </table:table-cell>
          <table:table-cell office:value-type="float" office:value="0.93908703327179" calcext:value-type="float">
            <text:p>0.93908703327179</text:p>
          </table:table-cell>
          <table:table-cell office:value-type="float" office:value="0.938843727111816" calcext:value-type="float">
            <text:p>0.938843727111816</text:p>
          </table:table-cell>
          <table:table-cell office:value-type="float" office:value="0.938783943653107" calcext:value-type="float">
            <text:p>0.938783943653107</text:p>
          </table:table-cell>
          <table:table-cell office:value-type="float" office:value="0.938030779361725" calcext:value-type="float">
            <text:p>0.938030779361725</text:p>
          </table:table-cell>
          <table:table-cell office:value-type="float" office:value="0.938060760498047" calcext:value-type="float">
            <text:p>0.938060760498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24.nii.gz</text:p>
          </table:table-cell>
          <table:table-cell office:value-type="float" office:value="0.93307238817215" calcext:value-type="float">
            <text:p>0.93307238817215</text:p>
          </table:table-cell>
          <table:table-cell office:value-type="float" office:value="0.935567736625671" calcext:value-type="float">
            <text:p>0.935567736625671</text:p>
          </table:table-cell>
          <table:table-cell office:value-type="float" office:value="0.936879992485046" calcext:value-type="float">
            <text:p>0.936879992485046</text:p>
          </table:table-cell>
          <table:table-cell office:value-type="float" office:value="0.937461853027344" calcext:value-type="float">
            <text:p>0.937461853027344</text:p>
          </table:table-cell>
          <table:table-cell office:value-type="float" office:value="0.937364637851715" calcext:value-type="float">
            <text:p>0.937364637851715</text:p>
          </table:table-cell>
          <table:table-cell office:value-type="float" office:value="0.936221063137054" calcext:value-type="float">
            <text:p>0.936221063137054</text:p>
          </table:table-cell>
          <table:table-cell office:value-type="float" office:value="0.936161935329437" calcext:value-type="float">
            <text:p>0.936161935329437</text:p>
          </table:table-cell>
          <table:table-cell office:value-type="float" office:value="0.937218248844147" calcext:value-type="float">
            <text:p>0.937218248844147</text:p>
          </table:table-cell>
          <table:table-cell office:value-type="float" office:value="0.936793446540832" calcext:value-type="float">
            <text:p>0.936793446540832</text:p>
          </table:table-cell>
          <table:table-cell office:value-type="float" office:value="0.936801314353943" calcext:value-type="float">
            <text:p>0.936801314353943</text:p>
          </table:table-cell>
          <table:table-cell office:value-type="float" office:value="0.937742412090302" calcext:value-type="float">
            <text:p>0.937742412090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55.nii.gz</text:p>
          </table:table-cell>
          <table:table-cell office:value-type="float" office:value="0.968079924583435" calcext:value-type="float">
            <text:p>0.968079924583435</text:p>
          </table:table-cell>
          <table:table-cell office:value-type="float" office:value="0.969036042690277" calcext:value-type="float">
            <text:p>0.969036042690277</text:p>
          </table:table-cell>
          <table:table-cell office:value-type="float" office:value="0.96989095211029" calcext:value-type="float">
            <text:p>0.96989095211029</text:p>
          </table:table-cell>
          <table:table-cell office:value-type="float" office:value="0.970862865447998" calcext:value-type="float">
            <text:p>0.970862865447998</text:p>
          </table:table-cell>
          <table:table-cell office:value-type="float" office:value="0.969455122947693" calcext:value-type="float">
            <text:p>0.969455122947693</text:p>
          </table:table-cell>
          <table:table-cell office:value-type="float" office:value="0.970859408378601" calcext:value-type="float">
            <text:p>0.970859408378601</text:p>
          </table:table-cell>
          <table:table-cell office:value-type="float" office:value="0.971860885620117" calcext:value-type="float">
            <text:p>0.971860885620117</text:p>
          </table:table-cell>
          <table:table-cell office:value-type="float" office:value="0.97186142206192" calcext:value-type="float">
            <text:p>0.97186142206192</text:p>
          </table:table-cell>
          <table:table-cell office:value-type="float" office:value="0.971910893917084" calcext:value-type="float">
            <text:p>0.971910893917084</text:p>
          </table:table-cell>
          <table:table-cell office:value-type="float" office:value="0.971440732479095" calcext:value-type="float">
            <text:p>0.971440732479095</text:p>
          </table:table-cell>
          <table:table-cell office:value-type="float" office:value="0.970744013786316" calcext:value-type="float">
            <text:p>0.970744013786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6.nii.gz</text:p>
          </table:table-cell>
          <table:table-cell office:value-type="float" office:value="0.852165222167969" calcext:value-type="float">
            <text:p>0.852165222167969</text:p>
          </table:table-cell>
          <table:table-cell office:value-type="float" office:value="0.852604389190674" calcext:value-type="float">
            <text:p>0.852604389190674</text:p>
          </table:table-cell>
          <table:table-cell office:value-type="float" office:value="0.853171110153198" calcext:value-type="float">
            <text:p>0.853171110153198</text:p>
          </table:table-cell>
          <table:table-cell office:value-type="float" office:value="0.853973567485809" calcext:value-type="float">
            <text:p>0.853973567485809</text:p>
          </table:table-cell>
          <table:table-cell office:value-type="float" office:value="0.853732407093048" calcext:value-type="float">
            <text:p>0.853732407093048</text:p>
          </table:table-cell>
          <table:table-cell office:value-type="float" office:value="0.854292333126068" calcext:value-type="float">
            <text:p>0.854292333126068</text:p>
          </table:table-cell>
          <table:table-cell office:value-type="float" office:value="0.855525732040405" calcext:value-type="float">
            <text:p>0.855525732040405</text:p>
          </table:table-cell>
          <table:table-cell office:value-type="float" office:value="0.855662226676941" calcext:value-type="float">
            <text:p>0.855662226676941</text:p>
          </table:table-cell>
          <table:table-cell office:value-type="float" office:value="0.855796158313751" calcext:value-type="float">
            <text:p>0.855796158313751</text:p>
          </table:table-cell>
          <table:table-cell office:value-type="float" office:value="0.856545031070709" calcext:value-type="float">
            <text:p>0.856545031070709</text:p>
          </table:table-cell>
          <table:table-cell office:value-type="float" office:value="0.858706533908844" calcext:value-type="float">
            <text:p>0.858706533908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54.nii.gz</text:p>
          </table:table-cell>
          <table:table-cell office:value-type="float" office:value="0.828767120838165" calcext:value-type="float">
            <text:p>0.828767120838165</text:p>
          </table:table-cell>
          <table:table-cell office:value-type="float" office:value="0.82821649312973" calcext:value-type="float">
            <text:p>0.82821649312973</text:p>
          </table:table-cell>
          <table:table-cell office:value-type="float" office:value="0.827256560325623" calcext:value-type="float">
            <text:p>0.827256560325623</text:p>
          </table:table-cell>
          <table:table-cell office:value-type="float" office:value="0.827911734580994" calcext:value-type="float">
            <text:p>0.827911734580994</text:p>
          </table:table-cell>
          <table:table-cell office:value-type="float" office:value="0.827636182308197" calcext:value-type="float">
            <text:p>0.827636182308197</text:p>
          </table:table-cell>
          <table:table-cell office:value-type="float" office:value="0.828858077526093" calcext:value-type="float">
            <text:p>0.828858077526093</text:p>
          </table:table-cell>
          <table:table-cell office:value-type="float" office:value="0.826529741287231" calcext:value-type="float">
            <text:p>0.826529741287231</text:p>
          </table:table-cell>
          <table:table-cell office:value-type="float" office:value="0.827595055103302" calcext:value-type="float">
            <text:p>0.827595055103302</text:p>
          </table:table-cell>
          <table:table-cell office:value-type="float" office:value="0.829023122787476" calcext:value-type="float">
            <text:p>0.829023122787476</text:p>
          </table:table-cell>
          <table:table-cell office:value-type="float" office:value="0.828623116016388" calcext:value-type="float">
            <text:p>0.828623116016388</text:p>
          </table:table-cell>
          <table:table-cell office:value-type="float" office:value="0.829285085201263" calcext:value-type="float">
            <text:p>0.82928508520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2.nii.gz</text:p>
          </table:table-cell>
          <table:table-cell office:value-type="float" office:value="0.900645792484283" calcext:value-type="float">
            <text:p>0.900645792484283</text:p>
          </table:table-cell>
          <table:table-cell office:value-type="float" office:value="0.904013991355896" calcext:value-type="float">
            <text:p>0.904013991355896</text:p>
          </table:table-cell>
          <table:table-cell office:value-type="float" office:value="0.907665371894836" calcext:value-type="float">
            <text:p>0.907665371894836</text:p>
          </table:table-cell>
          <table:table-cell office:value-type="float" office:value="0.908999741077423" calcext:value-type="float">
            <text:p>0.908999741077423</text:p>
          </table:table-cell>
          <table:table-cell office:value-type="float" office:value="0.911085069179535" calcext:value-type="float">
            <text:p>0.911085069179535</text:p>
          </table:table-cell>
          <table:table-cell office:value-type="float" office:value="0.914055287837982" calcext:value-type="float">
            <text:p>0.914055287837982</text:p>
          </table:table-cell>
          <table:table-cell office:value-type="float" office:value="0.915579497814178" calcext:value-type="float">
            <text:p>0.915579497814178</text:p>
          </table:table-cell>
          <table:table-cell office:value-type="float" office:value="0.916603446006775" calcext:value-type="float">
            <text:p>0.916603446006775</text:p>
          </table:table-cell>
          <table:table-cell office:value-type="float" office:value="0.918224096298218" calcext:value-type="float">
            <text:p>0.918224096298218</text:p>
          </table:table-cell>
          <table:table-cell office:value-type="float" office:value="0.920040667057037" calcext:value-type="float">
            <text:p>0.920040667057037</text:p>
          </table:table-cell>
          <table:table-cell office:value-type="float" office:value="0.923586905002594" calcext:value-type="float">
            <text:p>0.9235869050025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99.nii.gz</text:p>
          </table:table-cell>
          <table:table-cell office:value-type="float" office:value="0.925919234752655" calcext:value-type="float">
            <text:p>0.925919234752655</text:p>
          </table:table-cell>
          <table:table-cell office:value-type="float" office:value="0.927488923072815" calcext:value-type="float">
            <text:p>0.927488923072815</text:p>
          </table:table-cell>
          <table:table-cell office:value-type="float" office:value="0.928350746631622" calcext:value-type="float">
            <text:p>0.928350746631622</text:p>
          </table:table-cell>
          <table:table-cell office:value-type="float" office:value="0.928698837757111" calcext:value-type="float">
            <text:p>0.928698837757111</text:p>
          </table:table-cell>
          <table:table-cell office:value-type="float" office:value="0.929454565048218" calcext:value-type="float">
            <text:p>0.929454565048218</text:p>
          </table:table-cell>
          <table:table-cell office:value-type="float" office:value="0.930699527263641" calcext:value-type="float">
            <text:p>0.930699527263641</text:p>
          </table:table-cell>
          <table:table-cell office:value-type="float" office:value="0.931403994560242" calcext:value-type="float">
            <text:p>0.931403994560242</text:p>
          </table:table-cell>
          <table:table-cell office:value-type="float" office:value="0.933347940444946" calcext:value-type="float">
            <text:p>0.933347940444946</text:p>
          </table:table-cell>
          <table:table-cell office:value-type="float" office:value="0.933932304382324" calcext:value-type="float">
            <text:p>0.933932304382324</text:p>
          </table:table-cell>
          <table:table-cell office:value-type="float" office:value="0.935078203678131" calcext:value-type="float">
            <text:p>0.935078203678131</text:p>
          </table:table-cell>
          <table:table-cell office:value-type="float" office:value="0.936294794082642" calcext:value-type="float">
            <text:p>0.936294794082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58.nii.gz</text:p>
          </table:table-cell>
          <table:table-cell office:value-type="float" office:value="0.940867900848389" calcext:value-type="float">
            <text:p>0.940867900848389</text:p>
          </table:table-cell>
          <table:table-cell office:value-type="float" office:value="0.943393230438232" calcext:value-type="float">
            <text:p>0.943393230438232</text:p>
          </table:table-cell>
          <table:table-cell office:value-type="float" office:value="0.943426251411438" calcext:value-type="float">
            <text:p>0.943426251411438</text:p>
          </table:table-cell>
          <table:table-cell office:value-type="float" office:value="0.943907380104065" calcext:value-type="float">
            <text:p>0.943907380104065</text:p>
          </table:table-cell>
          <table:table-cell office:value-type="float" office:value="0.944871008396149" calcext:value-type="float">
            <text:p>0.944871008396149</text:p>
          </table:table-cell>
          <table:table-cell office:value-type="float" office:value="0.944960951805115" calcext:value-type="float">
            <text:p>0.944960951805115</text:p>
          </table:table-cell>
          <table:table-cell office:value-type="float" office:value="0.944623172283173" calcext:value-type="float">
            <text:p>0.944623172283173</text:p>
          </table:table-cell>
          <table:table-cell office:value-type="float" office:value="0.944992959499359" calcext:value-type="float">
            <text:p>0.944992959499359</text:p>
          </table:table-cell>
          <table:table-cell office:value-type="float" office:value="0.945690631866455" calcext:value-type="float">
            <text:p>0.945690631866455</text:p>
          </table:table-cell>
          <table:table-cell office:value-type="float" office:value="0.946561634540558" calcext:value-type="float">
            <text:p>0.946561634540558</text:p>
          </table:table-cell>
          <table:table-cell office:value-type="float" office:value="0.946704626083374" calcext:value-type="float">
            <text:p>0.946704626083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2.nii.gz</text:p>
          </table:table-cell>
          <table:table-cell office:value-type="float" office:value="0.83818393945694" calcext:value-type="float">
            <text:p>0.83818393945694</text:p>
          </table:table-cell>
          <table:table-cell office:value-type="float" office:value="0.851840913295746" calcext:value-type="float">
            <text:p>0.851840913295746</text:p>
          </table:table-cell>
          <table:table-cell office:value-type="float" office:value="0.861483454704285" calcext:value-type="float">
            <text:p>0.861483454704285</text:p>
          </table:table-cell>
          <table:table-cell office:value-type="float" office:value="0.87727826833725" calcext:value-type="float">
            <text:p>0.87727826833725</text:p>
          </table:table-cell>
          <table:table-cell office:value-type="float" office:value="0.879731357097626" calcext:value-type="float">
            <text:p>0.879731357097626</text:p>
          </table:table-cell>
          <table:table-cell office:value-type="float" office:value="0.88206684589386" calcext:value-type="float">
            <text:p>0.88206684589386</text:p>
          </table:table-cell>
          <table:table-cell office:value-type="float" office:value="0.882981956005096" calcext:value-type="float">
            <text:p>0.882981956005096</text:p>
          </table:table-cell>
          <table:table-cell office:value-type="float" office:value="0.882262527942658" calcext:value-type="float">
            <text:p>0.882262527942658</text:p>
          </table:table-cell>
          <table:table-cell office:value-type="float" office:value="0.882877349853516" calcext:value-type="float">
            <text:p>0.882877349853516</text:p>
          </table:table-cell>
          <table:table-cell office:value-type="float" office:value="0.887795865535736" calcext:value-type="float">
            <text:p>0.887795865535736</text:p>
          </table:table-cell>
          <table:table-cell office:value-type="float" office:value="0.89259260892868" calcext:value-type="float">
            <text:p>0.89259260892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68.nii.gz</text:p>
          </table:table-cell>
          <table:table-cell office:value-type="float" office:value="0.784473121166229" calcext:value-type="float">
            <text:p>0.784473121166229</text:p>
          </table:table-cell>
          <table:table-cell office:value-type="float" office:value="0.785305202007294" calcext:value-type="float">
            <text:p>0.785305202007294</text:p>
          </table:table-cell>
          <table:table-cell office:value-type="float" office:value="0.784600675106049" calcext:value-type="float">
            <text:p>0.784600675106049</text:p>
          </table:table-cell>
          <table:table-cell office:value-type="float" office:value="0.785967767238617" calcext:value-type="float">
            <text:p>0.785967767238617</text:p>
          </table:table-cell>
          <table:table-cell office:value-type="float" office:value="0.787939965724945" calcext:value-type="float">
            <text:p>0.787939965724945</text:p>
          </table:table-cell>
          <table:table-cell office:value-type="float" office:value="0.790082991123199" calcext:value-type="float">
            <text:p>0.790082991123199</text:p>
          </table:table-cell>
          <table:table-cell office:value-type="float" office:value="0.791625797748566" calcext:value-type="float">
            <text:p>0.791625797748566</text:p>
          </table:table-cell>
          <table:table-cell office:value-type="float" office:value="0.790830969810486" calcext:value-type="float">
            <text:p>0.790830969810486</text:p>
          </table:table-cell>
          <table:table-cell office:value-type="float" office:value="0.791923582553864" calcext:value-type="float">
            <text:p>0.791923582553864</text:p>
          </table:table-cell>
          <table:table-cell office:value-type="float" office:value="0.791997194290161" calcext:value-type="float">
            <text:p>0.791997194290161</text:p>
          </table:table-cell>
          <table:table-cell office:value-type="float" office:value="0.792624473571777" calcext:value-type="float">
            <text:p>0.792624473571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1.nii.gz</text:p>
          </table:table-cell>
          <table:table-cell office:value-type="float" office:value="0.896290421485901" calcext:value-type="float">
            <text:p>0.896290421485901</text:p>
          </table:table-cell>
          <table:table-cell office:value-type="float" office:value="0.897396385669708" calcext:value-type="float">
            <text:p>0.897396385669708</text:p>
          </table:table-cell>
          <table:table-cell office:value-type="float" office:value="0.898737549781799" calcext:value-type="float">
            <text:p>0.898737549781799</text:p>
          </table:table-cell>
          <table:table-cell office:value-type="float" office:value="0.902360737323761" calcext:value-type="float">
            <text:p>0.902360737323761</text:p>
          </table:table-cell>
          <table:table-cell office:value-type="float" office:value="0.90117359161377" calcext:value-type="float">
            <text:p>0.90117359161377</text:p>
          </table:table-cell>
          <table:table-cell office:value-type="float" office:value="0.902118265628815" calcext:value-type="float">
            <text:p>0.902118265628815</text:p>
          </table:table-cell>
          <table:table-cell office:value-type="float" office:value="0.902442276477814" calcext:value-type="float">
            <text:p>0.902442276477814</text:p>
          </table:table-cell>
          <table:table-cell office:value-type="float" office:value="0.897995471954346" calcext:value-type="float">
            <text:p>0.897995471954346</text:p>
          </table:table-cell>
          <table:table-cell office:value-type="float" office:value="0.899040997028351" calcext:value-type="float">
            <text:p>0.899040997028351</text:p>
          </table:table-cell>
          <table:table-cell office:value-type="float" office:value="0.901133954524994" calcext:value-type="float">
            <text:p>0.901133954524994</text:p>
          </table:table-cell>
          <table:table-cell office:value-type="float" office:value="0.90345162153244" calcext:value-type="float">
            <text:p>0.90345162153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6.nii.gz</text:p>
          </table:table-cell>
          <table:table-cell office:value-type="float" office:value="0.817273736000061" calcext:value-type="float">
            <text:p>0.817273736000061</text:p>
          </table:table-cell>
          <table:table-cell office:value-type="float" office:value="0.82253634929657" calcext:value-type="float">
            <text:p>0.82253634929657</text:p>
          </table:table-cell>
          <table:table-cell office:value-type="float" office:value="0.82334965467453" calcext:value-type="float">
            <text:p>0.82334965467453</text:p>
          </table:table-cell>
          <table:table-cell office:value-type="float" office:value="0.824886679649353" calcext:value-type="float">
            <text:p>0.824886679649353</text:p>
          </table:table-cell>
          <table:table-cell office:value-type="float" office:value="0.823286116123199" calcext:value-type="float">
            <text:p>0.823286116123199</text:p>
          </table:table-cell>
          <table:table-cell office:value-type="float" office:value="0.819429993629456" calcext:value-type="float">
            <text:p>0.819429993629456</text:p>
          </table:table-cell>
          <table:table-cell office:value-type="float" office:value="0.819279611110687" calcext:value-type="float">
            <text:p>0.819279611110687</text:p>
          </table:table-cell>
          <table:table-cell office:value-type="float" office:value="0.819648265838623" calcext:value-type="float">
            <text:p>0.819648265838623</text:p>
          </table:table-cell>
          <table:table-cell office:value-type="float" office:value="0.821740925312042" calcext:value-type="float">
            <text:p>0.821740925312042</text:p>
          </table:table-cell>
          <table:table-cell office:value-type="float" office:value="0.821912109851837" calcext:value-type="float">
            <text:p>0.821912109851837</text:p>
          </table:table-cell>
          <table:table-cell office:value-type="float" office:value="0.822314918041229" calcext:value-type="float">
            <text:p>0.822314918041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5.nii.gz</text:p>
          </table:table-cell>
          <table:table-cell office:value-type="float" office:value="0.900249540805817" calcext:value-type="float">
            <text:p>0.900249540805817</text:p>
          </table:table-cell>
          <table:table-cell office:value-type="float" office:value="0.902658462524414" calcext:value-type="float">
            <text:p>0.902658462524414</text:p>
          </table:table-cell>
          <table:table-cell office:value-type="float" office:value="0.902940988540649" calcext:value-type="float">
            <text:p>0.902940988540649</text:p>
          </table:table-cell>
          <table:table-cell office:value-type="float" office:value="0.90159809589386" calcext:value-type="float">
            <text:p>0.90159809589386</text:p>
          </table:table-cell>
          <table:table-cell office:value-type="float" office:value="0.901504814624786" calcext:value-type="float">
            <text:p>0.901504814624786</text:p>
          </table:table-cell>
          <table:table-cell office:value-type="float" office:value="0.901464343070984" calcext:value-type="float">
            <text:p>0.901464343070984</text:p>
          </table:table-cell>
          <table:table-cell office:value-type="float" office:value="0.90284538269043" calcext:value-type="float">
            <text:p>0.90284538269043</text:p>
          </table:table-cell>
          <table:table-cell office:value-type="float" office:value="0.902046978473663" calcext:value-type="float">
            <text:p>0.902046978473663</text:p>
          </table:table-cell>
          <table:table-cell office:value-type="float" office:value="0.902679264545441" calcext:value-type="float">
            <text:p>0.902679264545441</text:p>
          </table:table-cell>
          <table:table-cell office:value-type="float" office:value="0.902580380439758" calcext:value-type="float">
            <text:p>0.902580380439758</text:p>
          </table:table-cell>
          <table:table-cell office:value-type="float" office:value="0.902334570884705" calcext:value-type="float">
            <text:p>0.902334570884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20.nii.gz</text:p>
          </table:table-cell>
          <table:table-cell office:value-type="float" office:value="0.908135831356049" calcext:value-type="float">
            <text:p>0.908135831356049</text:p>
          </table:table-cell>
          <table:table-cell office:value-type="float" office:value="0.908199548721314" calcext:value-type="float">
            <text:p>0.908199548721314</text:p>
          </table:table-cell>
          <table:table-cell office:value-type="float" office:value="0.90837824344635" calcext:value-type="float">
            <text:p>0.90837824344635</text:p>
          </table:table-cell>
          <table:table-cell office:value-type="float" office:value="0.907370984554291" calcext:value-type="float">
            <text:p>0.907370984554291</text:p>
          </table:table-cell>
          <table:table-cell office:value-type="float" office:value="0.908331274986267" calcext:value-type="float">
            <text:p>0.908331274986267</text:p>
          </table:table-cell>
          <table:table-cell office:value-type="float" office:value="0.910545110702515" calcext:value-type="float">
            <text:p>0.910545110702515</text:p>
          </table:table-cell>
          <table:table-cell office:value-type="float" office:value="0.909247815608978" calcext:value-type="float">
            <text:p>0.909247815608978</text:p>
          </table:table-cell>
          <table:table-cell office:value-type="float" office:value="0.910370349884033" calcext:value-type="float">
            <text:p>0.910370349884033</text:p>
          </table:table-cell>
          <table:table-cell office:value-type="float" office:value="0.9116992354393" calcext:value-type="float">
            <text:p>0.9116992354393</text:p>
          </table:table-cell>
          <table:table-cell office:value-type="float" office:value="0.911001265048981" calcext:value-type="float">
            <text:p>0.911001265048981</text:p>
          </table:table-cell>
          <table:table-cell office:value-type="float" office:value="0.912871301174164" calcext:value-type="float">
            <text:p>0.912871301174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38.nii.gz</text:p>
          </table:table-cell>
          <table:table-cell office:value-type="float" office:value="0.931074142456055" calcext:value-type="float">
            <text:p>0.931074142456055</text:p>
          </table:table-cell>
          <table:table-cell office:value-type="float" office:value="0.935265600681305" calcext:value-type="float">
            <text:p>0.935265600681305</text:p>
          </table:table-cell>
          <table:table-cell office:value-type="float" office:value="0.937112152576446" calcext:value-type="float">
            <text:p>0.937112152576446</text:p>
          </table:table-cell>
          <table:table-cell office:value-type="float" office:value="0.94068717956543" calcext:value-type="float">
            <text:p>0.94068717956543</text:p>
          </table:table-cell>
          <table:table-cell office:value-type="float" office:value="0.943565428256988" calcext:value-type="float">
            <text:p>0.943565428256988</text:p>
          </table:table-cell>
          <table:table-cell office:value-type="float" office:value="0.943684577941894" calcext:value-type="float">
            <text:p>0.943684577941894</text:p>
          </table:table-cell>
          <table:table-cell office:value-type="float" office:value="0.943306267261505" calcext:value-type="float">
            <text:p>0.943306267261505</text:p>
          </table:table-cell>
          <table:table-cell office:value-type="float" office:value="0.944008231163025" calcext:value-type="float">
            <text:p>0.944008231163025</text:p>
          </table:table-cell>
          <table:table-cell office:value-type="float" office:value="0.944719731807709" calcext:value-type="float">
            <text:p>0.944719731807709</text:p>
          </table:table-cell>
          <table:table-cell office:value-type="float" office:value="0.945902407169342" calcext:value-type="float">
            <text:p>0.945902407169342</text:p>
          </table:table-cell>
          <table:table-cell office:value-type="float" office:value="0.94548499584198" calcext:value-type="float">
            <text:p>0.94548499584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4.nii.gz</text:p>
          </table:table-cell>
          <table:table-cell office:value-type="float" office:value="0.937090992927551" calcext:value-type="float">
            <text:p>0.937090992927551</text:p>
          </table:table-cell>
          <table:table-cell office:value-type="float" office:value="0.936443507671356" calcext:value-type="float">
            <text:p>0.936443507671356</text:p>
          </table:table-cell>
          <table:table-cell office:value-type="float" office:value="0.93622750043869" calcext:value-type="float">
            <text:p>0.93622750043869</text:p>
          </table:table-cell>
          <table:table-cell office:value-type="float" office:value="0.93604052066803" calcext:value-type="float">
            <text:p>0.93604052066803</text:p>
          </table:table-cell>
          <table:table-cell office:value-type="float" office:value="0.936333298683166" calcext:value-type="float">
            <text:p>0.936333298683166</text:p>
          </table:table-cell>
          <table:table-cell office:value-type="float" office:value="0.936751067638397" calcext:value-type="float">
            <text:p>0.936751067638397</text:p>
          </table:table-cell>
          <table:table-cell office:value-type="float" office:value="0.937025725841522" calcext:value-type="float">
            <text:p>0.937025725841522</text:p>
          </table:table-cell>
          <table:table-cell office:value-type="float" office:value="0.937812268733978" calcext:value-type="float">
            <text:p>0.937812268733978</text:p>
          </table:table-cell>
          <table:table-cell office:value-type="float" office:value="0.937397956848144" calcext:value-type="float">
            <text:p>0.937397956848144</text:p>
          </table:table-cell>
          <table:table-cell office:value-type="float" office:value="0.937273561954498" calcext:value-type="float">
            <text:p>0.937273561954498</text:p>
          </table:table-cell>
          <table:table-cell office:value-type="float" office:value="0.938139915466309" calcext:value-type="float">
            <text:p>0.938139915466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54.nii.gz</text:p>
          </table:table-cell>
          <table:table-cell office:value-type="float" office:value="0.87457013130188" calcext:value-type="float">
            <text:p>0.87457013130188</text:p>
          </table:table-cell>
          <table:table-cell office:value-type="float" office:value="0.876794636249542" calcext:value-type="float">
            <text:p>0.876794636249542</text:p>
          </table:table-cell>
          <table:table-cell office:value-type="float" office:value="0.87771201133728" calcext:value-type="float">
            <text:p>0.87771201133728</text:p>
          </table:table-cell>
          <table:table-cell office:value-type="float" office:value="0.877888917922974" calcext:value-type="float">
            <text:p>0.877888917922974</text:p>
          </table:table-cell>
          <table:table-cell office:value-type="float" office:value="0.878546595573425" calcext:value-type="float">
            <text:p>0.878546595573425</text:p>
          </table:table-cell>
          <table:table-cell office:value-type="float" office:value="0.879867672920227" calcext:value-type="float">
            <text:p>0.879867672920227</text:p>
          </table:table-cell>
          <table:table-cell office:value-type="float" office:value="0.881297290325165" calcext:value-type="float">
            <text:p>0.881297290325165</text:p>
          </table:table-cell>
          <table:table-cell office:value-type="float" office:value="0.88277941942215" calcext:value-type="float">
            <text:p>0.88277941942215</text:p>
          </table:table-cell>
          <table:table-cell office:value-type="float" office:value="0.883545875549316" calcext:value-type="float">
            <text:p>0.883545875549316</text:p>
          </table:table-cell>
          <table:table-cell office:value-type="float" office:value="0.884363830089569" calcext:value-type="float">
            <text:p>0.884363830089569</text:p>
          </table:table-cell>
          <table:table-cell office:value-type="float" office:value="0.885432958602905" calcext:value-type="float">
            <text:p>0.885432958602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18.nii.gz</text:p>
          </table:table-cell>
          <table:table-cell office:value-type="float" office:value="0.923068463802338" calcext:value-type="float">
            <text:p>0.923068463802338</text:p>
          </table:table-cell>
          <table:table-cell office:value-type="float" office:value="0.923085391521454" calcext:value-type="float">
            <text:p>0.923085391521454</text:p>
          </table:table-cell>
          <table:table-cell office:value-type="float" office:value="0.925664126873016" calcext:value-type="float">
            <text:p>0.925664126873016</text:p>
          </table:table-cell>
          <table:table-cell office:value-type="float" office:value="0.92602014541626" calcext:value-type="float">
            <text:p>0.92602014541626</text:p>
          </table:table-cell>
          <table:table-cell office:value-type="float" office:value="0.926011919975281" calcext:value-type="float">
            <text:p>0.926011919975281</text:p>
          </table:table-cell>
          <table:table-cell office:value-type="float" office:value="0.926567137241364" calcext:value-type="float">
            <text:p>0.926567137241364</text:p>
          </table:table-cell>
          <table:table-cell office:value-type="float" office:value="0.927536249160767" calcext:value-type="float">
            <text:p>0.927536249160767</text:p>
          </table:table-cell>
          <table:table-cell office:value-type="float" office:value="0.927295386791229" calcext:value-type="float">
            <text:p>0.927295386791229</text:p>
          </table:table-cell>
          <table:table-cell office:value-type="float" office:value="0.92815750837326" calcext:value-type="float">
            <text:p>0.92815750837326</text:p>
          </table:table-cell>
          <table:table-cell office:value-type="float" office:value="0.928812980651856" calcext:value-type="float">
            <text:p>0.928812980651856</text:p>
          </table:table-cell>
          <table:table-cell office:value-type="float" office:value="0.93017840385437" calcext:value-type="float">
            <text:p>0.93017840385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54.nii.gz</text:p>
          </table:table-cell>
          <table:table-cell office:value-type="float" office:value="0.93100506067276" calcext:value-type="float">
            <text:p>0.93100506067276</text:p>
          </table:table-cell>
          <table:table-cell office:value-type="float" office:value="0.932520091533661" calcext:value-type="float">
            <text:p>0.932520091533661</text:p>
          </table:table-cell>
          <table:table-cell office:value-type="float" office:value="0.933297038078308" calcext:value-type="float">
            <text:p>0.933297038078308</text:p>
          </table:table-cell>
          <table:table-cell office:value-type="float" office:value="0.934044539928436" calcext:value-type="float">
            <text:p>0.934044539928436</text:p>
          </table:table-cell>
          <table:table-cell office:value-type="float" office:value="0.93454372882843" calcext:value-type="float">
            <text:p>0.93454372882843</text:p>
          </table:table-cell>
          <table:table-cell office:value-type="float" office:value="0.934764802455902" calcext:value-type="float">
            <text:p>0.934764802455902</text:p>
          </table:table-cell>
          <table:table-cell office:value-type="float" office:value="0.934443533420563" calcext:value-type="float">
            <text:p>0.934443533420563</text:p>
          </table:table-cell>
          <table:table-cell office:value-type="float" office:value="0.936318159103394" calcext:value-type="float">
            <text:p>0.936318159103394</text:p>
          </table:table-cell>
          <table:table-cell office:value-type="float" office:value="0.935809254646301" calcext:value-type="float">
            <text:p>0.935809254646301</text:p>
          </table:table-cell>
          <table:table-cell office:value-type="float" office:value="0.936889052391052" calcext:value-type="float">
            <text:p>0.936889052391052</text:p>
          </table:table-cell>
          <table:table-cell office:value-type="float" office:value="0.937421679496765" calcext:value-type="float">
            <text:p>0.937421679496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0.nii.gz</text:p>
          </table:table-cell>
          <table:table-cell office:value-type="float" office:value="0.944014608860016" calcext:value-type="float">
            <text:p>0.944014608860016</text:p>
          </table:table-cell>
          <table:table-cell office:value-type="float" office:value="0.945571660995483" calcext:value-type="float">
            <text:p>0.945571660995483</text:p>
          </table:table-cell>
          <table:table-cell office:value-type="float" office:value="0.947430610656738" calcext:value-type="float">
            <text:p>0.947430610656738</text:p>
          </table:table-cell>
          <table:table-cell office:value-type="float" office:value="0.947838246822357" calcext:value-type="float">
            <text:p>0.947838246822357</text:p>
          </table:table-cell>
          <table:table-cell office:value-type="float" office:value="0.949994623661041" calcext:value-type="float">
            <text:p>0.949994623661041</text:p>
          </table:table-cell>
          <table:table-cell office:value-type="float" office:value="0.951140761375427" calcext:value-type="float">
            <text:p>0.951140761375427</text:p>
          </table:table-cell>
          <table:table-cell office:value-type="float" office:value="0.952411651611328" calcext:value-type="float">
            <text:p>0.952411651611328</text:p>
          </table:table-cell>
          <table:table-cell office:value-type="float" office:value="0.953283071517944" calcext:value-type="float">
            <text:p>0.953283071517944</text:p>
          </table:table-cell>
          <table:table-cell office:value-type="float" office:value="0.954839408397675" calcext:value-type="float">
            <text:p>0.954839408397675</text:p>
          </table:table-cell>
          <table:table-cell office:value-type="float" office:value="0.956211864948273" calcext:value-type="float">
            <text:p>0.956211864948273</text:p>
          </table:table-cell>
          <table:table-cell office:value-type="float" office:value="0.958526849746704" calcext:value-type="float">
            <text:p>0.958526849746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08.nii.gz</text:p>
          </table:table-cell>
          <table:table-cell office:value-type="float" office:value="0.907257556915283" calcext:value-type="float">
            <text:p>0.907257556915283</text:p>
          </table:table-cell>
          <table:table-cell office:value-type="float" office:value="0.908052384853363" calcext:value-type="float">
            <text:p>0.908052384853363</text:p>
          </table:table-cell>
          <table:table-cell office:value-type="float" office:value="0.908894598484039" calcext:value-type="float">
            <text:p>0.908894598484039</text:p>
          </table:table-cell>
          <table:table-cell office:value-type="float" office:value="0.910807132720947" calcext:value-type="float">
            <text:p>0.910807132720947</text:p>
          </table:table-cell>
          <table:table-cell office:value-type="float" office:value="0.91128808259964" calcext:value-type="float">
            <text:p>0.91128808259964</text:p>
          </table:table-cell>
          <table:table-cell office:value-type="float" office:value="0.9112748503685" calcext:value-type="float">
            <text:p>0.9112748503685</text:p>
          </table:table-cell>
          <table:table-cell office:value-type="float" office:value="0.912304580211639" calcext:value-type="float">
            <text:p>0.912304580211639</text:p>
          </table:table-cell>
          <table:table-cell office:value-type="float" office:value="0.913358688354492" calcext:value-type="float">
            <text:p>0.913358688354492</text:p>
          </table:table-cell>
          <table:table-cell office:value-type="float" office:value="0.913195133209228" calcext:value-type="float">
            <text:p>0.913195133209228</text:p>
          </table:table-cell>
          <table:table-cell office:value-type="float" office:value="0.912739813327789" calcext:value-type="float">
            <text:p>0.912739813327789</text:p>
          </table:table-cell>
          <table:table-cell office:value-type="float" office:value="0.912830412387848" calcext:value-type="float">
            <text:p>0.912830412387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2.nii.gz</text:p>
          </table:table-cell>
          <table:table-cell office:value-type="float" office:value="0.958651781082153" calcext:value-type="float">
            <text:p>0.958651781082153</text:p>
          </table:table-cell>
          <table:table-cell office:value-type="float" office:value="0.959096491336822" calcext:value-type="float">
            <text:p>0.959096491336822</text:p>
          </table:table-cell>
          <table:table-cell office:value-type="float" office:value="0.95900821685791" calcext:value-type="float">
            <text:p>0.95900821685791</text:p>
          </table:table-cell>
          <table:table-cell office:value-type="float" office:value="0.959062099456787" calcext:value-type="float">
            <text:p>0.959062099456787</text:p>
          </table:table-cell>
          <table:table-cell office:value-type="float" office:value="0.959313154220581" calcext:value-type="float">
            <text:p>0.959313154220581</text:p>
          </table:table-cell>
          <table:table-cell office:value-type="float" office:value="0.960309147834778" calcext:value-type="float">
            <text:p>0.960309147834778</text:p>
          </table:table-cell>
          <table:table-cell office:value-type="float" office:value="0.961119592189789" calcext:value-type="float">
            <text:p>0.961119592189789</text:p>
          </table:table-cell>
          <table:table-cell office:value-type="float" office:value="0.961011707782745" calcext:value-type="float">
            <text:p>0.961011707782745</text:p>
          </table:table-cell>
          <table:table-cell office:value-type="float" office:value="0.962085783481598" calcext:value-type="float">
            <text:p>0.962085783481598</text:p>
          </table:table-cell>
          <table:table-cell office:value-type="float" office:value="0.961961209774017" calcext:value-type="float">
            <text:p>0.961961209774017</text:p>
          </table:table-cell>
          <table:table-cell office:value-type="float" office:value="0.963016152381897" calcext:value-type="float">
            <text:p>0.963016152381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78.nii.gz</text:p>
          </table:table-cell>
          <table:table-cell office:value-type="float" office:value="0.855816304683685" calcext:value-type="float">
            <text:p>0.855816304683685</text:p>
          </table:table-cell>
          <table:table-cell office:value-type="float" office:value="0.856441378593445" calcext:value-type="float">
            <text:p>0.856441378593445</text:p>
          </table:table-cell>
          <table:table-cell office:value-type="float" office:value="0.857410371303558" calcext:value-type="float">
            <text:p>0.857410371303558</text:p>
          </table:table-cell>
          <table:table-cell office:value-type="float" office:value="0.858884453773499" calcext:value-type="float">
            <text:p>0.858884453773499</text:p>
          </table:table-cell>
          <table:table-cell office:value-type="float" office:value="0.860462546348572" calcext:value-type="float">
            <text:p>0.860462546348572</text:p>
          </table:table-cell>
          <table:table-cell office:value-type="float" office:value="0.861832022666931" calcext:value-type="float">
            <text:p>0.861832022666931</text:p>
          </table:table-cell>
          <table:table-cell office:value-type="float" office:value="0.863269805908203" calcext:value-type="float">
            <text:p>0.863269805908203</text:p>
          </table:table-cell>
          <table:table-cell office:value-type="float" office:value="0.863128364086151" calcext:value-type="float">
            <text:p>0.863128364086151</text:p>
          </table:table-cell>
          <table:table-cell office:value-type="float" office:value="0.863532185554504" calcext:value-type="float">
            <text:p>0.863532185554504</text:p>
          </table:table-cell>
          <table:table-cell office:value-type="float" office:value="0.863051176071167" calcext:value-type="float">
            <text:p>0.863051176071167</text:p>
          </table:table-cell>
          <table:table-cell office:value-type="float" office:value="0.863795340061188" calcext:value-type="float">
            <text:p>0.863795340061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44.nii.gz</text:p>
          </table:table-cell>
          <table:table-cell office:value-type="float" office:value="0.811418712139129" calcext:value-type="float">
            <text:p>0.811418712139129</text:p>
          </table:table-cell>
          <table:table-cell office:value-type="float" office:value="0.811500787734985" calcext:value-type="float">
            <text:p>0.811500787734985</text:p>
          </table:table-cell>
          <table:table-cell office:value-type="float" office:value="0.812383890151977" calcext:value-type="float">
            <text:p>0.812383890151977</text:p>
          </table:table-cell>
          <table:table-cell office:value-type="float" office:value="0.812871277332306" calcext:value-type="float">
            <text:p>0.812871277332306</text:p>
          </table:table-cell>
          <table:table-cell office:value-type="float" office:value="0.812375724315643" calcext:value-type="float">
            <text:p>0.812375724315643</text:p>
          </table:table-cell>
          <table:table-cell office:value-type="float" office:value="0.815163552761078" calcext:value-type="float">
            <text:p>0.815163552761078</text:p>
          </table:table-cell>
          <table:table-cell office:value-type="float" office:value="0.817719340324402" calcext:value-type="float">
            <text:p>0.817719340324402</text:p>
          </table:table-cell>
          <table:table-cell office:value-type="float" office:value="0.815018057823181" calcext:value-type="float">
            <text:p>0.815018057823181</text:p>
          </table:table-cell>
          <table:table-cell office:value-type="float" office:value="0.814694464206696" calcext:value-type="float">
            <text:p>0.814694464206696</text:p>
          </table:table-cell>
          <table:table-cell office:value-type="float" office:value="0.813580572605133" calcext:value-type="float">
            <text:p>0.813580572605133</text:p>
          </table:table-cell>
          <table:table-cell office:value-type="float" office:value="0.813150942325592" calcext:value-type="float">
            <text:p>0.81315094232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58.nii.gz</text:p>
          </table:table-cell>
          <table:table-cell office:value-type="float" office:value="0.884854078292847" calcext:value-type="float">
            <text:p>0.884854078292847</text:p>
          </table:table-cell>
          <table:table-cell office:value-type="float" office:value="0.887242257595062" calcext:value-type="float">
            <text:p>0.887242257595062</text:p>
          </table:table-cell>
          <table:table-cell office:value-type="float" office:value="0.888737499713898" calcext:value-type="float">
            <text:p>0.888737499713898</text:p>
          </table:table-cell>
          <table:table-cell office:value-type="float" office:value="0.891478717327118" calcext:value-type="float">
            <text:p>0.891478717327118</text:p>
          </table:table-cell>
          <table:table-cell office:value-type="float" office:value="0.893210172653198" calcext:value-type="float">
            <text:p>0.893210172653198</text:p>
          </table:table-cell>
          <table:table-cell office:value-type="float" office:value="0.894599854946137" calcext:value-type="float">
            <text:p>0.894599854946137</text:p>
          </table:table-cell>
          <table:table-cell office:value-type="float" office:value="0.894949793815613" calcext:value-type="float">
            <text:p>0.894949793815613</text:p>
          </table:table-cell>
          <table:table-cell office:value-type="float" office:value="0.89620178937912" calcext:value-type="float">
            <text:p>0.89620178937912</text:p>
          </table:table-cell>
          <table:table-cell office:value-type="float" office:value="0.898239731788635" calcext:value-type="float">
            <text:p>0.898239731788635</text:p>
          </table:table-cell>
          <table:table-cell office:value-type="float" office:value="0.898905098438263" calcext:value-type="float">
            <text:p>0.898905098438263</text:p>
          </table:table-cell>
          <table:table-cell office:value-type="float" office:value="0.899142801761627" calcext:value-type="float">
            <text:p>0.899142801761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8.nii.gz</text:p>
          </table:table-cell>
          <table:table-cell office:value-type="float" office:value="0.88644152879715" calcext:value-type="float">
            <text:p>0.88644152879715</text:p>
          </table:table-cell>
          <table:table-cell office:value-type="float" office:value="0.88921594619751" calcext:value-type="float">
            <text:p>0.88921594619751</text:p>
          </table:table-cell>
          <table:table-cell office:value-type="float" office:value="0.892219483852387" calcext:value-type="float">
            <text:p>0.892219483852387</text:p>
          </table:table-cell>
          <table:table-cell office:value-type="float" office:value="0.894762754440308" calcext:value-type="float">
            <text:p>0.894762754440308</text:p>
          </table:table-cell>
          <table:table-cell office:value-type="float" office:value="0.896030247211456" calcext:value-type="float">
            <text:p>0.896030247211456</text:p>
          </table:table-cell>
          <table:table-cell office:value-type="float" office:value="0.902093827724457" calcext:value-type="float">
            <text:p>0.902093827724457</text:p>
          </table:table-cell>
          <table:table-cell office:value-type="float" office:value="0.901888966560364" calcext:value-type="float">
            <text:p>0.901888966560364</text:p>
          </table:table-cell>
          <table:table-cell office:value-type="float" office:value="0.901790916919708" calcext:value-type="float">
            <text:p>0.901790916919708</text:p>
          </table:table-cell>
          <table:table-cell office:value-type="float" office:value="0.904916942119598" calcext:value-type="float">
            <text:p>0.904916942119598</text:p>
          </table:table-cell>
          <table:table-cell office:value-type="float" office:value="0.908345878124237" calcext:value-type="float">
            <text:p>0.908345878124237</text:p>
          </table:table-cell>
          <table:table-cell office:value-type="float" office:value="0.911587417125702" calcext:value-type="float">
            <text:p>0.911587417125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74.nii.gz</text:p>
          </table:table-cell>
          <table:table-cell office:value-type="float" office:value="0.928312242031097" calcext:value-type="float">
            <text:p>0.928312242031097</text:p>
          </table:table-cell>
          <table:table-cell office:value-type="float" office:value="0.929341018199921" calcext:value-type="float">
            <text:p>0.929341018199921</text:p>
          </table:table-cell>
          <table:table-cell office:value-type="float" office:value="0.930337965488434" calcext:value-type="float">
            <text:p>0.930337965488434</text:p>
          </table:table-cell>
          <table:table-cell office:value-type="float" office:value="0.933994472026825" calcext:value-type="float">
            <text:p>0.933994472026825</text:p>
          </table:table-cell>
          <table:table-cell office:value-type="float" office:value="0.93649822473526" calcext:value-type="float">
            <text:p>0.93649822473526</text:p>
          </table:table-cell>
          <table:table-cell office:value-type="float" office:value="0.937540888786316" calcext:value-type="float">
            <text:p>0.937540888786316</text:p>
          </table:table-cell>
          <table:table-cell office:value-type="float" office:value="0.937589526176452" calcext:value-type="float">
            <text:p>0.937589526176452</text:p>
          </table:table-cell>
          <table:table-cell office:value-type="float" office:value="0.939135432243347" calcext:value-type="float">
            <text:p>0.939135432243347</text:p>
          </table:table-cell>
          <table:table-cell office:value-type="float" office:value="0.940436542034149" calcext:value-type="float">
            <text:p>0.940436542034149</text:p>
          </table:table-cell>
          <table:table-cell office:value-type="float" office:value="0.940339028835297" calcext:value-type="float">
            <text:p>0.940339028835297</text:p>
          </table:table-cell>
          <table:table-cell office:value-type="float" office:value="0.940323710441589" calcext:value-type="float">
            <text:p>0.940323710441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06.nii.gz</text:p>
          </table:table-cell>
          <table:table-cell office:value-type="float" office:value="0.91232967376709" calcext:value-type="float">
            <text:p>0.91232967376709</text:p>
          </table:table-cell>
          <table:table-cell office:value-type="float" office:value="0.91380250453949" calcext:value-type="float">
            <text:p>0.91380250453949</text:p>
          </table:table-cell>
          <table:table-cell office:value-type="float" office:value="0.91550874710083" calcext:value-type="float">
            <text:p>0.91550874710083</text:p>
          </table:table-cell>
          <table:table-cell office:value-type="float" office:value="0.917298257350922" calcext:value-type="float">
            <text:p>0.917298257350922</text:p>
          </table:table-cell>
          <table:table-cell office:value-type="float" office:value="0.918760776519775" calcext:value-type="float">
            <text:p>0.918760776519775</text:p>
          </table:table-cell>
          <table:table-cell office:value-type="float" office:value="0.920147001743317" calcext:value-type="float">
            <text:p>0.920147001743317</text:p>
          </table:table-cell>
          <table:table-cell office:value-type="float" office:value="0.921019077301025" calcext:value-type="float">
            <text:p>0.921019077301025</text:p>
          </table:table-cell>
          <table:table-cell office:value-type="float" office:value="0.922254085540772" calcext:value-type="float">
            <text:p>0.922254085540772</text:p>
          </table:table-cell>
          <table:table-cell office:value-type="float" office:value="0.923132658004761" calcext:value-type="float">
            <text:p>0.923132658004761</text:p>
          </table:table-cell>
          <table:table-cell office:value-type="float" office:value="0.923616170883179" calcext:value-type="float">
            <text:p>0.923616170883179</text:p>
          </table:table-cell>
          <table:table-cell office:value-type="float" office:value="0.923642516136169" calcext:value-type="float">
            <text:p>0.923642516136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42.nii.gz</text:p>
          </table:table-cell>
          <table:table-cell office:value-type="float" office:value="0.710387527942658" calcext:value-type="float">
            <text:p>0.710387527942658</text:p>
          </table:table-cell>
          <table:table-cell office:value-type="float" office:value="0.715734839439392" calcext:value-type="float">
            <text:p>0.715734839439392</text:p>
          </table:table-cell>
          <table:table-cell office:value-type="float" office:value="0.715578496456146" calcext:value-type="float">
            <text:p>0.715578496456146</text:p>
          </table:table-cell>
          <table:table-cell office:value-type="float" office:value="0.70714282989502" calcext:value-type="float">
            <text:p>0.70714282989502</text:p>
          </table:table-cell>
          <table:table-cell office:value-type="float" office:value="0.706253886222839" calcext:value-type="float">
            <text:p>0.706253886222839</text:p>
          </table:table-cell>
          <table:table-cell office:value-type="float" office:value="0.704244732856751" calcext:value-type="float">
            <text:p>0.704244732856751</text:p>
          </table:table-cell>
          <table:table-cell office:value-type="float" office:value="0.703406095504761" calcext:value-type="float">
            <text:p>0.703406095504761</text:p>
          </table:table-cell>
          <table:table-cell office:value-type="float" office:value="0.702587366104126" calcext:value-type="float">
            <text:p>0.702587366104126</text:p>
          </table:table-cell>
          <table:table-cell office:value-type="float" office:value="0.702675104141235" calcext:value-type="float">
            <text:p>0.702675104141235</text:p>
          </table:table-cell>
          <table:table-cell office:value-type="float" office:value="0.700415313243866" calcext:value-type="float">
            <text:p>0.700415313243866</text:p>
          </table:table-cell>
          <table:table-cell office:value-type="float" office:value="0.700768172740936" calcext:value-type="float">
            <text:p>0.700768172740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98.nii.gz</text:p>
          </table:table-cell>
          <table:table-cell office:value-type="float" office:value="0.876755297183991" calcext:value-type="float">
            <text:p>0.876755297183991</text:p>
          </table:table-cell>
          <table:table-cell office:value-type="float" office:value="0.879589021205902" calcext:value-type="float">
            <text:p>0.879589021205902</text:p>
          </table:table-cell>
          <table:table-cell office:value-type="float" office:value="0.881815671920776" calcext:value-type="float">
            <text:p>0.881815671920776</text:p>
          </table:table-cell>
          <table:table-cell office:value-type="float" office:value="0.885292172431946" calcext:value-type="float">
            <text:p>0.885292172431946</text:p>
          </table:table-cell>
          <table:table-cell office:value-type="float" office:value="0.886901497840881" calcext:value-type="float">
            <text:p>0.886901497840881</text:p>
          </table:table-cell>
          <table:table-cell office:value-type="float" office:value="0.887322008609772" calcext:value-type="float">
            <text:p>0.887322008609772</text:p>
          </table:table-cell>
          <table:table-cell office:value-type="float" office:value="0.889003396034241" calcext:value-type="float">
            <text:p>0.889003396034241</text:p>
          </table:table-cell>
          <table:table-cell office:value-type="float" office:value="0.894538402557373" calcext:value-type="float">
            <text:p>0.894538402557373</text:p>
          </table:table-cell>
          <table:table-cell office:value-type="float" office:value="0.895077764987946" calcext:value-type="float">
            <text:p>0.895077764987946</text:p>
          </table:table-cell>
          <table:table-cell office:value-type="float" office:value="0.894731342792511" calcext:value-type="float">
            <text:p>0.894731342792511</text:p>
          </table:table-cell>
          <table:table-cell office:value-type="float" office:value="0.895962774753571" calcext:value-type="float">
            <text:p>0.895962774753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0.nii.gz</text:p>
          </table:table-cell>
          <table:table-cell office:value-type="float" office:value="0.827583730220795" calcext:value-type="float">
            <text:p>0.827583730220795</text:p>
          </table:table-cell>
          <table:table-cell office:value-type="float" office:value="0.830253303050995" calcext:value-type="float">
            <text:p>0.830253303050995</text:p>
          </table:table-cell>
          <table:table-cell office:value-type="float" office:value="0.832530319690704" calcext:value-type="float">
            <text:p>0.832530319690704</text:p>
          </table:table-cell>
          <table:table-cell office:value-type="float" office:value="0.8359335064888" calcext:value-type="float">
            <text:p>0.8359335064888</text:p>
          </table:table-cell>
          <table:table-cell office:value-type="float" office:value="0.836905479431152" calcext:value-type="float">
            <text:p>0.836905479431152</text:p>
          </table:table-cell>
          <table:table-cell office:value-type="float" office:value="0.840570092201233" calcext:value-type="float">
            <text:p>0.840570092201233</text:p>
          </table:table-cell>
          <table:table-cell office:value-type="float" office:value="0.842155694961548" calcext:value-type="float">
            <text:p>0.842155694961548</text:p>
          </table:table-cell>
          <table:table-cell office:value-type="float" office:value="0.844797074794769" calcext:value-type="float">
            <text:p>0.844797074794769</text:p>
          </table:table-cell>
          <table:table-cell office:value-type="float" office:value="0.846711039543152" calcext:value-type="float">
            <text:p>0.846711039543152</text:p>
          </table:table-cell>
          <table:table-cell office:value-type="float" office:value="0.848334193229675" calcext:value-type="float">
            <text:p>0.848334193229675</text:p>
          </table:table-cell>
          <table:table-cell office:value-type="float" office:value="0.849968314170837" calcext:value-type="float">
            <text:p>0.849968314170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1.nii.gz</text:p>
          </table:table-cell>
          <table:table-cell office:value-type="float" office:value="0.94087690114975" calcext:value-type="float">
            <text:p>0.94087690114975</text:p>
          </table:table-cell>
          <table:table-cell office:value-type="float" office:value="0.944186270236969" calcext:value-type="float">
            <text:p>0.944186270236969</text:p>
          </table:table-cell>
          <table:table-cell office:value-type="float" office:value="0.946475148200989" calcext:value-type="float">
            <text:p>0.946475148200989</text:p>
          </table:table-cell>
          <table:table-cell office:value-type="float" office:value="0.948132991790772" calcext:value-type="float">
            <text:p>0.948132991790772</text:p>
          </table:table-cell>
          <table:table-cell office:value-type="float" office:value="0.948145091533661" calcext:value-type="float">
            <text:p>0.948145091533661</text:p>
          </table:table-cell>
          <table:table-cell office:value-type="float" office:value="0.950179755687714" calcext:value-type="float">
            <text:p>0.950179755687714</text:p>
          </table:table-cell>
          <table:table-cell office:value-type="float" office:value="0.950752317905426" calcext:value-type="float">
            <text:p>0.950752317905426</text:p>
          </table:table-cell>
          <table:table-cell office:value-type="float" office:value="0.951013684272766" calcext:value-type="float">
            <text:p>0.951013684272766</text:p>
          </table:table-cell>
          <table:table-cell office:value-type="float" office:value="0.951978981494904" calcext:value-type="float">
            <text:p>0.951978981494904</text:p>
          </table:table-cell>
          <table:table-cell office:value-type="float" office:value="0.951757550239563" calcext:value-type="float">
            <text:p>0.951757550239563</text:p>
          </table:table-cell>
          <table:table-cell office:value-type="float" office:value="0.952425181865692" calcext:value-type="float">
            <text:p>0.952425181865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14.nii.gz</text:p>
          </table:table-cell>
          <table:table-cell office:value-type="float" office:value="0.829303085803986" calcext:value-type="float">
            <text:p>0.829303085803986</text:p>
          </table:table-cell>
          <table:table-cell office:value-type="float" office:value="0.827588260173798" calcext:value-type="float">
            <text:p>0.827588260173798</text:p>
          </table:table-cell>
          <table:table-cell office:value-type="float" office:value="0.825257480144501" calcext:value-type="float">
            <text:p>0.825257480144501</text:p>
          </table:table-cell>
          <table:table-cell office:value-type="float" office:value="0.822271466255188" calcext:value-type="float">
            <text:p>0.822271466255188</text:p>
          </table:table-cell>
          <table:table-cell office:value-type="float" office:value="0.82255357503891" calcext:value-type="float">
            <text:p>0.82255357503891</text:p>
          </table:table-cell>
          <table:table-cell office:value-type="float" office:value="0.822405278682709" calcext:value-type="float">
            <text:p>0.822405278682709</text:p>
          </table:table-cell>
          <table:table-cell office:value-type="float" office:value="0.822278141975403" calcext:value-type="float">
            <text:p>0.822278141975403</text:p>
          </table:table-cell>
          <table:table-cell office:value-type="float" office:value="0.822831809520721" calcext:value-type="float">
            <text:p>0.822831809520721</text:p>
          </table:table-cell>
          <table:table-cell office:value-type="float" office:value="0.823487162590027" calcext:value-type="float">
            <text:p>0.823487162590027</text:p>
          </table:table-cell>
          <table:table-cell office:value-type="float" office:value="0.822948157787323" calcext:value-type="float">
            <text:p>0.822948157787323</text:p>
          </table:table-cell>
          <table:table-cell office:value-type="float" office:value="0.823416650295258" calcext:value-type="float">
            <text:p>0.823416650295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71.nii.gz</text:p>
          </table:table-cell>
          <table:table-cell office:value-type="float" office:value="0.951645016670227" calcext:value-type="float">
            <text:p>0.951645016670227</text:p>
          </table:table-cell>
          <table:table-cell office:value-type="float" office:value="0.95340633392334" calcext:value-type="float">
            <text:p>0.95340633392334</text:p>
          </table:table-cell>
          <table:table-cell office:value-type="float" office:value="0.955548644065857" calcext:value-type="float">
            <text:p>0.955548644065857</text:p>
          </table:table-cell>
          <table:table-cell office:value-type="float" office:value="0.95600426197052" calcext:value-type="float">
            <text:p>0.95600426197052</text:p>
          </table:table-cell>
          <table:table-cell office:value-type="float" office:value="0.956779360771179" calcext:value-type="float">
            <text:p>0.956779360771179</text:p>
          </table:table-cell>
          <table:table-cell office:value-type="float" office:value="0.957173347473144" calcext:value-type="float">
            <text:p>0.957173347473144</text:p>
          </table:table-cell>
          <table:table-cell office:value-type="float" office:value="0.958230316638946" calcext:value-type="float">
            <text:p>0.958230316638946</text:p>
          </table:table-cell>
          <table:table-cell office:value-type="float" office:value="0.958852767944336" calcext:value-type="float">
            <text:p>0.958852767944336</text:p>
          </table:table-cell>
          <table:table-cell office:value-type="float" office:value="0.95980829000473" calcext:value-type="float">
            <text:p>0.95980829000473</text:p>
          </table:table-cell>
          <table:table-cell office:value-type="float" office:value="0.96039217710495" calcext:value-type="float">
            <text:p>0.96039217710495</text:p>
          </table:table-cell>
          <table:table-cell office:value-type="float" office:value="0.960569560527802" calcext:value-type="float">
            <text:p>0.960569560527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40.nii.gz</text:p>
          </table:table-cell>
          <table:table-cell office:value-type="float" office:value="0.777906715869904" calcext:value-type="float">
            <text:p>0.777906715869904</text:p>
          </table:table-cell>
          <table:table-cell office:value-type="float" office:value="0.783853530883789" calcext:value-type="float">
            <text:p>0.783853530883789</text:p>
          </table:table-cell>
          <table:table-cell office:value-type="float" office:value="0.792532086372376" calcext:value-type="float">
            <text:p>0.792532086372376</text:p>
          </table:table-cell>
          <table:table-cell office:value-type="float" office:value="0.791958868503571" calcext:value-type="float">
            <text:p>0.791958868503571</text:p>
          </table:table-cell>
          <table:table-cell office:value-type="float" office:value="0.796790182590485" calcext:value-type="float">
            <text:p>0.796790182590485</text:p>
          </table:table-cell>
          <table:table-cell office:value-type="float" office:value="0.781016647815704" calcext:value-type="float">
            <text:p>0.781016647815704</text:p>
          </table:table-cell>
          <table:table-cell office:value-type="float" office:value="0.770930528640747" calcext:value-type="float">
            <text:p>0.770930528640747</text:p>
          </table:table-cell>
          <table:table-cell office:value-type="float" office:value="0.774400770664215" calcext:value-type="float">
            <text:p>0.774400770664215</text:p>
          </table:table-cell>
          <table:table-cell office:value-type="float" office:value="0.777997016906738" calcext:value-type="float">
            <text:p>0.777997016906738</text:p>
          </table:table-cell>
          <table:table-cell office:value-type="float" office:value="0.781342566013336" calcext:value-type="float">
            <text:p>0.781342566013336</text:p>
          </table:table-cell>
          <table:table-cell office:value-type="float" office:value="0.776553094387054" calcext:value-type="float">
            <text:p>0.776553094387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63.nii.gz</text:p>
          </table:table-cell>
          <table:table-cell office:value-type="float" office:value="0.878444612026215" calcext:value-type="float">
            <text:p>0.878444612026215</text:p>
          </table:table-cell>
          <table:table-cell office:value-type="float" office:value="0.8852459192276" calcext:value-type="float">
            <text:p>0.8852459192276</text:p>
          </table:table-cell>
          <table:table-cell office:value-type="float" office:value="0.886873185634613" calcext:value-type="float">
            <text:p>0.886873185634613</text:p>
          </table:table-cell>
          <table:table-cell office:value-type="float" office:value="0.897273182868958" calcext:value-type="float">
            <text:p>0.897273182868958</text:p>
          </table:table-cell>
          <table:table-cell office:value-type="float" office:value="0.899965524673462" calcext:value-type="float">
            <text:p>0.899965524673462</text:p>
          </table:table-cell>
          <table:table-cell office:value-type="float" office:value="0.902813732624054" calcext:value-type="float">
            <text:p>0.902813732624054</text:p>
          </table:table-cell>
          <table:table-cell office:value-type="float" office:value="0.903660237789154" calcext:value-type="float">
            <text:p>0.903660237789154</text:p>
          </table:table-cell>
          <table:table-cell office:value-type="float" office:value="0.903986155986786" calcext:value-type="float">
            <text:p>0.903986155986786</text:p>
          </table:table-cell>
          <table:table-cell office:value-type="float" office:value="0.903852820396423" calcext:value-type="float">
            <text:p>0.903852820396423</text:p>
          </table:table-cell>
          <table:table-cell office:value-type="float" office:value="0.904952228069305" calcext:value-type="float">
            <text:p>0.904952228069305</text:p>
          </table:table-cell>
          <table:table-cell office:value-type="float" office:value="0.903259515762329" calcext:value-type="float">
            <text:p>0.903259515762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20.nii.gz</text:p>
          </table:table-cell>
          <table:table-cell office:value-type="float" office:value="0.839120268821716" calcext:value-type="float">
            <text:p>0.839120268821716</text:p>
          </table:table-cell>
          <table:table-cell office:value-type="float" office:value="0.840495407581329" calcext:value-type="float">
            <text:p>0.840495407581329</text:p>
          </table:table-cell>
          <table:table-cell office:value-type="float" office:value="0.844557642936706" calcext:value-type="float">
            <text:p>0.844557642936706</text:p>
          </table:table-cell>
          <table:table-cell office:value-type="float" office:value="0.846807718276977" calcext:value-type="float">
            <text:p>0.846807718276977</text:p>
          </table:table-cell>
          <table:table-cell office:value-type="float" office:value="0.849564254283905" calcext:value-type="float">
            <text:p>0.849564254283905</text:p>
          </table:table-cell>
          <table:table-cell office:value-type="float" office:value="0.850378811359406" calcext:value-type="float">
            <text:p>0.850378811359406</text:p>
          </table:table-cell>
          <table:table-cell office:value-type="float" office:value="0.852717578411102" calcext:value-type="float">
            <text:p>0.852717578411102</text:p>
          </table:table-cell>
          <table:table-cell office:value-type="float" office:value="0.853934705257416" calcext:value-type="float">
            <text:p>0.853934705257416</text:p>
          </table:table-cell>
          <table:table-cell office:value-type="float" office:value="0.854612946510315" calcext:value-type="float">
            <text:p>0.854612946510315</text:p>
          </table:table-cell>
          <table:table-cell office:value-type="float" office:value="0.85613363981247" calcext:value-type="float">
            <text:p>0.85613363981247</text:p>
          </table:table-cell>
          <table:table-cell office:value-type="float" office:value="0.855963945388794" calcext:value-type="float">
            <text:p>0.855963945388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1.nii.gz</text:p>
          </table:table-cell>
          <table:table-cell office:value-type="float" office:value="0.959551453590393" calcext:value-type="float">
            <text:p>0.959551453590393</text:p>
          </table:table-cell>
          <table:table-cell office:value-type="float" office:value="0.962684690952301" calcext:value-type="float">
            <text:p>0.962684690952301</text:p>
          </table:table-cell>
          <table:table-cell office:value-type="float" office:value="0.965040802955627" calcext:value-type="float">
            <text:p>0.965040802955627</text:p>
          </table:table-cell>
          <table:table-cell office:value-type="float" office:value="0.965703785419464" calcext:value-type="float">
            <text:p>0.965703785419464</text:p>
          </table:table-cell>
          <table:table-cell office:value-type="float" office:value="0.966077566146851" calcext:value-type="float">
            <text:p>0.966077566146851</text:p>
          </table:table-cell>
          <table:table-cell office:value-type="float" office:value="0.966404020786285" calcext:value-type="float">
            <text:p>0.966404020786285</text:p>
          </table:table-cell>
          <table:table-cell office:value-type="float" office:value="0.96711266040802" calcext:value-type="float">
            <text:p>0.96711266040802</text:p>
          </table:table-cell>
          <table:table-cell office:value-type="float" office:value="0.968284428119659" calcext:value-type="float">
            <text:p>0.968284428119659</text:p>
          </table:table-cell>
          <table:table-cell office:value-type="float" office:value="0.968329846858978" calcext:value-type="float">
            <text:p>0.968329846858978</text:p>
          </table:table-cell>
          <table:table-cell office:value-type="float" office:value="0.968468904495239" calcext:value-type="float">
            <text:p>0.968468904495239</text:p>
          </table:table-cell>
          <table:table-cell office:value-type="float" office:value="0.968692123889923" calcext:value-type="float">
            <text:p>0.968692123889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54.nii.gz</text:p>
          </table:table-cell>
          <table:table-cell office:value-type="float" office:value="0.826965868473053" calcext:value-type="float">
            <text:p>0.826965868473053</text:p>
          </table:table-cell>
          <table:table-cell office:value-type="float" office:value="0.826529204845428" calcext:value-type="float">
            <text:p>0.826529204845428</text:p>
          </table:table-cell>
          <table:table-cell office:value-type="float" office:value="0.826004028320313" calcext:value-type="float">
            <text:p>0.826004028320313</text:p>
          </table:table-cell>
          <table:table-cell office:value-type="float" office:value="0.825606882572174" calcext:value-type="float">
            <text:p>0.825606882572174</text:p>
          </table:table-cell>
          <table:table-cell office:value-type="float" office:value="0.826934695243835" calcext:value-type="float">
            <text:p>0.826934695243835</text:p>
          </table:table-cell>
          <table:table-cell office:value-type="float" office:value="0.82817006111145" calcext:value-type="float">
            <text:p>0.82817006111145</text:p>
          </table:table-cell>
          <table:table-cell office:value-type="float" office:value="0.829669535160065" calcext:value-type="float">
            <text:p>0.829669535160065</text:p>
          </table:table-cell>
          <table:table-cell office:value-type="float" office:value="0.829420268535614" calcext:value-type="float">
            <text:p>0.829420268535614</text:p>
          </table:table-cell>
          <table:table-cell office:value-type="float" office:value="0.828812062740326" calcext:value-type="float">
            <text:p>0.828812062740326</text:p>
          </table:table-cell>
          <table:table-cell office:value-type="float" office:value="0.829029977321625" calcext:value-type="float">
            <text:p>0.829029977321625</text:p>
          </table:table-cell>
          <table:table-cell office:value-type="float" office:value="0.829370439052582" calcext:value-type="float">
            <text:p>0.829370439052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17.nii.gz</text:p>
          </table:table-cell>
          <table:table-cell office:value-type="float" office:value="0.917786836624146" calcext:value-type="float">
            <text:p>0.917786836624146</text:p>
          </table:table-cell>
          <table:table-cell office:value-type="float" office:value="0.921950578689575" calcext:value-type="float">
            <text:p>0.921950578689575</text:p>
          </table:table-cell>
          <table:table-cell office:value-type="float" office:value="0.924112617969513" calcext:value-type="float">
            <text:p>0.924112617969513</text:p>
          </table:table-cell>
          <table:table-cell office:value-type="float" office:value="0.925821959972382" calcext:value-type="float">
            <text:p>0.925821959972382</text:p>
          </table:table-cell>
          <table:table-cell office:value-type="float" office:value="0.926699757575989" calcext:value-type="float">
            <text:p>0.926699757575989</text:p>
          </table:table-cell>
          <table:table-cell office:value-type="float" office:value="0.927655100822449" calcext:value-type="float">
            <text:p>0.927655100822449</text:p>
          </table:table-cell>
          <table:table-cell office:value-type="float" office:value="0.927823126316071" calcext:value-type="float">
            <text:p>0.927823126316071</text:p>
          </table:table-cell>
          <table:table-cell office:value-type="float" office:value="0.928948819637299" calcext:value-type="float">
            <text:p>0.928948819637299</text:p>
          </table:table-cell>
          <table:table-cell office:value-type="float" office:value="0.930201947689056" calcext:value-type="float">
            <text:p>0.930201947689056</text:p>
          </table:table-cell>
          <table:table-cell office:value-type="float" office:value="0.930451989173889" calcext:value-type="float">
            <text:p>0.930451989173889</text:p>
          </table:table-cell>
          <table:table-cell office:value-type="float" office:value="0.931368172168732" calcext:value-type="float">
            <text:p>0.931368172168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85.nii.gz</text:p>
          </table:table-cell>
          <table:table-cell office:value-type="float" office:value="0.85101580619812" calcext:value-type="float">
            <text:p>0.85101580619812</text:p>
          </table:table-cell>
          <table:table-cell office:value-type="float" office:value="0.859560072422028" calcext:value-type="float">
            <text:p>0.859560072422028</text:p>
          </table:table-cell>
          <table:table-cell office:value-type="float" office:value="0.866933166980743" calcext:value-type="float">
            <text:p>0.866933166980743</text:p>
          </table:table-cell>
          <table:table-cell office:value-type="float" office:value="0.877353131771088" calcext:value-type="float">
            <text:p>0.877353131771088</text:p>
          </table:table-cell>
          <table:table-cell office:value-type="float" office:value="0.875288665294647" calcext:value-type="float">
            <text:p>0.875288665294647</text:p>
          </table:table-cell>
          <table:table-cell office:value-type="float" office:value="0.880371689796448" calcext:value-type="float">
            <text:p>0.880371689796448</text:p>
          </table:table-cell>
          <table:table-cell office:value-type="float" office:value="0.894186019897461" calcext:value-type="float">
            <text:p>0.894186019897461</text:p>
          </table:table-cell>
          <table:table-cell office:value-type="float" office:value="0.892941176891327" calcext:value-type="float">
            <text:p>0.892941176891327</text:p>
          </table:table-cell>
          <table:table-cell office:value-type="float" office:value="0.895238101482391" calcext:value-type="float">
            <text:p>0.895238101482391</text:p>
          </table:table-cell>
          <table:table-cell office:value-type="float" office:value="0.902719020843506" calcext:value-type="float">
            <text:p>0.902719020843506</text:p>
          </table:table-cell>
          <table:table-cell office:value-type="float" office:value="0.901937067508698" calcext:value-type="float">
            <text:p>0.901937067508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47.nii.gz</text:p>
          </table:table-cell>
          <table:table-cell office:value-type="float" office:value="0.942438185214996" calcext:value-type="float">
            <text:p>0.942438185214996</text:p>
          </table:table-cell>
          <table:table-cell office:value-type="float" office:value="0.942557513713837" calcext:value-type="float">
            <text:p>0.942557513713837</text:p>
          </table:table-cell>
          <table:table-cell office:value-type="float" office:value="0.942891001701355" calcext:value-type="float">
            <text:p>0.942891001701355</text:p>
          </table:table-cell>
          <table:table-cell office:value-type="float" office:value="0.94294685125351" calcext:value-type="float">
            <text:p>0.94294685125351</text:p>
          </table:table-cell>
          <table:table-cell office:value-type="float" office:value="0.942928969860077" calcext:value-type="float">
            <text:p>0.942928969860077</text:p>
          </table:table-cell>
          <table:table-cell office:value-type="float" office:value="0.942962229251862" calcext:value-type="float">
            <text:p>0.942962229251862</text:p>
          </table:table-cell>
          <table:table-cell office:value-type="float" office:value="0.943057596683502" calcext:value-type="float">
            <text:p>0.943057596683502</text:p>
          </table:table-cell>
          <table:table-cell office:value-type="float" office:value="0.943020403385162" calcext:value-type="float">
            <text:p>0.943020403385162</text:p>
          </table:table-cell>
          <table:table-cell office:value-type="float" office:value="0.943929135799408" calcext:value-type="float">
            <text:p>0.943929135799408</text:p>
          </table:table-cell>
          <table:table-cell office:value-type="float" office:value="0.944926977157593" calcext:value-type="float">
            <text:p>0.944926977157593</text:p>
          </table:table-cell>
          <table:table-cell office:value-type="float" office:value="0.944801568984985" calcext:value-type="float">
            <text:p>0.9448015689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3.nii.gz</text:p>
          </table:table-cell>
          <table:table-cell office:value-type="float" office:value="0.810725808143616" calcext:value-type="float">
            <text:p>0.810725808143616</text:p>
          </table:table-cell>
          <table:table-cell office:value-type="float" office:value="0.809840440750122" calcext:value-type="float">
            <text:p>0.809840440750122</text:p>
          </table:table-cell>
          <table:table-cell office:value-type="float" office:value="0.812323093414306" calcext:value-type="float">
            <text:p>0.812323093414306</text:p>
          </table:table-cell>
          <table:table-cell office:value-type="float" office:value="0.814629673957825" calcext:value-type="float">
            <text:p>0.814629673957825</text:p>
          </table:table-cell>
          <table:table-cell office:value-type="float" office:value="0.816177070140839" calcext:value-type="float">
            <text:p>0.816177070140839</text:p>
          </table:table-cell>
          <table:table-cell office:value-type="float" office:value="0.817530393600464" calcext:value-type="float">
            <text:p>0.817530393600464</text:p>
          </table:table-cell>
          <table:table-cell office:value-type="float" office:value="0.816922545433044" calcext:value-type="float">
            <text:p>0.816922545433044</text:p>
          </table:table-cell>
          <table:table-cell office:value-type="float" office:value="0.81680029630661" calcext:value-type="float">
            <text:p>0.81680029630661</text:p>
          </table:table-cell>
          <table:table-cell office:value-type="float" office:value="0.818333625793457" calcext:value-type="float">
            <text:p>0.818333625793457</text:p>
          </table:table-cell>
          <table:table-cell office:value-type="float" office:value="0.821336448192596" calcext:value-type="float">
            <text:p>0.821336448192596</text:p>
          </table:table-cell>
          <table:table-cell office:value-type="float" office:value="0.820726454257965" calcext:value-type="float">
            <text:p>0.820726454257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6.nii.gz</text:p>
          </table:table-cell>
          <table:table-cell office:value-type="float" office:value="0.890372097492218" calcext:value-type="float">
            <text:p>0.890372097492218</text:p>
          </table:table-cell>
          <table:table-cell office:value-type="float" office:value="0.891801476478577" calcext:value-type="float">
            <text:p>0.891801476478577</text:p>
          </table:table-cell>
          <table:table-cell office:value-type="float" office:value="0.892635822296143" calcext:value-type="float">
            <text:p>0.892635822296143</text:p>
          </table:table-cell>
          <table:table-cell office:value-type="float" office:value="0.892472505569458" calcext:value-type="float">
            <text:p>0.892472505569458</text:p>
          </table:table-cell>
          <table:table-cell office:value-type="float" office:value="0.894443213939667" calcext:value-type="float">
            <text:p>0.894443213939667</text:p>
          </table:table-cell>
          <table:table-cell office:value-type="float" office:value="0.896647751331329" calcext:value-type="float">
            <text:p>0.896647751331329</text:p>
          </table:table-cell>
          <table:table-cell office:value-type="float" office:value="0.897631645202637" calcext:value-type="float">
            <text:p>0.897631645202637</text:p>
          </table:table-cell>
          <table:table-cell office:value-type="float" office:value="0.900700569152832" calcext:value-type="float">
            <text:p>0.900700569152832</text:p>
          </table:table-cell>
          <table:table-cell office:value-type="float" office:value="0.901290893554688" calcext:value-type="float">
            <text:p>0.901290893554688</text:p>
          </table:table-cell>
          <table:table-cell office:value-type="float" office:value="0.902192056179047" calcext:value-type="float">
            <text:p>0.902192056179047</text:p>
          </table:table-cell>
          <table:table-cell office:value-type="float" office:value="0.903154015541077" calcext:value-type="float">
            <text:p>0.903154015541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1.nii.gz</text:p>
          </table:table-cell>
          <table:table-cell office:value-type="float" office:value="0.435124903917313" calcext:value-type="float">
            <text:p>0.435124903917313</text:p>
          </table:table-cell>
          <table:table-cell office:value-type="float" office:value="0.452586889266968" calcext:value-type="float">
            <text:p>0.452586889266968</text:p>
          </table:table-cell>
          <table:table-cell office:value-type="float" office:value="0.457842826843262" calcext:value-type="float">
            <text:p>0.457842826843262</text:p>
          </table:table-cell>
          <table:table-cell office:value-type="float" office:value="0.462775379419327" calcext:value-type="float">
            <text:p>0.462775379419327</text:p>
          </table:table-cell>
          <table:table-cell office:value-type="float" office:value="0.466072887182236" calcext:value-type="float">
            <text:p>0.466072887182236</text:p>
          </table:table-cell>
          <table:table-cell office:value-type="float" office:value="0.46735954284668" calcext:value-type="float">
            <text:p>0.46735954284668</text:p>
          </table:table-cell>
          <table:table-cell office:value-type="float" office:value="0.467155665159226" calcext:value-type="float">
            <text:p>0.467155665159226</text:p>
          </table:table-cell>
          <table:table-cell office:value-type="float" office:value="0.469511210918427" calcext:value-type="float">
            <text:p>0.469511210918427</text:p>
          </table:table-cell>
          <table:table-cell office:value-type="float" office:value="0.472190320491791" calcext:value-type="float">
            <text:p>0.472190320491791</text:p>
          </table:table-cell>
          <table:table-cell office:value-type="float" office:value="0.475545287132263" calcext:value-type="float">
            <text:p>0.475545287132263</text:p>
          </table:table-cell>
          <table:table-cell office:value-type="float" office:value="0.478073090314865" calcext:value-type="float">
            <text:p>0.478073090314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08.nii.gz</text:p>
          </table:table-cell>
          <table:table-cell office:value-type="float" office:value="0.935960590839386" calcext:value-type="float">
            <text:p>0.935960590839386</text:p>
          </table:table-cell>
          <table:table-cell office:value-type="float" office:value="0.936135828495026" calcext:value-type="float">
            <text:p>0.936135828495026</text:p>
          </table:table-cell>
          <table:table-cell office:value-type="float" office:value="0.937528073787689" calcext:value-type="float">
            <text:p>0.937528073787689</text:p>
          </table:table-cell>
          <table:table-cell office:value-type="float" office:value="0.938790202140808" calcext:value-type="float">
            <text:p>0.938790202140808</text:p>
          </table:table-cell>
          <table:table-cell office:value-type="float" office:value="0.94067794084549" calcext:value-type="float">
            <text:p>0.94067794084549</text:p>
          </table:table-cell>
          <table:table-cell office:value-type="float" office:value="0.941484570503235" calcext:value-type="float">
            <text:p>0.941484570503235</text:p>
          </table:table-cell>
          <table:table-cell office:value-type="float" office:value="0.939951062202454" calcext:value-type="float">
            <text:p>0.939951062202454</text:p>
          </table:table-cell>
          <table:table-cell office:value-type="float" office:value="0.940482676029205" calcext:value-type="float">
            <text:p>0.940482676029205</text:p>
          </table:table-cell>
          <table:table-cell office:value-type="float" office:value="0.940738022327423" calcext:value-type="float">
            <text:p>0.940738022327423</text:p>
          </table:table-cell>
          <table:table-cell office:value-type="float" office:value="0.941894352436066" calcext:value-type="float">
            <text:p>0.941894352436066</text:p>
          </table:table-cell>
          <table:table-cell office:value-type="float" office:value="0.940800905227661" calcext:value-type="float">
            <text:p>0.940800905227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6.nii.gz</text:p>
          </table:table-cell>
          <table:table-cell office:value-type="float" office:value="0.965381681919098" calcext:value-type="float">
            <text:p>0.965381681919098</text:p>
          </table:table-cell>
          <table:table-cell office:value-type="float" office:value="0.966546058654785" calcext:value-type="float">
            <text:p>0.966546058654785</text:p>
          </table:table-cell>
          <table:table-cell office:value-type="float" office:value="0.966943740844727" calcext:value-type="float">
            <text:p>0.966943740844727</text:p>
          </table:table-cell>
          <table:table-cell office:value-type="float" office:value="0.966812610626221" calcext:value-type="float">
            <text:p>0.966812610626221</text:p>
          </table:table-cell>
          <table:table-cell office:value-type="float" office:value="0.967943012714386" calcext:value-type="float">
            <text:p>0.967943012714386</text:p>
          </table:table-cell>
          <table:table-cell office:value-type="float" office:value="0.967565476894379" calcext:value-type="float">
            <text:p>0.967565476894379</text:p>
          </table:table-cell>
          <table:table-cell office:value-type="float" office:value="0.968107461929321" calcext:value-type="float">
            <text:p>0.968107461929321</text:p>
          </table:table-cell>
          <table:table-cell office:value-type="float" office:value="0.969206273555756" calcext:value-type="float">
            <text:p>0.969206273555756</text:p>
          </table:table-cell>
          <table:table-cell office:value-type="float" office:value="0.969005107879639" calcext:value-type="float">
            <text:p>0.969005107879639</text:p>
          </table:table-cell>
          <table:table-cell office:value-type="float" office:value="0.969642877578735" calcext:value-type="float">
            <text:p>0.969642877578735</text:p>
          </table:table-cell>
          <table:table-cell office:value-type="float" office:value="0.970663249492645" calcext:value-type="float">
            <text:p>0.9706632494926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75.nii.gz</text:p>
          </table:table-cell>
          <table:table-cell office:value-type="float" office:value="0.918168663978577" calcext:value-type="float">
            <text:p>0.918168663978577</text:p>
          </table:table-cell>
          <table:table-cell office:value-type="float" office:value="0.917534351348877" calcext:value-type="float">
            <text:p>0.917534351348877</text:p>
          </table:table-cell>
          <table:table-cell office:value-type="float" office:value="0.922626495361328" calcext:value-type="float">
            <text:p>0.922626495361328</text:p>
          </table:table-cell>
          <table:table-cell office:value-type="float" office:value="0.922271132469177" calcext:value-type="float">
            <text:p>0.922271132469177</text:p>
          </table:table-cell>
          <table:table-cell office:value-type="float" office:value="0.923141717910767" calcext:value-type="float">
            <text:p>0.923141717910767</text:p>
          </table:table-cell>
          <table:table-cell office:value-type="float" office:value="0.922000825405121" calcext:value-type="float">
            <text:p>0.922000825405121</text:p>
          </table:table-cell>
          <table:table-cell office:value-type="float" office:value="0.923142075538635" calcext:value-type="float">
            <text:p>0.923142075538635</text:p>
          </table:table-cell>
          <table:table-cell office:value-type="float" office:value="0.9243483543396" calcext:value-type="float">
            <text:p>0.9243483543396</text:p>
          </table:table-cell>
          <table:table-cell office:value-type="float" office:value="0.925132572650909" calcext:value-type="float">
            <text:p>0.925132572650909</text:p>
          </table:table-cell>
          <table:table-cell office:value-type="float" office:value="0.926498651504517" calcext:value-type="float">
            <text:p>0.926498651504517</text:p>
          </table:table-cell>
          <table:table-cell office:value-type="float" office:value="0.924383997917175" calcext:value-type="float">
            <text:p>0.924383997917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4.nii.gz</text:p>
          </table:table-cell>
          <table:table-cell office:value-type="float" office:value="0.869351506233215" calcext:value-type="float">
            <text:p>0.869351506233215</text:p>
          </table:table-cell>
          <table:table-cell office:value-type="float" office:value="0.872291922569275" calcext:value-type="float">
            <text:p>0.872291922569275</text:p>
          </table:table-cell>
          <table:table-cell office:value-type="float" office:value="0.875733435153961" calcext:value-type="float">
            <text:p>0.875733435153961</text:p>
          </table:table-cell>
          <table:table-cell office:value-type="float" office:value="0.877810716629028" calcext:value-type="float">
            <text:p>0.877810716629028</text:p>
          </table:table-cell>
          <table:table-cell office:value-type="float" office:value="0.885340809822083" calcext:value-type="float">
            <text:p>0.885340809822083</text:p>
          </table:table-cell>
          <table:table-cell office:value-type="float" office:value="0.885438740253449" calcext:value-type="float">
            <text:p>0.885438740253449</text:p>
          </table:table-cell>
          <table:table-cell office:value-type="float" office:value="0.886675715446472" calcext:value-type="float">
            <text:p>0.886675715446472</text:p>
          </table:table-cell>
          <table:table-cell office:value-type="float" office:value="0.887791156768799" calcext:value-type="float">
            <text:p>0.887791156768799</text:p>
          </table:table-cell>
          <table:table-cell office:value-type="float" office:value="0.890054404735565" calcext:value-type="float">
            <text:p>0.890054404735565</text:p>
          </table:table-cell>
          <table:table-cell office:value-type="float" office:value="0.891732752323151" calcext:value-type="float">
            <text:p>0.891732752323151</text:p>
          </table:table-cell>
          <table:table-cell office:value-type="float" office:value="0.893787562847137" calcext:value-type="float">
            <text:p>0.893787562847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53.nii.gz</text:p>
          </table:table-cell>
          <table:table-cell office:value-type="float" office:value="0.910462379455566" calcext:value-type="float">
            <text:p>0.910462379455566</text:p>
          </table:table-cell>
          <table:table-cell office:value-type="float" office:value="0.912203907966614" calcext:value-type="float">
            <text:p>0.912203907966614</text:p>
          </table:table-cell>
          <table:table-cell office:value-type="float" office:value="0.913991808891296" calcext:value-type="float">
            <text:p>0.913991808891296</text:p>
          </table:table-cell>
          <table:table-cell office:value-type="float" office:value="0.917206645011902" calcext:value-type="float">
            <text:p>0.917206645011902</text:p>
          </table:table-cell>
          <table:table-cell office:value-type="float" office:value="0.917630672454834" calcext:value-type="float">
            <text:p>0.917630672454834</text:p>
          </table:table-cell>
          <table:table-cell office:value-type="float" office:value="0.918874561786652" calcext:value-type="float">
            <text:p>0.918874561786652</text:p>
          </table:table-cell>
          <table:table-cell office:value-type="float" office:value="0.919514417648315" calcext:value-type="float">
            <text:p>0.919514417648315</text:p>
          </table:table-cell>
          <table:table-cell office:value-type="float" office:value="0.919827461242676" calcext:value-type="float">
            <text:p>0.919827461242676</text:p>
          </table:table-cell>
          <table:table-cell office:value-type="float" office:value="0.921177983283997" calcext:value-type="float">
            <text:p>0.921177983283997</text:p>
          </table:table-cell>
          <table:table-cell office:value-type="float" office:value="0.921337068080902" calcext:value-type="float">
            <text:p>0.921337068080902</text:p>
          </table:table-cell>
          <table:table-cell office:value-type="float" office:value="0.921616017818451" calcext:value-type="float">
            <text:p>0.921616017818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67.nii.gz</text:p>
          </table:table-cell>
          <table:table-cell office:value-type="float" office:value="0.948336482048035" calcext:value-type="float">
            <text:p>0.948336482048035</text:p>
          </table:table-cell>
          <table:table-cell office:value-type="float" office:value="0.950668573379517" calcext:value-type="float">
            <text:p>0.950668573379517</text:p>
          </table:table-cell>
          <table:table-cell office:value-type="float" office:value="0.950877487659454" calcext:value-type="float">
            <text:p>0.950877487659454</text:p>
          </table:table-cell>
          <table:table-cell office:value-type="float" office:value="0.952514350414276" calcext:value-type="float">
            <text:p>0.952514350414276</text:p>
          </table:table-cell>
          <table:table-cell office:value-type="float" office:value="0.95380300283432" calcext:value-type="float">
            <text:p>0.95380300283432</text:p>
          </table:table-cell>
          <table:table-cell office:value-type="float" office:value="0.95613157749176" calcext:value-type="float">
            <text:p>0.95613157749176</text:p>
          </table:table-cell>
          <table:table-cell office:value-type="float" office:value="0.956174910068512" calcext:value-type="float">
            <text:p>0.956174910068512</text:p>
          </table:table-cell>
          <table:table-cell office:value-type="float" office:value="0.956364274024963" calcext:value-type="float">
            <text:p>0.956364274024963</text:p>
          </table:table-cell>
          <table:table-cell office:value-type="float" office:value="0.958524107933044" calcext:value-type="float">
            <text:p>0.958524107933044</text:p>
          </table:table-cell>
          <table:table-cell office:value-type="float" office:value="0.959694623947144" calcext:value-type="float">
            <text:p>0.959694623947144</text:p>
          </table:table-cell>
          <table:table-cell office:value-type="float" office:value="0.960662126541138" calcext:value-type="float">
            <text:p>0.960662126541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72.nii.gz</text:p>
          </table:table-cell>
          <table:table-cell office:value-type="float" office:value="0.865009248256683" calcext:value-type="float">
            <text:p>0.865009248256683</text:p>
          </table:table-cell>
          <table:table-cell office:value-type="float" office:value="0.880945205688477" calcext:value-type="float">
            <text:p>0.880945205688477</text:p>
          </table:table-cell>
          <table:table-cell office:value-type="float" office:value="0.884876847267151" calcext:value-type="float">
            <text:p>0.884876847267151</text:p>
          </table:table-cell>
          <table:table-cell office:value-type="float" office:value="0.88171797990799" calcext:value-type="float">
            <text:p>0.88171797990799</text:p>
          </table:table-cell>
          <table:table-cell office:value-type="float" office:value="0.886705875396729" calcext:value-type="float">
            <text:p>0.886705875396729</text:p>
          </table:table-cell>
          <table:table-cell office:value-type="float" office:value="0.882041990756989" calcext:value-type="float">
            <text:p>0.882041990756989</text:p>
          </table:table-cell>
          <table:table-cell office:value-type="float" office:value="0.884005904197693" calcext:value-type="float">
            <text:p>0.884005904197693</text:p>
          </table:table-cell>
          <table:table-cell office:value-type="float" office:value="0.885753273963928" calcext:value-type="float">
            <text:p>0.885753273963928</text:p>
          </table:table-cell>
          <table:table-cell office:value-type="float" office:value="0.887782633304596" calcext:value-type="float">
            <text:p>0.887782633304596</text:p>
          </table:table-cell>
          <table:table-cell office:value-type="float" office:value="0.888668954372406" calcext:value-type="float">
            <text:p>0.888668954372406</text:p>
          </table:table-cell>
          <table:table-cell office:value-type="float" office:value="0.888998985290527" calcext:value-type="float">
            <text:p>0.888998985290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14.nii.gz</text:p>
          </table:table-cell>
          <table:table-cell office:value-type="float" office:value="0.942140698432922" calcext:value-type="float">
            <text:p>0.942140698432922</text:p>
          </table:table-cell>
          <table:table-cell office:value-type="float" office:value="0.942230582237244" calcext:value-type="float">
            <text:p>0.942230582237244</text:p>
          </table:table-cell>
          <table:table-cell office:value-type="float" office:value="0.942788481712341" calcext:value-type="float">
            <text:p>0.942788481712341</text:p>
          </table:table-cell>
          <table:table-cell office:value-type="float" office:value="0.943101048469543" calcext:value-type="float">
            <text:p>0.943101048469543</text:p>
          </table:table-cell>
          <table:table-cell office:value-type="float" office:value="0.943447351455688" calcext:value-type="float">
            <text:p>0.943447351455688</text:p>
          </table:table-cell>
          <table:table-cell office:value-type="float" office:value="0.943607866764069" calcext:value-type="float">
            <text:p>0.943607866764069</text:p>
          </table:table-cell>
          <table:table-cell office:value-type="float" office:value="0.94353711605072" calcext:value-type="float">
            <text:p>0.94353711605072</text:p>
          </table:table-cell>
          <table:table-cell office:value-type="float" office:value="0.943958342075348" calcext:value-type="float">
            <text:p>0.943958342075348</text:p>
          </table:table-cell>
          <table:table-cell office:value-type="float" office:value="0.944396257400513" calcext:value-type="float">
            <text:p>0.944396257400513</text:p>
          </table:table-cell>
          <table:table-cell office:value-type="float" office:value="0.944836139678955" calcext:value-type="float">
            <text:p>0.944836139678955</text:p>
          </table:table-cell>
          <table:table-cell office:value-type="float" office:value="0.945783793926239" calcext:value-type="float">
            <text:p>0.945783793926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71.nii.gz</text:p>
          </table:table-cell>
          <table:table-cell office:value-type="float" office:value="0.942711174488068" calcext:value-type="float">
            <text:p>0.942711174488068</text:p>
          </table:table-cell>
          <table:table-cell office:value-type="float" office:value="0.943288505077362" calcext:value-type="float">
            <text:p>0.943288505077362</text:p>
          </table:table-cell>
          <table:table-cell office:value-type="float" office:value="0.94373083114624" calcext:value-type="float">
            <text:p>0.94373083114624</text:p>
          </table:table-cell>
          <table:table-cell office:value-type="float" office:value="0.944190084934235" calcext:value-type="float">
            <text:p>0.944190084934235</text:p>
          </table:table-cell>
          <table:table-cell office:value-type="float" office:value="0.944672286510468" calcext:value-type="float">
            <text:p>0.944672286510468</text:p>
          </table:table-cell>
          <table:table-cell office:value-type="float" office:value="0.946000456809998" calcext:value-type="float">
            <text:p>0.946000456809998</text:p>
          </table:table-cell>
          <table:table-cell office:value-type="float" office:value="0.946921348571777" calcext:value-type="float">
            <text:p>0.946921348571777</text:p>
          </table:table-cell>
          <table:table-cell office:value-type="float" office:value="0.947124123573303" calcext:value-type="float">
            <text:p>0.947124123573303</text:p>
          </table:table-cell>
          <table:table-cell office:value-type="float" office:value="0.947247385978699" calcext:value-type="float">
            <text:p>0.947247385978699</text:p>
          </table:table-cell>
          <table:table-cell office:value-type="float" office:value="0.948280215263367" calcext:value-type="float">
            <text:p>0.948280215263367</text:p>
          </table:table-cell>
          <table:table-cell office:value-type="float" office:value="0.948498725891113" calcext:value-type="float">
            <text:p>0.948498725891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27.nii.gz</text:p>
          </table:table-cell>
          <table:table-cell office:value-type="float" office:value="0.94694709777832" calcext:value-type="float">
            <text:p>0.94694709777832</text:p>
          </table:table-cell>
          <table:table-cell office:value-type="float" office:value="0.948529660701752" calcext:value-type="float">
            <text:p>0.948529660701752</text:p>
          </table:table-cell>
          <table:table-cell office:value-type="float" office:value="0.948853850364685" calcext:value-type="float">
            <text:p>0.948853850364685</text:p>
          </table:table-cell>
          <table:table-cell office:value-type="float" office:value="0.94961553812027" calcext:value-type="float">
            <text:p>0.94961553812027</text:p>
          </table:table-cell>
          <table:table-cell office:value-type="float" office:value="0.950315594673157" calcext:value-type="float">
            <text:p>0.950315594673157</text:p>
          </table:table-cell>
          <table:table-cell office:value-type="float" office:value="0.950929284095764" calcext:value-type="float">
            <text:p>0.950929284095764</text:p>
          </table:table-cell>
          <table:table-cell office:value-type="float" office:value="0.951879918575287" calcext:value-type="float">
            <text:p>0.951879918575287</text:p>
          </table:table-cell>
          <table:table-cell office:value-type="float" office:value="0.951816976070404" calcext:value-type="float">
            <text:p>0.951816976070404</text:p>
          </table:table-cell>
          <table:table-cell office:value-type="float" office:value="0.951984703540802" calcext:value-type="float">
            <text:p>0.951984703540802</text:p>
          </table:table-cell>
          <table:table-cell office:value-type="float" office:value="0.952552735805512" calcext:value-type="float">
            <text:p>0.952552735805512</text:p>
          </table:table-cell>
          <table:table-cell office:value-type="float" office:value="0.952426552772522" calcext:value-type="float">
            <text:p>0.952426552772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57.nii.gz</text:p>
          </table:table-cell>
          <table:table-cell office:value-type="float" office:value="0.888114213943481" calcext:value-type="float">
            <text:p>0.888114213943481</text:p>
          </table:table-cell>
          <table:table-cell office:value-type="float" office:value="0.897788226604462" calcext:value-type="float">
            <text:p>0.897788226604462</text:p>
          </table:table-cell>
          <table:table-cell office:value-type="float" office:value="0.898744761943817" calcext:value-type="float">
            <text:p>0.898744761943817</text:p>
          </table:table-cell>
          <table:table-cell office:value-type="float" office:value="0.900571048259735" calcext:value-type="float">
            <text:p>0.900571048259735</text:p>
          </table:table-cell>
          <table:table-cell office:value-type="float" office:value="0.903323769569397" calcext:value-type="float">
            <text:p>0.903323769569397</text:p>
          </table:table-cell>
          <table:table-cell office:value-type="float" office:value="0.908627688884735" calcext:value-type="float">
            <text:p>0.908627688884735</text:p>
          </table:table-cell>
          <table:table-cell office:value-type="float" office:value="0.909184038639069" calcext:value-type="float">
            <text:p>0.909184038639069</text:p>
          </table:table-cell>
          <table:table-cell office:value-type="float" office:value="0.910772383213043" calcext:value-type="float">
            <text:p>0.910772383213043</text:p>
          </table:table-cell>
          <table:table-cell office:value-type="float" office:value="0.91679584980011" calcext:value-type="float">
            <text:p>0.91679584980011</text:p>
          </table:table-cell>
          <table:table-cell office:value-type="float" office:value="0.921348333358765" calcext:value-type="float">
            <text:p>0.921348333358765</text:p>
          </table:table-cell>
          <table:table-cell office:value-type="float" office:value="0.92235541343689" calcext:value-type="float">
            <text:p>0.92235541343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16.nii.gz</text:p>
          </table:table-cell>
          <table:table-cell office:value-type="float" office:value="0.454027891159058" calcext:value-type="float">
            <text:p>0.454027891159058</text:p>
          </table:table-cell>
          <table:table-cell office:value-type="float" office:value="0.451994478702545" calcext:value-type="float">
            <text:p>0.451994478702545</text:p>
          </table:table-cell>
          <table:table-cell office:value-type="float" office:value="0.45404514670372" calcext:value-type="float">
            <text:p>0.45404514670372</text:p>
          </table:table-cell>
          <table:table-cell office:value-type="float" office:value="0.455264717340469" calcext:value-type="float">
            <text:p>0.455264717340469</text:p>
          </table:table-cell>
          <table:table-cell office:value-type="float" office:value="0.45649442076683" calcext:value-type="float">
            <text:p>0.45649442076683</text:p>
          </table:table-cell>
          <table:table-cell office:value-type="float" office:value="0.456782758235931" calcext:value-type="float">
            <text:p>0.456782758235931</text:p>
          </table:table-cell>
          <table:table-cell office:value-type="float" office:value="0.455847650766373" calcext:value-type="float">
            <text:p>0.455847650766373</text:p>
          </table:table-cell>
          <table:table-cell office:value-type="float" office:value="0.45780485868454" calcext:value-type="float">
            <text:p>0.45780485868454</text:p>
          </table:table-cell>
          <table:table-cell office:value-type="float" office:value="0.459284484386444" calcext:value-type="float">
            <text:p>0.459284484386444</text:p>
          </table:table-cell>
          <table:table-cell office:value-type="float" office:value="0.460427314043045" calcext:value-type="float">
            <text:p>0.460427314043045</text:p>
          </table:table-cell>
          <table:table-cell office:value-type="float" office:value="0.46019834280014" calcext:value-type="float">
            <text:p>0.46019834280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5.nii.gz</text:p>
          </table:table-cell>
          <table:table-cell office:value-type="float" office:value="0.809501230716705" calcext:value-type="float">
            <text:p>0.809501230716705</text:p>
          </table:table-cell>
          <table:table-cell office:value-type="float" office:value="0.814932584762573" calcext:value-type="float">
            <text:p>0.814932584762573</text:p>
          </table:table-cell>
          <table:table-cell office:value-type="float" office:value="0.817335247993469" calcext:value-type="float">
            <text:p>0.817335247993469</text:p>
          </table:table-cell>
          <table:table-cell office:value-type="float" office:value="0.821478426456451" calcext:value-type="float">
            <text:p>0.821478426456451</text:p>
          </table:table-cell>
          <table:table-cell office:value-type="float" office:value="0.82233053445816" calcext:value-type="float">
            <text:p>0.82233053445816</text:p>
          </table:table-cell>
          <table:table-cell office:value-type="float" office:value="0.8267662525177" calcext:value-type="float">
            <text:p>0.8267662525177</text:p>
          </table:table-cell>
          <table:table-cell office:value-type="float" office:value="0.828269779682159" calcext:value-type="float">
            <text:p>0.828269779682159</text:p>
          </table:table-cell>
          <table:table-cell office:value-type="float" office:value="0.831395328044891" calcext:value-type="float">
            <text:p>0.831395328044891</text:p>
          </table:table-cell>
          <table:table-cell office:value-type="float" office:value="0.832438945770264" calcext:value-type="float">
            <text:p>0.832438945770264</text:p>
          </table:table-cell>
          <table:table-cell office:value-type="float" office:value="0.836233019828796" calcext:value-type="float">
            <text:p>0.836233019828796</text:p>
          </table:table-cell>
          <table:table-cell office:value-type="float" office:value="0.836196482181549" calcext:value-type="float">
            <text:p>0.836196482181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2.nii.gz</text:p>
          </table:table-cell>
          <table:table-cell office:value-type="float" office:value="0.503830671310425" calcext:value-type="float">
            <text:p>0.503830671310425</text:p>
          </table:table-cell>
          <table:table-cell office:value-type="float" office:value="0.513843297958374" calcext:value-type="float">
            <text:p>0.513843297958374</text:p>
          </table:table-cell>
          <table:table-cell office:value-type="float" office:value="0.523847579956055" calcext:value-type="float">
            <text:p>0.523847579956055</text:p>
          </table:table-cell>
          <table:table-cell office:value-type="float" office:value="0.525182723999023" calcext:value-type="float">
            <text:p>0.525182723999023</text:p>
          </table:table-cell>
          <table:table-cell office:value-type="float" office:value="0.530584931373596" calcext:value-type="float">
            <text:p>0.530584931373596</text:p>
          </table:table-cell>
          <table:table-cell office:value-type="float" office:value="0.537024617195129" calcext:value-type="float">
            <text:p>0.537024617195129</text:p>
          </table:table-cell>
          <table:table-cell office:value-type="float" office:value="0.538014829158783" calcext:value-type="float">
            <text:p>0.538014829158783</text:p>
          </table:table-cell>
          <table:table-cell office:value-type="float" office:value="0.547730386257172" calcext:value-type="float">
            <text:p>0.547730386257172</text:p>
          </table:table-cell>
          <table:table-cell office:value-type="float" office:value="0.550712585449219" calcext:value-type="float">
            <text:p>0.550712585449219</text:p>
          </table:table-cell>
          <table:table-cell office:value-type="float" office:value="0.552261650562286" calcext:value-type="float">
            <text:p>0.552261650562286</text:p>
          </table:table-cell>
          <table:table-cell office:value-type="float" office:value="0.555726051330566" calcext:value-type="float">
            <text:p>0.555726051330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9.nii.gz</text:p>
          </table:table-cell>
          <table:table-cell office:value-type="float" office:value="0.909576773643494" calcext:value-type="float">
            <text:p>0.909576773643494</text:p>
          </table:table-cell>
          <table:table-cell office:value-type="float" office:value="0.910038709640503" calcext:value-type="float">
            <text:p>0.910038709640503</text:p>
          </table:table-cell>
          <table:table-cell office:value-type="float" office:value="0.911892771720886" calcext:value-type="float">
            <text:p>0.911892771720886</text:p>
          </table:table-cell>
          <table:table-cell office:value-type="float" office:value="0.912494003772736" calcext:value-type="float">
            <text:p>0.912494003772736</text:p>
          </table:table-cell>
          <table:table-cell office:value-type="float" office:value="0.91413539648056" calcext:value-type="float">
            <text:p>0.91413539648056</text:p>
          </table:table-cell>
          <table:table-cell office:value-type="float" office:value="0.914198219776154" calcext:value-type="float">
            <text:p>0.914198219776154</text:p>
          </table:table-cell>
          <table:table-cell office:value-type="float" office:value="0.915343642234802" calcext:value-type="float">
            <text:p>0.915343642234802</text:p>
          </table:table-cell>
          <table:table-cell office:value-type="float" office:value="0.915736556053162" calcext:value-type="float">
            <text:p>0.915736556053162</text:p>
          </table:table-cell>
          <table:table-cell office:value-type="float" office:value="0.915955901145935" calcext:value-type="float">
            <text:p>0.915955901145935</text:p>
          </table:table-cell>
          <table:table-cell office:value-type="float" office:value="0.919475317001343" calcext:value-type="float">
            <text:p>0.919475317001343</text:p>
          </table:table-cell>
          <table:table-cell office:value-type="float" office:value="0.920993447303772" calcext:value-type="float">
            <text:p>0.920993447303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83.nii.gz</text:p>
          </table:table-cell>
          <table:table-cell office:value-type="float" office:value="0.946863114833832" calcext:value-type="float">
            <text:p>0.946863114833832</text:p>
          </table:table-cell>
          <table:table-cell office:value-type="float" office:value="0.94745945930481" calcext:value-type="float">
            <text:p>0.94745945930481</text:p>
          </table:table-cell>
          <table:table-cell office:value-type="float" office:value="0.948459923267364" calcext:value-type="float">
            <text:p>0.948459923267364</text:p>
          </table:table-cell>
          <table:table-cell office:value-type="float" office:value="0.948801636695862" calcext:value-type="float">
            <text:p>0.948801636695862</text:p>
          </table:table-cell>
          <table:table-cell office:value-type="float" office:value="0.949395477771759" calcext:value-type="float">
            <text:p>0.949395477771759</text:p>
          </table:table-cell>
          <table:table-cell office:value-type="float" office:value="0.949945151805878" calcext:value-type="float">
            <text:p>0.949945151805878</text:p>
          </table:table-cell>
          <table:table-cell office:value-type="float" office:value="0.950577914714813" calcext:value-type="float">
            <text:p>0.950577914714813</text:p>
          </table:table-cell>
          <table:table-cell office:value-type="float" office:value="0.950708389282227" calcext:value-type="float">
            <text:p>0.950708389282227</text:p>
          </table:table-cell>
          <table:table-cell office:value-type="float" office:value="0.950472295284271" calcext:value-type="float">
            <text:p>0.950472295284271</text:p>
          </table:table-cell>
          <table:table-cell office:value-type="float" office:value="0.950869023799896" calcext:value-type="float">
            <text:p>0.950869023799896</text:p>
          </table:table-cell>
          <table:table-cell office:value-type="float" office:value="0.951327323913574" calcext:value-type="float">
            <text:p>0.951327323913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30.nii.gz</text:p>
          </table:table-cell>
          <table:table-cell office:value-type="float" office:value="0.908005893230438" calcext:value-type="float">
            <text:p>0.908005893230438</text:p>
          </table:table-cell>
          <table:table-cell office:value-type="float" office:value="0.909114241600037" calcext:value-type="float">
            <text:p>0.909114241600037</text:p>
          </table:table-cell>
          <table:table-cell office:value-type="float" office:value="0.908784747123718" calcext:value-type="float">
            <text:p>0.908784747123718</text:p>
          </table:table-cell>
          <table:table-cell office:value-type="float" office:value="0.90900045633316" calcext:value-type="float">
            <text:p>0.90900045633316</text:p>
          </table:table-cell>
          <table:table-cell office:value-type="float" office:value="0.907971143722534" calcext:value-type="float">
            <text:p>0.907971143722534</text:p>
          </table:table-cell>
          <table:table-cell office:value-type="float" office:value="0.908877432346344" calcext:value-type="float">
            <text:p>0.908877432346344</text:p>
          </table:table-cell>
          <table:table-cell office:value-type="float" office:value="0.908892095088959" calcext:value-type="float">
            <text:p>0.908892095088959</text:p>
          </table:table-cell>
          <table:table-cell office:value-type="float" office:value="0.909017741680145" calcext:value-type="float">
            <text:p>0.909017741680145</text:p>
          </table:table-cell>
          <table:table-cell office:value-type="float" office:value="0.909970045089722" calcext:value-type="float">
            <text:p>0.909970045089722</text:p>
          </table:table-cell>
          <table:table-cell office:value-type="float" office:value="0.910727798938751" calcext:value-type="float">
            <text:p>0.910727798938751</text:p>
          </table:table-cell>
          <table:table-cell office:value-type="float" office:value="0.91111147403717" calcext:value-type="float">
            <text:p>0.91111147403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5.nii.gz</text:p>
          </table:table-cell>
          <table:table-cell office:value-type="float" office:value="0.811802983283997" calcext:value-type="float">
            <text:p>0.811802983283997</text:p>
          </table:table-cell>
          <table:table-cell office:value-type="float" office:value="0.81150609254837" calcext:value-type="float">
            <text:p>0.81150609254837</text:p>
          </table:table-cell>
          <table:table-cell office:value-type="float" office:value="0.813822269439697" calcext:value-type="float">
            <text:p>0.813822269439697</text:p>
          </table:table-cell>
          <table:table-cell office:value-type="float" office:value="0.817067444324493" calcext:value-type="float">
            <text:p>0.817067444324493</text:p>
          </table:table-cell>
          <table:table-cell office:value-type="float" office:value="0.817583441734314" calcext:value-type="float">
            <text:p>0.817583441734314</text:p>
          </table:table-cell>
          <table:table-cell office:value-type="float" office:value="0.826086938381195" calcext:value-type="float">
            <text:p>0.826086938381195</text:p>
          </table:table-cell>
          <table:table-cell office:value-type="float" office:value="0.829777121543884" calcext:value-type="float">
            <text:p>0.829777121543884</text:p>
          </table:table-cell>
          <table:table-cell office:value-type="float" office:value="0.831032812595367" calcext:value-type="float">
            <text:p>0.831032812595367</text:p>
          </table:table-cell>
          <table:table-cell office:value-type="float" office:value="0.833929002285004" calcext:value-type="float">
            <text:p>0.833929002285004</text:p>
          </table:table-cell>
          <table:table-cell office:value-type="float" office:value="0.832927405834198" calcext:value-type="float">
            <text:p>0.832927405834198</text:p>
          </table:table-cell>
          <table:table-cell office:value-type="float" office:value="0.819900512695313" calcext:value-type="float">
            <text:p>0.819900512695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0.nii.gz</text:p>
          </table:table-cell>
          <table:table-cell office:value-type="float" office:value="0.89443427324295" calcext:value-type="float">
            <text:p>0.89443427324295</text:p>
          </table:table-cell>
          <table:table-cell office:value-type="float" office:value="0.897863984107971" calcext:value-type="float">
            <text:p>0.897863984107971</text:p>
          </table:table-cell>
          <table:table-cell office:value-type="float" office:value="0.946605384349823" calcext:value-type="float">
            <text:p>0.946605384349823</text:p>
          </table:table-cell>
          <table:table-cell office:value-type="float" office:value="0.947771370410919" calcext:value-type="float">
            <text:p>0.947771370410919</text:p>
          </table:table-cell>
          <table:table-cell office:value-type="float" office:value="0.949320137500763" calcext:value-type="float">
            <text:p>0.949320137500763</text:p>
          </table:table-cell>
          <table:table-cell office:value-type="float" office:value="0.949265003204346" calcext:value-type="float">
            <text:p>0.949265003204346</text:p>
          </table:table-cell>
          <table:table-cell office:value-type="float" office:value="0.949755609035492" calcext:value-type="float">
            <text:p>0.949755609035492</text:p>
          </table:table-cell>
          <table:table-cell office:value-type="float" office:value="0.950163066387176" calcext:value-type="float">
            <text:p>0.950163066387176</text:p>
          </table:table-cell>
          <table:table-cell office:value-type="float" office:value="0.951080918312073" calcext:value-type="float">
            <text:p>0.951080918312073</text:p>
          </table:table-cell>
          <table:table-cell office:value-type="float" office:value="0.952293694019318" calcext:value-type="float">
            <text:p>0.952293694019318</text:p>
          </table:table-cell>
          <table:table-cell office:value-type="float" office:value="0.953054428100586" calcext:value-type="float">
            <text:p>0.953054428100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68.nii.gz</text:p>
          </table:table-cell>
          <table:table-cell office:value-type="float" office:value="0.941628038883209" calcext:value-type="float">
            <text:p>0.941628038883209</text:p>
          </table:table-cell>
          <table:table-cell office:value-type="float" office:value="0.941763937473297" calcext:value-type="float">
            <text:p>0.941763937473297</text:p>
          </table:table-cell>
          <table:table-cell office:value-type="float" office:value="0.94231641292572" calcext:value-type="float">
            <text:p>0.94231641292572</text:p>
          </table:table-cell>
          <table:table-cell office:value-type="float" office:value="0.941184103488922" calcext:value-type="float">
            <text:p>0.941184103488922</text:p>
          </table:table-cell>
          <table:table-cell office:value-type="float" office:value="0.944344639778137" calcext:value-type="float">
            <text:p>0.944344639778137</text:p>
          </table:table-cell>
          <table:table-cell office:value-type="float" office:value="0.941777527332306" calcext:value-type="float">
            <text:p>0.941777527332306</text:p>
          </table:table-cell>
          <table:table-cell office:value-type="float" office:value="0.942475736141205" calcext:value-type="float">
            <text:p>0.942475736141205</text:p>
          </table:table-cell>
          <table:table-cell office:value-type="float" office:value="0.942416787147522" calcext:value-type="float">
            <text:p>0.942416787147522</text:p>
          </table:table-cell>
          <table:table-cell office:value-type="float" office:value="0.941755175590515" calcext:value-type="float">
            <text:p>0.941755175590515</text:p>
          </table:table-cell>
          <table:table-cell office:value-type="float" office:value="0.942401051521301" calcext:value-type="float">
            <text:p>0.942401051521301</text:p>
          </table:table-cell>
          <table:table-cell office:value-type="float" office:value="0.942793071269989" calcext:value-type="float">
            <text:p>0.942793071269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91.nii.gz</text:p>
          </table:table-cell>
          <table:table-cell office:value-type="float" office:value="0.908059000968933" calcext:value-type="float">
            <text:p>0.908059000968933</text:p>
          </table:table-cell>
          <table:table-cell office:value-type="float" office:value="0.908533573150635" calcext:value-type="float">
            <text:p>0.908533573150635</text:p>
          </table:table-cell>
          <table:table-cell office:value-type="float" office:value="0.908650517463684" calcext:value-type="float">
            <text:p>0.908650517463684</text:p>
          </table:table-cell>
          <table:table-cell office:value-type="float" office:value="0.908596575260162" calcext:value-type="float">
            <text:p>0.908596575260162</text:p>
          </table:table-cell>
          <table:table-cell office:value-type="float" office:value="0.909523546695709" calcext:value-type="float">
            <text:p>0.909523546695709</text:p>
          </table:table-cell>
          <table:table-cell office:value-type="float" office:value="0.911032736301422" calcext:value-type="float">
            <text:p>0.911032736301422</text:p>
          </table:table-cell>
          <table:table-cell office:value-type="float" office:value="0.911164224147797" calcext:value-type="float">
            <text:p>0.911164224147797</text:p>
          </table:table-cell>
          <table:table-cell office:value-type="float" office:value="0.911651968955994" calcext:value-type="float">
            <text:p>0.911651968955994</text:p>
          </table:table-cell>
          <table:table-cell office:value-type="float" office:value="0.91180282831192" calcext:value-type="float">
            <text:p>0.91180282831192</text:p>
          </table:table-cell>
          <table:table-cell office:value-type="float" office:value="0.913295388221741" calcext:value-type="float">
            <text:p>0.913295388221741</text:p>
          </table:table-cell>
          <table:table-cell office:value-type="float" office:value="0.914265692234039" calcext:value-type="float">
            <text:p>0.91426569223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81.nii.gz</text:p>
          </table:table-cell>
          <table:table-cell office:value-type="float" office:value="0.946778535842896" calcext:value-type="float">
            <text:p>0.946778535842896</text:p>
          </table:table-cell>
          <table:table-cell office:value-type="float" office:value="0.947648465633392" calcext:value-type="float">
            <text:p>0.947648465633392</text:p>
          </table:table-cell>
          <table:table-cell office:value-type="float" office:value="0.948142290115356" calcext:value-type="float">
            <text:p>0.948142290115356</text:p>
          </table:table-cell>
          <table:table-cell office:value-type="float" office:value="0.947685837745666" calcext:value-type="float">
            <text:p>0.947685837745666</text:p>
          </table:table-cell>
          <table:table-cell office:value-type="float" office:value="0.948645651340485" calcext:value-type="float">
            <text:p>0.948645651340485</text:p>
          </table:table-cell>
          <table:table-cell office:value-type="float" office:value="0.949323892593384" calcext:value-type="float">
            <text:p>0.949323892593384</text:p>
          </table:table-cell>
          <table:table-cell office:value-type="float" office:value="0.949709296226501" calcext:value-type="float">
            <text:p>0.949709296226501</text:p>
          </table:table-cell>
          <table:table-cell office:value-type="float" office:value="0.950067400932312" calcext:value-type="float">
            <text:p>0.950067400932312</text:p>
          </table:table-cell>
          <table:table-cell office:value-type="float" office:value="0.950501561164856" calcext:value-type="float">
            <text:p>0.950501561164856</text:p>
          </table:table-cell>
          <table:table-cell office:value-type="float" office:value="0.950751721858978" calcext:value-type="float">
            <text:p>0.950751721858978</text:p>
          </table:table-cell>
          <table:table-cell office:value-type="float" office:value="0.951355993747711" calcext:value-type="float">
            <text:p>0.951355993747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03.nii.gz</text:p>
          </table:table-cell>
          <table:table-cell office:value-type="float" office:value="0.951578795909882" calcext:value-type="float">
            <text:p>0.951578795909882</text:p>
          </table:table-cell>
          <table:table-cell office:value-type="float" office:value="0.953002274036408" calcext:value-type="float">
            <text:p>0.953002274036408</text:p>
          </table:table-cell>
          <table:table-cell office:value-type="float" office:value="0.953581213951111" calcext:value-type="float">
            <text:p>0.953581213951111</text:p>
          </table:table-cell>
          <table:table-cell office:value-type="float" office:value="0.95309054851532" calcext:value-type="float">
            <text:p>0.95309054851532</text:p>
          </table:table-cell>
          <table:table-cell office:value-type="float" office:value="0.953432202339172" calcext:value-type="float">
            <text:p>0.953432202339172</text:p>
          </table:table-cell>
          <table:table-cell office:value-type="float" office:value="0.953583359718323" calcext:value-type="float">
            <text:p>0.953583359718323</text:p>
          </table:table-cell>
          <table:table-cell office:value-type="float" office:value="0.953568875789642" calcext:value-type="float">
            <text:p>0.953568875789642</text:p>
          </table:table-cell>
          <table:table-cell office:value-type="float" office:value="0.95271909236908" calcext:value-type="float">
            <text:p>0.95271909236908</text:p>
          </table:table-cell>
          <table:table-cell office:value-type="float" office:value="0.95337176322937" calcext:value-type="float">
            <text:p>0.95337176322937</text:p>
          </table:table-cell>
          <table:table-cell office:value-type="float" office:value="0.953416407108307" calcext:value-type="float">
            <text:p>0.953416407108307</text:p>
          </table:table-cell>
          <table:table-cell office:value-type="float" office:value="0.953952848911285" calcext:value-type="float">
            <text:p>0.953952848911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33.nii.gz</text:p>
          </table:table-cell>
          <table:table-cell office:value-type="float" office:value="0.875288128852844" calcext:value-type="float">
            <text:p>0.875288128852844</text:p>
          </table:table-cell>
          <table:table-cell office:value-type="float" office:value="0.880578517913818" calcext:value-type="float">
            <text:p>0.880578517913818</text:p>
          </table:table-cell>
          <table:table-cell office:value-type="float" office:value="0.882599711418152" calcext:value-type="float">
            <text:p>0.882599711418152</text:p>
          </table:table-cell>
          <table:table-cell office:value-type="float" office:value="0.886196196079254" calcext:value-type="float">
            <text:p>0.886196196079254</text:p>
          </table:table-cell>
          <table:table-cell office:value-type="float" office:value="0.888345837593079" calcext:value-type="float">
            <text:p>0.888345837593079</text:p>
          </table:table-cell>
          <table:table-cell office:value-type="float" office:value="0.889971673488617" calcext:value-type="float">
            <text:p>0.889971673488617</text:p>
          </table:table-cell>
          <table:table-cell office:value-type="float" office:value="0.890951275825501" calcext:value-type="float">
            <text:p>0.890951275825501</text:p>
          </table:table-cell>
          <table:table-cell office:value-type="float" office:value="0.891022503376007" calcext:value-type="float">
            <text:p>0.891022503376007</text:p>
          </table:table-cell>
          <table:table-cell office:value-type="float" office:value="0.891807615756989" calcext:value-type="float">
            <text:p>0.891807615756989</text:p>
          </table:table-cell>
          <table:table-cell office:value-type="float" office:value="0.894209802150726" calcext:value-type="float">
            <text:p>0.894209802150726</text:p>
          </table:table-cell>
          <table:table-cell office:value-type="float" office:value="0.894957840442658" calcext:value-type="float">
            <text:p>0.894957840442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46.nii.gz</text:p>
          </table:table-cell>
          <table:table-cell office:value-type="float" office:value="0.954692542552948" calcext:value-type="float">
            <text:p>0.954692542552948</text:p>
          </table:table-cell>
          <table:table-cell office:value-type="float" office:value="0.956609785556793" calcext:value-type="float">
            <text:p>0.956609785556793</text:p>
          </table:table-cell>
          <table:table-cell office:value-type="float" office:value="0.957614064216614" calcext:value-type="float">
            <text:p>0.957614064216614</text:p>
          </table:table-cell>
          <table:table-cell office:value-type="float" office:value="0.958570241928101" calcext:value-type="float">
            <text:p>0.958570241928101</text:p>
          </table:table-cell>
          <table:table-cell office:value-type="float" office:value="0.959856808185577" calcext:value-type="float">
            <text:p>0.959856808185577</text:p>
          </table:table-cell>
          <table:table-cell office:value-type="float" office:value="0.961312890052795" calcext:value-type="float">
            <text:p>0.961312890052795</text:p>
          </table:table-cell>
          <table:table-cell office:value-type="float" office:value="0.96192729473114" calcext:value-type="float">
            <text:p>0.96192729473114</text:p>
          </table:table-cell>
          <table:table-cell office:value-type="float" office:value="0.963117122650146" calcext:value-type="float">
            <text:p>0.963117122650146</text:p>
          </table:table-cell>
          <table:table-cell office:value-type="float" office:value="0.963507235050201" calcext:value-type="float">
            <text:p>0.963507235050201</text:p>
          </table:table-cell>
          <table:table-cell office:value-type="float" office:value="0.964182138442993" calcext:value-type="float">
            <text:p>0.964182138442993</text:p>
          </table:table-cell>
          <table:table-cell office:value-type="float" office:value="0.963941156864166" calcext:value-type="float">
            <text:p>0.963941156864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2.nii.gz</text:p>
          </table:table-cell>
          <table:table-cell office:value-type="float" office:value="0.907602250576019" calcext:value-type="float">
            <text:p>0.907602250576019</text:p>
          </table:table-cell>
          <table:table-cell office:value-type="float" office:value="0.910412847995758" calcext:value-type="float">
            <text:p>0.910412847995758</text:p>
          </table:table-cell>
          <table:table-cell office:value-type="float" office:value="0.91178822517395" calcext:value-type="float">
            <text:p>0.91178822517395</text:p>
          </table:table-cell>
          <table:table-cell office:value-type="float" office:value="0.912843585014343" calcext:value-type="float">
            <text:p>0.912843585014343</text:p>
          </table:table-cell>
          <table:table-cell office:value-type="float" office:value="0.912769138813019" calcext:value-type="float">
            <text:p>0.912769138813019</text:p>
          </table:table-cell>
          <table:table-cell office:value-type="float" office:value="0.91357034444809" calcext:value-type="float">
            <text:p>0.91357034444809</text:p>
          </table:table-cell>
          <table:table-cell office:value-type="float" office:value="0.913674473762512" calcext:value-type="float">
            <text:p>0.913674473762512</text:p>
          </table:table-cell>
          <table:table-cell office:value-type="float" office:value="0.914778411388397" calcext:value-type="float">
            <text:p>0.914778411388397</text:p>
          </table:table-cell>
          <table:table-cell office:value-type="float" office:value="0.917389750480652" calcext:value-type="float">
            <text:p>0.917389750480652</text:p>
          </table:table-cell>
          <table:table-cell office:value-type="float" office:value="0.917422890663147" calcext:value-type="float">
            <text:p>0.917422890663147</text:p>
          </table:table-cell>
          <table:table-cell office:value-type="float" office:value="0.917641162872314" calcext:value-type="float">
            <text:p>0.917641162872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91.nii.gz</text:p>
          </table:table-cell>
          <table:table-cell office:value-type="float" office:value="0.862129867076874" calcext:value-type="float">
            <text:p>0.862129867076874</text:p>
          </table:table-cell>
          <table:table-cell office:value-type="float" office:value="0.864516139030456" calcext:value-type="float">
            <text:p>0.864516139030456</text:p>
          </table:table-cell>
          <table:table-cell office:value-type="float" office:value="0.864746809005737" calcext:value-type="float">
            <text:p>0.864746809005737</text:p>
          </table:table-cell>
          <table:table-cell office:value-type="float" office:value="0.864028453826904" calcext:value-type="float">
            <text:p>0.864028453826904</text:p>
          </table:table-cell>
          <table:table-cell office:value-type="float" office:value="0.862554013729095" calcext:value-type="float">
            <text:p>0.862554013729095</text:p>
          </table:table-cell>
          <table:table-cell office:value-type="float" office:value="0.862031042575836" calcext:value-type="float">
            <text:p>0.862031042575836</text:p>
          </table:table-cell>
          <table:table-cell office:value-type="float" office:value="0.861155092716217" calcext:value-type="float">
            <text:p>0.861155092716217</text:p>
          </table:table-cell>
          <table:table-cell office:value-type="float" office:value="0.859644293785095" calcext:value-type="float">
            <text:p>0.859644293785095</text:p>
          </table:table-cell>
          <table:table-cell office:value-type="float" office:value="0.854687809944153" calcext:value-type="float">
            <text:p>0.854687809944153</text:p>
          </table:table-cell>
          <table:table-cell office:value-type="float" office:value="0.853135228157043" calcext:value-type="float">
            <text:p>0.853135228157043</text:p>
          </table:table-cell>
          <table:table-cell office:value-type="float" office:value="0.853909194469452" calcext:value-type="float">
            <text:p>0.853909194469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9.nii.gz</text:p>
          </table:table-cell>
          <table:table-cell office:value-type="float" office:value="0.830933570861816" calcext:value-type="float">
            <text:p>0.830933570861816</text:p>
          </table:table-cell>
          <table:table-cell office:value-type="float" office:value="0.839793264865875" calcext:value-type="float">
            <text:p>0.839793264865875</text:p>
          </table:table-cell>
          <table:table-cell office:value-type="float" office:value="0.840647757053375" calcext:value-type="float">
            <text:p>0.840647757053375</text:p>
          </table:table-cell>
          <table:table-cell office:value-type="float" office:value="0.846140265464783" calcext:value-type="float">
            <text:p>0.846140265464783</text:p>
          </table:table-cell>
          <table:table-cell office:value-type="float" office:value="0.849991142749786" calcext:value-type="float">
            <text:p>0.849991142749786</text:p>
          </table:table-cell>
          <table:table-cell office:value-type="float" office:value="0.851347386837006" calcext:value-type="float">
            <text:p>0.851347386837006</text:p>
          </table:table-cell>
          <table:table-cell office:value-type="float" office:value="0.853241920471191" calcext:value-type="float">
            <text:p>0.853241920471191</text:p>
          </table:table-cell>
          <table:table-cell office:value-type="float" office:value="0.854639112949371" calcext:value-type="float">
            <text:p>0.854639112949371</text:p>
          </table:table-cell>
          <table:table-cell office:value-type="float" office:value="0.856973350048065" calcext:value-type="float">
            <text:p>0.856973350048065</text:p>
          </table:table-cell>
          <table:table-cell office:value-type="float" office:value="0.859028458595276" calcext:value-type="float">
            <text:p>0.859028458595276</text:p>
          </table:table-cell>
          <table:table-cell office:value-type="float" office:value="0.859691917896271" calcext:value-type="float">
            <text:p>0.859691917896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50.nii.gz</text:p>
          </table:table-cell>
          <table:table-cell office:value-type="float" office:value="0.90130352973938" calcext:value-type="float">
            <text:p>0.90130352973938</text:p>
          </table:table-cell>
          <table:table-cell office:value-type="float" office:value="0.902920365333557" calcext:value-type="float">
            <text:p>0.902920365333557</text:p>
          </table:table-cell>
          <table:table-cell office:value-type="float" office:value="0.903272092342377" calcext:value-type="float">
            <text:p>0.903272092342377</text:p>
          </table:table-cell>
          <table:table-cell office:value-type="float" office:value="0.901946663856506" calcext:value-type="float">
            <text:p>0.901946663856506</text:p>
          </table:table-cell>
          <table:table-cell office:value-type="float" office:value="0.901471734046936" calcext:value-type="float">
            <text:p>0.901471734046936</text:p>
          </table:table-cell>
          <table:table-cell office:value-type="float" office:value="0.902211487293243" calcext:value-type="float">
            <text:p>0.902211487293243</text:p>
          </table:table-cell>
          <table:table-cell office:value-type="float" office:value="0.901294827461243" calcext:value-type="float">
            <text:p>0.901294827461243</text:p>
          </table:table-cell>
          <table:table-cell office:value-type="float" office:value="0.901881635189056" calcext:value-type="float">
            <text:p>0.901881635189056</text:p>
          </table:table-cell>
          <table:table-cell office:value-type="float" office:value="0.904123961925507" calcext:value-type="float">
            <text:p>0.904123961925507</text:p>
          </table:table-cell>
          <table:table-cell office:value-type="float" office:value="0.903939306735992" calcext:value-type="float">
            <text:p>0.903939306735992</text:p>
          </table:table-cell>
          <table:table-cell office:value-type="float" office:value="0.903746783733368" calcext:value-type="float">
            <text:p>0.903746783733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07.nii.gz</text:p>
          </table:table-cell>
          <table:table-cell office:value-type="float" office:value="0.962615549564362" calcext:value-type="float">
            <text:p>0.962615549564362</text:p>
          </table:table-cell>
          <table:table-cell office:value-type="float" office:value="0.963207483291626" calcext:value-type="float">
            <text:p>0.963207483291626</text:p>
          </table:table-cell>
          <table:table-cell office:value-type="float" office:value="0.963355839252472" calcext:value-type="float">
            <text:p>0.963355839252472</text:p>
          </table:table-cell>
          <table:table-cell office:value-type="float" office:value="0.964035391807556" calcext:value-type="float">
            <text:p>0.964035391807556</text:p>
          </table:table-cell>
          <table:table-cell office:value-type="float" office:value="0.963551044464111" calcext:value-type="float">
            <text:p>0.963551044464111</text:p>
          </table:table-cell>
          <table:table-cell office:value-type="float" office:value="0.963208675384522" calcext:value-type="float">
            <text:p>0.963208675384522</text:p>
          </table:table-cell>
          <table:table-cell office:value-type="float" office:value="0.962903141975403" calcext:value-type="float">
            <text:p>0.962903141975403</text:p>
          </table:table-cell>
          <table:table-cell office:value-type="float" office:value="0.963313341140747" calcext:value-type="float">
            <text:p>0.963313341140747</text:p>
          </table:table-cell>
          <table:table-cell office:value-type="float" office:value="0.963144302368164" calcext:value-type="float">
            <text:p>0.963144302368164</text:p>
          </table:table-cell>
          <table:table-cell office:value-type="float" office:value="0.963486790657043" calcext:value-type="float">
            <text:p>0.963486790657043</text:p>
          </table:table-cell>
          <table:table-cell office:value-type="float" office:value="0.963368952274322" calcext:value-type="float">
            <text:p>0.963368952274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1.nii.gz</text:p>
          </table:table-cell>
          <table:table-cell office:value-type="float" office:value="0.914969742298126" calcext:value-type="float">
            <text:p>0.914969742298126</text:p>
          </table:table-cell>
          <table:table-cell office:value-type="float" office:value="0.913953185081482" calcext:value-type="float">
            <text:p>0.913953185081482</text:p>
          </table:table-cell>
          <table:table-cell office:value-type="float" office:value="0.915363609790802" calcext:value-type="float">
            <text:p>0.915363609790802</text:p>
          </table:table-cell>
          <table:table-cell office:value-type="float" office:value="0.916417896747589" calcext:value-type="float">
            <text:p>0.916417896747589</text:p>
          </table:table-cell>
          <table:table-cell office:value-type="float" office:value="0.917008817195892" calcext:value-type="float">
            <text:p>0.917008817195892</text:p>
          </table:table-cell>
          <table:table-cell office:value-type="float" office:value="0.918616235256195" calcext:value-type="float">
            <text:p>0.918616235256195</text:p>
          </table:table-cell>
          <table:table-cell office:value-type="float" office:value="0.920224010944366" calcext:value-type="float">
            <text:p>0.920224010944366</text:p>
          </table:table-cell>
          <table:table-cell office:value-type="float" office:value="0.919376969337463" calcext:value-type="float">
            <text:p>0.919376969337463</text:p>
          </table:table-cell>
          <table:table-cell office:value-type="float" office:value="0.919780790805817" calcext:value-type="float">
            <text:p>0.919780790805817</text:p>
          </table:table-cell>
          <table:table-cell office:value-type="float" office:value="0.920642852783203" calcext:value-type="float">
            <text:p>0.920642852783203</text:p>
          </table:table-cell>
          <table:table-cell office:value-type="float" office:value="0.921216666698456" calcext:value-type="float">
            <text:p>0.92121666669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13.nii.gz</text:p>
          </table:table-cell>
          <table:table-cell office:value-type="float" office:value="0.736559808254242" calcext:value-type="float">
            <text:p>0.736559808254242</text:p>
          </table:table-cell>
          <table:table-cell office:value-type="float" office:value="0.731613397598267" calcext:value-type="float">
            <text:p>0.731613397598267</text:p>
          </table:table-cell>
          <table:table-cell office:value-type="float" office:value="0.734342932701111" calcext:value-type="float">
            <text:p>0.734342932701111</text:p>
          </table:table-cell>
          <table:table-cell office:value-type="float" office:value="0.734683334827423" calcext:value-type="float">
            <text:p>0.734683334827423</text:p>
          </table:table-cell>
          <table:table-cell office:value-type="float" office:value="0.732054948806763" calcext:value-type="float">
            <text:p>0.732054948806763</text:p>
          </table:table-cell>
          <table:table-cell office:value-type="float" office:value="0.732295691967011" calcext:value-type="float">
            <text:p>0.732295691967011</text:p>
          </table:table-cell>
          <table:table-cell office:value-type="float" office:value="0.732416272163391" calcext:value-type="float">
            <text:p>0.732416272163391</text:p>
          </table:table-cell>
          <table:table-cell office:value-type="float" office:value="0.731732666492462" calcext:value-type="float">
            <text:p>0.731732666492462</text:p>
          </table:table-cell>
          <table:table-cell office:value-type="float" office:value="0.735819756984711" calcext:value-type="float">
            <text:p>0.735819756984711</text:p>
          </table:table-cell>
          <table:table-cell office:value-type="float" office:value="0.735011696815491" calcext:value-type="float">
            <text:p>0.735011696815491</text:p>
          </table:table-cell>
          <table:table-cell office:value-type="float" office:value="0.737743198871612" calcext:value-type="float">
            <text:p>0.737743198871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56.nii.gz</text:p>
          </table:table-cell>
          <table:table-cell office:value-type="float" office:value="0.957737267017364" calcext:value-type="float">
            <text:p>0.957737267017364</text:p>
          </table:table-cell>
          <table:table-cell office:value-type="float" office:value="0.959848761558533" calcext:value-type="float">
            <text:p>0.959848761558533</text:p>
          </table:table-cell>
          <table:table-cell office:value-type="float" office:value="0.960672676563263" calcext:value-type="float">
            <text:p>0.960672676563263</text:p>
          </table:table-cell>
          <table:table-cell office:value-type="float" office:value="0.9613818526268" calcext:value-type="float">
            <text:p>0.9613818526268</text:p>
          </table:table-cell>
          <table:table-cell office:value-type="float" office:value="0.961236774921417" calcext:value-type="float">
            <text:p>0.961236774921417</text:p>
          </table:table-cell>
          <table:table-cell office:value-type="float" office:value="0.961133062839508" calcext:value-type="float">
            <text:p>0.961133062839508</text:p>
          </table:table-cell>
          <table:table-cell office:value-type="float" office:value="0.962384343147278" calcext:value-type="float">
            <text:p>0.962384343147278</text:p>
          </table:table-cell>
          <table:table-cell office:value-type="float" office:value="0.963847458362579" calcext:value-type="float">
            <text:p>0.963847458362579</text:p>
          </table:table-cell>
          <table:table-cell office:value-type="float" office:value="0.963423430919647" calcext:value-type="float">
            <text:p>0.963423430919647</text:p>
          </table:table-cell>
          <table:table-cell office:value-type="float" office:value="0.96379816532135" calcext:value-type="float">
            <text:p>0.96379816532135</text:p>
          </table:table-cell>
          <table:table-cell office:value-type="float" office:value="0.963879823684692" calcext:value-type="float">
            <text:p>0.963879823684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9.nii.gz</text:p>
          </table:table-cell>
          <table:table-cell office:value-type="float" office:value="0.931502759456634" calcext:value-type="float">
            <text:p>0.931502759456634</text:p>
          </table:table-cell>
          <table:table-cell office:value-type="float" office:value="0.932178795337677" calcext:value-type="float">
            <text:p>0.932178795337677</text:p>
          </table:table-cell>
          <table:table-cell office:value-type="float" office:value="0.931891024112701" calcext:value-type="float">
            <text:p>0.931891024112701</text:p>
          </table:table-cell>
          <table:table-cell office:value-type="float" office:value="0.93216347694397" calcext:value-type="float">
            <text:p>0.93216347694397</text:p>
          </table:table-cell>
          <table:table-cell office:value-type="float" office:value="0.93364143371582" calcext:value-type="float">
            <text:p>0.93364143371582</text:p>
          </table:table-cell>
          <table:table-cell office:value-type="float" office:value="0.934427082538605" calcext:value-type="float">
            <text:p>0.934427082538605</text:p>
          </table:table-cell>
          <table:table-cell office:value-type="float" office:value="0.93493926525116" calcext:value-type="float">
            <text:p>0.93493926525116</text:p>
          </table:table-cell>
          <table:table-cell office:value-type="float" office:value="0.936022162437439" calcext:value-type="float">
            <text:p>0.936022162437439</text:p>
          </table:table-cell>
          <table:table-cell office:value-type="float" office:value="0.93733274936676" calcext:value-type="float">
            <text:p>0.93733274936676</text:p>
          </table:table-cell>
          <table:table-cell office:value-type="float" office:value="0.93577516078949" calcext:value-type="float">
            <text:p>0.93577516078949</text:p>
          </table:table-cell>
          <table:table-cell office:value-type="float" office:value="0.936976075172424" calcext:value-type="float">
            <text:p>0.936976075172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44.nii.gz</text:p>
          </table:table-cell>
          <table:table-cell office:value-type="float" office:value="0.880836486816406" calcext:value-type="float">
            <text:p>0.880836486816406</text:p>
          </table:table-cell>
          <table:table-cell office:value-type="float" office:value="0.880936741828918" calcext:value-type="float">
            <text:p>0.880936741828918</text:p>
          </table:table-cell>
          <table:table-cell office:value-type="float" office:value="0.88199657201767" calcext:value-type="float">
            <text:p>0.88199657201767</text:p>
          </table:table-cell>
          <table:table-cell office:value-type="float" office:value="0.883751571178436" calcext:value-type="float">
            <text:p>0.883751571178436</text:p>
          </table:table-cell>
          <table:table-cell office:value-type="float" office:value="0.883797705173492" calcext:value-type="float">
            <text:p>0.883797705173492</text:p>
          </table:table-cell>
          <table:table-cell office:value-type="float" office:value="0.886332094669342" calcext:value-type="float">
            <text:p>0.886332094669342</text:p>
          </table:table-cell>
          <table:table-cell office:value-type="float" office:value="0.88631397485733" calcext:value-type="float">
            <text:p>0.88631397485733</text:p>
          </table:table-cell>
          <table:table-cell office:value-type="float" office:value="0.881466686725616" calcext:value-type="float">
            <text:p>0.881466686725616</text:p>
          </table:table-cell>
          <table:table-cell office:value-type="float" office:value="0.881763517856598" calcext:value-type="float">
            <text:p>0.881763517856598</text:p>
          </table:table-cell>
          <table:table-cell office:value-type="float" office:value="0.881306052207947" calcext:value-type="float">
            <text:p>0.881306052207947</text:p>
          </table:table-cell>
          <table:table-cell office:value-type="float" office:value="0.881896078586578" calcext:value-type="float">
            <text:p>0.881896078586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07.nii.gz</text:p>
          </table:table-cell>
          <table:table-cell office:value-type="float" office:value="0.91329038143158" calcext:value-type="float">
            <text:p>0.91329038143158</text:p>
          </table:table-cell>
          <table:table-cell office:value-type="float" office:value="0.914877355098724" calcext:value-type="float">
            <text:p>0.914877355098724</text:p>
          </table:table-cell>
          <table:table-cell office:value-type="float" office:value="0.915611326694488" calcext:value-type="float">
            <text:p>0.915611326694488</text:p>
          </table:table-cell>
          <table:table-cell office:value-type="float" office:value="0.91611635684967" calcext:value-type="float">
            <text:p>0.91611635684967</text:p>
          </table:table-cell>
          <table:table-cell office:value-type="float" office:value="0.917048156261444" calcext:value-type="float">
            <text:p>0.917048156261444</text:p>
          </table:table-cell>
          <table:table-cell office:value-type="float" office:value="0.917531430721283" calcext:value-type="float">
            <text:p>0.917531430721283</text:p>
          </table:table-cell>
          <table:table-cell office:value-type="float" office:value="0.918833315372467" calcext:value-type="float">
            <text:p>0.918833315372467</text:p>
          </table:table-cell>
          <table:table-cell office:value-type="float" office:value="0.918724060058594" calcext:value-type="float">
            <text:p>0.918724060058594</text:p>
          </table:table-cell>
          <table:table-cell office:value-type="float" office:value="0.919512569904327" calcext:value-type="float">
            <text:p>0.919512569904327</text:p>
          </table:table-cell>
          <table:table-cell office:value-type="float" office:value="0.920673072338104" calcext:value-type="float">
            <text:p>0.920673072338104</text:p>
          </table:table-cell>
          <table:table-cell office:value-type="float" office:value="0.921395003795624" calcext:value-type="float">
            <text:p>0.921395003795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93.nii.gz</text:p>
          </table:table-cell>
          <table:table-cell office:value-type="float" office:value="0.95443069934845" calcext:value-type="float">
            <text:p>0.95443069934845</text:p>
          </table:table-cell>
          <table:table-cell office:value-type="float" office:value="0.954315483570099" calcext:value-type="float">
            <text:p>0.954315483570099</text:p>
          </table:table-cell>
          <table:table-cell office:value-type="float" office:value="0.954960465431213" calcext:value-type="float">
            <text:p>0.954960465431213</text:p>
          </table:table-cell>
          <table:table-cell office:value-type="float" office:value="0.955628931522369" calcext:value-type="float">
            <text:p>0.955628931522369</text:p>
          </table:table-cell>
          <table:table-cell office:value-type="float" office:value="0.956318914890289" calcext:value-type="float">
            <text:p>0.956318914890289</text:p>
          </table:table-cell>
          <table:table-cell office:value-type="float" office:value="0.955911695957184" calcext:value-type="float">
            <text:p>0.955911695957184</text:p>
          </table:table-cell>
          <table:table-cell office:value-type="float" office:value="0.95623654127121" calcext:value-type="float">
            <text:p>0.95623654127121</text:p>
          </table:table-cell>
          <table:table-cell office:value-type="float" office:value="0.955760836601257" calcext:value-type="float">
            <text:p>0.955760836601257</text:p>
          </table:table-cell>
          <table:table-cell office:value-type="float" office:value="0.956356525421143" calcext:value-type="float">
            <text:p>0.956356525421143</text:p>
          </table:table-cell>
          <table:table-cell office:value-type="float" office:value="0.956305205821991" calcext:value-type="float">
            <text:p>0.956305205821991</text:p>
          </table:table-cell>
          <table:table-cell office:value-type="float" office:value="0.957202613353729" calcext:value-type="float">
            <text:p>0.957202613353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77.nii.gz</text:p>
          </table:table-cell>
          <table:table-cell office:value-type="float" office:value="0.933056771755218" calcext:value-type="float">
            <text:p>0.933056771755218</text:p>
          </table:table-cell>
          <table:table-cell office:value-type="float" office:value="0.935303509235382" calcext:value-type="float">
            <text:p>0.935303509235382</text:p>
          </table:table-cell>
          <table:table-cell office:value-type="float" office:value="0.93756639957428" calcext:value-type="float">
            <text:p>0.93756639957428</text:p>
          </table:table-cell>
          <table:table-cell office:value-type="float" office:value="0.938047289848327" calcext:value-type="float">
            <text:p>0.938047289848327</text:p>
          </table:table-cell>
          <table:table-cell office:value-type="float" office:value="0.938165426254272" calcext:value-type="float">
            <text:p>0.938165426254272</text:p>
          </table:table-cell>
          <table:table-cell office:value-type="float" office:value="0.938584625720978" calcext:value-type="float">
            <text:p>0.938584625720978</text:p>
          </table:table-cell>
          <table:table-cell office:value-type="float" office:value="0.939620494842529" calcext:value-type="float">
            <text:p>0.939620494842529</text:p>
          </table:table-cell>
          <table:table-cell office:value-type="float" office:value="0.941137731075287" calcext:value-type="float">
            <text:p>0.941137731075287</text:p>
          </table:table-cell>
          <table:table-cell office:value-type="float" office:value="0.940885901451111" calcext:value-type="float">
            <text:p>0.940885901451111</text:p>
          </table:table-cell>
          <table:table-cell office:value-type="float" office:value="0.941888689994812" calcext:value-type="float">
            <text:p>0.941888689994812</text:p>
          </table:table-cell>
          <table:table-cell office:value-type="float" office:value="0.942329883575439" calcext:value-type="float">
            <text:p>0.942329883575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3.nii.gz</text:p>
          </table:table-cell>
          <table:table-cell office:value-type="float" office:value="0.891551315784454" calcext:value-type="float">
            <text:p>0.891551315784454</text:p>
          </table:table-cell>
          <table:table-cell office:value-type="float" office:value="0.895399212837219" calcext:value-type="float">
            <text:p>0.895399212837219</text:p>
          </table:table-cell>
          <table:table-cell office:value-type="float" office:value="0.896612167358398" calcext:value-type="float">
            <text:p>0.896612167358398</text:p>
          </table:table-cell>
          <table:table-cell office:value-type="float" office:value="0.897358000278473" calcext:value-type="float">
            <text:p>0.897358000278473</text:p>
          </table:table-cell>
          <table:table-cell office:value-type="float" office:value="0.897843658924103" calcext:value-type="float">
            <text:p>0.897843658924103</text:p>
          </table:table-cell>
          <table:table-cell office:value-type="float" office:value="0.902112305164337" calcext:value-type="float">
            <text:p>0.902112305164337</text:p>
          </table:table-cell>
          <table:table-cell office:value-type="float" office:value="0.905232787132263" calcext:value-type="float">
            <text:p>0.905232787132263</text:p>
          </table:table-cell>
          <table:table-cell office:value-type="float" office:value="0.905533730983734" calcext:value-type="float">
            <text:p>0.905533730983734</text:p>
          </table:table-cell>
          <table:table-cell office:value-type="float" office:value="0.908996880054474" calcext:value-type="float">
            <text:p>0.908996880054474</text:p>
          </table:table-cell>
          <table:table-cell office:value-type="float" office:value="0.91078794002533" calcext:value-type="float">
            <text:p>0.91078794002533</text:p>
          </table:table-cell>
          <table:table-cell office:value-type="float" office:value="0.911443293094635" calcext:value-type="float">
            <text:p>0.911443293094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71.nii.gz</text:p>
          </table:table-cell>
          <table:table-cell office:value-type="float" office:value="0.885318160057068" calcext:value-type="float">
            <text:p>0.885318160057068</text:p>
          </table:table-cell>
          <table:table-cell office:value-type="float" office:value="0.888950288295746" calcext:value-type="float">
            <text:p>0.888950288295746</text:p>
          </table:table-cell>
          <table:table-cell office:value-type="float" office:value="0.891794800758362" calcext:value-type="float">
            <text:p>0.891794800758362</text:p>
          </table:table-cell>
          <table:table-cell office:value-type="float" office:value="0.8923020362854" calcext:value-type="float">
            <text:p>0.8923020362854</text:p>
          </table:table-cell>
          <table:table-cell office:value-type="float" office:value="0.894601047039032" calcext:value-type="float">
            <text:p>0.894601047039032</text:p>
          </table:table-cell>
          <table:table-cell office:value-type="float" office:value="0.896437168121338" calcext:value-type="float">
            <text:p>0.896437168121338</text:p>
          </table:table-cell>
          <table:table-cell office:value-type="float" office:value="0.898416519165039" calcext:value-type="float">
            <text:p>0.898416519165039</text:p>
          </table:table-cell>
          <table:table-cell office:value-type="float" office:value="0.89972198009491" calcext:value-type="float">
            <text:p>0.89972198009491</text:p>
          </table:table-cell>
          <table:table-cell office:value-type="float" office:value="0.900102019309998" calcext:value-type="float">
            <text:p>0.900102019309998</text:p>
          </table:table-cell>
          <table:table-cell office:value-type="float" office:value="0.899358808994293" calcext:value-type="float">
            <text:p>0.899358808994293</text:p>
          </table:table-cell>
          <table:table-cell office:value-type="float" office:value="0.902386903762817" calcext:value-type="float">
            <text:p>0.902386903762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82.nii.gz</text:p>
          </table:table-cell>
          <table:table-cell office:value-type="float" office:value="0.919318675994873" calcext:value-type="float">
            <text:p>0.919318675994873</text:p>
          </table:table-cell>
          <table:table-cell office:value-type="float" office:value="0.923445701599121" calcext:value-type="float">
            <text:p>0.923445701599121</text:p>
          </table:table-cell>
          <table:table-cell office:value-type="float" office:value="0.924519836902618" calcext:value-type="float">
            <text:p>0.924519836902618</text:p>
          </table:table-cell>
          <table:table-cell office:value-type="float" office:value="0.928695142269134" calcext:value-type="float">
            <text:p>0.928695142269134</text:p>
          </table:table-cell>
          <table:table-cell office:value-type="float" office:value="0.931682646274567" calcext:value-type="float">
            <text:p>0.931682646274567</text:p>
          </table:table-cell>
          <table:table-cell office:value-type="float" office:value="0.931666672229767" calcext:value-type="float">
            <text:p>0.931666672229767</text:p>
          </table:table-cell>
          <table:table-cell office:value-type="float" office:value="0.932687222957611" calcext:value-type="float">
            <text:p>0.932687222957611</text:p>
          </table:table-cell>
          <table:table-cell office:value-type="float" office:value="0.93297952413559" calcext:value-type="float">
            <text:p>0.93297952413559</text:p>
          </table:table-cell>
          <table:table-cell office:value-type="float" office:value="0.9338698387146" calcext:value-type="float">
            <text:p>0.9338698387146</text:p>
          </table:table-cell>
          <table:table-cell office:value-type="float" office:value="0.93415355682373" calcext:value-type="float">
            <text:p>0.93415355682373</text:p>
          </table:table-cell>
          <table:table-cell office:value-type="float" office:value="0.935699105262756" calcext:value-type="float">
            <text:p>0.935699105262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13.nii.gz</text:p>
          </table:table-cell>
          <table:table-cell office:value-type="float" office:value="0.941749215126038" calcext:value-type="float">
            <text:p>0.941749215126038</text:p>
          </table:table-cell>
          <table:table-cell office:value-type="float" office:value="0.9438596367836" calcext:value-type="float">
            <text:p>0.9438596367836</text:p>
          </table:table-cell>
          <table:table-cell office:value-type="float" office:value="0.944610893726349" calcext:value-type="float">
            <text:p>0.944610893726349</text:p>
          </table:table-cell>
          <table:table-cell office:value-type="float" office:value="0.945770978927612" calcext:value-type="float">
            <text:p>0.945770978927612</text:p>
          </table:table-cell>
          <table:table-cell office:value-type="float" office:value="0.946772456169128" calcext:value-type="float">
            <text:p>0.946772456169128</text:p>
          </table:table-cell>
          <table:table-cell office:value-type="float" office:value="0.947174191474915" calcext:value-type="float">
            <text:p>0.947174191474915</text:p>
          </table:table-cell>
          <table:table-cell office:value-type="float" office:value="0.948006212711334" calcext:value-type="float">
            <text:p>0.948006212711334</text:p>
          </table:table-cell>
          <table:table-cell office:value-type="float" office:value="0.9486363530159" calcext:value-type="float">
            <text:p>0.9486363530159</text:p>
          </table:table-cell>
          <table:table-cell office:value-type="float" office:value="0.948704719543457" calcext:value-type="float">
            <text:p>0.948704719543457</text:p>
          </table:table-cell>
          <table:table-cell office:value-type="float" office:value="0.94955849647522" calcext:value-type="float">
            <text:p>0.94955849647522</text:p>
          </table:table-cell>
          <table:table-cell office:value-type="float" office:value="0.949984908103943" calcext:value-type="float">
            <text:p>0.949984908103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71.nii.gz</text:p>
          </table:table-cell>
          <table:table-cell office:value-type="float" office:value="0.942115962505341" calcext:value-type="float">
            <text:p>0.942115962505341</text:p>
          </table:table-cell>
          <table:table-cell office:value-type="float" office:value="0.943640828132629" calcext:value-type="float">
            <text:p>0.943640828132629</text:p>
          </table:table-cell>
          <table:table-cell office:value-type="float" office:value="0.94424319267273" calcext:value-type="float">
            <text:p>0.94424319267273</text:p>
          </table:table-cell>
          <table:table-cell office:value-type="float" office:value="0.944628298282623" calcext:value-type="float">
            <text:p>0.944628298282623</text:p>
          </table:table-cell>
          <table:table-cell office:value-type="float" office:value="0.946272611618042" calcext:value-type="float">
            <text:p>0.946272611618042</text:p>
          </table:table-cell>
          <table:table-cell office:value-type="float" office:value="0.945592999458313" calcext:value-type="float">
            <text:p>0.945592999458313</text:p>
          </table:table-cell>
          <table:table-cell office:value-type="float" office:value="0.947764158248901" calcext:value-type="float">
            <text:p>0.947764158248901</text:p>
          </table:table-cell>
          <table:table-cell office:value-type="float" office:value="0.948694169521332" calcext:value-type="float">
            <text:p>0.948694169521332</text:p>
          </table:table-cell>
          <table:table-cell office:value-type="float" office:value="0.94985431432724" calcext:value-type="float">
            <text:p>0.94985431432724</text:p>
          </table:table-cell>
          <table:table-cell office:value-type="float" office:value="0.951388597488403" calcext:value-type="float">
            <text:p>0.951388597488403</text:p>
          </table:table-cell>
          <table:table-cell office:value-type="float" office:value="0.951729595661163" calcext:value-type="float">
            <text:p>0.951729595661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62.nii.gz</text:p>
          </table:table-cell>
          <table:table-cell office:value-type="float" office:value="0.607424736022949" calcext:value-type="float">
            <text:p>0.607424736022949</text:p>
          </table:table-cell>
          <table:table-cell office:value-type="float" office:value="0.601247549057007" calcext:value-type="float">
            <text:p>0.601247549057007</text:p>
          </table:table-cell>
          <table:table-cell office:value-type="float" office:value="0.60088974237442" calcext:value-type="float">
            <text:p>0.60088974237442</text:p>
          </table:table-cell>
          <table:table-cell office:value-type="float" office:value="0.598318994045258" calcext:value-type="float">
            <text:p>0.598318994045258</text:p>
          </table:table-cell>
          <table:table-cell office:value-type="float" office:value="0.599262118339539" calcext:value-type="float">
            <text:p>0.599262118339539</text:p>
          </table:table-cell>
          <table:table-cell office:value-type="float" office:value="0.596501767635345" calcext:value-type="float">
            <text:p>0.596501767635345</text:p>
          </table:table-cell>
          <table:table-cell office:value-type="float" office:value="0.595438241958618" calcext:value-type="float">
            <text:p>0.595438241958618</text:p>
          </table:table-cell>
          <table:table-cell office:value-type="float" office:value="0.599585175514221" calcext:value-type="float">
            <text:p>0.599585175514221</text:p>
          </table:table-cell>
          <table:table-cell office:value-type="float" office:value="0.595670163631439" calcext:value-type="float">
            <text:p>0.595670163631439</text:p>
          </table:table-cell>
          <table:table-cell office:value-type="float" office:value="0.598991274833679" calcext:value-type="float">
            <text:p>0.598991274833679</text:p>
          </table:table-cell>
          <table:table-cell office:value-type="float" office:value="0.598531305789948" calcext:value-type="float">
            <text:p>0.598531305789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4.nii.gz</text:p>
          </table:table-cell>
          <table:table-cell office:value-type="float" office:value="0.900372207164764" calcext:value-type="float">
            <text:p>0.900372207164764</text:p>
          </table:table-cell>
          <table:table-cell office:value-type="float" office:value="0.902787327766418" calcext:value-type="float">
            <text:p>0.902787327766418</text:p>
          </table:table-cell>
          <table:table-cell office:value-type="float" office:value="0.905789852142334" calcext:value-type="float">
            <text:p>0.905789852142334</text:p>
          </table:table-cell>
          <table:table-cell office:value-type="float" office:value="0.908555328845978" calcext:value-type="float">
            <text:p>0.908555328845978</text:p>
          </table:table-cell>
          <table:table-cell office:value-type="float" office:value="0.911591112613678" calcext:value-type="float">
            <text:p>0.911591112613678</text:p>
          </table:table-cell>
          <table:table-cell office:value-type="float" office:value="0.913609743118286" calcext:value-type="float">
            <text:p>0.913609743118286</text:p>
          </table:table-cell>
          <table:table-cell office:value-type="float" office:value="0.915421009063721" calcext:value-type="float">
            <text:p>0.915421009063721</text:p>
          </table:table-cell>
          <table:table-cell office:value-type="float" office:value="0.917798697948456" calcext:value-type="float">
            <text:p>0.917798697948456</text:p>
          </table:table-cell>
          <table:table-cell office:value-type="float" office:value="0.919815182685852" calcext:value-type="float">
            <text:p>0.919815182685852</text:p>
          </table:table-cell>
          <table:table-cell office:value-type="float" office:value="0.920960903167725" calcext:value-type="float">
            <text:p>0.920960903167725</text:p>
          </table:table-cell>
          <table:table-cell office:value-type="float" office:value="0.921944379806519" calcext:value-type="float">
            <text:p>0.921944379806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64.nii.gz</text:p>
          </table:table-cell>
          <table:table-cell office:value-type="float" office:value="0.958828151226044" calcext:value-type="float">
            <text:p>0.958828151226044</text:p>
          </table:table-cell>
          <table:table-cell office:value-type="float" office:value="0.961332380771637" calcext:value-type="float">
            <text:p>0.961332380771637</text:p>
          </table:table-cell>
          <table:table-cell office:value-type="float" office:value="0.963520526885986" calcext:value-type="float">
            <text:p>0.963520526885986</text:p>
          </table:table-cell>
          <table:table-cell office:value-type="float" office:value="0.964272558689117" calcext:value-type="float">
            <text:p>0.964272558689117</text:p>
          </table:table-cell>
          <table:table-cell office:value-type="float" office:value="0.965190351009369" calcext:value-type="float">
            <text:p>0.965190351009369</text:p>
          </table:table-cell>
          <table:table-cell office:value-type="float" office:value="0.966109752655029" calcext:value-type="float">
            <text:p>0.966109752655029</text:p>
          </table:table-cell>
          <table:table-cell office:value-type="float" office:value="0.966237604618072" calcext:value-type="float">
            <text:p>0.966237604618072</text:p>
          </table:table-cell>
          <table:table-cell office:value-type="float" office:value="0.965677499771118" calcext:value-type="float">
            <text:p>0.965677499771118</text:p>
          </table:table-cell>
          <table:table-cell office:value-type="float" office:value="0.965225636959076" calcext:value-type="float">
            <text:p>0.965225636959076</text:p>
          </table:table-cell>
          <table:table-cell office:value-type="float" office:value="0.965973436832428" calcext:value-type="float">
            <text:p>0.965973436832428</text:p>
          </table:table-cell>
          <table:table-cell office:value-type="float" office:value="0.966751396656036" calcext:value-type="float">
            <text:p>0.966751396656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03.nii.gz</text:p>
          </table:table-cell>
          <table:table-cell office:value-type="float" office:value="0.894147872924805" calcext:value-type="float">
            <text:p>0.894147872924805</text:p>
          </table:table-cell>
          <table:table-cell office:value-type="float" office:value="0.896909713745117" calcext:value-type="float">
            <text:p>0.896909713745117</text:p>
          </table:table-cell>
          <table:table-cell office:value-type="float" office:value="0.899987876415253" calcext:value-type="float">
            <text:p>0.899987876415253</text:p>
          </table:table-cell>
          <table:table-cell office:value-type="float" office:value="0.902494311332702" calcext:value-type="float">
            <text:p>0.902494311332702</text:p>
          </table:table-cell>
          <table:table-cell office:value-type="float" office:value="0.905211925506592" calcext:value-type="float">
            <text:p>0.905211925506592</text:p>
          </table:table-cell>
          <table:table-cell office:value-type="float" office:value="0.907849252223968" calcext:value-type="float">
            <text:p>0.907849252223968</text:p>
          </table:table-cell>
          <table:table-cell office:value-type="float" office:value="0.908898890018463" calcext:value-type="float">
            <text:p>0.908898890018463</text:p>
          </table:table-cell>
          <table:table-cell office:value-type="float" office:value="0.909053981304169" calcext:value-type="float">
            <text:p>0.909053981304169</text:p>
          </table:table-cell>
          <table:table-cell office:value-type="float" office:value="0.911347091197968" calcext:value-type="float">
            <text:p>0.911347091197968</text:p>
          </table:table-cell>
          <table:table-cell office:value-type="float" office:value="0.912832617759705" calcext:value-type="float">
            <text:p>0.912832617759705</text:p>
          </table:table-cell>
          <table:table-cell office:value-type="float" office:value="0.913119614124298" calcext:value-type="float">
            <text:p>0.913119614124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05.nii.gz</text:p>
          </table:table-cell>
          <table:table-cell office:value-type="float" office:value="0.546891450881958" calcext:value-type="float">
            <text:p>0.546891450881958</text:p>
          </table:table-cell>
          <table:table-cell office:value-type="float" office:value="0.58947366476059" calcext:value-type="float">
            <text:p>0.58947366476059</text:p>
          </table:table-cell>
          <table:table-cell office:value-type="float" office:value="0.610942244529724" calcext:value-type="float">
            <text:p>0.610942244529724</text:p>
          </table:table-cell>
          <table:table-cell office:value-type="float" office:value="0.61371111869812" calcext:value-type="float">
            <text:p>0.61371111869812</text:p>
          </table:table-cell>
          <table:table-cell office:value-type="float" office:value="0.609049320220947" calcext:value-type="float">
            <text:p>0.609049320220947</text:p>
          </table:table-cell>
          <table:table-cell office:value-type="float" office:value="0.606369435787201" calcext:value-type="float">
            <text:p>0.606369435787201</text:p>
          </table:table-cell>
          <table:table-cell office:value-type="float" office:value="0.6015345454216" calcext:value-type="float">
            <text:p>0.6015345454216</text:p>
          </table:table-cell>
          <table:table-cell office:value-type="float" office:value="0.610264241695404" calcext:value-type="float">
            <text:p>0.610264241695404</text:p>
          </table:table-cell>
          <table:table-cell office:value-type="float" office:value="0.598667323589325" calcext:value-type="float">
            <text:p>0.598667323589325</text:p>
          </table:table-cell>
          <table:table-cell office:value-type="float" office:value="0.601380705833435" calcext:value-type="float">
            <text:p>0.601380705833435</text:p>
          </table:table-cell>
          <table:table-cell office:value-type="float" office:value="0.609712660312653" calcext:value-type="float">
            <text:p>0.60971266031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72.nii.gz</text:p>
          </table:table-cell>
          <table:table-cell office:value-type="float" office:value="0.930788576602936" calcext:value-type="float">
            <text:p>0.930788576602936</text:p>
          </table:table-cell>
          <table:table-cell office:value-type="float" office:value="0.935529708862305" calcext:value-type="float">
            <text:p>0.935529708862305</text:p>
          </table:table-cell>
          <table:table-cell office:value-type="float" office:value="0.940940320491791" calcext:value-type="float">
            <text:p>0.940940320491791</text:p>
          </table:table-cell>
          <table:table-cell office:value-type="float" office:value="0.942038178443909" calcext:value-type="float">
            <text:p>0.942038178443909</text:p>
          </table:table-cell>
          <table:table-cell office:value-type="float" office:value="0.944385826587677" calcext:value-type="float">
            <text:p>0.944385826587677</text:p>
          </table:table-cell>
          <table:table-cell office:value-type="float" office:value="0.944464981555939" calcext:value-type="float">
            <text:p>0.944464981555939</text:p>
          </table:table-cell>
          <table:table-cell office:value-type="float" office:value="0.947134673595428" calcext:value-type="float">
            <text:p>0.947134673595428</text:p>
          </table:table-cell>
          <table:table-cell office:value-type="float" office:value="0.948026478290558" calcext:value-type="float">
            <text:p>0.948026478290558</text:p>
          </table:table-cell>
          <table:table-cell office:value-type="float" office:value="0.94977992773056" calcext:value-type="float">
            <text:p>0.94977992773056</text:p>
          </table:table-cell>
          <table:table-cell office:value-type="float" office:value="0.949872553348541" calcext:value-type="float">
            <text:p>0.949872553348541</text:p>
          </table:table-cell>
          <table:table-cell office:value-type="float" office:value="0.950509786605835" calcext:value-type="float">
            <text:p>0.950509786605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52.nii.gz</text:p>
          </table:table-cell>
          <table:table-cell office:value-type="float" office:value="0.905945956707001" calcext:value-type="float">
            <text:p>0.905945956707001</text:p>
          </table:table-cell>
          <table:table-cell office:value-type="float" office:value="0.908650755882263" calcext:value-type="float">
            <text:p>0.908650755882263</text:p>
          </table:table-cell>
          <table:table-cell office:value-type="float" office:value="0.909264445304871" calcext:value-type="float">
            <text:p>0.909264445304871</text:p>
          </table:table-cell>
          <table:table-cell office:value-type="float" office:value="0.911314964294434" calcext:value-type="float">
            <text:p>0.911314964294434</text:p>
          </table:table-cell>
          <table:table-cell office:value-type="float" office:value="0.913807451725006" calcext:value-type="float">
            <text:p>0.913807451725006</text:p>
          </table:table-cell>
          <table:table-cell office:value-type="float" office:value="0.915336489677429" calcext:value-type="float">
            <text:p>0.915336489677429</text:p>
          </table:table-cell>
          <table:table-cell office:value-type="float" office:value="0.917221069335938" calcext:value-type="float">
            <text:p>0.917221069335938</text:p>
          </table:table-cell>
          <table:table-cell office:value-type="float" office:value="0.917156755924225" calcext:value-type="float">
            <text:p>0.917156755924225</text:p>
          </table:table-cell>
          <table:table-cell office:value-type="float" office:value="0.916853070259094" calcext:value-type="float">
            <text:p>0.916853070259094</text:p>
          </table:table-cell>
          <table:table-cell office:value-type="float" office:value="0.918569684028626" calcext:value-type="float">
            <text:p>0.918569684028626</text:p>
          </table:table-cell>
          <table:table-cell office:value-type="float" office:value="0.918731987476349" calcext:value-type="float">
            <text:p>0.9187319874763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69.nii.gz</text:p>
          </table:table-cell>
          <table:table-cell office:value-type="float" office:value="0.929162740707397" calcext:value-type="float">
            <text:p>0.929162740707397</text:p>
          </table:table-cell>
          <table:table-cell office:value-type="float" office:value="0.929379105567932" calcext:value-type="float">
            <text:p>0.929379105567932</text:p>
          </table:table-cell>
          <table:table-cell office:value-type="float" office:value="0.930804789066315" calcext:value-type="float">
            <text:p>0.930804789066315</text:p>
          </table:table-cell>
          <table:table-cell office:value-type="float" office:value="0.931957304477692" calcext:value-type="float">
            <text:p>0.931957304477692</text:p>
          </table:table-cell>
          <table:table-cell office:value-type="float" office:value="0.934282481670379" calcext:value-type="float">
            <text:p>0.934282481670379</text:p>
          </table:table-cell>
          <table:table-cell office:value-type="float" office:value="0.935759603977203" calcext:value-type="float">
            <text:p>0.935759603977203</text:p>
          </table:table-cell>
          <table:table-cell office:value-type="float" office:value="0.936017632484436" calcext:value-type="float">
            <text:p>0.936017632484436</text:p>
          </table:table-cell>
          <table:table-cell office:value-type="float" office:value="0.937302589416504" calcext:value-type="float">
            <text:p>0.937302589416504</text:p>
          </table:table-cell>
          <table:table-cell office:value-type="float" office:value="0.937962114810944" calcext:value-type="float">
            <text:p>0.937962114810944</text:p>
          </table:table-cell>
          <table:table-cell office:value-type="float" office:value="0.938956379890442" calcext:value-type="float">
            <text:p>0.938956379890442</text:p>
          </table:table-cell>
          <table:table-cell office:value-type="float" office:value="0.939321935176849" calcext:value-type="float">
            <text:p>0.939321935176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1.nii.gz</text:p>
          </table:table-cell>
          <table:table-cell office:value-type="float" office:value="0.90285712480545" calcext:value-type="float">
            <text:p>0.90285712480545</text:p>
          </table:table-cell>
          <table:table-cell office:value-type="float" office:value="0.90425717830658" calcext:value-type="float">
            <text:p>0.90425717830658</text:p>
          </table:table-cell>
          <table:table-cell office:value-type="float" office:value="0.90711909532547" calcext:value-type="float">
            <text:p>0.90711909532547</text:p>
          </table:table-cell>
          <table:table-cell office:value-type="float" office:value="0.906699419021606" calcext:value-type="float">
            <text:p>0.906699419021606</text:p>
          </table:table-cell>
          <table:table-cell office:value-type="float" office:value="0.907586693763733" calcext:value-type="float">
            <text:p>0.907586693763733</text:p>
          </table:table-cell>
          <table:table-cell office:value-type="float" office:value="0.910213470458984" calcext:value-type="float">
            <text:p>0.910213470458984</text:p>
          </table:table-cell>
          <table:table-cell office:value-type="float" office:value="0.910342395305634" calcext:value-type="float">
            <text:p>0.910342395305634</text:p>
          </table:table-cell>
          <table:table-cell office:value-type="float" office:value="0.910281360149384" calcext:value-type="float">
            <text:p>0.910281360149384</text:p>
          </table:table-cell>
          <table:table-cell office:value-type="float" office:value="0.909446001052856" calcext:value-type="float">
            <text:p>0.909446001052856</text:p>
          </table:table-cell>
          <table:table-cell office:value-type="float" office:value="0.90873509645462" calcext:value-type="float">
            <text:p>0.90873509645462</text:p>
          </table:table-cell>
          <table:table-cell office:value-type="float" office:value="0.910453081130981" calcext:value-type="float">
            <text:p>0.910453081130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99.nii.gz</text:p>
          </table:table-cell>
          <table:table-cell office:value-type="float" office:value="0.914699018001556" calcext:value-type="float">
            <text:p>0.914699018001556</text:p>
          </table:table-cell>
          <table:table-cell office:value-type="float" office:value="0.916077375411987" calcext:value-type="float">
            <text:p>0.916077375411987</text:p>
          </table:table-cell>
          <table:table-cell office:value-type="float" office:value="0.917498648166656" calcext:value-type="float">
            <text:p>0.917498648166656</text:p>
          </table:table-cell>
          <table:table-cell office:value-type="float" office:value="0.918729603290558" calcext:value-type="float">
            <text:p>0.918729603290558</text:p>
          </table:table-cell>
          <table:table-cell office:value-type="float" office:value="0.918550252914429" calcext:value-type="float">
            <text:p>0.918550252914429</text:p>
          </table:table-cell>
          <table:table-cell office:value-type="float" office:value="0.921733200550079" calcext:value-type="float">
            <text:p>0.921733200550079</text:p>
          </table:table-cell>
          <table:table-cell office:value-type="float" office:value="0.922818243503571" calcext:value-type="float">
            <text:p>0.922818243503571</text:p>
          </table:table-cell>
          <table:table-cell office:value-type="float" office:value="0.924696683883667" calcext:value-type="float">
            <text:p>0.924696683883667</text:p>
          </table:table-cell>
          <table:table-cell office:value-type="float" office:value="0.92472779750824" calcext:value-type="float">
            <text:p>0.92472779750824</text:p>
          </table:table-cell>
          <table:table-cell office:value-type="float" office:value="0.926188349723816" calcext:value-type="float">
            <text:p>0.926188349723816</text:p>
          </table:table-cell>
          <table:table-cell office:value-type="float" office:value="0.927962303161621" calcext:value-type="float">
            <text:p>0.927962303161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23.nii.gz</text:p>
          </table:table-cell>
          <table:table-cell office:value-type="float" office:value="0.950432121753693" calcext:value-type="float">
            <text:p>0.950432121753693</text:p>
          </table:table-cell>
          <table:table-cell office:value-type="float" office:value="0.951529085636139" calcext:value-type="float">
            <text:p>0.951529085636139</text:p>
          </table:table-cell>
          <table:table-cell office:value-type="float" office:value="0.952318370342254" calcext:value-type="float">
            <text:p>0.952318370342254</text:p>
          </table:table-cell>
          <table:table-cell office:value-type="float" office:value="0.951844036579132" calcext:value-type="float">
            <text:p>0.951844036579132</text:p>
          </table:table-cell>
          <table:table-cell office:value-type="float" office:value="0.952622175216675" calcext:value-type="float">
            <text:p>0.952622175216675</text:p>
          </table:table-cell>
          <table:table-cell office:value-type="float" office:value="0.952559888362884" calcext:value-type="float">
            <text:p>0.952559888362884</text:p>
          </table:table-cell>
          <table:table-cell office:value-type="float" office:value="0.952510833740234" calcext:value-type="float">
            <text:p>0.952510833740234</text:p>
          </table:table-cell>
          <table:table-cell office:value-type="float" office:value="0.952658832073212" calcext:value-type="float">
            <text:p>0.952658832073212</text:p>
          </table:table-cell>
          <table:table-cell office:value-type="float" office:value="0.952555775642395" calcext:value-type="float">
            <text:p>0.952555775642395</text:p>
          </table:table-cell>
          <table:table-cell office:value-type="float" office:value="0.952573657035827" calcext:value-type="float">
            <text:p>0.952573657035827</text:p>
          </table:table-cell>
          <table:table-cell office:value-type="float" office:value="0.953410744667053" calcext:value-type="float">
            <text:p>0.953410744667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3.nii.gz</text:p>
          </table:table-cell>
          <table:table-cell office:value-type="float" office:value="0.949056327342987" calcext:value-type="float">
            <text:p>0.949056327342987</text:p>
          </table:table-cell>
          <table:table-cell office:value-type="float" office:value="0.951762080192566" calcext:value-type="float">
            <text:p>0.951762080192566</text:p>
          </table:table-cell>
          <table:table-cell office:value-type="float" office:value="0.953644275665283" calcext:value-type="float">
            <text:p>0.953644275665283</text:p>
          </table:table-cell>
          <table:table-cell office:value-type="float" office:value="0.953929543495178" calcext:value-type="float">
            <text:p>0.953929543495178</text:p>
          </table:table-cell>
          <table:table-cell office:value-type="float" office:value="0.953595757484436" calcext:value-type="float">
            <text:p>0.953595757484436</text:p>
          </table:table-cell>
          <table:table-cell office:value-type="float" office:value="0.955087244510651" calcext:value-type="float">
            <text:p>0.955087244510651</text:p>
          </table:table-cell>
          <table:table-cell office:value-type="float" office:value="0.956849634647369" calcext:value-type="float">
            <text:p>0.956849634647369</text:p>
          </table:table-cell>
          <table:table-cell office:value-type="float" office:value="0.957693934440613" calcext:value-type="float">
            <text:p>0.957693934440613</text:p>
          </table:table-cell>
          <table:table-cell office:value-type="float" office:value="0.958405196666718" calcext:value-type="float">
            <text:p>0.958405196666718</text:p>
          </table:table-cell>
          <table:table-cell office:value-type="float" office:value="0.959504246711731" calcext:value-type="float">
            <text:p>0.959504246711731</text:p>
          </table:table-cell>
          <table:table-cell office:value-type="float" office:value="0.959641695022583" calcext:value-type="float">
            <text:p>0.959641695022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45.nii.gz</text:p>
          </table:table-cell>
          <table:table-cell office:value-type="float" office:value="0.895755171775818" calcext:value-type="float">
            <text:p>0.895755171775818</text:p>
          </table:table-cell>
          <table:table-cell office:value-type="float" office:value="0.900490939617157" calcext:value-type="float">
            <text:p>0.900490939617157</text:p>
          </table:table-cell>
          <table:table-cell office:value-type="float" office:value="0.90409642457962" calcext:value-type="float">
            <text:p>0.90409642457962</text:p>
          </table:table-cell>
          <table:table-cell office:value-type="float" office:value="0.907835483551025" calcext:value-type="float">
            <text:p>0.907835483551025</text:p>
          </table:table-cell>
          <table:table-cell office:value-type="float" office:value="0.901900887489319" calcext:value-type="float">
            <text:p>0.901900887489319</text:p>
          </table:table-cell>
          <table:table-cell office:value-type="float" office:value="0.910043776035309" calcext:value-type="float">
            <text:p>0.910043776035309</text:p>
          </table:table-cell>
          <table:table-cell office:value-type="float" office:value="0.912976562976837" calcext:value-type="float">
            <text:p>0.912976562976837</text:p>
          </table:table-cell>
          <table:table-cell office:value-type="float" office:value="0.910802781581879" calcext:value-type="float">
            <text:p>0.910802781581879</text:p>
          </table:table-cell>
          <table:table-cell office:value-type="float" office:value="0.915547847747803" calcext:value-type="float">
            <text:p>0.915547847747803</text:p>
          </table:table-cell>
          <table:table-cell office:value-type="float" office:value="0.915005922317505" calcext:value-type="float">
            <text:p>0.915005922317505</text:p>
          </table:table-cell>
          <table:table-cell office:value-type="float" office:value="0.91650652885437" calcext:value-type="float">
            <text:p>0.91650652885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3.nii.gz</text:p>
          </table:table-cell>
          <table:table-cell office:value-type="float" office:value="0.946746110916138" calcext:value-type="float">
            <text:p>0.946746110916138</text:p>
          </table:table-cell>
          <table:table-cell office:value-type="float" office:value="0.94828999042511" calcext:value-type="float">
            <text:p>0.94828999042511</text:p>
          </table:table-cell>
          <table:table-cell office:value-type="float" office:value="0.951270818710327" calcext:value-type="float">
            <text:p>0.951270818710327</text:p>
          </table:table-cell>
          <table:table-cell office:value-type="float" office:value="0.952197790145874" calcext:value-type="float">
            <text:p>0.952197790145874</text:p>
          </table:table-cell>
          <table:table-cell office:value-type="float" office:value="0.95427656173706" calcext:value-type="float">
            <text:p>0.95427656173706</text:p>
          </table:table-cell>
          <table:table-cell office:value-type="float" office:value="0.954962372779846" calcext:value-type="float">
            <text:p>0.954962372779846</text:p>
          </table:table-cell>
          <table:table-cell office:value-type="float" office:value="0.955048441886902" calcext:value-type="float">
            <text:p>0.955048441886902</text:p>
          </table:table-cell>
          <table:table-cell office:value-type="float" office:value="0.956074237823486" calcext:value-type="float">
            <text:p>0.956074237823486</text:p>
          </table:table-cell>
          <table:table-cell office:value-type="float" office:value="0.955639243125916" calcext:value-type="float">
            <text:p>0.955639243125916</text:p>
          </table:table-cell>
          <table:table-cell office:value-type="float" office:value="0.956086337566376" calcext:value-type="float">
            <text:p>0.956086337566376</text:p>
          </table:table-cell>
          <table:table-cell office:value-type="float" office:value="0.955634236335754" calcext:value-type="float">
            <text:p>0.955634236335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07.nii.gz</text:p>
          </table:table-cell>
          <table:table-cell office:value-type="float" office:value="0.901804447174072" calcext:value-type="float">
            <text:p>0.901804447174072</text:p>
          </table:table-cell>
          <table:table-cell office:value-type="float" office:value="0.905913293361664" calcext:value-type="float">
            <text:p>0.905913293361664</text:p>
          </table:table-cell>
          <table:table-cell office:value-type="float" office:value="0.906297922134399" calcext:value-type="float">
            <text:p>0.906297922134399</text:p>
          </table:table-cell>
          <table:table-cell office:value-type="float" office:value="0.908324360847473" calcext:value-type="float">
            <text:p>0.908324360847473</text:p>
          </table:table-cell>
          <table:table-cell office:value-type="float" office:value="0.90901243686676" calcext:value-type="float">
            <text:p>0.90901243686676</text:p>
          </table:table-cell>
          <table:table-cell office:value-type="float" office:value="0.910961449146271" calcext:value-type="float">
            <text:p>0.910961449146271</text:p>
          </table:table-cell>
          <table:table-cell office:value-type="float" office:value="0.910921037197113" calcext:value-type="float">
            <text:p>0.910921037197113</text:p>
          </table:table-cell>
          <table:table-cell office:value-type="float" office:value="0.912388205528259" calcext:value-type="float">
            <text:p>0.912388205528259</text:p>
          </table:table-cell>
          <table:table-cell office:value-type="float" office:value="0.913704335689545" calcext:value-type="float">
            <text:p>0.913704335689545</text:p>
          </table:table-cell>
          <table:table-cell office:value-type="float" office:value="0.914573192596436" calcext:value-type="float">
            <text:p>0.914573192596436</text:p>
          </table:table-cell>
          <table:table-cell office:value-type="float" office:value="0.916677057743072" calcext:value-type="float">
            <text:p>0.916677057743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98.nii.gz</text:p>
          </table:table-cell>
          <table:table-cell office:value-type="float" office:value="0.886429846286774" calcext:value-type="float">
            <text:p>0.886429846286774</text:p>
          </table:table-cell>
          <table:table-cell office:value-type="float" office:value="0.888481259346008" calcext:value-type="float">
            <text:p>0.888481259346008</text:p>
          </table:table-cell>
          <table:table-cell office:value-type="float" office:value="0.890178501605987" calcext:value-type="float">
            <text:p>0.890178501605987</text:p>
          </table:table-cell>
          <table:table-cell office:value-type="float" office:value="0.890857815742493" calcext:value-type="float">
            <text:p>0.890857815742493</text:p>
          </table:table-cell>
          <table:table-cell office:value-type="float" office:value="0.890913248062134" calcext:value-type="float">
            <text:p>0.890913248062134</text:p>
          </table:table-cell>
          <table:table-cell office:value-type="float" office:value="0.891825973987579" calcext:value-type="float">
            <text:p>0.891825973987579</text:p>
          </table:table-cell>
          <table:table-cell office:value-type="float" office:value="0.893167674541473" calcext:value-type="float">
            <text:p>0.893167674541473</text:p>
          </table:table-cell>
          <table:table-cell office:value-type="float" office:value="0.894566595554352" calcext:value-type="float">
            <text:p>0.894566595554352</text:p>
          </table:table-cell>
          <table:table-cell office:value-type="float" office:value="0.894853353500366" calcext:value-type="float">
            <text:p>0.894853353500366</text:p>
          </table:table-cell>
          <table:table-cell office:value-type="float" office:value="0.894897997379303" calcext:value-type="float">
            <text:p>0.894897997379303</text:p>
          </table:table-cell>
          <table:table-cell office:value-type="float" office:value="0.895390093326569" calcext:value-type="float">
            <text:p>0.895390093326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2.nii.gz</text:p>
          </table:table-cell>
          <table:table-cell office:value-type="float" office:value="0.940249264240265" calcext:value-type="float">
            <text:p>0.940249264240265</text:p>
          </table:table-cell>
          <table:table-cell office:value-type="float" office:value="0.941360950469971" calcext:value-type="float">
            <text:p>0.941360950469971</text:p>
          </table:table-cell>
          <table:table-cell office:value-type="float" office:value="0.942594468593597" calcext:value-type="float">
            <text:p>0.942594468593597</text:p>
          </table:table-cell>
          <table:table-cell office:value-type="float" office:value="0.944135665893555" calcext:value-type="float">
            <text:p>0.944135665893555</text:p>
          </table:table-cell>
          <table:table-cell office:value-type="float" office:value="0.944107413291931" calcext:value-type="float">
            <text:p>0.944107413291931</text:p>
          </table:table-cell>
          <table:table-cell office:value-type="float" office:value="0.944211781024933" calcext:value-type="float">
            <text:p>0.944211781024933</text:p>
          </table:table-cell>
          <table:table-cell office:value-type="float" office:value="0.944547533988952" calcext:value-type="float">
            <text:p>0.944547533988952</text:p>
          </table:table-cell>
          <table:table-cell office:value-type="float" office:value="0.94410252571106" calcext:value-type="float">
            <text:p>0.94410252571106</text:p>
          </table:table-cell>
          <table:table-cell office:value-type="float" office:value="0.944725573062897" calcext:value-type="float">
            <text:p>0.944725573062897</text:p>
          </table:table-cell>
          <table:table-cell office:value-type="float" office:value="0.944549143314362" calcext:value-type="float">
            <text:p>0.944549143314362</text:p>
          </table:table-cell>
          <table:table-cell office:value-type="float" office:value="0.945705413818359" calcext:value-type="float">
            <text:p>0.945705413818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5.nii.gz</text:p>
          </table:table-cell>
          <table:table-cell office:value-type="float" office:value="0.938804864883423" calcext:value-type="float">
            <text:p>0.938804864883423</text:p>
          </table:table-cell>
          <table:table-cell office:value-type="float" office:value="0.942740142345428" calcext:value-type="float">
            <text:p>0.942740142345428</text:p>
          </table:table-cell>
          <table:table-cell office:value-type="float" office:value="0.944695353507996" calcext:value-type="float">
            <text:p>0.944695353507996</text:p>
          </table:table-cell>
          <table:table-cell office:value-type="float" office:value="0.947425544261932" calcext:value-type="float">
            <text:p>0.947425544261932</text:p>
          </table:table-cell>
          <table:table-cell office:value-type="float" office:value="0.949504911899567" calcext:value-type="float">
            <text:p>0.949504911899567</text:p>
          </table:table-cell>
          <table:table-cell office:value-type="float" office:value="0.95042884349823" calcext:value-type="float">
            <text:p>0.95042884349823</text:p>
          </table:table-cell>
          <table:table-cell office:value-type="float" office:value="0.951285362243652" calcext:value-type="float">
            <text:p>0.951285362243652</text:p>
          </table:table-cell>
          <table:table-cell office:value-type="float" office:value="0.951846063137054" calcext:value-type="float">
            <text:p>0.951846063137054</text:p>
          </table:table-cell>
          <table:table-cell office:value-type="float" office:value="0.952692866325378" calcext:value-type="float">
            <text:p>0.952692866325378</text:p>
          </table:table-cell>
          <table:table-cell office:value-type="float" office:value="0.953005492687225" calcext:value-type="float">
            <text:p>0.953005492687225</text:p>
          </table:table-cell>
          <table:table-cell office:value-type="float" office:value="0.954064905643463" calcext:value-type="float">
            <text:p>0.954064905643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1.nii.gz</text:p>
          </table:table-cell>
          <table:table-cell office:value-type="float" office:value="0.821595549583435" calcext:value-type="float">
            <text:p>0.821595549583435</text:p>
          </table:table-cell>
          <table:table-cell office:value-type="float" office:value="0.820684731006622" calcext:value-type="float">
            <text:p>0.820684731006622</text:p>
          </table:table-cell>
          <table:table-cell office:value-type="float" office:value="0.821874797344208" calcext:value-type="float">
            <text:p>0.821874797344208</text:p>
          </table:table-cell>
          <table:table-cell office:value-type="float" office:value="0.82405823469162" calcext:value-type="float">
            <text:p>0.82405823469162</text:p>
          </table:table-cell>
          <table:table-cell office:value-type="float" office:value="0.825188755989075" calcext:value-type="float">
            <text:p>0.825188755989075</text:p>
          </table:table-cell>
          <table:table-cell office:value-type="float" office:value="0.825773298740387" calcext:value-type="float">
            <text:p>0.825773298740387</text:p>
          </table:table-cell>
          <table:table-cell office:value-type="float" office:value="0.826521873474121" calcext:value-type="float">
            <text:p>0.826521873474121</text:p>
          </table:table-cell>
          <table:table-cell office:value-type="float" office:value="0.827235639095306" calcext:value-type="float">
            <text:p>0.827235639095306</text:p>
          </table:table-cell>
          <table:table-cell office:value-type="float" office:value="0.827665388584137" calcext:value-type="float">
            <text:p>0.827665388584137</text:p>
          </table:table-cell>
          <table:table-cell office:value-type="float" office:value="0.828585803508758" calcext:value-type="float">
            <text:p>0.828585803508758</text:p>
          </table:table-cell>
          <table:table-cell office:value-type="float" office:value="0.826806783676147" calcext:value-type="float">
            <text:p>0.826806783676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62.nii.gz</text:p>
          </table:table-cell>
          <table:table-cell office:value-type="float" office:value="0.908022820949554" calcext:value-type="float">
            <text:p>0.908022820949554</text:p>
          </table:table-cell>
          <table:table-cell office:value-type="float" office:value="0.907766580581665" calcext:value-type="float">
            <text:p>0.907766580581665</text:p>
          </table:table-cell>
          <table:table-cell office:value-type="float" office:value="0.908332943916321" calcext:value-type="float">
            <text:p>0.908332943916321</text:p>
          </table:table-cell>
          <table:table-cell office:value-type="float" office:value="0.908012628555298" calcext:value-type="float">
            <text:p>0.908012628555298</text:p>
          </table:table-cell>
          <table:table-cell office:value-type="float" office:value="0.908043444156647" calcext:value-type="float">
            <text:p>0.908043444156647</text:p>
          </table:table-cell>
          <table:table-cell office:value-type="float" office:value="0.908626973628998" calcext:value-type="float">
            <text:p>0.908626973628998</text:p>
          </table:table-cell>
          <table:table-cell office:value-type="float" office:value="0.909451246261597" calcext:value-type="float">
            <text:p>0.909451246261597</text:p>
          </table:table-cell>
          <table:table-cell office:value-type="float" office:value="0.909018754959106" calcext:value-type="float">
            <text:p>0.909018754959106</text:p>
          </table:table-cell>
          <table:table-cell office:value-type="float" office:value="0.907387793064117" calcext:value-type="float">
            <text:p>0.907387793064117</text:p>
          </table:table-cell>
          <table:table-cell office:value-type="float" office:value="0.908303499221802" calcext:value-type="float">
            <text:p>0.908303499221802</text:p>
          </table:table-cell>
          <table:table-cell office:value-type="float" office:value="0.90854412317276" calcext:value-type="float">
            <text:p>0.90854412317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61.nii.gz</text:p>
          </table:table-cell>
          <table:table-cell office:value-type="float" office:value="0.75839376449585" calcext:value-type="float">
            <text:p>0.75839376449585</text:p>
          </table:table-cell>
          <table:table-cell office:value-type="float" office:value="0.86601972579956" calcext:value-type="float">
            <text:p>0.86601972579956</text:p>
          </table:table-cell>
          <table:table-cell office:value-type="float" office:value="0.866370499134064" calcext:value-type="float">
            <text:p>0.866370499134064</text:p>
          </table:table-cell>
          <table:table-cell office:value-type="float" office:value="0.870747148990631" calcext:value-type="float">
            <text:p>0.870747148990631</text:p>
          </table:table-cell>
          <table:table-cell office:value-type="float" office:value="0.87664669752121" calcext:value-type="float">
            <text:p>0.87664669752121</text:p>
          </table:table-cell>
          <table:table-cell office:value-type="float" office:value="0.875739634037018" calcext:value-type="float">
            <text:p>0.875739634037018</text:p>
          </table:table-cell>
          <table:table-cell office:value-type="float" office:value="0.877165913581848" calcext:value-type="float">
            <text:p>0.877165913581848</text:p>
          </table:table-cell>
          <table:table-cell office:value-type="float" office:value="0.879227042198181" calcext:value-type="float">
            <text:p>0.879227042198181</text:p>
          </table:table-cell>
          <table:table-cell office:value-type="float" office:value="0.881793022155762" calcext:value-type="float">
            <text:p>0.881793022155762</text:p>
          </table:table-cell>
          <table:table-cell office:value-type="float" office:value="0.883427083492279" calcext:value-type="float">
            <text:p>0.883427083492279</text:p>
          </table:table-cell>
          <table:table-cell office:value-type="float" office:value="0.886018872261047" calcext:value-type="float">
            <text:p>0.886018872261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38.nii.gz</text:p>
          </table:table-cell>
          <table:table-cell office:value-type="float" office:value="0.949908375740051" calcext:value-type="float">
            <text:p>0.949908375740051</text:p>
          </table:table-cell>
          <table:table-cell office:value-type="float" office:value="0.950926840305328" calcext:value-type="float">
            <text:p>0.950926840305328</text:p>
          </table:table-cell>
          <table:table-cell office:value-type="float" office:value="0.951470196247101" calcext:value-type="float">
            <text:p>0.951470196247101</text:p>
          </table:table-cell>
          <table:table-cell office:value-type="float" office:value="0.951503992080688" calcext:value-type="float">
            <text:p>0.951503992080688</text:p>
          </table:table-cell>
          <table:table-cell office:value-type="float" office:value="0.952741801738739" calcext:value-type="float">
            <text:p>0.952741801738739</text:p>
          </table:table-cell>
          <table:table-cell office:value-type="float" office:value="0.95279586315155" calcext:value-type="float">
            <text:p>0.95279586315155</text:p>
          </table:table-cell>
          <table:table-cell office:value-type="float" office:value="0.953244209289551" calcext:value-type="float">
            <text:p>0.953244209289551</text:p>
          </table:table-cell>
          <table:table-cell office:value-type="float" office:value="0.953474044799805" calcext:value-type="float">
            <text:p>0.953474044799805</text:p>
          </table:table-cell>
          <table:table-cell office:value-type="float" office:value="0.954085052013397" calcext:value-type="float">
            <text:p>0.954085052013397</text:p>
          </table:table-cell>
          <table:table-cell office:value-type="float" office:value="0.954281330108643" calcext:value-type="float">
            <text:p>0.954281330108643</text:p>
          </table:table-cell>
          <table:table-cell office:value-type="float" office:value="0.954170942306519" calcext:value-type="float">
            <text:p>0.954170942306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54.nii.gz</text:p>
          </table:table-cell>
          <table:table-cell office:value-type="float" office:value="0.900615572929382" calcext:value-type="float">
            <text:p>0.900615572929382</text:p>
          </table:table-cell>
          <table:table-cell office:value-type="float" office:value="0.90088278055191" calcext:value-type="float">
            <text:p>0.90088278055191</text:p>
          </table:table-cell>
          <table:table-cell office:value-type="float" office:value="0.899846255779266" calcext:value-type="float">
            <text:p>0.899846255779266</text:p>
          </table:table-cell>
          <table:table-cell office:value-type="float" office:value="0.89944726228714" calcext:value-type="float">
            <text:p>0.89944726228714</text:p>
          </table:table-cell>
          <table:table-cell office:value-type="float" office:value="0.899238049983978" calcext:value-type="float">
            <text:p>0.899238049983978</text:p>
          </table:table-cell>
          <table:table-cell office:value-type="float" office:value="0.900277316570282" calcext:value-type="float">
            <text:p>0.900277316570282</text:p>
          </table:table-cell>
          <table:table-cell office:value-type="float" office:value="0.90125960111618" calcext:value-type="float">
            <text:p>0.90125960111618</text:p>
          </table:table-cell>
          <table:table-cell office:value-type="float" office:value="0.901217401027679" calcext:value-type="float">
            <text:p>0.901217401027679</text:p>
          </table:table-cell>
          <table:table-cell office:value-type="float" office:value="0.900032103061676" calcext:value-type="float">
            <text:p>0.900032103061676</text:p>
          </table:table-cell>
          <table:table-cell office:value-type="float" office:value="0.897762060165405" calcext:value-type="float">
            <text:p>0.897762060165405</text:p>
          </table:table-cell>
          <table:table-cell office:value-type="float" office:value="0.898099422454834" calcext:value-type="float">
            <text:p>0.898099422454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04.nii.gz</text:p>
          </table:table-cell>
          <table:table-cell office:value-type="float" office:value="0.951879620552063" calcext:value-type="float">
            <text:p>0.951879620552063</text:p>
          </table:table-cell>
          <table:table-cell office:value-type="float" office:value="0.953712284564972" calcext:value-type="float">
            <text:p>0.953712284564972</text:p>
          </table:table-cell>
          <table:table-cell office:value-type="float" office:value="0.955300688743591" calcext:value-type="float">
            <text:p>0.955300688743591</text:p>
          </table:table-cell>
          <table:table-cell office:value-type="float" office:value="0.956154763698578" calcext:value-type="float">
            <text:p>0.956154763698578</text:p>
          </table:table-cell>
          <table:table-cell office:value-type="float" office:value="0.956335008144379" calcext:value-type="float">
            <text:p>0.956335008144379</text:p>
          </table:table-cell>
          <table:table-cell office:value-type="float" office:value="0.956328749656677" calcext:value-type="float">
            <text:p>0.956328749656677</text:p>
          </table:table-cell>
          <table:table-cell office:value-type="float" office:value="0.956836342811584" calcext:value-type="float">
            <text:p>0.956836342811584</text:p>
          </table:table-cell>
          <table:table-cell office:value-type="float" office:value="0.957222700119019" calcext:value-type="float">
            <text:p>0.957222700119019</text:p>
          </table:table-cell>
          <table:table-cell office:value-type="float" office:value="0.958360254764557" calcext:value-type="float">
            <text:p>0.958360254764557</text:p>
          </table:table-cell>
          <table:table-cell office:value-type="float" office:value="0.958464860916138" calcext:value-type="float">
            <text:p>0.958464860916138</text:p>
          </table:table-cell>
          <table:table-cell office:value-type="float" office:value="0.958364725112915" calcext:value-type="float">
            <text:p>0.958364725112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82.nii.gz</text:p>
          </table:table-cell>
          <table:table-cell office:value-type="float" office:value="0.650782108306885" calcext:value-type="float">
            <text:p>0.650782108306885</text:p>
          </table:table-cell>
          <table:table-cell office:value-type="float" office:value="0.648985028266907" calcext:value-type="float">
            <text:p>0.648985028266907</text:p>
          </table:table-cell>
          <table:table-cell office:value-type="float" office:value="0.647066414356232" calcext:value-type="float">
            <text:p>0.647066414356232</text:p>
          </table:table-cell>
          <table:table-cell office:value-type="float" office:value="0.647182703018189" calcext:value-type="float">
            <text:p>0.647182703018189</text:p>
          </table:table-cell>
          <table:table-cell office:value-type="float" office:value="0.644137918949127" calcext:value-type="float">
            <text:p>0.644137918949127</text:p>
          </table:table-cell>
          <table:table-cell office:value-type="float" office:value="0.64214164018631" calcext:value-type="float">
            <text:p>0.64214164018631</text:p>
          </table:table-cell>
          <table:table-cell office:value-type="float" office:value="0.640992403030396" calcext:value-type="float">
            <text:p>0.640992403030396</text:p>
          </table:table-cell>
          <table:table-cell office:value-type="float" office:value="0.640373647212982" calcext:value-type="float">
            <text:p>0.640373647212982</text:p>
          </table:table-cell>
          <table:table-cell office:value-type="float" office:value="0.640162646770477" calcext:value-type="float">
            <text:p>0.640162646770477</text:p>
          </table:table-cell>
          <table:table-cell office:value-type="float" office:value="0.638589203357697" calcext:value-type="float">
            <text:p>0.638589203357697</text:p>
          </table:table-cell>
          <table:table-cell office:value-type="float" office:value="0.640332281589508" calcext:value-type="float">
            <text:p>0.640332281589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80.nii.gz</text:p>
          </table:table-cell>
          <table:table-cell office:value-type="float" office:value="0.911176443099976" calcext:value-type="float">
            <text:p>0.911176443099976</text:p>
          </table:table-cell>
          <table:table-cell office:value-type="float" office:value="0.911974370479584" calcext:value-type="float">
            <text:p>0.911974370479584</text:p>
          </table:table-cell>
          <table:table-cell office:value-type="float" office:value="0.912458062171936" calcext:value-type="float">
            <text:p>0.912458062171936</text:p>
          </table:table-cell>
          <table:table-cell office:value-type="float" office:value="0.914377689361572" calcext:value-type="float">
            <text:p>0.914377689361572</text:p>
          </table:table-cell>
          <table:table-cell office:value-type="float" office:value="0.914076268672943" calcext:value-type="float">
            <text:p>0.914076268672943</text:p>
          </table:table-cell>
          <table:table-cell office:value-type="float" office:value="0.915147960186004" calcext:value-type="float">
            <text:p>0.915147960186004</text:p>
          </table:table-cell>
          <table:table-cell office:value-type="float" office:value="0.916789352893829" calcext:value-type="float">
            <text:p>0.916789352893829</text:p>
          </table:table-cell>
          <table:table-cell office:value-type="float" office:value="0.917644739151001" calcext:value-type="float">
            <text:p>0.917644739151001</text:p>
          </table:table-cell>
          <table:table-cell office:value-type="float" office:value="0.918942868709564" calcext:value-type="float">
            <text:p>0.918942868709564</text:p>
          </table:table-cell>
          <table:table-cell office:value-type="float" office:value="0.921542465686798" calcext:value-type="float">
            <text:p>0.921542465686798</text:p>
          </table:table-cell>
          <table:table-cell office:value-type="float" office:value="0.923206746578217" calcext:value-type="float">
            <text:p>0.923206746578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26.nii.gz</text:p>
          </table:table-cell>
          <table:table-cell office:value-type="float" office:value="0.948299705982208" calcext:value-type="float">
            <text:p>0.948299705982208</text:p>
          </table:table-cell>
          <table:table-cell office:value-type="float" office:value="0.95014351606369" calcext:value-type="float">
            <text:p>0.95014351606369</text:p>
          </table:table-cell>
          <table:table-cell office:value-type="float" office:value="0.951785087585449" calcext:value-type="float">
            <text:p>0.951785087585449</text:p>
          </table:table-cell>
          <table:table-cell office:value-type="float" office:value="0.952317476272583" calcext:value-type="float">
            <text:p>0.952317476272583</text:p>
          </table:table-cell>
          <table:table-cell office:value-type="float" office:value="0.952243685722351" calcext:value-type="float">
            <text:p>0.952243685722351</text:p>
          </table:table-cell>
          <table:table-cell office:value-type="float" office:value="0.952846586704254" calcext:value-type="float">
            <text:p>0.952846586704254</text:p>
          </table:table-cell>
          <table:table-cell office:value-type="float" office:value="0.952920138835907" calcext:value-type="float">
            <text:p>0.952920138835907</text:p>
          </table:table-cell>
          <table:table-cell office:value-type="float" office:value="0.953767240047455" calcext:value-type="float">
            <text:p>0.953767240047455</text:p>
          </table:table-cell>
          <table:table-cell office:value-type="float" office:value="0.954833507537842" calcext:value-type="float">
            <text:p>0.954833507537842</text:p>
          </table:table-cell>
          <table:table-cell office:value-type="float" office:value="0.955227851867676" calcext:value-type="float">
            <text:p>0.955227851867676</text:p>
          </table:table-cell>
          <table:table-cell office:value-type="float" office:value="0.955138325691223" calcext:value-type="float">
            <text:p>0.955138325691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95.nii.gz</text:p>
          </table:table-cell>
          <table:table-cell office:value-type="float" office:value="0.930797696113586" calcext:value-type="float">
            <text:p>0.930797696113586</text:p>
          </table:table-cell>
          <table:table-cell office:value-type="float" office:value="0.933544278144836" calcext:value-type="float">
            <text:p>0.933544278144836</text:p>
          </table:table-cell>
          <table:table-cell office:value-type="float" office:value="0.930445492267608" calcext:value-type="float">
            <text:p>0.930445492267608</text:p>
          </table:table-cell>
          <table:table-cell office:value-type="float" office:value="0.931010186672211" calcext:value-type="float">
            <text:p>0.931010186672211</text:p>
          </table:table-cell>
          <table:table-cell office:value-type="float" office:value="0.935906529426575" calcext:value-type="float">
            <text:p>0.935906529426575</text:p>
          </table:table-cell>
          <table:table-cell office:value-type="float" office:value="0.938100337982178" calcext:value-type="float">
            <text:p>0.938100337982178</text:p>
          </table:table-cell>
          <table:table-cell office:value-type="float" office:value="0.94163703918457" calcext:value-type="float">
            <text:p>0.94163703918457</text:p>
          </table:table-cell>
          <table:table-cell office:value-type="float" office:value="0.940420985221863" calcext:value-type="float">
            <text:p>0.940420985221863</text:p>
          </table:table-cell>
          <table:table-cell office:value-type="float" office:value="0.941554963588715" calcext:value-type="float">
            <text:p>0.941554963588715</text:p>
          </table:table-cell>
          <table:table-cell office:value-type="float" office:value="0.941049575805664" calcext:value-type="float">
            <text:p>0.941049575805664</text:p>
          </table:table-cell>
          <table:table-cell office:value-type="float" office:value="0.9406458735466" calcext:value-type="float">
            <text:p>0.9406458735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6.nii.gz</text:p>
          </table:table-cell>
          <table:table-cell office:value-type="float" office:value="0.935737013816834" calcext:value-type="float">
            <text:p>0.935737013816834</text:p>
          </table:table-cell>
          <table:table-cell office:value-type="float" office:value="0.93748539686203" calcext:value-type="float">
            <text:p>0.93748539686203</text:p>
          </table:table-cell>
          <table:table-cell office:value-type="float" office:value="0.939768433570862" calcext:value-type="float">
            <text:p>0.939768433570862</text:p>
          </table:table-cell>
          <table:table-cell office:value-type="float" office:value="0.941767394542694" calcext:value-type="float">
            <text:p>0.941767394542694</text:p>
          </table:table-cell>
          <table:table-cell office:value-type="float" office:value="0.943509042263031" calcext:value-type="float">
            <text:p>0.943509042263031</text:p>
          </table:table-cell>
          <table:table-cell office:value-type="float" office:value="0.944391906261444" calcext:value-type="float">
            <text:p>0.944391906261444</text:p>
          </table:table-cell>
          <table:table-cell office:value-type="float" office:value="0.945405721664429" calcext:value-type="float">
            <text:p>0.945405721664429</text:p>
          </table:table-cell>
          <table:table-cell office:value-type="float" office:value="0.945986568927765" calcext:value-type="float">
            <text:p>0.945986568927765</text:p>
          </table:table-cell>
          <table:table-cell office:value-type="float" office:value="0.946434259414673" calcext:value-type="float">
            <text:p>0.946434259414673</text:p>
          </table:table-cell>
          <table:table-cell office:value-type="float" office:value="0.947042942047119" calcext:value-type="float">
            <text:p>0.947042942047119</text:p>
          </table:table-cell>
          <table:table-cell office:value-type="float" office:value="0.945515096187592" calcext:value-type="float">
            <text:p>0.945515096187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80.nii.gz</text:p>
          </table:table-cell>
          <table:table-cell office:value-type="float" office:value="0.873177587985992" calcext:value-type="float">
            <text:p>0.873177587985992</text:p>
          </table:table-cell>
          <table:table-cell office:value-type="float" office:value="0.877993822097778" calcext:value-type="float">
            <text:p>0.877993822097778</text:p>
          </table:table-cell>
          <table:table-cell office:value-type="float" office:value="0.877777278423309" calcext:value-type="float">
            <text:p>0.877777278423309</text:p>
          </table:table-cell>
          <table:table-cell office:value-type="float" office:value="0.879205107688904" calcext:value-type="float">
            <text:p>0.879205107688904</text:p>
          </table:table-cell>
          <table:table-cell office:value-type="float" office:value="0.879582166671753" calcext:value-type="float">
            <text:p>0.879582166671753</text:p>
          </table:table-cell>
          <table:table-cell office:value-type="float" office:value="0.881536900997162" calcext:value-type="float">
            <text:p>0.881536900997162</text:p>
          </table:table-cell>
          <table:table-cell office:value-type="float" office:value="0.88497531414032" calcext:value-type="float">
            <text:p>0.88497531414032</text:p>
          </table:table-cell>
          <table:table-cell office:value-type="float" office:value="0.886480271816254" calcext:value-type="float">
            <text:p>0.886480271816254</text:p>
          </table:table-cell>
          <table:table-cell office:value-type="float" office:value="0.888312458992004" calcext:value-type="float">
            <text:p>0.888312458992004</text:p>
          </table:table-cell>
          <table:table-cell office:value-type="float" office:value="0.891490817070007" calcext:value-type="float">
            <text:p>0.891490817070007</text:p>
          </table:table-cell>
          <table:table-cell office:value-type="float" office:value="0.893843412399292" calcext:value-type="float">
            <text:p>0.893843412399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6.nii.gz</text:p>
          </table:table-cell>
          <table:table-cell office:value-type="float" office:value="0.936976075172424" calcext:value-type="float">
            <text:p>0.936976075172424</text:p>
          </table:table-cell>
          <table:table-cell office:value-type="float" office:value="0.939536333084106" calcext:value-type="float">
            <text:p>0.939536333084106</text:p>
          </table:table-cell>
          <table:table-cell office:value-type="float" office:value="0.939947128295898" calcext:value-type="float">
            <text:p>0.939947128295898</text:p>
          </table:table-cell>
          <table:table-cell office:value-type="float" office:value="0.940923094749451" calcext:value-type="float">
            <text:p>0.940923094749451</text:p>
          </table:table-cell>
          <table:table-cell office:value-type="float" office:value="0.941716730594635" calcext:value-type="float">
            <text:p>0.941716730594635</text:p>
          </table:table-cell>
          <table:table-cell office:value-type="float" office:value="0.941938281059265" calcext:value-type="float">
            <text:p>0.941938281059265</text:p>
          </table:table-cell>
          <table:table-cell office:value-type="float" office:value="0.941281855106354" calcext:value-type="float">
            <text:p>0.941281855106354</text:p>
          </table:table-cell>
          <table:table-cell office:value-type="float" office:value="0.942718148231506" calcext:value-type="float">
            <text:p>0.942718148231506</text:p>
          </table:table-cell>
          <table:table-cell office:value-type="float" office:value="0.942523002624512" calcext:value-type="float">
            <text:p>0.942523002624512</text:p>
          </table:table-cell>
          <table:table-cell office:value-type="float" office:value="0.942692935466766" calcext:value-type="float">
            <text:p>0.942692935466766</text:p>
          </table:table-cell>
          <table:table-cell office:value-type="float" office:value="0.94302773475647" calcext:value-type="float">
            <text:p>0.94302773475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53.nii.gz</text:p>
          </table:table-cell>
          <table:table-cell office:value-type="float" office:value="0.839989066123962" calcext:value-type="float">
            <text:p>0.839989066123962</text:p>
          </table:table-cell>
          <table:table-cell office:value-type="float" office:value="0.842100501060486" calcext:value-type="float">
            <text:p>0.842100501060486</text:p>
          </table:table-cell>
          <table:table-cell office:value-type="float" office:value="0.843369126319885" calcext:value-type="float">
            <text:p>0.843369126319885</text:p>
          </table:table-cell>
          <table:table-cell office:value-type="float" office:value="0.848768532276154" calcext:value-type="float">
            <text:p>0.848768532276154</text:p>
          </table:table-cell>
          <table:table-cell office:value-type="float" office:value="0.847480833530426" calcext:value-type="float">
            <text:p>0.847480833530426</text:p>
          </table:table-cell>
          <table:table-cell office:value-type="float" office:value="0.846777498722076" calcext:value-type="float">
            <text:p>0.846777498722076</text:p>
          </table:table-cell>
          <table:table-cell office:value-type="float" office:value="0.848390638828278" calcext:value-type="float">
            <text:p>0.848390638828278</text:p>
          </table:table-cell>
          <table:table-cell office:value-type="float" office:value="0.847766399383545" calcext:value-type="float">
            <text:p>0.847766399383545</text:p>
          </table:table-cell>
          <table:table-cell office:value-type="float" office:value="0.848667919635773" calcext:value-type="float">
            <text:p>0.848667919635773</text:p>
          </table:table-cell>
          <table:table-cell office:value-type="float" office:value="0.850903749465942" calcext:value-type="float">
            <text:p>0.850903749465942</text:p>
          </table:table-cell>
          <table:table-cell office:value-type="float" office:value="0.851974606513977" calcext:value-type="float">
            <text:p>0.851974606513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3.nii.gz</text:p>
          </table:table-cell>
          <table:table-cell office:value-type="float" office:value="0.885371148586273" calcext:value-type="float">
            <text:p>0.885371148586273</text:p>
          </table:table-cell>
          <table:table-cell office:value-type="float" office:value="0.887217044830322" calcext:value-type="float">
            <text:p>0.887217044830322</text:p>
          </table:table-cell>
          <table:table-cell office:value-type="float" office:value="0.888982653617859" calcext:value-type="float">
            <text:p>0.888982653617859</text:p>
          </table:table-cell>
          <table:table-cell office:value-type="float" office:value="0.890736103057861" calcext:value-type="float">
            <text:p>0.890736103057861</text:p>
          </table:table-cell>
          <table:table-cell office:value-type="float" office:value="0.892389833927154" calcext:value-type="float">
            <text:p>0.892389833927154</text:p>
          </table:table-cell>
          <table:table-cell office:value-type="float" office:value="0.893119812011719" calcext:value-type="float">
            <text:p>0.893119812011719</text:p>
          </table:table-cell>
          <table:table-cell office:value-type="float" office:value="0.89507120847702" calcext:value-type="float">
            <text:p>0.89507120847702</text:p>
          </table:table-cell>
          <table:table-cell office:value-type="float" office:value="0.896340250968933" calcext:value-type="float">
            <text:p>0.896340250968933</text:p>
          </table:table-cell>
          <table:table-cell office:value-type="float" office:value="0.897856652736664" calcext:value-type="float">
            <text:p>0.897856652736664</text:p>
          </table:table-cell>
          <table:table-cell office:value-type="float" office:value="0.898477971553803" calcext:value-type="float">
            <text:p>0.898477971553803</text:p>
          </table:table-cell>
          <table:table-cell office:value-type="float" office:value="0.898789942264557" calcext:value-type="float">
            <text:p>0.898789942264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91.nii.gz</text:p>
          </table:table-cell>
          <table:table-cell office:value-type="float" office:value="0.882486581802368" calcext:value-type="float">
            <text:p>0.882486581802368</text:p>
          </table:table-cell>
          <table:table-cell office:value-type="float" office:value="0.882114231586456" calcext:value-type="float">
            <text:p>0.882114231586456</text:p>
          </table:table-cell>
          <table:table-cell office:value-type="float" office:value="0.890892148017883" calcext:value-type="float">
            <text:p>0.890892148017883</text:p>
          </table:table-cell>
          <table:table-cell office:value-type="float" office:value="0.894327461719513" calcext:value-type="float">
            <text:p>0.894327461719513</text:p>
          </table:table-cell>
          <table:table-cell office:value-type="float" office:value="0.892412960529327" calcext:value-type="float">
            <text:p>0.892412960529327</text:p>
          </table:table-cell>
          <table:table-cell office:value-type="float" office:value="0.898766994476318" calcext:value-type="float">
            <text:p>0.898766994476318</text:p>
          </table:table-cell>
          <table:table-cell office:value-type="float" office:value="0.899669706821442" calcext:value-type="float">
            <text:p>0.899669706821442</text:p>
          </table:table-cell>
          <table:table-cell office:value-type="float" office:value="0.899668991565704" calcext:value-type="float">
            <text:p>0.899668991565704</text:p>
          </table:table-cell>
          <table:table-cell office:value-type="float" office:value="0.899699807167053" calcext:value-type="float">
            <text:p>0.899699807167053</text:p>
          </table:table-cell>
          <table:table-cell office:value-type="float" office:value="0.898306846618652" calcext:value-type="float">
            <text:p>0.898306846618652</text:p>
          </table:table-cell>
          <table:table-cell office:value-type="float" office:value="0.902730226516724" calcext:value-type="float">
            <text:p>0.902730226516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33.nii.gz</text:p>
          </table:table-cell>
          <table:table-cell office:value-type="float" office:value="0.884352326393127" calcext:value-type="float">
            <text:p>0.884352326393127</text:p>
          </table:table-cell>
          <table:table-cell office:value-type="float" office:value="0.888117969036102" calcext:value-type="float">
            <text:p>0.888117969036102</text:p>
          </table:table-cell>
          <table:table-cell office:value-type="float" office:value="0.892753303050995" calcext:value-type="float">
            <text:p>0.892753303050995</text:p>
          </table:table-cell>
          <table:table-cell office:value-type="float" office:value="0.899155795574188" calcext:value-type="float">
            <text:p>0.899155795574188</text:p>
          </table:table-cell>
          <table:table-cell office:value-type="float" office:value="0.902438998222351" calcext:value-type="float">
            <text:p>0.902438998222351</text:p>
          </table:table-cell>
          <table:table-cell office:value-type="float" office:value="0.905284762382507" calcext:value-type="float">
            <text:p>0.905284762382507</text:p>
          </table:table-cell>
          <table:table-cell office:value-type="float" office:value="0.90803474187851" calcext:value-type="float">
            <text:p>0.90803474187851</text:p>
          </table:table-cell>
          <table:table-cell office:value-type="float" office:value="0.910317838191986" calcext:value-type="float">
            <text:p>0.910317838191986</text:p>
          </table:table-cell>
          <table:table-cell office:value-type="float" office:value="0.910898208618164" calcext:value-type="float">
            <text:p>0.910898208618164</text:p>
          </table:table-cell>
          <table:table-cell office:value-type="float" office:value="0.913664221763611" calcext:value-type="float">
            <text:p>0.913664221763611</text:p>
          </table:table-cell>
          <table:table-cell office:value-type="float" office:value="0.916701138019562" calcext:value-type="float">
            <text:p>0.916701138019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83.nii.gz</text:p>
          </table:table-cell>
          <table:table-cell office:value-type="float" office:value="0.937093734741211" calcext:value-type="float">
            <text:p>0.937093734741211</text:p>
          </table:table-cell>
          <table:table-cell office:value-type="float" office:value="0.940432906150818" calcext:value-type="float">
            <text:p>0.940432906150818</text:p>
          </table:table-cell>
          <table:table-cell office:value-type="float" office:value="0.940736055374146" calcext:value-type="float">
            <text:p>0.940736055374146</text:p>
          </table:table-cell>
          <table:table-cell office:value-type="float" office:value="0.942549347877502" calcext:value-type="float">
            <text:p>0.942549347877502</text:p>
          </table:table-cell>
          <table:table-cell office:value-type="float" office:value="0.944441497325897" calcext:value-type="float">
            <text:p>0.944441497325897</text:p>
          </table:table-cell>
          <table:table-cell office:value-type="float" office:value="0.944085538387299" calcext:value-type="float">
            <text:p>0.944085538387299</text:p>
          </table:table-cell>
          <table:table-cell office:value-type="float" office:value="0.945620477199554" calcext:value-type="float">
            <text:p>0.945620477199554</text:p>
          </table:table-cell>
          <table:table-cell office:value-type="float" office:value="0.947166979312897" calcext:value-type="float">
            <text:p>0.947166979312897</text:p>
          </table:table-cell>
          <table:table-cell office:value-type="float" office:value="0.948219895362854" calcext:value-type="float">
            <text:p>0.948219895362854</text:p>
          </table:table-cell>
          <table:table-cell office:value-type="float" office:value="0.949730813503265" calcext:value-type="float">
            <text:p>0.949730813503265</text:p>
          </table:table-cell>
          <table:table-cell office:value-type="float" office:value="0.950667381286621" calcext:value-type="float">
            <text:p>0.950667381286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22.nii.gz</text:p>
          </table:table-cell>
          <table:table-cell office:value-type="float" office:value="0.894405961036682" calcext:value-type="float">
            <text:p>0.894405961036682</text:p>
          </table:table-cell>
          <table:table-cell office:value-type="float" office:value="0.898286938667297" calcext:value-type="float">
            <text:p>0.898286938667297</text:p>
          </table:table-cell>
          <table:table-cell office:value-type="float" office:value="0.899763882160187" calcext:value-type="float">
            <text:p>0.899763882160187</text:p>
          </table:table-cell>
          <table:table-cell office:value-type="float" office:value="0.90310788154602" calcext:value-type="float">
            <text:p>0.90310788154602</text:p>
          </table:table-cell>
          <table:table-cell office:value-type="float" office:value="0.907833576202393" calcext:value-type="float">
            <text:p>0.907833576202393</text:p>
          </table:table-cell>
          <table:table-cell office:value-type="float" office:value="0.909406125545502" calcext:value-type="float">
            <text:p>0.909406125545502</text:p>
          </table:table-cell>
          <table:table-cell office:value-type="float" office:value="0.911461174488068" calcext:value-type="float">
            <text:p>0.911461174488068</text:p>
          </table:table-cell>
          <table:table-cell office:value-type="float" office:value="0.913701176643372" calcext:value-type="float">
            <text:p>0.913701176643372</text:p>
          </table:table-cell>
          <table:table-cell office:value-type="float" office:value="0.915893971920013" calcext:value-type="float">
            <text:p>0.915893971920013</text:p>
          </table:table-cell>
          <table:table-cell office:value-type="float" office:value="0.918079376220703" calcext:value-type="float">
            <text:p>0.918079376220703</text:p>
          </table:table-cell>
          <table:table-cell office:value-type="float" office:value="0.920061349868774" calcext:value-type="float">
            <text:p>0.920061349868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7.nii.gz</text:p>
          </table:table-cell>
          <table:table-cell office:value-type="float" office:value="0.924801170825958" calcext:value-type="float">
            <text:p>0.924801170825958</text:p>
          </table:table-cell>
          <table:table-cell office:value-type="float" office:value="0.928678095340729" calcext:value-type="float">
            <text:p>0.928678095340729</text:p>
          </table:table-cell>
          <table:table-cell office:value-type="float" office:value="0.931613147258758" calcext:value-type="float">
            <text:p>0.931613147258758</text:p>
          </table:table-cell>
          <table:table-cell office:value-type="float" office:value="0.93488347530365" calcext:value-type="float">
            <text:p>0.93488347530365</text:p>
          </table:table-cell>
          <table:table-cell office:value-type="float" office:value="0.934490025043488" calcext:value-type="float">
            <text:p>0.934490025043488</text:p>
          </table:table-cell>
          <table:table-cell office:value-type="float" office:value="0.937699675559998" calcext:value-type="float">
            <text:p>0.937699675559998</text:p>
          </table:table-cell>
          <table:table-cell office:value-type="float" office:value="0.939406752586365" calcext:value-type="float">
            <text:p>0.939406752586365</text:p>
          </table:table-cell>
          <table:table-cell office:value-type="float" office:value="0.942616403102875" calcext:value-type="float">
            <text:p>0.942616403102875</text:p>
          </table:table-cell>
          <table:table-cell office:value-type="float" office:value="0.94252872467041" calcext:value-type="float">
            <text:p>0.94252872467041</text:p>
          </table:table-cell>
          <table:table-cell office:value-type="float" office:value="0.94367927312851" calcext:value-type="float">
            <text:p>0.94367927312851</text:p>
          </table:table-cell>
          <table:table-cell office:value-type="float" office:value="0.943916857242584" calcext:value-type="float">
            <text:p>0.943916857242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86.nii.gz</text:p>
          </table:table-cell>
          <table:table-cell office:value-type="float" office:value="0.90795224905014" calcext:value-type="float">
            <text:p>0.90795224905014</text:p>
          </table:table-cell>
          <table:table-cell office:value-type="float" office:value="0.908899962902069" calcext:value-type="float">
            <text:p>0.908899962902069</text:p>
          </table:table-cell>
          <table:table-cell office:value-type="float" office:value="0.91027843952179" calcext:value-type="float">
            <text:p>0.91027843952179</text:p>
          </table:table-cell>
          <table:table-cell office:value-type="float" office:value="0.912045657634735" calcext:value-type="float">
            <text:p>0.912045657634735</text:p>
          </table:table-cell>
          <table:table-cell office:value-type="float" office:value="0.912393391132355" calcext:value-type="float">
            <text:p>0.912393391132355</text:p>
          </table:table-cell>
          <table:table-cell office:value-type="float" office:value="0.913293778896332" calcext:value-type="float">
            <text:p>0.913293778896332</text:p>
          </table:table-cell>
          <table:table-cell office:value-type="float" office:value="0.913931310176849" calcext:value-type="float">
            <text:p>0.913931310176849</text:p>
          </table:table-cell>
          <table:table-cell office:value-type="float" office:value="0.91575562953949" calcext:value-type="float">
            <text:p>0.91575562953949</text:p>
          </table:table-cell>
          <table:table-cell office:value-type="float" office:value="0.917620956897736" calcext:value-type="float">
            <text:p>0.917620956897736</text:p>
          </table:table-cell>
          <table:table-cell office:value-type="float" office:value="0.917326629161835" calcext:value-type="float">
            <text:p>0.917326629161835</text:p>
          </table:table-cell>
          <table:table-cell office:value-type="float" office:value="0.917772948741913" calcext:value-type="float">
            <text:p>0.917772948741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27.nii.gz</text:p>
          </table:table-cell>
          <table:table-cell office:value-type="float" office:value="0.852638781070709" calcext:value-type="float">
            <text:p>0.852638781070709</text:p>
          </table:table-cell>
          <table:table-cell office:value-type="float" office:value="0.854508221149445" calcext:value-type="float">
            <text:p>0.854508221149445</text:p>
          </table:table-cell>
          <table:table-cell office:value-type="float" office:value="0.860958933830261" calcext:value-type="float">
            <text:p>0.860958933830261</text:p>
          </table:table-cell>
          <table:table-cell office:value-type="float" office:value="0.873705983161926" calcext:value-type="float">
            <text:p>0.873705983161926</text:p>
          </table:table-cell>
          <table:table-cell office:value-type="float" office:value="0.878861486911774" calcext:value-type="float">
            <text:p>0.878861486911774</text:p>
          </table:table-cell>
          <table:table-cell office:value-type="float" office:value="0.883298397064209" calcext:value-type="float">
            <text:p>0.883298397064209</text:p>
          </table:table-cell>
          <table:table-cell office:value-type="float" office:value="0.885694265365601" calcext:value-type="float">
            <text:p>0.885694265365601</text:p>
          </table:table-cell>
          <table:table-cell office:value-type="float" office:value="0.889201521873474" calcext:value-type="float">
            <text:p>0.889201521873474</text:p>
          </table:table-cell>
          <table:table-cell office:value-type="float" office:value="0.890313386917114" calcext:value-type="float">
            <text:p>0.890313386917114</text:p>
          </table:table-cell>
          <table:table-cell office:value-type="float" office:value="0.897189617156982" calcext:value-type="float">
            <text:p>0.897189617156982</text:p>
          </table:table-cell>
          <table:table-cell office:value-type="float" office:value="0.90092658996582" calcext:value-type="float">
            <text:p>0.90092658996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80.nii.gz</text:p>
          </table:table-cell>
          <table:table-cell office:value-type="float" office:value="0.947125852108002" calcext:value-type="float">
            <text:p>0.947125852108002</text:p>
          </table:table-cell>
          <table:table-cell office:value-type="float" office:value="0.947187006473541" calcext:value-type="float">
            <text:p>0.947187006473541</text:p>
          </table:table-cell>
          <table:table-cell office:value-type="float" office:value="0.94704657793045" calcext:value-type="float">
            <text:p>0.94704657793045</text:p>
          </table:table-cell>
          <table:table-cell office:value-type="float" office:value="0.947844743728638" calcext:value-type="float">
            <text:p>0.947844743728638</text:p>
          </table:table-cell>
          <table:table-cell office:value-type="float" office:value="0.948180973529816" calcext:value-type="float">
            <text:p>0.948180973529816</text:p>
          </table:table-cell>
          <table:table-cell office:value-type="float" office:value="0.949033141136169" calcext:value-type="float">
            <text:p>0.949033141136169</text:p>
          </table:table-cell>
          <table:table-cell office:value-type="float" office:value="0.94909280538559" calcext:value-type="float">
            <text:p>0.94909280538559</text:p>
          </table:table-cell>
          <table:table-cell office:value-type="float" office:value="0.949483752250671" calcext:value-type="float">
            <text:p>0.949483752250671</text:p>
          </table:table-cell>
          <table:table-cell office:value-type="float" office:value="0.9495729804039" calcext:value-type="float">
            <text:p>0.9495729804039</text:p>
          </table:table-cell>
          <table:table-cell office:value-type="float" office:value="0.949967265129089" calcext:value-type="float">
            <text:p>0.949967265129089</text:p>
          </table:table-cell>
          <table:table-cell office:value-type="float" office:value="0.950172007083893" calcext:value-type="float">
            <text:p>0.950172007083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0.nii.gz</text:p>
          </table:table-cell>
          <table:table-cell office:value-type="float" office:value="0.890864849090576" calcext:value-type="float">
            <text:p>0.890864849090576</text:p>
          </table:table-cell>
          <table:table-cell office:value-type="float" office:value="0.897178292274475" calcext:value-type="float">
            <text:p>0.897178292274475</text:p>
          </table:table-cell>
          <table:table-cell office:value-type="float" office:value="0.907083928585052" calcext:value-type="float">
            <text:p>0.907083928585052</text:p>
          </table:table-cell>
          <table:table-cell office:value-type="float" office:value="0.909130156040192" calcext:value-type="float">
            <text:p>0.909130156040192</text:p>
          </table:table-cell>
          <table:table-cell office:value-type="float" office:value="0.910741329193115" calcext:value-type="float">
            <text:p>0.910741329193115</text:p>
          </table:table-cell>
          <table:table-cell office:value-type="float" office:value="0.910301148891449" calcext:value-type="float">
            <text:p>0.910301148891449</text:p>
          </table:table-cell>
          <table:table-cell office:value-type="float" office:value="0.908751904964447" calcext:value-type="float">
            <text:p>0.908751904964447</text:p>
          </table:table-cell>
          <table:table-cell office:value-type="float" office:value="0.909927666187286" calcext:value-type="float">
            <text:p>0.909927666187286</text:p>
          </table:table-cell>
          <table:table-cell office:value-type="float" office:value="0.909668207168579" calcext:value-type="float">
            <text:p>0.909668207168579</text:p>
          </table:table-cell>
          <table:table-cell office:value-type="float" office:value="0.912288427352905" calcext:value-type="float">
            <text:p>0.912288427352905</text:p>
          </table:table-cell>
          <table:table-cell office:value-type="float" office:value="0.914499759674072" calcext:value-type="float">
            <text:p>0.914499759674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0.nii.gz</text:p>
          </table:table-cell>
          <table:table-cell office:value-type="float" office:value="0.908101320266724" calcext:value-type="float">
            <text:p>0.908101320266724</text:p>
          </table:table-cell>
          <table:table-cell office:value-type="float" office:value="0.911142706871033" calcext:value-type="float">
            <text:p>0.911142706871033</text:p>
          </table:table-cell>
          <table:table-cell office:value-type="float" office:value="0.91327691078186" calcext:value-type="float">
            <text:p>0.91327691078186</text:p>
          </table:table-cell>
          <table:table-cell office:value-type="float" office:value="0.916635036468506" calcext:value-type="float">
            <text:p>0.916635036468506</text:p>
          </table:table-cell>
          <table:table-cell office:value-type="float" office:value="0.919740498065948" calcext:value-type="float">
            <text:p>0.919740498065948</text:p>
          </table:table-cell>
          <table:table-cell office:value-type="float" office:value="0.921291172504425" calcext:value-type="float">
            <text:p>0.921291172504425</text:p>
          </table:table-cell>
          <table:table-cell office:value-type="float" office:value="0.92086923122406" calcext:value-type="float">
            <text:p>0.92086923122406</text:p>
          </table:table-cell>
          <table:table-cell office:value-type="float" office:value="0.92192667722702" calcext:value-type="float">
            <text:p>0.92192667722702</text:p>
          </table:table-cell>
          <table:table-cell office:value-type="float" office:value="0.92406553030014" calcext:value-type="float">
            <text:p>0.92406553030014</text:p>
          </table:table-cell>
          <table:table-cell office:value-type="float" office:value="0.923856556415558" calcext:value-type="float">
            <text:p>0.923856556415558</text:p>
          </table:table-cell>
          <table:table-cell office:value-type="float" office:value="0.92425549030304" calcext:value-type="float">
            <text:p>0.92425549030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24.nii.gz</text:p>
          </table:table-cell>
          <table:table-cell office:value-type="float" office:value="0.790556609630585" calcext:value-type="float">
            <text:p>0.790556609630585</text:p>
          </table:table-cell>
          <table:table-cell office:value-type="float" office:value="0.795860588550568" calcext:value-type="float">
            <text:p>0.795860588550568</text:p>
          </table:table-cell>
          <table:table-cell office:value-type="float" office:value="0.799005687236786" calcext:value-type="float">
            <text:p>0.799005687236786</text:p>
          </table:table-cell>
          <table:table-cell office:value-type="float" office:value="0.802068471908569" calcext:value-type="float">
            <text:p>0.802068471908569</text:p>
          </table:table-cell>
          <table:table-cell office:value-type="float" office:value="0.805060148239136" calcext:value-type="float">
            <text:p>0.805060148239136</text:p>
          </table:table-cell>
          <table:table-cell office:value-type="float" office:value="0.80679577589035" calcext:value-type="float">
            <text:p>0.80679577589035</text:p>
          </table:table-cell>
          <table:table-cell office:value-type="float" office:value="0.810394525527954" calcext:value-type="float">
            <text:p>0.810394525527954</text:p>
          </table:table-cell>
          <table:table-cell office:value-type="float" office:value="0.812759459018707" calcext:value-type="float">
            <text:p>0.812759459018707</text:p>
          </table:table-cell>
          <table:table-cell office:value-type="float" office:value="0.815485596656799" calcext:value-type="float">
            <text:p>0.815485596656799</text:p>
          </table:table-cell>
          <table:table-cell office:value-type="float" office:value="0.81806218624115" calcext:value-type="float">
            <text:p>0.81806218624115</text:p>
          </table:table-cell>
          <table:table-cell office:value-type="float" office:value="0.820645749568939" calcext:value-type="float">
            <text:p>0.820645749568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36.nii.gz</text:p>
          </table:table-cell>
          <table:table-cell office:value-type="float" office:value="0.905170500278473" calcext:value-type="float">
            <text:p>0.905170500278473</text:p>
          </table:table-cell>
          <table:table-cell office:value-type="float" office:value="0.910917818546295" calcext:value-type="float">
            <text:p>0.910917818546295</text:p>
          </table:table-cell>
          <table:table-cell office:value-type="float" office:value="0.911627888679504" calcext:value-type="float">
            <text:p>0.911627888679504</text:p>
          </table:table-cell>
          <table:table-cell office:value-type="float" office:value="0.910712957382202" calcext:value-type="float">
            <text:p>0.910712957382202</text:p>
          </table:table-cell>
          <table:table-cell office:value-type="float" office:value="0.913769721984863" calcext:value-type="float">
            <text:p>0.913769721984863</text:p>
          </table:table-cell>
          <table:table-cell office:value-type="float" office:value="0.914457857608795" calcext:value-type="float">
            <text:p>0.914457857608795</text:p>
          </table:table-cell>
          <table:table-cell office:value-type="float" office:value="0.915944218635559" calcext:value-type="float">
            <text:p>0.915944218635559</text:p>
          </table:table-cell>
          <table:table-cell office:value-type="float" office:value="0.916987121105194" calcext:value-type="float">
            <text:p>0.916987121105194</text:p>
          </table:table-cell>
          <table:table-cell office:value-type="float" office:value="0.919757783412933" calcext:value-type="float">
            <text:p>0.919757783412933</text:p>
          </table:table-cell>
          <table:table-cell office:value-type="float" office:value="0.921235978603363" calcext:value-type="float">
            <text:p>0.921235978603363</text:p>
          </table:table-cell>
          <table:table-cell office:value-type="float" office:value="0.921202003955841" calcext:value-type="float">
            <text:p>0.921202003955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40.nii.gz</text:p>
          </table:table-cell>
          <table:table-cell office:value-type="float" office:value="0.904454529285431" calcext:value-type="float">
            <text:p>0.904454529285431</text:p>
          </table:table-cell>
          <table:table-cell office:value-type="float" office:value="0.90544593334198" calcext:value-type="float">
            <text:p>0.90544593334198</text:p>
          </table:table-cell>
          <table:table-cell office:value-type="float" office:value="0.906170547008514" calcext:value-type="float">
            <text:p>0.906170547008514</text:p>
          </table:table-cell>
          <table:table-cell office:value-type="float" office:value="0.906868278980255" calcext:value-type="float">
            <text:p>0.906868278980255</text:p>
          </table:table-cell>
          <table:table-cell office:value-type="float" office:value="0.907914280891418" calcext:value-type="float">
            <text:p>0.907914280891418</text:p>
          </table:table-cell>
          <table:table-cell office:value-type="float" office:value="0.90813797712326" calcext:value-type="float">
            <text:p>0.90813797712326</text:p>
          </table:table-cell>
          <table:table-cell office:value-type="float" office:value="0.9071946144104" calcext:value-type="float">
            <text:p>0.9071946144104</text:p>
          </table:table-cell>
          <table:table-cell office:value-type="float" office:value="0.908061027526856" calcext:value-type="float">
            <text:p>0.908061027526856</text:p>
          </table:table-cell>
          <table:table-cell office:value-type="float" office:value="0.908775269985199" calcext:value-type="float">
            <text:p>0.908775269985199</text:p>
          </table:table-cell>
          <table:table-cell office:value-type="float" office:value="0.909593522548676" calcext:value-type="float">
            <text:p>0.909593522548676</text:p>
          </table:table-cell>
          <table:table-cell office:value-type="float" office:value="0.910019516944885" calcext:value-type="float">
            <text:p>0.910019516944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9.nii.gz</text:p>
          </table:table-cell>
          <table:table-cell office:value-type="float" office:value="0.909779071807861" calcext:value-type="float">
            <text:p>0.909779071807861</text:p>
          </table:table-cell>
          <table:table-cell office:value-type="float" office:value="0.911897003650665" calcext:value-type="float">
            <text:p>0.911897003650665</text:p>
          </table:table-cell>
          <table:table-cell office:value-type="float" office:value="0.913825154304504" calcext:value-type="float">
            <text:p>0.913825154304504</text:p>
          </table:table-cell>
          <table:table-cell office:value-type="float" office:value="0.91551923751831" calcext:value-type="float">
            <text:p>0.91551923751831</text:p>
          </table:table-cell>
          <table:table-cell office:value-type="float" office:value="0.917192935943604" calcext:value-type="float">
            <text:p>0.917192935943604</text:p>
          </table:table-cell>
          <table:table-cell office:value-type="float" office:value="0.917000293731689" calcext:value-type="float">
            <text:p>0.917000293731689</text:p>
          </table:table-cell>
          <table:table-cell office:value-type="float" office:value="0.917892456054688" calcext:value-type="float">
            <text:p>0.917892456054688</text:p>
          </table:table-cell>
          <table:table-cell office:value-type="float" office:value="0.919696271419525" calcext:value-type="float">
            <text:p>0.919696271419525</text:p>
          </table:table-cell>
          <table:table-cell office:value-type="float" office:value="0.92066901922226" calcext:value-type="float">
            <text:p>0.92066901922226</text:p>
          </table:table-cell>
          <table:table-cell office:value-type="float" office:value="0.921602010726929" calcext:value-type="float">
            <text:p>0.921602010726929</text:p>
          </table:table-cell>
          <table:table-cell office:value-type="float" office:value="0.922648966312408" calcext:value-type="float">
            <text:p>0.922648966312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0.nii.gz</text:p>
          </table:table-cell>
          <table:table-cell office:value-type="float" office:value="0.864694356918335" calcext:value-type="float">
            <text:p>0.864694356918335</text:p>
          </table:table-cell>
          <table:table-cell office:value-type="float" office:value="0.885363101959229" calcext:value-type="float">
            <text:p>0.885363101959229</text:p>
          </table:table-cell>
          <table:table-cell office:value-type="float" office:value="0.887689352035522" calcext:value-type="float">
            <text:p>0.887689352035522</text:p>
          </table:table-cell>
          <table:table-cell office:value-type="float" office:value="0.892407298088074" calcext:value-type="float">
            <text:p>0.892407298088074</text:p>
          </table:table-cell>
          <table:table-cell office:value-type="float" office:value="0.897280156612396" calcext:value-type="float">
            <text:p>0.897280156612396</text:p>
          </table:table-cell>
          <table:table-cell office:value-type="float" office:value="0.898607313632965" calcext:value-type="float">
            <text:p>0.898607313632965</text:p>
          </table:table-cell>
          <table:table-cell office:value-type="float" office:value="0.901290595531464" calcext:value-type="float">
            <text:p>0.901290595531464</text:p>
          </table:table-cell>
          <table:table-cell office:value-type="float" office:value="0.896533071994782" calcext:value-type="float">
            <text:p>0.896533071994782</text:p>
          </table:table-cell>
          <table:table-cell office:value-type="float" office:value="0.896713197231293" calcext:value-type="float">
            <text:p>0.896713197231293</text:p>
          </table:table-cell>
          <table:table-cell office:value-type="float" office:value="0.89318984746933" calcext:value-type="float">
            <text:p>0.89318984746933</text:p>
          </table:table-cell>
          <table:table-cell office:value-type="float" office:value="0.896041810512543" calcext:value-type="float">
            <text:p>0.896041810512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99.nii.gz</text:p>
          </table:table-cell>
          <table:table-cell office:value-type="float" office:value="0.830009043216705" calcext:value-type="float">
            <text:p>0.830009043216705</text:p>
          </table:table-cell>
          <table:table-cell office:value-type="float" office:value="0.833031058311462" calcext:value-type="float">
            <text:p>0.833031058311462</text:p>
          </table:table-cell>
          <table:table-cell office:value-type="float" office:value="0.837456822395325" calcext:value-type="float">
            <text:p>0.837456822395325</text:p>
          </table:table-cell>
          <table:table-cell office:value-type="float" office:value="0.831401944160461" calcext:value-type="float">
            <text:p>0.831401944160461</text:p>
          </table:table-cell>
          <table:table-cell office:value-type="float" office:value="0.830902934074402" calcext:value-type="float">
            <text:p>0.830902934074402</text:p>
          </table:table-cell>
          <table:table-cell office:value-type="float" office:value="0.830082595348358" calcext:value-type="float">
            <text:p>0.830082595348358</text:p>
          </table:table-cell>
          <table:table-cell office:value-type="float" office:value="0.832118451595306" calcext:value-type="float">
            <text:p>0.832118451595306</text:p>
          </table:table-cell>
          <table:table-cell office:value-type="float" office:value="0.83790123462677" calcext:value-type="float">
            <text:p>0.83790123462677</text:p>
          </table:table-cell>
          <table:table-cell office:value-type="float" office:value="0.832056224346161" calcext:value-type="float">
            <text:p>0.832056224346161</text:p>
          </table:table-cell>
          <table:table-cell office:value-type="float" office:value="0.841828286647797" calcext:value-type="float">
            <text:p>0.841828286647797</text:p>
          </table:table-cell>
          <table:table-cell office:value-type="float" office:value="0.836269438266754" calcext:value-type="float">
            <text:p>0.836269438266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46.nii.gz</text:p>
          </table:table-cell>
          <table:table-cell office:value-type="float" office:value="0.940488755702972" calcext:value-type="float">
            <text:p>0.940488755702972</text:p>
          </table:table-cell>
          <table:table-cell office:value-type="float" office:value="0.942280113697052" calcext:value-type="float">
            <text:p>0.942280113697052</text:p>
          </table:table-cell>
          <table:table-cell office:value-type="float" office:value="0.947451710700989" calcext:value-type="float">
            <text:p>0.947451710700989</text:p>
          </table:table-cell>
          <table:table-cell office:value-type="float" office:value="0.947335779666901" calcext:value-type="float">
            <text:p>0.947335779666901</text:p>
          </table:table-cell>
          <table:table-cell office:value-type="float" office:value="0.946965754032135" calcext:value-type="float">
            <text:p>0.946965754032135</text:p>
          </table:table-cell>
          <table:table-cell office:value-type="float" office:value="0.946779847145081" calcext:value-type="float">
            <text:p>0.946779847145081</text:p>
          </table:table-cell>
          <table:table-cell office:value-type="float" office:value="0.946658372879028" calcext:value-type="float">
            <text:p>0.946658372879028</text:p>
          </table:table-cell>
          <table:table-cell office:value-type="float" office:value="0.945343613624573" calcext:value-type="float">
            <text:p>0.945343613624573</text:p>
          </table:table-cell>
          <table:table-cell office:value-type="float" office:value="0.94570529460907" calcext:value-type="float">
            <text:p>0.94570529460907</text:p>
          </table:table-cell>
          <table:table-cell office:value-type="float" office:value="0.946216464042664" calcext:value-type="float">
            <text:p>0.946216464042664</text:p>
          </table:table-cell>
          <table:table-cell office:value-type="float" office:value="0.946101546287537" calcext:value-type="float">
            <text:p>0.946101546287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31.nii.gz</text:p>
          </table:table-cell>
          <table:table-cell office:value-type="float" office:value="0.955283164978027" calcext:value-type="float">
            <text:p>0.955283164978027</text:p>
          </table:table-cell>
          <table:table-cell office:value-type="float" office:value="0.957388401031494" calcext:value-type="float">
            <text:p>0.957388401031494</text:p>
          </table:table-cell>
          <table:table-cell office:value-type="float" office:value="0.958726763725281" calcext:value-type="float">
            <text:p>0.958726763725281</text:p>
          </table:table-cell>
          <table:table-cell office:value-type="float" office:value="0.958606064319611" calcext:value-type="float">
            <text:p>0.958606064319611</text:p>
          </table:table-cell>
          <table:table-cell office:value-type="float" office:value="0.959212124347687" calcext:value-type="float">
            <text:p>0.959212124347687</text:p>
          </table:table-cell>
          <table:table-cell office:value-type="float" office:value="0.959662854671478" calcext:value-type="float">
            <text:p>0.959662854671478</text:p>
          </table:table-cell>
          <table:table-cell office:value-type="float" office:value="0.960020303726196" calcext:value-type="float">
            <text:p>0.960020303726196</text:p>
          </table:table-cell>
          <table:table-cell office:value-type="float" office:value="0.96038818359375" calcext:value-type="float">
            <text:p>0.96038818359375</text:p>
          </table:table-cell>
          <table:table-cell office:value-type="float" office:value="0.961045563220978" calcext:value-type="float">
            <text:p>0.961045563220978</text:p>
          </table:table-cell>
          <table:table-cell office:value-type="float" office:value="0.961114823818207" calcext:value-type="float">
            <text:p>0.961114823818207</text:p>
          </table:table-cell>
          <table:table-cell office:value-type="float" office:value="0.962078392505646" calcext:value-type="float">
            <text:p>0.962078392505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4.nii.gz</text:p>
          </table:table-cell>
          <table:table-cell office:value-type="float" office:value="0.878543376922607" calcext:value-type="float">
            <text:p>0.878543376922607</text:p>
          </table:table-cell>
          <table:table-cell office:value-type="float" office:value="0.902137339115143" calcext:value-type="float">
            <text:p>0.902137339115143</text:p>
          </table:table-cell>
          <table:table-cell office:value-type="float" office:value="0.912176966667175" calcext:value-type="float">
            <text:p>0.912176966667175</text:p>
          </table:table-cell>
          <table:table-cell office:value-type="float" office:value="0.912707567214966" calcext:value-type="float">
            <text:p>0.912707567214966</text:p>
          </table:table-cell>
          <table:table-cell office:value-type="float" office:value="0.913669466972351" calcext:value-type="float">
            <text:p>0.913669466972351</text:p>
          </table:table-cell>
          <table:table-cell office:value-type="float" office:value="0.914711713790894" calcext:value-type="float">
            <text:p>0.914711713790894</text:p>
          </table:table-cell>
          <table:table-cell office:value-type="float" office:value="0.915720760822296" calcext:value-type="float">
            <text:p>0.915720760822296</text:p>
          </table:table-cell>
          <table:table-cell office:value-type="float" office:value="0.916986525058746" calcext:value-type="float">
            <text:p>0.916986525058746</text:p>
          </table:table-cell>
          <table:table-cell office:value-type="float" office:value="0.917585134506226" calcext:value-type="float">
            <text:p>0.917585134506226</text:p>
          </table:table-cell>
          <table:table-cell office:value-type="float" office:value="0.917471468448639" calcext:value-type="float">
            <text:p>0.917471468448639</text:p>
          </table:table-cell>
          <table:table-cell office:value-type="float" office:value="0.921224057674408" calcext:value-type="float">
            <text:p>0.921224057674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4.nii.gz</text:p>
          </table:table-cell>
          <table:table-cell office:value-type="float" office:value="0.927988171577454" calcext:value-type="float">
            <text:p>0.927988171577454</text:p>
          </table:table-cell>
          <table:table-cell office:value-type="float" office:value="0.928786337375641" calcext:value-type="float">
            <text:p>0.928786337375641</text:p>
          </table:table-cell>
          <table:table-cell office:value-type="float" office:value="0.930474758148193" calcext:value-type="float">
            <text:p>0.930474758148193</text:p>
          </table:table-cell>
          <table:table-cell office:value-type="float" office:value="0.930466771125793" calcext:value-type="float">
            <text:p>0.930466771125793</text:p>
          </table:table-cell>
          <table:table-cell office:value-type="float" office:value="0.931190073490143" calcext:value-type="float">
            <text:p>0.931190073490143</text:p>
          </table:table-cell>
          <table:table-cell office:value-type="float" office:value="0.930905878543854" calcext:value-type="float">
            <text:p>0.930905878543854</text:p>
          </table:table-cell>
          <table:table-cell office:value-type="float" office:value="0.931968033313751" calcext:value-type="float">
            <text:p>0.931968033313751</text:p>
          </table:table-cell>
          <table:table-cell office:value-type="float" office:value="0.932230949401856" calcext:value-type="float">
            <text:p>0.932230949401856</text:p>
          </table:table-cell>
          <table:table-cell office:value-type="float" office:value="0.933180630207062" calcext:value-type="float">
            <text:p>0.933180630207062</text:p>
          </table:table-cell>
          <table:table-cell office:value-type="float" office:value="0.933727264404297" calcext:value-type="float">
            <text:p>0.933727264404297</text:p>
          </table:table-cell>
          <table:table-cell office:value-type="float" office:value="0.934368371963501" calcext:value-type="float">
            <text:p>0.934368371963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3.nii.gz</text:p>
          </table:table-cell>
          <table:table-cell office:value-type="float" office:value="0.928599953651428" calcext:value-type="float">
            <text:p>0.928599953651428</text:p>
          </table:table-cell>
          <table:table-cell office:value-type="float" office:value="0.93002200126648" calcext:value-type="float">
            <text:p>0.93002200126648</text:p>
          </table:table-cell>
          <table:table-cell office:value-type="float" office:value="0.932418048381805" calcext:value-type="float">
            <text:p>0.932418048381805</text:p>
          </table:table-cell>
          <table:table-cell office:value-type="float" office:value="0.933466792106628" calcext:value-type="float">
            <text:p>0.933466792106628</text:p>
          </table:table-cell>
          <table:table-cell office:value-type="float" office:value="0.936042249202728" calcext:value-type="float">
            <text:p>0.936042249202728</text:p>
          </table:table-cell>
          <table:table-cell office:value-type="float" office:value="0.938742697238922" calcext:value-type="float">
            <text:p>0.938742697238922</text:p>
          </table:table-cell>
          <table:table-cell office:value-type="float" office:value="0.938813745975494" calcext:value-type="float">
            <text:p>0.938813745975494</text:p>
          </table:table-cell>
          <table:table-cell office:value-type="float" office:value="0.941002726554871" calcext:value-type="float">
            <text:p>0.941002726554871</text:p>
          </table:table-cell>
          <table:table-cell office:value-type="float" office:value="0.941492199897766" calcext:value-type="float">
            <text:p>0.941492199897766</text:p>
          </table:table-cell>
          <table:table-cell office:value-type="float" office:value="0.942646086215973" calcext:value-type="float">
            <text:p>0.942646086215973</text:p>
          </table:table-cell>
          <table:table-cell office:value-type="float" office:value="0.943573892116547" calcext:value-type="float">
            <text:p>0.943573892116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03.nii.gz</text:p>
          </table:table-cell>
          <table:table-cell office:value-type="float" office:value="0.829468369483948" calcext:value-type="float">
            <text:p>0.829468369483948</text:p>
          </table:table-cell>
          <table:table-cell office:value-type="float" office:value="0.832448720932007" calcext:value-type="float">
            <text:p>0.832448720932007</text:p>
          </table:table-cell>
          <table:table-cell office:value-type="float" office:value="0.833875179290772" calcext:value-type="float">
            <text:p>0.833875179290772</text:p>
          </table:table-cell>
          <table:table-cell office:value-type="float" office:value="0.834973037242889" calcext:value-type="float">
            <text:p>0.834973037242889</text:p>
          </table:table-cell>
          <table:table-cell office:value-type="float" office:value="0.836603403091431" calcext:value-type="float">
            <text:p>0.836603403091431</text:p>
          </table:table-cell>
          <table:table-cell office:value-type="float" office:value="0.837176024913788" calcext:value-type="float">
            <text:p>0.837176024913788</text:p>
          </table:table-cell>
          <table:table-cell office:value-type="float" office:value="0.838060259819031" calcext:value-type="float">
            <text:p>0.838060259819031</text:p>
          </table:table-cell>
          <table:table-cell office:value-type="float" office:value="0.83913391828537" calcext:value-type="float">
            <text:p>0.83913391828537</text:p>
          </table:table-cell>
          <table:table-cell office:value-type="float" office:value="0.841910898685455" calcext:value-type="float">
            <text:p>0.841910898685455</text:p>
          </table:table-cell>
          <table:table-cell office:value-type="float" office:value="0.844451546669006" calcext:value-type="float">
            <text:p>0.844451546669006</text:p>
          </table:table-cell>
          <table:table-cell office:value-type="float" office:value="0.84537410736084" calcext:value-type="float">
            <text:p>0.84537410736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47.nii.gz</text:p>
          </table:table-cell>
          <table:table-cell office:value-type="float" office:value="0.852199018001556" calcext:value-type="float">
            <text:p>0.852199018001556</text:p>
          </table:table-cell>
          <table:table-cell office:value-type="float" office:value="0.856000006198883" calcext:value-type="float">
            <text:p>0.856000006198883</text:p>
          </table:table-cell>
          <table:table-cell office:value-type="float" office:value="0.855673909187317" calcext:value-type="float">
            <text:p>0.855673909187317</text:p>
          </table:table-cell>
          <table:table-cell office:value-type="float" office:value="0.854922294616699" calcext:value-type="float">
            <text:p>0.854922294616699</text:p>
          </table:table-cell>
          <table:table-cell office:value-type="float" office:value="0.863922894001007" calcext:value-type="float">
            <text:p>0.863922894001007</text:p>
          </table:table-cell>
          <table:table-cell office:value-type="float" office:value="0.865206062793732" calcext:value-type="float">
            <text:p>0.865206062793732</text:p>
          </table:table-cell>
          <table:table-cell office:value-type="float" office:value="0.869371056556702" calcext:value-type="float">
            <text:p>0.869371056556702</text:p>
          </table:table-cell>
          <table:table-cell office:value-type="float" office:value="0.861642301082611" calcext:value-type="float">
            <text:p>0.861642301082611</text:p>
          </table:table-cell>
          <table:table-cell office:value-type="float" office:value="0.86261260509491" calcext:value-type="float">
            <text:p>0.86261260509491</text:p>
          </table:table-cell>
          <table:table-cell office:value-type="float" office:value="0.862967133522034" calcext:value-type="float">
            <text:p>0.862967133522034</text:p>
          </table:table-cell>
          <table:table-cell office:value-type="float" office:value="0.874533236026764" calcext:value-type="float">
            <text:p>0.874533236026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52.nii.gz</text:p>
          </table:table-cell>
          <table:table-cell office:value-type="float" office:value="0.941936314105988" calcext:value-type="float">
            <text:p>0.941936314105988</text:p>
          </table:table-cell>
          <table:table-cell office:value-type="float" office:value="0.947504103183746" calcext:value-type="float">
            <text:p>0.947504103183746</text:p>
          </table:table-cell>
          <table:table-cell office:value-type="float" office:value="0.949858129024506" calcext:value-type="float">
            <text:p>0.949858129024506</text:p>
          </table:table-cell>
          <table:table-cell office:value-type="float" office:value="0.950809240341186" calcext:value-type="float">
            <text:p>0.950809240341186</text:p>
          </table:table-cell>
          <table:table-cell office:value-type="float" office:value="0.951853930950165" calcext:value-type="float">
            <text:p>0.951853930950165</text:p>
          </table:table-cell>
          <table:table-cell office:value-type="float" office:value="0.952580034732819" calcext:value-type="float">
            <text:p>0.952580034732819</text:p>
          </table:table-cell>
          <table:table-cell office:value-type="float" office:value="0.954214632511139" calcext:value-type="float">
            <text:p>0.954214632511139</text:p>
          </table:table-cell>
          <table:table-cell office:value-type="float" office:value="0.955306768417358" calcext:value-type="float">
            <text:p>0.955306768417358</text:p>
          </table:table-cell>
          <table:table-cell office:value-type="float" office:value="0.95614618062973" calcext:value-type="float">
            <text:p>0.95614618062973</text:p>
          </table:table-cell>
          <table:table-cell office:value-type="float" office:value="0.957018971443176" calcext:value-type="float">
            <text:p>0.957018971443176</text:p>
          </table:table-cell>
          <table:table-cell office:value-type="float" office:value="0.958360135555267" calcext:value-type="float">
            <text:p>0.958360135555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16.nii.gz</text:p>
          </table:table-cell>
          <table:table-cell office:value-type="float" office:value="0.945519387722015" calcext:value-type="float">
            <text:p>0.945519387722015</text:p>
          </table:table-cell>
          <table:table-cell office:value-type="float" office:value="0.946758031845093" calcext:value-type="float">
            <text:p>0.946758031845093</text:p>
          </table:table-cell>
          <table:table-cell office:value-type="float" office:value="0.948139905929565" calcext:value-type="float">
            <text:p>0.948139905929565</text:p>
          </table:table-cell>
          <table:table-cell office:value-type="float" office:value="0.948736786842346" calcext:value-type="float">
            <text:p>0.948736786842346</text:p>
          </table:table-cell>
          <table:table-cell office:value-type="float" office:value="0.948532223701477" calcext:value-type="float">
            <text:p>0.948532223701477</text:p>
          </table:table-cell>
          <table:table-cell office:value-type="float" office:value="0.948952674865723" calcext:value-type="float">
            <text:p>0.948952674865723</text:p>
          </table:table-cell>
          <table:table-cell office:value-type="float" office:value="0.950720548629761" calcext:value-type="float">
            <text:p>0.950720548629761</text:p>
          </table:table-cell>
          <table:table-cell office:value-type="float" office:value="0.950890898704529" calcext:value-type="float">
            <text:p>0.950890898704529</text:p>
          </table:table-cell>
          <table:table-cell office:value-type="float" office:value="0.952420115470886" calcext:value-type="float">
            <text:p>0.952420115470886</text:p>
          </table:table-cell>
          <table:table-cell office:value-type="float" office:value="0.953053295612335" calcext:value-type="float">
            <text:p>0.953053295612335</text:p>
          </table:table-cell>
          <table:table-cell office:value-type="float" office:value="0.953443229198456" calcext:value-type="float">
            <text:p>0.95344322919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59.nii.gz</text:p>
          </table:table-cell>
          <table:table-cell office:value-type="float" office:value="0.810609579086304" calcext:value-type="float">
            <text:p>0.810609579086304</text:p>
          </table:table-cell>
          <table:table-cell office:value-type="float" office:value="0.815515637397766" calcext:value-type="float">
            <text:p>0.815515637397766</text:p>
          </table:table-cell>
          <table:table-cell office:value-type="float" office:value="0.823867738246918" calcext:value-type="float">
            <text:p>0.823867738246918</text:p>
          </table:table-cell>
          <table:table-cell office:value-type="float" office:value="0.830115854740143" calcext:value-type="float">
            <text:p>0.830115854740143</text:p>
          </table:table-cell>
          <table:table-cell office:value-type="float" office:value="0.832283079624176" calcext:value-type="float">
            <text:p>0.832283079624176</text:p>
          </table:table-cell>
          <table:table-cell office:value-type="float" office:value="0.836381375789642" calcext:value-type="float">
            <text:p>0.836381375789642</text:p>
          </table:table-cell>
          <table:table-cell office:value-type="float" office:value="0.837560951709747" calcext:value-type="float">
            <text:p>0.837560951709747</text:p>
          </table:table-cell>
          <table:table-cell office:value-type="float" office:value="0.839735746383667" calcext:value-type="float">
            <text:p>0.839735746383667</text:p>
          </table:table-cell>
          <table:table-cell office:value-type="float" office:value="0.841794013977051" calcext:value-type="float">
            <text:p>0.841794013977051</text:p>
          </table:table-cell>
          <table:table-cell office:value-type="float" office:value="0.847550332546234" calcext:value-type="float">
            <text:p>0.847550332546234</text:p>
          </table:table-cell>
          <table:table-cell office:value-type="float" office:value="0.84891003370285" calcext:value-type="float">
            <text:p>0.84891003370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61.nii.gz</text:p>
          </table:table-cell>
          <table:table-cell office:value-type="float" office:value="0.93308037519455" calcext:value-type="float">
            <text:p>0.93308037519455</text:p>
          </table:table-cell>
          <table:table-cell office:value-type="float" office:value="0.932814061641693" calcext:value-type="float">
            <text:p>0.932814061641693</text:p>
          </table:table-cell>
          <table:table-cell office:value-type="float" office:value="0.935199439525604" calcext:value-type="float">
            <text:p>0.935199439525604</text:p>
          </table:table-cell>
          <table:table-cell office:value-type="float" office:value="0.935064911842346" calcext:value-type="float">
            <text:p>0.935064911842346</text:p>
          </table:table-cell>
          <table:table-cell office:value-type="float" office:value="0.9348925948143" calcext:value-type="float">
            <text:p>0.9348925948143</text:p>
          </table:table-cell>
          <table:table-cell office:value-type="float" office:value="0.935234785079956" calcext:value-type="float">
            <text:p>0.935234785079956</text:p>
          </table:table-cell>
          <table:table-cell office:value-type="float" office:value="0.935446739196777" calcext:value-type="float">
            <text:p>0.935446739196777</text:p>
          </table:table-cell>
          <table:table-cell office:value-type="float" office:value="0.936220645904541" calcext:value-type="float">
            <text:p>0.936220645904541</text:p>
          </table:table-cell>
          <table:table-cell office:value-type="float" office:value="0.936765551567077" calcext:value-type="float">
            <text:p>0.936765551567077</text:p>
          </table:table-cell>
          <table:table-cell office:value-type="float" office:value="0.937150359153748" calcext:value-type="float">
            <text:p>0.937150359153748</text:p>
          </table:table-cell>
          <table:table-cell office:value-type="float" office:value="0.938075184822082" calcext:value-type="float">
            <text:p>0.938075184822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46.nii.gz</text:p>
          </table:table-cell>
          <table:table-cell office:value-type="float" office:value="0.938001751899719" calcext:value-type="float">
            <text:p>0.938001751899719</text:p>
          </table:table-cell>
          <table:table-cell office:value-type="float" office:value="0.940466940402985" calcext:value-type="float">
            <text:p>0.940466940402985</text:p>
          </table:table-cell>
          <table:table-cell office:value-type="float" office:value="0.941865026950836" calcext:value-type="float">
            <text:p>0.941865026950836</text:p>
          </table:table-cell>
          <table:table-cell office:value-type="float" office:value="0.943111717700958" calcext:value-type="float">
            <text:p>0.943111717700958</text:p>
          </table:table-cell>
          <table:table-cell office:value-type="float" office:value="0.944548070430756" calcext:value-type="float">
            <text:p>0.944548070430756</text:p>
          </table:table-cell>
          <table:table-cell office:value-type="float" office:value="0.944875717163086" calcext:value-type="float">
            <text:p>0.944875717163086</text:p>
          </table:table-cell>
          <table:table-cell office:value-type="float" office:value="0.946342408657074" calcext:value-type="float">
            <text:p>0.946342408657074</text:p>
          </table:table-cell>
          <table:table-cell office:value-type="float" office:value="0.947378814220428" calcext:value-type="float">
            <text:p>0.947378814220428</text:p>
          </table:table-cell>
          <table:table-cell office:value-type="float" office:value="0.948535203933716" calcext:value-type="float">
            <text:p>0.948535203933716</text:p>
          </table:table-cell>
          <table:table-cell office:value-type="float" office:value="0.948629140853882" calcext:value-type="float">
            <text:p>0.948629140853882</text:p>
          </table:table-cell>
          <table:table-cell office:value-type="float" office:value="0.949697375297546" calcext:value-type="float">
            <text:p>0.949697375297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1.nii.gz</text:p>
          </table:table-cell>
          <table:table-cell office:value-type="float" office:value="0.791209995746612" calcext:value-type="float">
            <text:p>0.791209995746612</text:p>
          </table:table-cell>
          <table:table-cell office:value-type="float" office:value="0.792246758937836" calcext:value-type="float">
            <text:p>0.792246758937836</text:p>
          </table:table-cell>
          <table:table-cell office:value-type="float" office:value="0.79884934425354" calcext:value-type="float">
            <text:p>0.79884934425354</text:p>
          </table:table-cell>
          <table:table-cell office:value-type="float" office:value="0.800021409988403" calcext:value-type="float">
            <text:p>0.800021409988403</text:p>
          </table:table-cell>
          <table:table-cell office:value-type="float" office:value="0.80145800113678" calcext:value-type="float">
            <text:p>0.80145800113678</text:p>
          </table:table-cell>
          <table:table-cell office:value-type="float" office:value="0.804707169532776" calcext:value-type="float">
            <text:p>0.804707169532776</text:p>
          </table:table-cell>
          <table:table-cell office:value-type="float" office:value="0.801357328891754" calcext:value-type="float">
            <text:p>0.801357328891754</text:p>
          </table:table-cell>
          <table:table-cell office:value-type="float" office:value="0.802999258041382" calcext:value-type="float">
            <text:p>0.802999258041382</text:p>
          </table:table-cell>
          <table:table-cell office:value-type="float" office:value="0.803652465343475" calcext:value-type="float">
            <text:p>0.803652465343475</text:p>
          </table:table-cell>
          <table:table-cell office:value-type="float" office:value="0.804140448570251" calcext:value-type="float">
            <text:p>0.804140448570251</text:p>
          </table:table-cell>
          <table:table-cell office:value-type="float" office:value="0.807298719882965" calcext:value-type="float">
            <text:p>0.807298719882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18.nii.gz</text:p>
          </table:table-cell>
          <table:table-cell office:value-type="float" office:value="0.91732656955719" calcext:value-type="float">
            <text:p>0.91732656955719</text:p>
          </table:table-cell>
          <table:table-cell office:value-type="float" office:value="0.925123393535614" calcext:value-type="float">
            <text:p>0.925123393535614</text:p>
          </table:table-cell>
          <table:table-cell office:value-type="float" office:value="0.927308797836304" calcext:value-type="float">
            <text:p>0.927308797836304</text:p>
          </table:table-cell>
          <table:table-cell office:value-type="float" office:value="0.928078293800354" calcext:value-type="float">
            <text:p>0.928078293800354</text:p>
          </table:table-cell>
          <table:table-cell office:value-type="float" office:value="0.929344952106476" calcext:value-type="float">
            <text:p>0.929344952106476</text:p>
          </table:table-cell>
          <table:table-cell office:value-type="float" office:value="0.930875837802887" calcext:value-type="float">
            <text:p>0.930875837802887</text:p>
          </table:table-cell>
          <table:table-cell office:value-type="float" office:value="0.932182908058166" calcext:value-type="float">
            <text:p>0.932182908058166</text:p>
          </table:table-cell>
          <table:table-cell office:value-type="float" office:value="0.933723568916321" calcext:value-type="float">
            <text:p>0.933723568916321</text:p>
          </table:table-cell>
          <table:table-cell office:value-type="float" office:value="0.934699952602386" calcext:value-type="float">
            <text:p>0.934699952602386</text:p>
          </table:table-cell>
          <table:table-cell office:value-type="float" office:value="0.935833096504211" calcext:value-type="float">
            <text:p>0.935833096504211</text:p>
          </table:table-cell>
          <table:table-cell office:value-type="float" office:value="0.935828447341919" calcext:value-type="float">
            <text:p>0.935828447341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13.nii.gz</text:p>
          </table:table-cell>
          <table:table-cell office:value-type="float" office:value="0.871383965015411" calcext:value-type="float">
            <text:p>0.871383965015411</text:p>
          </table:table-cell>
          <table:table-cell office:value-type="float" office:value="0.872986257076263" calcext:value-type="float">
            <text:p>0.872986257076263</text:p>
          </table:table-cell>
          <table:table-cell office:value-type="float" office:value="0.873733520507813" calcext:value-type="float">
            <text:p>0.873733520507813</text:p>
          </table:table-cell>
          <table:table-cell office:value-type="float" office:value="0.871707141399383" calcext:value-type="float">
            <text:p>0.871707141399383</text:p>
          </table:table-cell>
          <table:table-cell office:value-type="float" office:value="0.873575031757355" calcext:value-type="float">
            <text:p>0.873575031757355</text:p>
          </table:table-cell>
          <table:table-cell office:value-type="float" office:value="0.875624477863312" calcext:value-type="float">
            <text:p>0.875624477863312</text:p>
          </table:table-cell>
          <table:table-cell office:value-type="float" office:value="0.87622994184494" calcext:value-type="float">
            <text:p>0.87622994184494</text:p>
          </table:table-cell>
          <table:table-cell office:value-type="float" office:value="0.877135455608368" calcext:value-type="float">
            <text:p>0.877135455608368</text:p>
          </table:table-cell>
          <table:table-cell office:value-type="float" office:value="0.877989590167999" calcext:value-type="float">
            <text:p>0.877989590167999</text:p>
          </table:table-cell>
          <table:table-cell office:value-type="float" office:value="0.879972219467163" calcext:value-type="float">
            <text:p>0.879972219467163</text:p>
          </table:table-cell>
          <table:table-cell office:value-type="float" office:value="0.881800770759583" calcext:value-type="float">
            <text:p>0.881800770759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52.nii.gz</text:p>
          </table:table-cell>
          <table:table-cell office:value-type="float" office:value="0.851029276847839" calcext:value-type="float">
            <text:p>0.851029276847839</text:p>
          </table:table-cell>
          <table:table-cell office:value-type="float" office:value="0.858378350734711" calcext:value-type="float">
            <text:p>0.858378350734711</text:p>
          </table:table-cell>
          <table:table-cell office:value-type="float" office:value="0.867333173751831" calcext:value-type="float">
            <text:p>0.867333173751831</text:p>
          </table:table-cell>
          <table:table-cell office:value-type="float" office:value="0.87523889541626" calcext:value-type="float">
            <text:p>0.87523889541626</text:p>
          </table:table-cell>
          <table:table-cell office:value-type="float" office:value="0.879652261734009" calcext:value-type="float">
            <text:p>0.879652261734009</text:p>
          </table:table-cell>
          <table:table-cell office:value-type="float" office:value="0.882256269454956" calcext:value-type="float">
            <text:p>0.882256269454956</text:p>
          </table:table-cell>
          <table:table-cell office:value-type="float" office:value="0.887541353702545" calcext:value-type="float">
            <text:p>0.887541353702545</text:p>
          </table:table-cell>
          <table:table-cell office:value-type="float" office:value="0.889687597751617" calcext:value-type="float">
            <text:p>0.889687597751617</text:p>
          </table:table-cell>
          <table:table-cell office:value-type="float" office:value="0.89486825466156" calcext:value-type="float">
            <text:p>0.89486825466156</text:p>
          </table:table-cell>
          <table:table-cell office:value-type="float" office:value="0.900529384613037" calcext:value-type="float">
            <text:p>0.900529384613037</text:p>
          </table:table-cell>
          <table:table-cell office:value-type="float" office:value="0.899272501468658" calcext:value-type="float">
            <text:p>0.899272501468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10.nii.gz</text:p>
          </table:table-cell>
          <table:table-cell office:value-type="float" office:value="0.877845108509064" calcext:value-type="float">
            <text:p>0.877845108509064</text:p>
          </table:table-cell>
          <table:table-cell office:value-type="float" office:value="0.880169689655304" calcext:value-type="float">
            <text:p>0.880169689655304</text:p>
          </table:table-cell>
          <table:table-cell office:value-type="float" office:value="0.879630267620087" calcext:value-type="float">
            <text:p>0.879630267620087</text:p>
          </table:table-cell>
          <table:table-cell office:value-type="float" office:value="0.87836492061615" calcext:value-type="float">
            <text:p>0.87836492061615</text:p>
          </table:table-cell>
          <table:table-cell office:value-type="float" office:value="0.878850221633911" calcext:value-type="float">
            <text:p>0.878850221633911</text:p>
          </table:table-cell>
          <table:table-cell office:value-type="float" office:value="0.878455340862274" calcext:value-type="float">
            <text:p>0.878455340862274</text:p>
          </table:table-cell>
          <table:table-cell office:value-type="float" office:value="0.880041182041168" calcext:value-type="float">
            <text:p>0.880041182041168</text:p>
          </table:table-cell>
          <table:table-cell office:value-type="float" office:value="0.881891369819641" calcext:value-type="float">
            <text:p>0.881891369819641</text:p>
          </table:table-cell>
          <table:table-cell office:value-type="float" office:value="0.882286429405212" calcext:value-type="float">
            <text:p>0.882286429405212</text:p>
          </table:table-cell>
          <table:table-cell office:value-type="float" office:value="0.881266474723816" calcext:value-type="float">
            <text:p>0.881266474723816</text:p>
          </table:table-cell>
          <table:table-cell office:value-type="float" office:value="0.879999995231628" calcext:value-type="float">
            <text:p>0.879999995231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82.nii.gz</text:p>
          </table:table-cell>
          <table:table-cell office:value-type="float" office:value="0.891398370265961" calcext:value-type="float">
            <text:p>0.891398370265961</text:p>
          </table:table-cell>
          <table:table-cell office:value-type="float" office:value="0.897847712039948" calcext:value-type="float">
            <text:p>0.897847712039948</text:p>
          </table:table-cell>
          <table:table-cell office:value-type="float" office:value="0.899774074554443" calcext:value-type="float">
            <text:p>0.899774074554443</text:p>
          </table:table-cell>
          <table:table-cell office:value-type="float" office:value="0.89925616979599" calcext:value-type="float">
            <text:p>0.89925616979599</text:p>
          </table:table-cell>
          <table:table-cell office:value-type="float" office:value="0.900129497051239" calcext:value-type="float">
            <text:p>0.900129497051239</text:p>
          </table:table-cell>
          <table:table-cell office:value-type="float" office:value="0.900705218315125" calcext:value-type="float">
            <text:p>0.900705218315125</text:p>
          </table:table-cell>
          <table:table-cell office:value-type="float" office:value="0.90155440568924" calcext:value-type="float">
            <text:p>0.90155440568924</text:p>
          </table:table-cell>
          <table:table-cell office:value-type="float" office:value="0.90174812078476" calcext:value-type="float">
            <text:p>0.90174812078476</text:p>
          </table:table-cell>
          <table:table-cell office:value-type="float" office:value="0.902629017829895" calcext:value-type="float">
            <text:p>0.902629017829895</text:p>
          </table:table-cell>
          <table:table-cell office:value-type="float" office:value="0.903964877128601" calcext:value-type="float">
            <text:p>0.903964877128601</text:p>
          </table:table-cell>
          <table:table-cell office:value-type="float" office:value="0.903739809989929" calcext:value-type="float">
            <text:p>0.903739809989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07.nii.gz</text:p>
          </table:table-cell>
          <table:table-cell office:value-type="float" office:value="0.797922253608704" calcext:value-type="float">
            <text:p>0.797922253608704</text:p>
          </table:table-cell>
          <table:table-cell office:value-type="float" office:value="0.800036609172821" calcext:value-type="float">
            <text:p>0.800036609172821</text:p>
          </table:table-cell>
          <table:table-cell office:value-type="float" office:value="0.800128519535065" calcext:value-type="float">
            <text:p>0.800128519535065</text:p>
          </table:table-cell>
          <table:table-cell office:value-type="float" office:value="0.801251113414764" calcext:value-type="float">
            <text:p>0.801251113414764</text:p>
          </table:table-cell>
          <table:table-cell office:value-type="float" office:value="0.80364453792572" calcext:value-type="float">
            <text:p>0.80364453792572</text:p>
          </table:table-cell>
          <table:table-cell office:value-type="float" office:value="0.803102374076843" calcext:value-type="float">
            <text:p>0.803102374076843</text:p>
          </table:table-cell>
          <table:table-cell office:value-type="float" office:value="0.80629962682724" calcext:value-type="float">
            <text:p>0.80629962682724</text:p>
          </table:table-cell>
          <table:table-cell office:value-type="float" office:value="0.804952681064606" calcext:value-type="float">
            <text:p>0.804952681064606</text:p>
          </table:table-cell>
          <table:table-cell office:value-type="float" office:value="0.807028949260712" calcext:value-type="float">
            <text:p>0.807028949260712</text:p>
          </table:table-cell>
          <table:table-cell office:value-type="float" office:value="0.806339144706726" calcext:value-type="float">
            <text:p>0.806339144706726</text:p>
          </table:table-cell>
          <table:table-cell office:value-type="float" office:value="0.80760645866394" calcext:value-type="float">
            <text:p>0.80760645866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6.nii.gz</text:p>
          </table:table-cell>
          <table:table-cell office:value-type="float" office:value="0.682387173175812" calcext:value-type="float">
            <text:p>0.682387173175812</text:p>
          </table:table-cell>
          <table:table-cell office:value-type="float" office:value="0.690760135650635" calcext:value-type="float">
            <text:p>0.690760135650635</text:p>
          </table:table-cell>
          <table:table-cell office:value-type="float" office:value="0.694179713726044" calcext:value-type="float">
            <text:p>0.694179713726044</text:p>
          </table:table-cell>
          <table:table-cell office:value-type="float" office:value="0.698777437210083" calcext:value-type="float">
            <text:p>0.698777437210083</text:p>
          </table:table-cell>
          <table:table-cell office:value-type="float" office:value="0.701793253421783" calcext:value-type="float">
            <text:p>0.701793253421783</text:p>
          </table:table-cell>
          <table:table-cell office:value-type="float" office:value="0.704767525196075" calcext:value-type="float">
            <text:p>0.704767525196075</text:p>
          </table:table-cell>
          <table:table-cell office:value-type="float" office:value="0.709491014480591" calcext:value-type="float">
            <text:p>0.709491014480591</text:p>
          </table:table-cell>
          <table:table-cell office:value-type="float" office:value="0.711058437824249" calcext:value-type="float">
            <text:p>0.711058437824249</text:p>
          </table:table-cell>
          <table:table-cell office:value-type="float" office:value="0.71362829208374" calcext:value-type="float">
            <text:p>0.71362829208374</text:p>
          </table:table-cell>
          <table:table-cell office:value-type="float" office:value="0.716446816921234" calcext:value-type="float">
            <text:p>0.716446816921234</text:p>
          </table:table-cell>
          <table:table-cell office:value-type="float" office:value="0.718136310577393" calcext:value-type="float">
            <text:p>0.718136310577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23.nii.gz</text:p>
          </table:table-cell>
          <table:table-cell office:value-type="float" office:value="0.933401525020599" calcext:value-type="float">
            <text:p>0.933401525020599</text:p>
          </table:table-cell>
          <table:table-cell office:value-type="float" office:value="0.937389016151428" calcext:value-type="float">
            <text:p>0.937389016151428</text:p>
          </table:table-cell>
          <table:table-cell office:value-type="float" office:value="0.938588261604309" calcext:value-type="float">
            <text:p>0.938588261604309</text:p>
          </table:table-cell>
          <table:table-cell office:value-type="float" office:value="0.940856456756592" calcext:value-type="float">
            <text:p>0.940856456756592</text:p>
          </table:table-cell>
          <table:table-cell office:value-type="float" office:value="0.943548738956451" calcext:value-type="float">
            <text:p>0.943548738956451</text:p>
          </table:table-cell>
          <table:table-cell office:value-type="float" office:value="0.944944202899933" calcext:value-type="float">
            <text:p>0.944944202899933</text:p>
          </table:table-cell>
          <table:table-cell office:value-type="float" office:value="0.945157647132874" calcext:value-type="float">
            <text:p>0.945157647132874</text:p>
          </table:table-cell>
          <table:table-cell office:value-type="float" office:value="0.947045207023621" calcext:value-type="float">
            <text:p>0.947045207023621</text:p>
          </table:table-cell>
          <table:table-cell office:value-type="float" office:value="0.947243928909302" calcext:value-type="float">
            <text:p>0.947243928909302</text:p>
          </table:table-cell>
          <table:table-cell office:value-type="float" office:value="0.948077201843262" calcext:value-type="float">
            <text:p>0.948077201843262</text:p>
          </table:table-cell>
          <table:table-cell office:value-type="float" office:value="0.949449896812439" calcext:value-type="float">
            <text:p>0.949449896812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03.nii.gz</text:p>
          </table:table-cell>
          <table:table-cell office:value-type="float" office:value="0.935529291629791" calcext:value-type="float">
            <text:p>0.935529291629791</text:p>
          </table:table-cell>
          <table:table-cell office:value-type="float" office:value="0.935444593429565" calcext:value-type="float">
            <text:p>0.935444593429565</text:p>
          </table:table-cell>
          <table:table-cell office:value-type="float" office:value="0.934583008289337" calcext:value-type="float">
            <text:p>0.934583008289337</text:p>
          </table:table-cell>
          <table:table-cell office:value-type="float" office:value="0.935983836650848" calcext:value-type="float">
            <text:p>0.935983836650848</text:p>
          </table:table-cell>
          <table:table-cell office:value-type="float" office:value="0.936585366725922" calcext:value-type="float">
            <text:p>0.936585366725922</text:p>
          </table:table-cell>
          <table:table-cell office:value-type="float" office:value="0.937125861644745" calcext:value-type="float">
            <text:p>0.937125861644745</text:p>
          </table:table-cell>
          <table:table-cell office:value-type="float" office:value="0.937345087528229" calcext:value-type="float">
            <text:p>0.937345087528229</text:p>
          </table:table-cell>
          <table:table-cell office:value-type="float" office:value="0.93694657087326" calcext:value-type="float">
            <text:p>0.93694657087326</text:p>
          </table:table-cell>
          <table:table-cell office:value-type="float" office:value="0.937645375728607" calcext:value-type="float">
            <text:p>0.937645375728607</text:p>
          </table:table-cell>
          <table:table-cell office:value-type="float" office:value="0.93747615814209" calcext:value-type="float">
            <text:p>0.93747615814209</text:p>
          </table:table-cell>
          <table:table-cell office:value-type="float" office:value="0.938260316848755" calcext:value-type="float">
            <text:p>0.938260316848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88.nii.gz</text:p>
          </table:table-cell>
          <table:table-cell office:value-type="float" office:value="0.899728000164032" calcext:value-type="float">
            <text:p>0.899728000164032</text:p>
          </table:table-cell>
          <table:table-cell office:value-type="float" office:value="0.900516927242279" calcext:value-type="float">
            <text:p>0.900516927242279</text:p>
          </table:table-cell>
          <table:table-cell office:value-type="float" office:value="0.901264905929565" calcext:value-type="float">
            <text:p>0.901264905929565</text:p>
          </table:table-cell>
          <table:table-cell office:value-type="float" office:value="0.904254376888275" calcext:value-type="float">
            <text:p>0.904254376888275</text:p>
          </table:table-cell>
          <table:table-cell office:value-type="float" office:value="0.904244661331177" calcext:value-type="float">
            <text:p>0.904244661331177</text:p>
          </table:table-cell>
          <table:table-cell office:value-type="float" office:value="0.905829608440399" calcext:value-type="float">
            <text:p>0.905829608440399</text:p>
          </table:table-cell>
          <table:table-cell office:value-type="float" office:value="0.9040088057518" calcext:value-type="float">
            <text:p>0.9040088057518</text:p>
          </table:table-cell>
          <table:table-cell office:value-type="float" office:value="0.904263138771057" calcext:value-type="float">
            <text:p>0.904263138771057</text:p>
          </table:table-cell>
          <table:table-cell office:value-type="float" office:value="0.904494881629944" calcext:value-type="float">
            <text:p>0.904494881629944</text:p>
          </table:table-cell>
          <table:table-cell office:value-type="float" office:value="0.903725564479828" calcext:value-type="float">
            <text:p>0.903725564479828</text:p>
          </table:table-cell>
          <table:table-cell office:value-type="float" office:value="0.903927743434906" calcext:value-type="float">
            <text:p>0.903927743434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6.nii.gz</text:p>
          </table:table-cell>
          <table:table-cell office:value-type="float" office:value="0.888707637786865" calcext:value-type="float">
            <text:p>0.888707637786865</text:p>
          </table:table-cell>
          <table:table-cell office:value-type="float" office:value="0.892275452613831" calcext:value-type="float">
            <text:p>0.892275452613831</text:p>
          </table:table-cell>
          <table:table-cell office:value-type="float" office:value="0.89410126209259" calcext:value-type="float">
            <text:p>0.89410126209259</text:p>
          </table:table-cell>
          <table:table-cell office:value-type="float" office:value="0.897683620452881" calcext:value-type="float">
            <text:p>0.897683620452881</text:p>
          </table:table-cell>
          <table:table-cell office:value-type="float" office:value="0.901727378368378" calcext:value-type="float">
            <text:p>0.901727378368378</text:p>
          </table:table-cell>
          <table:table-cell office:value-type="float" office:value="0.904689490795136" calcext:value-type="float">
            <text:p>0.904689490795136</text:p>
          </table:table-cell>
          <table:table-cell office:value-type="float" office:value="0.906550824642181" calcext:value-type="float">
            <text:p>0.906550824642181</text:p>
          </table:table-cell>
          <table:table-cell office:value-type="float" office:value="0.910117626190186" calcext:value-type="float">
            <text:p>0.910117626190186</text:p>
          </table:table-cell>
          <table:table-cell office:value-type="float" office:value="0.913685202598572" calcext:value-type="float">
            <text:p>0.913685202598572</text:p>
          </table:table-cell>
          <table:table-cell office:value-type="float" office:value="0.914921283721924" calcext:value-type="float">
            <text:p>0.914921283721924</text:p>
          </table:table-cell>
          <table:table-cell office:value-type="float" office:value="0.917869806289673" calcext:value-type="float">
            <text:p>0.917869806289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99.nii.gz</text:p>
          </table:table-cell>
          <table:table-cell office:value-type="float" office:value="0.859980344772339" calcext:value-type="float">
            <text:p>0.859980344772339</text:p>
          </table:table-cell>
          <table:table-cell office:value-type="float" office:value="0.861015498638153" calcext:value-type="float">
            <text:p>0.861015498638153</text:p>
          </table:table-cell>
          <table:table-cell office:value-type="float" office:value="0.86201286315918" calcext:value-type="float">
            <text:p>0.86201286315918</text:p>
          </table:table-cell>
          <table:table-cell office:value-type="float" office:value="0.861895799636841" calcext:value-type="float">
            <text:p>0.861895799636841</text:p>
          </table:table-cell>
          <table:table-cell office:value-type="float" office:value="0.86161607503891" calcext:value-type="float">
            <text:p>0.86161607503891</text:p>
          </table:table-cell>
          <table:table-cell office:value-type="float" office:value="0.861320078372955" calcext:value-type="float">
            <text:p>0.861320078372955</text:p>
          </table:table-cell>
          <table:table-cell office:value-type="float" office:value="0.863003611564636" calcext:value-type="float">
            <text:p>0.863003611564636</text:p>
          </table:table-cell>
          <table:table-cell office:value-type="float" office:value="0.863919317722321" calcext:value-type="float">
            <text:p>0.863919317722321</text:p>
          </table:table-cell>
          <table:table-cell office:value-type="float" office:value="0.864048719406128" calcext:value-type="float">
            <text:p>0.864048719406128</text:p>
          </table:table-cell>
          <table:table-cell office:value-type="float" office:value="0.864642679691315" calcext:value-type="float">
            <text:p>0.864642679691315</text:p>
          </table:table-cell>
          <table:table-cell office:value-type="float" office:value="0.864949822425842" calcext:value-type="float">
            <text:p>0.864949822425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37.nii.gz</text:p>
          </table:table-cell>
          <table:table-cell office:value-type="float" office:value="0.837031364440918" calcext:value-type="float">
            <text:p>0.837031364440918</text:p>
          </table:table-cell>
          <table:table-cell office:value-type="float" office:value="0.846713900566101" calcext:value-type="float">
            <text:p>0.846713900566101</text:p>
          </table:table-cell>
          <table:table-cell office:value-type="float" office:value="0.85491931438446" calcext:value-type="float">
            <text:p>0.85491931438446</text:p>
          </table:table-cell>
          <table:table-cell office:value-type="float" office:value="0.860800921916962" calcext:value-type="float">
            <text:p>0.860800921916962</text:p>
          </table:table-cell>
          <table:table-cell office:value-type="float" office:value="0.868113815784454" calcext:value-type="float">
            <text:p>0.868113815784454</text:p>
          </table:table-cell>
          <table:table-cell office:value-type="float" office:value="0.8734250664711" calcext:value-type="float">
            <text:p>0.8734250664711</text:p>
          </table:table-cell>
          <table:table-cell office:value-type="float" office:value="0.875731587409973" calcext:value-type="float">
            <text:p>0.875731587409973</text:p>
          </table:table-cell>
          <table:table-cell office:value-type="float" office:value="0.877688050270081" calcext:value-type="float">
            <text:p>0.877688050270081</text:p>
          </table:table-cell>
          <table:table-cell office:value-type="float" office:value="0.883983254432678" calcext:value-type="float">
            <text:p>0.883983254432678</text:p>
          </table:table-cell>
          <table:table-cell office:value-type="float" office:value="0.884303152561188" calcext:value-type="float">
            <text:p>0.884303152561188</text:p>
          </table:table-cell>
          <table:table-cell office:value-type="float" office:value="0.891257584095001" calcext:value-type="float">
            <text:p>0.891257584095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2.nii.gz</text:p>
          </table:table-cell>
          <table:table-cell office:value-type="float" office:value="0.932447671890259" calcext:value-type="float">
            <text:p>0.932447671890259</text:p>
          </table:table-cell>
          <table:table-cell office:value-type="float" office:value="0.932417690753937" calcext:value-type="float">
            <text:p>0.932417690753937</text:p>
          </table:table-cell>
          <table:table-cell office:value-type="float" office:value="0.932433009147644" calcext:value-type="float">
            <text:p>0.932433009147644</text:p>
          </table:table-cell>
          <table:table-cell office:value-type="float" office:value="0.932286620140076" calcext:value-type="float">
            <text:p>0.932286620140076</text:p>
          </table:table-cell>
          <table:table-cell office:value-type="float" office:value="0.932891547679901" calcext:value-type="float">
            <text:p>0.932891547679901</text:p>
          </table:table-cell>
          <table:table-cell office:value-type="float" office:value="0.934123694896698" calcext:value-type="float">
            <text:p>0.934123694896698</text:p>
          </table:table-cell>
          <table:table-cell office:value-type="float" office:value="0.935207009315491" calcext:value-type="float">
            <text:p>0.935207009315491</text:p>
          </table:table-cell>
          <table:table-cell office:value-type="float" office:value="0.935748875141144" calcext:value-type="float">
            <text:p>0.935748875141144</text:p>
          </table:table-cell>
          <table:table-cell office:value-type="float" office:value="0.936812400817871" calcext:value-type="float">
            <text:p>0.936812400817871</text:p>
          </table:table-cell>
          <table:table-cell office:value-type="float" office:value="0.936856329441071" calcext:value-type="float">
            <text:p>0.936856329441071</text:p>
          </table:table-cell>
          <table:table-cell office:value-type="float" office:value="0.936995565891266" calcext:value-type="float">
            <text:p>0.936995565891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91.nii.gz</text:p>
          </table:table-cell>
          <table:table-cell office:value-type="float" office:value="0.952925562858582" calcext:value-type="float">
            <text:p>0.952925562858582</text:p>
          </table:table-cell>
          <table:table-cell office:value-type="float" office:value="0.953484356403351" calcext:value-type="float">
            <text:p>0.953484356403351</text:p>
          </table:table-cell>
          <table:table-cell office:value-type="float" office:value="0.954281270503998" calcext:value-type="float">
            <text:p>0.954281270503998</text:p>
          </table:table-cell>
          <table:table-cell office:value-type="float" office:value="0.954594135284424" calcext:value-type="float">
            <text:p>0.954594135284424</text:p>
          </table:table-cell>
          <table:table-cell office:value-type="float" office:value="0.955289602279663" calcext:value-type="float">
            <text:p>0.955289602279663</text:p>
          </table:table-cell>
          <table:table-cell office:value-type="float" office:value="0.956647872924805" calcext:value-type="float">
            <text:p>0.956647872924805</text:p>
          </table:table-cell>
          <table:table-cell office:value-type="float" office:value="0.957359731197357" calcext:value-type="float">
            <text:p>0.957359731197357</text:p>
          </table:table-cell>
          <table:table-cell office:value-type="float" office:value="0.957792282104492" calcext:value-type="float">
            <text:p>0.957792282104492</text:p>
          </table:table-cell>
          <table:table-cell office:value-type="float" office:value="0.95819765329361" calcext:value-type="float">
            <text:p>0.95819765329361</text:p>
          </table:table-cell>
          <table:table-cell office:value-type="float" office:value="0.95840847492218" calcext:value-type="float">
            <text:p>0.95840847492218</text:p>
          </table:table-cell>
          <table:table-cell office:value-type="float" office:value="0.959155201911926" calcext:value-type="float">
            <text:p>0.959155201911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0.nii.gz</text:p>
          </table:table-cell>
          <table:table-cell office:value-type="float" office:value="0.935387253761292" calcext:value-type="float">
            <text:p>0.935387253761292</text:p>
          </table:table-cell>
          <table:table-cell office:value-type="float" office:value="0.936935007572174" calcext:value-type="float">
            <text:p>0.936935007572174</text:p>
          </table:table-cell>
          <table:table-cell office:value-type="float" office:value="0.937178373336792" calcext:value-type="float">
            <text:p>0.937178373336792</text:p>
          </table:table-cell>
          <table:table-cell office:value-type="float" office:value="0.935960054397583" calcext:value-type="float">
            <text:p>0.935960054397583</text:p>
          </table:table-cell>
          <table:table-cell office:value-type="float" office:value="0.93546998500824" calcext:value-type="float">
            <text:p>0.93546998500824</text:p>
          </table:table-cell>
          <table:table-cell office:value-type="float" office:value="0.934324681758881" calcext:value-type="float">
            <text:p>0.934324681758881</text:p>
          </table:table-cell>
          <table:table-cell office:value-type="float" office:value="0.933908820152283" calcext:value-type="float">
            <text:p>0.933908820152283</text:p>
          </table:table-cell>
          <table:table-cell office:value-type="float" office:value="0.934814274311066" calcext:value-type="float">
            <text:p>0.934814274311066</text:p>
          </table:table-cell>
          <table:table-cell office:value-type="float" office:value="0.934154391288757" calcext:value-type="float">
            <text:p>0.934154391288757</text:p>
          </table:table-cell>
          <table:table-cell office:value-type="float" office:value="0.933809220790863" calcext:value-type="float">
            <text:p>0.933809220790863</text:p>
          </table:table-cell>
          <table:table-cell office:value-type="float" office:value="0.933636486530304" calcext:value-type="float">
            <text:p>0.933636486530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82.nii.gz</text:p>
          </table:table-cell>
          <table:table-cell office:value-type="float" office:value="0.927771091461181" calcext:value-type="float">
            <text:p>0.927771091461181</text:p>
          </table:table-cell>
          <table:table-cell office:value-type="float" office:value="0.929747104644775" calcext:value-type="float">
            <text:p>0.929747104644775</text:p>
          </table:table-cell>
          <table:table-cell office:value-type="float" office:value="0.932286977767944" calcext:value-type="float">
            <text:p>0.932286977767944</text:p>
          </table:table-cell>
          <table:table-cell office:value-type="float" office:value="0.93159806728363" calcext:value-type="float">
            <text:p>0.93159806728363</text:p>
          </table:table-cell>
          <table:table-cell office:value-type="float" office:value="0.931999623775482" calcext:value-type="float">
            <text:p>0.931999623775482</text:p>
          </table:table-cell>
          <table:table-cell office:value-type="float" office:value="0.932133078575134" calcext:value-type="float">
            <text:p>0.932133078575134</text:p>
          </table:table-cell>
          <table:table-cell office:value-type="float" office:value="0.93429034948349" calcext:value-type="float">
            <text:p>0.93429034948349</text:p>
          </table:table-cell>
          <table:table-cell office:value-type="float" office:value="0.934250473976135" calcext:value-type="float">
            <text:p>0.934250473976135</text:p>
          </table:table-cell>
          <table:table-cell office:value-type="float" office:value="0.93430507183075" calcext:value-type="float">
            <text:p>0.93430507183075</text:p>
          </table:table-cell>
          <table:table-cell office:value-type="float" office:value="0.935611009597778" calcext:value-type="float">
            <text:p>0.935611009597778</text:p>
          </table:table-cell>
          <table:table-cell office:value-type="float" office:value="0.937184393405914" calcext:value-type="float">
            <text:p>0.937184393405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92.nii.gz</text:p>
          </table:table-cell>
          <table:table-cell office:value-type="float" office:value="0.807766973972321" calcext:value-type="float">
            <text:p>0.807766973972321</text:p>
          </table:table-cell>
          <table:table-cell office:value-type="float" office:value="0.804749071598053" calcext:value-type="float">
            <text:p>0.804749071598053</text:p>
          </table:table-cell>
          <table:table-cell office:value-type="float" office:value="0.805065512657166" calcext:value-type="float">
            <text:p>0.805065512657166</text:p>
          </table:table-cell>
          <table:table-cell office:value-type="float" office:value="0.805594682693481" calcext:value-type="float">
            <text:p>0.805594682693481</text:p>
          </table:table-cell>
          <table:table-cell office:value-type="float" office:value="0.804128170013428" calcext:value-type="float">
            <text:p>0.804128170013428</text:p>
          </table:table-cell>
          <table:table-cell office:value-type="float" office:value="0.804404735565185" calcext:value-type="float">
            <text:p>0.804404735565185</text:p>
          </table:table-cell>
          <table:table-cell office:value-type="float" office:value="0.80458265542984" calcext:value-type="float">
            <text:p>0.80458265542984</text:p>
          </table:table-cell>
          <table:table-cell office:value-type="float" office:value="0.805576920509338" calcext:value-type="float">
            <text:p>0.805576920509338</text:p>
          </table:table-cell>
          <table:table-cell office:value-type="float" office:value="0.807502448558807" calcext:value-type="float">
            <text:p>0.807502448558807</text:p>
          </table:table-cell>
          <table:table-cell office:value-type="float" office:value="0.80761194229126" calcext:value-type="float">
            <text:p>0.80761194229126</text:p>
          </table:table-cell>
          <table:table-cell office:value-type="float" office:value="0.807408213615418" calcext:value-type="float">
            <text:p>0.807408213615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81.nii.gz</text:p>
          </table:table-cell>
          <table:table-cell office:value-type="float" office:value="0.941456615924835" calcext:value-type="float">
            <text:p>0.941456615924835</text:p>
          </table:table-cell>
          <table:table-cell office:value-type="float" office:value="0.947347402572632" calcext:value-type="float">
            <text:p>0.947347402572632</text:p>
          </table:table-cell>
          <table:table-cell office:value-type="float" office:value="0.950827896595001" calcext:value-type="float">
            <text:p>0.950827896595001</text:p>
          </table:table-cell>
          <table:table-cell office:value-type="float" office:value="0.951405644416809" calcext:value-type="float">
            <text:p>0.951405644416809</text:p>
          </table:table-cell>
          <table:table-cell office:value-type="float" office:value="0.951681077480316" calcext:value-type="float">
            <text:p>0.951681077480316</text:p>
          </table:table-cell>
          <table:table-cell office:value-type="float" office:value="0.950806438922882" calcext:value-type="float">
            <text:p>0.950806438922882</text:p>
          </table:table-cell>
          <table:table-cell office:value-type="float" office:value="0.953651070594788" calcext:value-type="float">
            <text:p>0.953651070594788</text:p>
          </table:table-cell>
          <table:table-cell office:value-type="float" office:value="0.954845190048218" calcext:value-type="float">
            <text:p>0.954845190048218</text:p>
          </table:table-cell>
          <table:table-cell office:value-type="float" office:value="0.955802202224731" calcext:value-type="float">
            <text:p>0.955802202224731</text:p>
          </table:table-cell>
          <table:table-cell office:value-type="float" office:value="0.955866754055023" calcext:value-type="float">
            <text:p>0.955866754055023</text:p>
          </table:table-cell>
          <table:table-cell office:value-type="float" office:value="0.956209182739258" calcext:value-type="float">
            <text:p>0.956209182739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1.nii.gz</text:p>
          </table:table-cell>
          <table:table-cell office:value-type="float" office:value="0.86321371793747" calcext:value-type="float">
            <text:p>0.86321371793747</text:p>
          </table:table-cell>
          <table:table-cell office:value-type="float" office:value="0.868565440177918" calcext:value-type="float">
            <text:p>0.868565440177918</text:p>
          </table:table-cell>
          <table:table-cell office:value-type="float" office:value="0.868857800960541" calcext:value-type="float">
            <text:p>0.868857800960541</text:p>
          </table:table-cell>
          <table:table-cell office:value-type="float" office:value="0.87227064371109" calcext:value-type="float">
            <text:p>0.87227064371109</text:p>
          </table:table-cell>
          <table:table-cell office:value-type="float" office:value="0.873468518257141" calcext:value-type="float">
            <text:p>0.873468518257141</text:p>
          </table:table-cell>
          <table:table-cell office:value-type="float" office:value="0.875589728355408" calcext:value-type="float">
            <text:p>0.875589728355408</text:p>
          </table:table-cell>
          <table:table-cell office:value-type="float" office:value="0.878175616264343" calcext:value-type="float">
            <text:p>0.878175616264343</text:p>
          </table:table-cell>
          <table:table-cell office:value-type="float" office:value="0.879149675369263" calcext:value-type="float">
            <text:p>0.879149675369263</text:p>
          </table:table-cell>
          <table:table-cell office:value-type="float" office:value="0.87927109003067" calcext:value-type="float">
            <text:p>0.87927109003067</text:p>
          </table:table-cell>
          <table:table-cell office:value-type="float" office:value="0.879080355167389" calcext:value-type="float">
            <text:p>0.879080355167389</text:p>
          </table:table-cell>
          <table:table-cell office:value-type="float" office:value="0.881337285041809" calcext:value-type="float">
            <text:p>0.881337285041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68.nii.gz</text:p>
          </table:table-cell>
          <table:table-cell office:value-type="float" office:value="0.923608422279358" calcext:value-type="float">
            <text:p>0.923608422279358</text:p>
          </table:table-cell>
          <table:table-cell office:value-type="float" office:value="0.925653219223022" calcext:value-type="float">
            <text:p>0.925653219223022</text:p>
          </table:table-cell>
          <table:table-cell office:value-type="float" office:value="0.926355600357056" calcext:value-type="float">
            <text:p>0.926355600357056</text:p>
          </table:table-cell>
          <table:table-cell office:value-type="float" office:value="0.926447570323944" calcext:value-type="float">
            <text:p>0.926447570323944</text:p>
          </table:table-cell>
          <table:table-cell office:value-type="float" office:value="0.927250146865845" calcext:value-type="float">
            <text:p>0.927250146865845</text:p>
          </table:table-cell>
          <table:table-cell office:value-type="float" office:value="0.926944255828857" calcext:value-type="float">
            <text:p>0.926944255828857</text:p>
          </table:table-cell>
          <table:table-cell office:value-type="float" office:value="0.926982879638672" calcext:value-type="float">
            <text:p>0.926982879638672</text:p>
          </table:table-cell>
          <table:table-cell office:value-type="float" office:value="0.927895963191986" calcext:value-type="float">
            <text:p>0.927895963191986</text:p>
          </table:table-cell>
          <table:table-cell office:value-type="float" office:value="0.927618145942688" calcext:value-type="float">
            <text:p>0.927618145942688</text:p>
          </table:table-cell>
          <table:table-cell office:value-type="float" office:value="0.928064167499542" calcext:value-type="float">
            <text:p>0.928064167499542</text:p>
          </table:table-cell>
          <table:table-cell office:value-type="float" office:value="0.927316963672638" calcext:value-type="float">
            <text:p>0.927316963672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80.nii.gz</text:p>
          </table:table-cell>
          <table:table-cell office:value-type="float" office:value="0.697853744029999" calcext:value-type="float">
            <text:p>0.697853744029999</text:p>
          </table:table-cell>
          <table:table-cell office:value-type="float" office:value="0.699162125587463" calcext:value-type="float">
            <text:p>0.699162125587463</text:p>
          </table:table-cell>
          <table:table-cell office:value-type="float" office:value="0.70087593793869" calcext:value-type="float">
            <text:p>0.70087593793869</text:p>
          </table:table-cell>
          <table:table-cell office:value-type="float" office:value="0.698851585388184" calcext:value-type="float">
            <text:p>0.698851585388184</text:p>
          </table:table-cell>
          <table:table-cell office:value-type="float" office:value="0.697005271911621" calcext:value-type="float">
            <text:p>0.697005271911621</text:p>
          </table:table-cell>
          <table:table-cell office:value-type="float" office:value="0.697807431221008" calcext:value-type="float">
            <text:p>0.697807431221008</text:p>
          </table:table-cell>
          <table:table-cell office:value-type="float" office:value="0.681872367858887" calcext:value-type="float">
            <text:p>0.681872367858887</text:p>
          </table:table-cell>
          <table:table-cell office:value-type="float" office:value="0.691213488578796" calcext:value-type="float">
            <text:p>0.691213488578796</text:p>
          </table:table-cell>
          <table:table-cell office:value-type="float" office:value="0.665353715419769" calcext:value-type="float">
            <text:p>0.665353715419769</text:p>
          </table:table-cell>
          <table:table-cell office:value-type="float" office:value="0.666010439395905" calcext:value-type="float">
            <text:p>0.666010439395905</text:p>
          </table:table-cell>
          <table:table-cell office:value-type="float" office:value="0.671039760112762" calcext:value-type="float">
            <text:p>0.671039760112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69.nii.gz</text:p>
          </table:table-cell>
          <table:table-cell office:value-type="float" office:value="0.930635273456574" calcext:value-type="float">
            <text:p>0.930635273456574</text:p>
          </table:table-cell>
          <table:table-cell office:value-type="float" office:value="0.932405173778534" calcext:value-type="float">
            <text:p>0.932405173778534</text:p>
          </table:table-cell>
          <table:table-cell office:value-type="float" office:value="0.931317031383514" calcext:value-type="float">
            <text:p>0.931317031383514</text:p>
          </table:table-cell>
          <table:table-cell office:value-type="float" office:value="0.932711780071258" calcext:value-type="float">
            <text:p>0.932711780071258</text:p>
          </table:table-cell>
          <table:table-cell office:value-type="float" office:value="0.932440638542175" calcext:value-type="float">
            <text:p>0.932440638542175</text:p>
          </table:table-cell>
          <table:table-cell office:value-type="float" office:value="0.932105958461762" calcext:value-type="float">
            <text:p>0.932105958461762</text:p>
          </table:table-cell>
          <table:table-cell office:value-type="float" office:value="0.932722628116608" calcext:value-type="float">
            <text:p>0.932722628116608</text:p>
          </table:table-cell>
          <table:table-cell office:value-type="float" office:value="0.933428287506104" calcext:value-type="float">
            <text:p>0.933428287506104</text:p>
          </table:table-cell>
          <table:table-cell office:value-type="float" office:value="0.934635519981384" calcext:value-type="float">
            <text:p>0.934635519981384</text:p>
          </table:table-cell>
          <table:table-cell office:value-type="float" office:value="0.934833526611328" calcext:value-type="float">
            <text:p>0.934833526611328</text:p>
          </table:table-cell>
          <table:table-cell office:value-type="float" office:value="0.935180008411408" calcext:value-type="float">
            <text:p>0.935180008411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6.nii.gz</text:p>
          </table:table-cell>
          <table:table-cell office:value-type="float" office:value="0.83337265253067" calcext:value-type="float">
            <text:p>0.83337265253067</text:p>
          </table:table-cell>
          <table:table-cell office:value-type="float" office:value="0.833440184593201" calcext:value-type="float">
            <text:p>0.833440184593201</text:p>
          </table:table-cell>
          <table:table-cell office:value-type="float" office:value="0.833958029747009" calcext:value-type="float">
            <text:p>0.833958029747009</text:p>
          </table:table-cell>
          <table:table-cell office:value-type="float" office:value="0.834161341190338" calcext:value-type="float">
            <text:p>0.834161341190338</text:p>
          </table:table-cell>
          <table:table-cell office:value-type="float" office:value="0.833119034767151" calcext:value-type="float">
            <text:p>0.833119034767151</text:p>
          </table:table-cell>
          <table:table-cell office:value-type="float" office:value="0.83359283208847" calcext:value-type="float">
            <text:p>0.83359283208847</text:p>
          </table:table-cell>
          <table:table-cell office:value-type="float" office:value="0.834450542926788" calcext:value-type="float">
            <text:p>0.834450542926788</text:p>
          </table:table-cell>
          <table:table-cell office:value-type="float" office:value="0.836910605430603" calcext:value-type="float">
            <text:p>0.836910605430603</text:p>
          </table:table-cell>
          <table:table-cell office:value-type="float" office:value="0.836694657802582" calcext:value-type="float">
            <text:p>0.836694657802582</text:p>
          </table:table-cell>
          <table:table-cell office:value-type="float" office:value="0.837511420249939" calcext:value-type="float">
            <text:p>0.837511420249939</text:p>
          </table:table-cell>
          <table:table-cell office:value-type="float" office:value="0.83810943365097" calcext:value-type="float">
            <text:p>0.83810943365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7.nii.gz</text:p>
          </table:table-cell>
          <table:table-cell office:value-type="float" office:value="0.949436128139496" calcext:value-type="float">
            <text:p>0.949436128139496</text:p>
          </table:table-cell>
          <table:table-cell office:value-type="float" office:value="0.951528966426849" calcext:value-type="float">
            <text:p>0.951528966426849</text:p>
          </table:table-cell>
          <table:table-cell office:value-type="float" office:value="0.952355623245239" calcext:value-type="float">
            <text:p>0.952355623245239</text:p>
          </table:table-cell>
          <table:table-cell office:value-type="float" office:value="0.954179167747498" calcext:value-type="float">
            <text:p>0.954179167747498</text:p>
          </table:table-cell>
          <table:table-cell office:value-type="float" office:value="0.955167472362518" calcext:value-type="float">
            <text:p>0.955167472362518</text:p>
          </table:table-cell>
          <table:table-cell office:value-type="float" office:value="0.955386877059936" calcext:value-type="float">
            <text:p>0.955386877059936</text:p>
          </table:table-cell>
          <table:table-cell office:value-type="float" office:value="0.956005036830902" calcext:value-type="float">
            <text:p>0.956005036830902</text:p>
          </table:table-cell>
          <table:table-cell office:value-type="float" office:value="0.956287503242493" calcext:value-type="float">
            <text:p>0.956287503242493</text:p>
          </table:table-cell>
          <table:table-cell office:value-type="float" office:value="0.956282556056976" calcext:value-type="float">
            <text:p>0.956282556056976</text:p>
          </table:table-cell>
          <table:table-cell office:value-type="float" office:value="0.956224262714386" calcext:value-type="float">
            <text:p>0.956224262714386</text:p>
          </table:table-cell>
          <table:table-cell office:value-type="float" office:value="0.956328630447388" calcext:value-type="float">
            <text:p>0.956328630447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3.nii.gz</text:p>
          </table:table-cell>
          <table:table-cell office:value-type="float" office:value="0.91986608505249" calcext:value-type="float">
            <text:p>0.91986608505249</text:p>
          </table:table-cell>
          <table:table-cell office:value-type="float" office:value="0.921120226383209" calcext:value-type="float">
            <text:p>0.921120226383209</text:p>
          </table:table-cell>
          <table:table-cell office:value-type="float" office:value="0.921716570854187" calcext:value-type="float">
            <text:p>0.921716570854187</text:p>
          </table:table-cell>
          <table:table-cell office:value-type="float" office:value="0.921631932258606" calcext:value-type="float">
            <text:p>0.921631932258606</text:p>
          </table:table-cell>
          <table:table-cell office:value-type="float" office:value="0.923132479190826" calcext:value-type="float">
            <text:p>0.923132479190826</text:p>
          </table:table-cell>
          <table:table-cell office:value-type="float" office:value="0.922946095466614" calcext:value-type="float">
            <text:p>0.922946095466614</text:p>
          </table:table-cell>
          <table:table-cell office:value-type="float" office:value="0.923004865646362" calcext:value-type="float">
            <text:p>0.923004865646362</text:p>
          </table:table-cell>
          <table:table-cell office:value-type="float" office:value="0.923250436782837" calcext:value-type="float">
            <text:p>0.923250436782837</text:p>
          </table:table-cell>
          <table:table-cell office:value-type="float" office:value="0.923627257347107" calcext:value-type="float">
            <text:p>0.923627257347107</text:p>
          </table:table-cell>
          <table:table-cell office:value-type="float" office:value="0.924798429012299" calcext:value-type="float">
            <text:p>0.924798429012299</text:p>
          </table:table-cell>
          <table:table-cell office:value-type="float" office:value="0.92473578453064" calcext:value-type="float">
            <text:p>0.92473578453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63.nii.gz</text:p>
          </table:table-cell>
          <table:table-cell office:value-type="float" office:value="0.927378058433533" calcext:value-type="float">
            <text:p>0.927378058433533</text:p>
          </table:table-cell>
          <table:table-cell office:value-type="float" office:value="0.930603206157684" calcext:value-type="float">
            <text:p>0.930603206157684</text:p>
          </table:table-cell>
          <table:table-cell office:value-type="float" office:value="0.931320369243622" calcext:value-type="float">
            <text:p>0.931320369243622</text:p>
          </table:table-cell>
          <table:table-cell office:value-type="float" office:value="0.931828141212463" calcext:value-type="float">
            <text:p>0.931828141212463</text:p>
          </table:table-cell>
          <table:table-cell office:value-type="float" office:value="0.932801783084869" calcext:value-type="float">
            <text:p>0.932801783084869</text:p>
          </table:table-cell>
          <table:table-cell office:value-type="float" office:value="0.933576822280884" calcext:value-type="float">
            <text:p>0.933576822280884</text:p>
          </table:table-cell>
          <table:table-cell office:value-type="float" office:value="0.934366881847382" calcext:value-type="float">
            <text:p>0.934366881847382</text:p>
          </table:table-cell>
          <table:table-cell office:value-type="float" office:value="0.934907615184784" calcext:value-type="float">
            <text:p>0.934907615184784</text:p>
          </table:table-cell>
          <table:table-cell office:value-type="float" office:value="0.934704661369324" calcext:value-type="float">
            <text:p>0.934704661369324</text:p>
          </table:table-cell>
          <table:table-cell office:value-type="float" office:value="0.934664845466614" calcext:value-type="float">
            <text:p>0.934664845466614</text:p>
          </table:table-cell>
          <table:table-cell office:value-type="float" office:value="0.936866700649262" calcext:value-type="float">
            <text:p>0.936866700649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60.nii.gz</text:p>
          </table:table-cell>
          <table:table-cell office:value-type="float" office:value="0.947244942188263" calcext:value-type="float">
            <text:p>0.947244942188263</text:p>
          </table:table-cell>
          <table:table-cell office:value-type="float" office:value="0.949907481670379" calcext:value-type="float">
            <text:p>0.949907481670379</text:p>
          </table:table-cell>
          <table:table-cell office:value-type="float" office:value="0.95141863822937" calcext:value-type="float">
            <text:p>0.95141863822937</text:p>
          </table:table-cell>
          <table:table-cell office:value-type="float" office:value="0.952032923698425" calcext:value-type="float">
            <text:p>0.952032923698425</text:p>
          </table:table-cell>
          <table:table-cell office:value-type="float" office:value="0.954831302165985" calcext:value-type="float">
            <text:p>0.954831302165985</text:p>
          </table:table-cell>
          <table:table-cell office:value-type="float" office:value="0.956405580043793" calcext:value-type="float">
            <text:p>0.956405580043793</text:p>
          </table:table-cell>
          <table:table-cell office:value-type="float" office:value="0.956557631492615" calcext:value-type="float">
            <text:p>0.956557631492615</text:p>
          </table:table-cell>
          <table:table-cell office:value-type="float" office:value="0.957007348537445" calcext:value-type="float">
            <text:p>0.957007348537445</text:p>
          </table:table-cell>
          <table:table-cell office:value-type="float" office:value="0.957217752933502" calcext:value-type="float">
            <text:p>0.957217752933502</text:p>
          </table:table-cell>
          <table:table-cell office:value-type="float" office:value="0.958303689956665" calcext:value-type="float">
            <text:p>0.958303689956665</text:p>
          </table:table-cell>
          <table:table-cell office:value-type="float" office:value="0.958201467990875" calcext:value-type="float">
            <text:p>0.958201467990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07.nii.gz</text:p>
          </table:table-cell>
          <table:table-cell office:value-type="float" office:value="0.884674668312073" calcext:value-type="float">
            <text:p>0.884674668312073</text:p>
          </table:table-cell>
          <table:table-cell office:value-type="float" office:value="0.884329080581665" calcext:value-type="float">
            <text:p>0.884329080581665</text:p>
          </table:table-cell>
          <table:table-cell office:value-type="float" office:value="0.884501159191132" calcext:value-type="float">
            <text:p>0.884501159191132</text:p>
          </table:table-cell>
          <table:table-cell office:value-type="float" office:value="0.884515941143036" calcext:value-type="float">
            <text:p>0.884515941143036</text:p>
          </table:table-cell>
          <table:table-cell office:value-type="float" office:value="0.884342193603516" calcext:value-type="float">
            <text:p>0.884342193603516</text:p>
          </table:table-cell>
          <table:table-cell office:value-type="float" office:value="0.884651005268097" calcext:value-type="float">
            <text:p>0.884651005268097</text:p>
          </table:table-cell>
          <table:table-cell office:value-type="float" office:value="0.885133326053619" calcext:value-type="float">
            <text:p>0.885133326053619</text:p>
          </table:table-cell>
          <table:table-cell office:value-type="float" office:value="0.885063707828522" calcext:value-type="float">
            <text:p>0.885063707828522</text:p>
          </table:table-cell>
          <table:table-cell office:value-type="float" office:value="0.885088980197907" calcext:value-type="float">
            <text:p>0.885088980197907</text:p>
          </table:table-cell>
          <table:table-cell office:value-type="float" office:value="0.884847104549408" calcext:value-type="float">
            <text:p>0.884847104549408</text:p>
          </table:table-cell>
          <table:table-cell office:value-type="float" office:value="0.885286390781403" calcext:value-type="float">
            <text:p>0.885286390781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06.nii.gz</text:p>
          </table:table-cell>
          <table:table-cell office:value-type="float" office:value="0.844316840171814" calcext:value-type="float">
            <text:p>0.844316840171814</text:p>
          </table:table-cell>
          <table:table-cell office:value-type="float" office:value="0.847046554088593" calcext:value-type="float">
            <text:p>0.847046554088593</text:p>
          </table:table-cell>
          <table:table-cell office:value-type="float" office:value="0.842866539955139" calcext:value-type="float">
            <text:p>0.842866539955139</text:p>
          </table:table-cell>
          <table:table-cell office:value-type="float" office:value="0.848858594894409" calcext:value-type="float">
            <text:p>0.848858594894409</text:p>
          </table:table-cell>
          <table:table-cell office:value-type="float" office:value="0.865683257579803" calcext:value-type="float">
            <text:p>0.865683257579803</text:p>
          </table:table-cell>
          <table:table-cell office:value-type="float" office:value="0.865795254707336" calcext:value-type="float">
            <text:p>0.865795254707336</text:p>
          </table:table-cell>
          <table:table-cell office:value-type="float" office:value="0.857404232025147" calcext:value-type="float">
            <text:p>0.857404232025147</text:p>
          </table:table-cell>
          <table:table-cell office:value-type="float" office:value="0.846051931381226" calcext:value-type="float">
            <text:p>0.846051931381226</text:p>
          </table:table-cell>
          <table:table-cell office:value-type="float" office:value="0.841094076633453" calcext:value-type="float">
            <text:p>0.841094076633453</text:p>
          </table:table-cell>
          <table:table-cell office:value-type="float" office:value="0.855074346065521" calcext:value-type="float">
            <text:p>0.855074346065521</text:p>
          </table:table-cell>
          <table:table-cell office:value-type="float" office:value="0.852052271366119" calcext:value-type="float">
            <text:p>0.852052271366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35.nii.gz</text:p>
          </table:table-cell>
          <table:table-cell office:value-type="float" office:value="0.933233380317688" calcext:value-type="float">
            <text:p>0.933233380317688</text:p>
          </table:table-cell>
          <table:table-cell office:value-type="float" office:value="0.934542238712311" calcext:value-type="float">
            <text:p>0.934542238712311</text:p>
          </table:table-cell>
          <table:table-cell office:value-type="float" office:value="0.934734344482422" calcext:value-type="float">
            <text:p>0.934734344482422</text:p>
          </table:table-cell>
          <table:table-cell office:value-type="float" office:value="0.935492277145386" calcext:value-type="float">
            <text:p>0.935492277145386</text:p>
          </table:table-cell>
          <table:table-cell office:value-type="float" office:value="0.936141014099121" calcext:value-type="float">
            <text:p>0.936141014099121</text:p>
          </table:table-cell>
          <table:table-cell office:value-type="float" office:value="0.936747670173645" calcext:value-type="float">
            <text:p>0.936747670173645</text:p>
          </table:table-cell>
          <table:table-cell office:value-type="float" office:value="0.936807096004486" calcext:value-type="float">
            <text:p>0.936807096004486</text:p>
          </table:table-cell>
          <table:table-cell office:value-type="float" office:value="0.937899529933929" calcext:value-type="float">
            <text:p>0.937899529933929</text:p>
          </table:table-cell>
          <table:table-cell office:value-type="float" office:value="0.938499689102173" calcext:value-type="float">
            <text:p>0.938499689102173</text:p>
          </table:table-cell>
          <table:table-cell office:value-type="float" office:value="0.93897819519043" calcext:value-type="float">
            <text:p>0.93897819519043</text:p>
          </table:table-cell>
          <table:table-cell office:value-type="float" office:value="0.939696848392487" calcext:value-type="float">
            <text:p>0.939696848392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44.nii.gz</text:p>
          </table:table-cell>
          <table:table-cell office:value-type="float" office:value="0.951184570789337" calcext:value-type="float">
            <text:p>0.951184570789337</text:p>
          </table:table-cell>
          <table:table-cell office:value-type="float" office:value="0.953615427017212" calcext:value-type="float">
            <text:p>0.953615427017212</text:p>
          </table:table-cell>
          <table:table-cell office:value-type="float" office:value="0.95490151643753" calcext:value-type="float">
            <text:p>0.95490151643753</text:p>
          </table:table-cell>
          <table:table-cell office:value-type="float" office:value="0.955347180366516" calcext:value-type="float">
            <text:p>0.955347180366516</text:p>
          </table:table-cell>
          <table:table-cell office:value-type="float" office:value="0.955914556980133" calcext:value-type="float">
            <text:p>0.955914556980133</text:p>
          </table:table-cell>
          <table:table-cell office:value-type="float" office:value="0.956112146377564" calcext:value-type="float">
            <text:p>0.956112146377564</text:p>
          </table:table-cell>
          <table:table-cell office:value-type="float" office:value="0.957639813423157" calcext:value-type="float">
            <text:p>0.957639813423157</text:p>
          </table:table-cell>
          <table:table-cell office:value-type="float" office:value="0.958179175853729" calcext:value-type="float">
            <text:p>0.958179175853729</text:p>
          </table:table-cell>
          <table:table-cell office:value-type="float" office:value="0.959351122379303" calcext:value-type="float">
            <text:p>0.959351122379303</text:p>
          </table:table-cell>
          <table:table-cell office:value-type="float" office:value="0.959715187549591" calcext:value-type="float">
            <text:p>0.959715187549591</text:p>
          </table:table-cell>
          <table:table-cell office:value-type="float" office:value="0.959872484207153" calcext:value-type="float">
            <text:p>0.959872484207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95.nii.gz</text:p>
          </table:table-cell>
          <table:table-cell office:value-type="float" office:value="0.966940760612488" calcext:value-type="float">
            <text:p>0.966940760612488</text:p>
          </table:table-cell>
          <table:table-cell office:value-type="float" office:value="0.967912554740906" calcext:value-type="float">
            <text:p>0.967912554740906</text:p>
          </table:table-cell>
          <table:table-cell office:value-type="float" office:value="0.96827620267868" calcext:value-type="float">
            <text:p>0.96827620267868</text:p>
          </table:table-cell>
          <table:table-cell office:value-type="float" office:value="0.968308687210083" calcext:value-type="float">
            <text:p>0.968308687210083</text:p>
          </table:table-cell>
          <table:table-cell office:value-type="float" office:value="0.968947649002075" calcext:value-type="float">
            <text:p>0.968947649002075</text:p>
          </table:table-cell>
          <table:table-cell office:value-type="float" office:value="0.968657851219177" calcext:value-type="float">
            <text:p>0.968657851219177</text:p>
          </table:table-cell>
          <table:table-cell office:value-type="float" office:value="0.968595445156097" calcext:value-type="float">
            <text:p>0.968595445156097</text:p>
          </table:table-cell>
          <table:table-cell office:value-type="float" office:value="0.96886283159256" calcext:value-type="float">
            <text:p>0.96886283159256</text:p>
          </table:table-cell>
          <table:table-cell office:value-type="float" office:value="0.969026684761047" calcext:value-type="float">
            <text:p>0.969026684761047</text:p>
          </table:table-cell>
          <table:table-cell office:value-type="float" office:value="0.968783915042877" calcext:value-type="float">
            <text:p>0.968783915042877</text:p>
          </table:table-cell>
          <table:table-cell office:value-type="float" office:value="0.968331634998322" calcext:value-type="float">
            <text:p>0.968331634998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48.nii.gz</text:p>
          </table:table-cell>
          <table:table-cell office:value-type="float" office:value="0.801379501819611" calcext:value-type="float">
            <text:p>0.801379501819611</text:p>
          </table:table-cell>
          <table:table-cell office:value-type="float" office:value="0.803359746932983" calcext:value-type="float">
            <text:p>0.803359746932983</text:p>
          </table:table-cell>
          <table:table-cell office:value-type="float" office:value="0.80362206697464" calcext:value-type="float">
            <text:p>0.80362206697464</text:p>
          </table:table-cell>
          <table:table-cell office:value-type="float" office:value="0.803606748580933" calcext:value-type="float">
            <text:p>0.803606748580933</text:p>
          </table:table-cell>
          <table:table-cell office:value-type="float" office:value="0.804309964179993" calcext:value-type="float">
            <text:p>0.804309964179993</text:p>
          </table:table-cell>
          <table:table-cell office:value-type="float" office:value="0.807534039020538" calcext:value-type="float">
            <text:p>0.807534039020538</text:p>
          </table:table-cell>
          <table:table-cell office:value-type="float" office:value="0.808443129062653" calcext:value-type="float">
            <text:p>0.808443129062653</text:p>
          </table:table-cell>
          <table:table-cell office:value-type="float" office:value="0.807092905044556" calcext:value-type="float">
            <text:p>0.807092905044556</text:p>
          </table:table-cell>
          <table:table-cell office:value-type="float" office:value="0.807989180088043" calcext:value-type="float">
            <text:p>0.807989180088043</text:p>
          </table:table-cell>
          <table:table-cell office:value-type="float" office:value="0.806196570396423" calcext:value-type="float">
            <text:p>0.806196570396423</text:p>
          </table:table-cell>
          <table:table-cell office:value-type="float" office:value="0.806089758872986" calcext:value-type="float">
            <text:p>0.806089758872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2.nii.gz</text:p>
          </table:table-cell>
          <table:table-cell office:value-type="float" office:value="0.884859204292297" calcext:value-type="float">
            <text:p>0.884859204292297</text:p>
          </table:table-cell>
          <table:table-cell office:value-type="float" office:value="0.885671138763428" calcext:value-type="float">
            <text:p>0.885671138763428</text:p>
          </table:table-cell>
          <table:table-cell office:value-type="float" office:value="0.887370944023132" calcext:value-type="float">
            <text:p>0.887370944023132</text:p>
          </table:table-cell>
          <table:table-cell office:value-type="float" office:value="0.888228833675385" calcext:value-type="float">
            <text:p>0.888228833675385</text:p>
          </table:table-cell>
          <table:table-cell office:value-type="float" office:value="0.890387356281281" calcext:value-type="float">
            <text:p>0.890387356281281</text:p>
          </table:table-cell>
          <table:table-cell office:value-type="float" office:value="0.893104195594788" calcext:value-type="float">
            <text:p>0.893104195594788</text:p>
          </table:table-cell>
          <table:table-cell office:value-type="float" office:value="0.893246650695801" calcext:value-type="float">
            <text:p>0.893246650695801</text:p>
          </table:table-cell>
          <table:table-cell office:value-type="float" office:value="0.894347369670868" calcext:value-type="float">
            <text:p>0.894347369670868</text:p>
          </table:table-cell>
          <table:table-cell office:value-type="float" office:value="0.895199060440064" calcext:value-type="float">
            <text:p>0.895199060440064</text:p>
          </table:table-cell>
          <table:table-cell office:value-type="float" office:value="0.895102679729462" calcext:value-type="float">
            <text:p>0.895102679729462</text:p>
          </table:table-cell>
          <table:table-cell office:value-type="float" office:value="0.89498633146286" calcext:value-type="float">
            <text:p>0.89498633146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7.nii.gz</text:p>
          </table:table-cell>
          <table:table-cell office:value-type="float" office:value="0.941769123077393" calcext:value-type="float">
            <text:p>0.941769123077393</text:p>
          </table:table-cell>
          <table:table-cell office:value-type="float" office:value="0.941937386989594" calcext:value-type="float">
            <text:p>0.941937386989594</text:p>
          </table:table-cell>
          <table:table-cell office:value-type="float" office:value="0.943344056606293" calcext:value-type="float">
            <text:p>0.943344056606293</text:p>
          </table:table-cell>
          <table:table-cell office:value-type="float" office:value="0.944776773452759" calcext:value-type="float">
            <text:p>0.944776773452759</text:p>
          </table:table-cell>
          <table:table-cell office:value-type="float" office:value="0.945087552070618" calcext:value-type="float">
            <text:p>0.945087552070618</text:p>
          </table:table-cell>
          <table:table-cell office:value-type="float" office:value="0.946627676486969" calcext:value-type="float">
            <text:p>0.946627676486969</text:p>
          </table:table-cell>
          <table:table-cell office:value-type="float" office:value="0.947269141674041" calcext:value-type="float">
            <text:p>0.947269141674041</text:p>
          </table:table-cell>
          <table:table-cell office:value-type="float" office:value="0.947488784790039" calcext:value-type="float">
            <text:p>0.947488784790039</text:p>
          </table:table-cell>
          <table:table-cell office:value-type="float" office:value="0.94785076379776" calcext:value-type="float">
            <text:p>0.94785076379776</text:p>
          </table:table-cell>
          <table:table-cell office:value-type="float" office:value="0.948553204536438" calcext:value-type="float">
            <text:p>0.948553204536438</text:p>
          </table:table-cell>
          <table:table-cell office:value-type="float" office:value="0.949760794639587" calcext:value-type="float">
            <text:p>0.949760794639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90.nii.gz</text:p>
          </table:table-cell>
          <table:table-cell office:value-type="float" office:value="0.950563967227936" calcext:value-type="float">
            <text:p>0.950563967227936</text:p>
          </table:table-cell>
          <table:table-cell office:value-type="float" office:value="0.95328676700592" calcext:value-type="float">
            <text:p>0.95328676700592</text:p>
          </table:table-cell>
          <table:table-cell office:value-type="float" office:value="0.956385433673858" calcext:value-type="float">
            <text:p>0.956385433673858</text:p>
          </table:table-cell>
          <table:table-cell office:value-type="float" office:value="0.958038866519928" calcext:value-type="float">
            <text:p>0.958038866519928</text:p>
          </table:table-cell>
          <table:table-cell office:value-type="float" office:value="0.958149671554565" calcext:value-type="float">
            <text:p>0.958149671554565</text:p>
          </table:table-cell>
          <table:table-cell office:value-type="float" office:value="0.957878947257996" calcext:value-type="float">
            <text:p>0.957878947257996</text:p>
          </table:table-cell>
          <table:table-cell office:value-type="float" office:value="0.958172738552094" calcext:value-type="float">
            <text:p>0.958172738552094</text:p>
          </table:table-cell>
          <table:table-cell office:value-type="float" office:value="0.959457814693451" calcext:value-type="float">
            <text:p>0.959457814693451</text:p>
          </table:table-cell>
          <table:table-cell office:value-type="float" office:value="0.961156010627747" calcext:value-type="float">
            <text:p>0.961156010627747</text:p>
          </table:table-cell>
          <table:table-cell office:value-type="float" office:value="0.961811602115631" calcext:value-type="float">
            <text:p>0.961811602115631</text:p>
          </table:table-cell>
          <table:table-cell office:value-type="float" office:value="0.962779343128204" calcext:value-type="float">
            <text:p>0.962779343128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21.nii.gz</text:p>
          </table:table-cell>
          <table:table-cell office:value-type="float" office:value="0.795355558395386" calcext:value-type="float">
            <text:p>0.795355558395386</text:p>
          </table:table-cell>
          <table:table-cell office:value-type="float" office:value="0.801372349262237" calcext:value-type="float">
            <text:p>0.801372349262237</text:p>
          </table:table-cell>
          <table:table-cell office:value-type="float" office:value="0.808495163917542" calcext:value-type="float">
            <text:p>0.808495163917542</text:p>
          </table:table-cell>
          <table:table-cell office:value-type="float" office:value="0.812680125236511" calcext:value-type="float">
            <text:p>0.812680125236511</text:p>
          </table:table-cell>
          <table:table-cell office:value-type="float" office:value="0.81217360496521" calcext:value-type="float">
            <text:p>0.81217360496521</text:p>
          </table:table-cell>
          <table:table-cell office:value-type="float" office:value="0.816488862037659" calcext:value-type="float">
            <text:p>0.816488862037659</text:p>
          </table:table-cell>
          <table:table-cell office:value-type="float" office:value="0.8217893242836" calcext:value-type="float">
            <text:p>0.8217893242836</text:p>
          </table:table-cell>
          <table:table-cell office:value-type="float" office:value="0.827896893024445" calcext:value-type="float">
            <text:p>0.827896893024445</text:p>
          </table:table-cell>
          <table:table-cell office:value-type="float" office:value="0.828540623188019" calcext:value-type="float">
            <text:p>0.828540623188019</text:p>
          </table:table-cell>
          <table:table-cell office:value-type="float" office:value="0.829285860061646" calcext:value-type="float">
            <text:p>0.829285860061646</text:p>
          </table:table-cell>
          <table:table-cell office:value-type="float" office:value="0.828916549682617" calcext:value-type="float">
            <text:p>0.828916549682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24.nii.gz</text:p>
          </table:table-cell>
          <table:table-cell office:value-type="float" office:value="0.89819210767746" calcext:value-type="float">
            <text:p>0.89819210767746</text:p>
          </table:table-cell>
          <table:table-cell office:value-type="float" office:value="0.899324059486389" calcext:value-type="float">
            <text:p>0.899324059486389</text:p>
          </table:table-cell>
          <table:table-cell office:value-type="float" office:value="0.898648321628571" calcext:value-type="float">
            <text:p>0.898648321628571</text:p>
          </table:table-cell>
          <table:table-cell office:value-type="float" office:value="0.899169504642487" calcext:value-type="float">
            <text:p>0.899169504642487</text:p>
          </table:table-cell>
          <table:table-cell office:value-type="float" office:value="0.899254858493805" calcext:value-type="float">
            <text:p>0.899254858493805</text:p>
          </table:table-cell>
          <table:table-cell office:value-type="float" office:value="0.900184094905853" calcext:value-type="float">
            <text:p>0.900184094905853</text:p>
          </table:table-cell>
          <table:table-cell office:value-type="float" office:value="0.900086998939514" calcext:value-type="float">
            <text:p>0.900086998939514</text:p>
          </table:table-cell>
          <table:table-cell office:value-type="float" office:value="0.89613938331604" calcext:value-type="float">
            <text:p>0.89613938331604</text:p>
          </table:table-cell>
          <table:table-cell office:value-type="float" office:value="0.894176065921783" calcext:value-type="float">
            <text:p>0.894176065921783</text:p>
          </table:table-cell>
          <table:table-cell office:value-type="float" office:value="0.898230791091919" calcext:value-type="float">
            <text:p>0.898230791091919</text:p>
          </table:table-cell>
          <table:table-cell office:value-type="float" office:value="0.900345385074616" calcext:value-type="float">
            <text:p>0.900345385074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66.nii.gz</text:p>
          </table:table-cell>
          <table:table-cell office:value-type="float" office:value="0.917604029178619" calcext:value-type="float">
            <text:p>0.917604029178619</text:p>
          </table:table-cell>
          <table:table-cell office:value-type="float" office:value="0.918644964694977" calcext:value-type="float">
            <text:p>0.918644964694977</text:p>
          </table:table-cell>
          <table:table-cell office:value-type="float" office:value="0.920296669006348" calcext:value-type="float">
            <text:p>0.920296669006348</text:p>
          </table:table-cell>
          <table:table-cell office:value-type="float" office:value="0.921824872493744" calcext:value-type="float">
            <text:p>0.921824872493744</text:p>
          </table:table-cell>
          <table:table-cell office:value-type="float" office:value="0.923312187194824" calcext:value-type="float">
            <text:p>0.923312187194824</text:p>
          </table:table-cell>
          <table:table-cell office:value-type="float" office:value="0.924060583114624" calcext:value-type="float">
            <text:p>0.924060583114624</text:p>
          </table:table-cell>
          <table:table-cell office:value-type="float" office:value="0.925308763980866" calcext:value-type="float">
            <text:p>0.925308763980866</text:p>
          </table:table-cell>
          <table:table-cell office:value-type="float" office:value="0.926879048347473" calcext:value-type="float">
            <text:p>0.926879048347473</text:p>
          </table:table-cell>
          <table:table-cell office:value-type="float" office:value="0.928248822689056" calcext:value-type="float">
            <text:p>0.928248822689056</text:p>
          </table:table-cell>
          <table:table-cell office:value-type="float" office:value="0.928866028785706" calcext:value-type="float">
            <text:p>0.928866028785706</text:p>
          </table:table-cell>
          <table:table-cell office:value-type="float" office:value="0.929568588733673" calcext:value-type="float">
            <text:p>0.929568588733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28.nii.gz</text:p>
          </table:table-cell>
          <table:table-cell office:value-type="float" office:value="0.893396496772766" calcext:value-type="float">
            <text:p>0.893396496772766</text:p>
          </table:table-cell>
          <table:table-cell office:value-type="float" office:value="0.894908249378204" calcext:value-type="float">
            <text:p>0.894908249378204</text:p>
          </table:table-cell>
          <table:table-cell office:value-type="float" office:value="0.897595703601837" calcext:value-type="float">
            <text:p>0.897595703601837</text:p>
          </table:table-cell>
          <table:table-cell office:value-type="float" office:value="0.89766126871109" calcext:value-type="float">
            <text:p>0.89766126871109</text:p>
          </table:table-cell>
          <table:table-cell office:value-type="float" office:value="0.897916674613953" calcext:value-type="float">
            <text:p>0.897916674613953</text:p>
          </table:table-cell>
          <table:table-cell office:value-type="float" office:value="0.902976214885712" calcext:value-type="float">
            <text:p>0.902976214885712</text:p>
          </table:table-cell>
          <table:table-cell office:value-type="float" office:value="0.906003296375275" calcext:value-type="float">
            <text:p>0.906003296375275</text:p>
          </table:table-cell>
          <table:table-cell office:value-type="float" office:value="0.905046284198761" calcext:value-type="float">
            <text:p>0.905046284198761</text:p>
          </table:table-cell>
          <table:table-cell office:value-type="float" office:value="0.90835702419281" calcext:value-type="float">
            <text:p>0.90835702419281</text:p>
          </table:table-cell>
          <table:table-cell office:value-type="float" office:value="0.909281730651856" calcext:value-type="float">
            <text:p>0.909281730651856</text:p>
          </table:table-cell>
          <table:table-cell office:value-type="float" office:value="0.909309327602386" calcext:value-type="float">
            <text:p>0.909309327602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5.nii.gz</text:p>
          </table:table-cell>
          <table:table-cell office:value-type="float" office:value="0.863999426364899" calcext:value-type="float">
            <text:p>0.863999426364899</text:p>
          </table:table-cell>
          <table:table-cell office:value-type="float" office:value="0.869799792766571" calcext:value-type="float">
            <text:p>0.869799792766571</text:p>
          </table:table-cell>
          <table:table-cell office:value-type="float" office:value="0.872970998287201" calcext:value-type="float">
            <text:p>0.872970998287201</text:p>
          </table:table-cell>
          <table:table-cell office:value-type="float" office:value="0.872146010398865" calcext:value-type="float">
            <text:p>0.872146010398865</text:p>
          </table:table-cell>
          <table:table-cell office:value-type="float" office:value="0.876553177833557" calcext:value-type="float">
            <text:p>0.876553177833557</text:p>
          </table:table-cell>
          <table:table-cell office:value-type="float" office:value="0.877618670463562" calcext:value-type="float">
            <text:p>0.877618670463562</text:p>
          </table:table-cell>
          <table:table-cell office:value-type="float" office:value="0.87808746099472" calcext:value-type="float">
            <text:p>0.87808746099472</text:p>
          </table:table-cell>
          <table:table-cell office:value-type="float" office:value="0.880097031593323" calcext:value-type="float">
            <text:p>0.880097031593323</text:p>
          </table:table-cell>
          <table:table-cell office:value-type="float" office:value="0.880332171916962" calcext:value-type="float">
            <text:p>0.880332171916962</text:p>
          </table:table-cell>
          <table:table-cell office:value-type="float" office:value="0.881880760192871" calcext:value-type="float">
            <text:p>0.881880760192871</text:p>
          </table:table-cell>
          <table:table-cell office:value-type="float" office:value="0.882997572422028" calcext:value-type="float">
            <text:p>0.882997572422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90.nii.gz</text:p>
          </table:table-cell>
          <table:table-cell office:value-type="float" office:value="0.908650755882263" calcext:value-type="float">
            <text:p>0.908650755882263</text:p>
          </table:table-cell>
          <table:table-cell office:value-type="float" office:value="0.909545302391052" calcext:value-type="float">
            <text:p>0.909545302391052</text:p>
          </table:table-cell>
          <table:table-cell office:value-type="float" office:value="0.909736812114716" calcext:value-type="float">
            <text:p>0.909736812114716</text:p>
          </table:table-cell>
          <table:table-cell office:value-type="float" office:value="0.910617709159851" calcext:value-type="float">
            <text:p>0.910617709159851</text:p>
          </table:table-cell>
          <table:table-cell office:value-type="float" office:value="0.910559892654419" calcext:value-type="float">
            <text:p>0.910559892654419</text:p>
          </table:table-cell>
          <table:table-cell office:value-type="float" office:value="0.91012054681778" calcext:value-type="float">
            <text:p>0.91012054681778</text:p>
          </table:table-cell>
          <table:table-cell office:value-type="float" office:value="0.910900712013245" calcext:value-type="float">
            <text:p>0.910900712013245</text:p>
          </table:table-cell>
          <table:table-cell office:value-type="float" office:value="0.910299003124237" calcext:value-type="float">
            <text:p>0.910299003124237</text:p>
          </table:table-cell>
          <table:table-cell office:value-type="float" office:value="0.910876631736755" calcext:value-type="float">
            <text:p>0.910876631736755</text:p>
          </table:table-cell>
          <table:table-cell office:value-type="float" office:value="0.911055147647858" calcext:value-type="float">
            <text:p>0.911055147647858</text:p>
          </table:table-cell>
          <table:table-cell office:value-type="float" office:value="0.910422265529633" calcext:value-type="float">
            <text:p>0.910422265529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59.nii.gz</text:p>
          </table:table-cell>
          <table:table-cell office:value-type="float" office:value="0.793731391429901" calcext:value-type="float">
            <text:p>0.793731391429901</text:p>
          </table:table-cell>
          <table:table-cell office:value-type="float" office:value="0.798733294010162" calcext:value-type="float">
            <text:p>0.798733294010162</text:p>
          </table:table-cell>
          <table:table-cell office:value-type="float" office:value="0.803080201148987" calcext:value-type="float">
            <text:p>0.803080201148987</text:p>
          </table:table-cell>
          <table:table-cell office:value-type="float" office:value="0.80299323797226" calcext:value-type="float">
            <text:p>0.80299323797226</text:p>
          </table:table-cell>
          <table:table-cell office:value-type="float" office:value="0.799254298210144" calcext:value-type="float">
            <text:p>0.799254298210144</text:p>
          </table:table-cell>
          <table:table-cell office:value-type="float" office:value="0.80249947309494" calcext:value-type="float">
            <text:p>0.80249947309494</text:p>
          </table:table-cell>
          <table:table-cell office:value-type="float" office:value="0.802878201007843" calcext:value-type="float">
            <text:p>0.802878201007843</text:p>
          </table:table-cell>
          <table:table-cell office:value-type="float" office:value="0.801356434822083" calcext:value-type="float">
            <text:p>0.801356434822083</text:p>
          </table:table-cell>
          <table:table-cell office:value-type="float" office:value="0.796678781509399" calcext:value-type="float">
            <text:p>0.796678781509399</text:p>
          </table:table-cell>
          <table:table-cell office:value-type="float" office:value="0.799610733985901" calcext:value-type="float">
            <text:p>0.799610733985901</text:p>
          </table:table-cell>
          <table:table-cell office:value-type="float" office:value="0.802223026752472" calcext:value-type="float">
            <text:p>0.802223026752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51.nii.gz</text:p>
          </table:table-cell>
          <table:table-cell office:value-type="float" office:value="0.835502207279205" calcext:value-type="float">
            <text:p>0.835502207279205</text:p>
          </table:table-cell>
          <table:table-cell office:value-type="float" office:value="0.835075259208679" calcext:value-type="float">
            <text:p>0.835075259208679</text:p>
          </table:table-cell>
          <table:table-cell office:value-type="float" office:value="0.83422201871872" calcext:value-type="float">
            <text:p>0.83422201871872</text:p>
          </table:table-cell>
          <table:table-cell office:value-type="float" office:value="0.833124339580536" calcext:value-type="float">
            <text:p>0.833124339580536</text:p>
          </table:table-cell>
          <table:table-cell office:value-type="float" office:value="0.832955658435822" calcext:value-type="float">
            <text:p>0.832955658435822</text:p>
          </table:table-cell>
          <table:table-cell office:value-type="float" office:value="0.83219301700592" calcext:value-type="float">
            <text:p>0.83219301700592</text:p>
          </table:table-cell>
          <table:table-cell office:value-type="float" office:value="0.83174729347229" calcext:value-type="float">
            <text:p>0.83174729347229</text:p>
          </table:table-cell>
          <table:table-cell office:value-type="float" office:value="0.831956565380096" calcext:value-type="float">
            <text:p>0.831956565380096</text:p>
          </table:table-cell>
          <table:table-cell office:value-type="float" office:value="0.832132160663605" calcext:value-type="float">
            <text:p>0.832132160663605</text:p>
          </table:table-cell>
          <table:table-cell office:value-type="float" office:value="0.832409262657166" calcext:value-type="float">
            <text:p>0.832409262657166</text:p>
          </table:table-cell>
          <table:table-cell office:value-type="float" office:value="0.833043396472931" calcext:value-type="float">
            <text:p>0.833043396472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4.nii.gz</text:p>
          </table:table-cell>
          <table:table-cell office:value-type="float" office:value="0.937253475189209" calcext:value-type="float">
            <text:p>0.937253475189209</text:p>
          </table:table-cell>
          <table:table-cell office:value-type="float" office:value="0.937659680843353" calcext:value-type="float">
            <text:p>0.937659680843353</text:p>
          </table:table-cell>
          <table:table-cell office:value-type="float" office:value="0.938794255256653" calcext:value-type="float">
            <text:p>0.938794255256653</text:p>
          </table:table-cell>
          <table:table-cell office:value-type="float" office:value="0.940015733242035" calcext:value-type="float">
            <text:p>0.940015733242035</text:p>
          </table:table-cell>
          <table:table-cell office:value-type="float" office:value="0.940292954444885" calcext:value-type="float">
            <text:p>0.940292954444885</text:p>
          </table:table-cell>
          <table:table-cell office:value-type="float" office:value="0.94029688835144" calcext:value-type="float">
            <text:p>0.94029688835144</text:p>
          </table:table-cell>
          <table:table-cell office:value-type="float" office:value="0.940982937812805" calcext:value-type="float">
            <text:p>0.940982937812805</text:p>
          </table:table-cell>
          <table:table-cell office:value-type="float" office:value="0.941483616828918" calcext:value-type="float">
            <text:p>0.941483616828918</text:p>
          </table:table-cell>
          <table:table-cell office:value-type="float" office:value="0.941109299659729" calcext:value-type="float">
            <text:p>0.941109299659729</text:p>
          </table:table-cell>
          <table:table-cell office:value-type="float" office:value="0.942015945911408" calcext:value-type="float">
            <text:p>0.942015945911408</text:p>
          </table:table-cell>
          <table:table-cell office:value-type="float" office:value="0.942219853401184" calcext:value-type="float">
            <text:p>0.942219853401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12.nii.gz</text:p>
          </table:table-cell>
          <table:table-cell office:value-type="float" office:value="0.96210652589798" calcext:value-type="float">
            <text:p>0.96210652589798</text:p>
          </table:table-cell>
          <table:table-cell office:value-type="float" office:value="0.963901460170746" calcext:value-type="float">
            <text:p>0.963901460170746</text:p>
          </table:table-cell>
          <table:table-cell office:value-type="float" office:value="0.965125560760498" calcext:value-type="float">
            <text:p>0.965125560760498</text:p>
          </table:table-cell>
          <table:table-cell office:value-type="float" office:value="0.965541422367096" calcext:value-type="float">
            <text:p>0.965541422367096</text:p>
          </table:table-cell>
          <table:table-cell office:value-type="float" office:value="0.966499507427216" calcext:value-type="float">
            <text:p>0.966499507427216</text:p>
          </table:table-cell>
          <table:table-cell office:value-type="float" office:value="0.966635823249817" calcext:value-type="float">
            <text:p>0.966635823249817</text:p>
          </table:table-cell>
          <table:table-cell office:value-type="float" office:value="0.967016816139221" calcext:value-type="float">
            <text:p>0.967016816139221</text:p>
          </table:table-cell>
          <table:table-cell office:value-type="float" office:value="0.96730899810791" calcext:value-type="float">
            <text:p>0.96730899810791</text:p>
          </table:table-cell>
          <table:table-cell office:value-type="float" office:value="0.967160165309906" calcext:value-type="float">
            <text:p>0.967160165309906</text:p>
          </table:table-cell>
          <table:table-cell office:value-type="float" office:value="0.967772901058197" calcext:value-type="float">
            <text:p>0.967772901058197</text:p>
          </table:table-cell>
          <table:table-cell office:value-type="float" office:value="0.968150436878204" calcext:value-type="float">
            <text:p>0.968150436878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8.nii.gz</text:p>
          </table:table-cell>
          <table:table-cell office:value-type="float" office:value="0.861353695392608" calcext:value-type="float">
            <text:p>0.861353695392608</text:p>
          </table:table-cell>
          <table:table-cell office:value-type="float" office:value="0.861510455608368" calcext:value-type="float">
            <text:p>0.861510455608368</text:p>
          </table:table-cell>
          <table:table-cell office:value-type="float" office:value="0.862073123455048" calcext:value-type="float">
            <text:p>0.862073123455048</text:p>
          </table:table-cell>
          <table:table-cell office:value-type="float" office:value="0.862599611282349" calcext:value-type="float">
            <text:p>0.862599611282349</text:p>
          </table:table-cell>
          <table:table-cell office:value-type="float" office:value="0.862654149532318" calcext:value-type="float">
            <text:p>0.862654149532318</text:p>
          </table:table-cell>
          <table:table-cell office:value-type="float" office:value="0.867104768753052" calcext:value-type="float">
            <text:p>0.867104768753052</text:p>
          </table:table-cell>
          <table:table-cell office:value-type="float" office:value="0.86718225479126" calcext:value-type="float">
            <text:p>0.86718225479126</text:p>
          </table:table-cell>
          <table:table-cell office:value-type="float" office:value="0.865000307559967" calcext:value-type="float">
            <text:p>0.865000307559967</text:p>
          </table:table-cell>
          <table:table-cell office:value-type="float" office:value="0.86686247587204" calcext:value-type="float">
            <text:p>0.86686247587204</text:p>
          </table:table-cell>
          <table:table-cell office:value-type="float" office:value="0.867673099040985" calcext:value-type="float">
            <text:p>0.867673099040985</text:p>
          </table:table-cell>
          <table:table-cell office:value-type="float" office:value="0.866634011268616" calcext:value-type="float">
            <text:p>0.866634011268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45.nii.gz</text:p>
          </table:table-cell>
          <table:table-cell office:value-type="float" office:value="0.938857436180115" calcext:value-type="float">
            <text:p>0.938857436180115</text:p>
          </table:table-cell>
          <table:table-cell office:value-type="float" office:value="0.941106915473938" calcext:value-type="float">
            <text:p>0.941106915473938</text:p>
          </table:table-cell>
          <table:table-cell office:value-type="float" office:value="0.941915571689606" calcext:value-type="float">
            <text:p>0.941915571689606</text:p>
          </table:table-cell>
          <table:table-cell office:value-type="float" office:value="0.942321360111237" calcext:value-type="float">
            <text:p>0.942321360111237</text:p>
          </table:table-cell>
          <table:table-cell office:value-type="float" office:value="0.944015204906464" calcext:value-type="float">
            <text:p>0.944015204906464</text:p>
          </table:table-cell>
          <table:table-cell office:value-type="float" office:value="0.944484174251556" calcext:value-type="float">
            <text:p>0.944484174251556</text:p>
          </table:table-cell>
          <table:table-cell office:value-type="float" office:value="0.947129726409912" calcext:value-type="float">
            <text:p>0.947129726409912</text:p>
          </table:table-cell>
          <table:table-cell office:value-type="float" office:value="0.947997629642487" calcext:value-type="float">
            <text:p>0.947997629642487</text:p>
          </table:table-cell>
          <table:table-cell office:value-type="float" office:value="0.947292745113373" calcext:value-type="float">
            <text:p>0.947292745113373</text:p>
          </table:table-cell>
          <table:table-cell office:value-type="float" office:value="0.948945343494415" calcext:value-type="float">
            <text:p>0.948945343494415</text:p>
          </table:table-cell>
          <table:table-cell office:value-type="float" office:value="0.947494864463806" calcext:value-type="float">
            <text:p>0.947494864463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38.nii.gz</text:p>
          </table:table-cell>
          <table:table-cell office:value-type="float" office:value="0.926674842834473" calcext:value-type="float">
            <text:p>0.926674842834473</text:p>
          </table:table-cell>
          <table:table-cell office:value-type="float" office:value="0.928217828273773" calcext:value-type="float">
            <text:p>0.928217828273773</text:p>
          </table:table-cell>
          <table:table-cell office:value-type="float" office:value="0.930100858211517" calcext:value-type="float">
            <text:p>0.930100858211517</text:p>
          </table:table-cell>
          <table:table-cell office:value-type="float" office:value="0.930562973022461" calcext:value-type="float">
            <text:p>0.930562973022461</text:p>
          </table:table-cell>
          <table:table-cell office:value-type="float" office:value="0.931487381458282" calcext:value-type="float">
            <text:p>0.931487381458282</text:p>
          </table:table-cell>
          <table:table-cell office:value-type="float" office:value="0.931506872177124" calcext:value-type="float">
            <text:p>0.931506872177124</text:p>
          </table:table-cell>
          <table:table-cell office:value-type="float" office:value="0.931292295455933" calcext:value-type="float">
            <text:p>0.931292295455933</text:p>
          </table:table-cell>
          <table:table-cell office:value-type="float" office:value="0.932242572307587" calcext:value-type="float">
            <text:p>0.932242572307587</text:p>
          </table:table-cell>
          <table:table-cell office:value-type="float" office:value="0.932052671909332" calcext:value-type="float">
            <text:p>0.932052671909332</text:p>
          </table:table-cell>
          <table:table-cell office:value-type="float" office:value="0.93143367767334" calcext:value-type="float">
            <text:p>0.93143367767334</text:p>
          </table:table-cell>
          <table:table-cell office:value-type="float" office:value="0.932644307613373" calcext:value-type="float">
            <text:p>0.932644307613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71.nii.gz</text:p>
          </table:table-cell>
          <table:table-cell office:value-type="float" office:value="0.942469775676727" calcext:value-type="float">
            <text:p>0.942469775676727</text:p>
          </table:table-cell>
          <table:table-cell office:value-type="float" office:value="0.942010641098022" calcext:value-type="float">
            <text:p>0.942010641098022</text:p>
          </table:table-cell>
          <table:table-cell office:value-type="float" office:value="0.942062795162201" calcext:value-type="float">
            <text:p>0.942062795162201</text:p>
          </table:table-cell>
          <table:table-cell office:value-type="float" office:value="0.941579461097717" calcext:value-type="float">
            <text:p>0.941579461097717</text:p>
          </table:table-cell>
          <table:table-cell office:value-type="float" office:value="0.942034065723419" calcext:value-type="float">
            <text:p>0.942034065723419</text:p>
          </table:table-cell>
          <table:table-cell office:value-type="float" office:value="0.941062808036804" calcext:value-type="float">
            <text:p>0.941062808036804</text:p>
          </table:table-cell>
          <table:table-cell office:value-type="float" office:value="0.941132843494415" calcext:value-type="float">
            <text:p>0.941132843494415</text:p>
          </table:table-cell>
          <table:table-cell office:value-type="float" office:value="0.941258907318115" calcext:value-type="float">
            <text:p>0.941258907318115</text:p>
          </table:table-cell>
          <table:table-cell office:value-type="float" office:value="0.941241919994354" calcext:value-type="float">
            <text:p>0.941241919994354</text:p>
          </table:table-cell>
          <table:table-cell office:value-type="float" office:value="0.939882338047028" calcext:value-type="float">
            <text:p>0.939882338047028</text:p>
          </table:table-cell>
          <table:table-cell office:value-type="float" office:value="0.939848065376282" calcext:value-type="float">
            <text:p>0.939848065376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24.nii.gz</text:p>
          </table:table-cell>
          <table:table-cell office:value-type="float" office:value="0.932143151760101" calcext:value-type="float">
            <text:p>0.932143151760101</text:p>
          </table:table-cell>
          <table:table-cell office:value-type="float" office:value="0.933241367340088" calcext:value-type="float">
            <text:p>0.933241367340088</text:p>
          </table:table-cell>
          <table:table-cell office:value-type="float" office:value="0.93422943353653" calcext:value-type="float">
            <text:p>0.93422943353653</text:p>
          </table:table-cell>
          <table:table-cell office:value-type="float" office:value="0.935517847537994" calcext:value-type="float">
            <text:p>0.935517847537994</text:p>
          </table:table-cell>
          <table:table-cell office:value-type="float" office:value="0.937446177005768" calcext:value-type="float">
            <text:p>0.937446177005768</text:p>
          </table:table-cell>
          <table:table-cell office:value-type="float" office:value="0.937425434589386" calcext:value-type="float">
            <text:p>0.937425434589386</text:p>
          </table:table-cell>
          <table:table-cell office:value-type="float" office:value="0.93884015083313" calcext:value-type="float">
            <text:p>0.93884015083313</text:p>
          </table:table-cell>
          <table:table-cell office:value-type="float" office:value="0.938910484313965" calcext:value-type="float">
            <text:p>0.938910484313965</text:p>
          </table:table-cell>
          <table:table-cell office:value-type="float" office:value="0.939470708370209" calcext:value-type="float">
            <text:p>0.939470708370209</text:p>
          </table:table-cell>
          <table:table-cell office:value-type="float" office:value="0.939608156681061" calcext:value-type="float">
            <text:p>0.939608156681061</text:p>
          </table:table-cell>
          <table:table-cell office:value-type="float" office:value="0.940298497676849" calcext:value-type="float">
            <text:p>0.940298497676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55.nii.gz</text:p>
          </table:table-cell>
          <table:table-cell office:value-type="float" office:value="0.967114210128784" calcext:value-type="float">
            <text:p>0.967114210128784</text:p>
          </table:table-cell>
          <table:table-cell office:value-type="float" office:value="0.969167292118072" calcext:value-type="float">
            <text:p>0.969167292118072</text:p>
          </table:table-cell>
          <table:table-cell office:value-type="float" office:value="0.970807790756226" calcext:value-type="float">
            <text:p>0.970807790756226</text:p>
          </table:table-cell>
          <table:table-cell office:value-type="float" office:value="0.970861554145813" calcext:value-type="float">
            <text:p>0.970861554145813</text:p>
          </table:table-cell>
          <table:table-cell office:value-type="float" office:value="0.971492826938629" calcext:value-type="float">
            <text:p>0.971492826938629</text:p>
          </table:table-cell>
          <table:table-cell office:value-type="float" office:value="0.971871137619019" calcext:value-type="float">
            <text:p>0.971871137619019</text:p>
          </table:table-cell>
          <table:table-cell office:value-type="float" office:value="0.971020102500916" calcext:value-type="float">
            <text:p>0.971020102500916</text:p>
          </table:table-cell>
          <table:table-cell office:value-type="float" office:value="0.970752000808716" calcext:value-type="float">
            <text:p>0.970752000808716</text:p>
          </table:table-cell>
          <table:table-cell office:value-type="float" office:value="0.970926523208618" calcext:value-type="float">
            <text:p>0.970926523208618</text:p>
          </table:table-cell>
          <table:table-cell office:value-type="float" office:value="0.97213488817215" calcext:value-type="float">
            <text:p>0.97213488817215</text:p>
          </table:table-cell>
          <table:table-cell office:value-type="float" office:value="0.972168207168579" calcext:value-type="float">
            <text:p>0.972168207168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6.nii.gz</text:p>
          </table:table-cell>
          <table:table-cell office:value-type="float" office:value="0.851224899291992" calcext:value-type="float">
            <text:p>0.851224899291992</text:p>
          </table:table-cell>
          <table:table-cell office:value-type="float" office:value="0.851862728595733" calcext:value-type="float">
            <text:p>0.851862728595733</text:p>
          </table:table-cell>
          <table:table-cell office:value-type="float" office:value="0.85252171754837" calcext:value-type="float">
            <text:p>0.85252171754837</text:p>
          </table:table-cell>
          <table:table-cell office:value-type="float" office:value="0.852954149246216" calcext:value-type="float">
            <text:p>0.852954149246216</text:p>
          </table:table-cell>
          <table:table-cell office:value-type="float" office:value="0.853228271007538" calcext:value-type="float">
            <text:p>0.853228271007538</text:p>
          </table:table-cell>
          <table:table-cell office:value-type="float" office:value="0.854111552238464" calcext:value-type="float">
            <text:p>0.854111552238464</text:p>
          </table:table-cell>
          <table:table-cell office:value-type="float" office:value="0.853622674942017" calcext:value-type="float">
            <text:p>0.853622674942017</text:p>
          </table:table-cell>
          <table:table-cell office:value-type="float" office:value="0.854930341243744" calcext:value-type="float">
            <text:p>0.854930341243744</text:p>
          </table:table-cell>
          <table:table-cell office:value-type="float" office:value="0.85540783405304" calcext:value-type="float">
            <text:p>0.85540783405304</text:p>
          </table:table-cell>
          <table:table-cell office:value-type="float" office:value="0.856367945671081" calcext:value-type="float">
            <text:p>0.856367945671081</text:p>
          </table:table-cell>
          <table:table-cell office:value-type="float" office:value="0.856881499290466" calcext:value-type="float">
            <text:p>0.856881499290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54.nii.gz</text:p>
          </table:table-cell>
          <table:table-cell office:value-type="float" office:value="0.829878330230713" calcext:value-type="float">
            <text:p>0.829878330230713</text:p>
          </table:table-cell>
          <table:table-cell office:value-type="float" office:value="0.833171486854553" calcext:value-type="float">
            <text:p>0.833171486854553</text:p>
          </table:table-cell>
          <table:table-cell office:value-type="float" office:value="0.833707213401794" calcext:value-type="float">
            <text:p>0.833707213401794</text:p>
          </table:table-cell>
          <table:table-cell office:value-type="float" office:value="0.833397209644318" calcext:value-type="float">
            <text:p>0.833397209644318</text:p>
          </table:table-cell>
          <table:table-cell office:value-type="float" office:value="0.836216807365418" calcext:value-type="float">
            <text:p>0.836216807365418</text:p>
          </table:table-cell>
          <table:table-cell office:value-type="float" office:value="0.836901843547821" calcext:value-type="float">
            <text:p>0.836901843547821</text:p>
          </table:table-cell>
          <table:table-cell office:value-type="float" office:value="0.836890935897827" calcext:value-type="float">
            <text:p>0.836890935897827</text:p>
          </table:table-cell>
          <table:table-cell office:value-type="float" office:value="0.837496280670166" calcext:value-type="float">
            <text:p>0.837496280670166</text:p>
          </table:table-cell>
          <table:table-cell office:value-type="float" office:value="0.839268088340759" calcext:value-type="float">
            <text:p>0.839268088340759</text:p>
          </table:table-cell>
          <table:table-cell office:value-type="float" office:value="0.840564846992493" calcext:value-type="float">
            <text:p>0.840564846992493</text:p>
          </table:table-cell>
          <table:table-cell office:value-type="float" office:value="0.841275274753571" calcext:value-type="float">
            <text:p>0.841275274753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2.nii.gz</text:p>
          </table:table-cell>
          <table:table-cell office:value-type="float" office:value="0.902364134788513" calcext:value-type="float">
            <text:p>0.902364134788513</text:p>
          </table:table-cell>
          <table:table-cell office:value-type="float" office:value="0.906458079814911" calcext:value-type="float">
            <text:p>0.906458079814911</text:p>
          </table:table-cell>
          <table:table-cell office:value-type="float" office:value="0.909668803215027" calcext:value-type="float">
            <text:p>0.909668803215027</text:p>
          </table:table-cell>
          <table:table-cell office:value-type="float" office:value="0.91113156080246" calcext:value-type="float">
            <text:p>0.91113156080246</text:p>
          </table:table-cell>
          <table:table-cell office:value-type="float" office:value="0.913072645664215" calcext:value-type="float">
            <text:p>0.913072645664215</text:p>
          </table:table-cell>
          <table:table-cell office:value-type="float" office:value="0.913331627845764" calcext:value-type="float">
            <text:p>0.913331627845764</text:p>
          </table:table-cell>
          <table:table-cell office:value-type="float" office:value="0.91638571023941" calcext:value-type="float">
            <text:p>0.91638571023941</text:p>
          </table:table-cell>
          <table:table-cell office:value-type="float" office:value="0.919847667217254" calcext:value-type="float">
            <text:p>0.919847667217254</text:p>
          </table:table-cell>
          <table:table-cell office:value-type="float" office:value="0.921275854110718" calcext:value-type="float">
            <text:p>0.921275854110718</text:p>
          </table:table-cell>
          <table:table-cell office:value-type="float" office:value="0.922658503055572" calcext:value-type="float">
            <text:p>0.922658503055572</text:p>
          </table:table-cell>
          <table:table-cell office:value-type="float" office:value="0.923850059509277" calcext:value-type="float">
            <text:p>0.923850059509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99.nii.gz</text:p>
          </table:table-cell>
          <table:table-cell office:value-type="float" office:value="0.92251718044281" calcext:value-type="float">
            <text:p>0.92251718044281</text:p>
          </table:table-cell>
          <table:table-cell office:value-type="float" office:value="0.926555335521698" calcext:value-type="float">
            <text:p>0.926555335521698</text:p>
          </table:table-cell>
          <table:table-cell office:value-type="float" office:value="0.927676260471344" calcext:value-type="float">
            <text:p>0.927676260471344</text:p>
          </table:table-cell>
          <table:table-cell office:value-type="float" office:value="0.928179204463959" calcext:value-type="float">
            <text:p>0.928179204463959</text:p>
          </table:table-cell>
          <table:table-cell office:value-type="float" office:value="0.930139422416687" calcext:value-type="float">
            <text:p>0.930139422416687</text:p>
          </table:table-cell>
          <table:table-cell office:value-type="float" office:value="0.931390047073364" calcext:value-type="float">
            <text:p>0.931390047073364</text:p>
          </table:table-cell>
          <table:table-cell office:value-type="float" office:value="0.932152092456818" calcext:value-type="float">
            <text:p>0.932152092456818</text:p>
          </table:table-cell>
          <table:table-cell office:value-type="float" office:value="0.932050168514252" calcext:value-type="float">
            <text:p>0.932050168514252</text:p>
          </table:table-cell>
          <table:table-cell office:value-type="float" office:value="0.931726038455963" calcext:value-type="float">
            <text:p>0.931726038455963</text:p>
          </table:table-cell>
          <table:table-cell office:value-type="float" office:value="0.933221161365509" calcext:value-type="float">
            <text:p>0.933221161365509</text:p>
          </table:table-cell>
          <table:table-cell office:value-type="float" office:value="0.933250486850738" calcext:value-type="float">
            <text:p>0.933250486850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58.nii.gz</text:p>
          </table:table-cell>
          <table:table-cell office:value-type="float" office:value="0.940986394882202" calcext:value-type="float">
            <text:p>0.940986394882202</text:p>
          </table:table-cell>
          <table:table-cell office:value-type="float" office:value="0.942705571651459" calcext:value-type="float">
            <text:p>0.942705571651459</text:p>
          </table:table-cell>
          <table:table-cell office:value-type="float" office:value="0.94287759065628" calcext:value-type="float">
            <text:p>0.94287759065628</text:p>
          </table:table-cell>
          <table:table-cell office:value-type="float" office:value="0.943857252597809" calcext:value-type="float">
            <text:p>0.943857252597809</text:p>
          </table:table-cell>
          <table:table-cell office:value-type="float" office:value="0.944017827510834" calcext:value-type="float">
            <text:p>0.944017827510834</text:p>
          </table:table-cell>
          <table:table-cell office:value-type="float" office:value="0.944231808185577" calcext:value-type="float">
            <text:p>0.944231808185577</text:p>
          </table:table-cell>
          <table:table-cell office:value-type="float" office:value="0.944961428642273" calcext:value-type="float">
            <text:p>0.944961428642273</text:p>
          </table:table-cell>
          <table:table-cell office:value-type="float" office:value="0.945175290107727" calcext:value-type="float">
            <text:p>0.945175290107727</text:p>
          </table:table-cell>
          <table:table-cell office:value-type="float" office:value="0.944933414459228" calcext:value-type="float">
            <text:p>0.944933414459228</text:p>
          </table:table-cell>
          <table:table-cell office:value-type="float" office:value="0.945453584194183" calcext:value-type="float">
            <text:p>0.945453584194183</text:p>
          </table:table-cell>
          <table:table-cell office:value-type="float" office:value="0.945140957832336" calcext:value-type="float">
            <text:p>0.945140957832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2.nii.gz</text:p>
          </table:table-cell>
          <table:table-cell office:value-type="float" office:value="0.821639895439148" calcext:value-type="float">
            <text:p>0.821639895439148</text:p>
          </table:table-cell>
          <table:table-cell office:value-type="float" office:value="0.830716550350189" calcext:value-type="float">
            <text:p>0.830716550350189</text:p>
          </table:table-cell>
          <table:table-cell office:value-type="float" office:value="0.848130822181702" calcext:value-type="float">
            <text:p>0.848130822181702</text:p>
          </table:table-cell>
          <table:table-cell office:value-type="float" office:value="0.866095185279846" calcext:value-type="float">
            <text:p>0.866095185279846</text:p>
          </table:table-cell>
          <table:table-cell office:value-type="float" office:value="0.866922378540039" calcext:value-type="float">
            <text:p>0.866922378540039</text:p>
          </table:table-cell>
          <table:table-cell office:value-type="float" office:value="0.877327799797058" calcext:value-type="float">
            <text:p>0.877327799797058</text:p>
          </table:table-cell>
          <table:table-cell office:value-type="float" office:value="0.881114721298218" calcext:value-type="float">
            <text:p>0.881114721298218</text:p>
          </table:table-cell>
          <table:table-cell office:value-type="float" office:value="0.884580969810486" calcext:value-type="float">
            <text:p>0.884580969810486</text:p>
          </table:table-cell>
          <table:table-cell office:value-type="float" office:value="0.891154408454895" calcext:value-type="float">
            <text:p>0.891154408454895</text:p>
          </table:table-cell>
          <table:table-cell office:value-type="float" office:value="0.889759063720703" calcext:value-type="float">
            <text:p>0.889759063720703</text:p>
          </table:table-cell>
          <table:table-cell office:value-type="float" office:value="0.889899909496307" calcext:value-type="float">
            <text:p>0.889899909496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68.nii.gz</text:p>
          </table:table-cell>
          <table:table-cell office:value-type="float" office:value="0.788881659507751" calcext:value-type="float">
            <text:p>0.788881659507751</text:p>
          </table:table-cell>
          <table:table-cell office:value-type="float" office:value="0.790538311004639" calcext:value-type="float">
            <text:p>0.790538311004639</text:p>
          </table:table-cell>
          <table:table-cell office:value-type="float" office:value="0.794802248477936" calcext:value-type="float">
            <text:p>0.794802248477936</text:p>
          </table:table-cell>
          <table:table-cell office:value-type="float" office:value="0.794741570949554" calcext:value-type="float">
            <text:p>0.794741570949554</text:p>
          </table:table-cell>
          <table:table-cell office:value-type="float" office:value="0.793842494487762" calcext:value-type="float">
            <text:p>0.793842494487762</text:p>
          </table:table-cell>
          <table:table-cell office:value-type="float" office:value="0.79468435049057" calcext:value-type="float">
            <text:p>0.79468435049057</text:p>
          </table:table-cell>
          <table:table-cell office:value-type="float" office:value="0.796153962612152" calcext:value-type="float">
            <text:p>0.796153962612152</text:p>
          </table:table-cell>
          <table:table-cell office:value-type="float" office:value="0.79539030790329" calcext:value-type="float">
            <text:p>0.79539030790329</text:p>
          </table:table-cell>
          <table:table-cell office:value-type="float" office:value="0.795749187469482" calcext:value-type="float">
            <text:p>0.795749187469482</text:p>
          </table:table-cell>
          <table:table-cell office:value-type="float" office:value="0.796437084674835" calcext:value-type="float">
            <text:p>0.796437084674835</text:p>
          </table:table-cell>
          <table:table-cell office:value-type="float" office:value="0.797038555145264" calcext:value-type="float">
            <text:p>0.797038555145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1.nii.gz</text:p>
          </table:table-cell>
          <table:table-cell office:value-type="float" office:value="0.895212888717651" calcext:value-type="float">
            <text:p>0.895212888717651</text:p>
          </table:table-cell>
          <table:table-cell office:value-type="float" office:value="0.89618307352066" calcext:value-type="float">
            <text:p>0.89618307352066</text:p>
          </table:table-cell>
          <table:table-cell office:value-type="float" office:value="0.896454155445099" calcext:value-type="float">
            <text:p>0.896454155445099</text:p>
          </table:table-cell>
          <table:table-cell office:value-type="float" office:value="0.89698201417923" calcext:value-type="float">
            <text:p>0.89698201417923</text:p>
          </table:table-cell>
          <table:table-cell office:value-type="float" office:value="0.901248157024384" calcext:value-type="float">
            <text:p>0.901248157024384</text:p>
          </table:table-cell>
          <table:table-cell office:value-type="float" office:value="0.900772094726562" calcext:value-type="float">
            <text:p>0.900772094726562</text:p>
          </table:table-cell>
          <table:table-cell office:value-type="float" office:value="0.90127432346344" calcext:value-type="float">
            <text:p>0.90127432346344</text:p>
          </table:table-cell>
          <table:table-cell office:value-type="float" office:value="0.899628579616547" calcext:value-type="float">
            <text:p>0.899628579616547</text:p>
          </table:table-cell>
          <table:table-cell office:value-type="float" office:value="0.902709603309631" calcext:value-type="float">
            <text:p>0.902709603309631</text:p>
          </table:table-cell>
          <table:table-cell office:value-type="float" office:value="0.893917083740234" calcext:value-type="float">
            <text:p>0.893917083740234</text:p>
          </table:table-cell>
          <table:table-cell office:value-type="float" office:value="0.892238855361939" calcext:value-type="float">
            <text:p>0.892238855361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6.nii.gz</text:p>
          </table:table-cell>
          <table:table-cell office:value-type="float" office:value="0.817290008068085" calcext:value-type="float">
            <text:p>0.817290008068085</text:p>
          </table:table-cell>
          <table:table-cell office:value-type="float" office:value="0.817279160022736" calcext:value-type="float">
            <text:p>0.817279160022736</text:p>
          </table:table-cell>
          <table:table-cell office:value-type="float" office:value="0.823445022106171" calcext:value-type="float">
            <text:p>0.823445022106171</text:p>
          </table:table-cell>
          <table:table-cell office:value-type="float" office:value="0.823155105113983" calcext:value-type="float">
            <text:p>0.823155105113983</text:p>
          </table:table-cell>
          <table:table-cell office:value-type="float" office:value="0.819804012775421" calcext:value-type="float">
            <text:p>0.819804012775421</text:p>
          </table:table-cell>
          <table:table-cell office:value-type="float" office:value="0.820507526397705" calcext:value-type="float">
            <text:p>0.820507526397705</text:p>
          </table:table-cell>
          <table:table-cell office:value-type="float" office:value="0.818796157836914" calcext:value-type="float">
            <text:p>0.818796157836914</text:p>
          </table:table-cell>
          <table:table-cell office:value-type="float" office:value="0.820283234119415" calcext:value-type="float">
            <text:p>0.820283234119415</text:p>
          </table:table-cell>
          <table:table-cell office:value-type="float" office:value="0.819993734359741" calcext:value-type="float">
            <text:p>0.819993734359741</text:p>
          </table:table-cell>
          <table:table-cell office:value-type="float" office:value="0.820673108100891" calcext:value-type="float">
            <text:p>0.820673108100891</text:p>
          </table:table-cell>
          <table:table-cell office:value-type="float" office:value="0.822282254695892" calcext:value-type="float">
            <text:p>0.8222822546958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5.nii.gz</text:p>
          </table:table-cell>
          <table:table-cell office:value-type="float" office:value="0.902589917182922" calcext:value-type="float">
            <text:p>0.902589917182922</text:p>
          </table:table-cell>
          <table:table-cell office:value-type="float" office:value="0.902671754360199" calcext:value-type="float">
            <text:p>0.902671754360199</text:p>
          </table:table-cell>
          <table:table-cell office:value-type="float" office:value="0.903428494930267" calcext:value-type="float">
            <text:p>0.903428494930267</text:p>
          </table:table-cell>
          <table:table-cell office:value-type="float" office:value="0.903666257858276" calcext:value-type="float">
            <text:p>0.903666257858276</text:p>
          </table:table-cell>
          <table:table-cell office:value-type="float" office:value="0.90358316898346" calcext:value-type="float">
            <text:p>0.90358316898346</text:p>
          </table:table-cell>
          <table:table-cell office:value-type="float" office:value="0.904426336288452" calcext:value-type="float">
            <text:p>0.904426336288452</text:p>
          </table:table-cell>
          <table:table-cell office:value-type="float" office:value="0.903970301151276" calcext:value-type="float">
            <text:p>0.903970301151276</text:p>
          </table:table-cell>
          <table:table-cell office:value-type="float" office:value="0.904309511184692" calcext:value-type="float">
            <text:p>0.904309511184692</text:p>
          </table:table-cell>
          <table:table-cell office:value-type="float" office:value="0.903385996818542" calcext:value-type="float">
            <text:p>0.903385996818542</text:p>
          </table:table-cell>
          <table:table-cell office:value-type="float" office:value="0.903952479362488" calcext:value-type="float">
            <text:p>0.903952479362488</text:p>
          </table:table-cell>
          <table:table-cell office:value-type="float" office:value="0.904867231845856" calcext:value-type="float">
            <text:p>0.904867231845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20.nii.gz</text:p>
          </table:table-cell>
          <table:table-cell office:value-type="float" office:value="0.908020615577698" calcext:value-type="float">
            <text:p>0.908020615577698</text:p>
          </table:table-cell>
          <table:table-cell office:value-type="float" office:value="0.908305585384369" calcext:value-type="float">
            <text:p>0.908305585384369</text:p>
          </table:table-cell>
          <table:table-cell office:value-type="float" office:value="0.907045722007751" calcext:value-type="float">
            <text:p>0.907045722007751</text:p>
          </table:table-cell>
          <table:table-cell office:value-type="float" office:value="0.909451246261597" calcext:value-type="float">
            <text:p>0.909451246261597</text:p>
          </table:table-cell>
          <table:table-cell office:value-type="float" office:value="0.910307228565216" calcext:value-type="float">
            <text:p>0.910307228565216</text:p>
          </table:table-cell>
          <table:table-cell office:value-type="float" office:value="0.910805106163025" calcext:value-type="float">
            <text:p>0.910805106163025</text:p>
          </table:table-cell>
          <table:table-cell office:value-type="float" office:value="0.911282300949097" calcext:value-type="float">
            <text:p>0.911282300949097</text:p>
          </table:table-cell>
          <table:table-cell office:value-type="float" office:value="0.912005960941315" calcext:value-type="float">
            <text:p>0.912005960941315</text:p>
          </table:table-cell>
          <table:table-cell office:value-type="float" office:value="0.908750474452972" calcext:value-type="float">
            <text:p>0.908750474452972</text:p>
          </table:table-cell>
          <table:table-cell office:value-type="float" office:value="0.908522069454193" calcext:value-type="float">
            <text:p>0.908522069454193</text:p>
          </table:table-cell>
          <table:table-cell office:value-type="float" office:value="0.905490100383758" calcext:value-type="float">
            <text:p>0.905490100383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38.nii.gz</text:p>
          </table:table-cell>
          <table:table-cell office:value-type="float" office:value="0.931713581085205" calcext:value-type="float">
            <text:p>0.931713581085205</text:p>
          </table:table-cell>
          <table:table-cell office:value-type="float" office:value="0.934938549995422" calcext:value-type="float">
            <text:p>0.934938549995422</text:p>
          </table:table-cell>
          <table:table-cell office:value-type="float" office:value="0.936061024665832" calcext:value-type="float">
            <text:p>0.936061024665832</text:p>
          </table:table-cell>
          <table:table-cell office:value-type="float" office:value="0.936765730381012" calcext:value-type="float">
            <text:p>0.936765730381012</text:p>
          </table:table-cell>
          <table:table-cell office:value-type="float" office:value="0.939090192317963" calcext:value-type="float">
            <text:p>0.939090192317963</text:p>
          </table:table-cell>
          <table:table-cell office:value-type="float" office:value="0.939382255077362" calcext:value-type="float">
            <text:p>0.939382255077362</text:p>
          </table:table-cell>
          <table:table-cell office:value-type="float" office:value="0.942222237586975" calcext:value-type="float">
            <text:p>0.942222237586975</text:p>
          </table:table-cell>
          <table:table-cell office:value-type="float" office:value="0.94268012046814" calcext:value-type="float">
            <text:p>0.94268012046814</text:p>
          </table:table-cell>
          <table:table-cell office:value-type="float" office:value="0.947483718395233" calcext:value-type="float">
            <text:p>0.947483718395233</text:p>
          </table:table-cell>
          <table:table-cell office:value-type="float" office:value="0.94723242521286" calcext:value-type="float">
            <text:p>0.94723242521286</text:p>
          </table:table-cell>
          <table:table-cell office:value-type="float" office:value="0.947620272636414" calcext:value-type="float">
            <text:p>0.947620272636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4.nii.gz</text:p>
          </table:table-cell>
          <table:table-cell office:value-type="float" office:value="0.937579274177551" calcext:value-type="float">
            <text:p>0.937579274177551</text:p>
          </table:table-cell>
          <table:table-cell office:value-type="float" office:value="0.937779009342194" calcext:value-type="float">
            <text:p>0.937779009342194</text:p>
          </table:table-cell>
          <table:table-cell office:value-type="float" office:value="0.938446223735809" calcext:value-type="float">
            <text:p>0.938446223735809</text:p>
          </table:table-cell>
          <table:table-cell office:value-type="float" office:value="0.938301503658295" calcext:value-type="float">
            <text:p>0.938301503658295</text:p>
          </table:table-cell>
          <table:table-cell office:value-type="float" office:value="0.93815279006958" calcext:value-type="float">
            <text:p>0.93815279006958</text:p>
          </table:table-cell>
          <table:table-cell office:value-type="float" office:value="0.937731802463532" calcext:value-type="float">
            <text:p>0.937731802463532</text:p>
          </table:table-cell>
          <table:table-cell office:value-type="float" office:value="0.938360571861267" calcext:value-type="float">
            <text:p>0.938360571861267</text:p>
          </table:table-cell>
          <table:table-cell office:value-type="float" office:value="0.937738597393036" calcext:value-type="float">
            <text:p>0.937738597393036</text:p>
          </table:table-cell>
          <table:table-cell office:value-type="float" office:value="0.937959611415863" calcext:value-type="float">
            <text:p>0.937959611415863</text:p>
          </table:table-cell>
          <table:table-cell office:value-type="float" office:value="0.938084721565247" calcext:value-type="float">
            <text:p>0.938084721565247</text:p>
          </table:table-cell>
          <table:table-cell office:value-type="float" office:value="0.937377035617828" calcext:value-type="float">
            <text:p>0.9373770356178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54.nii.gz</text:p>
          </table:table-cell>
          <table:table-cell office:value-type="float" office:value="0.875283002853394" calcext:value-type="float">
            <text:p>0.875283002853394</text:p>
          </table:table-cell>
          <table:table-cell office:value-type="float" office:value="0.875969588756561" calcext:value-type="float">
            <text:p>0.875969588756561</text:p>
          </table:table-cell>
          <table:table-cell office:value-type="float" office:value="0.877539932727814" calcext:value-type="float">
            <text:p>0.877539932727814</text:p>
          </table:table-cell>
          <table:table-cell office:value-type="float" office:value="0.878986895084381" calcext:value-type="float">
            <text:p>0.878986895084381</text:p>
          </table:table-cell>
          <table:table-cell office:value-type="float" office:value="0.879038453102112" calcext:value-type="float">
            <text:p>0.879038453102112</text:p>
          </table:table-cell>
          <table:table-cell office:value-type="float" office:value="0.879744946956635" calcext:value-type="float">
            <text:p>0.879744946956635</text:p>
          </table:table-cell>
          <table:table-cell office:value-type="float" office:value="0.88113272190094" calcext:value-type="float">
            <text:p>0.88113272190094</text:p>
          </table:table-cell>
          <table:table-cell office:value-type="float" office:value="0.882141530513763" calcext:value-type="float">
            <text:p>0.882141530513763</text:p>
          </table:table-cell>
          <table:table-cell office:value-type="float" office:value="0.882634699344635" calcext:value-type="float">
            <text:p>0.882634699344635</text:p>
          </table:table-cell>
          <table:table-cell office:value-type="float" office:value="0.883488655090332" calcext:value-type="float">
            <text:p>0.883488655090332</text:p>
          </table:table-cell>
          <table:table-cell office:value-type="float" office:value="0.884269177913666" calcext:value-type="float">
            <text:p>0.884269177913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18.nii.gz</text:p>
          </table:table-cell>
          <table:table-cell office:value-type="float" office:value="0.92340213060379" calcext:value-type="float">
            <text:p>0.92340213060379</text:p>
          </table:table-cell>
          <table:table-cell office:value-type="float" office:value="0.923110842704773" calcext:value-type="float">
            <text:p>0.923110842704773</text:p>
          </table:table-cell>
          <table:table-cell office:value-type="float" office:value="0.923047244548798" calcext:value-type="float">
            <text:p>0.923047244548798</text:p>
          </table:table-cell>
          <table:table-cell office:value-type="float" office:value="0.923815310001373" calcext:value-type="float">
            <text:p>0.923815310001373</text:p>
          </table:table-cell>
          <table:table-cell office:value-type="float" office:value="0.925386309623718" calcext:value-type="float">
            <text:p>0.925386309623718</text:p>
          </table:table-cell>
          <table:table-cell office:value-type="float" office:value="0.925797402858734" calcext:value-type="float">
            <text:p>0.925797402858734</text:p>
          </table:table-cell>
          <table:table-cell office:value-type="float" office:value="0.926477074623108" calcext:value-type="float">
            <text:p>0.926477074623108</text:p>
          </table:table-cell>
          <table:table-cell office:value-type="float" office:value="0.926678597927094" calcext:value-type="float">
            <text:p>0.926678597927094</text:p>
          </table:table-cell>
          <table:table-cell office:value-type="float" office:value="0.926586747169495" calcext:value-type="float">
            <text:p>0.926586747169495</text:p>
          </table:table-cell>
          <table:table-cell office:value-type="float" office:value="0.927947342395782" calcext:value-type="float">
            <text:p>0.927947342395782</text:p>
          </table:table-cell>
          <table:table-cell office:value-type="float" office:value="0.928002238273621" calcext:value-type="float">
            <text:p>0.928002238273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54.nii.gz</text:p>
          </table:table-cell>
          <table:table-cell office:value-type="float" office:value="0.931418597698212" calcext:value-type="float">
            <text:p>0.931418597698212</text:p>
          </table:table-cell>
          <table:table-cell office:value-type="float" office:value="0.931316137313843" calcext:value-type="float">
            <text:p>0.931316137313843</text:p>
          </table:table-cell>
          <table:table-cell office:value-type="float" office:value="0.930982112884522" calcext:value-type="float">
            <text:p>0.930982112884522</text:p>
          </table:table-cell>
          <table:table-cell office:value-type="float" office:value="0.932669103145599" calcext:value-type="float">
            <text:p>0.932669103145599</text:p>
          </table:table-cell>
          <table:table-cell office:value-type="float" office:value="0.932330250740051" calcext:value-type="float">
            <text:p>0.932330250740051</text:p>
          </table:table-cell>
          <table:table-cell office:value-type="float" office:value="0.934279799461365" calcext:value-type="float">
            <text:p>0.934279799461365</text:p>
          </table:table-cell>
          <table:table-cell office:value-type="float" office:value="0.934467792510986" calcext:value-type="float">
            <text:p>0.934467792510986</text:p>
          </table:table-cell>
          <table:table-cell office:value-type="float" office:value="0.934698522090912" calcext:value-type="float">
            <text:p>0.934698522090912</text:p>
          </table:table-cell>
          <table:table-cell office:value-type="float" office:value="0.935311317443848" calcext:value-type="float">
            <text:p>0.935311317443848</text:p>
          </table:table-cell>
          <table:table-cell office:value-type="float" office:value="0.93565285205841" calcext:value-type="float">
            <text:p>0.93565285205841</text:p>
          </table:table-cell>
          <table:table-cell office:value-type="float" office:value="0.936343371868134" calcext:value-type="float">
            <text:p>0.936343371868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0.nii.gz</text:p>
          </table:table-cell>
          <table:table-cell office:value-type="float" office:value="0.944737672805786" calcext:value-type="float">
            <text:p>0.944737672805786</text:p>
          </table:table-cell>
          <table:table-cell office:value-type="float" office:value="0.945146322250366" calcext:value-type="float">
            <text:p>0.945146322250366</text:p>
          </table:table-cell>
          <table:table-cell office:value-type="float" office:value="0.945045411586762" calcext:value-type="float">
            <text:p>0.945045411586762</text:p>
          </table:table-cell>
          <table:table-cell office:value-type="float" office:value="0.94821709394455" calcext:value-type="float">
            <text:p>0.94821709394455</text:p>
          </table:table-cell>
          <table:table-cell office:value-type="float" office:value="0.949688613414764" calcext:value-type="float">
            <text:p>0.949688613414764</text:p>
          </table:table-cell>
          <table:table-cell office:value-type="float" office:value="0.952329337596893" calcext:value-type="float">
            <text:p>0.952329337596893</text:p>
          </table:table-cell>
          <table:table-cell office:value-type="float" office:value="0.95460456609726" calcext:value-type="float">
            <text:p>0.95460456609726</text:p>
          </table:table-cell>
          <table:table-cell office:value-type="float" office:value="0.954338908195496" calcext:value-type="float">
            <text:p>0.954338908195496</text:p>
          </table:table-cell>
          <table:table-cell office:value-type="float" office:value="0.955692768096924" calcext:value-type="float">
            <text:p>0.955692768096924</text:p>
          </table:table-cell>
          <table:table-cell office:value-type="float" office:value="0.957077145576477" calcext:value-type="float">
            <text:p>0.957077145576477</text:p>
          </table:table-cell>
          <table:table-cell office:value-type="float" office:value="0.958076059818268" calcext:value-type="float">
            <text:p>0.958076059818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08.nii.gz</text:p>
          </table:table-cell>
          <table:table-cell office:value-type="float" office:value="0.906582653522491" calcext:value-type="float">
            <text:p>0.906582653522491</text:p>
          </table:table-cell>
          <table:table-cell office:value-type="float" office:value="0.907987713813782" calcext:value-type="float">
            <text:p>0.907987713813782</text:p>
          </table:table-cell>
          <table:table-cell office:value-type="float" office:value="0.909519255161285" calcext:value-type="float">
            <text:p>0.909519255161285</text:p>
          </table:table-cell>
          <table:table-cell office:value-type="float" office:value="0.911521732807159" calcext:value-type="float">
            <text:p>0.911521732807159</text:p>
          </table:table-cell>
          <table:table-cell office:value-type="float" office:value="0.912531435489654" calcext:value-type="float">
            <text:p>0.912531435489654</text:p>
          </table:table-cell>
          <table:table-cell office:value-type="float" office:value="0.912085711956024" calcext:value-type="float">
            <text:p>0.912085711956024</text:p>
          </table:table-cell>
          <table:table-cell office:value-type="float" office:value="0.912182450294495" calcext:value-type="float">
            <text:p>0.912182450294495</text:p>
          </table:table-cell>
          <table:table-cell office:value-type="float" office:value="0.911973118782043" calcext:value-type="float">
            <text:p>0.911973118782043</text:p>
          </table:table-cell>
          <table:table-cell office:value-type="float" office:value="0.912164032459259" calcext:value-type="float">
            <text:p>0.912164032459259</text:p>
          </table:table-cell>
          <table:table-cell office:value-type="float" office:value="0.913113057613373" calcext:value-type="float">
            <text:p>0.913113057613373</text:p>
          </table:table-cell>
          <table:table-cell office:value-type="float" office:value="0.913118362426758" calcext:value-type="float">
            <text:p>0.913118362426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2.nii.gz</text:p>
          </table:table-cell>
          <table:table-cell office:value-type="float" office:value="0.958078145980835" calcext:value-type="float">
            <text:p>0.958078145980835</text:p>
          </table:table-cell>
          <table:table-cell office:value-type="float" office:value="0.958931446075439" calcext:value-type="float">
            <text:p>0.958931446075439</text:p>
          </table:table-cell>
          <table:table-cell office:value-type="float" office:value="0.959211826324463" calcext:value-type="float">
            <text:p>0.959211826324463</text:p>
          </table:table-cell>
          <table:table-cell office:value-type="float" office:value="0.959213852882385" calcext:value-type="float">
            <text:p>0.959213852882385</text:p>
          </table:table-cell>
          <table:table-cell office:value-type="float" office:value="0.959636986255646" calcext:value-type="float">
            <text:p>0.959636986255646</text:p>
          </table:table-cell>
          <table:table-cell office:value-type="float" office:value="0.960176169872284" calcext:value-type="float">
            <text:p>0.960176169872284</text:p>
          </table:table-cell>
          <table:table-cell office:value-type="float" office:value="0.95867133140564" calcext:value-type="float">
            <text:p>0.95867133140564</text:p>
          </table:table-cell>
          <table:table-cell office:value-type="float" office:value="0.959704160690308" calcext:value-type="float">
            <text:p>0.959704160690308</text:p>
          </table:table-cell>
          <table:table-cell office:value-type="float" office:value="0.959480285644531" calcext:value-type="float">
            <text:p>0.959480285644531</text:p>
          </table:table-cell>
          <table:table-cell office:value-type="float" office:value="0.959147274494171" calcext:value-type="float">
            <text:p>0.959147274494171</text:p>
          </table:table-cell>
          <table:table-cell office:value-type="float" office:value="0.959347248077393" calcext:value-type="float">
            <text:p>0.959347248077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78.nii.gz</text:p>
          </table:table-cell>
          <table:table-cell office:value-type="float" office:value="0.853211164474487" calcext:value-type="float">
            <text:p>0.853211164474487</text:p>
          </table:table-cell>
          <table:table-cell office:value-type="float" office:value="0.853774130344391" calcext:value-type="float">
            <text:p>0.853774130344391</text:p>
          </table:table-cell>
          <table:table-cell office:value-type="float" office:value="0.854866623878479" calcext:value-type="float">
            <text:p>0.854866623878479</text:p>
          </table:table-cell>
          <table:table-cell office:value-type="float" office:value="0.856964111328125" calcext:value-type="float">
            <text:p>0.856964111328125</text:p>
          </table:table-cell>
          <table:table-cell office:value-type="float" office:value="0.857353508472443" calcext:value-type="float">
            <text:p>0.857353508472443</text:p>
          </table:table-cell>
          <table:table-cell office:value-type="float" office:value="0.859348475933075" calcext:value-type="float">
            <text:p>0.859348475933075</text:p>
          </table:table-cell>
          <table:table-cell office:value-type="float" office:value="0.859383404254913" calcext:value-type="float">
            <text:p>0.859383404254913</text:p>
          </table:table-cell>
          <table:table-cell office:value-type="float" office:value="0.861936569213867" calcext:value-type="float">
            <text:p>0.861936569213867</text:p>
          </table:table-cell>
          <table:table-cell office:value-type="float" office:value="0.861665785312653" calcext:value-type="float">
            <text:p>0.861665785312653</text:p>
          </table:table-cell>
          <table:table-cell office:value-type="float" office:value="0.862016618251801" calcext:value-type="float">
            <text:p>0.862016618251801</text:p>
          </table:table-cell>
          <table:table-cell office:value-type="float" office:value="0.863527774810791" calcext:value-type="float">
            <text:p>0.863527774810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44.nii.gz</text:p>
          </table:table-cell>
          <table:table-cell office:value-type="float" office:value="0.810977876186371" calcext:value-type="float">
            <text:p>0.810977876186371</text:p>
          </table:table-cell>
          <table:table-cell office:value-type="float" office:value="0.8105628490448" calcext:value-type="float">
            <text:p>0.8105628490448</text:p>
          </table:table-cell>
          <table:table-cell office:value-type="float" office:value="0.810003757476806" calcext:value-type="float">
            <text:p>0.810003757476806</text:p>
          </table:table-cell>
          <table:table-cell office:value-type="float" office:value="0.811807215213776" calcext:value-type="float">
            <text:p>0.811807215213776</text:p>
          </table:table-cell>
          <table:table-cell office:value-type="float" office:value="0.812367558479309" calcext:value-type="float">
            <text:p>0.812367558479309</text:p>
          </table:table-cell>
          <table:table-cell office:value-type="float" office:value="0.810323238372803" calcext:value-type="float">
            <text:p>0.810323238372803</text:p>
          </table:table-cell>
          <table:table-cell office:value-type="float" office:value="0.812265336513519" calcext:value-type="float">
            <text:p>0.812265336513519</text:p>
          </table:table-cell>
          <table:table-cell office:value-type="float" office:value="0.810580432415008" calcext:value-type="float">
            <text:p>0.810580432415008</text:p>
          </table:table-cell>
          <table:table-cell office:value-type="float" office:value="0.811339676380158" calcext:value-type="float">
            <text:p>0.811339676380158</text:p>
          </table:table-cell>
          <table:table-cell office:value-type="float" office:value="0.811007797718048" calcext:value-type="float">
            <text:p>0.811007797718048</text:p>
          </table:table-cell>
          <table:table-cell office:value-type="float" office:value="0.809692084789276" calcext:value-type="float">
            <text:p>0.809692084789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58.nii.gz</text:p>
          </table:table-cell>
          <table:table-cell office:value-type="float" office:value="0.882486701011658" calcext:value-type="float">
            <text:p>0.882486701011658</text:p>
          </table:table-cell>
          <table:table-cell office:value-type="float" office:value="0.885546267032623" calcext:value-type="float">
            <text:p>0.885546267032623</text:p>
          </table:table-cell>
          <table:table-cell office:value-type="float" office:value="0.888467609882355" calcext:value-type="float">
            <text:p>0.888467609882355</text:p>
          </table:table-cell>
          <table:table-cell office:value-type="float" office:value="0.891323089599609" calcext:value-type="float">
            <text:p>0.891323089599609</text:p>
          </table:table-cell>
          <table:table-cell office:value-type="float" office:value="0.892722129821777" calcext:value-type="float">
            <text:p>0.892722129821777</text:p>
          </table:table-cell>
          <table:table-cell office:value-type="float" office:value="0.893257021903992" calcext:value-type="float">
            <text:p>0.893257021903992</text:p>
          </table:table-cell>
          <table:table-cell office:value-type="float" office:value="0.893960118293762" calcext:value-type="float">
            <text:p>0.893960118293762</text:p>
          </table:table-cell>
          <table:table-cell office:value-type="float" office:value="0.89620840549469" calcext:value-type="float">
            <text:p>0.89620840549469</text:p>
          </table:table-cell>
          <table:table-cell office:value-type="float" office:value="0.896863579750061" calcext:value-type="float">
            <text:p>0.896863579750061</text:p>
          </table:table-cell>
          <table:table-cell office:value-type="float" office:value="0.898712575435638" calcext:value-type="float">
            <text:p>0.898712575435638</text:p>
          </table:table-cell>
          <table:table-cell office:value-type="float" office:value="0.899480521678925" calcext:value-type="float">
            <text:p>0.899480521678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8.nii.gz</text:p>
          </table:table-cell>
          <table:table-cell office:value-type="float" office:value="0.88626366853714" calcext:value-type="float">
            <text:p>0.88626366853714</text:p>
          </table:table-cell>
          <table:table-cell office:value-type="float" office:value="0.888743698596954" calcext:value-type="float">
            <text:p>0.888743698596954</text:p>
          </table:table-cell>
          <table:table-cell office:value-type="float" office:value="0.892731308937073" calcext:value-type="float">
            <text:p>0.892731308937073</text:p>
          </table:table-cell>
          <table:table-cell office:value-type="float" office:value="0.895632863044739" calcext:value-type="float">
            <text:p>0.895632863044739</text:p>
          </table:table-cell>
          <table:table-cell office:value-type="float" office:value="0.898402750492096" calcext:value-type="float">
            <text:p>0.898402750492096</text:p>
          </table:table-cell>
          <table:table-cell office:value-type="float" office:value="0.89954674243927" calcext:value-type="float">
            <text:p>0.89954674243927</text:p>
          </table:table-cell>
          <table:table-cell office:value-type="float" office:value="0.902911007404327" calcext:value-type="float">
            <text:p>0.902911007404327</text:p>
          </table:table-cell>
          <table:table-cell office:value-type="float" office:value="0.905156672000885" calcext:value-type="float">
            <text:p>0.905156672000885</text:p>
          </table:table-cell>
          <table:table-cell office:value-type="float" office:value="0.905776083469391" calcext:value-type="float">
            <text:p>0.905776083469391</text:p>
          </table:table-cell>
          <table:table-cell office:value-type="float" office:value="0.906812727451324" calcext:value-type="float">
            <text:p>0.906812727451324</text:p>
          </table:table-cell>
          <table:table-cell office:value-type="float" office:value="0.907912254333496" calcext:value-type="float">
            <text:p>0.907912254333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74.nii.gz</text:p>
          </table:table-cell>
          <table:table-cell office:value-type="float" office:value="0.925942301750183" calcext:value-type="float">
            <text:p>0.925942301750183</text:p>
          </table:table-cell>
          <table:table-cell office:value-type="float" office:value="0.928113043308258" calcext:value-type="float">
            <text:p>0.928113043308258</text:p>
          </table:table-cell>
          <table:table-cell office:value-type="float" office:value="0.929395079612732" calcext:value-type="float">
            <text:p>0.929395079612732</text:p>
          </table:table-cell>
          <table:table-cell office:value-type="float" office:value="0.930349469184876" calcext:value-type="float">
            <text:p>0.930349469184876</text:p>
          </table:table-cell>
          <table:table-cell office:value-type="float" office:value="0.931075096130371" calcext:value-type="float">
            <text:p>0.931075096130371</text:p>
          </table:table-cell>
          <table:table-cell office:value-type="float" office:value="0.935508847236633" calcext:value-type="float">
            <text:p>0.935508847236633</text:p>
          </table:table-cell>
          <table:table-cell office:value-type="float" office:value="0.935428559780121" calcext:value-type="float">
            <text:p>0.935428559780121</text:p>
          </table:table-cell>
          <table:table-cell office:value-type="float" office:value="0.935098886489868" calcext:value-type="float">
            <text:p>0.935098886489868</text:p>
          </table:table-cell>
          <table:table-cell office:value-type="float" office:value="0.937036573886871" calcext:value-type="float">
            <text:p>0.937036573886871</text:p>
          </table:table-cell>
          <table:table-cell office:value-type="float" office:value="0.937605142593384" calcext:value-type="float">
            <text:p>0.937605142593384</text:p>
          </table:table-cell>
          <table:table-cell office:value-type="float" office:value="0.937967300415039" calcext:value-type="float">
            <text:p>0.937967300415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06.nii.gz</text:p>
          </table:table-cell>
          <table:table-cell office:value-type="float" office:value="0.911530792713165" calcext:value-type="float">
            <text:p>0.911530792713165</text:p>
          </table:table-cell>
          <table:table-cell office:value-type="float" office:value="0.91432648897171" calcext:value-type="float">
            <text:p>0.91432648897171</text:p>
          </table:table-cell>
          <table:table-cell office:value-type="float" office:value="0.915295422077179" calcext:value-type="float">
            <text:p>0.915295422077179</text:p>
          </table:table-cell>
          <table:table-cell office:value-type="float" office:value="0.917240083217621" calcext:value-type="float">
            <text:p>0.917240083217621</text:p>
          </table:table-cell>
          <table:table-cell office:value-type="float" office:value="0.917612731456757" calcext:value-type="float">
            <text:p>0.917612731456757</text:p>
          </table:table-cell>
          <table:table-cell office:value-type="float" office:value="0.918293714523315" calcext:value-type="float">
            <text:p>0.918293714523315</text:p>
          </table:table-cell>
          <table:table-cell office:value-type="float" office:value="0.91851532459259" calcext:value-type="float">
            <text:p>0.91851532459259</text:p>
          </table:table-cell>
          <table:table-cell office:value-type="float" office:value="0.919283449649811" calcext:value-type="float">
            <text:p>0.919283449649811</text:p>
          </table:table-cell>
          <table:table-cell office:value-type="float" office:value="0.919798910617828" calcext:value-type="float">
            <text:p>0.919798910617828</text:p>
          </table:table-cell>
          <table:table-cell office:value-type="float" office:value="0.921008467674255" calcext:value-type="float">
            <text:p>0.921008467674255</text:p>
          </table:table-cell>
          <table:table-cell office:value-type="float" office:value="0.921412467956543" calcext:value-type="float">
            <text:p>0.921412467956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42.nii.gz</text:p>
          </table:table-cell>
          <table:table-cell office:value-type="float" office:value="0.716272175312042" calcext:value-type="float">
            <text:p>0.716272175312042</text:p>
          </table:table-cell>
          <table:table-cell office:value-type="float" office:value="0.714483618736267" calcext:value-type="float">
            <text:p>0.714483618736267</text:p>
          </table:table-cell>
          <table:table-cell office:value-type="float" office:value="0.71326071023941" calcext:value-type="float">
            <text:p>0.71326071023941</text:p>
          </table:table-cell>
          <table:table-cell office:value-type="float" office:value="0.712827801704407" calcext:value-type="float">
            <text:p>0.712827801704407</text:p>
          </table:table-cell>
          <table:table-cell office:value-type="float" office:value="0.714471995830536" calcext:value-type="float">
            <text:p>0.714471995830536</text:p>
          </table:table-cell>
          <table:table-cell office:value-type="float" office:value="0.709288775920868" calcext:value-type="float">
            <text:p>0.709288775920868</text:p>
          </table:table-cell>
          <table:table-cell office:value-type="float" office:value="0.708810865879059" calcext:value-type="float">
            <text:p>0.708810865879059</text:p>
          </table:table-cell>
          <table:table-cell office:value-type="float" office:value="0.708425402641296" calcext:value-type="float">
            <text:p>0.708425402641296</text:p>
          </table:table-cell>
          <table:table-cell office:value-type="float" office:value="0.697995066642761" calcext:value-type="float">
            <text:p>0.697995066642761</text:p>
          </table:table-cell>
          <table:table-cell office:value-type="float" office:value="0.692608177661896" calcext:value-type="float">
            <text:p>0.692608177661896</text:p>
          </table:table-cell>
          <table:table-cell office:value-type="float" office:value="0.691136300563812" calcext:value-type="float">
            <text:p>0.691136300563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98.nii.gz</text:p>
          </table:table-cell>
          <table:table-cell office:value-type="float" office:value="0.87958437204361" calcext:value-type="float">
            <text:p>0.87958437204361</text:p>
          </table:table-cell>
          <table:table-cell office:value-type="float" office:value="0.886785924434662" calcext:value-type="float">
            <text:p>0.886785924434662</text:p>
          </table:table-cell>
          <table:table-cell office:value-type="float" office:value="0.890613079071045" calcext:value-type="float">
            <text:p>0.890613079071045</text:p>
          </table:table-cell>
          <table:table-cell office:value-type="float" office:value="0.893585979938507" calcext:value-type="float">
            <text:p>0.893585979938507</text:p>
          </table:table-cell>
          <table:table-cell office:value-type="float" office:value="0.89551305770874" calcext:value-type="float">
            <text:p>0.89551305770874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9937093257904" calcext:value-type="float">
            <text:p>0.899937093257904</text:p>
          </table:table-cell>
          <table:table-cell office:value-type="float" office:value="0.900098264217377" calcext:value-type="float">
            <text:p>0.900098264217377</text:p>
          </table:table-cell>
          <table:table-cell office:value-type="float" office:value="0.899863123893738" calcext:value-type="float">
            <text:p>0.899863123893738</text:p>
          </table:table-cell>
          <table:table-cell office:value-type="float" office:value="0.901817440986633" calcext:value-type="float">
            <text:p>0.901817440986633</text:p>
          </table:table-cell>
          <table:table-cell office:value-type="float" office:value="0.903975486755371" calcext:value-type="float">
            <text:p>0.903975486755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0.nii.gz</text:p>
          </table:table-cell>
          <table:table-cell office:value-type="float" office:value="0.833910763263702" calcext:value-type="float">
            <text:p>0.833910763263702</text:p>
          </table:table-cell>
          <table:table-cell office:value-type="float" office:value="0.836675584316254" calcext:value-type="float">
            <text:p>0.836675584316254</text:p>
          </table:table-cell>
          <table:table-cell office:value-type="float" office:value="0.838468492031097" calcext:value-type="float">
            <text:p>0.838468492031097</text:p>
          </table:table-cell>
          <table:table-cell office:value-type="float" office:value="0.841955721378326" calcext:value-type="float">
            <text:p>0.841955721378326</text:p>
          </table:table-cell>
          <table:table-cell office:value-type="float" office:value="0.843861818313599" calcext:value-type="float">
            <text:p>0.843861818313599</text:p>
          </table:table-cell>
          <table:table-cell office:value-type="float" office:value="0.844167709350586" calcext:value-type="float">
            <text:p>0.844167709350586</text:p>
          </table:table-cell>
          <table:table-cell office:value-type="float" office:value="0.846715331077576" calcext:value-type="float">
            <text:p>0.846715331077576</text:p>
          </table:table-cell>
          <table:table-cell office:value-type="float" office:value="0.847602963447571" calcext:value-type="float">
            <text:p>0.847602963447571</text:p>
          </table:table-cell>
          <table:table-cell office:value-type="float" office:value="0.848972082138062" calcext:value-type="float">
            <text:p>0.848972082138062</text:p>
          </table:table-cell>
          <table:table-cell office:value-type="float" office:value="0.851514279842377" calcext:value-type="float">
            <text:p>0.851514279842377</text:p>
          </table:table-cell>
          <table:table-cell office:value-type="float" office:value="0.85359126329422" calcext:value-type="float">
            <text:p>0.85359126329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1.nii.gz</text:p>
          </table:table-cell>
          <table:table-cell office:value-type="float" office:value="0.939686715602875" calcext:value-type="float">
            <text:p>0.939686715602875</text:p>
          </table:table-cell>
          <table:table-cell office:value-type="float" office:value="0.943794965744019" calcext:value-type="float">
            <text:p>0.943794965744019</text:p>
          </table:table-cell>
          <table:table-cell office:value-type="float" office:value="0.946309089660644" calcext:value-type="float">
            <text:p>0.946309089660644</text:p>
          </table:table-cell>
          <table:table-cell office:value-type="float" office:value="0.947988152503967" calcext:value-type="float">
            <text:p>0.947988152503967</text:p>
          </table:table-cell>
          <table:table-cell office:value-type="float" office:value="0.948188364505768" calcext:value-type="float">
            <text:p>0.948188364505768</text:p>
          </table:table-cell>
          <table:table-cell office:value-type="float" office:value="0.949024021625519" calcext:value-type="float">
            <text:p>0.949024021625519</text:p>
          </table:table-cell>
          <table:table-cell office:value-type="float" office:value="0.948811411857605" calcext:value-type="float">
            <text:p>0.948811411857605</text:p>
          </table:table-cell>
          <table:table-cell office:value-type="float" office:value="0.950280249118805" calcext:value-type="float">
            <text:p>0.950280249118805</text:p>
          </table:table-cell>
          <table:table-cell office:value-type="float" office:value="0.950681388378143" calcext:value-type="float">
            <text:p>0.950681388378143</text:p>
          </table:table-cell>
          <table:table-cell office:value-type="float" office:value="0.950855135917664" calcext:value-type="float">
            <text:p>0.950855135917664</text:p>
          </table:table-cell>
          <table:table-cell office:value-type="float" office:value="0.95163369178772" calcext:value-type="float">
            <text:p>0.95163369178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14.nii.gz</text:p>
          </table:table-cell>
          <table:table-cell office:value-type="float" office:value="0.82990974187851" calcext:value-type="float">
            <text:p>0.82990974187851</text:p>
          </table:table-cell>
          <table:table-cell office:value-type="float" office:value="0.827639579772949" calcext:value-type="float">
            <text:p>0.827639579772949</text:p>
          </table:table-cell>
          <table:table-cell office:value-type="float" office:value="0.828150570392608" calcext:value-type="float">
            <text:p>0.828150570392608</text:p>
          </table:table-cell>
          <table:table-cell office:value-type="float" office:value="0.827959895133972" calcext:value-type="float">
            <text:p>0.827959895133972</text:p>
          </table:table-cell>
          <table:table-cell office:value-type="float" office:value="0.826825618743897" calcext:value-type="float">
            <text:p>0.826825618743897</text:p>
          </table:table-cell>
          <table:table-cell office:value-type="float" office:value="0.826006531715393" calcext:value-type="float">
            <text:p>0.826006531715393</text:p>
          </table:table-cell>
          <table:table-cell office:value-type="float" office:value="0.826121985912323" calcext:value-type="float">
            <text:p>0.826121985912323</text:p>
          </table:table-cell>
          <table:table-cell office:value-type="float" office:value="0.824755787849426" calcext:value-type="float">
            <text:p>0.824755787849426</text:p>
          </table:table-cell>
          <table:table-cell office:value-type="float" office:value="0.82364547252655" calcext:value-type="float">
            <text:p>0.82364547252655</text:p>
          </table:table-cell>
          <table:table-cell office:value-type="float" office:value="0.823610365390778" calcext:value-type="float">
            <text:p>0.823610365390778</text:p>
          </table:table-cell>
          <table:table-cell office:value-type="float" office:value="0.824306964874268" calcext:value-type="float">
            <text:p>0.824306964874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71.nii.gz</text:p>
          </table:table-cell>
          <table:table-cell office:value-type="float" office:value="0.952284872531891" calcext:value-type="float">
            <text:p>0.952284872531891</text:p>
          </table:table-cell>
          <table:table-cell office:value-type="float" office:value="0.954974591732025" calcext:value-type="float">
            <text:p>0.954974591732025</text:p>
          </table:table-cell>
          <table:table-cell office:value-type="float" office:value="0.956153571605682" calcext:value-type="float">
            <text:p>0.956153571605682</text:p>
          </table:table-cell>
          <table:table-cell office:value-type="float" office:value="0.956831336021423" calcext:value-type="float">
            <text:p>0.956831336021423</text:p>
          </table:table-cell>
          <table:table-cell office:value-type="float" office:value="0.957317888736725" calcext:value-type="float">
            <text:p>0.957317888736725</text:p>
          </table:table-cell>
          <table:table-cell office:value-type="float" office:value="0.957332134246826" calcext:value-type="float">
            <text:p>0.957332134246826</text:p>
          </table:table-cell>
          <table:table-cell office:value-type="float" office:value="0.958280146121979" calcext:value-type="float">
            <text:p>0.958280146121979</text:p>
          </table:table-cell>
          <table:table-cell office:value-type="float" office:value="0.958409368991852" calcext:value-type="float">
            <text:p>0.958409368991852</text:p>
          </table:table-cell>
          <table:table-cell office:value-type="float" office:value="0.95870053768158" calcext:value-type="float">
            <text:p>0.95870053768158</text:p>
          </table:table-cell>
          <table:table-cell office:value-type="float" office:value="0.958732008934021" calcext:value-type="float">
            <text:p>0.958732008934021</text:p>
          </table:table-cell>
          <table:table-cell office:value-type="float" office:value="0.958652675151825" calcext:value-type="float">
            <text:p>0.958652675151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40.nii.gz</text:p>
          </table:table-cell>
          <table:table-cell office:value-type="float" office:value="0.77074545621872" calcext:value-type="float">
            <text:p>0.77074545621872</text:p>
          </table:table-cell>
          <table:table-cell office:value-type="float" office:value="0.779669046401978" calcext:value-type="float">
            <text:p>0.779669046401978</text:p>
          </table:table-cell>
          <table:table-cell office:value-type="float" office:value="0.778174877166748" calcext:value-type="float">
            <text:p>0.778174877166748</text:p>
          </table:table-cell>
          <table:table-cell office:value-type="float" office:value="0.763325154781342" calcext:value-type="float">
            <text:p>0.763325154781342</text:p>
          </table:table-cell>
          <table:table-cell office:value-type="float" office:value="0.768101751804352" calcext:value-type="float">
            <text:p>0.768101751804352</text:p>
          </table:table-cell>
          <table:table-cell office:value-type="float" office:value="0.765810251235962" calcext:value-type="float">
            <text:p>0.765810251235962</text:p>
          </table:table-cell>
          <table:table-cell office:value-type="float" office:value="0.759018063545227" calcext:value-type="float">
            <text:p>0.759018063545227</text:p>
          </table:table-cell>
          <table:table-cell office:value-type="float" office:value="0.767772495746612" calcext:value-type="float">
            <text:p>0.767772495746612</text:p>
          </table:table-cell>
          <table:table-cell office:value-type="float" office:value="0.773193299770355" calcext:value-type="float">
            <text:p>0.773193299770355</text:p>
          </table:table-cell>
          <table:table-cell office:value-type="float" office:value="0.775150895118713" calcext:value-type="float">
            <text:p>0.775150895118713</text:p>
          </table:table-cell>
          <table:table-cell office:value-type="float" office:value="0.770791053771973" calcext:value-type="float">
            <text:p>0.770791053771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63.nii.gz</text:p>
          </table:table-cell>
          <table:table-cell office:value-type="float" office:value="0.87943023443222" calcext:value-type="float">
            <text:p>0.87943023443222</text:p>
          </table:table-cell>
          <table:table-cell office:value-type="float" office:value="0.882980525493622" calcext:value-type="float">
            <text:p>0.882980525493622</text:p>
          </table:table-cell>
          <table:table-cell office:value-type="float" office:value="0.891378164291382" calcext:value-type="float">
            <text:p>0.891378164291382</text:p>
          </table:table-cell>
          <table:table-cell office:value-type="float" office:value="0.898644089698792" calcext:value-type="float">
            <text:p>0.898644089698792</text:p>
          </table:table-cell>
          <table:table-cell office:value-type="float" office:value="0.900084555149078" calcext:value-type="float">
            <text:p>0.900084555149078</text:p>
          </table:table-cell>
          <table:table-cell office:value-type="float" office:value="0.899542629718781" calcext:value-type="float">
            <text:p>0.899542629718781</text:p>
          </table:table-cell>
          <table:table-cell office:value-type="float" office:value="0.901954114437103" calcext:value-type="float">
            <text:p>0.901954114437103</text:p>
          </table:table-cell>
          <table:table-cell office:value-type="float" office:value="0.901341497898102" calcext:value-type="float">
            <text:p>0.901341497898102</text:p>
          </table:table-cell>
          <table:table-cell office:value-type="float" office:value="0.902301788330078" calcext:value-type="float">
            <text:p>0.902301788330078</text:p>
          </table:table-cell>
          <table:table-cell office:value-type="float" office:value="0.901341497898102" calcext:value-type="float">
            <text:p>0.901341497898102</text:p>
          </table:table-cell>
          <table:table-cell office:value-type="float" office:value="0.904802620410919" calcext:value-type="float">
            <text:p>0.904802620410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20.nii.gz</text:p>
          </table:table-cell>
          <table:table-cell office:value-type="float" office:value="0.840634107589722" calcext:value-type="float">
            <text:p>0.840634107589722</text:p>
          </table:table-cell>
          <table:table-cell office:value-type="float" office:value="0.846794009208679" calcext:value-type="float">
            <text:p>0.846794009208679</text:p>
          </table:table-cell>
          <table:table-cell office:value-type="float" office:value="0.848674833774567" calcext:value-type="float">
            <text:p>0.848674833774567</text:p>
          </table:table-cell>
          <table:table-cell office:value-type="float" office:value="0.848927676677704" calcext:value-type="float">
            <text:p>0.848927676677704</text:p>
          </table:table-cell>
          <table:table-cell office:value-type="float" office:value="0.852218627929688" calcext:value-type="float">
            <text:p>0.852218627929688</text:p>
          </table:table-cell>
          <table:table-cell office:value-type="float" office:value="0.852759003639221" calcext:value-type="float">
            <text:p>0.852759003639221</text:p>
          </table:table-cell>
          <table:table-cell office:value-type="float" office:value="0.852107286453247" calcext:value-type="float">
            <text:p>0.852107286453247</text:p>
          </table:table-cell>
          <table:table-cell office:value-type="float" office:value="0.852192223072052" calcext:value-type="float">
            <text:p>0.852192223072052</text:p>
          </table:table-cell>
          <table:table-cell office:value-type="float" office:value="0.850497722625732" calcext:value-type="float">
            <text:p>0.850497722625732</text:p>
          </table:table-cell>
          <table:table-cell office:value-type="float" office:value="0.851926565170288" calcext:value-type="float">
            <text:p>0.851926565170288</text:p>
          </table:table-cell>
          <table:table-cell office:value-type="float" office:value="0.851304709911346" calcext:value-type="float">
            <text:p>0.851304709911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1.nii.gz</text:p>
          </table:table-cell>
          <table:table-cell office:value-type="float" office:value="0.959457576274872" calcext:value-type="float">
            <text:p>0.959457576274872</text:p>
          </table:table-cell>
          <table:table-cell office:value-type="float" office:value="0.963325500488281" calcext:value-type="float">
            <text:p>0.963325500488281</text:p>
          </table:table-cell>
          <table:table-cell office:value-type="float" office:value="0.96490615606308" calcext:value-type="float">
            <text:p>0.96490615606308</text:p>
          </table:table-cell>
          <table:table-cell office:value-type="float" office:value="0.966278553009033" calcext:value-type="float">
            <text:p>0.966278553009033</text:p>
          </table:table-cell>
          <table:table-cell office:value-type="float" office:value="0.96666431427002" calcext:value-type="float">
            <text:p>0.96666431427002</text:p>
          </table:table-cell>
          <table:table-cell office:value-type="float" office:value="0.967020153999329" calcext:value-type="float">
            <text:p>0.967020153999329</text:p>
          </table:table-cell>
          <table:table-cell office:value-type="float" office:value="0.966851234436035" calcext:value-type="float">
            <text:p>0.966851234436035</text:p>
          </table:table-cell>
          <table:table-cell office:value-type="float" office:value="0.967980325222015" calcext:value-type="float">
            <text:p>0.967980325222015</text:p>
          </table:table-cell>
          <table:table-cell office:value-type="float" office:value="0.968195259571075" calcext:value-type="float">
            <text:p>0.968195259571075</text:p>
          </table:table-cell>
          <table:table-cell office:value-type="float" office:value="0.968391954898834" calcext:value-type="float">
            <text:p>0.968391954898834</text:p>
          </table:table-cell>
          <table:table-cell office:value-type="float" office:value="0.968813002109528" calcext:value-type="float">
            <text:p>0.968813002109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54.nii.gz</text:p>
          </table:table-cell>
          <table:table-cell office:value-type="float" office:value="0.82416969537735" calcext:value-type="float">
            <text:p>0.82416969537735</text:p>
          </table:table-cell>
          <table:table-cell office:value-type="float" office:value="0.824953436851501" calcext:value-type="float">
            <text:p>0.824953436851501</text:p>
          </table:table-cell>
          <table:table-cell office:value-type="float" office:value="0.824944078922272" calcext:value-type="float">
            <text:p>0.824944078922272</text:p>
          </table:table-cell>
          <table:table-cell office:value-type="float" office:value="0.824737429618835" calcext:value-type="float">
            <text:p>0.824737429618835</text:p>
          </table:table-cell>
          <table:table-cell office:value-type="float" office:value="0.824677765369415" calcext:value-type="float">
            <text:p>0.824677765369415</text:p>
          </table:table-cell>
          <table:table-cell office:value-type="float" office:value="0.825084030628204" calcext:value-type="float">
            <text:p>0.825084030628204</text:p>
          </table:table-cell>
          <table:table-cell office:value-type="float" office:value="0.825266301631928" calcext:value-type="float">
            <text:p>0.825266301631928</text:p>
          </table:table-cell>
          <table:table-cell office:value-type="float" office:value="0.825963139533997" calcext:value-type="float">
            <text:p>0.825963139533997</text:p>
          </table:table-cell>
          <table:table-cell office:value-type="float" office:value="0.826572060585022" calcext:value-type="float">
            <text:p>0.826572060585022</text:p>
          </table:table-cell>
          <table:table-cell office:value-type="float" office:value="0.826704025268555" calcext:value-type="float">
            <text:p>0.826704025268555</text:p>
          </table:table-cell>
          <table:table-cell office:value-type="float" office:value="0.828065276145935" calcext:value-type="float">
            <text:p>0.828065276145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17.nii.gz</text:p>
          </table:table-cell>
          <table:table-cell office:value-type="float" office:value="0.920716226100922" calcext:value-type="float">
            <text:p>0.920716226100922</text:p>
          </table:table-cell>
          <table:table-cell office:value-type="float" office:value="0.923213839530945" calcext:value-type="float">
            <text:p>0.923213839530945</text:p>
          </table:table-cell>
          <table:table-cell office:value-type="float" office:value="0.92592591047287" calcext:value-type="float">
            <text:p>0.92592591047287</text:p>
          </table:table-cell>
          <table:table-cell office:value-type="float" office:value="0.926293134689331" calcext:value-type="float">
            <text:p>0.926293134689331</text:p>
          </table:table-cell>
          <table:table-cell office:value-type="float" office:value="0.928383648395538" calcext:value-type="float">
            <text:p>0.928383648395538</text:p>
          </table:table-cell>
          <table:table-cell office:value-type="float" office:value="0.930472254753113" calcext:value-type="float">
            <text:p>0.930472254753113</text:p>
          </table:table-cell>
          <table:table-cell office:value-type="float" office:value="0.932665407657623" calcext:value-type="float">
            <text:p>0.932665407657623</text:p>
          </table:table-cell>
          <table:table-cell office:value-type="float" office:value="0.933178544044495" calcext:value-type="float">
            <text:p>0.933178544044495</text:p>
          </table:table-cell>
          <table:table-cell office:value-type="float" office:value="0.935246825218201" calcext:value-type="float">
            <text:p>0.935246825218201</text:p>
          </table:table-cell>
          <table:table-cell office:value-type="float" office:value="0.937187314033508" calcext:value-type="float">
            <text:p>0.937187314033508</text:p>
          </table:table-cell>
          <table:table-cell office:value-type="float" office:value="0.937857925891876" calcext:value-type="float">
            <text:p>0.937857925891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85.nii.gz</text:p>
          </table:table-cell>
          <table:table-cell office:value-type="float" office:value="0.854237258434296" calcext:value-type="float">
            <text:p>0.854237258434296</text:p>
          </table:table-cell>
          <table:table-cell office:value-type="float" office:value="0.865047991275787" calcext:value-type="float">
            <text:p>0.865047991275787</text:p>
          </table:table-cell>
          <table:table-cell office:value-type="float" office:value="0.865944087505341" calcext:value-type="float">
            <text:p>0.865944087505341</text:p>
          </table:table-cell>
          <table:table-cell office:value-type="float" office:value="0.87779688835144" calcext:value-type="float">
            <text:p>0.87779688835144</text:p>
          </table:table-cell>
          <table:table-cell office:value-type="float" office:value="0.883990705013275" calcext:value-type="float">
            <text:p>0.883990705013275</text:p>
          </table:table-cell>
          <table:table-cell office:value-type="float" office:value="0.890561640262604" calcext:value-type="float">
            <text:p>0.890561640262604</text:p>
          </table:table-cell>
          <table:table-cell office:value-type="float" office:value="0.894460618495941" calcext:value-type="float">
            <text:p>0.894460618495941</text:p>
          </table:table-cell>
          <table:table-cell office:value-type="float" office:value="0.902737319469452" calcext:value-type="float">
            <text:p>0.902737319469452</text:p>
          </table:table-cell>
          <table:table-cell office:value-type="float" office:value="0.909303665161133" calcext:value-type="float">
            <text:p>0.909303665161133</text:p>
          </table:table-cell>
          <table:table-cell office:value-type="float" office:value="0.914150357246399" calcext:value-type="float">
            <text:p>0.914150357246399</text:p>
          </table:table-cell>
          <table:table-cell office:value-type="float" office:value="0.916617393493652" calcext:value-type="float">
            <text:p>0.9166173934936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47.nii.gz</text:p>
          </table:table-cell>
          <table:table-cell office:value-type="float" office:value="0.94167572259903" calcext:value-type="float">
            <text:p>0.94167572259903</text:p>
          </table:table-cell>
          <table:table-cell office:value-type="float" office:value="0.941919028759003" calcext:value-type="float">
            <text:p>0.941919028759003</text:p>
          </table:table-cell>
          <table:table-cell office:value-type="float" office:value="0.94206702709198" calcext:value-type="float">
            <text:p>0.94206702709198</text:p>
          </table:table-cell>
          <table:table-cell office:value-type="float" office:value="0.941925883293152" calcext:value-type="float">
            <text:p>0.941925883293152</text:p>
          </table:table-cell>
          <table:table-cell office:value-type="float" office:value="0.941942691802978" calcext:value-type="float">
            <text:p>0.941942691802978</text:p>
          </table:table-cell>
          <table:table-cell office:value-type="float" office:value="0.942144513130188" calcext:value-type="float">
            <text:p>0.942144513130188</text:p>
          </table:table-cell>
          <table:table-cell office:value-type="float" office:value="0.941811740398407" calcext:value-type="float">
            <text:p>0.941811740398407</text:p>
          </table:table-cell>
          <table:table-cell office:value-type="float" office:value="0.941872119903564" calcext:value-type="float">
            <text:p>0.941872119903564</text:p>
          </table:table-cell>
          <table:table-cell office:value-type="float" office:value="0.94281131029129" calcext:value-type="float">
            <text:p>0.94281131029129</text:p>
          </table:table-cell>
          <table:table-cell office:value-type="float" office:value="0.943484723567963" calcext:value-type="float">
            <text:p>0.943484723567963</text:p>
          </table:table-cell>
          <table:table-cell office:value-type="float" office:value="0.943482875823975" calcext:value-type="float">
            <text:p>0.943482875823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3.nii.gz</text:p>
          </table:table-cell>
          <table:table-cell office:value-type="float" office:value="0.811874628067017" calcext:value-type="float">
            <text:p>0.811874628067017</text:p>
          </table:table-cell>
          <table:table-cell office:value-type="float" office:value="0.810842275619507" calcext:value-type="float">
            <text:p>0.810842275619507</text:p>
          </table:table-cell>
          <table:table-cell office:value-type="float" office:value="0.812353909015656" calcext:value-type="float">
            <text:p>0.812353909015656</text:p>
          </table:table-cell>
          <table:table-cell office:value-type="float" office:value="0.812515676021576" calcext:value-type="float">
            <text:p>0.812515676021576</text:p>
          </table:table-cell>
          <table:table-cell office:value-type="float" office:value="0.814765214920044" calcext:value-type="float">
            <text:p>0.814765214920044</text:p>
          </table:table-cell>
          <table:table-cell office:value-type="float" office:value="0.816835403442383" calcext:value-type="float">
            <text:p>0.816835403442383</text:p>
          </table:table-cell>
          <table:table-cell office:value-type="float" office:value="0.818507730960846" calcext:value-type="float">
            <text:p>0.818507730960846</text:p>
          </table:table-cell>
          <table:table-cell office:value-type="float" office:value="0.815787255764008" calcext:value-type="float">
            <text:p>0.815787255764008</text:p>
          </table:table-cell>
          <table:table-cell office:value-type="float" office:value="0.814982414245606" calcext:value-type="float">
            <text:p>0.814982414245606</text:p>
          </table:table-cell>
          <table:table-cell office:value-type="float" office:value="0.814802408218384" calcext:value-type="float">
            <text:p>0.814802408218384</text:p>
          </table:table-cell>
          <table:table-cell office:value-type="float" office:value="0.816172778606415" calcext:value-type="float">
            <text:p>0.816172778606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6.nii.gz</text:p>
          </table:table-cell>
          <table:table-cell office:value-type="float" office:value="0.889925599098206" calcext:value-type="float">
            <text:p>0.889925599098206</text:p>
          </table:table-cell>
          <table:table-cell office:value-type="float" office:value="0.892579436302185" calcext:value-type="float">
            <text:p>0.892579436302185</text:p>
          </table:table-cell>
          <table:table-cell office:value-type="float" office:value="0.893377840518951" calcext:value-type="float">
            <text:p>0.893377840518951</text:p>
          </table:table-cell>
          <table:table-cell office:value-type="float" office:value="0.895857632160187" calcext:value-type="float">
            <text:p>0.895857632160187</text:p>
          </table:table-cell>
          <table:table-cell office:value-type="float" office:value="0.899305760860443" calcext:value-type="float">
            <text:p>0.899305760860443</text:p>
          </table:table-cell>
          <table:table-cell office:value-type="float" office:value="0.900288999080658" calcext:value-type="float">
            <text:p>0.900288999080658</text:p>
          </table:table-cell>
          <table:table-cell office:value-type="float" office:value="0.900367379188538" calcext:value-type="float">
            <text:p>0.900367379188538</text:p>
          </table:table-cell>
          <table:table-cell office:value-type="float" office:value="0.899960994720459" calcext:value-type="float">
            <text:p>0.899960994720459</text:p>
          </table:table-cell>
          <table:table-cell office:value-type="float" office:value="0.902482450008392" calcext:value-type="float">
            <text:p>0.902482450008392</text:p>
          </table:table-cell>
          <table:table-cell office:value-type="float" office:value="0.901932418346405" calcext:value-type="float">
            <text:p>0.901932418346405</text:p>
          </table:table-cell>
          <table:table-cell office:value-type="float" office:value="0.902550399303436" calcext:value-type="float">
            <text:p>0.902550399303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1.nii.gz</text:p>
          </table:table-cell>
          <table:table-cell office:value-type="float" office:value="0.430216908454895" calcext:value-type="float">
            <text:p>0.430216908454895</text:p>
          </table:table-cell>
          <table:table-cell office:value-type="float" office:value="0.435955733060837" calcext:value-type="float">
            <text:p>0.435955733060837</text:p>
          </table:table-cell>
          <table:table-cell office:value-type="float" office:value="0.440735071897507" calcext:value-type="float">
            <text:p>0.440735071897507</text:p>
          </table:table-cell>
          <table:table-cell office:value-type="float" office:value="0.44682502746582" calcext:value-type="float">
            <text:p>0.44682502746582</text:p>
          </table:table-cell>
          <table:table-cell office:value-type="float" office:value="0.448426306247711" calcext:value-type="float">
            <text:p>0.448426306247711</text:p>
          </table:table-cell>
          <table:table-cell office:value-type="float" office:value="0.450250327587128" calcext:value-type="float">
            <text:p>0.450250327587128</text:p>
          </table:table-cell>
          <table:table-cell office:value-type="float" office:value="0.453871637582779" calcext:value-type="float">
            <text:p>0.453871637582779</text:p>
          </table:table-cell>
          <table:table-cell office:value-type="float" office:value="0.455595999956131" calcext:value-type="float">
            <text:p>0.455595999956131</text:p>
          </table:table-cell>
          <table:table-cell office:value-type="float" office:value="0.457915663719177" calcext:value-type="float">
            <text:p>0.457915663719177</text:p>
          </table:table-cell>
          <table:table-cell office:value-type="float" office:value="0.463520705699921" calcext:value-type="float">
            <text:p>0.463520705699921</text:p>
          </table:table-cell>
          <table:table-cell office:value-type="float" office:value="0.466753154993057" calcext:value-type="float">
            <text:p>0.466753154993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08.nii.gz</text:p>
          </table:table-cell>
          <table:table-cell office:value-type="float" office:value="0.936907947063446" calcext:value-type="float">
            <text:p>0.936907947063446</text:p>
          </table:table-cell>
          <table:table-cell office:value-type="float" office:value="0.938081622123718" calcext:value-type="float">
            <text:p>0.938081622123718</text:p>
          </table:table-cell>
          <table:table-cell office:value-type="float" office:value="0.939247310161591" calcext:value-type="float">
            <text:p>0.939247310161591</text:p>
          </table:table-cell>
          <table:table-cell office:value-type="float" office:value="0.941324234008789" calcext:value-type="float">
            <text:p>0.941324234008789</text:p>
          </table:table-cell>
          <table:table-cell office:value-type="float" office:value="0.94212794303894" calcext:value-type="float">
            <text:p>0.94212794303894</text:p>
          </table:table-cell>
          <table:table-cell office:value-type="float" office:value="0.943515002727508" calcext:value-type="float">
            <text:p>0.943515002727508</text:p>
          </table:table-cell>
          <table:table-cell office:value-type="float" office:value="0.944489419460297" calcext:value-type="float">
            <text:p>0.944489419460297</text:p>
          </table:table-cell>
          <table:table-cell office:value-type="float" office:value="0.945054948329926" calcext:value-type="float">
            <text:p>0.945054948329926</text:p>
          </table:table-cell>
          <table:table-cell office:value-type="float" office:value="0.944945871829987" calcext:value-type="float">
            <text:p>0.944945871829987</text:p>
          </table:table-cell>
          <table:table-cell office:value-type="float" office:value="0.945562899112701" calcext:value-type="float">
            <text:p>0.945562899112701</text:p>
          </table:table-cell>
          <table:table-cell office:value-type="float" office:value="0.945191860198975" calcext:value-type="float">
            <text:p>0.94519186019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6.nii.gz</text:p>
          </table:table-cell>
          <table:table-cell office:value-type="float" office:value="0.965311288833618" calcext:value-type="float">
            <text:p>0.965311288833618</text:p>
          </table:table-cell>
          <table:table-cell office:value-type="float" office:value="0.964783787727356" calcext:value-type="float">
            <text:p>0.964783787727356</text:p>
          </table:table-cell>
          <table:table-cell office:value-type="float" office:value="0.967338621616364" calcext:value-type="float">
            <text:p>0.967338621616364</text:p>
          </table:table-cell>
          <table:table-cell office:value-type="float" office:value="0.967692494392395" calcext:value-type="float">
            <text:p>0.967692494392395</text:p>
          </table:table-cell>
          <table:table-cell office:value-type="float" office:value="0.969011545181274" calcext:value-type="float">
            <text:p>0.969011545181274</text:p>
          </table:table-cell>
          <table:table-cell office:value-type="float" office:value="0.969840228557587" calcext:value-type="float">
            <text:p>0.969840228557587</text:p>
          </table:table-cell>
          <table:table-cell office:value-type="float" office:value="0.970123469829559" calcext:value-type="float">
            <text:p>0.970123469829559</text:p>
          </table:table-cell>
          <table:table-cell office:value-type="float" office:value="0.971443235874176" calcext:value-type="float">
            <text:p>0.971443235874176</text:p>
          </table:table-cell>
          <table:table-cell office:value-type="float" office:value="0.971044182777405" calcext:value-type="float">
            <text:p>0.971044182777405</text:p>
          </table:table-cell>
          <table:table-cell office:value-type="float" office:value="0.972083508968353" calcext:value-type="float">
            <text:p>0.972083508968353</text:p>
          </table:table-cell>
          <table:table-cell office:value-type="float" office:value="0.972761631011963" calcext:value-type="float">
            <text:p>0.972761631011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75.nii.gz</text:p>
          </table:table-cell>
          <table:table-cell office:value-type="float" office:value="0.920383512973785" calcext:value-type="float">
            <text:p>0.920383512973785</text:p>
          </table:table-cell>
          <table:table-cell office:value-type="float" office:value="0.923044681549072" calcext:value-type="float">
            <text:p>0.923044681549072</text:p>
          </table:table-cell>
          <table:table-cell office:value-type="float" office:value="0.921002745628357" calcext:value-type="float">
            <text:p>0.921002745628357</text:p>
          </table:table-cell>
          <table:table-cell office:value-type="float" office:value="0.92203676700592" calcext:value-type="float">
            <text:p>0.92203676700592</text:p>
          </table:table-cell>
          <table:table-cell office:value-type="float" office:value="0.921219825744629" calcext:value-type="float">
            <text:p>0.921219825744629</text:p>
          </table:table-cell>
          <table:table-cell office:value-type="float" office:value="0.923207104206085" calcext:value-type="float">
            <text:p>0.923207104206085</text:p>
          </table:table-cell>
          <table:table-cell office:value-type="float" office:value="0.92193466424942" calcext:value-type="float">
            <text:p>0.92193466424942</text:p>
          </table:table-cell>
          <table:table-cell office:value-type="float" office:value="0.923403322696686" calcext:value-type="float">
            <text:p>0.923403322696686</text:p>
          </table:table-cell>
          <table:table-cell office:value-type="float" office:value="0.921831727027893" calcext:value-type="float">
            <text:p>0.921831727027893</text:p>
          </table:table-cell>
          <table:table-cell office:value-type="float" office:value="0.923894584178925" calcext:value-type="float">
            <text:p>0.923894584178925</text:p>
          </table:table-cell>
          <table:table-cell office:value-type="float" office:value="0.922061324119568" calcext:value-type="float">
            <text:p>0.922061324119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4.nii.gz</text:p>
          </table:table-cell>
          <table:table-cell office:value-type="float" office:value="0.872753143310547" calcext:value-type="float">
            <text:p>0.872753143310547</text:p>
          </table:table-cell>
          <table:table-cell office:value-type="float" office:value="0.881069958209991" calcext:value-type="float">
            <text:p>0.881069958209991</text:p>
          </table:table-cell>
          <table:table-cell office:value-type="float" office:value="0.88395607471466" calcext:value-type="float">
            <text:p>0.88395607471466</text:p>
          </table:table-cell>
          <table:table-cell office:value-type="float" office:value="0.884208500385284" calcext:value-type="float">
            <text:p>0.884208500385284</text:p>
          </table:table-cell>
          <table:table-cell office:value-type="float" office:value="0.886549949645996" calcext:value-type="float">
            <text:p>0.886549949645996</text:p>
          </table:table-cell>
          <table:table-cell office:value-type="float" office:value="0.888370513916016" calcext:value-type="float">
            <text:p>0.888370513916016</text:p>
          </table:table-cell>
          <table:table-cell office:value-type="float" office:value="0.88801246881485" calcext:value-type="float">
            <text:p>0.88801246881485</text:p>
          </table:table-cell>
          <table:table-cell office:value-type="float" office:value="0.890298664569855" calcext:value-type="float">
            <text:p>0.890298664569855</text:p>
          </table:table-cell>
          <table:table-cell office:value-type="float" office:value="0.89143306016922" calcext:value-type="float">
            <text:p>0.89143306016922</text:p>
          </table:table-cell>
          <table:table-cell office:value-type="float" office:value="0.891126871109009" calcext:value-type="float">
            <text:p>0.891126871109009</text:p>
          </table:table-cell>
          <table:table-cell office:value-type="float" office:value="0.892479419708252" calcext:value-type="float">
            <text:p>0.89247941970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53.nii.gz</text:p>
          </table:table-cell>
          <table:table-cell office:value-type="float" office:value="0.910921335220337" calcext:value-type="float">
            <text:p>0.910921335220337</text:p>
          </table:table-cell>
          <table:table-cell office:value-type="float" office:value="0.913271129131317" calcext:value-type="float">
            <text:p>0.913271129131317</text:p>
          </table:table-cell>
          <table:table-cell office:value-type="float" office:value="0.915243446826935" calcext:value-type="float">
            <text:p>0.915243446826935</text:p>
          </table:table-cell>
          <table:table-cell office:value-type="float" office:value="0.916099011898041" calcext:value-type="float">
            <text:p>0.916099011898041</text:p>
          </table:table-cell>
          <table:table-cell office:value-type="float" office:value="0.916357934474945" calcext:value-type="float">
            <text:p>0.916357934474945</text:p>
          </table:table-cell>
          <table:table-cell office:value-type="float" office:value="0.919171571731567" calcext:value-type="float">
            <text:p>0.919171571731567</text:p>
          </table:table-cell>
          <table:table-cell office:value-type="float" office:value="0.92143315076828" calcext:value-type="float">
            <text:p>0.92143315076828</text:p>
          </table:table-cell>
          <table:table-cell office:value-type="float" office:value="0.922354102134705" calcext:value-type="float">
            <text:p>0.922354102134705</text:p>
          </table:table-cell>
          <table:table-cell office:value-type="float" office:value="0.923347294330597" calcext:value-type="float">
            <text:p>0.923347294330597</text:p>
          </table:table-cell>
          <table:table-cell office:value-type="float" office:value="0.924068212509155" calcext:value-type="float">
            <text:p>0.924068212509155</text:p>
          </table:table-cell>
          <table:table-cell office:value-type="float" office:value="0.92402708530426" calcext:value-type="float">
            <text:p>0.92402708530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67.nii.gz</text:p>
          </table:table-cell>
          <table:table-cell office:value-type="float" office:value="0.948126792907715" calcext:value-type="float">
            <text:p>0.948126792907715</text:p>
          </table:table-cell>
          <table:table-cell office:value-type="float" office:value="0.949950397014618" calcext:value-type="float">
            <text:p>0.949950397014618</text:p>
          </table:table-cell>
          <table:table-cell office:value-type="float" office:value="0.953065633773804" calcext:value-type="float">
            <text:p>0.953065633773804</text:p>
          </table:table-cell>
          <table:table-cell office:value-type="float" office:value="0.953652560710907" calcext:value-type="float">
            <text:p>0.953652560710907</text:p>
          </table:table-cell>
          <table:table-cell office:value-type="float" office:value="0.955112814903259" calcext:value-type="float">
            <text:p>0.955112814903259</text:p>
          </table:table-cell>
          <table:table-cell office:value-type="float" office:value="0.955707967281342" calcext:value-type="float">
            <text:p>0.955707967281342</text:p>
          </table:table-cell>
          <table:table-cell office:value-type="float" office:value="0.956466436386108" calcext:value-type="float">
            <text:p>0.956466436386108</text:p>
          </table:table-cell>
          <table:table-cell office:value-type="float" office:value="0.957122087478638" calcext:value-type="float">
            <text:p>0.957122087478638</text:p>
          </table:table-cell>
          <table:table-cell office:value-type="float" office:value="0.957410097122192" calcext:value-type="float">
            <text:p>0.957410097122192</text:p>
          </table:table-cell>
          <table:table-cell office:value-type="float" office:value="0.959596395492554" calcext:value-type="float">
            <text:p>0.959596395492554</text:p>
          </table:table-cell>
          <table:table-cell office:value-type="float" office:value="0.960320353507996" calcext:value-type="float">
            <text:p>0.960320353507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72.nii.gz</text:p>
          </table:table-cell>
          <table:table-cell office:value-type="float" office:value="0.864514708518982" calcext:value-type="float">
            <text:p>0.864514708518982</text:p>
          </table:table-cell>
          <table:table-cell office:value-type="float" office:value="0.874148368835449" calcext:value-type="float">
            <text:p>0.874148368835449</text:p>
          </table:table-cell>
          <table:table-cell office:value-type="float" office:value="0.877336859703064" calcext:value-type="float">
            <text:p>0.877336859703064</text:p>
          </table:table-cell>
          <table:table-cell office:value-type="float" office:value="0.882194876670837" calcext:value-type="float">
            <text:p>0.882194876670837</text:p>
          </table:table-cell>
          <table:table-cell office:value-type="float" office:value="0.884006381034851" calcext:value-type="float">
            <text:p>0.884006381034851</text:p>
          </table:table-cell>
          <table:table-cell office:value-type="float" office:value="0.88715124130249" calcext:value-type="float">
            <text:p>0.88715124130249</text:p>
          </table:table-cell>
          <table:table-cell office:value-type="float" office:value="0.880452811717987" calcext:value-type="float">
            <text:p>0.880452811717987</text:p>
          </table:table-cell>
          <table:table-cell office:value-type="float" office:value="0.887631058692932" calcext:value-type="float">
            <text:p>0.887631058692932</text:p>
          </table:table-cell>
          <table:table-cell office:value-type="float" office:value="0.883481919765472" calcext:value-type="float">
            <text:p>0.883481919765472</text:p>
          </table:table-cell>
          <table:table-cell office:value-type="float" office:value="0.890690445899963" calcext:value-type="float">
            <text:p>0.890690445899963</text:p>
          </table:table-cell>
          <table:table-cell office:value-type="float" office:value="0.886380851268768" calcext:value-type="float">
            <text:p>0.886380851268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14.nii.gz</text:p>
          </table:table-cell>
          <table:table-cell office:value-type="float" office:value="0.943358182907104" calcext:value-type="float">
            <text:p>0.943358182907104</text:p>
          </table:table-cell>
          <table:table-cell office:value-type="float" office:value="0.94351315498352" calcext:value-type="float">
            <text:p>0.94351315498352</text:p>
          </table:table-cell>
          <table:table-cell office:value-type="float" office:value="0.944282412528992" calcext:value-type="float">
            <text:p>0.944282412528992</text:p>
          </table:table-cell>
          <table:table-cell office:value-type="float" office:value="0.944999814033508" calcext:value-type="float">
            <text:p>0.944999814033508</text:p>
          </table:table-cell>
          <table:table-cell office:value-type="float" office:value="0.945490002632141" calcext:value-type="float">
            <text:p>0.945490002632141</text:p>
          </table:table-cell>
          <table:table-cell office:value-type="float" office:value="0.945434093475342" calcext:value-type="float">
            <text:p>0.945434093475342</text:p>
          </table:table-cell>
          <table:table-cell office:value-type="float" office:value="0.94512677192688" calcext:value-type="float">
            <text:p>0.94512677192688</text:p>
          </table:table-cell>
          <table:table-cell office:value-type="float" office:value="0.945700347423553" calcext:value-type="float">
            <text:p>0.945700347423553</text:p>
          </table:table-cell>
          <table:table-cell office:value-type="float" office:value="0.945601999759674" calcext:value-type="float">
            <text:p>0.945601999759674</text:p>
          </table:table-cell>
          <table:table-cell office:value-type="float" office:value="0.945604801177978" calcext:value-type="float">
            <text:p>0.945604801177978</text:p>
          </table:table-cell>
          <table:table-cell office:value-type="float" office:value="0.945788323879242" calcext:value-type="float">
            <text:p>0.945788323879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71.nii.gz</text:p>
          </table:table-cell>
          <table:table-cell office:value-type="float" office:value="0.943109810352325" calcext:value-type="float">
            <text:p>0.943109810352325</text:p>
          </table:table-cell>
          <table:table-cell office:value-type="float" office:value="0.944127202033997" calcext:value-type="float">
            <text:p>0.944127202033997</text:p>
          </table:table-cell>
          <table:table-cell office:value-type="float" office:value="0.944765627384186" calcext:value-type="float">
            <text:p>0.944765627384186</text:p>
          </table:table-cell>
          <table:table-cell office:value-type="float" office:value="0.945682525634766" calcext:value-type="float">
            <text:p>0.945682525634766</text:p>
          </table:table-cell>
          <table:table-cell office:value-type="float" office:value="0.946808993816376" calcext:value-type="float">
            <text:p>0.946808993816376</text:p>
          </table:table-cell>
          <table:table-cell office:value-type="float" office:value="0.947213888168335" calcext:value-type="float">
            <text:p>0.947213888168335</text:p>
          </table:table-cell>
          <table:table-cell office:value-type="float" office:value="0.947150945663452" calcext:value-type="float">
            <text:p>0.947150945663452</text:p>
          </table:table-cell>
          <table:table-cell office:value-type="float" office:value="0.947629749774933" calcext:value-type="float">
            <text:p>0.947629749774933</text:p>
          </table:table-cell>
          <table:table-cell office:value-type="float" office:value="0.94774866104126" calcext:value-type="float">
            <text:p>0.94774866104126</text:p>
          </table:table-cell>
          <table:table-cell office:value-type="float" office:value="0.947710156440735" calcext:value-type="float">
            <text:p>0.947710156440735</text:p>
          </table:table-cell>
          <table:table-cell office:value-type="float" office:value="0.948583781719208" calcext:value-type="float">
            <text:p>0.948583781719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27.nii.gz</text:p>
          </table:table-cell>
          <table:table-cell office:value-type="float" office:value="0.947391450405121" calcext:value-type="float">
            <text:p>0.947391450405121</text:p>
          </table:table-cell>
          <table:table-cell office:value-type="float" office:value="0.949274301528931" calcext:value-type="float">
            <text:p>0.949274301528931</text:p>
          </table:table-cell>
          <table:table-cell office:value-type="float" office:value="0.950181722640991" calcext:value-type="float">
            <text:p>0.950181722640991</text:p>
          </table:table-cell>
          <table:table-cell office:value-type="float" office:value="0.950238883495331" calcext:value-type="float">
            <text:p>0.950238883495331</text:p>
          </table:table-cell>
          <table:table-cell office:value-type="float" office:value="0.950603663921356" calcext:value-type="float">
            <text:p>0.950603663921356</text:p>
          </table:table-cell>
          <table:table-cell office:value-type="float" office:value="0.951510667800903" calcext:value-type="float">
            <text:p>0.951510667800903</text:p>
          </table:table-cell>
          <table:table-cell office:value-type="float" office:value="0.951959609985352" calcext:value-type="float">
            <text:p>0.951959609985352</text:p>
          </table:table-cell>
          <table:table-cell office:value-type="float" office:value="0.952816307544708" calcext:value-type="float">
            <text:p>0.952816307544708</text:p>
          </table:table-cell>
          <table:table-cell office:value-type="float" office:value="0.952978491783142" calcext:value-type="float">
            <text:p>0.952978491783142</text:p>
          </table:table-cell>
          <table:table-cell office:value-type="float" office:value="0.95412027835846" calcext:value-type="float">
            <text:p>0.95412027835846</text:p>
          </table:table-cell>
          <table:table-cell office:value-type="float" office:value="0.954722166061401" calcext:value-type="float">
            <text:p>0.954722166061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57.nii.gz</text:p>
          </table:table-cell>
          <table:table-cell office:value-type="float" office:value="0.889889895915985" calcext:value-type="float">
            <text:p>0.889889895915985</text:p>
          </table:table-cell>
          <table:table-cell office:value-type="float" office:value="0.894287168979645" calcext:value-type="float">
            <text:p>0.894287168979645</text:p>
          </table:table-cell>
          <table:table-cell office:value-type="float" office:value="0.897284507751465" calcext:value-type="float">
            <text:p>0.897284507751465</text:p>
          </table:table-cell>
          <table:table-cell office:value-type="float" office:value="0.902133405208588" calcext:value-type="float">
            <text:p>0.902133405208588</text:p>
          </table:table-cell>
          <table:table-cell office:value-type="float" office:value="0.908780932426452" calcext:value-type="float">
            <text:p>0.908780932426452</text:p>
          </table:table-cell>
          <table:table-cell office:value-type="float" office:value="0.912106692790985" calcext:value-type="float">
            <text:p>0.912106692790985</text:p>
          </table:table-cell>
          <table:table-cell office:value-type="float" office:value="0.915509879589081" calcext:value-type="float">
            <text:p>0.915509879589081</text:p>
          </table:table-cell>
          <table:table-cell office:value-type="float" office:value="0.918574631214142" calcext:value-type="float">
            <text:p>0.918574631214142</text:p>
          </table:table-cell>
          <table:table-cell office:value-type="float" office:value="0.921197533607483" calcext:value-type="float">
            <text:p>0.921197533607483</text:p>
          </table:table-cell>
          <table:table-cell office:value-type="float" office:value="0.922122657299041" calcext:value-type="float">
            <text:p>0.922122657299041</text:p>
          </table:table-cell>
          <table:table-cell office:value-type="float" office:value="0.922917366027832" calcext:value-type="float">
            <text:p>0.922917366027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16.nii.gz</text:p>
          </table:table-cell>
          <table:table-cell office:value-type="float" office:value="0.441950261592865" calcext:value-type="float">
            <text:p>0.441950261592865</text:p>
          </table:table-cell>
          <table:table-cell office:value-type="float" office:value="0.443634450435638" calcext:value-type="float">
            <text:p>0.443634450435638</text:p>
          </table:table-cell>
          <table:table-cell office:value-type="float" office:value="0.446319133043289" calcext:value-type="float">
            <text:p>0.446319133043289</text:p>
          </table:table-cell>
          <table:table-cell office:value-type="float" office:value="0.447203755378723" calcext:value-type="float">
            <text:p>0.447203755378723</text:p>
          </table:table-cell>
          <table:table-cell office:value-type="float" office:value="0.446006596088409" calcext:value-type="float">
            <text:p>0.446006596088409</text:p>
          </table:table-cell>
          <table:table-cell office:value-type="float" office:value="0.446325242519379" calcext:value-type="float">
            <text:p>0.446325242519379</text:p>
          </table:table-cell>
          <table:table-cell office:value-type="float" office:value="0.451427817344665" calcext:value-type="float">
            <text:p>0.451427817344665</text:p>
          </table:table-cell>
          <table:table-cell office:value-type="float" office:value="0.451021879911423" calcext:value-type="float">
            <text:p>0.451021879911423</text:p>
          </table:table-cell>
          <table:table-cell office:value-type="float" office:value="0.450846791267395" calcext:value-type="float">
            <text:p>0.450846791267395</text:p>
          </table:table-cell>
          <table:table-cell office:value-type="float" office:value="0.451260298490524" calcext:value-type="float">
            <text:p>0.451260298490524</text:p>
          </table:table-cell>
          <table:table-cell office:value-type="float" office:value="0.453612357378006" calcext:value-type="float">
            <text:p>0.453612357378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5.nii.gz</text:p>
          </table:table-cell>
          <table:table-cell office:value-type="float" office:value="0.801050841808319" calcext:value-type="float">
            <text:p>0.801050841808319</text:p>
          </table:table-cell>
          <table:table-cell office:value-type="float" office:value="0.806164801120758" calcext:value-type="float">
            <text:p>0.806164801120758</text:p>
          </table:table-cell>
          <table:table-cell office:value-type="float" office:value="0.810900986194611" calcext:value-type="float">
            <text:p>0.810900986194611</text:p>
          </table:table-cell>
          <table:table-cell office:value-type="float" office:value="0.814368367195129" calcext:value-type="float">
            <text:p>0.814368367195129</text:p>
          </table:table-cell>
          <table:table-cell office:value-type="float" office:value="0.816274344921112" calcext:value-type="float">
            <text:p>0.816274344921112</text:p>
          </table:table-cell>
          <table:table-cell office:value-type="float" office:value="0.818585693836212" calcext:value-type="float">
            <text:p>0.818585693836212</text:p>
          </table:table-cell>
          <table:table-cell office:value-type="float" office:value="0.822812736034393" calcext:value-type="float">
            <text:p>0.822812736034393</text:p>
          </table:table-cell>
          <table:table-cell office:value-type="float" office:value="0.823006391525269" calcext:value-type="float">
            <text:p>0.823006391525269</text:p>
          </table:table-cell>
          <table:table-cell office:value-type="float" office:value="0.823430240154266" calcext:value-type="float">
            <text:p>0.823430240154266</text:p>
          </table:table-cell>
          <table:table-cell office:value-type="float" office:value="0.825458228588104" calcext:value-type="float">
            <text:p>0.825458228588104</text:p>
          </table:table-cell>
          <table:table-cell office:value-type="float" office:value="0.827361047267914" calcext:value-type="float">
            <text:p>0.827361047267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2.nii.gz</text:p>
          </table:table-cell>
          <table:table-cell office:value-type="float" office:value="0.507903039455414" calcext:value-type="float">
            <text:p>0.507903039455414</text:p>
          </table:table-cell>
          <table:table-cell office:value-type="float" office:value="0.513072311878204" calcext:value-type="float">
            <text:p>0.513072311878204</text:p>
          </table:table-cell>
          <table:table-cell office:value-type="float" office:value="0.521319389343262" calcext:value-type="float">
            <text:p>0.521319389343262</text:p>
          </table:table-cell>
          <table:table-cell office:value-type="float" office:value="0.525537610054016" calcext:value-type="float">
            <text:p>0.525537610054016</text:p>
          </table:table-cell>
          <table:table-cell office:value-type="float" office:value="0.5296271443367" calcext:value-type="float">
            <text:p>0.5296271443367</text:p>
          </table:table-cell>
          <table:table-cell office:value-type="float" office:value="0.53429114818573" calcext:value-type="float">
            <text:p>0.53429114818573</text:p>
          </table:table-cell>
          <table:table-cell office:value-type="float" office:value="0.542825996875763" calcext:value-type="float">
            <text:p>0.542825996875763</text:p>
          </table:table-cell>
          <table:table-cell office:value-type="float" office:value="0.549105942249298" calcext:value-type="float">
            <text:p>0.549105942249298</text:p>
          </table:table-cell>
          <table:table-cell office:value-type="float" office:value="0.550151169300079" calcext:value-type="float">
            <text:p>0.550151169300079</text:p>
          </table:table-cell>
          <table:table-cell office:value-type="float" office:value="0.553179740905762" calcext:value-type="float">
            <text:p>0.553179740905762</text:p>
          </table:table-cell>
          <table:table-cell office:value-type="float" office:value="0.558074831962585" calcext:value-type="float">
            <text:p>0.558074831962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9.nii.gz</text:p>
          </table:table-cell>
          <table:table-cell office:value-type="float" office:value="0.910944879055023" calcext:value-type="float">
            <text:p>0.910944879055023</text:p>
          </table:table-cell>
          <table:table-cell office:value-type="float" office:value="0.913451910018921" calcext:value-type="float">
            <text:p>0.913451910018921</text:p>
          </table:table-cell>
          <table:table-cell office:value-type="float" office:value="0.915666103363037" calcext:value-type="float">
            <text:p>0.915666103363037</text:p>
          </table:table-cell>
          <table:table-cell office:value-type="float" office:value="0.917377829551697" calcext:value-type="float">
            <text:p>0.917377829551697</text:p>
          </table:table-cell>
          <table:table-cell office:value-type="float" office:value="0.918704628944397" calcext:value-type="float">
            <text:p>0.918704628944397</text:p>
          </table:table-cell>
          <table:table-cell office:value-type="float" office:value="0.918225169181824" calcext:value-type="float">
            <text:p>0.918225169181824</text:p>
          </table:table-cell>
          <table:table-cell office:value-type="float" office:value="0.919734537601471" calcext:value-type="float">
            <text:p>0.919734537601471</text:p>
          </table:table-cell>
          <table:table-cell office:value-type="float" office:value="0.922222197055817" calcext:value-type="float">
            <text:p>0.922222197055817</text:p>
          </table:table-cell>
          <table:table-cell office:value-type="float" office:value="0.920680582523346" calcext:value-type="float">
            <text:p>0.920680582523346</text:p>
          </table:table-cell>
          <table:table-cell office:value-type="float" office:value="0.921503663063049" calcext:value-type="float">
            <text:p>0.921503663063049</text:p>
          </table:table-cell>
          <table:table-cell office:value-type="float" office:value="0.92190808057785" calcext:value-type="float">
            <text:p>0.92190808057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83.nii.gz</text:p>
          </table:table-cell>
          <table:table-cell office:value-type="float" office:value="0.946900427341461" calcext:value-type="float">
            <text:p>0.946900427341461</text:p>
          </table:table-cell>
          <table:table-cell office:value-type="float" office:value="0.947687149047852" calcext:value-type="float">
            <text:p>0.947687149047852</text:p>
          </table:table-cell>
          <table:table-cell office:value-type="float" office:value="0.948122084140778" calcext:value-type="float">
            <text:p>0.948122084140778</text:p>
          </table:table-cell>
          <table:table-cell office:value-type="float" office:value="0.949238955974579" calcext:value-type="float">
            <text:p>0.949238955974579</text:p>
          </table:table-cell>
          <table:table-cell office:value-type="float" office:value="0.949086010456085" calcext:value-type="float">
            <text:p>0.949086010456085</text:p>
          </table:table-cell>
          <table:table-cell office:value-type="float" office:value="0.949719250202179" calcext:value-type="float">
            <text:p>0.949719250202179</text:p>
          </table:table-cell>
          <table:table-cell office:value-type="float" office:value="0.950776159763336" calcext:value-type="float">
            <text:p>0.950776159763336</text:p>
          </table:table-cell>
          <table:table-cell office:value-type="float" office:value="0.951326727867126" calcext:value-type="float">
            <text:p>0.951326727867126</text:p>
          </table:table-cell>
          <table:table-cell office:value-type="float" office:value="0.95161908864975" calcext:value-type="float">
            <text:p>0.95161908864975</text:p>
          </table:table-cell>
          <table:table-cell office:value-type="float" office:value="0.951949894428253" calcext:value-type="float">
            <text:p>0.951949894428253</text:p>
          </table:table-cell>
          <table:table-cell office:value-type="float" office:value="0.951954305171967" calcext:value-type="float">
            <text:p>0.951954305171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30.nii.gz</text:p>
          </table:table-cell>
          <table:table-cell office:value-type="float" office:value="0.909514904022217" calcext:value-type="float">
            <text:p>0.909514904022217</text:p>
          </table:table-cell>
          <table:table-cell office:value-type="float" office:value="0.909347176551819" calcext:value-type="float">
            <text:p>0.909347176551819</text:p>
          </table:table-cell>
          <table:table-cell office:value-type="float" office:value="0.909682810306549" calcext:value-type="float">
            <text:p>0.909682810306549</text:p>
          </table:table-cell>
          <table:table-cell office:value-type="float" office:value="0.91015636920929" calcext:value-type="float">
            <text:p>0.91015636920929</text:p>
          </table:table-cell>
          <table:table-cell office:value-type="float" office:value="0.910811245441437" calcext:value-type="float">
            <text:p>0.910811245441437</text:p>
          </table:table-cell>
          <table:table-cell office:value-type="float" office:value="0.911458253860474" calcext:value-type="float">
            <text:p>0.911458253860474</text:p>
          </table:table-cell>
          <table:table-cell office:value-type="float" office:value="0.91202312707901" calcext:value-type="float">
            <text:p>0.91202312707901</text:p>
          </table:table-cell>
          <table:table-cell office:value-type="float" office:value="0.912179231643677" calcext:value-type="float">
            <text:p>0.912179231643677</text:p>
          </table:table-cell>
          <table:table-cell office:value-type="float" office:value="0.914937674999237" calcext:value-type="float">
            <text:p>0.914937674999237</text:p>
          </table:table-cell>
          <table:table-cell office:value-type="float" office:value="0.91328752040863" calcext:value-type="float">
            <text:p>0.91328752040863</text:p>
          </table:table-cell>
          <table:table-cell office:value-type="float" office:value="0.913470983505249" calcext:value-type="float">
            <text:p>0.913470983505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5.nii.gz</text:p>
          </table:table-cell>
          <table:table-cell office:value-type="float" office:value="0.809253990650177" calcext:value-type="float">
            <text:p>0.809253990650177</text:p>
          </table:table-cell>
          <table:table-cell office:value-type="float" office:value="0.815235376358032" calcext:value-type="float">
            <text:p>0.815235376358032</text:p>
          </table:table-cell>
          <table:table-cell office:value-type="float" office:value="0.816248536109924" calcext:value-type="float">
            <text:p>0.816248536109924</text:p>
          </table:table-cell>
          <table:table-cell office:value-type="float" office:value="0.821694254875183" calcext:value-type="float">
            <text:p>0.821694254875183</text:p>
          </table:table-cell>
          <table:table-cell office:value-type="float" office:value="0.820327579975128" calcext:value-type="float">
            <text:p>0.820327579975128</text:p>
          </table:table-cell>
          <table:table-cell office:value-type="float" office:value="0.821618974208832" calcext:value-type="float">
            <text:p>0.821618974208832</text:p>
          </table:table-cell>
          <table:table-cell office:value-type="float" office:value="0.809005439281464" calcext:value-type="float">
            <text:p>0.809005439281464</text:p>
          </table:table-cell>
          <table:table-cell office:value-type="float" office:value="0.8162761926651" calcext:value-type="float">
            <text:p>0.8162761926651</text:p>
          </table:table-cell>
          <table:table-cell office:value-type="float" office:value="0.815107405185699" calcext:value-type="float">
            <text:p>0.815107405185699</text:p>
          </table:table-cell>
          <table:table-cell office:value-type="float" office:value="0.818924963474274" calcext:value-type="float">
            <text:p>0.818924963474274</text:p>
          </table:table-cell>
          <table:table-cell office:value-type="float" office:value="0.818980693817139" calcext:value-type="float">
            <text:p>0.818980693817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0.nii.gz</text:p>
          </table:table-cell>
          <table:table-cell office:value-type="float" office:value="0.892638802528381" calcext:value-type="float">
            <text:p>0.892638802528381</text:p>
          </table:table-cell>
          <table:table-cell office:value-type="float" office:value="0.898275852203369" calcext:value-type="float">
            <text:p>0.898275852203369</text:p>
          </table:table-cell>
          <table:table-cell office:value-type="float" office:value="0.900018513202667" calcext:value-type="float">
            <text:p>0.900018513202667</text:p>
          </table:table-cell>
          <table:table-cell office:value-type="float" office:value="0.908512234687805" calcext:value-type="float">
            <text:p>0.908512234687805</text:p>
          </table:table-cell>
          <table:table-cell office:value-type="float" office:value="0.94608986377716" calcext:value-type="float">
            <text:p>0.94608986377716</text:p>
          </table:table-cell>
          <table:table-cell office:value-type="float" office:value="0.948706269264221" calcext:value-type="float">
            <text:p>0.948706269264221</text:p>
          </table:table-cell>
          <table:table-cell office:value-type="float" office:value="0.949641227722168" calcext:value-type="float">
            <text:p>0.949641227722168</text:p>
          </table:table-cell>
          <table:table-cell office:value-type="float" office:value="0.949937999248504" calcext:value-type="float">
            <text:p>0.949937999248504</text:p>
          </table:table-cell>
          <table:table-cell office:value-type="float" office:value="0.951801717281342" calcext:value-type="float">
            <text:p>0.951801717281342</text:p>
          </table:table-cell>
          <table:table-cell office:value-type="float" office:value="0.951633989810944" calcext:value-type="float">
            <text:p>0.951633989810944</text:p>
          </table:table-cell>
          <table:table-cell office:value-type="float" office:value="0.953346848487854" calcext:value-type="float">
            <text:p>0.953346848487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68.nii.gz</text:p>
          </table:table-cell>
          <table:table-cell office:value-type="float" office:value="0.941021680831909" calcext:value-type="float">
            <text:p>0.941021680831909</text:p>
          </table:table-cell>
          <table:table-cell office:value-type="float" office:value="0.942092955112457" calcext:value-type="float">
            <text:p>0.942092955112457</text:p>
          </table:table-cell>
          <table:table-cell office:value-type="float" office:value="0.942326426506042" calcext:value-type="float">
            <text:p>0.942326426506042</text:p>
          </table:table-cell>
          <table:table-cell office:value-type="float" office:value="0.944011092185974" calcext:value-type="float">
            <text:p>0.944011092185974</text:p>
          </table:table-cell>
          <table:table-cell office:value-type="float" office:value="0.942510783672333" calcext:value-type="float">
            <text:p>0.942510783672333</text:p>
          </table:table-cell>
          <table:table-cell office:value-type="float" office:value="0.942532241344452" calcext:value-type="float">
            <text:p>0.942532241344452</text:p>
          </table:table-cell>
          <table:table-cell office:value-type="float" office:value="0.943920373916626" calcext:value-type="float">
            <text:p>0.943920373916626</text:p>
          </table:table-cell>
          <table:table-cell office:value-type="float" office:value="0.942491173744202" calcext:value-type="float">
            <text:p>0.942491173744202</text:p>
          </table:table-cell>
          <table:table-cell office:value-type="float" office:value="0.943714678287506" calcext:value-type="float">
            <text:p>0.943714678287506</text:p>
          </table:table-cell>
          <table:table-cell office:value-type="float" office:value="0.942261159420013" calcext:value-type="float">
            <text:p>0.942261159420013</text:p>
          </table:table-cell>
          <table:table-cell office:value-type="float" office:value="0.94266015291214" calcext:value-type="float">
            <text:p>0.94266015291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91.nii.gz</text:p>
          </table:table-cell>
          <table:table-cell office:value-type="float" office:value="0.910061299800873" calcext:value-type="float">
            <text:p>0.910061299800873</text:p>
          </table:table-cell>
          <table:table-cell office:value-type="float" office:value="0.911414980888367" calcext:value-type="float">
            <text:p>0.911414980888367</text:p>
          </table:table-cell>
          <table:table-cell office:value-type="float" office:value="0.911201536655426" calcext:value-type="float">
            <text:p>0.911201536655426</text:p>
          </table:table-cell>
          <table:table-cell office:value-type="float" office:value="0.912894427776337" calcext:value-type="float">
            <text:p>0.912894427776337</text:p>
          </table:table-cell>
          <table:table-cell office:value-type="float" office:value="0.913446187973022" calcext:value-type="float">
            <text:p>0.913446187973022</text:p>
          </table:table-cell>
          <table:table-cell office:value-type="float" office:value="0.915107071399689" calcext:value-type="float">
            <text:p>0.915107071399689</text:p>
          </table:table-cell>
          <table:table-cell office:value-type="float" office:value="0.915105164051056" calcext:value-type="float">
            <text:p>0.915105164051056</text:p>
          </table:table-cell>
          <table:table-cell office:value-type="float" office:value="0.915926098823547" calcext:value-type="float">
            <text:p>0.915926098823547</text:p>
          </table:table-cell>
          <table:table-cell office:value-type="float" office:value="0.917400896549225" calcext:value-type="float">
            <text:p>0.917400896549225</text:p>
          </table:table-cell>
          <table:table-cell office:value-type="float" office:value="0.918336689472198" calcext:value-type="float">
            <text:p>0.918336689472198</text:p>
          </table:table-cell>
          <table:table-cell office:value-type="float" office:value="0.918745636940002" calcext:value-type="float">
            <text:p>0.91874563694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81.nii.gz</text:p>
          </table:table-cell>
          <table:table-cell office:value-type="float" office:value="0.947071194648743" calcext:value-type="float">
            <text:p>0.947071194648743</text:p>
          </table:table-cell>
          <table:table-cell office:value-type="float" office:value="0.947966635227203" calcext:value-type="float">
            <text:p>0.947966635227203</text:p>
          </table:table-cell>
          <table:table-cell office:value-type="float" office:value="0.948548495769501" calcext:value-type="float">
            <text:p>0.948548495769501</text:p>
          </table:table-cell>
          <table:table-cell office:value-type="float" office:value="0.948551893234253" calcext:value-type="float">
            <text:p>0.948551893234253</text:p>
          </table:table-cell>
          <table:table-cell office:value-type="float" office:value="0.948686778545379" calcext:value-type="float">
            <text:p>0.948686778545379</text:p>
          </table:table-cell>
          <table:table-cell office:value-type="float" office:value="0.94927966594696" calcext:value-type="float">
            <text:p>0.94927966594696</text:p>
          </table:table-cell>
          <table:table-cell office:value-type="float" office:value="0.95046055316925" calcext:value-type="float">
            <text:p>0.95046055316925</text:p>
          </table:table-cell>
          <table:table-cell office:value-type="float" office:value="0.95048850774765" calcext:value-type="float">
            <text:p>0.95048850774765</text:p>
          </table:table-cell>
          <table:table-cell office:value-type="float" office:value="0.950985848903656" calcext:value-type="float">
            <text:p>0.950985848903656</text:p>
          </table:table-cell>
          <table:table-cell office:value-type="float" office:value="0.951026856899262" calcext:value-type="float">
            <text:p>0.951026856899262</text:p>
          </table:table-cell>
          <table:table-cell office:value-type="float" office:value="0.950957775115967" calcext:value-type="float">
            <text:p>0.950957775115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03.nii.gz</text:p>
          </table:table-cell>
          <table:table-cell office:value-type="float" office:value="0.952396750450134" calcext:value-type="float">
            <text:p>0.952396750450134</text:p>
          </table:table-cell>
          <table:table-cell office:value-type="float" office:value="0.953119814395904" calcext:value-type="float">
            <text:p>0.953119814395904</text:p>
          </table:table-cell>
          <table:table-cell office:value-type="float" office:value="0.953720986843109" calcext:value-type="float">
            <text:p>0.953720986843109</text:p>
          </table:table-cell>
          <table:table-cell office:value-type="float" office:value="0.954411327838898" calcext:value-type="float">
            <text:p>0.954411327838898</text:p>
          </table:table-cell>
          <table:table-cell office:value-type="float" office:value="0.954615414142608" calcext:value-type="float">
            <text:p>0.954615414142608</text:p>
          </table:table-cell>
          <table:table-cell office:value-type="float" office:value="0.955277264118195" calcext:value-type="float">
            <text:p>0.955277264118195</text:p>
          </table:table-cell>
          <table:table-cell office:value-type="float" office:value="0.954939186573029" calcext:value-type="float">
            <text:p>0.954939186573029</text:p>
          </table:table-cell>
          <table:table-cell office:value-type="float" office:value="0.956032514572144" calcext:value-type="float">
            <text:p>0.956032514572144</text:p>
          </table:table-cell>
          <table:table-cell office:value-type="float" office:value="0.956238806247711" calcext:value-type="float">
            <text:p>0.956238806247711</text:p>
          </table:table-cell>
          <table:table-cell office:value-type="float" office:value="0.955373585224152" calcext:value-type="float">
            <text:p>0.955373585224152</text:p>
          </table:table-cell>
          <table:table-cell office:value-type="float" office:value="0.954881846904754" calcext:value-type="float">
            <text:p>0.954881846904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33.nii.gz</text:p>
          </table:table-cell>
          <table:table-cell office:value-type="float" office:value="0.873847842216492" calcext:value-type="float">
            <text:p>0.873847842216492</text:p>
          </table:table-cell>
          <table:table-cell office:value-type="float" office:value="0.876291513442993" calcext:value-type="float">
            <text:p>0.876291513442993</text:p>
          </table:table-cell>
          <table:table-cell office:value-type="float" office:value="0.878914177417755" calcext:value-type="float">
            <text:p>0.878914177417755</text:p>
          </table:table-cell>
          <table:table-cell office:value-type="float" office:value="0.880666136741638" calcext:value-type="float">
            <text:p>0.880666136741638</text:p>
          </table:table-cell>
          <table:table-cell office:value-type="float" office:value="0.88338053226471" calcext:value-type="float">
            <text:p>0.88338053226471</text:p>
          </table:table-cell>
          <table:table-cell office:value-type="float" office:value="0.885895431041718" calcext:value-type="float">
            <text:p>0.885895431041718</text:p>
          </table:table-cell>
          <table:table-cell office:value-type="float" office:value="0.888084650039673" calcext:value-type="float">
            <text:p>0.888084650039673</text:p>
          </table:table-cell>
          <table:table-cell office:value-type="float" office:value="0.890277147293091" calcext:value-type="float">
            <text:p>0.890277147293091</text:p>
          </table:table-cell>
          <table:table-cell office:value-type="float" office:value="0.893239438533783" calcext:value-type="float">
            <text:p>0.893239438533783</text:p>
          </table:table-cell>
          <table:table-cell office:value-type="float" office:value="0.894353330135345" calcext:value-type="float">
            <text:p>0.894353330135345</text:p>
          </table:table-cell>
          <table:table-cell office:value-type="float" office:value="0.894733190536499" calcext:value-type="float">
            <text:p>0.894733190536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46.nii.gz</text:p>
          </table:table-cell>
          <table:table-cell office:value-type="float" office:value="0.953534364700317" calcext:value-type="float">
            <text:p>0.953534364700317</text:p>
          </table:table-cell>
          <table:table-cell office:value-type="float" office:value="0.955378472805023" calcext:value-type="float">
            <text:p>0.955378472805023</text:p>
          </table:table-cell>
          <table:table-cell office:value-type="float" office:value="0.956567525863647" calcext:value-type="float">
            <text:p>0.956567525863647</text:p>
          </table:table-cell>
          <table:table-cell office:value-type="float" office:value="0.957268416881561" calcext:value-type="float">
            <text:p>0.957268416881561</text:p>
          </table:table-cell>
          <table:table-cell office:value-type="float" office:value="0.958284318447113" calcext:value-type="float">
            <text:p>0.958284318447113</text:p>
          </table:table-cell>
          <table:table-cell office:value-type="float" office:value="0.959172070026398" calcext:value-type="float">
            <text:p>0.959172070026398</text:p>
          </table:table-cell>
          <table:table-cell office:value-type="float" office:value="0.959714114665985" calcext:value-type="float">
            <text:p>0.959714114665985</text:p>
          </table:table-cell>
          <table:table-cell office:value-type="float" office:value="0.960194945335388" calcext:value-type="float">
            <text:p>0.960194945335388</text:p>
          </table:table-cell>
          <table:table-cell office:value-type="float" office:value="0.961011528968811" calcext:value-type="float">
            <text:p>0.961011528968811</text:p>
          </table:table-cell>
          <table:table-cell office:value-type="float" office:value="0.960627377033233" calcext:value-type="float">
            <text:p>0.960627377033233</text:p>
          </table:table-cell>
          <table:table-cell office:value-type="float" office:value="0.96110862493515" calcext:value-type="float">
            <text:p>0.96110862493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2.nii.gz</text:p>
          </table:table-cell>
          <table:table-cell office:value-type="float" office:value="0.908838272094727" calcext:value-type="float">
            <text:p>0.908838272094727</text:p>
          </table:table-cell>
          <table:table-cell office:value-type="float" office:value="0.910296022891998" calcext:value-type="float">
            <text:p>0.910296022891998</text:p>
          </table:table-cell>
          <table:table-cell office:value-type="float" office:value="0.912511825561523" calcext:value-type="float">
            <text:p>0.912511825561523</text:p>
          </table:table-cell>
          <table:table-cell office:value-type="float" office:value="0.911646962165832" calcext:value-type="float">
            <text:p>0.911646962165832</text:p>
          </table:table-cell>
          <table:table-cell office:value-type="float" office:value="0.912958383560181" calcext:value-type="float">
            <text:p>0.912958383560181</text:p>
          </table:table-cell>
          <table:table-cell office:value-type="float" office:value="0.91316157579422" calcext:value-type="float">
            <text:p>0.91316157579422</text:p>
          </table:table-cell>
          <table:table-cell office:value-type="float" office:value="0.911540567874908" calcext:value-type="float">
            <text:p>0.911540567874908</text:p>
          </table:table-cell>
          <table:table-cell office:value-type="float" office:value="0.911977350711822" calcext:value-type="float">
            <text:p>0.911977350711822</text:p>
          </table:table-cell>
          <table:table-cell office:value-type="float" office:value="0.911751329898834" calcext:value-type="float">
            <text:p>0.911751329898834</text:p>
          </table:table-cell>
          <table:table-cell office:value-type="float" office:value="0.911903440952301" calcext:value-type="float">
            <text:p>0.911903440952301</text:p>
          </table:table-cell>
          <table:table-cell office:value-type="float" office:value="0.912416160106659" calcext:value-type="float">
            <text:p>0.912416160106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91.nii.gz</text:p>
          </table:table-cell>
          <table:table-cell office:value-type="float" office:value="0.860876679420471" calcext:value-type="float">
            <text:p>0.860876679420471</text:p>
          </table:table-cell>
          <table:table-cell office:value-type="float" office:value="0.859549403190613" calcext:value-type="float">
            <text:p>0.859549403190613</text:p>
          </table:table-cell>
          <table:table-cell office:value-type="float" office:value="0.856671452522278" calcext:value-type="float">
            <text:p>0.856671452522278</text:p>
          </table:table-cell>
          <table:table-cell office:value-type="float" office:value="0.85576456785202" calcext:value-type="float">
            <text:p>0.85576456785202</text:p>
          </table:table-cell>
          <table:table-cell office:value-type="float" office:value="0.856334507465362" calcext:value-type="float">
            <text:p>0.856334507465362</text:p>
          </table:table-cell>
          <table:table-cell office:value-type="float" office:value="0.856136500835419" calcext:value-type="float">
            <text:p>0.856136500835419</text:p>
          </table:table-cell>
          <table:table-cell office:value-type="float" office:value="0.855464160442352" calcext:value-type="float">
            <text:p>0.855464160442352</text:p>
          </table:table-cell>
          <table:table-cell office:value-type="float" office:value="0.855697929859161" calcext:value-type="float">
            <text:p>0.855697929859161</text:p>
          </table:table-cell>
          <table:table-cell office:value-type="float" office:value="0.856292009353638" calcext:value-type="float">
            <text:p>0.856292009353638</text:p>
          </table:table-cell>
          <table:table-cell office:value-type="float" office:value="0.856885671615601" calcext:value-type="float">
            <text:p>0.856885671615601</text:p>
          </table:table-cell>
          <table:table-cell office:value-type="float" office:value="0.859018683433533" calcext:value-type="float">
            <text:p>0.859018683433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9.nii.gz</text:p>
          </table:table-cell>
          <table:table-cell office:value-type="float" office:value="0.833487510681152" calcext:value-type="float">
            <text:p>0.833487510681152</text:p>
          </table:table-cell>
          <table:table-cell office:value-type="float" office:value="0.844024837017059" calcext:value-type="float">
            <text:p>0.844024837017059</text:p>
          </table:table-cell>
          <table:table-cell office:value-type="float" office:value="0.848499059677124" calcext:value-type="float">
            <text:p>0.848499059677124</text:p>
          </table:table-cell>
          <table:table-cell office:value-type="float" office:value="0.849598050117493" calcext:value-type="float">
            <text:p>0.849598050117493</text:p>
          </table:table-cell>
          <table:table-cell office:value-type="float" office:value="0.855592906475067" calcext:value-type="float">
            <text:p>0.855592906475067</text:p>
          </table:table-cell>
          <table:table-cell office:value-type="float" office:value="0.857007563114166" calcext:value-type="float">
            <text:p>0.857007563114166</text:p>
          </table:table-cell>
          <table:table-cell office:value-type="float" office:value="0.857261180877685" calcext:value-type="float">
            <text:p>0.857261180877685</text:p>
          </table:table-cell>
          <table:table-cell office:value-type="float" office:value="0.858481049537659" calcext:value-type="float">
            <text:p>0.858481049537659</text:p>
          </table:table-cell>
          <table:table-cell office:value-type="float" office:value="0.862481415271759" calcext:value-type="float">
            <text:p>0.862481415271759</text:p>
          </table:table-cell>
          <table:table-cell office:value-type="float" office:value="0.862085342407227" calcext:value-type="float">
            <text:p>0.862085342407227</text:p>
          </table:table-cell>
          <table:table-cell office:value-type="float" office:value="0.865506112575531" calcext:value-type="float">
            <text:p>0.865506112575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50.nii.gz</text:p>
          </table:table-cell>
          <table:table-cell office:value-type="float" office:value="0.902181684970856" calcext:value-type="float">
            <text:p>0.902181684970856</text:p>
          </table:table-cell>
          <table:table-cell office:value-type="float" office:value="0.904014647006988" calcext:value-type="float">
            <text:p>0.904014647006988</text:p>
          </table:table-cell>
          <table:table-cell office:value-type="float" office:value="0.903073489665985" calcext:value-type="float">
            <text:p>0.903073489665985</text:p>
          </table:table-cell>
          <table:table-cell office:value-type="float" office:value="0.904760003089905" calcext:value-type="float">
            <text:p>0.904760003089905</text:p>
          </table:table-cell>
          <table:table-cell office:value-type="float" office:value="0.903194725513458" calcext:value-type="float">
            <text:p>0.903194725513458</text:p>
          </table:table-cell>
          <table:table-cell office:value-type="float" office:value="0.904607236385345" calcext:value-type="float">
            <text:p>0.904607236385345</text:p>
          </table:table-cell>
          <table:table-cell office:value-type="float" office:value="0.904635667800903" calcext:value-type="float">
            <text:p>0.904635667800903</text:p>
          </table:table-cell>
          <table:table-cell office:value-type="float" office:value="0.904165804386139" calcext:value-type="float">
            <text:p>0.904165804386139</text:p>
          </table:table-cell>
          <table:table-cell office:value-type="float" office:value="0.903506994247436" calcext:value-type="float">
            <text:p>0.903506994247436</text:p>
          </table:table-cell>
          <table:table-cell office:value-type="float" office:value="0.903376758098602" calcext:value-type="float">
            <text:p>0.903376758098602</text:p>
          </table:table-cell>
          <table:table-cell office:value-type="float" office:value="0.903434336185455" calcext:value-type="float">
            <text:p>0.903434336185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07.nii.gz</text:p>
          </table:table-cell>
          <table:table-cell office:value-type="float" office:value="0.96291720867157" calcext:value-type="float">
            <text:p>0.96291720867157</text:p>
          </table:table-cell>
          <table:table-cell office:value-type="float" office:value="0.962677836418152" calcext:value-type="float">
            <text:p>0.962677836418152</text:p>
          </table:table-cell>
          <table:table-cell office:value-type="float" office:value="0.963316857814789" calcext:value-type="float">
            <text:p>0.963316857814789</text:p>
          </table:table-cell>
          <table:table-cell office:value-type="float" office:value="0.963153779506683" calcext:value-type="float">
            <text:p>0.963153779506683</text:p>
          </table:table-cell>
          <table:table-cell office:value-type="float" office:value="0.963015794754028" calcext:value-type="float">
            <text:p>0.963015794754028</text:p>
          </table:table-cell>
          <table:table-cell office:value-type="float" office:value="0.963425576686859" calcext:value-type="float">
            <text:p>0.963425576686859</text:p>
          </table:table-cell>
          <table:table-cell office:value-type="float" office:value="0.963667392730713" calcext:value-type="float">
            <text:p>0.963667392730713</text:p>
          </table:table-cell>
          <table:table-cell office:value-type="float" office:value="0.963582575321198" calcext:value-type="float">
            <text:p>0.963582575321198</text:p>
          </table:table-cell>
          <table:table-cell office:value-type="float" office:value="0.963895559310913" calcext:value-type="float">
            <text:p>0.963895559310913</text:p>
          </table:table-cell>
          <table:table-cell office:value-type="float" office:value="0.963525950908661" calcext:value-type="float">
            <text:p>0.963525950908661</text:p>
          </table:table-cell>
          <table:table-cell office:value-type="float" office:value="0.963595032691956" calcext:value-type="float">
            <text:p>0.963595032691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1.nii.gz</text:p>
          </table:table-cell>
          <table:table-cell office:value-type="float" office:value="0.915704131126404" calcext:value-type="float">
            <text:p>0.915704131126404</text:p>
          </table:table-cell>
          <table:table-cell office:value-type="float" office:value="0.918732285499573" calcext:value-type="float">
            <text:p>0.918732285499573</text:p>
          </table:table-cell>
          <table:table-cell office:value-type="float" office:value="0.92115980386734" calcext:value-type="float">
            <text:p>0.92115980386734</text:p>
          </table:table-cell>
          <table:table-cell office:value-type="float" office:value="0.921212136745453" calcext:value-type="float">
            <text:p>0.921212136745453</text:p>
          </table:table-cell>
          <table:table-cell office:value-type="float" office:value="0.922486364841461" calcext:value-type="float">
            <text:p>0.922486364841461</text:p>
          </table:table-cell>
          <table:table-cell office:value-type="float" office:value="0.923229336738586" calcext:value-type="float">
            <text:p>0.923229336738586</text:p>
          </table:table-cell>
          <table:table-cell office:value-type="float" office:value="0.924086689949035" calcext:value-type="float">
            <text:p>0.924086689949035</text:p>
          </table:table-cell>
          <table:table-cell office:value-type="float" office:value="0.924603164196014" calcext:value-type="float">
            <text:p>0.924603164196014</text:p>
          </table:table-cell>
          <table:table-cell office:value-type="float" office:value="0.926315784454346" calcext:value-type="float">
            <text:p>0.926315784454346</text:p>
          </table:table-cell>
          <table:table-cell office:value-type="float" office:value="0.926678240299225" calcext:value-type="float">
            <text:p>0.926678240299225</text:p>
          </table:table-cell>
          <table:table-cell office:value-type="float" office:value="0.926570415496826" calcext:value-type="float">
            <text:p>0.926570415496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13.nii.gz</text:p>
          </table:table-cell>
          <table:table-cell office:value-type="float" office:value="0.736801743507385" calcext:value-type="float">
            <text:p>0.736801743507385</text:p>
          </table:table-cell>
          <table:table-cell office:value-type="float" office:value="0.737247824668884" calcext:value-type="float">
            <text:p>0.737247824668884</text:p>
          </table:table-cell>
          <table:table-cell office:value-type="float" office:value="0.735661804676056" calcext:value-type="float">
            <text:p>0.735661804676056</text:p>
          </table:table-cell>
          <table:table-cell office:value-type="float" office:value="0.736148774623871" calcext:value-type="float">
            <text:p>0.736148774623871</text:p>
          </table:table-cell>
          <table:table-cell office:value-type="float" office:value="0.735971033573151" calcext:value-type="float">
            <text:p>0.735971033573151</text:p>
          </table:table-cell>
          <table:table-cell office:value-type="float" office:value="0.73930960893631" calcext:value-type="float">
            <text:p>0.73930960893631</text:p>
          </table:table-cell>
          <table:table-cell office:value-type="float" office:value="0.736242413520813" calcext:value-type="float">
            <text:p>0.736242413520813</text:p>
          </table:table-cell>
          <table:table-cell office:value-type="float" office:value="0.737524330615997" calcext:value-type="float">
            <text:p>0.737524330615997</text:p>
          </table:table-cell>
          <table:table-cell office:value-type="float" office:value="0.736322283744812" calcext:value-type="float">
            <text:p>0.736322283744812</text:p>
          </table:table-cell>
          <table:table-cell office:value-type="float" office:value="0.739186763763428" calcext:value-type="float">
            <text:p>0.739186763763428</text:p>
          </table:table-cell>
          <table:table-cell office:value-type="float" office:value="0.736268043518066" calcext:value-type="float">
            <text:p>0.736268043518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56.nii.gz</text:p>
          </table:table-cell>
          <table:table-cell office:value-type="float" office:value="0.957418084144592" calcext:value-type="float">
            <text:p>0.957418084144592</text:p>
          </table:table-cell>
          <table:table-cell office:value-type="float" office:value="0.95777302980423" calcext:value-type="float">
            <text:p>0.95777302980423</text:p>
          </table:table-cell>
          <table:table-cell office:value-type="float" office:value="0.958890080451965" calcext:value-type="float">
            <text:p>0.958890080451965</text:p>
          </table:table-cell>
          <table:table-cell office:value-type="float" office:value="0.959576487541199" calcext:value-type="float">
            <text:p>0.959576487541199</text:p>
          </table:table-cell>
          <table:table-cell office:value-type="float" office:value="0.959420621395111" calcext:value-type="float">
            <text:p>0.959420621395111</text:p>
          </table:table-cell>
          <table:table-cell office:value-type="float" office:value="0.960314869880676" calcext:value-type="float">
            <text:p>0.960314869880676</text:p>
          </table:table-cell>
          <table:table-cell office:value-type="float" office:value="0.960190415382385" calcext:value-type="float">
            <text:p>0.960190415382385</text:p>
          </table:table-cell>
          <table:table-cell office:value-type="float" office:value="0.960530936717987" calcext:value-type="float">
            <text:p>0.960530936717987</text:p>
          </table:table-cell>
          <table:table-cell office:value-type="float" office:value="0.96086448431015" calcext:value-type="float">
            <text:p>0.96086448431015</text:p>
          </table:table-cell>
          <table:table-cell office:value-type="float" office:value="0.960449159145355" calcext:value-type="float">
            <text:p>0.960449159145355</text:p>
          </table:table-cell>
          <table:table-cell office:value-type="float" office:value="0.960667788982391" calcext:value-type="float">
            <text:p>0.960667788982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9.nii.gz</text:p>
          </table:table-cell>
          <table:table-cell office:value-type="float" office:value="0.93174660205841" calcext:value-type="float">
            <text:p>0.93174660205841</text:p>
          </table:table-cell>
          <table:table-cell office:value-type="float" office:value="0.933447122573852" calcext:value-type="float">
            <text:p>0.933447122573852</text:p>
          </table:table-cell>
          <table:table-cell office:value-type="float" office:value="0.933064937591553" calcext:value-type="float">
            <text:p>0.933064937591553</text:p>
          </table:table-cell>
          <table:table-cell office:value-type="float" office:value="0.934255003929138" calcext:value-type="float">
            <text:p>0.934255003929138</text:p>
          </table:table-cell>
          <table:table-cell office:value-type="float" office:value="0.935963571071625" calcext:value-type="float">
            <text:p>0.935963571071625</text:p>
          </table:table-cell>
          <table:table-cell office:value-type="float" office:value="0.935758411884308" calcext:value-type="float">
            <text:p>0.935758411884308</text:p>
          </table:table-cell>
          <table:table-cell office:value-type="float" office:value="0.936861872673035" calcext:value-type="float">
            <text:p>0.936861872673035</text:p>
          </table:table-cell>
          <table:table-cell office:value-type="float" office:value="0.937159717082977" calcext:value-type="float">
            <text:p>0.937159717082977</text:p>
          </table:table-cell>
          <table:table-cell office:value-type="float" office:value="0.938540637493134" calcext:value-type="float">
            <text:p>0.938540637493134</text:p>
          </table:table-cell>
          <table:table-cell office:value-type="float" office:value="0.939886808395386" calcext:value-type="float">
            <text:p>0.939886808395386</text:p>
          </table:table-cell>
          <table:table-cell office:value-type="float" office:value="0.940233767032623" calcext:value-type="float">
            <text:p>0.940233767032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44.nii.gz</text:p>
          </table:table-cell>
          <table:table-cell office:value-type="float" office:value="0.879731416702271" calcext:value-type="float">
            <text:p>0.879731416702271</text:p>
          </table:table-cell>
          <table:table-cell office:value-type="float" office:value="0.882003962993622" calcext:value-type="float">
            <text:p>0.882003962993622</text:p>
          </table:table-cell>
          <table:table-cell office:value-type="float" office:value="0.880876898765564" calcext:value-type="float">
            <text:p>0.880876898765564</text:p>
          </table:table-cell>
          <table:table-cell office:value-type="float" office:value="0.881723284721375" calcext:value-type="float">
            <text:p>0.881723284721375</text:p>
          </table:table-cell>
          <table:table-cell office:value-type="float" office:value="0.882838845252991" calcext:value-type="float">
            <text:p>0.882838845252991</text:p>
          </table:table-cell>
          <table:table-cell office:value-type="float" office:value="0.883914947509766" calcext:value-type="float">
            <text:p>0.883914947509766</text:p>
          </table:table-cell>
          <table:table-cell office:value-type="float" office:value="0.885621547698975" calcext:value-type="float">
            <text:p>0.885621547698975</text:p>
          </table:table-cell>
          <table:table-cell office:value-type="float" office:value="0.884239912033081" calcext:value-type="float">
            <text:p>0.884239912033081</text:p>
          </table:table-cell>
          <table:table-cell office:value-type="float" office:value="0.885213255882263" calcext:value-type="float">
            <text:p>0.885213255882263</text:p>
          </table:table-cell>
          <table:table-cell office:value-type="float" office:value="0.885226309299469" calcext:value-type="float">
            <text:p>0.885226309299469</text:p>
          </table:table-cell>
          <table:table-cell office:value-type="float" office:value="0.884289264678955" calcext:value-type="float">
            <text:p>0.884289264678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07.nii.gz</text:p>
          </table:table-cell>
          <table:table-cell office:value-type="float" office:value="0.91273045539856" calcext:value-type="float">
            <text:p>0.91273045539856</text:p>
          </table:table-cell>
          <table:table-cell office:value-type="float" office:value="0.914563000202179" calcext:value-type="float">
            <text:p>0.914563000202179</text:p>
          </table:table-cell>
          <table:table-cell office:value-type="float" office:value="0.91501772403717" calcext:value-type="float">
            <text:p>0.91501772403717</text:p>
          </table:table-cell>
          <table:table-cell office:value-type="float" office:value="0.915821611881256" calcext:value-type="float">
            <text:p>0.915821611881256</text:p>
          </table:table-cell>
          <table:table-cell office:value-type="float" office:value="0.916139602661133" calcext:value-type="float">
            <text:p>0.916139602661133</text:p>
          </table:table-cell>
          <table:table-cell office:value-type="float" office:value="0.916839480400085" calcext:value-type="float">
            <text:p>0.916839480400085</text:p>
          </table:table-cell>
          <table:table-cell office:value-type="float" office:value="0.917758822441101" calcext:value-type="float">
            <text:p>0.917758822441101</text:p>
          </table:table-cell>
          <table:table-cell office:value-type="float" office:value="0.918056070804596" calcext:value-type="float">
            <text:p>0.918056070804596</text:p>
          </table:table-cell>
          <table:table-cell office:value-type="float" office:value="0.919116854667664" calcext:value-type="float">
            <text:p>0.919116854667664</text:p>
          </table:table-cell>
          <table:table-cell office:value-type="float" office:value="0.920789361000061" calcext:value-type="float">
            <text:p>0.920789361000061</text:p>
          </table:table-cell>
          <table:table-cell office:value-type="float" office:value="0.922362446784973" calcext:value-type="float">
            <text:p>0.922362446784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93.nii.gz</text:p>
          </table:table-cell>
          <table:table-cell office:value-type="float" office:value="0.953283429145813" calcext:value-type="float">
            <text:p>0.953283429145813</text:p>
          </table:table-cell>
          <table:table-cell office:value-type="float" office:value="0.952922224998474" calcext:value-type="float">
            <text:p>0.952922224998474</text:p>
          </table:table-cell>
          <table:table-cell office:value-type="float" office:value="0.953107416629791" calcext:value-type="float">
            <text:p>0.953107416629791</text:p>
          </table:table-cell>
          <table:table-cell office:value-type="float" office:value="0.953500866889954" calcext:value-type="float">
            <text:p>0.953500866889954</text:p>
          </table:table-cell>
          <table:table-cell office:value-type="float" office:value="0.953930497169495" calcext:value-type="float">
            <text:p>0.953930497169495</text:p>
          </table:table-cell>
          <table:table-cell office:value-type="float" office:value="0.954363644123077" calcext:value-type="float">
            <text:p>0.954363644123077</text:p>
          </table:table-cell>
          <table:table-cell office:value-type="float" office:value="0.955374121665955" calcext:value-type="float">
            <text:p>0.955374121665955</text:p>
          </table:table-cell>
          <table:table-cell office:value-type="float" office:value="0.955029010772705" calcext:value-type="float">
            <text:p>0.955029010772705</text:p>
          </table:table-cell>
          <table:table-cell office:value-type="float" office:value="0.954656541347504" calcext:value-type="float">
            <text:p>0.954656541347504</text:p>
          </table:table-cell>
          <table:table-cell office:value-type="float" office:value="0.954746723175049" calcext:value-type="float">
            <text:p>0.954746723175049</text:p>
          </table:table-cell>
          <table:table-cell office:value-type="float" office:value="0.95545369386673" calcext:value-type="float">
            <text:p>0.95545369386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77.nii.gz</text:p>
          </table:table-cell>
          <table:table-cell office:value-type="float" office:value="0.932157218456268" calcext:value-type="float">
            <text:p>0.932157218456268</text:p>
          </table:table-cell>
          <table:table-cell office:value-type="float" office:value="0.934285700321198" calcext:value-type="float">
            <text:p>0.934285700321198</text:p>
          </table:table-cell>
          <table:table-cell office:value-type="float" office:value="0.934424877166748" calcext:value-type="float">
            <text:p>0.934424877166748</text:p>
          </table:table-cell>
          <table:table-cell office:value-type="float" office:value="0.935725927352905" calcext:value-type="float">
            <text:p>0.935725927352905</text:p>
          </table:table-cell>
          <table:table-cell office:value-type="float" office:value="0.937970519065857" calcext:value-type="float">
            <text:p>0.937970519065857</text:p>
          </table:table-cell>
          <table:table-cell office:value-type="float" office:value="0.938842415809631" calcext:value-type="float">
            <text:p>0.938842415809631</text:p>
          </table:table-cell>
          <table:table-cell office:value-type="float" office:value="0.938169300556183" calcext:value-type="float">
            <text:p>0.938169300556183</text:p>
          </table:table-cell>
          <table:table-cell office:value-type="float" office:value="0.938008069992065" calcext:value-type="float">
            <text:p>0.938008069992065</text:p>
          </table:table-cell>
          <table:table-cell office:value-type="float" office:value="0.939149737358093" calcext:value-type="float">
            <text:p>0.939149737358093</text:p>
          </table:table-cell>
          <table:table-cell office:value-type="float" office:value="0.939826428890228" calcext:value-type="float">
            <text:p>0.939826428890228</text:p>
          </table:table-cell>
          <table:table-cell office:value-type="float" office:value="0.94129753112793" calcext:value-type="float">
            <text:p>0.94129753112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3.nii.gz</text:p>
          </table:table-cell>
          <table:table-cell office:value-type="float" office:value="0.890755414962769" calcext:value-type="float">
            <text:p>0.890755414962769</text:p>
          </table:table-cell>
          <table:table-cell office:value-type="float" office:value="0.892279148101806" calcext:value-type="float">
            <text:p>0.892279148101806</text:p>
          </table:table-cell>
          <table:table-cell office:value-type="float" office:value="0.894579529762268" calcext:value-type="float">
            <text:p>0.894579529762268</text:p>
          </table:table-cell>
          <table:table-cell office:value-type="float" office:value="0.896125316619873" calcext:value-type="float">
            <text:p>0.896125316619873</text:p>
          </table:table-cell>
          <table:table-cell office:value-type="float" office:value="0.899623274803162" calcext:value-type="float">
            <text:p>0.899623274803162</text:p>
          </table:table-cell>
          <table:table-cell office:value-type="float" office:value="0.900893449783325" calcext:value-type="float">
            <text:p>0.900893449783325</text:p>
          </table:table-cell>
          <table:table-cell office:value-type="float" office:value="0.904663443565369" calcext:value-type="float">
            <text:p>0.904663443565369</text:p>
          </table:table-cell>
          <table:table-cell office:value-type="float" office:value="0.905921876430512" calcext:value-type="float">
            <text:p>0.905921876430512</text:p>
          </table:table-cell>
          <table:table-cell office:value-type="float" office:value="0.90907210111618" calcext:value-type="float">
            <text:p>0.90907210111618</text:p>
          </table:table-cell>
          <table:table-cell office:value-type="float" office:value="0.911001801490784" calcext:value-type="float">
            <text:p>0.911001801490784</text:p>
          </table:table-cell>
          <table:table-cell office:value-type="float" office:value="0.912910759449005" calcext:value-type="float">
            <text:p>0.912910759449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71.nii.gz</text:p>
          </table:table-cell>
          <table:table-cell office:value-type="float" office:value="0.882879614830017" calcext:value-type="float">
            <text:p>0.882879614830017</text:p>
          </table:table-cell>
          <table:table-cell office:value-type="float" office:value="0.885221838951111" calcext:value-type="float">
            <text:p>0.885221838951111</text:p>
          </table:table-cell>
          <table:table-cell office:value-type="float" office:value="0.888888895511627" calcext:value-type="float">
            <text:p>0.888888895511627</text:p>
          </table:table-cell>
          <table:table-cell office:value-type="float" office:value="0.891747832298279" calcext:value-type="float">
            <text:p>0.891747832298279</text:p>
          </table:table-cell>
          <table:table-cell office:value-type="float" office:value="0.892073094844818" calcext:value-type="float">
            <text:p>0.892073094844818</text:p>
          </table:table-cell>
          <table:table-cell office:value-type="float" office:value="0.892912924289703" calcext:value-type="float">
            <text:p>0.892912924289703</text:p>
          </table:table-cell>
          <table:table-cell office:value-type="float" office:value="0.895225822925568" calcext:value-type="float">
            <text:p>0.895225822925568</text:p>
          </table:table-cell>
          <table:table-cell office:value-type="float" office:value="0.897249579429626" calcext:value-type="float">
            <text:p>0.897249579429626</text:p>
          </table:table-cell>
          <table:table-cell office:value-type="float" office:value="0.898139595985413" calcext:value-type="float">
            <text:p>0.898139595985413</text:p>
          </table:table-cell>
          <table:table-cell office:value-type="float" office:value="0.898810088634491" calcext:value-type="float">
            <text:p>0.898810088634491</text:p>
          </table:table-cell>
          <table:table-cell office:value-type="float" office:value="0.89890331029892" calcext:value-type="float">
            <text:p>0.898903310298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82.nii.gz</text:p>
          </table:table-cell>
          <table:table-cell office:value-type="float" office:value="0.918546259403229" calcext:value-type="float">
            <text:p>0.918546259403229</text:p>
          </table:table-cell>
          <table:table-cell office:value-type="float" office:value="0.92022317647934" calcext:value-type="float">
            <text:p>0.92022317647934</text:p>
          </table:table-cell>
          <table:table-cell office:value-type="float" office:value="0.920887291431427" calcext:value-type="float">
            <text:p>0.920887291431427</text:p>
          </table:table-cell>
          <table:table-cell office:value-type="float" office:value="0.922599673271179" calcext:value-type="float">
            <text:p>0.922599673271179</text:p>
          </table:table-cell>
          <table:table-cell office:value-type="float" office:value="0.923996090888977" calcext:value-type="float">
            <text:p>0.923996090888977</text:p>
          </table:table-cell>
          <table:table-cell office:value-type="float" office:value="0.927199602127075" calcext:value-type="float">
            <text:p>0.927199602127075</text:p>
          </table:table-cell>
          <table:table-cell office:value-type="float" office:value="0.927514255046844" calcext:value-type="float">
            <text:p>0.927514255046844</text:p>
          </table:table-cell>
          <table:table-cell office:value-type="float" office:value="0.928642272949219" calcext:value-type="float">
            <text:p>0.928642272949219</text:p>
          </table:table-cell>
          <table:table-cell office:value-type="float" office:value="0.929100215435028" calcext:value-type="float">
            <text:p>0.929100215435028</text:p>
          </table:table-cell>
          <table:table-cell office:value-type="float" office:value="0.930520534515381" calcext:value-type="float">
            <text:p>0.930520534515381</text:p>
          </table:table-cell>
          <table:table-cell office:value-type="float" office:value="0.929776132106781" calcext:value-type="float">
            <text:p>0.929776132106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13.nii.gz</text:p>
          </table:table-cell>
          <table:table-cell office:value-type="float" office:value="0.9414421916008" calcext:value-type="float">
            <text:p>0.9414421916008</text:p>
          </table:table-cell>
          <table:table-cell office:value-type="float" office:value="0.943256080150604" calcext:value-type="float">
            <text:p>0.943256080150604</text:p>
          </table:table-cell>
          <table:table-cell office:value-type="float" office:value="0.94497412443161" calcext:value-type="float">
            <text:p>0.94497412443161</text:p>
          </table:table-cell>
          <table:table-cell office:value-type="float" office:value="0.94568008184433" calcext:value-type="float">
            <text:p>0.94568008184433</text:p>
          </table:table-cell>
          <table:table-cell office:value-type="float" office:value="0.946057021617889" calcext:value-type="float">
            <text:p>0.946057021617889</text:p>
          </table:table-cell>
          <table:table-cell office:value-type="float" office:value="0.946813523769379" calcext:value-type="float">
            <text:p>0.946813523769379</text:p>
          </table:table-cell>
          <table:table-cell office:value-type="float" office:value="0.947553515434265" calcext:value-type="float">
            <text:p>0.947553515434265</text:p>
          </table:table-cell>
          <table:table-cell office:value-type="float" office:value="0.948249220848084" calcext:value-type="float">
            <text:p>0.948249220848084</text:p>
          </table:table-cell>
          <table:table-cell office:value-type="float" office:value="0.948615610599518" calcext:value-type="float">
            <text:p>0.948615610599518</text:p>
          </table:table-cell>
          <table:table-cell office:value-type="float" office:value="0.949462831020355" calcext:value-type="float">
            <text:p>0.949462831020355</text:p>
          </table:table-cell>
          <table:table-cell office:value-type="float" office:value="0.949875354766846" calcext:value-type="float">
            <text:p>0.949875354766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71.nii.gz</text:p>
          </table:table-cell>
          <table:table-cell office:value-type="float" office:value="0.94108384847641" calcext:value-type="float">
            <text:p>0.94108384847641</text:p>
          </table:table-cell>
          <table:table-cell office:value-type="float" office:value="0.941912889480591" calcext:value-type="float">
            <text:p>0.941912889480591</text:p>
          </table:table-cell>
          <table:table-cell office:value-type="float" office:value="0.943257451057434" calcext:value-type="float">
            <text:p>0.943257451057434</text:p>
          </table:table-cell>
          <table:table-cell office:value-type="float" office:value="0.944081425666809" calcext:value-type="float">
            <text:p>0.944081425666809</text:p>
          </table:table-cell>
          <table:table-cell office:value-type="float" office:value="0.945344686508179" calcext:value-type="float">
            <text:p>0.945344686508179</text:p>
          </table:table-cell>
          <table:table-cell office:value-type="float" office:value="0.946146070957184" calcext:value-type="float">
            <text:p>0.946146070957184</text:p>
          </table:table-cell>
          <table:table-cell office:value-type="float" office:value="0.94813060760498" calcext:value-type="float">
            <text:p>0.94813060760498</text:p>
          </table:table-cell>
          <table:table-cell office:value-type="float" office:value="0.949427604675293" calcext:value-type="float">
            <text:p>0.949427604675293</text:p>
          </table:table-cell>
          <table:table-cell office:value-type="float" office:value="0.951077163219452" calcext:value-type="float">
            <text:p>0.951077163219452</text:p>
          </table:table-cell>
          <table:table-cell office:value-type="float" office:value="0.951415419578552" calcext:value-type="float">
            <text:p>0.951415419578552</text:p>
          </table:table-cell>
          <table:table-cell office:value-type="float" office:value="0.952071905136108" calcext:value-type="float">
            <text:p>0.952071905136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62.nii.gz</text:p>
          </table:table-cell>
          <table:table-cell office:value-type="float" office:value="0.607993245124817" calcext:value-type="float">
            <text:p>0.607993245124817</text:p>
          </table:table-cell>
          <table:table-cell office:value-type="float" office:value="0.602658808231354" calcext:value-type="float">
            <text:p>0.602658808231354</text:p>
          </table:table-cell>
          <table:table-cell office:value-type="float" office:value="0.599907457828522" calcext:value-type="float">
            <text:p>0.599907457828522</text:p>
          </table:table-cell>
          <table:table-cell office:value-type="float" office:value="0.601149141788483" calcext:value-type="float">
            <text:p>0.601149141788483</text:p>
          </table:table-cell>
          <table:table-cell office:value-type="float" office:value="0.601026952266693" calcext:value-type="float">
            <text:p>0.601026952266693</text:p>
          </table:table-cell>
          <table:table-cell office:value-type="float" office:value="0.60258162021637" calcext:value-type="float">
            <text:p>0.60258162021637</text:p>
          </table:table-cell>
          <table:table-cell office:value-type="float" office:value="0.60387921333313" calcext:value-type="float">
            <text:p>0.60387921333313</text:p>
          </table:table-cell>
          <table:table-cell office:value-type="float" office:value="0.597900807857513" calcext:value-type="float">
            <text:p>0.597900807857513</text:p>
          </table:table-cell>
          <table:table-cell office:value-type="float" office:value="0.598048746585846" calcext:value-type="float">
            <text:p>0.598048746585846</text:p>
          </table:table-cell>
          <table:table-cell office:value-type="float" office:value="0.595823407173157" calcext:value-type="float">
            <text:p>0.595823407173157</text:p>
          </table:table-cell>
          <table:table-cell office:value-type="float" office:value="0.596102714538574" calcext:value-type="float">
            <text:p>0.596102714538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4.nii.gz</text:p>
          </table:table-cell>
          <table:table-cell office:value-type="float" office:value="0.898488104343414" calcext:value-type="float">
            <text:p>0.898488104343414</text:p>
          </table:table-cell>
          <table:table-cell office:value-type="float" office:value="0.90066796541214" calcext:value-type="float">
            <text:p>0.90066796541214</text:p>
          </table:table-cell>
          <table:table-cell office:value-type="float" office:value="0.902493476867676" calcext:value-type="float">
            <text:p>0.902493476867676</text:p>
          </table:table-cell>
          <table:table-cell office:value-type="float" office:value="0.90433269739151" calcext:value-type="float">
            <text:p>0.90433269739151</text:p>
          </table:table-cell>
          <table:table-cell office:value-type="float" office:value="0.908024489879608" calcext:value-type="float">
            <text:p>0.908024489879608</text:p>
          </table:table-cell>
          <table:table-cell office:value-type="float" office:value="0.909011244773865" calcext:value-type="float">
            <text:p>0.909011244773865</text:p>
          </table:table-cell>
          <table:table-cell office:value-type="float" office:value="0.90951132774353" calcext:value-type="float">
            <text:p>0.90951132774353</text:p>
          </table:table-cell>
          <table:table-cell office:value-type="float" office:value="0.909556865692139" calcext:value-type="float">
            <text:p>0.909556865692139</text:p>
          </table:table-cell>
          <table:table-cell office:value-type="float" office:value="0.910684108734131" calcext:value-type="float">
            <text:p>0.910684108734131</text:p>
          </table:table-cell>
          <table:table-cell office:value-type="float" office:value="0.910356938838959" calcext:value-type="float">
            <text:p>0.910356938838959</text:p>
          </table:table-cell>
          <table:table-cell office:value-type="float" office:value="0.911842286586762" calcext:value-type="float">
            <text:p>0.911842286586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64.nii.gz</text:p>
          </table:table-cell>
          <table:table-cell office:value-type="float" office:value="0.956675887107849" calcext:value-type="float">
            <text:p>0.956675887107849</text:p>
          </table:table-cell>
          <table:table-cell office:value-type="float" office:value="0.959313869476318" calcext:value-type="float">
            <text:p>0.959313869476318</text:p>
          </table:table-cell>
          <table:table-cell office:value-type="float" office:value="0.960629105567932" calcext:value-type="float">
            <text:p>0.960629105567932</text:p>
          </table:table-cell>
          <table:table-cell office:value-type="float" office:value="0.96117115020752" calcext:value-type="float">
            <text:p>0.96117115020752</text:p>
          </table:table-cell>
          <table:table-cell office:value-type="float" office:value="0.96172046661377" calcext:value-type="float">
            <text:p>0.96172046661377</text:p>
          </table:table-cell>
          <table:table-cell office:value-type="float" office:value="0.961591243743896" calcext:value-type="float">
            <text:p>0.961591243743896</text:p>
          </table:table-cell>
          <table:table-cell office:value-type="float" office:value="0.96278703212738" calcext:value-type="float">
            <text:p>0.96278703212738</text:p>
          </table:table-cell>
          <table:table-cell office:value-type="float" office:value="0.963670909404754" calcext:value-type="float">
            <text:p>0.963670909404754</text:p>
          </table:table-cell>
          <table:table-cell office:value-type="float" office:value="0.964912295341492" calcext:value-type="float">
            <text:p>0.964912295341492</text:p>
          </table:table-cell>
          <table:table-cell office:value-type="float" office:value="0.964652359485626" calcext:value-type="float">
            <text:p>0.964652359485626</text:p>
          </table:table-cell>
          <table:table-cell office:value-type="float" office:value="0.965265274047852" calcext:value-type="float">
            <text:p>0.965265274047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03.nii.gz</text:p>
          </table:table-cell>
          <table:table-cell office:value-type="float" office:value="0.894038379192352" calcext:value-type="float">
            <text:p>0.894038379192352</text:p>
          </table:table-cell>
          <table:table-cell office:value-type="float" office:value="0.898245632648468" calcext:value-type="float">
            <text:p>0.898245632648468</text:p>
          </table:table-cell>
          <table:table-cell office:value-type="float" office:value="0.899729192256928" calcext:value-type="float">
            <text:p>0.899729192256928</text:p>
          </table:table-cell>
          <table:table-cell office:value-type="float" office:value="0.904106259346008" calcext:value-type="float">
            <text:p>0.904106259346008</text:p>
          </table:table-cell>
          <table:table-cell office:value-type="float" office:value="0.904688239097595" calcext:value-type="float">
            <text:p>0.904688239097595</text:p>
          </table:table-cell>
          <table:table-cell office:value-type="float" office:value="0.904783248901367" calcext:value-type="float">
            <text:p>0.904783248901367</text:p>
          </table:table-cell>
          <table:table-cell office:value-type="float" office:value="0.905876100063324" calcext:value-type="float">
            <text:p>0.905876100063324</text:p>
          </table:table-cell>
          <table:table-cell office:value-type="float" office:value="0.907567858695984" calcext:value-type="float">
            <text:p>0.907567858695984</text:p>
          </table:table-cell>
          <table:table-cell office:value-type="float" office:value="0.909053683280945" calcext:value-type="float">
            <text:p>0.909053683280945</text:p>
          </table:table-cell>
          <table:table-cell office:value-type="float" office:value="0.908374071121216" calcext:value-type="float">
            <text:p>0.908374071121216</text:p>
          </table:table-cell>
          <table:table-cell office:value-type="float" office:value="0.909824252128601" calcext:value-type="float">
            <text:p>0.909824252128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05.nii.gz</text:p>
          </table:table-cell>
          <table:table-cell office:value-type="float" office:value="0.545598745346069" calcext:value-type="float">
            <text:p>0.545598745346069</text:p>
          </table:table-cell>
          <table:table-cell office:value-type="float" office:value="0.54694527387619" calcext:value-type="float">
            <text:p>0.54694527387619</text:p>
          </table:table-cell>
          <table:table-cell office:value-type="float" office:value="0.537559926509857" calcext:value-type="float">
            <text:p>0.537559926509857</text:p>
          </table:table-cell>
          <table:table-cell office:value-type="float" office:value="0.527135968208313" calcext:value-type="float">
            <text:p>0.527135968208313</text:p>
          </table:table-cell>
          <table:table-cell office:value-type="float" office:value="0.573065876960754" calcext:value-type="float">
            <text:p>0.573065876960754</text:p>
          </table:table-cell>
          <table:table-cell office:value-type="float" office:value="0.577003121376038" calcext:value-type="float">
            <text:p>0.577003121376038</text:p>
          </table:table-cell>
          <table:table-cell office:value-type="float" office:value="0.592725396156311" calcext:value-type="float">
            <text:p>0.592725396156311</text:p>
          </table:table-cell>
          <table:table-cell office:value-type="float" office:value="0.588963389396668" calcext:value-type="float">
            <text:p>0.588963389396668</text:p>
          </table:table-cell>
          <table:table-cell office:value-type="float" office:value="0.577893376350403" calcext:value-type="float">
            <text:p>0.577893376350403</text:p>
          </table:table-cell>
          <table:table-cell office:value-type="float" office:value="0.584153294563293" calcext:value-type="float">
            <text:p>0.584153294563293</text:p>
          </table:table-cell>
          <table:table-cell office:value-type="float" office:value="0.599590361118317" calcext:value-type="float">
            <text:p>0.599590361118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72.nii.gz</text:p>
          </table:table-cell>
          <table:table-cell office:value-type="float" office:value="0.935300290584564" calcext:value-type="float">
            <text:p>0.935300290584564</text:p>
          </table:table-cell>
          <table:table-cell office:value-type="float" office:value="0.93803071975708" calcext:value-type="float">
            <text:p>0.93803071975708</text:p>
          </table:table-cell>
          <table:table-cell office:value-type="float" office:value="0.93791937828064" calcext:value-type="float">
            <text:p>0.93791937828064</text:p>
          </table:table-cell>
          <table:table-cell office:value-type="float" office:value="0.938360154628754" calcext:value-type="float">
            <text:p>0.938360154628754</text:p>
          </table:table-cell>
          <table:table-cell office:value-type="float" office:value="0.942121684551239" calcext:value-type="float">
            <text:p>0.942121684551239</text:p>
          </table:table-cell>
          <table:table-cell office:value-type="float" office:value="0.943406224250793" calcext:value-type="float">
            <text:p>0.943406224250793</text:p>
          </table:table-cell>
          <table:table-cell office:value-type="float" office:value="0.94326651096344" calcext:value-type="float">
            <text:p>0.94326651096344</text:p>
          </table:table-cell>
          <table:table-cell office:value-type="float" office:value="0.943384230136871" calcext:value-type="float">
            <text:p>0.943384230136871</text:p>
          </table:table-cell>
          <table:table-cell office:value-type="float" office:value="0.94637256860733" calcext:value-type="float">
            <text:p>0.94637256860733</text:p>
          </table:table-cell>
          <table:table-cell office:value-type="float" office:value="0.946921467781067" calcext:value-type="float">
            <text:p>0.946921467781067</text:p>
          </table:table-cell>
          <table:table-cell office:value-type="float" office:value="0.948415219783783" calcext:value-type="float">
            <text:p>0.948415219783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52.nii.gz</text:p>
          </table:table-cell>
          <table:table-cell office:value-type="float" office:value="0.903738558292389" calcext:value-type="float">
            <text:p>0.903738558292389</text:p>
          </table:table-cell>
          <table:table-cell office:value-type="float" office:value="0.907062709331512" calcext:value-type="float">
            <text:p>0.907062709331512</text:p>
          </table:table-cell>
          <table:table-cell office:value-type="float" office:value="0.908766090869904" calcext:value-type="float">
            <text:p>0.908766090869904</text:p>
          </table:table-cell>
          <table:table-cell office:value-type="float" office:value="0.910286724567413" calcext:value-type="float">
            <text:p>0.910286724567413</text:p>
          </table:table-cell>
          <table:table-cell office:value-type="float" office:value="0.916179597377777" calcext:value-type="float">
            <text:p>0.916179597377777</text:p>
          </table:table-cell>
          <table:table-cell office:value-type="float" office:value="0.919325768947601" calcext:value-type="float">
            <text:p>0.919325768947601</text:p>
          </table:table-cell>
          <table:table-cell office:value-type="float" office:value="0.919291436672211" calcext:value-type="float">
            <text:p>0.919291436672211</text:p>
          </table:table-cell>
          <table:table-cell office:value-type="float" office:value="0.920604169368744" calcext:value-type="float">
            <text:p>0.920604169368744</text:p>
          </table:table-cell>
          <table:table-cell office:value-type="float" office:value="0.921586334705353" calcext:value-type="float">
            <text:p>0.921586334705353</text:p>
          </table:table-cell>
          <table:table-cell office:value-type="float" office:value="0.924353420734406" calcext:value-type="float">
            <text:p>0.924353420734406</text:p>
          </table:table-cell>
          <table:table-cell office:value-type="float" office:value="0.925673484802246" calcext:value-type="float">
            <text:p>0.925673484802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69.nii.gz</text:p>
          </table:table-cell>
          <table:table-cell office:value-type="float" office:value="0.930247128009796" calcext:value-type="float">
            <text:p>0.930247128009796</text:p>
          </table:table-cell>
          <table:table-cell office:value-type="float" office:value="0.933029234409332" calcext:value-type="float">
            <text:p>0.933029234409332</text:p>
          </table:table-cell>
          <table:table-cell office:value-type="float" office:value="0.932891726493835" calcext:value-type="float">
            <text:p>0.932891726493835</text:p>
          </table:table-cell>
          <table:table-cell office:value-type="float" office:value="0.934510886669159" calcext:value-type="float">
            <text:p>0.934510886669159</text:p>
          </table:table-cell>
          <table:table-cell office:value-type="float" office:value="0.934410750865936" calcext:value-type="float">
            <text:p>0.934410750865936</text:p>
          </table:table-cell>
          <table:table-cell office:value-type="float" office:value="0.935464799404144" calcext:value-type="float">
            <text:p>0.935464799404144</text:p>
          </table:table-cell>
          <table:table-cell office:value-type="float" office:value="0.936608850955963" calcext:value-type="float">
            <text:p>0.936608850955963</text:p>
          </table:table-cell>
          <table:table-cell office:value-type="float" office:value="0.936507940292358" calcext:value-type="float">
            <text:p>0.936507940292358</text:p>
          </table:table-cell>
          <table:table-cell office:value-type="float" office:value="0.937890648841858" calcext:value-type="float">
            <text:p>0.937890648841858</text:p>
          </table:table-cell>
          <table:table-cell office:value-type="float" office:value="0.938663899898529" calcext:value-type="float">
            <text:p>0.938663899898529</text:p>
          </table:table-cell>
          <table:table-cell office:value-type="float" office:value="0.940325796604156" calcext:value-type="float">
            <text:p>0.940325796604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1.nii.gz</text:p>
          </table:table-cell>
          <table:table-cell office:value-type="float" office:value="0.90200138092041" calcext:value-type="float">
            <text:p>0.90200138092041</text:p>
          </table:table-cell>
          <table:table-cell office:value-type="float" office:value="0.90686023235321" calcext:value-type="float">
            <text:p>0.90686023235321</text:p>
          </table:table-cell>
          <table:table-cell office:value-type="float" office:value="0.9098801612854" calcext:value-type="float">
            <text:p>0.9098801612854</text:p>
          </table:table-cell>
          <table:table-cell office:value-type="float" office:value="0.912097454071045" calcext:value-type="float">
            <text:p>0.912097454071045</text:p>
          </table:table-cell>
          <table:table-cell office:value-type="float" office:value="0.910076975822449" calcext:value-type="float">
            <text:p>0.910076975822449</text:p>
          </table:table-cell>
          <table:table-cell office:value-type="float" office:value="0.908642828464508" calcext:value-type="float">
            <text:p>0.908642828464508</text:p>
          </table:table-cell>
          <table:table-cell office:value-type="float" office:value="0.907743871212006" calcext:value-type="float">
            <text:p>0.907743871212006</text:p>
          </table:table-cell>
          <table:table-cell office:value-type="float" office:value="0.905513226985931" calcext:value-type="float">
            <text:p>0.905513226985931</text:p>
          </table:table-cell>
          <table:table-cell office:value-type="float" office:value="0.906898379325867" calcext:value-type="float">
            <text:p>0.906898379325867</text:p>
          </table:table-cell>
          <table:table-cell office:value-type="float" office:value="0.907509326934814" calcext:value-type="float">
            <text:p>0.907509326934814</text:p>
          </table:table-cell>
          <table:table-cell office:value-type="float" office:value="0.907051265239716" calcext:value-type="float">
            <text:p>0.907051265239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99.nii.gz</text:p>
          </table:table-cell>
          <table:table-cell office:value-type="float" office:value="0.917582988739014" calcext:value-type="float">
            <text:p>0.917582988739014</text:p>
          </table:table-cell>
          <table:table-cell office:value-type="float" office:value="0.919780790805817" calcext:value-type="float">
            <text:p>0.919780790805817</text:p>
          </table:table-cell>
          <table:table-cell office:value-type="float" office:value="0.920039713382721" calcext:value-type="float">
            <text:p>0.920039713382721</text:p>
          </table:table-cell>
          <table:table-cell office:value-type="float" office:value="0.921965777873993" calcext:value-type="float">
            <text:p>0.921965777873993</text:p>
          </table:table-cell>
          <table:table-cell office:value-type="float" office:value="0.924691677093506" calcext:value-type="float">
            <text:p>0.924691677093506</text:p>
          </table:table-cell>
          <table:table-cell office:value-type="float" office:value="0.925112903118134" calcext:value-type="float">
            <text:p>0.925112903118134</text:p>
          </table:table-cell>
          <table:table-cell office:value-type="float" office:value="0.925600230693817" calcext:value-type="float">
            <text:p>0.925600230693817</text:p>
          </table:table-cell>
          <table:table-cell office:value-type="float" office:value="0.927272737026215" calcext:value-type="float">
            <text:p>0.927272737026215</text:p>
          </table:table-cell>
          <table:table-cell office:value-type="float" office:value="0.928337752819061" calcext:value-type="float">
            <text:p>0.928337752819061</text:p>
          </table:table-cell>
          <table:table-cell office:value-type="float" office:value="0.92889416217804" calcext:value-type="float">
            <text:p>0.92889416217804</text:p>
          </table:table-cell>
          <table:table-cell office:value-type="float" office:value="0.928731977939606" calcext:value-type="float">
            <text:p>0.928731977939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23.nii.gz</text:p>
          </table:table-cell>
          <table:table-cell office:value-type="float" office:value="0.950011670589447" calcext:value-type="float">
            <text:p>0.950011670589447</text:p>
          </table:table-cell>
          <table:table-cell office:value-type="float" office:value="0.949725925922394" calcext:value-type="float">
            <text:p>0.949725925922394</text:p>
          </table:table-cell>
          <table:table-cell office:value-type="float" office:value="0.950413227081299" calcext:value-type="float">
            <text:p>0.950413227081299</text:p>
          </table:table-cell>
          <table:table-cell office:value-type="float" office:value="0.950828909873962" calcext:value-type="float">
            <text:p>0.950828909873962</text:p>
          </table:table-cell>
          <table:table-cell office:value-type="float" office:value="0.95073801279068" calcext:value-type="float">
            <text:p>0.95073801279068</text:p>
          </table:table-cell>
          <table:table-cell office:value-type="float" office:value="0.951322853565216" calcext:value-type="float">
            <text:p>0.951322853565216</text:p>
          </table:table-cell>
          <table:table-cell office:value-type="float" office:value="0.951505720615387" calcext:value-type="float">
            <text:p>0.951505720615387</text:p>
          </table:table-cell>
          <table:table-cell office:value-type="float" office:value="0.951891303062439" calcext:value-type="float">
            <text:p>0.951891303062439</text:p>
          </table:table-cell>
          <table:table-cell office:value-type="float" office:value="0.952385425567627" calcext:value-type="float">
            <text:p>0.952385425567627</text:p>
          </table:table-cell>
          <table:table-cell office:value-type="float" office:value="0.952889502048492" calcext:value-type="float">
            <text:p>0.952889502048492</text:p>
          </table:table-cell>
          <table:table-cell office:value-type="float" office:value="0.95331346988678" calcext:value-type="float">
            <text:p>0.95331346988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3.nii.gz</text:p>
          </table:table-cell>
          <table:table-cell office:value-type="float" office:value="0.950428485870361" calcext:value-type="float">
            <text:p>0.950428485870361</text:p>
          </table:table-cell>
          <table:table-cell office:value-type="float" office:value="0.95179694890976" calcext:value-type="float">
            <text:p>0.95179694890976</text:p>
          </table:table-cell>
          <table:table-cell office:value-type="float" office:value="0.954171240329742" calcext:value-type="float">
            <text:p>0.954171240329742</text:p>
          </table:table-cell>
          <table:table-cell office:value-type="float" office:value="0.955672085285187" calcext:value-type="float">
            <text:p>0.955672085285187</text:p>
          </table:table-cell>
          <table:table-cell office:value-type="float" office:value="0.9548060297966" calcext:value-type="float">
            <text:p>0.9548060297966</text:p>
          </table:table-cell>
          <table:table-cell office:value-type="float" office:value="0.955764055252075" calcext:value-type="float">
            <text:p>0.955764055252075</text:p>
          </table:table-cell>
          <table:table-cell office:value-type="float" office:value="0.95667177438736" calcext:value-type="float">
            <text:p>0.95667177438736</text:p>
          </table:table-cell>
          <table:table-cell office:value-type="float" office:value="0.958275318145752" calcext:value-type="float">
            <text:p>0.958275318145752</text:p>
          </table:table-cell>
          <table:table-cell office:value-type="float" office:value="0.958684027194977" calcext:value-type="float">
            <text:p>0.958684027194977</text:p>
          </table:table-cell>
          <table:table-cell office:value-type="float" office:value="0.959506928920746" calcext:value-type="float">
            <text:p>0.959506928920746</text:p>
          </table:table-cell>
          <table:table-cell office:value-type="float" office:value="0.960289180278778" calcext:value-type="float">
            <text:p>0.960289180278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45.nii.gz</text:p>
          </table:table-cell>
          <table:table-cell office:value-type="float" office:value="0.898411750793457" calcext:value-type="float">
            <text:p>0.898411750793457</text:p>
          </table:table-cell>
          <table:table-cell office:value-type="float" office:value="0.902299880981445" calcext:value-type="float">
            <text:p>0.902299880981445</text:p>
          </table:table-cell>
          <table:table-cell office:value-type="float" office:value="0.9070103764534" calcext:value-type="float">
            <text:p>0.9070103764534</text:p>
          </table:table-cell>
          <table:table-cell office:value-type="float" office:value="0.91014564037323" calcext:value-type="float">
            <text:p>0.91014564037323</text:p>
          </table:table-cell>
          <table:table-cell office:value-type="float" office:value="0.912047386169434" calcext:value-type="float">
            <text:p>0.912047386169434</text:p>
          </table:table-cell>
          <table:table-cell office:value-type="float" office:value="0.917647063732147" calcext:value-type="float">
            <text:p>0.917647063732147</text:p>
          </table:table-cell>
          <table:table-cell office:value-type="float" office:value="0.919681191444397" calcext:value-type="float">
            <text:p>0.919681191444397</text:p>
          </table:table-cell>
          <table:table-cell office:value-type="float" office:value="0.917437970638275" calcext:value-type="float">
            <text:p>0.917437970638275</text:p>
          </table:table-cell>
          <table:table-cell office:value-type="float" office:value="0.921171009540558" calcext:value-type="float">
            <text:p>0.921171009540558</text:p>
          </table:table-cell>
          <table:table-cell office:value-type="float" office:value="0.9223193526268" calcext:value-type="float">
            <text:p>0.9223193526268</text:p>
          </table:table-cell>
          <table:table-cell office:value-type="float" office:value="0.924743115901947" calcext:value-type="float">
            <text:p>0.924743115901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3.nii.gz</text:p>
          </table:table-cell>
          <table:table-cell office:value-type="float" office:value="0.946526765823364" calcext:value-type="float">
            <text:p>0.946526765823364</text:p>
          </table:table-cell>
          <table:table-cell office:value-type="float" office:value="0.947272658348084" calcext:value-type="float">
            <text:p>0.947272658348084</text:p>
          </table:table-cell>
          <table:table-cell office:value-type="float" office:value="0.949795007705688" calcext:value-type="float">
            <text:p>0.949795007705688</text:p>
          </table:table-cell>
          <table:table-cell office:value-type="float" office:value="0.948646783828735" calcext:value-type="float">
            <text:p>0.948646783828735</text:p>
          </table:table-cell>
          <table:table-cell office:value-type="float" office:value="0.950689792633056" calcext:value-type="float">
            <text:p>0.950689792633056</text:p>
          </table:table-cell>
          <table:table-cell office:value-type="float" office:value="0.952328860759735" calcext:value-type="float">
            <text:p>0.952328860759735</text:p>
          </table:table-cell>
          <table:table-cell office:value-type="float" office:value="0.953874289989471" calcext:value-type="float">
            <text:p>0.953874289989471</text:p>
          </table:table-cell>
          <table:table-cell office:value-type="float" office:value="0.954718172550201" calcext:value-type="float">
            <text:p>0.954718172550201</text:p>
          </table:table-cell>
          <table:table-cell office:value-type="float" office:value="0.955206096172333" calcext:value-type="float">
            <text:p>0.955206096172333</text:p>
          </table:table-cell>
          <table:table-cell office:value-type="float" office:value="0.955225229263306" calcext:value-type="float">
            <text:p>0.955225229263306</text:p>
          </table:table-cell>
          <table:table-cell office:value-type="float" office:value="0.955787181854248" calcext:value-type="float">
            <text:p>0.955787181854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07.nii.gz</text:p>
          </table:table-cell>
          <table:table-cell office:value-type="float" office:value="0.90236097574234" calcext:value-type="float">
            <text:p>0.90236097574234</text:p>
          </table:table-cell>
          <table:table-cell office:value-type="float" office:value="0.905101418495178" calcext:value-type="float">
            <text:p>0.905101418495178</text:p>
          </table:table-cell>
          <table:table-cell office:value-type="float" office:value="0.907225966453552" calcext:value-type="float">
            <text:p>0.907225966453552</text:p>
          </table:table-cell>
          <table:table-cell office:value-type="float" office:value="0.908738195896149" calcext:value-type="float">
            <text:p>0.908738195896149</text:p>
          </table:table-cell>
          <table:table-cell office:value-type="float" office:value="0.910672307014465" calcext:value-type="float">
            <text:p>0.910672307014465</text:p>
          </table:table-cell>
          <table:table-cell office:value-type="float" office:value="0.912258923053741" calcext:value-type="float">
            <text:p>0.912258923053741</text:p>
          </table:table-cell>
          <table:table-cell office:value-type="float" office:value="0.912912547588348" calcext:value-type="float">
            <text:p>0.912912547588348</text:p>
          </table:table-cell>
          <table:table-cell office:value-type="float" office:value="0.913903176784515" calcext:value-type="float">
            <text:p>0.913903176784515</text:p>
          </table:table-cell>
          <table:table-cell office:value-type="float" office:value="0.914403438568115" calcext:value-type="float">
            <text:p>0.914403438568115</text:p>
          </table:table-cell>
          <table:table-cell office:value-type="float" office:value="0.914634168148041" calcext:value-type="float">
            <text:p>0.914634168148041</text:p>
          </table:table-cell>
          <table:table-cell office:value-type="float" office:value="0.914613962173462" calcext:value-type="float">
            <text:p>0.914613962173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98.nii.gz</text:p>
          </table:table-cell>
          <table:table-cell office:value-type="float" office:value="0.885446786880493" calcext:value-type="float">
            <text:p>0.885446786880493</text:p>
          </table:table-cell>
          <table:table-cell office:value-type="float" office:value="0.888137936592102" calcext:value-type="float">
            <text:p>0.888137936592102</text:p>
          </table:table-cell>
          <table:table-cell office:value-type="float" office:value="0.889467656612396" calcext:value-type="float">
            <text:p>0.889467656612396</text:p>
          </table:table-cell>
          <table:table-cell office:value-type="float" office:value="0.889936745166779" calcext:value-type="float">
            <text:p>0.889936745166779</text:p>
          </table:table-cell>
          <table:table-cell office:value-type="float" office:value="0.890231251716614" calcext:value-type="float">
            <text:p>0.890231251716614</text:p>
          </table:table-cell>
          <table:table-cell office:value-type="float" office:value="0.89055460691452" calcext:value-type="float">
            <text:p>0.89055460691452</text:p>
          </table:table-cell>
          <table:table-cell office:value-type="float" office:value="0.891690194606781" calcext:value-type="float">
            <text:p>0.891690194606781</text:p>
          </table:table-cell>
          <table:table-cell office:value-type="float" office:value="0.8930624127388" calcext:value-type="float">
            <text:p>0.8930624127388</text:p>
          </table:table-cell>
          <table:table-cell office:value-type="float" office:value="0.893476188182831" calcext:value-type="float">
            <text:p>0.893476188182831</text:p>
          </table:table-cell>
          <table:table-cell office:value-type="float" office:value="0.893969476222992" calcext:value-type="float">
            <text:p>0.893969476222992</text:p>
          </table:table-cell>
          <table:table-cell office:value-type="float" office:value="0.894961297512054" calcext:value-type="float">
            <text:p>0.894961297512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2.nii.gz</text:p>
          </table:table-cell>
          <table:table-cell office:value-type="float" office:value="0.939662158489227" calcext:value-type="float">
            <text:p>0.939662158489227</text:p>
          </table:table-cell>
          <table:table-cell office:value-type="float" office:value="0.940610408782959" calcext:value-type="float">
            <text:p>0.940610408782959</text:p>
          </table:table-cell>
          <table:table-cell office:value-type="float" office:value="0.942477881908417" calcext:value-type="float">
            <text:p>0.942477881908417</text:p>
          </table:table-cell>
          <table:table-cell office:value-type="float" office:value="0.943171322345733" calcext:value-type="float">
            <text:p>0.943171322345733</text:p>
          </table:table-cell>
          <table:table-cell office:value-type="float" office:value="0.943927824497223" calcext:value-type="float">
            <text:p>0.943927824497223</text:p>
          </table:table-cell>
          <table:table-cell office:value-type="float" office:value="0.943267166614532" calcext:value-type="float">
            <text:p>0.943267166614532</text:p>
          </table:table-cell>
          <table:table-cell office:value-type="float" office:value="0.943495690822601" calcext:value-type="float">
            <text:p>0.943495690822601</text:p>
          </table:table-cell>
          <table:table-cell office:value-type="float" office:value="0.943602383136749" calcext:value-type="float">
            <text:p>0.943602383136749</text:p>
          </table:table-cell>
          <table:table-cell office:value-type="float" office:value="0.943393051624298" calcext:value-type="float">
            <text:p>0.943393051624298</text:p>
          </table:table-cell>
          <table:table-cell office:value-type="float" office:value="0.944961845874786" calcext:value-type="float">
            <text:p>0.944961845874786</text:p>
          </table:table-cell>
          <table:table-cell office:value-type="float" office:value="0.945444345474243" calcext:value-type="float">
            <text:p>0.945444345474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5.nii.gz</text:p>
          </table:table-cell>
          <table:table-cell office:value-type="float" office:value="0.939920246601105" calcext:value-type="float">
            <text:p>0.939920246601105</text:p>
          </table:table-cell>
          <table:table-cell office:value-type="float" office:value="0.944259405136108" calcext:value-type="float">
            <text:p>0.944259405136108</text:p>
          </table:table-cell>
          <table:table-cell office:value-type="float" office:value="0.947964906692505" calcext:value-type="float">
            <text:p>0.947964906692505</text:p>
          </table:table-cell>
          <table:table-cell office:value-type="float" office:value="0.948931217193604" calcext:value-type="float">
            <text:p>0.948931217193604</text:p>
          </table:table-cell>
          <table:table-cell office:value-type="float" office:value="0.949368715286255" calcext:value-type="float">
            <text:p>0.949368715286255</text:p>
          </table:table-cell>
          <table:table-cell office:value-type="float" office:value="0.949885845184326" calcext:value-type="float">
            <text:p>0.949885845184326</text:p>
          </table:table-cell>
          <table:table-cell office:value-type="float" office:value="0.951771855354309" calcext:value-type="float">
            <text:p>0.951771855354309</text:p>
          </table:table-cell>
          <table:table-cell office:value-type="float" office:value="0.952232301235199" calcext:value-type="float">
            <text:p>0.952232301235199</text:p>
          </table:table-cell>
          <table:table-cell office:value-type="float" office:value="0.953415095806122" calcext:value-type="float">
            <text:p>0.953415095806122</text:p>
          </table:table-cell>
          <table:table-cell office:value-type="float" office:value="0.953349828720093" calcext:value-type="float">
            <text:p>0.953349828720093</text:p>
          </table:table-cell>
          <table:table-cell office:value-type="float" office:value="0.95426470041275" calcext:value-type="float">
            <text:p>0.95426470041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1.nii.gz</text:p>
          </table:table-cell>
          <table:table-cell office:value-type="float" office:value="0.823645889759064" calcext:value-type="float">
            <text:p>0.823645889759064</text:p>
          </table:table-cell>
          <table:table-cell office:value-type="float" office:value="0.826370179653168" calcext:value-type="float">
            <text:p>0.826370179653168</text:p>
          </table:table-cell>
          <table:table-cell office:value-type="float" office:value="0.826407611370087" calcext:value-type="float">
            <text:p>0.826407611370087</text:p>
          </table:table-cell>
          <table:table-cell office:value-type="float" office:value="0.825604557991028" calcext:value-type="float">
            <text:p>0.825604557991028</text:p>
          </table:table-cell>
          <table:table-cell office:value-type="float" office:value="0.827767491340637" calcext:value-type="float">
            <text:p>0.827767491340637</text:p>
          </table:table-cell>
          <table:table-cell office:value-type="float" office:value="0.826689422130585" calcext:value-type="float">
            <text:p>0.826689422130585</text:p>
          </table:table-cell>
          <table:table-cell office:value-type="float" office:value="0.83276641368866" calcext:value-type="float">
            <text:p>0.83276641368866</text:p>
          </table:table-cell>
          <table:table-cell office:value-type="float" office:value="0.833025157451629" calcext:value-type="float">
            <text:p>0.833025157451629</text:p>
          </table:table-cell>
          <table:table-cell office:value-type="float" office:value="0.831041097640991" calcext:value-type="float">
            <text:p>0.831041097640991</text:p>
          </table:table-cell>
          <table:table-cell office:value-type="float" office:value="0.832681477069855" calcext:value-type="float">
            <text:p>0.832681477069855</text:p>
          </table:table-cell>
          <table:table-cell office:value-type="float" office:value="0.832086622714996" calcext:value-type="float">
            <text:p>0.832086622714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62.nii.gz</text:p>
          </table:table-cell>
          <table:table-cell office:value-type="float" office:value="0.907392799854279" calcext:value-type="float">
            <text:p>0.907392799854279</text:p>
          </table:table-cell>
          <table:table-cell office:value-type="float" office:value="0.906471014022827" calcext:value-type="float">
            <text:p>0.906471014022827</text:p>
          </table:table-cell>
          <table:table-cell office:value-type="float" office:value="0.906944096088409" calcext:value-type="float">
            <text:p>0.906944096088409</text:p>
          </table:table-cell>
          <table:table-cell office:value-type="float" office:value="0.907397627830505" calcext:value-type="float">
            <text:p>0.907397627830505</text:p>
          </table:table-cell>
          <table:table-cell office:value-type="float" office:value="0.909019112586975" calcext:value-type="float">
            <text:p>0.909019112586975</text:p>
          </table:table-cell>
          <table:table-cell office:value-type="float" office:value="0.910136520862579" calcext:value-type="float">
            <text:p>0.910136520862579</text:p>
          </table:table-cell>
          <table:table-cell office:value-type="float" office:value="0.909618437290192" calcext:value-type="float">
            <text:p>0.909618437290192</text:p>
          </table:table-cell>
          <table:table-cell office:value-type="float" office:value="0.90943443775177" calcext:value-type="float">
            <text:p>0.90943443775177</text:p>
          </table:table-cell>
          <table:table-cell office:value-type="float" office:value="0.909210979938507" calcext:value-type="float">
            <text:p>0.909210979938507</text:p>
          </table:table-cell>
          <table:table-cell office:value-type="float" office:value="0.910727620124817" calcext:value-type="float">
            <text:p>0.910727620124817</text:p>
          </table:table-cell>
          <table:table-cell office:value-type="float" office:value="0.91015487909317" calcext:value-type="float">
            <text:p>0.91015487909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61.nii.gz</text:p>
          </table:table-cell>
          <table:table-cell office:value-type="float" office:value="0.770687699317932" calcext:value-type="float">
            <text:p>0.770687699317932</text:p>
          </table:table-cell>
          <table:table-cell office:value-type="float" office:value="0.871000707149506" calcext:value-type="float">
            <text:p>0.871000707149506</text:p>
          </table:table-cell>
          <table:table-cell office:value-type="float" office:value="0.869387030601501" calcext:value-type="float">
            <text:p>0.869387030601501</text:p>
          </table:table-cell>
          <table:table-cell office:value-type="float" office:value="0.872101962566376" calcext:value-type="float">
            <text:p>0.872101962566376</text:p>
          </table:table-cell>
          <table:table-cell office:value-type="float" office:value="0.876219809055328" calcext:value-type="float">
            <text:p>0.876219809055328</text:p>
          </table:table-cell>
          <table:table-cell office:value-type="float" office:value="0.880020558834076" calcext:value-type="float">
            <text:p>0.880020558834076</text:p>
          </table:table-cell>
          <table:table-cell office:value-type="float" office:value="0.879670202732086" calcext:value-type="float">
            <text:p>0.879670202732086</text:p>
          </table:table-cell>
          <table:table-cell office:value-type="float" office:value="0.880667626857758" calcext:value-type="float">
            <text:p>0.880667626857758</text:p>
          </table:table-cell>
          <table:table-cell office:value-type="float" office:value="0.882778823375702" calcext:value-type="float">
            <text:p>0.882778823375702</text:p>
          </table:table-cell>
          <table:table-cell office:value-type="float" office:value="0.886183083057404" calcext:value-type="float">
            <text:p>0.886183083057404</text:p>
          </table:table-cell>
          <table:table-cell office:value-type="float" office:value="0.886462152004242" calcext:value-type="float">
            <text:p>0.886462152004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38.nii.gz</text:p>
          </table:table-cell>
          <table:table-cell office:value-type="float" office:value="0.949448525905609" calcext:value-type="float">
            <text:p>0.949448525905609</text:p>
          </table:table-cell>
          <table:table-cell office:value-type="float" office:value="0.951002478599548" calcext:value-type="float">
            <text:p>0.951002478599548</text:p>
          </table:table-cell>
          <table:table-cell office:value-type="float" office:value="0.951417624950409" calcext:value-type="float">
            <text:p>0.951417624950409</text:p>
          </table:table-cell>
          <table:table-cell office:value-type="float" office:value="0.952493071556091" calcext:value-type="float">
            <text:p>0.952493071556091</text:p>
          </table:table-cell>
          <table:table-cell office:value-type="float" office:value="0.952278316020966" calcext:value-type="float">
            <text:p>0.952278316020966</text:p>
          </table:table-cell>
          <table:table-cell office:value-type="float" office:value="0.951818346977234" calcext:value-type="float">
            <text:p>0.951818346977234</text:p>
          </table:table-cell>
          <table:table-cell office:value-type="float" office:value="0.951160490512848" calcext:value-type="float">
            <text:p>0.951160490512848</text:p>
          </table:table-cell>
          <table:table-cell office:value-type="float" office:value="0.951541423797607" calcext:value-type="float">
            <text:p>0.951541423797607</text:p>
          </table:table-cell>
          <table:table-cell office:value-type="float" office:value="0.951807200908661" calcext:value-type="float">
            <text:p>0.951807200908661</text:p>
          </table:table-cell>
          <table:table-cell office:value-type="float" office:value="0.951502323150635" calcext:value-type="float">
            <text:p>0.951502323150635</text:p>
          </table:table-cell>
          <table:table-cell office:value-type="float" office:value="0.950350940227508" calcext:value-type="float">
            <text:p>0.950350940227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54.nii.gz</text:p>
          </table:table-cell>
          <table:table-cell office:value-type="float" office:value="0.898993611335754" calcext:value-type="float">
            <text:p>0.898993611335754</text:p>
          </table:table-cell>
          <table:table-cell office:value-type="float" office:value="0.899952411651611" calcext:value-type="float">
            <text:p>0.899952411651611</text:p>
          </table:table-cell>
          <table:table-cell office:value-type="float" office:value="0.899384438991547" calcext:value-type="float">
            <text:p>0.899384438991547</text:p>
          </table:table-cell>
          <table:table-cell office:value-type="float" office:value="0.899574458599091" calcext:value-type="float">
            <text:p>0.899574458599091</text:p>
          </table:table-cell>
          <table:table-cell office:value-type="float" office:value="0.899680495262146" calcext:value-type="float">
            <text:p>0.899680495262146</text:p>
          </table:table-cell>
          <table:table-cell office:value-type="float" office:value="0.899866640567779" calcext:value-type="float">
            <text:p>0.899866640567779</text:p>
          </table:table-cell>
          <table:table-cell office:value-type="float" office:value="0.898829579353333" calcext:value-type="float">
            <text:p>0.898829579353333</text:p>
          </table:table-cell>
          <table:table-cell office:value-type="float" office:value="0.898857176303864" calcext:value-type="float">
            <text:p>0.898857176303864</text:p>
          </table:table-cell>
          <table:table-cell office:value-type="float" office:value="0.899320960044861" calcext:value-type="float">
            <text:p>0.899320960044861</text:p>
          </table:table-cell>
          <table:table-cell office:value-type="float" office:value="0.899887621402741" calcext:value-type="float">
            <text:p>0.899887621402741</text:p>
          </table:table-cell>
          <table:table-cell office:value-type="float" office:value="0.900465786457062" calcext:value-type="float">
            <text:p>0.900465786457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04.nii.gz</text:p>
          </table:table-cell>
          <table:table-cell office:value-type="float" office:value="0.95166677236557" calcext:value-type="float">
            <text:p>0.95166677236557</text:p>
          </table:table-cell>
          <table:table-cell office:value-type="float" office:value="0.954135656356812" calcext:value-type="float">
            <text:p>0.954135656356812</text:p>
          </table:table-cell>
          <table:table-cell office:value-type="float" office:value="0.955918610095978" calcext:value-type="float">
            <text:p>0.955918610095978</text:p>
          </table:table-cell>
          <table:table-cell office:value-type="float" office:value="0.955928087234497" calcext:value-type="float">
            <text:p>0.955928087234497</text:p>
          </table:table-cell>
          <table:table-cell office:value-type="float" office:value="0.957103967666626" calcext:value-type="float">
            <text:p>0.957103967666626</text:p>
          </table:table-cell>
          <table:table-cell office:value-type="float" office:value="0.958312392234802" calcext:value-type="float">
            <text:p>0.958312392234802</text:p>
          </table:table-cell>
          <table:table-cell office:value-type="float" office:value="0.95912355184555" calcext:value-type="float">
            <text:p>0.95912355184555</text:p>
          </table:table-cell>
          <table:table-cell office:value-type="float" office:value="0.959525525569916" calcext:value-type="float">
            <text:p>0.959525525569916</text:p>
          </table:table-cell>
          <table:table-cell office:value-type="float" office:value="0.961919486522675" calcext:value-type="float">
            <text:p>0.961919486522675</text:p>
          </table:table-cell>
          <table:table-cell office:value-type="float" office:value="0.9621302485466" calcext:value-type="float">
            <text:p>0.9621302485466</text:p>
          </table:table-cell>
          <table:table-cell office:value-type="float" office:value="0.963575303554535" calcext:value-type="float">
            <text:p>0.963575303554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82.nii.gz</text:p>
          </table:table-cell>
          <table:table-cell office:value-type="float" office:value="0.649098694324493" calcext:value-type="float">
            <text:p>0.649098694324493</text:p>
          </table:table-cell>
          <table:table-cell office:value-type="float" office:value="0.647132098674774" calcext:value-type="float">
            <text:p>0.647132098674774</text:p>
          </table:table-cell>
          <table:table-cell office:value-type="float" office:value="0.646026849746704" calcext:value-type="float">
            <text:p>0.646026849746704</text:p>
          </table:table-cell>
          <table:table-cell office:value-type="float" office:value="0.644435822963715" calcext:value-type="float">
            <text:p>0.644435822963715</text:p>
          </table:table-cell>
          <table:table-cell office:value-type="float" office:value="0.642258882522583" calcext:value-type="float">
            <text:p>0.642258882522583</text:p>
          </table:table-cell>
          <table:table-cell office:value-type="float" office:value="0.641365885734558" calcext:value-type="float">
            <text:p>0.641365885734558</text:p>
          </table:table-cell>
          <table:table-cell office:value-type="float" office:value="0.640152335166931" calcext:value-type="float">
            <text:p>0.640152335166931</text:p>
          </table:table-cell>
          <table:table-cell office:value-type="float" office:value="0.639060914516449" calcext:value-type="float">
            <text:p>0.639060914516449</text:p>
          </table:table-cell>
          <table:table-cell office:value-type="float" office:value="0.638314485549927" calcext:value-type="float">
            <text:p>0.638314485549927</text:p>
          </table:table-cell>
          <table:table-cell office:value-type="float" office:value="0.638491570949554" calcext:value-type="float">
            <text:p>0.638491570949554</text:p>
          </table:table-cell>
          <table:table-cell office:value-type="float" office:value="0.637928783893585" calcext:value-type="float">
            <text:p>0.637928783893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80.nii.gz</text:p>
          </table:table-cell>
          <table:table-cell office:value-type="float" office:value="0.910877645015717" calcext:value-type="float">
            <text:p>0.910877645015717</text:p>
          </table:table-cell>
          <table:table-cell office:value-type="float" office:value="0.911961019039154" calcext:value-type="float">
            <text:p>0.911961019039154</text:p>
          </table:table-cell>
          <table:table-cell office:value-type="float" office:value="0.912088453769684" calcext:value-type="float">
            <text:p>0.912088453769684</text:p>
          </table:table-cell>
          <table:table-cell office:value-type="float" office:value="0.915403425693512" calcext:value-type="float">
            <text:p>0.915403425693512</text:p>
          </table:table-cell>
          <table:table-cell office:value-type="float" office:value="0.915749847888946" calcext:value-type="float">
            <text:p>0.915749847888946</text:p>
          </table:table-cell>
          <table:table-cell office:value-type="float" office:value="0.917324185371399" calcext:value-type="float">
            <text:p>0.917324185371399</text:p>
          </table:table-cell>
          <table:table-cell office:value-type="float" office:value="0.918725848197937" calcext:value-type="float">
            <text:p>0.918725848197937</text:p>
          </table:table-cell>
          <table:table-cell office:value-type="float" office:value="0.919478237628937" calcext:value-type="float">
            <text:p>0.919478237628937</text:p>
          </table:table-cell>
          <table:table-cell office:value-type="float" office:value="0.922021269798279" calcext:value-type="float">
            <text:p>0.922021269798279</text:p>
          </table:table-cell>
          <table:table-cell office:value-type="float" office:value="0.923334002494812" calcext:value-type="float">
            <text:p>0.923334002494812</text:p>
          </table:table-cell>
          <table:table-cell office:value-type="float" office:value="0.923448264598846" calcext:value-type="float">
            <text:p>0.923448264598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26.nii.gz</text:p>
          </table:table-cell>
          <table:table-cell office:value-type="float" office:value="0.948623955249786" calcext:value-type="float">
            <text:p>0.948623955249786</text:p>
          </table:table-cell>
          <table:table-cell office:value-type="float" office:value="0.949820339679718" calcext:value-type="float">
            <text:p>0.949820339679718</text:p>
          </table:table-cell>
          <table:table-cell office:value-type="float" office:value="0.950653493404388" calcext:value-type="float">
            <text:p>0.950653493404388</text:p>
          </table:table-cell>
          <table:table-cell office:value-type="float" office:value="0.951267063617706" calcext:value-type="float">
            <text:p>0.951267063617706</text:p>
          </table:table-cell>
          <table:table-cell office:value-type="float" office:value="0.951379060745239" calcext:value-type="float">
            <text:p>0.951379060745239</text:p>
          </table:table-cell>
          <table:table-cell office:value-type="float" office:value="0.951241016387939" calcext:value-type="float">
            <text:p>0.951241016387939</text:p>
          </table:table-cell>
          <table:table-cell office:value-type="float" office:value="0.951442837715149" calcext:value-type="float">
            <text:p>0.951442837715149</text:p>
          </table:table-cell>
          <table:table-cell office:value-type="float" office:value="0.951268434524536" calcext:value-type="float">
            <text:p>0.951268434524536</text:p>
          </table:table-cell>
          <table:table-cell office:value-type="float" office:value="0.951412677764893" calcext:value-type="float">
            <text:p>0.951412677764893</text:p>
          </table:table-cell>
          <table:table-cell office:value-type="float" office:value="0.952559351921082" calcext:value-type="float">
            <text:p>0.952559351921082</text:p>
          </table:table-cell>
          <table:table-cell office:value-type="float" office:value="0.95293927192688" calcext:value-type="float">
            <text:p>0.95293927192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95.nii.gz</text:p>
          </table:table-cell>
          <table:table-cell office:value-type="float" office:value="0.928722679615021" calcext:value-type="float">
            <text:p>0.928722679615021</text:p>
          </table:table-cell>
          <table:table-cell office:value-type="float" office:value="0.932578325271606" calcext:value-type="float">
            <text:p>0.932578325271606</text:p>
          </table:table-cell>
          <table:table-cell office:value-type="float" office:value="0.934936344623566" calcext:value-type="float">
            <text:p>0.934936344623566</text:p>
          </table:table-cell>
          <table:table-cell office:value-type="float" office:value="0.937444627285004" calcext:value-type="float">
            <text:p>0.937444627285004</text:p>
          </table:table-cell>
          <table:table-cell office:value-type="float" office:value="0.939189195632935" calcext:value-type="float">
            <text:p>0.939189195632935</text:p>
          </table:table-cell>
          <table:table-cell office:value-type="float" office:value="0.943173706531525" calcext:value-type="float">
            <text:p>0.943173706531525</text:p>
          </table:table-cell>
          <table:table-cell office:value-type="float" office:value="0.94451379776001" calcext:value-type="float">
            <text:p>0.94451379776001</text:p>
          </table:table-cell>
          <table:table-cell office:value-type="float" office:value="0.945325016975403" calcext:value-type="float">
            <text:p>0.945325016975403</text:p>
          </table:table-cell>
          <table:table-cell office:value-type="float" office:value="0.946428596973419" calcext:value-type="float">
            <text:p>0.946428596973419</text:p>
          </table:table-cell>
          <table:table-cell office:value-type="float" office:value="0.945330679416656" calcext:value-type="float">
            <text:p>0.945330679416656</text:p>
          </table:table-cell>
          <table:table-cell office:value-type="float" office:value="0.946745574474335" calcext:value-type="float">
            <text:p>0.946745574474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6.nii.gz</text:p>
          </table:table-cell>
          <table:table-cell office:value-type="float" office:value="0.936103999614716" calcext:value-type="float">
            <text:p>0.936103999614716</text:p>
          </table:table-cell>
          <table:table-cell office:value-type="float" office:value="0.941102862358093" calcext:value-type="float">
            <text:p>0.941102862358093</text:p>
          </table:table-cell>
          <table:table-cell office:value-type="float" office:value="0.942848145961762" calcext:value-type="float">
            <text:p>0.942848145961762</text:p>
          </table:table-cell>
          <table:table-cell office:value-type="float" office:value="0.943806052207947" calcext:value-type="float">
            <text:p>0.943806052207947</text:p>
          </table:table-cell>
          <table:table-cell office:value-type="float" office:value="0.944365859031677" calcext:value-type="float">
            <text:p>0.944365859031677</text:p>
          </table:table-cell>
          <table:table-cell office:value-type="float" office:value="0.943446755409241" calcext:value-type="float">
            <text:p>0.943446755409241</text:p>
          </table:table-cell>
          <table:table-cell office:value-type="float" office:value="0.94490921497345" calcext:value-type="float">
            <text:p>0.94490921497345</text:p>
          </table:table-cell>
          <table:table-cell office:value-type="float" office:value="0.945854067802429" calcext:value-type="float">
            <text:p>0.945854067802429</text:p>
          </table:table-cell>
          <table:table-cell office:value-type="float" office:value="0.946520268917084" calcext:value-type="float">
            <text:p>0.946520268917084</text:p>
          </table:table-cell>
          <table:table-cell office:value-type="float" office:value="0.947493255138397" calcext:value-type="float">
            <text:p>0.947493255138397</text:p>
          </table:table-cell>
          <table:table-cell office:value-type="float" office:value="0.947610378265381" calcext:value-type="float">
            <text:p>0.947610378265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80.nii.gz</text:p>
          </table:table-cell>
          <table:table-cell office:value-type="float" office:value="0.872668087482452" calcext:value-type="float">
            <text:p>0.872668087482452</text:p>
          </table:table-cell>
          <table:table-cell office:value-type="float" office:value="0.878521263599396" calcext:value-type="float">
            <text:p>0.878521263599396</text:p>
          </table:table-cell>
          <table:table-cell office:value-type="float" office:value="0.881689071655273" calcext:value-type="float">
            <text:p>0.881689071655273</text:p>
          </table:table-cell>
          <table:table-cell office:value-type="float" office:value="0.882147550582886" calcext:value-type="float">
            <text:p>0.882147550582886</text:p>
          </table:table-cell>
          <table:table-cell office:value-type="float" office:value="0.884691834449768" calcext:value-type="float">
            <text:p>0.884691834449768</text:p>
          </table:table-cell>
          <table:table-cell office:value-type="float" office:value="0.886157631874085" calcext:value-type="float">
            <text:p>0.886157631874085</text:p>
          </table:table-cell>
          <table:table-cell office:value-type="float" office:value="0.885632991790772" calcext:value-type="float">
            <text:p>0.885632991790772</text:p>
          </table:table-cell>
          <table:table-cell office:value-type="float" office:value="0.886892020702362" calcext:value-type="float">
            <text:p>0.886892020702362</text:p>
          </table:table-cell>
          <table:table-cell office:value-type="float" office:value="0.889068961143494" calcext:value-type="float">
            <text:p>0.889068961143494</text:p>
          </table:table-cell>
          <table:table-cell office:value-type="float" office:value="0.891138255596161" calcext:value-type="float">
            <text:p>0.891138255596161</text:p>
          </table:table-cell>
          <table:table-cell office:value-type="float" office:value="0.89255565404892" calcext:value-type="float">
            <text:p>0.892555654048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6.nii.gz</text:p>
          </table:table-cell>
          <table:table-cell office:value-type="float" office:value="0.936453402042389" calcext:value-type="float">
            <text:p>0.936453402042389</text:p>
          </table:table-cell>
          <table:table-cell office:value-type="float" office:value="0.937842309474945" calcext:value-type="float">
            <text:p>0.937842309474945</text:p>
          </table:table-cell>
          <table:table-cell office:value-type="float" office:value="0.939340651035309" calcext:value-type="float">
            <text:p>0.939340651035309</text:p>
          </table:table-cell>
          <table:table-cell office:value-type="float" office:value="0.940398991107941" calcext:value-type="float">
            <text:p>0.940398991107941</text:p>
          </table:table-cell>
          <table:table-cell office:value-type="float" office:value="0.939995050430298" calcext:value-type="float">
            <text:p>0.939995050430298</text:p>
          </table:table-cell>
          <table:table-cell office:value-type="float" office:value="0.940553605556488" calcext:value-type="float">
            <text:p>0.940553605556488</text:p>
          </table:table-cell>
          <table:table-cell office:value-type="float" office:value="0.940589785575867" calcext:value-type="float">
            <text:p>0.940589785575867</text:p>
          </table:table-cell>
          <table:table-cell office:value-type="float" office:value="0.94012326002121" calcext:value-type="float">
            <text:p>0.94012326002121</text:p>
          </table:table-cell>
          <table:table-cell office:value-type="float" office:value="0.940479516983032" calcext:value-type="float">
            <text:p>0.940479516983032</text:p>
          </table:table-cell>
          <table:table-cell office:value-type="float" office:value="0.942744433879852" calcext:value-type="float">
            <text:p>0.942744433879852</text:p>
          </table:table-cell>
          <table:table-cell office:value-type="float" office:value="0.942860662937164" calcext:value-type="float">
            <text:p>0.942860662937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53.nii.gz</text:p>
          </table:table-cell>
          <table:table-cell office:value-type="float" office:value="0.838962554931641" calcext:value-type="float">
            <text:p>0.838962554931641</text:p>
          </table:table-cell>
          <table:table-cell office:value-type="float" office:value="0.840678572654724" calcext:value-type="float">
            <text:p>0.840678572654724</text:p>
          </table:table-cell>
          <table:table-cell office:value-type="float" office:value="0.845337450504303" calcext:value-type="float">
            <text:p>0.845337450504303</text:p>
          </table:table-cell>
          <table:table-cell office:value-type="float" office:value="0.849139511585236" calcext:value-type="float">
            <text:p>0.849139511585236</text:p>
          </table:table-cell>
          <table:table-cell office:value-type="float" office:value="0.851202487945556" calcext:value-type="float">
            <text:p>0.851202487945556</text:p>
          </table:table-cell>
          <table:table-cell office:value-type="float" office:value="0.852430403232574" calcext:value-type="float">
            <text:p>0.852430403232574</text:p>
          </table:table-cell>
          <table:table-cell office:value-type="float" office:value="0.853033065795898" calcext:value-type="float">
            <text:p>0.853033065795898</text:p>
          </table:table-cell>
          <table:table-cell office:value-type="float" office:value="0.853135943412781" calcext:value-type="float">
            <text:p>0.853135943412781</text:p>
          </table:table-cell>
          <table:table-cell office:value-type="float" office:value="0.853611469268799" calcext:value-type="float">
            <text:p>0.853611469268799</text:p>
          </table:table-cell>
          <table:table-cell office:value-type="float" office:value="0.854030728340149" calcext:value-type="float">
            <text:p>0.854030728340149</text:p>
          </table:table-cell>
          <table:table-cell office:value-type="float" office:value="0.85479348897934" calcext:value-type="float">
            <text:p>0.85479348897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3.nii.gz</text:p>
          </table:table-cell>
          <table:table-cell office:value-type="float" office:value="0.884064078330994" calcext:value-type="float">
            <text:p>0.884064078330994</text:p>
          </table:table-cell>
          <table:table-cell office:value-type="float" office:value="0.883381187915802" calcext:value-type="float">
            <text:p>0.883381187915802</text:p>
          </table:table-cell>
          <table:table-cell office:value-type="float" office:value="0.885108888149262" calcext:value-type="float">
            <text:p>0.885108888149262</text:p>
          </table:table-cell>
          <table:table-cell office:value-type="float" office:value="0.887088894844055" calcext:value-type="float">
            <text:p>0.887088894844055</text:p>
          </table:table-cell>
          <table:table-cell office:value-type="float" office:value="0.887807130813599" calcext:value-type="float">
            <text:p>0.887807130813599</text:p>
          </table:table-cell>
          <table:table-cell office:value-type="float" office:value="0.888409078121185" calcext:value-type="float">
            <text:p>0.888409078121185</text:p>
          </table:table-cell>
          <table:table-cell office:value-type="float" office:value="0.888343632221222" calcext:value-type="float">
            <text:p>0.888343632221222</text:p>
          </table:table-cell>
          <table:table-cell office:value-type="float" office:value="0.889711201190949" calcext:value-type="float">
            <text:p>0.889711201190949</text:p>
          </table:table-cell>
          <table:table-cell office:value-type="float" office:value="0.890980005264282" calcext:value-type="float">
            <text:p>0.890980005264282</text:p>
          </table:table-cell>
          <table:table-cell office:value-type="float" office:value="0.890530586242676" calcext:value-type="float">
            <text:p>0.890530586242676</text:p>
          </table:table-cell>
          <table:table-cell office:value-type="float" office:value="0.891458630561829" calcext:value-type="float">
            <text:p>0.891458630561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91.nii.gz</text:p>
          </table:table-cell>
          <table:table-cell office:value-type="float" office:value="0.880230903625488" calcext:value-type="float">
            <text:p>0.880230903625488</text:p>
          </table:table-cell>
          <table:table-cell office:value-type="float" office:value="0.887236654758453" calcext:value-type="float">
            <text:p>0.887236654758453</text:p>
          </table:table-cell>
          <table:table-cell office:value-type="float" office:value="0.889027059078217" calcext:value-type="float">
            <text:p>0.889027059078217</text:p>
          </table:table-cell>
          <table:table-cell office:value-type="float" office:value="0.892034292221069" calcext:value-type="float">
            <text:p>0.892034292221069</text:p>
          </table:table-cell>
          <table:table-cell office:value-type="float" office:value="0.898959755897522" calcext:value-type="float">
            <text:p>0.898959755897522</text:p>
          </table:table-cell>
          <table:table-cell office:value-type="float" office:value="0.900723874568939" calcext:value-type="float">
            <text:p>0.900723874568939</text:p>
          </table:table-cell>
          <table:table-cell office:value-type="float" office:value="0.900383532047272" calcext:value-type="float">
            <text:p>0.900383532047272</text:p>
          </table:table-cell>
          <table:table-cell office:value-type="float" office:value="0.901367604732513" calcext:value-type="float">
            <text:p>0.901367604732513</text:p>
          </table:table-cell>
          <table:table-cell office:value-type="float" office:value="0.901446580886841" calcext:value-type="float">
            <text:p>0.901446580886841</text:p>
          </table:table-cell>
          <table:table-cell office:value-type="float" office:value="0.899458765983581" calcext:value-type="float">
            <text:p>0.899458765983581</text:p>
          </table:table-cell>
          <table:table-cell office:value-type="float" office:value="0.903379619121552" calcext:value-type="float">
            <text:p>0.903379619121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33.nii.gz</text:p>
          </table:table-cell>
          <table:table-cell office:value-type="float" office:value="0.884473562240601" calcext:value-type="float">
            <text:p>0.884473562240601</text:p>
          </table:table-cell>
          <table:table-cell office:value-type="float" office:value="0.890839099884033" calcext:value-type="float">
            <text:p>0.890839099884033</text:p>
          </table:table-cell>
          <table:table-cell office:value-type="float" office:value="0.894931614398956" calcext:value-type="float">
            <text:p>0.894931614398956</text:p>
          </table:table-cell>
          <table:table-cell office:value-type="float" office:value="0.897885501384735" calcext:value-type="float">
            <text:p>0.897885501384735</text:p>
          </table:table-cell>
          <table:table-cell office:value-type="float" office:value="0.90530651807785" calcext:value-type="float">
            <text:p>0.90530651807785</text:p>
          </table:table-cell>
          <table:table-cell office:value-type="float" office:value="0.908650398254394" calcext:value-type="float">
            <text:p>0.908650398254394</text:p>
          </table:table-cell>
          <table:table-cell office:value-type="float" office:value="0.91119372844696" calcext:value-type="float">
            <text:p>0.91119372844696</text:p>
          </table:table-cell>
          <table:table-cell office:value-type="float" office:value="0.91247284412384" calcext:value-type="float">
            <text:p>0.91247284412384</text:p>
          </table:table-cell>
          <table:table-cell office:value-type="float" office:value="0.912458598613739" calcext:value-type="float">
            <text:p>0.912458598613739</text:p>
          </table:table-cell>
          <table:table-cell office:value-type="float" office:value="0.915213882923126" calcext:value-type="float">
            <text:p>0.915213882923126</text:p>
          </table:table-cell>
          <table:table-cell office:value-type="float" office:value="0.918409585952759" calcext:value-type="float">
            <text:p>0.9184095859527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83.nii.gz</text:p>
          </table:table-cell>
          <table:table-cell office:value-type="float" office:value="0.93712967634201" calcext:value-type="float">
            <text:p>0.93712967634201</text:p>
          </table:table-cell>
          <table:table-cell office:value-type="float" office:value="0.940154731273651" calcext:value-type="float">
            <text:p>0.940154731273651</text:p>
          </table:table-cell>
          <table:table-cell office:value-type="float" office:value="0.941803395748138" calcext:value-type="float">
            <text:p>0.941803395748138</text:p>
          </table:table-cell>
          <table:table-cell office:value-type="float" office:value="0.943647801876068" calcext:value-type="float">
            <text:p>0.943647801876068</text:p>
          </table:table-cell>
          <table:table-cell office:value-type="float" office:value="0.94452977180481" calcext:value-type="float">
            <text:p>0.94452977180481</text:p>
          </table:table-cell>
          <table:table-cell office:value-type="float" office:value="0.947178244590759" calcext:value-type="float">
            <text:p>0.947178244590759</text:p>
          </table:table-cell>
          <table:table-cell office:value-type="float" office:value="0.947111010551452" calcext:value-type="float">
            <text:p>0.947111010551452</text:p>
          </table:table-cell>
          <table:table-cell office:value-type="float" office:value="0.947816371917725" calcext:value-type="float">
            <text:p>0.947816371917725</text:p>
          </table:table-cell>
          <table:table-cell office:value-type="float" office:value="0.949539065361023" calcext:value-type="float">
            <text:p>0.949539065361023</text:p>
          </table:table-cell>
          <table:table-cell office:value-type="float" office:value="0.949403464794159" calcext:value-type="float">
            <text:p>0.949403464794159</text:p>
          </table:table-cell>
          <table:table-cell office:value-type="float" office:value="0.949667096138" calcext:value-type="float">
            <text:p>0.949667096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22.nii.gz</text:p>
          </table:table-cell>
          <table:table-cell office:value-type="float" office:value="0.895028829574585" calcext:value-type="float">
            <text:p>0.895028829574585</text:p>
          </table:table-cell>
          <table:table-cell office:value-type="float" office:value="0.898684084415436" calcext:value-type="float">
            <text:p>0.898684084415436</text:p>
          </table:table-cell>
          <table:table-cell office:value-type="float" office:value="0.901889204978943" calcext:value-type="float">
            <text:p>0.901889204978943</text:p>
          </table:table-cell>
          <table:table-cell office:value-type="float" office:value="0.906347692012787" calcext:value-type="float">
            <text:p>0.906347692012787</text:p>
          </table:table-cell>
          <table:table-cell office:value-type="float" office:value="0.907617509365082" calcext:value-type="float">
            <text:p>0.907617509365082</text:p>
          </table:table-cell>
          <table:table-cell office:value-type="float" office:value="0.907559394836426" calcext:value-type="float">
            <text:p>0.907559394836426</text:p>
          </table:table-cell>
          <table:table-cell office:value-type="float" office:value="0.909287750720978" calcext:value-type="float">
            <text:p>0.909287750720978</text:p>
          </table:table-cell>
          <table:table-cell office:value-type="float" office:value="0.910964131355285" calcext:value-type="float">
            <text:p>0.910964131355285</text:p>
          </table:table-cell>
          <table:table-cell office:value-type="float" office:value="0.913005650043488" calcext:value-type="float">
            <text:p>0.913005650043488</text:p>
          </table:table-cell>
          <table:table-cell office:value-type="float" office:value="0.917703568935394" calcext:value-type="float">
            <text:p>0.917703568935394</text:p>
          </table:table-cell>
          <table:table-cell office:value-type="float" office:value="0.918652951717377" calcext:value-type="float">
            <text:p>0.918652951717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7.nii.gz</text:p>
          </table:table-cell>
          <table:table-cell office:value-type="float" office:value="0.926433026790619" calcext:value-type="float">
            <text:p>0.926433026790619</text:p>
          </table:table-cell>
          <table:table-cell office:value-type="float" office:value="0.930507659912109" calcext:value-type="float">
            <text:p>0.930507659912109</text:p>
          </table:table-cell>
          <table:table-cell office:value-type="float" office:value="0.934417068958282" calcext:value-type="float">
            <text:p>0.934417068958282</text:p>
          </table:table-cell>
          <table:table-cell office:value-type="float" office:value="0.936610460281372" calcext:value-type="float">
            <text:p>0.936610460281372</text:p>
          </table:table-cell>
          <table:table-cell office:value-type="float" office:value="0.937482416629791" calcext:value-type="float">
            <text:p>0.937482416629791</text:p>
          </table:table-cell>
          <table:table-cell office:value-type="float" office:value="0.938140451908112" calcext:value-type="float">
            <text:p>0.938140451908112</text:p>
          </table:table-cell>
          <table:table-cell office:value-type="float" office:value="0.939552426338196" calcext:value-type="float">
            <text:p>0.939552426338196</text:p>
          </table:table-cell>
          <table:table-cell office:value-type="float" office:value="0.942053616046906" calcext:value-type="float">
            <text:p>0.942053616046906</text:p>
          </table:table-cell>
          <table:table-cell office:value-type="float" office:value="0.942205846309662" calcext:value-type="float">
            <text:p>0.942205846309662</text:p>
          </table:table-cell>
          <table:table-cell office:value-type="float" office:value="0.944541811943054" calcext:value-type="float">
            <text:p>0.944541811943054</text:p>
          </table:table-cell>
          <table:table-cell office:value-type="float" office:value="0.945951044559479" calcext:value-type="float">
            <text:p>0.945951044559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86.nii.gz</text:p>
          </table:table-cell>
          <table:table-cell office:value-type="float" office:value="0.907276213169098" calcext:value-type="float">
            <text:p>0.907276213169098</text:p>
          </table:table-cell>
          <table:table-cell office:value-type="float" office:value="0.90829873085022" calcext:value-type="float">
            <text:p>0.90829873085022</text:p>
          </table:table-cell>
          <table:table-cell office:value-type="float" office:value="0.908244550228119" calcext:value-type="float">
            <text:p>0.908244550228119</text:p>
          </table:table-cell>
          <table:table-cell office:value-type="float" office:value="0.909538149833679" calcext:value-type="float">
            <text:p>0.909538149833679</text:p>
          </table:table-cell>
          <table:table-cell office:value-type="float" office:value="0.91044294834137" calcext:value-type="float">
            <text:p>0.91044294834137</text:p>
          </table:table-cell>
          <table:table-cell office:value-type="float" office:value="0.912004232406616" calcext:value-type="float">
            <text:p>0.912004232406616</text:p>
          </table:table-cell>
          <table:table-cell office:value-type="float" office:value="0.912533700466156" calcext:value-type="float">
            <text:p>0.912533700466156</text:p>
          </table:table-cell>
          <table:table-cell office:value-type="float" office:value="0.911906182765961" calcext:value-type="float">
            <text:p>0.911906182765961</text:p>
          </table:table-cell>
          <table:table-cell office:value-type="float" office:value="0.911654114723206" calcext:value-type="float">
            <text:p>0.911654114723206</text:p>
          </table:table-cell>
          <table:table-cell office:value-type="float" office:value="0.91169548034668" calcext:value-type="float">
            <text:p>0.91169548034668</text:p>
          </table:table-cell>
          <table:table-cell office:value-type="float" office:value="0.912157773971558" calcext:value-type="float">
            <text:p>0.912157773971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27.nii.gz</text:p>
          </table:table-cell>
          <table:table-cell office:value-type="float" office:value="0.851309955120087" calcext:value-type="float">
            <text:p>0.851309955120087</text:p>
          </table:table-cell>
          <table:table-cell office:value-type="float" office:value="0.856751203536987" calcext:value-type="float">
            <text:p>0.856751203536987</text:p>
          </table:table-cell>
          <table:table-cell office:value-type="float" office:value="0.86237895488739" calcext:value-type="float">
            <text:p>0.86237895488739</text:p>
          </table:table-cell>
          <table:table-cell office:value-type="float" office:value="0.86358904838562" calcext:value-type="float">
            <text:p>0.86358904838562</text:p>
          </table:table-cell>
          <table:table-cell office:value-type="float" office:value="0.866152763366699" calcext:value-type="float">
            <text:p>0.866152763366699</text:p>
          </table:table-cell>
          <table:table-cell office:value-type="float" office:value="0.87222808599472" calcext:value-type="float">
            <text:p>0.87222808599472</text:p>
          </table:table-cell>
          <table:table-cell office:value-type="float" office:value="0.881583571434021" calcext:value-type="float">
            <text:p>0.881583571434021</text:p>
          </table:table-cell>
          <table:table-cell office:value-type="float" office:value="0.882895648479462" calcext:value-type="float">
            <text:p>0.882895648479462</text:p>
          </table:table-cell>
          <table:table-cell office:value-type="float" office:value="0.889285743236542" calcext:value-type="float">
            <text:p>0.889285743236542</text:p>
          </table:table-cell>
          <table:table-cell office:value-type="float" office:value="0.894075393676758" calcext:value-type="float">
            <text:p>0.894075393676758</text:p>
          </table:table-cell>
          <table:table-cell office:value-type="float" office:value="0.896057367324829" calcext:value-type="float">
            <text:p>0.896057367324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80.nii.gz</text:p>
          </table:table-cell>
          <table:table-cell office:value-type="float" office:value="0.948381841182709" calcext:value-type="float">
            <text:p>0.948381841182709</text:p>
          </table:table-cell>
          <table:table-cell office:value-type="float" office:value="0.948580026626587" calcext:value-type="float">
            <text:p>0.948580026626587</text:p>
          </table:table-cell>
          <table:table-cell office:value-type="float" office:value="0.949686765670776" calcext:value-type="float">
            <text:p>0.949686765670776</text:p>
          </table:table-cell>
          <table:table-cell office:value-type="float" office:value="0.949723958969116" calcext:value-type="float">
            <text:p>0.949723958969116</text:p>
          </table:table-cell>
          <table:table-cell office:value-type="float" office:value="0.949807226657867" calcext:value-type="float">
            <text:p>0.949807226657867</text:p>
          </table:table-cell>
          <table:table-cell office:value-type="float" office:value="0.949978709220886" calcext:value-type="float">
            <text:p>0.949978709220886</text:p>
          </table:table-cell>
          <table:table-cell office:value-type="float" office:value="0.949972152709961" calcext:value-type="float">
            <text:p>0.949972152709961</text:p>
          </table:table-cell>
          <table:table-cell office:value-type="float" office:value="0.950899124145508" calcext:value-type="float">
            <text:p>0.950899124145508</text:p>
          </table:table-cell>
          <table:table-cell office:value-type="float" office:value="0.951093912124634" calcext:value-type="float">
            <text:p>0.951093912124634</text:p>
          </table:table-cell>
          <table:table-cell office:value-type="float" office:value="0.951426982879639" calcext:value-type="float">
            <text:p>0.951426982879639</text:p>
          </table:table-cell>
          <table:table-cell office:value-type="float" office:value="0.951754987239838" calcext:value-type="float">
            <text:p>0.951754987239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0.nii.gz</text:p>
          </table:table-cell>
          <table:table-cell office:value-type="float" office:value="0.893464267253876" calcext:value-type="float">
            <text:p>0.893464267253876</text:p>
          </table:table-cell>
          <table:table-cell office:value-type="float" office:value="0.898235261440277" calcext:value-type="float">
            <text:p>0.898235261440277</text:p>
          </table:table-cell>
          <table:table-cell office:value-type="float" office:value="0.902270078659058" calcext:value-type="float">
            <text:p>0.902270078659058</text:p>
          </table:table-cell>
          <table:table-cell office:value-type="float" office:value="0.908935248851776" calcext:value-type="float">
            <text:p>0.908935248851776</text:p>
          </table:table-cell>
          <table:table-cell office:value-type="float" office:value="0.908406794071198" calcext:value-type="float">
            <text:p>0.908406794071198</text:p>
          </table:table-cell>
          <table:table-cell office:value-type="float" office:value="0.909798860549927" calcext:value-type="float">
            <text:p>0.909798860549927</text:p>
          </table:table-cell>
          <table:table-cell office:value-type="float" office:value="0.913486540317535" calcext:value-type="float">
            <text:p>0.913486540317535</text:p>
          </table:table-cell>
          <table:table-cell office:value-type="float" office:value="0.914149641990662" calcext:value-type="float">
            <text:p>0.914149641990662</text:p>
          </table:table-cell>
          <table:table-cell office:value-type="float" office:value="0.914162158966064" calcext:value-type="float">
            <text:p>0.914162158966064</text:p>
          </table:table-cell>
          <table:table-cell office:value-type="float" office:value="0.894748628139496" calcext:value-type="float">
            <text:p>0.894748628139496</text:p>
          </table:table-cell>
          <table:table-cell office:value-type="float" office:value="0.888762652873993" calcext:value-type="float">
            <text:p>0.888762652873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0.nii.gz</text:p>
          </table:table-cell>
          <table:table-cell office:value-type="float" office:value="0.908276855945587" calcext:value-type="float">
            <text:p>0.908276855945587</text:p>
          </table:table-cell>
          <table:table-cell office:value-type="float" office:value="0.913604438304901" calcext:value-type="float">
            <text:p>0.913604438304901</text:p>
          </table:table-cell>
          <table:table-cell office:value-type="float" office:value="0.914075613021851" calcext:value-type="float">
            <text:p>0.914075613021851</text:p>
          </table:table-cell>
          <table:table-cell office:value-type="float" office:value="0.914999544620514" calcext:value-type="float">
            <text:p>0.914999544620514</text:p>
          </table:table-cell>
          <table:table-cell office:value-type="float" office:value="0.916304588317871" calcext:value-type="float">
            <text:p>0.916304588317871</text:p>
          </table:table-cell>
          <table:table-cell office:value-type="float" office:value="0.918396532535553" calcext:value-type="float">
            <text:p>0.918396532535553</text:p>
          </table:table-cell>
          <table:table-cell office:value-type="float" office:value="0.919405043125153" calcext:value-type="float">
            <text:p>0.919405043125153</text:p>
          </table:table-cell>
          <table:table-cell office:value-type="float" office:value="0.921190083026886" calcext:value-type="float">
            <text:p>0.921190083026886</text:p>
          </table:table-cell>
          <table:table-cell office:value-type="float" office:value="0.923843920230866" calcext:value-type="float">
            <text:p>0.923843920230866</text:p>
          </table:table-cell>
          <table:table-cell office:value-type="float" office:value="0.925870299339294" calcext:value-type="float">
            <text:p>0.925870299339294</text:p>
          </table:table-cell>
          <table:table-cell office:value-type="float" office:value="0.927242517471314" calcext:value-type="float">
            <text:p>0.927242517471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24.nii.gz</text:p>
          </table:table-cell>
          <table:table-cell office:value-type="float" office:value="0.783921360969543" calcext:value-type="float">
            <text:p>0.783921360969543</text:p>
          </table:table-cell>
          <table:table-cell office:value-type="float" office:value="0.786082684993744" calcext:value-type="float">
            <text:p>0.786082684993744</text:p>
          </table:table-cell>
          <table:table-cell office:value-type="float" office:value="0.789870977401733" calcext:value-type="float">
            <text:p>0.789870977401733</text:p>
          </table:table-cell>
          <table:table-cell office:value-type="float" office:value="0.791666686534882" calcext:value-type="float">
            <text:p>0.791666686534882</text:p>
          </table:table-cell>
          <table:table-cell office:value-type="float" office:value="0.793153524398804" calcext:value-type="float">
            <text:p>0.793153524398804</text:p>
          </table:table-cell>
          <table:table-cell office:value-type="float" office:value="0.79687637090683" calcext:value-type="float">
            <text:p>0.79687637090683</text:p>
          </table:table-cell>
          <table:table-cell office:value-type="float" office:value="0.80008864402771" calcext:value-type="float">
            <text:p>0.80008864402771</text:p>
          </table:table-cell>
          <table:table-cell office:value-type="float" office:value="0.805970132350922" calcext:value-type="float">
            <text:p>0.805970132350922</text:p>
          </table:table-cell>
          <table:table-cell office:value-type="float" office:value="0.81102329492569" calcext:value-type="float">
            <text:p>0.81102329492569</text:p>
          </table:table-cell>
          <table:table-cell office:value-type="float" office:value="0.810644268989563" calcext:value-type="float">
            <text:p>0.810644268989563</text:p>
          </table:table-cell>
          <table:table-cell office:value-type="float" office:value="0.813110053539276" calcext:value-type="float">
            <text:p>0.813110053539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36.nii.gz</text:p>
          </table:table-cell>
          <table:table-cell office:value-type="float" office:value="0.904283046722412" calcext:value-type="float">
            <text:p>0.904283046722412</text:p>
          </table:table-cell>
          <table:table-cell office:value-type="float" office:value="0.904839932918549" calcext:value-type="float">
            <text:p>0.904839932918549</text:p>
          </table:table-cell>
          <table:table-cell office:value-type="float" office:value="0.90638267993927" calcext:value-type="float">
            <text:p>0.90638267993927</text:p>
          </table:table-cell>
          <table:table-cell office:value-type="float" office:value="0.909036576747894" calcext:value-type="float">
            <text:p>0.909036576747894</text:p>
          </table:table-cell>
          <table:table-cell office:value-type="float" office:value="0.911661326885223" calcext:value-type="float">
            <text:p>0.911661326885223</text:p>
          </table:table-cell>
          <table:table-cell office:value-type="float" office:value="0.914593935012817" calcext:value-type="float">
            <text:p>0.914593935012817</text:p>
          </table:table-cell>
          <table:table-cell office:value-type="float" office:value="0.913951933383942" calcext:value-type="float">
            <text:p>0.913951933383942</text:p>
          </table:table-cell>
          <table:table-cell office:value-type="float" office:value="0.914855360984802" calcext:value-type="float">
            <text:p>0.914855360984802</text:p>
          </table:table-cell>
          <table:table-cell office:value-type="float" office:value="0.91516786813736" calcext:value-type="float">
            <text:p>0.91516786813736</text:p>
          </table:table-cell>
          <table:table-cell office:value-type="float" office:value="0.918094396591186" calcext:value-type="float">
            <text:p>0.918094396591186</text:p>
          </table:table-cell>
          <table:table-cell office:value-type="float" office:value="0.919541954994202" calcext:value-type="float">
            <text:p>0.919541954994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40.nii.gz</text:p>
          </table:table-cell>
          <table:table-cell office:value-type="float" office:value="0.903712570667267" calcext:value-type="float">
            <text:p>0.903712570667267</text:p>
          </table:table-cell>
          <table:table-cell office:value-type="float" office:value="0.905160546302795" calcext:value-type="float">
            <text:p>0.905160546302795</text:p>
          </table:table-cell>
          <table:table-cell office:value-type="float" office:value="0.905852437019348" calcext:value-type="float">
            <text:p>0.905852437019348</text:p>
          </table:table-cell>
          <table:table-cell office:value-type="float" office:value="0.906603515148163" calcext:value-type="float">
            <text:p>0.906603515148163</text:p>
          </table:table-cell>
          <table:table-cell office:value-type="float" office:value="0.907900333404541" calcext:value-type="float">
            <text:p>0.907900333404541</text:p>
          </table:table-cell>
          <table:table-cell office:value-type="float" office:value="0.909026443958282" calcext:value-type="float">
            <text:p>0.909026443958282</text:p>
          </table:table-cell>
          <table:table-cell office:value-type="float" office:value="0.909993588924408" calcext:value-type="float">
            <text:p>0.909993588924408</text:p>
          </table:table-cell>
          <table:table-cell office:value-type="float" office:value="0.909612953662872" calcext:value-type="float">
            <text:p>0.909612953662872</text:p>
          </table:table-cell>
          <table:table-cell office:value-type="float" office:value="0.909883737564087" calcext:value-type="float">
            <text:p>0.909883737564087</text:p>
          </table:table-cell>
          <table:table-cell office:value-type="float" office:value="0.910212755203247" calcext:value-type="float">
            <text:p>0.910212755203247</text:p>
          </table:table-cell>
          <table:table-cell office:value-type="float" office:value="0.909766972064972" calcext:value-type="float">
            <text:p>0.909766972064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9.nii.gz</text:p>
          </table:table-cell>
          <table:table-cell office:value-type="float" office:value="0.9060338139534" calcext:value-type="float">
            <text:p>0.9060338139534</text:p>
          </table:table-cell>
          <table:table-cell office:value-type="float" office:value="0.909218847751617" calcext:value-type="float">
            <text:p>0.909218847751617</text:p>
          </table:table-cell>
          <table:table-cell office:value-type="float" office:value="0.91072690486908" calcext:value-type="float">
            <text:p>0.91072690486908</text:p>
          </table:table-cell>
          <table:table-cell office:value-type="float" office:value="0.912038266658783" calcext:value-type="float">
            <text:p>0.912038266658783</text:p>
          </table:table-cell>
          <table:table-cell office:value-type="float" office:value="0.913271188735962" calcext:value-type="float">
            <text:p>0.913271188735962</text:p>
          </table:table-cell>
          <table:table-cell office:value-type="float" office:value="0.914494156837463" calcext:value-type="float">
            <text:p>0.914494156837463</text:p>
          </table:table-cell>
          <table:table-cell office:value-type="float" office:value="0.915003538131714" calcext:value-type="float">
            <text:p>0.915003538131714</text:p>
          </table:table-cell>
          <table:table-cell office:value-type="float" office:value="0.915796041488647" calcext:value-type="float">
            <text:p>0.915796041488647</text:p>
          </table:table-cell>
          <table:table-cell office:value-type="float" office:value="0.917613387107849" calcext:value-type="float">
            <text:p>0.917613387107849</text:p>
          </table:table-cell>
          <table:table-cell office:value-type="float" office:value="0.919204592704773" calcext:value-type="float">
            <text:p>0.919204592704773</text:p>
          </table:table-cell>
          <table:table-cell office:value-type="float" office:value="0.91869193315506" calcext:value-type="float">
            <text:p>0.91869193315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0.nii.gz</text:p>
          </table:table-cell>
          <table:table-cell office:value-type="float" office:value="0.867500424385071" calcext:value-type="float">
            <text:p>0.867500424385071</text:p>
          </table:table-cell>
          <table:table-cell office:value-type="float" office:value="0.896888375282288" calcext:value-type="float">
            <text:p>0.896888375282288</text:p>
          </table:table-cell>
          <table:table-cell office:value-type="float" office:value="0.898019969463348" calcext:value-type="float">
            <text:p>0.898019969463348</text:p>
          </table:table-cell>
          <table:table-cell office:value-type="float" office:value="0.901571691036224" calcext:value-type="float">
            <text:p>0.901571691036224</text:p>
          </table:table-cell>
          <table:table-cell office:value-type="float" office:value="0.905142843723297" calcext:value-type="float">
            <text:p>0.905142843723297</text:p>
          </table:table-cell>
          <table:table-cell office:value-type="float" office:value="0.907205641269684" calcext:value-type="float">
            <text:p>0.907205641269684</text:p>
          </table:table-cell>
          <table:table-cell office:value-type="float" office:value="0.907152950763702" calcext:value-type="float">
            <text:p>0.907152950763702</text:p>
          </table:table-cell>
          <table:table-cell office:value-type="float" office:value="0.907360076904297" calcext:value-type="float">
            <text:p>0.907360076904297</text:p>
          </table:table-cell>
          <table:table-cell office:value-type="float" office:value="0.908627212047577" calcext:value-type="float">
            <text:p>0.908627212047577</text:p>
          </table:table-cell>
          <table:table-cell office:value-type="float" office:value="0.912333071231842" calcext:value-type="float">
            <text:p>0.912333071231842</text:p>
          </table:table-cell>
          <table:table-cell office:value-type="float" office:value="0.911754310131073" calcext:value-type="float">
            <text:p>0.911754310131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99.nii.gz</text:p>
          </table:table-cell>
          <table:table-cell office:value-type="float" office:value="0.827660918235779" calcext:value-type="float">
            <text:p>0.827660918235779</text:p>
          </table:table-cell>
          <table:table-cell office:value-type="float" office:value="0.836010694503784" calcext:value-type="float">
            <text:p>0.836010694503784</text:p>
          </table:table-cell>
          <table:table-cell office:value-type="float" office:value="0.832525491714477" calcext:value-type="float">
            <text:p>0.832525491714477</text:p>
          </table:table-cell>
          <table:table-cell office:value-type="float" office:value="0.83067238330841" calcext:value-type="float">
            <text:p>0.83067238330841</text:p>
          </table:table-cell>
          <table:table-cell office:value-type="float" office:value="0.833457231521606" calcext:value-type="float">
            <text:p>0.833457231521606</text:p>
          </table:table-cell>
          <table:table-cell office:value-type="float" office:value="0.844864666461945" calcext:value-type="float">
            <text:p>0.844864666461945</text:p>
          </table:table-cell>
          <table:table-cell office:value-type="float" office:value="0.83701753616333" calcext:value-type="float">
            <text:p>0.83701753616333</text:p>
          </table:table-cell>
          <table:table-cell office:value-type="float" office:value="0.839343905448914" calcext:value-type="float">
            <text:p>0.839343905448914</text:p>
          </table:table-cell>
          <table:table-cell office:value-type="float" office:value="0.837315917015076" calcext:value-type="float">
            <text:p>0.837315917015076</text:p>
          </table:table-cell>
          <table:table-cell office:value-type="float" office:value="0.84134316444397" calcext:value-type="float">
            <text:p>0.84134316444397</text:p>
          </table:table-cell>
          <table:table-cell office:value-type="float" office:value="0.835925400257111" calcext:value-type="float">
            <text:p>0.835925400257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46.nii.gz</text:p>
          </table:table-cell>
          <table:table-cell office:value-type="float" office:value="0.941120445728302" calcext:value-type="float">
            <text:p>0.941120445728302</text:p>
          </table:table-cell>
          <table:table-cell office:value-type="float" office:value="0.943965494632721" calcext:value-type="float">
            <text:p>0.943965494632721</text:p>
          </table:table-cell>
          <table:table-cell office:value-type="float" office:value="0.946452498435974" calcext:value-type="float">
            <text:p>0.946452498435974</text:p>
          </table:table-cell>
          <table:table-cell office:value-type="float" office:value="0.946083009243012" calcext:value-type="float">
            <text:p>0.946083009243012</text:p>
          </table:table-cell>
          <table:table-cell office:value-type="float" office:value="0.945826411247253" calcext:value-type="float">
            <text:p>0.945826411247253</text:p>
          </table:table-cell>
          <table:table-cell office:value-type="float" office:value="0.945351421833038" calcext:value-type="float">
            <text:p>0.945351421833038</text:p>
          </table:table-cell>
          <table:table-cell office:value-type="float" office:value="0.946392774581909" calcext:value-type="float">
            <text:p>0.946392774581909</text:p>
          </table:table-cell>
          <table:table-cell office:value-type="float" office:value="0.946438491344452" calcext:value-type="float">
            <text:p>0.946438491344452</text:p>
          </table:table-cell>
          <table:table-cell office:value-type="float" office:value="0.946657419204712" calcext:value-type="float">
            <text:p>0.946657419204712</text:p>
          </table:table-cell>
          <table:table-cell office:value-type="float" office:value="0.947339236736298" calcext:value-type="float">
            <text:p>0.947339236736298</text:p>
          </table:table-cell>
          <table:table-cell office:value-type="float" office:value="0.947255432605743" calcext:value-type="float">
            <text:p>0.947255432605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31.nii.gz</text:p>
          </table:table-cell>
          <table:table-cell office:value-type="float" office:value="0.955781757831574" calcext:value-type="float">
            <text:p>0.955781757831574</text:p>
          </table:table-cell>
          <table:table-cell office:value-type="float" office:value="0.957999110221863" calcext:value-type="float">
            <text:p>0.957999110221863</text:p>
          </table:table-cell>
          <table:table-cell office:value-type="float" office:value="0.95819103717804" calcext:value-type="float">
            <text:p>0.95819103717804</text:p>
          </table:table-cell>
          <table:table-cell office:value-type="float" office:value="0.95863950252533" calcext:value-type="float">
            <text:p>0.95863950252533</text:p>
          </table:table-cell>
          <table:table-cell office:value-type="float" office:value="0.958633124828339" calcext:value-type="float">
            <text:p>0.958633124828339</text:p>
          </table:table-cell>
          <table:table-cell office:value-type="float" office:value="0.95908397436142" calcext:value-type="float">
            <text:p>0.95908397436142</text:p>
          </table:table-cell>
          <table:table-cell office:value-type="float" office:value="0.959345459938049" calcext:value-type="float">
            <text:p>0.959345459938049</text:p>
          </table:table-cell>
          <table:table-cell office:value-type="float" office:value="0.960129499435425" calcext:value-type="float">
            <text:p>0.960129499435425</text:p>
          </table:table-cell>
          <table:table-cell office:value-type="float" office:value="0.960738897323608" calcext:value-type="float">
            <text:p>0.960738897323608</text:p>
          </table:table-cell>
          <table:table-cell office:value-type="float" office:value="0.960820436477661" calcext:value-type="float">
            <text:p>0.960820436477661</text:p>
          </table:table-cell>
          <table:table-cell office:value-type="float" office:value="0.961517691612244" calcext:value-type="float">
            <text:p>0.961517691612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4.nii.gz</text:p>
          </table:table-cell>
          <table:table-cell office:value-type="float" office:value="0.890348255634308" calcext:value-type="float">
            <text:p>0.890348255634308</text:p>
          </table:table-cell>
          <table:table-cell office:value-type="float" office:value="0.907331466674805" calcext:value-type="float">
            <text:p>0.907331466674805</text:p>
          </table:table-cell>
          <table:table-cell office:value-type="float" office:value="0.909958839416504" calcext:value-type="float">
            <text:p>0.909958839416504</text:p>
          </table:table-cell>
          <table:table-cell office:value-type="float" office:value="0.909790992736816" calcext:value-type="float">
            <text:p>0.909790992736816</text:p>
          </table:table-cell>
          <table:table-cell office:value-type="float" office:value="0.911628901958466" calcext:value-type="float">
            <text:p>0.911628901958466</text:p>
          </table:table-cell>
          <table:table-cell office:value-type="float" office:value="0.913241505622864" calcext:value-type="float">
            <text:p>0.913241505622864</text:p>
          </table:table-cell>
          <table:table-cell office:value-type="float" office:value="0.914511620998383" calcext:value-type="float">
            <text:p>0.914511620998383</text:p>
          </table:table-cell>
          <table:table-cell office:value-type="float" office:value="0.914040565490723" calcext:value-type="float">
            <text:p>0.914040565490723</text:p>
          </table:table-cell>
          <table:table-cell office:value-type="float" office:value="0.915975153446198" calcext:value-type="float">
            <text:p>0.915975153446198</text:p>
          </table:table-cell>
          <table:table-cell office:value-type="float" office:value="0.918853640556335" calcext:value-type="float">
            <text:p>0.918853640556335</text:p>
          </table:table-cell>
          <table:table-cell office:value-type="float" office:value="0.919013917446136" calcext:value-type="float">
            <text:p>0.919013917446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4.nii.gz</text:p>
          </table:table-cell>
          <table:table-cell office:value-type="float" office:value="0.928755044937134" calcext:value-type="float">
            <text:p>0.928755044937134</text:p>
          </table:table-cell>
          <table:table-cell office:value-type="float" office:value="0.929443180561066" calcext:value-type="float">
            <text:p>0.929443180561066</text:p>
          </table:table-cell>
          <table:table-cell office:value-type="float" office:value="0.929903864860535" calcext:value-type="float">
            <text:p>0.929903864860535</text:p>
          </table:table-cell>
          <table:table-cell office:value-type="float" office:value="0.930330753326416" calcext:value-type="float">
            <text:p>0.930330753326416</text:p>
          </table:table-cell>
          <table:table-cell office:value-type="float" office:value="0.930224359035492" calcext:value-type="float">
            <text:p>0.930224359035492</text:p>
          </table:table-cell>
          <table:table-cell office:value-type="float" office:value="0.930011451244354" calcext:value-type="float">
            <text:p>0.930011451244354</text:p>
          </table:table-cell>
          <table:table-cell office:value-type="float" office:value="0.930920600891113" calcext:value-type="float">
            <text:p>0.930920600891113</text:p>
          </table:table-cell>
          <table:table-cell office:value-type="float" office:value="0.932621896266937" calcext:value-type="float">
            <text:p>0.932621896266937</text:p>
          </table:table-cell>
          <table:table-cell office:value-type="float" office:value="0.933298051357269" calcext:value-type="float">
            <text:p>0.933298051357269</text:p>
          </table:table-cell>
          <table:table-cell office:value-type="float" office:value="0.933757305145264" calcext:value-type="float">
            <text:p>0.933757305145264</text:p>
          </table:table-cell>
          <table:table-cell office:value-type="float" office:value="0.933881402015686" calcext:value-type="float">
            <text:p>0.933881402015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3.nii.gz</text:p>
          </table:table-cell>
          <table:table-cell office:value-type="float" office:value="0.92922830581665" calcext:value-type="float">
            <text:p>0.92922830581665</text:p>
          </table:table-cell>
          <table:table-cell office:value-type="float" office:value="0.934126913547516" calcext:value-type="float">
            <text:p>0.934126913547516</text:p>
          </table:table-cell>
          <table:table-cell office:value-type="float" office:value="0.936284363269806" calcext:value-type="float">
            <text:p>0.936284363269806</text:p>
          </table:table-cell>
          <table:table-cell office:value-type="float" office:value="0.938986718654633" calcext:value-type="float">
            <text:p>0.938986718654633</text:p>
          </table:table-cell>
          <table:table-cell office:value-type="float" office:value="0.94180178642273" calcext:value-type="float">
            <text:p>0.94180178642273</text:p>
          </table:table-cell>
          <table:table-cell office:value-type="float" office:value="0.943508148193359" calcext:value-type="float">
            <text:p>0.943508148193359</text:p>
          </table:table-cell>
          <table:table-cell office:value-type="float" office:value="0.944936156272888" calcext:value-type="float">
            <text:p>0.944936156272888</text:p>
          </table:table-cell>
          <table:table-cell office:value-type="float" office:value="0.946428596973419" calcext:value-type="float">
            <text:p>0.946428596973419</text:p>
          </table:table-cell>
          <table:table-cell office:value-type="float" office:value="0.947297215461731" calcext:value-type="float">
            <text:p>0.947297215461731</text:p>
          </table:table-cell>
          <table:table-cell office:value-type="float" office:value="0.947375535964966" calcext:value-type="float">
            <text:p>0.947375535964966</text:p>
          </table:table-cell>
          <table:table-cell office:value-type="float" office:value="0.948792517185211" calcext:value-type="float">
            <text:p>0.948792517185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03.nii.gz</text:p>
          </table:table-cell>
          <table:table-cell office:value-type="float" office:value="0.832582771778107" calcext:value-type="float">
            <text:p>0.832582771778107</text:p>
          </table:table-cell>
          <table:table-cell office:value-type="float" office:value="0.834139764308929" calcext:value-type="float">
            <text:p>0.834139764308929</text:p>
          </table:table-cell>
          <table:table-cell office:value-type="float" office:value="0.835740387439728" calcext:value-type="float">
            <text:p>0.835740387439728</text:p>
          </table:table-cell>
          <table:table-cell office:value-type="float" office:value="0.836629331111908" calcext:value-type="float">
            <text:p>0.836629331111908</text:p>
          </table:table-cell>
          <table:table-cell office:value-type="float" office:value="0.838225901126862" calcext:value-type="float">
            <text:p>0.838225901126862</text:p>
          </table:table-cell>
          <table:table-cell office:value-type="float" office:value="0.839859366416931" calcext:value-type="float">
            <text:p>0.839859366416931</text:p>
          </table:table-cell>
          <table:table-cell office:value-type="float" office:value="0.843124687671661" calcext:value-type="float">
            <text:p>0.843124687671661</text:p>
          </table:table-cell>
          <table:table-cell office:value-type="float" office:value="0.842687606811523" calcext:value-type="float">
            <text:p>0.842687606811523</text:p>
          </table:table-cell>
          <table:table-cell office:value-type="float" office:value="0.843875110149383" calcext:value-type="float">
            <text:p>0.843875110149383</text:p>
          </table:table-cell>
          <table:table-cell office:value-type="float" office:value="0.841707527637482" calcext:value-type="float">
            <text:p>0.841707527637482</text:p>
          </table:table-cell>
          <table:table-cell office:value-type="float" office:value="0.842266440391541" calcext:value-type="float">
            <text:p>0.842266440391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47.nii.gz</text:p>
          </table:table-cell>
          <table:table-cell office:value-type="float" office:value="0.84870058298111" calcext:value-type="float">
            <text:p>0.84870058298111</text:p>
          </table:table-cell>
          <table:table-cell office:value-type="float" office:value="0.851293087005615" calcext:value-type="float">
            <text:p>0.851293087005615</text:p>
          </table:table-cell>
          <table:table-cell office:value-type="float" office:value="0.852529585361481" calcext:value-type="float">
            <text:p>0.852529585361481</text:p>
          </table:table-cell>
          <table:table-cell office:value-type="float" office:value="0.862504482269287" calcext:value-type="float">
            <text:p>0.862504482269287</text:p>
          </table:table-cell>
          <table:table-cell office:value-type="float" office:value="0.865139961242676" calcext:value-type="float">
            <text:p>0.865139961242676</text:p>
          </table:table-cell>
          <table:table-cell office:value-type="float" office:value="0.868768334388733" calcext:value-type="float">
            <text:p>0.868768334388733</text:p>
          </table:table-cell>
          <table:table-cell office:value-type="float" office:value="0.869469046592712" calcext:value-type="float">
            <text:p>0.869469046592712</text:p>
          </table:table-cell>
          <table:table-cell office:value-type="float" office:value="0.875138103961945" calcext:value-type="float">
            <text:p>0.875138103961945</text:p>
          </table:table-cell>
          <table:table-cell office:value-type="float" office:value="0.86184948682785" calcext:value-type="float">
            <text:p>0.86184948682785</text:p>
          </table:table-cell>
          <table:table-cell office:value-type="float" office:value="0.864945769309998" calcext:value-type="float">
            <text:p>0.864945769309998</text:p>
          </table:table-cell>
          <table:table-cell office:value-type="float" office:value="0.867415726184845" calcext:value-type="float">
            <text:p>0.867415726184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52.nii.gz</text:p>
          </table:table-cell>
          <table:table-cell office:value-type="float" office:value="0.94062465429306" calcext:value-type="float">
            <text:p>0.94062465429306</text:p>
          </table:table-cell>
          <table:table-cell office:value-type="float" office:value="0.946439921855926" calcext:value-type="float">
            <text:p>0.946439921855926</text:p>
          </table:table-cell>
          <table:table-cell office:value-type="float" office:value="0.949424266815186" calcext:value-type="float">
            <text:p>0.949424266815186</text:p>
          </table:table-cell>
          <table:table-cell office:value-type="float" office:value="0.951248049736023" calcext:value-type="float">
            <text:p>0.951248049736023</text:p>
          </table:table-cell>
          <table:table-cell office:value-type="float" office:value="0.952656686306" calcext:value-type="float">
            <text:p>0.952656686306</text:p>
          </table:table-cell>
          <table:table-cell office:value-type="float" office:value="0.95400607585907" calcext:value-type="float">
            <text:p>0.95400607585907</text:p>
          </table:table-cell>
          <table:table-cell office:value-type="float" office:value="0.955086350440979" calcext:value-type="float">
            <text:p>0.955086350440979</text:p>
          </table:table-cell>
          <table:table-cell office:value-type="float" office:value="0.957205772399902" calcext:value-type="float">
            <text:p>0.957205772399902</text:p>
          </table:table-cell>
          <table:table-cell office:value-type="float" office:value="0.958490431308746" calcext:value-type="float">
            <text:p>0.958490431308746</text:p>
          </table:table-cell>
          <table:table-cell office:value-type="float" office:value="0.960013747215271" calcext:value-type="float">
            <text:p>0.960013747215271</text:p>
          </table:table-cell>
          <table:table-cell office:value-type="float" office:value="0.960660994052887" calcext:value-type="float">
            <text:p>0.960660994052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16.nii.gz</text:p>
          </table:table-cell>
          <table:table-cell office:value-type="float" office:value="0.947334468364716" calcext:value-type="float">
            <text:p>0.947334468364716</text:p>
          </table:table-cell>
          <table:table-cell office:value-type="float" office:value="0.94763970375061" calcext:value-type="float">
            <text:p>0.94763970375061</text:p>
          </table:table-cell>
          <table:table-cell office:value-type="float" office:value="0.947939574718475" calcext:value-type="float">
            <text:p>0.947939574718475</text:p>
          </table:table-cell>
          <table:table-cell office:value-type="float" office:value="0.948608040809631" calcext:value-type="float">
            <text:p>0.948608040809631</text:p>
          </table:table-cell>
          <table:table-cell office:value-type="float" office:value="0.949645757675171" calcext:value-type="float">
            <text:p>0.949645757675171</text:p>
          </table:table-cell>
          <table:table-cell office:value-type="float" office:value="0.949999988079071" calcext:value-type="float">
            <text:p>0.949999988079071</text:p>
          </table:table-cell>
          <table:table-cell office:value-type="float" office:value="0.950461864471436" calcext:value-type="float">
            <text:p>0.950461864471436</text:p>
          </table:table-cell>
          <table:table-cell office:value-type="float" office:value="0.950890123844147" calcext:value-type="float">
            <text:p>0.950890123844147</text:p>
          </table:table-cell>
          <table:table-cell office:value-type="float" office:value="0.951223790645599" calcext:value-type="float">
            <text:p>0.951223790645599</text:p>
          </table:table-cell>
          <table:table-cell office:value-type="float" office:value="0.951430022716522" calcext:value-type="float">
            <text:p>0.951430022716522</text:p>
          </table:table-cell>
          <table:table-cell office:value-type="float" office:value="0.952226459980011" calcext:value-type="float">
            <text:p>0.952226459980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59.nii.gz</text:p>
          </table:table-cell>
          <table:table-cell office:value-type="float" office:value="0.809380054473877" calcext:value-type="float">
            <text:p>0.809380054473877</text:p>
          </table:table-cell>
          <table:table-cell office:value-type="float" office:value="0.813448488712311" calcext:value-type="float">
            <text:p>0.813448488712311</text:p>
          </table:table-cell>
          <table:table-cell office:value-type="float" office:value="0.819679856300354" calcext:value-type="float">
            <text:p>0.819679856300354</text:p>
          </table:table-cell>
          <table:table-cell office:value-type="float" office:value="0.822695016860962" calcext:value-type="float">
            <text:p>0.822695016860962</text:p>
          </table:table-cell>
          <table:table-cell office:value-type="float" office:value="0.831417620182037" calcext:value-type="float">
            <text:p>0.831417620182037</text:p>
          </table:table-cell>
          <table:table-cell office:value-type="float" office:value="0.834573805332184" calcext:value-type="float">
            <text:p>0.834573805332184</text:p>
          </table:table-cell>
          <table:table-cell office:value-type="float" office:value="0.840193688869476" calcext:value-type="float">
            <text:p>0.840193688869476</text:p>
          </table:table-cell>
          <table:table-cell office:value-type="float" office:value="0.840832114219666" calcext:value-type="float">
            <text:p>0.840832114219666</text:p>
          </table:table-cell>
          <table:table-cell office:value-type="float" office:value="0.84256774187088" calcext:value-type="float">
            <text:p>0.84256774187088</text:p>
          </table:table-cell>
          <table:table-cell office:value-type="float" office:value="0.845022082328796" calcext:value-type="float">
            <text:p>0.845022082328796</text:p>
          </table:table-cell>
          <table:table-cell office:value-type="float" office:value="0.847191572189331" calcext:value-type="float">
            <text:p>0.847191572189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61.nii.gz</text:p>
          </table:table-cell>
          <table:table-cell office:value-type="float" office:value="0.931905746459961" calcext:value-type="float">
            <text:p>0.931905746459961</text:p>
          </table:table-cell>
          <table:table-cell office:value-type="float" office:value="0.932941555976868" calcext:value-type="float">
            <text:p>0.932941555976868</text:p>
          </table:table-cell>
          <table:table-cell office:value-type="float" office:value="0.934305608272552" calcext:value-type="float">
            <text:p>0.934305608272552</text:p>
          </table:table-cell>
          <table:table-cell office:value-type="float" office:value="0.936314880847931" calcext:value-type="float">
            <text:p>0.936314880847931</text:p>
          </table:table-cell>
          <table:table-cell office:value-type="float" office:value="0.936611890792847" calcext:value-type="float">
            <text:p>0.936611890792847</text:p>
          </table:table-cell>
          <table:table-cell office:value-type="float" office:value="0.936919808387756" calcext:value-type="float">
            <text:p>0.936919808387756</text:p>
          </table:table-cell>
          <table:table-cell office:value-type="float" office:value="0.937770485877991" calcext:value-type="float">
            <text:p>0.937770485877991</text:p>
          </table:table-cell>
          <table:table-cell office:value-type="float" office:value="0.938300728797913" calcext:value-type="float">
            <text:p>0.938300728797913</text:p>
          </table:table-cell>
          <table:table-cell office:value-type="float" office:value="0.939551949501038" calcext:value-type="float">
            <text:p>0.939551949501038</text:p>
          </table:table-cell>
          <table:table-cell office:value-type="float" office:value="0.939925134181976" calcext:value-type="float">
            <text:p>0.939925134181976</text:p>
          </table:table-cell>
          <table:table-cell office:value-type="float" office:value="0.94103342294693" calcext:value-type="float">
            <text:p>0.94103342294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46.nii.gz</text:p>
          </table:table-cell>
          <table:table-cell office:value-type="float" office:value="0.939889669418335" calcext:value-type="float">
            <text:p>0.939889669418335</text:p>
          </table:table-cell>
          <table:table-cell office:value-type="float" office:value="0.939476251602173" calcext:value-type="float">
            <text:p>0.939476251602173</text:p>
          </table:table-cell>
          <table:table-cell office:value-type="float" office:value="0.940145969390869" calcext:value-type="float">
            <text:p>0.940145969390869</text:p>
          </table:table-cell>
          <table:table-cell office:value-type="float" office:value="0.941900193691254" calcext:value-type="float">
            <text:p>0.941900193691254</text:p>
          </table:table-cell>
          <table:table-cell office:value-type="float" office:value="0.943655073642731" calcext:value-type="float">
            <text:p>0.943655073642731</text:p>
          </table:table-cell>
          <table:table-cell office:value-type="float" office:value="0.945393860340118" calcext:value-type="float">
            <text:p>0.945393860340118</text:p>
          </table:table-cell>
          <table:table-cell office:value-type="float" office:value="0.947441101074219" calcext:value-type="float">
            <text:p>0.947441101074219</text:p>
          </table:table-cell>
          <table:table-cell office:value-type="float" office:value="0.949836730957031" calcext:value-type="float">
            <text:p>0.949836730957031</text:p>
          </table:table-cell>
          <table:table-cell office:value-type="float" office:value="0.951323509216309" calcext:value-type="float">
            <text:p>0.951323509216309</text:p>
          </table:table-cell>
          <table:table-cell office:value-type="float" office:value="0.952626883983612" calcext:value-type="float">
            <text:p>0.952626883983612</text:p>
          </table:table-cell>
          <table:table-cell office:value-type="float" office:value="0.954256176948547" calcext:value-type="float">
            <text:p>0.954256176948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1.nii.gz</text:p>
          </table:table-cell>
          <table:table-cell office:value-type="float" office:value="0.795241117477417" calcext:value-type="float">
            <text:p>0.795241117477417</text:p>
          </table:table-cell>
          <table:table-cell office:value-type="float" office:value="0.795614957809448" calcext:value-type="float">
            <text:p>0.795614957809448</text:p>
          </table:table-cell>
          <table:table-cell office:value-type="float" office:value="0.805408298969269" calcext:value-type="float">
            <text:p>0.805408298969269</text:p>
          </table:table-cell>
          <table:table-cell office:value-type="float" office:value="0.798716604709625" calcext:value-type="float">
            <text:p>0.798716604709625</text:p>
          </table:table-cell>
          <table:table-cell office:value-type="float" office:value="0.804252564907074" calcext:value-type="float">
            <text:p>0.804252564907074</text:p>
          </table:table-cell>
          <table:table-cell office:value-type="float" office:value="0.804091691970825" calcext:value-type="float">
            <text:p>0.804091691970825</text:p>
          </table:table-cell>
          <table:table-cell office:value-type="float" office:value="0.805271327495575" calcext:value-type="float">
            <text:p>0.805271327495575</text:p>
          </table:table-cell>
          <table:table-cell office:value-type="float" office:value="0.805018603801727" calcext:value-type="float">
            <text:p>0.805018603801727</text:p>
          </table:table-cell>
          <table:table-cell office:value-type="float" office:value="0.803497195243835" calcext:value-type="float">
            <text:p>0.803497195243835</text:p>
          </table:table-cell>
          <table:table-cell office:value-type="float" office:value="0.802944183349609" calcext:value-type="float">
            <text:p>0.802944183349609</text:p>
          </table:table-cell>
          <table:table-cell office:value-type="float" office:value="0.804881989955902" calcext:value-type="float">
            <text:p>0.804881989955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18.nii.gz</text:p>
          </table:table-cell>
          <table:table-cell office:value-type="float" office:value="0.92199057340622" calcext:value-type="float">
            <text:p>0.92199057340622</text:p>
          </table:table-cell>
          <table:table-cell office:value-type="float" office:value="0.929689466953278" calcext:value-type="float">
            <text:p>0.929689466953278</text:p>
          </table:table-cell>
          <table:table-cell office:value-type="float" office:value="0.931158185005188" calcext:value-type="float">
            <text:p>0.931158185005188</text:p>
          </table:table-cell>
          <table:table-cell office:value-type="float" office:value="0.931416869163513" calcext:value-type="float">
            <text:p>0.931416869163513</text:p>
          </table:table-cell>
          <table:table-cell office:value-type="float" office:value="0.930989027023315" calcext:value-type="float">
            <text:p>0.930989027023315</text:p>
          </table:table-cell>
          <table:table-cell office:value-type="float" office:value="0.932539105415344" calcext:value-type="float">
            <text:p>0.932539105415344</text:p>
          </table:table-cell>
          <table:table-cell office:value-type="float" office:value="0.933607041835785" calcext:value-type="float">
            <text:p>0.933607041835785</text:p>
          </table:table-cell>
          <table:table-cell office:value-type="float" office:value="0.935011565685272" calcext:value-type="float">
            <text:p>0.935011565685272</text:p>
          </table:table-cell>
          <table:table-cell office:value-type="float" office:value="0.936888158321381" calcext:value-type="float">
            <text:p>0.936888158321381</text:p>
          </table:table-cell>
          <table:table-cell office:value-type="float" office:value="0.937840342521668" calcext:value-type="float">
            <text:p>0.937840342521668</text:p>
          </table:table-cell>
          <table:table-cell office:value-type="float" office:value="0.937551081180572" calcext:value-type="float">
            <text:p>0.937551081180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13.nii.gz</text:p>
          </table:table-cell>
          <table:table-cell office:value-type="float" office:value="0.872448146343231" calcext:value-type="float">
            <text:p>0.872448146343231</text:p>
          </table:table-cell>
          <table:table-cell office:value-type="float" office:value="0.873889863491058" calcext:value-type="float">
            <text:p>0.873889863491058</text:p>
          </table:table-cell>
          <table:table-cell office:value-type="float" office:value="0.874213814735413" calcext:value-type="float">
            <text:p>0.874213814735413</text:p>
          </table:table-cell>
          <table:table-cell office:value-type="float" office:value="0.874158620834351" calcext:value-type="float">
            <text:p>0.874158620834351</text:p>
          </table:table-cell>
          <table:table-cell office:value-type="float" office:value="0.874861598014831" calcext:value-type="float">
            <text:p>0.874861598014831</text:p>
          </table:table-cell>
          <table:table-cell office:value-type="float" office:value="0.876875877380371" calcext:value-type="float">
            <text:p>0.876875877380371</text:p>
          </table:table-cell>
          <table:table-cell office:value-type="float" office:value="0.876759052276611" calcext:value-type="float">
            <text:p>0.876759052276611</text:p>
          </table:table-cell>
          <table:table-cell office:value-type="float" office:value="0.878236353397369" calcext:value-type="float">
            <text:p>0.878236353397369</text:p>
          </table:table-cell>
          <table:table-cell office:value-type="float" office:value="0.87751966714859" calcext:value-type="float">
            <text:p>0.87751966714859</text:p>
          </table:table-cell>
          <table:table-cell office:value-type="float" office:value="0.876677215099335" calcext:value-type="float">
            <text:p>0.876677215099335</text:p>
          </table:table-cell>
          <table:table-cell office:value-type="float" office:value="0.87935471534729" calcext:value-type="float">
            <text:p>0.87935471534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52.nii.gz</text:p>
          </table:table-cell>
          <table:table-cell office:value-type="float" office:value="0.851121306419373" calcext:value-type="float">
            <text:p>0.851121306419373</text:p>
          </table:table-cell>
          <table:table-cell office:value-type="float" office:value="0.857449114322662" calcext:value-type="float">
            <text:p>0.857449114322662</text:p>
          </table:table-cell>
          <table:table-cell office:value-type="float" office:value="0.864270389080048" calcext:value-type="float">
            <text:p>0.864270389080048</text:p>
          </table:table-cell>
          <table:table-cell office:value-type="float" office:value="0.871011018753052" calcext:value-type="float">
            <text:p>0.871011018753052</text:p>
          </table:table-cell>
          <table:table-cell office:value-type="float" office:value="0.876380264759064" calcext:value-type="float">
            <text:p>0.876380264759064</text:p>
          </table:table-cell>
          <table:table-cell office:value-type="float" office:value="0.877825617790222" calcext:value-type="float">
            <text:p>0.877825617790222</text:p>
          </table:table-cell>
          <table:table-cell office:value-type="float" office:value="0.882702708244324" calcext:value-type="float">
            <text:p>0.882702708244324</text:p>
          </table:table-cell>
          <table:table-cell office:value-type="float" office:value="0.885636866092682" calcext:value-type="float">
            <text:p>0.885636866092682</text:p>
          </table:table-cell>
          <table:table-cell office:value-type="float" office:value="0.89185506105423" calcext:value-type="float">
            <text:p>0.89185506105423</text:p>
          </table:table-cell>
          <table:table-cell office:value-type="float" office:value="0.893119394779205" calcext:value-type="float">
            <text:p>0.893119394779205</text:p>
          </table:table-cell>
          <table:table-cell office:value-type="float" office:value="0.893894135951996" calcext:value-type="float">
            <text:p>0.893894135951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10.nii.gz</text:p>
          </table:table-cell>
          <table:table-cell office:value-type="float" office:value="0.876964688301086" calcext:value-type="float">
            <text:p>0.876964688301086</text:p>
          </table:table-cell>
          <table:table-cell office:value-type="float" office:value="0.87788325548172" calcext:value-type="float">
            <text:p>0.87788325548172</text:p>
          </table:table-cell>
          <table:table-cell office:value-type="float" office:value="0.877374649047852" calcext:value-type="float">
            <text:p>0.877374649047852</text:p>
          </table:table-cell>
          <table:table-cell office:value-type="float" office:value="0.880175173282623" calcext:value-type="float">
            <text:p>0.880175173282623</text:p>
          </table:table-cell>
          <table:table-cell office:value-type="float" office:value="0.882308721542358" calcext:value-type="float">
            <text:p>0.882308721542358</text:p>
          </table:table-cell>
          <table:table-cell office:value-type="float" office:value="0.881686568260193" calcext:value-type="float">
            <text:p>0.881686568260193</text:p>
          </table:table-cell>
          <table:table-cell office:value-type="float" office:value="0.881472110748291" calcext:value-type="float">
            <text:p>0.881472110748291</text:p>
          </table:table-cell>
          <table:table-cell office:value-type="float" office:value="0.884410083293915" calcext:value-type="float">
            <text:p>0.884410083293915</text:p>
          </table:table-cell>
          <table:table-cell office:value-type="float" office:value="0.883034944534302" calcext:value-type="float">
            <text:p>0.883034944534302</text:p>
          </table:table-cell>
          <table:table-cell office:value-type="float" office:value="0.883645951747894" calcext:value-type="float">
            <text:p>0.883645951747894</text:p>
          </table:table-cell>
          <table:table-cell office:value-type="float" office:value="0.883489489555359" calcext:value-type="float">
            <text:p>0.883489489555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82.nii.gz</text:p>
          </table:table-cell>
          <table:table-cell office:value-type="float" office:value="0.887436211109161" calcext:value-type="float">
            <text:p>0.887436211109161</text:p>
          </table:table-cell>
          <table:table-cell office:value-type="float" office:value="0.891521871089935" calcext:value-type="float">
            <text:p>0.891521871089935</text:p>
          </table:table-cell>
          <table:table-cell office:value-type="float" office:value="0.898057878017425" calcext:value-type="float">
            <text:p>0.898057878017425</text:p>
          </table:table-cell>
          <table:table-cell office:value-type="float" office:value="0.902652025222778" calcext:value-type="float">
            <text:p>0.902652025222778</text:p>
          </table:table-cell>
          <table:table-cell office:value-type="float" office:value="0.904160618782043" calcext:value-type="float">
            <text:p>0.904160618782043</text:p>
          </table:table-cell>
          <table:table-cell office:value-type="float" office:value="0.904591917991638" calcext:value-type="float">
            <text:p>0.904591917991638</text:p>
          </table:table-cell>
          <table:table-cell office:value-type="float" office:value="0.906021773815155" calcext:value-type="float">
            <text:p>0.906021773815155</text:p>
          </table:table-cell>
          <table:table-cell office:value-type="float" office:value="0.905488789081574" calcext:value-type="float">
            <text:p>0.905488789081574</text:p>
          </table:table-cell>
          <table:table-cell office:value-type="float" office:value="0.905899584293366" calcext:value-type="float">
            <text:p>0.905899584293366</text:p>
          </table:table-cell>
          <table:table-cell office:value-type="float" office:value="0.90555602312088" calcext:value-type="float">
            <text:p>0.90555602312088</text:p>
          </table:table-cell>
          <table:table-cell office:value-type="float" office:value="0.906723082065582" calcext:value-type="float">
            <text:p>0.90672308206558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600])" office:value-type="float" office:value="0.885190415978432" calcext:value-type="float">
            <text:p>0.885190415978432</text:p>
          </table:table-cell>
          <table:table-cell table:formula="of:=AVERAGE([.C1:.C600])" office:value-type="float" office:value="0.888356313506762" calcext:value-type="float">
            <text:p>0.888356313506762</text:p>
          </table:table-cell>
          <table:table-cell table:formula="of:=AVERAGE([.D1:.D600])" office:value-type="float" office:value="0.890146569510301" calcext:value-type="float">
            <text:p>0.890146569510301</text:p>
          </table:table-cell>
          <table:table-cell table:formula="of:=AVERAGE([.E1:.E600])" office:value-type="float" office:value="0.891505323996146" calcext:value-type="float">
            <text:p>0.891505323996146</text:p>
          </table:table-cell>
          <table:table-cell table:formula="of:=AVERAGE([.F1:.F600])" office:value-type="float" office:value="0.892767702539762" calcext:value-type="float">
            <text:p>0.892767702539762</text:p>
          </table:table-cell>
          <table:table-cell table:formula="of:=AVERAGE([.G1:.G600])" office:value-type="float" office:value="0.893903578321139" calcext:value-type="float">
            <text:p>0.893903578321139</text:p>
          </table:table-cell>
          <table:table-cell table:formula="of:=AVERAGE([.H1:.H600])" office:value-type="float" office:value="0.894780696928501" calcext:value-type="float">
            <text:p>0.894780696928501</text:p>
          </table:table-cell>
          <table:table-cell table:formula="of:=AVERAGE([.I1:.I600])" office:value-type="float" office:value="0.895486368785302" calcext:value-type="float">
            <text:p>0.895486368785302</text:p>
          </table:table-cell>
          <table:table-cell table:formula="of:=AVERAGE([.J1:.J600])" office:value-type="float" office:value="0.896185526351134" calcext:value-type="float">
            <text:p>0.896185526351134</text:p>
          </table:table-cell>
          <table:table-cell table:formula="of:=AVERAGE([.K1:.K600])" office:value-type="float" office:value="0.896975801587105" calcext:value-type="float">
            <text:p>0.896975801587105</text:p>
          </table:table-cell>
          <table:table-cell table:formula="of:=AVERAGE([.L1:.L600])" office:value-type="float" office:value="0.89770410006245" calcext:value-type="float">
            <text:p>0.89770410006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 iter change</text:p>
          </table:table-cell>
          <table:table-cell/>
          <table:table-cell table:formula="of:=SUM([.C602]-[.B602])" office:value-type="float" office:value="0.00316589752833041" calcext:value-type="float">
            <text:p>0.00316589752833</text:p>
          </table:table-cell>
          <table:table-cell table:formula="of:=SUM([.D602]-[.C602])" office:value-type="float" office:value="0.00179025600353877" calcext:value-type="float">
            <text:p>0.001790256003539</text:p>
          </table:table-cell>
          <table:table-cell table:formula="of:=SUM([.E602]-[.D602])" office:value-type="float" office:value="0.00135875448584566" calcext:value-type="float">
            <text:p>0.001358754485846</text:p>
          </table:table-cell>
          <table:table-cell table:formula="of:=SUM([.F602]-[.E602])" office:value-type="float" office:value="0.00126237854361533" calcext:value-type="float">
            <text:p>0.001262378543615</text:p>
          </table:table-cell>
          <table:table-cell table:formula="of:=SUM([.G602]-[.F602])" office:value-type="float" office:value="0.00113587578137708" calcext:value-type="float">
            <text:p>0.001135875781377</text:p>
          </table:table-cell>
          <table:table-cell table:formula="of:=SUM([.H602]-[.G602])" office:value-type="float" office:value="0.000877118607362171" calcext:value-type="float">
            <text:p>0.000877118607362</text:p>
          </table:table-cell>
          <table:table-cell table:formula="of:=SUM([.I602]-[.H602])" office:value-type="float" office:value="0.000705671856800705" calcext:value-type="float">
            <text:p>0.000705671856801</text:p>
          </table:table-cell>
          <table:table-cell table:formula="of:=SUM([.J602]-[.I602])" office:value-type="float" office:value="0.000699157565832165" calcext:value-type="float">
            <text:p>0.000699157565832</text:p>
          </table:table-cell>
          <table:table-cell table:formula="of:=SUM([.K602]-[.J602])" office:value-type="float" office:value="0.00079027523597075" calcext:value-type="float">
            <text:p>0.000790275235971</text:p>
          </table:table-cell>
          <table:table-cell table:formula="of:=SUM([.L602]-[.K602])" office:value-type="float" office:value="0.000728298475345057" calcext:value-type="float">
            <text:p>0.000728298475345</text:p>
          </table:table-cell>
          <table:table-cell office:value-type="string" calcext:value-type="string">
            <text:p>std</text:p>
          </table:table-cell>
          <table:table-cell table:formula="of:=STDEV([.C603:.L603])" office:value-type="float" office:value="0.000760833362836063" calcext:value-type="float">
            <text:p>0.000760833362836</text:p>
          </table:table-cell>
          <table:table-cell office:value-type="string" calcext:value-type="string">
            <text:p>mean</text:p>
          </table:table-cell>
          <table:table-cell table:formula="of:=AVERAGE([.C603:.L603])" office:value-type="float" office:value="0.00125136840840181" calcext:value-type="float">
            <text:p>0.001251368408402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QUARTILE([.B1:.B600];2)" office:value-type="float" office:value="0.907964915037155" calcext:value-type="float">
            <text:p>0.907964915037155</text:p>
          </table:table-cell>
          <table:table-cell table:formula="of:=QUARTILE([.C1:.C600];2)" office:value-type="float" office:value="0.909034609794617" calcext:value-type="float">
            <text:p>0.909034609794617</text:p>
          </table:table-cell>
          <table:table-cell table:formula="of:=QUARTILE([.D1:.D600];2)" office:value-type="float" office:value="0.909919500350952" calcext:value-type="float">
            <text:p>0.909919500350952</text:p>
          </table:table-cell>
          <table:table-cell table:formula="of:=QUARTILE([.E1:.E600];2)" office:value-type="float" office:value="0.911269813776016" calcext:value-type="float">
            <text:p>0.911269813776016</text:p>
          </table:table-cell>
          <table:table-cell table:formula="of:=QUARTILE([.F1:.F600];2)" office:value-type="float" office:value="0.912609994411468" calcext:value-type="float">
            <text:p>0.912609994411468</text:p>
          </table:table-cell>
          <table:table-cell table:formula="of:=QUARTILE([.G1:.G600];2)" office:value-type="float" office:value="0.914142429828644" calcext:value-type="float">
            <text:p>0.914142429828644</text:p>
          </table:table-cell>
          <table:table-cell table:formula="of:=QUARTILE([.H1:.H600];2)" office:value-type="float" office:value="0.915297240018845" calcext:value-type="float">
            <text:p>0.915297240018845</text:p>
          </table:table-cell>
          <table:table-cell table:formula="of:=QUARTILE([.I1:.I600];2)" office:value-type="float" office:value="0.915960311889648" calcext:value-type="float">
            <text:p>0.915960311889648</text:p>
          </table:table-cell>
          <table:table-cell table:formula="of:=QUARTILE([.J1:.J600];2)" office:value-type="float" office:value="0.917425066232681" calcext:value-type="float">
            <text:p>0.917425066232681</text:p>
          </table:table-cell>
          <table:table-cell table:formula="of:=QUARTILE([.K1:.K600];2)" office:value-type="float" office:value="0.918453186750412" calcext:value-type="float">
            <text:p>0.918453186750412</text:p>
          </table:table-cell>
          <table:table-cell table:formula="of:=QUARTILE([.L1:.L600];2)" office:value-type="float" office:value="0.919686585664749" calcext:value-type="float">
            <text:p>0.919686585664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 iter change median</text:p>
          </table:table-cell>
          <table:table-cell/>
          <table:table-cell table:formula="of:=SUM([.C604]-[.B604])" office:value-type="float" office:value="0.00106969475746155" calcext:value-type="float">
            <text:p>0.001069694757462</text:p>
          </table:table-cell>
          <table:table-cell table:formula="of:=SUM([.D604]-[.C604])" office:value-type="float" office:value="0.000884890556335449" calcext:value-type="float">
            <text:p>0.000884890556335</text:p>
          </table:table-cell>
          <table:table-cell table:formula="of:=SUM([.E604]-[.D604])" office:value-type="float" office:value="0.00135031342506409" calcext:value-type="float">
            <text:p>0.001350313425064</text:p>
          </table:table-cell>
          <table:table-cell table:formula="of:=SUM([.F604]-[.E604])" office:value-type="float" office:value="0.00134018063545216" calcext:value-type="float">
            <text:p>0.001340180635452</text:p>
          </table:table-cell>
          <table:table-cell table:formula="of:=SUM([.G604]-[.F604])" office:value-type="float" office:value="0.0015324354171754" calcext:value-type="float">
            <text:p>0.001532435417175</text:p>
          </table:table-cell>
          <table:table-cell table:formula="of:=SUM([.H604]-[.G604])" office:value-type="float" office:value="0.00115481019020081" calcext:value-type="float">
            <text:p>0.001154810190201</text:p>
          </table:table-cell>
          <table:table-cell table:formula="of:=SUM([.I604]-[.H604])" office:value-type="float" office:value="0.000663071870803833" calcext:value-type="float">
            <text:p>0.000663071870804</text:p>
          </table:table-cell>
          <table:table-cell table:formula="of:=SUM([.J604]-[.I604])" office:value-type="float" office:value="0.00146475434303273" calcext:value-type="float">
            <text:p>0.001464754343033</text:p>
          </table:table-cell>
          <table:table-cell table:formula="of:=SUM([.K604]-[.J604])" office:value-type="float" office:value="0.00102812051773082" calcext:value-type="float">
            <text:p>0.001028120517731</text:p>
          </table:table-cell>
          <table:table-cell table:formula="of:=SUM([.L604]-[.K604])" office:value-type="float" office:value="0.00123339891433716" calcext:value-type="float">
            <text:p>0.00123339891433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21T11:53:24.309519262</dc:date>
    <meta:editing-duration>PT11M8S</meta:editing-duration>
    <meta:editing-cycles>2</meta:editing-cycles>
    <meta:generator>LibreOffice/6.4.7.2$Linux_X86_64 LibreOffice_project/40$Build-2</meta:generator>
    <meta:document-statistic meta:table-count="1" meta:cell-count="7250" meta:object-count="0"/>
  </office:meta>
</office:document-meta>
</file>